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47.85pt"/>
    </style:style>
    <style:style style:name="co2" style:family="table-column">
      <style:table-column-properties fo:break-before="auto" style:column-width="47.34pt"/>
    </style:style>
    <style:style style:name="co3" style:family="table-column">
      <style:table-column-properties fo:break-before="auto" style:column-width="50.2pt"/>
    </style:style>
    <style:style style:name="co4" style:family="table-column">
      <style:table-column-properties fo:break-before="auto" style:column-width="49.69pt"/>
    </style:style>
    <style:style style:name="co5" style:family="table-column">
      <style:table-column-properties fo:break-before="auto" style:column-width="53.01pt"/>
    </style:style>
    <style:style style:name="co6" style:family="table-column">
      <style:table-column-properties fo:break-before="auto" style:column-width="53.94pt"/>
    </style:style>
    <style:style style:name="co7" style:family="table-column">
      <style:table-column-properties fo:break-before="auto" style:column-width="59.56pt"/>
    </style:style>
    <style:style style:name="co8" style:family="table-column">
      <style:table-column-properties fo:break-before="auto" style:column-width="56.24pt"/>
    </style:style>
    <style:style style:name="co9" style:family="table-column">
      <style:table-column-properties fo:break-before="auto" style:column-width="61.91pt"/>
    </style:style>
    <style:style style:name="co10" style:family="table-column">
      <style:table-column-properties fo:break-before="auto" style:column-width="30.19pt"/>
    </style:style>
    <style:style style:name="co11" style:family="table-column">
      <style:table-column-properties fo:break-before="auto" style:column-width="41.16pt"/>
    </style:style>
    <style:style style:name="co12" style:family="table-column">
      <style:table-column-properties fo:break-before="auto" style:column-width="28.66pt"/>
    </style:style>
    <style:style style:name="co1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alib" table:style-name="ta1">
        <table:shapes>
          <draw:frame draw:z-index="0" draw:style-name="gr1" draw:text-style-name="P1" svg:width="429.62pt" svg:height="401.24pt" svg:x="1047.66pt" svg:y="17.01pt">
            <draw:object draw:notify-on-update-of-ranges="calib.R2:calib.R313 calib.S1:calib.S1 calib.S2:calib.S3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30.67pt" svg:height="255.09pt" svg:x="1045.42pt" svg:y="411.02pt">
            <draw:object draw:notify-on-update-of-ranges="calib.R2:calib.R313 calib.T1:calib.T1 calib.T2:calib.T31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18.56pt" svg:height="254.89pt" svg:x="1052.79pt" svg:y="681.62pt">
            <draw:object draw:notify-on-update-of-ranges="calib.S2:calib.S313 calib.T1:calib.T1 calib.T2:calib.T31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row table:style-name="ro1">
          <table:table-cell office:value-type="string" calcext:value-type="string">
            <text:p>rawAccX</text:p>
          </table:table-cell>
          <table:table-cell office:value-type="string" calcext:value-type="string">
            <text:p>rawAccY</text:p>
          </table:table-cell>
          <table:table-cell office:value-type="string" calcext:value-type="string">
            <text:p>rawAccZ</text:p>
          </table:table-cell>
          <table:table-cell office:value-type="string" calcext:value-type="string">
            <text:p>rawMagX</text:p>
          </table:table-cell>
          <table:table-cell office:value-type="string" calcext:value-type="string">
            <text:p>rawMagY</text:p>
          </table:table-cell>
          <table:table-cell office:value-type="string" calcext:value-type="string">
            <text:p>rawMagZ</text:p>
          </table:table-cell>
          <table:table-cell office:value-type="string" calcext:value-type="string">
            <text:p>accX</text:p>
          </table:table-cell>
          <table:table-cell office:value-type="string" calcext:value-type="string">
            <text:p>accY</text:p>
          </table:table-cell>
          <table:table-cell office:value-type="string" calcext:value-type="string">
            <text:p>accZ</text:p>
          </table:table-cell>
          <table:table-cell office:value-type="string" calcext:value-type="string">
            <text:p>magX</text:p>
          </table:table-cell>
          <table:table-cell office:value-type="string" calcext:value-type="string">
            <text:p>magY</text:p>
          </table:table-cell>
          <table:table-cell office:value-type="string" calcext:value-type="string">
            <text:p>magZ</text:p>
          </table:table-cell>
          <table:table-cell office:value-type="string" calcext:value-type="string">
            <text:p>accNorm</text:p>
          </table:table-cell>
          <table:table-cell office:value-type="string" calcext:value-type="string">
            <text:p>magNorm</text:p>
          </table:table-cell>
          <table:table-cell table:number-columns-repeated="3"/>
          <table:table-cell office:value-type="string" calcext:value-type="string">
            <text:p>new MagX</text:p>
          </table:table-cell>
          <table:table-cell office:value-type="string" calcext:value-type="string">
            <text:p>new MagY</text:p>
          </table:table-cell>
          <table:table-cell office:value-type="string" calcext:value-type="string">
            <text:p>new MagZ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8" calcext:value-type="float">
            <text:p>8</text:p>
          </table:table-cell>
          <table:table-cell office:value-type="float" office:value="996" calcext:value-type="float">
            <text:p>996</text:p>
          </table:table-cell>
          <table:table-cell office:value-type="float" office:value="66" calcext:value-type="float">
            <text:p>66</text:p>
          </table:table-cell>
          <table:table-cell office:value-type="float" office:value="-100" calcext:value-type="float">
            <text:p>-100</text:p>
          </table:table-cell>
          <table:table-cell office:value-type="float" office:value="-341" calcext:value-type="float">
            <text:p>-341</text:p>
          </table:table-cell>
          <table:table-cell office:value-type="float" office:value="-0.011768" calcext:value-type="float">
            <text:p>-0.011768</text:p>
          </table:table-cell>
          <table:table-cell office:value-type="float" office:value="0.011768" calcext:value-type="float">
            <text:p>0.011768</text:p>
          </table:table-cell>
          <table:table-cell office:value-type="float" office:value="1.465114" calcext:value-type="float">
            <text:p>1.465114</text:p>
          </table:table-cell>
          <table:table-cell office:value-type="float" office:value="9.9" calcext:value-type="float">
            <text:p>9.9</text:p>
          </table:table-cell>
          <table:table-cell office:value-type="float" office:value="-15.000001" calcext:value-type="float">
            <text:p>-15.000001</text:p>
          </table:table-cell>
          <table:table-cell office:value-type="float" office:value="-51.150002" calcext:value-type="float">
            <text:p>-51.150002</text:p>
          </table:table-cell>
          <table:table-cell office:value-type="float" office:value="9.768054" calcext:value-type="float">
            <text:p>9.768054</text:p>
          </table:table-cell>
          <table:table-cell office:value-type="float" office:value="361.437408" calcext:value-type="float">
            <text:p>361.437408</text:p>
          </table:table-cell>
          <table:table-cell/>
          <table:table-cell office:value-type="string" calcext:value-type="string">
            <text:p>X offset</text:p>
          </table:table-cell>
          <table:table-cell office:value-type="float" office:value="12" calcext:value-type="float">
            <text:p>12</text:p>
          </table:table-cell>
          <table:table-cell table:formula="of:=[.$Q$3]*([.J2] + [.$Q$2])" office:value-type="float" office:value="21.9" calcext:value-type="float">
            <text:p>21.9</text:p>
          </table:table-cell>
          <table:table-cell table:formula="of:=[.$Q$5]*([.K2] + [.$Q$4])" office:value-type="float" office:value="-34.65000105" calcext:value-type="float">
            <text:p>-34.65000105</text:p>
          </table:table-cell>
          <table:table-cell table:formula="of:=[.$Q$7]*([.L2] + [.$Q$6])" office:value-type="float" office:value="-1.150002" calcext:value-type="float">
            <text:p>-1.150002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4" calcext:value-type="float">
            <text:p>-4</text:p>
          </table:table-cell>
          <table:table-cell office:value-type="float" office:value="988" calcext:value-type="float">
            <text:p>988</text:p>
          </table:table-cell>
          <table:table-cell office:value-type="float" office:value="65" calcext:value-type="float">
            <text:p>65</text:p>
          </table:table-cell>
          <table:table-cell office:value-type="float" office:value="-96" calcext:value-type="float">
            <text:p>-96</text:p>
          </table:table-cell>
          <table:table-cell office:value-type="float" office:value="-344" calcext:value-type="float">
            <text:p>-344</text:p>
          </table:table-cell>
          <table:table-cell office:value-type="float" office:value="-0.011768" calcext:value-type="float">
            <text:p>-0.011768</text:p>
          </table:table-cell>
          <table:table-cell office:value-type="float" office:value="-0.005884" calcext:value-type="float">
            <text:p>-0.005884</text:p>
          </table:table-cell>
          <table:table-cell office:value-type="float" office:value="1.453346" calcext:value-type="float">
            <text:p>1.453346</text:p>
          </table:table-cell>
          <table:table-cell office:value-type="float" office:value="9.75" calcext:value-type="float">
            <text:p>9.75</text:p>
          </table:table-cell>
          <table:table-cell office:value-type="float" office:value="-14.400001" calcext:value-type="float">
            <text:p>-14.400001</text:p>
          </table:table-cell>
          <table:table-cell office:value-type="float" office:value="-51.600002" calcext:value-type="float">
            <text:p>-51.600002</text:p>
          </table:table-cell>
          <table:table-cell office:value-type="float" office:value="9.689368" calcext:value-type="float">
            <text:p>9.689368</text:p>
          </table:table-cell>
          <table:table-cell office:value-type="float" office:value="363.011019" calcext:value-type="float">
            <text:p>363.011019</text:p>
          </table:table-cell>
          <table:table-cell/>
          <table:table-cell office:value-type="string" calcext:value-type="string">
            <text:p>X coeff</text:p>
          </table:table-cell>
          <table:table-cell office:value-type="float" office:value="1" calcext:value-type="float">
            <text:p>1</text:p>
          </table:table-cell>
          <table:table-cell table:formula="of:=[.$Q$3]*([.J3] + [.$Q$2])" office:value-type="float" office:value="21.75" calcext:value-type="float">
            <text:p>21.75</text:p>
          </table:table-cell>
          <table:table-cell table:formula="of:=[.$Q$5]*([.K3] + [.$Q$4])" office:value-type="float" office:value="-34.02000105" calcext:value-type="float">
            <text:p>-34.02000105</text:p>
          </table:table-cell>
          <table:table-cell table:formula="of:=[.$Q$7]*([.L3] + [.$Q$6])" office:value-type="float" office:value="-1.600002" calcext:value-type="float">
            <text:p>-1.600002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60" calcext:value-type="float">
            <text:p>60</text:p>
          </table:table-cell>
          <table:table-cell office:value-type="float" office:value="1028" calcext:value-type="float">
            <text:p>1028</text:p>
          </table:table-cell>
          <table:table-cell office:value-type="float" office:value="78" calcext:value-type="float">
            <text:p>78</text:p>
          </table:table-cell>
          <table:table-cell office:value-type="float" office:value="-86" calcext:value-type="float">
            <text:p>-86</text:p>
          </table:table-cell>
          <table:table-cell office:value-type="float" office:value="-342" calcext:value-type="float">
            <text:p>-342</text:p>
          </table:table-cell>
          <table:table-cell office:value-type="float" office:value="-0.011768" calcext:value-type="float">
            <text:p>-0.011768</text:p>
          </table:table-cell>
          <table:table-cell office:value-type="float" office:value="0.08826" calcext:value-type="float">
            <text:p>0.08826</text:p>
          </table:table-cell>
          <table:table-cell office:value-type="float" office:value="1.512185" calcext:value-type="float">
            <text:p>1.512185</text:p>
          </table:table-cell>
          <table:table-cell office:value-type="float" office:value="11.7" calcext:value-type="float">
            <text:p>11.7</text:p>
          </table:table-cell>
          <table:table-cell office:value-type="float" office:value="-12.900001" calcext:value-type="float">
            <text:p>-12.900001</text:p>
          </table:table-cell>
          <table:table-cell office:value-type="float" office:value="-51.300002" calcext:value-type="float">
            <text:p>-51.300002</text:p>
          </table:table-cell>
          <table:table-cell office:value-type="float" office:value="10.098697" calcext:value-type="float">
            <text:p>10.098697</text:p>
          </table:table-cell>
          <table:table-cell office:value-type="float" office:value="361.17032" calcext:value-type="float">
            <text:p>361.17032</text:p>
          </table:table-cell>
          <table:table-cell/>
          <table:table-cell office:value-type="string" calcext:value-type="string">
            <text:p>Y offset</text:p>
          </table:table-cell>
          <table:table-cell office:value-type="float" office:value="-18" calcext:value-type="float">
            <text:p>-18</text:p>
          </table:table-cell>
          <table:table-cell table:formula="of:=[.$Q$3]*([.J4] + [.$Q$2])" office:value-type="float" office:value="23.7" calcext:value-type="float">
            <text:p>23.7</text:p>
          </table:table-cell>
          <table:table-cell table:formula="of:=[.$Q$5]*([.K4] + [.$Q$4])" office:value-type="float" office:value="-32.44500105" calcext:value-type="float">
            <text:p>-32.44500105</text:p>
          </table:table-cell>
          <table:table-cell table:formula="of:=[.$Q$7]*([.L4] + [.$Q$6])" office:value-type="float" office:value="-1.300002" calcext:value-type="float">
            <text:p>-1.300002</text:p>
          </table:table-cell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-52" calcext:value-type="float">
            <text:p>-52</text:p>
          </table:table-cell>
          <table:table-cell office:value-type="float" office:value="1056" calcext:value-type="float">
            <text:p>1056</text:p>
          </table:table-cell>
          <table:table-cell office:value-type="float" office:value="79" calcext:value-type="float">
            <text:p>79</text:p>
          </table:table-cell>
          <table:table-cell office:value-type="float" office:value="-83" calcext:value-type="float">
            <text:p>-83</text:p>
          </table:table-cell>
          <table:table-cell office:value-type="float" office:value="-342" calcext:value-type="float">
            <text:p>-342</text:p>
          </table:table-cell>
          <table:table-cell office:value-type="float" office:value="-0.05884" calcext:value-type="float">
            <text:p>-0.05884</text:p>
          </table:table-cell>
          <table:table-cell office:value-type="float" office:value="-0.076492" calcext:value-type="float">
            <text:p>-0.076492</text:p>
          </table:table-cell>
          <table:table-cell office:value-type="float" office:value="1.553373" calcext:value-type="float">
            <text:p>1.553373</text:p>
          </table:table-cell>
          <table:table-cell office:value-type="float" office:value="11.85" calcext:value-type="float">
            <text:p>11.85</text:p>
          </table:table-cell>
          <table:table-cell office:value-type="float" office:value="-12.45" calcext:value-type="float">
            <text:p>-12.45</text:p>
          </table:table-cell>
          <table:table-cell office:value-type="float" office:value="-51.300002" calcext:value-type="float">
            <text:p>-51.300002</text:p>
          </table:table-cell>
          <table:table-cell office:value-type="float" office:value="10.375788" calcext:value-type="float">
            <text:p>10.375788</text:p>
          </table:table-cell>
          <table:table-cell office:value-type="float" office:value="360.685459" calcext:value-type="float">
            <text:p>360.685459</text:p>
          </table:table-cell>
          <table:table-cell/>
          <table:table-cell office:value-type="string" calcext:value-type="string">
            <text:p>Y coeff</text:p>
          </table:table-cell>
          <table:table-cell office:value-type="float" office:value="1.05" calcext:value-type="float">
            <text:p>1.05</text:p>
          </table:table-cell>
          <table:table-cell table:formula="of:=[.$Q$3]*([.J5] + [.$Q$2])" office:value-type="float" office:value="23.85" calcext:value-type="float">
            <text:p>23.85</text:p>
          </table:table-cell>
          <table:table-cell table:formula="of:=[.$Q$5]*([.K5] + [.$Q$4])" office:value-type="float" office:value="-31.9725" calcext:value-type="float">
            <text:p>-31.9725</text:p>
          </table:table-cell>
          <table:table-cell table:formula="of:=[.$Q$7]*([.L5] + [.$Q$6])" office:value-type="float" office:value="-1.300002" calcext:value-type="float">
            <text:p>-1.30000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-68" calcext:value-type="float">
            <text:p>-68</text:p>
          </table:table-cell>
          <table:table-cell office:value-type="float" office:value="872" calcext:value-type="float">
            <text:p>872</text:p>
          </table:table-cell>
          <table:table-cell office:value-type="float" office:value="90" calcext:value-type="float">
            <text:p>90</text:p>
          </table:table-cell>
          <table:table-cell office:value-type="float" office:value="-70" calcext:value-type="float">
            <text:p>-70</text:p>
          </table:table-cell>
          <table:table-cell office:value-type="float" office:value="-342" calcext:value-type="float">
            <text:p>-342</text:p>
          </table:table-cell>
          <table:table-cell office:value-type="float" office:value="0.129448" calcext:value-type="float">
            <text:p>0.129448</text:p>
          </table:table-cell>
          <table:table-cell office:value-type="float" office:value="-0.100028" calcext:value-type="float">
            <text:p>-0.100028</text:p>
          </table:table-cell>
          <table:table-cell office:value-type="float" office:value="1.28271" calcext:value-type="float">
            <text:p>1.28271</text:p>
          </table:table-cell>
          <table:table-cell office:value-type="float" office:value="13.500001" calcext:value-type="float">
            <text:p>13.500001</text:p>
          </table:table-cell>
          <table:table-cell office:value-type="float" office:value="-10.5" calcext:value-type="float">
            <text:p>-10.5</text:p>
          </table:table-cell>
          <table:table-cell office:value-type="float" office:value="-51.300002" calcext:value-type="float">
            <text:p>-51.300002</text:p>
          </table:table-cell>
          <table:table-cell office:value-type="float" office:value="8.620665" calcext:value-type="float">
            <text:p>8.620665</text:p>
          </table:table-cell>
          <table:table-cell office:value-type="float" office:value="360.505201" calcext:value-type="float">
            <text:p>360.505201</text:p>
          </table:table-cell>
          <table:table-cell/>
          <table:table-cell office:value-type="string" calcext:value-type="string">
            <text:p>Z offset</text:p>
          </table:table-cell>
          <table:table-cell office:value-type="float" office:value="50" calcext:value-type="float">
            <text:p>50</text:p>
          </table:table-cell>
          <table:table-cell table:formula="of:=[.$Q$3]*([.J6] + [.$Q$2])" office:value-type="float" office:value="25.500001" calcext:value-type="float">
            <text:p>25.500001</text:p>
          </table:table-cell>
          <table:table-cell table:formula="of:=[.$Q$5]*([.K6] + [.$Q$4])" office:value-type="float" office:value="-29.925" calcext:value-type="float">
            <text:p>-29.925</text:p>
          </table:table-cell>
          <table:table-cell table:formula="of:=[.$Q$7]*([.L6] + [.$Q$6])" office:value-type="float" office:value="-1.300002" calcext:value-type="float">
            <text:p>-1.3000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36" calcext:value-type="float">
            <text:p>-36</text:p>
          </table:table-cell>
          <table:table-cell office:value-type="float" office:value="940" calcext:value-type="float">
            <text:p>940</text:p>
          </table:table-cell>
          <table:table-cell office:value-type="float" office:value="93" calcext:value-type="float">
            <text:p>93</text:p>
          </table:table-cell>
          <table:table-cell office:value-type="float" office:value="-74" calcext:value-type="float">
            <text:p>-74</text:p>
          </table:table-cell>
          <table:table-cell office:value-type="float" office:value="-344" calcext:value-type="float">
            <text:p>-344</text:p>
          </table:table-cell>
          <table:table-cell office:value-type="float" office:value="0.005884" calcext:value-type="float">
            <text:p>0.005884</text:p>
          </table:table-cell>
          <table:table-cell office:value-type="float" office:value="-0.052956" calcext:value-type="float">
            <text:p>-0.052956</text:p>
          </table:table-cell>
          <table:table-cell office:value-type="float" office:value="1.382738" calcext:value-type="float">
            <text:p>1.382738</text:p>
          </table:table-cell>
          <table:table-cell office:value-type="float" office:value="13.950001" calcext:value-type="float">
            <text:p>13.950001</text:p>
          </table:table-cell>
          <table:table-cell office:value-type="float" office:value="-11.1" calcext:value-type="float">
            <text:p>-11.1</text:p>
          </table:table-cell>
          <table:table-cell office:value-type="float" office:value="-51.600002" calcext:value-type="float">
            <text:p>-51.600002</text:p>
          </table:table-cell>
          <table:table-cell office:value-type="float" office:value="9.225093" calcext:value-type="float">
            <text:p>9.225093</text:p>
          </table:table-cell>
          <table:table-cell office:value-type="float" office:value="363.95192" calcext:value-type="float">
            <text:p>363.95192</text:p>
          </table:table-cell>
          <table:table-cell/>
          <table:table-cell office:value-type="string" calcext:value-type="string">
            <text:p>Z coeff</text:p>
          </table:table-cell>
          <table:table-cell office:value-type="float" office:value="1" calcext:value-type="float">
            <text:p>1</text:p>
          </table:table-cell>
          <table:table-cell table:formula="of:=[.$Q$3]*([.J7] + [.$Q$2])" office:value-type="float" office:value="25.950001" calcext:value-type="float">
            <text:p>25.950001</text:p>
          </table:table-cell>
          <table:table-cell table:formula="of:=[.$Q$5]*([.K7] + [.$Q$4])" office:value-type="float" office:value="-30.555" calcext:value-type="float">
            <text:p>-30.555</text:p>
          </table:table-cell>
          <table:table-cell table:formula="of:=[.$Q$7]*([.L7] + [.$Q$6])" office:value-type="float" office:value="-1.600002" calcext:value-type="float">
            <text:p>-1.60000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-32" calcext:value-type="float">
            <text:p>-32</text:p>
          </table:table-cell>
          <table:table-cell office:value-type="float" office:value="1060" calcext:value-type="float">
            <text:p>1060</text:p>
          </table:table-cell>
          <table:table-cell office:value-type="float" office:value="99" calcext:value-type="float">
            <text:p>99</text:p>
          </table:table-cell>
          <table:table-cell office:value-type="float" office:value="-59" calcext:value-type="float">
            <text:p>-59</text:p>
          </table:table-cell>
          <table:table-cell office:value-type="float" office:value="-347" calcext:value-type="float">
            <text:p>-347</text:p>
          </table:table-cell>
          <table:table-cell office:value-type="float" office:value="0.082376" calcext:value-type="float">
            <text:p>0.082376</text:p>
          </table:table-cell>
          <table:table-cell office:value-type="float" office:value="-0.047072" calcext:value-type="float">
            <text:p>-0.047072</text:p>
          </table:table-cell>
          <table:table-cell office:value-type="float" office:value="1.559258" calcext:value-type="float">
            <text:p>1.559258</text:p>
          </table:table-cell>
          <table:table-cell office:value-type="float" office:value="14.850001" calcext:value-type="float">
            <text:p>14.850001</text:p>
          </table:table-cell>
          <table:table-cell office:value-type="float" office:value="-8.85" calcext:value-type="float">
            <text:p>-8.85</text:p>
          </table:table-cell>
          <table:table-cell office:value-type="float" office:value="-52.050002" calcext:value-type="float">
            <text:p>-52.050002</text:p>
          </table:table-cell>
          <table:table-cell office:value-type="float" office:value="10.414276" calcext:value-type="float">
            <text:p>10.414276</text:p>
          </table:table-cell>
          <table:table-cell office:value-type="float" office:value="365.637799" calcext:value-type="float">
            <text:p>365.637799</text:p>
          </table:table-cell>
          <table:table-cell table:number-columns-repeated="3"/>
          <table:table-cell table:formula="of:=[.$Q$3]*([.J8] + [.$Q$2])" office:value-type="float" office:value="26.850001" calcext:value-type="float">
            <text:p>26.850001</text:p>
          </table:table-cell>
          <table:table-cell table:formula="of:=[.$Q$5]*([.K8] + [.$Q$4])" office:value-type="float" office:value="-28.1925" calcext:value-type="float">
            <text:p>-28.1925</text:p>
          </table:table-cell>
          <table:table-cell table:formula="of:=[.$Q$7]*([.L8] + [.$Q$6])" office:value-type="float" office:value="-2.050002" calcext:value-type="float">
            <text:p>-2.05000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8" calcext:value-type="float">
            <text:p>-8</text:p>
          </table:table-cell>
          <table:table-cell office:value-type="float" office:value="908" calcext:value-type="float">
            <text:p>908</text:p>
          </table:table-cell>
          <table:table-cell office:value-type="float" office:value="119" calcext:value-type="float">
            <text:p>119</text:p>
          </table:table-cell>
          <table:table-cell office:value-type="float" office:value="-37" calcext:value-type="float">
            <text:p>-37</text:p>
          </table:table-cell>
          <table:table-cell office:value-type="float" office:value="-349" calcext:value-type="float">
            <text:p>-349</text:p>
          </table:table-cell>
          <table:table-cell office:value-type="float" office:value="0.02942" calcext:value-type="float">
            <text:p>0.02942</text:p>
          </table:table-cell>
          <table:table-cell office:value-type="float" office:value="-0.011768" calcext:value-type="float">
            <text:p>-0.011768</text:p>
          </table:table-cell>
          <table:table-cell office:value-type="float" office:value="1.335666" calcext:value-type="float">
            <text:p>1.335666</text:p>
          </table:table-cell>
          <table:table-cell office:value-type="float" office:value="17.850001" calcext:value-type="float">
            <text:p>17.850001</text:p>
          </table:table-cell>
          <table:table-cell office:value-type="float" office:value="-5.55" calcext:value-type="float">
            <text:p>-5.55</text:p>
          </table:table-cell>
          <table:table-cell office:value-type="float" office:value="-52.350002" calcext:value-type="float">
            <text:p>-52.350002</text:p>
          </table:table-cell>
          <table:table-cell office:value-type="float" office:value="8.906944" calcext:value-type="float">
            <text:p>8.906944</text:p>
          </table:table-cell>
          <table:table-cell office:value-type="float" office:value="370.581975" calcext:value-type="float">
            <text:p>370.581975</text:p>
          </table:table-cell>
          <table:table-cell table:number-columns-repeated="3"/>
          <table:table-cell table:formula="of:=[.$Q$3]*([.J9] + [.$Q$2])" office:value-type="float" office:value="29.850001" calcext:value-type="float">
            <text:p>29.850001</text:p>
          </table:table-cell>
          <table:table-cell table:formula="of:=[.$Q$5]*([.K9] + [.$Q$4])" office:value-type="float" office:value="-24.7275" calcext:value-type="float">
            <text:p>-24.7275</text:p>
          </table:table-cell>
          <table:table-cell table:formula="of:=[.$Q$7]*([.L9] + [.$Q$6])" office:value-type="float" office:value="-2.350002" calcext:value-type="float">
            <text:p>-2.350002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28" calcext:value-type="float">
            <text:p>-28</text:p>
          </table:table-cell>
          <table:table-cell office:value-type="float" office:value="956" calcext:value-type="float">
            <text:p>956</text:p>
          </table:table-cell>
          <table:table-cell office:value-type="float" office:value="138" calcext:value-type="float">
            <text:p>138</text:p>
          </table:table-cell>
          <table:table-cell office:value-type="float" office:value="-19" calcext:value-type="float">
            <text:p>-19</text:p>
          </table:table-cell>
          <table:table-cell office:value-type="float" office:value="-350" calcext:value-type="float">
            <text:p>-350</text:p>
          </table:table-cell>
          <table:table-cell office:value-type="float" office:value="-0.005884" calcext:value-type="float">
            <text:p>-0.005884</text:p>
          </table:table-cell>
          <table:table-cell office:value-type="float" office:value="-0.041188" calcext:value-type="float">
            <text:p>-0.041188</text:p>
          </table:table-cell>
          <table:table-cell office:value-type="float" office:value="1.406274" calcext:value-type="float">
            <text:p>1.406274</text:p>
          </table:table-cell>
          <table:table-cell office:value-type="float" office:value="20.700001" calcext:value-type="float">
            <text:p>20.700001</text:p>
          </table:table-cell>
          <table:table-cell office:value-type="float" office:value="-2.85" calcext:value-type="float">
            <text:p>-2.85</text:p>
          </table:table-cell>
          <table:table-cell office:value-type="float" office:value="-52.500002" calcext:value-type="float">
            <text:p>-52.500002</text:p>
          </table:table-cell>
          <table:table-cell office:value-type="float" office:value="9.379261" calcext:value-type="float">
            <text:p>9.379261</text:p>
          </table:table-cell>
          <table:table-cell office:value-type="float" office:value="376.702801" calcext:value-type="float">
            <text:p>376.702801</text:p>
          </table:table-cell>
          <table:table-cell table:number-columns-repeated="3"/>
          <table:table-cell table:formula="of:=[.$Q$3]*([.J10] + [.$Q$2])" office:value-type="float" office:value="32.700001" calcext:value-type="float">
            <text:p>32.700001</text:p>
          </table:table-cell>
          <table:table-cell table:formula="of:=[.$Q$5]*([.K10] + [.$Q$4])" office:value-type="float" office:value="-21.8925" calcext:value-type="float">
            <text:p>-21.8925</text:p>
          </table:table-cell>
          <table:table-cell table:formula="of:=[.$Q$7]*([.L10] + [.$Q$6])" office:value-type="float" office:value="-2.500002" calcext:value-type="float">
            <text:p>-2.500002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16" calcext:value-type="float">
            <text:p>16</text:p>
          </table:table-cell>
          <table:table-cell office:value-type="float" office:value="952" calcext:value-type="float">
            <text:p>952</text:p>
          </table:table-cell>
          <table:table-cell office:value-type="float" office:value="146" calcext:value-type="float">
            <text:p>146</text:p>
          </table:table-cell>
          <table:table-cell office:value-type="float" office:value="7" calcext:value-type="float">
            <text:p>7</text:p>
          </table:table-cell>
          <table:table-cell office:value-type="float" office:value="-352" calcext:value-type="float">
            <text:p>-352</text:p>
          </table:table-cell>
          <table:table-cell office:value-type="float" office:value="-0.023536" calcext:value-type="float">
            <text:p>-0.023536</text:p>
          </table:table-cell>
          <table:table-cell office:value-type="float" office:value="0.023536" calcext:value-type="float">
            <text:p>0.023536</text:p>
          </table:table-cell>
          <table:table-cell office:value-type="float" office:value="1.40039" calcext:value-type="float">
            <text:p>1.40039</text:p>
          </table:table-cell>
          <table:table-cell office:value-type="float" office:value="21.900001" calcext:value-type="float">
            <text:p>21.900001</text:p>
          </table:table-cell>
          <table:table-cell office:value-type="float" office:value="1.05" calcext:value-type="float">
            <text:p>1.05</text:p>
          </table:table-cell>
          <table:table-cell office:value-type="float" office:value="-52.800002" calcext:value-type="float">
            <text:p>-52.800002</text:p>
          </table:table-cell>
          <table:table-cell office:value-type="float" office:value="9.338568" calcext:value-type="float">
            <text:p>9.338568</text:p>
          </table:table-cell>
          <table:table-cell office:value-type="float" office:value="381.141706" calcext:value-type="float">
            <text:p>381.141706</text:p>
          </table:table-cell>
          <table:table-cell table:number-columns-repeated="3"/>
          <table:table-cell table:formula="of:=[.$Q$3]*([.J11] + [.$Q$2])" office:value-type="float" office:value="33.900001" calcext:value-type="float">
            <text:p>33.900001</text:p>
          </table:table-cell>
          <table:table-cell table:formula="of:=[.$Q$5]*([.K11] + [.$Q$4])" office:value-type="float" office:value="-17.7975" calcext:value-type="float">
            <text:p>-17.7975</text:p>
          </table:table-cell>
          <table:table-cell table:formula="of:=[.$Q$7]*([.L11] + [.$Q$6])" office:value-type="float" office:value="-2.800002" calcext:value-type="float">
            <text:p>-2.80000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44" calcext:value-type="float">
            <text:p>-44</text:p>
          </table:table-cell>
          <table:table-cell office:value-type="float" office:value="984" calcext:value-type="float">
            <text:p>984</text:p>
          </table:table-cell>
          <table:table-cell office:value-type="float" office:value="153" calcext:value-type="float">
            <text:p>153</text:p>
          </table:table-cell>
          <table:table-cell office:value-type="float" office:value="22" calcext:value-type="float">
            <text:p>22</text:p>
          </table:table-cell>
          <table:table-cell office:value-type="float" office:value="-356" calcext:value-type="float">
            <text:p>-356</text:p>
          </table:table-cell>
          <table:table-cell office:value-type="float" office:value="0.017652" calcext:value-type="float">
            <text:p>0.017652</text:p>
          </table:table-cell>
          <table:table-cell office:value-type="float" office:value="-0.064724" calcext:value-type="float">
            <text:p>-0.064724</text:p>
          </table:table-cell>
          <table:table-cell office:value-type="float" office:value="1.447462" calcext:value-type="float">
            <text:p>1.447462</text:p>
          </table:table-cell>
          <table:table-cell office:value-type="float" office:value="22.950001" calcext:value-type="float">
            <text:p>22.950001</text:p>
          </table:table-cell>
          <table:table-cell office:value-type="float" office:value="3.3" calcext:value-type="float">
            <text:p>3.3</text:p>
          </table:table-cell>
          <table:table-cell office:value-type="float" office:value="-53.400002" calcext:value-type="float">
            <text:p>-53.400002</text:p>
          </table:table-cell>
          <table:table-cell office:value-type="float" office:value="9.660103" calcext:value-type="float">
            <text:p>9.660103</text:p>
          </table:table-cell>
          <table:table-cell office:value-type="float" office:value="388.109521" calcext:value-type="float">
            <text:p>388.109521</text:p>
          </table:table-cell>
          <table:table-cell table:number-columns-repeated="3"/>
          <table:table-cell table:formula="of:=[.$Q$3]*([.J12] + [.$Q$2])" office:value-type="float" office:value="34.950001" calcext:value-type="float">
            <text:p>34.950001</text:p>
          </table:table-cell>
          <table:table-cell table:formula="of:=[.$Q$5]*([.K12] + [.$Q$4])" office:value-type="float" office:value="-15.435" calcext:value-type="float">
            <text:p>-15.435</text:p>
          </table:table-cell>
          <table:table-cell table:formula="of:=[.$Q$7]*([.L12] + [.$Q$6])" office:value-type="float" office:value="-3.400002" calcext:value-type="float">
            <text:p>-3.400002</text:p>
          </table:table-cell>
        </table:table-row>
        <table:table-row table:style-name="ro1">
          <table:table-cell office:value-type="float" office:value="-28" calcext:value-type="float">
            <text:p>-28</text:p>
          </table:table-cell>
          <table:table-cell office:value-type="float" office:value="-56" calcext:value-type="float">
            <text:p>-56</text:p>
          </table:table-cell>
          <table:table-cell office:value-type="float" office:value="812" calcext:value-type="float">
            <text:p>812</text:p>
          </table:table-cell>
          <table:table-cell office:value-type="float" office:value="160" calcext:value-type="float">
            <text:p>160</text:p>
          </table:table-cell>
          <table:table-cell office:value-type="float" office:value="35" calcext:value-type="float">
            <text:p>35</text:p>
          </table:table-cell>
          <table:table-cell office:value-type="float" office:value="-353" calcext:value-type="float">
            <text:p>-353</text:p>
          </table:table-cell>
          <table:table-cell office:value-type="float" office:value="-0.041188" calcext:value-type="float">
            <text:p>-0.041188</text:p>
          </table:table-cell>
          <table:table-cell office:value-type="float" office:value="-0.082376" calcext:value-type="float">
            <text:p>-0.082376</text:p>
          </table:table-cell>
          <table:table-cell office:value-type="float" office:value="1.19445" calcext:value-type="float">
            <text:p>1.19445</text:p>
          </table:table-cell>
          <table:table-cell office:value-type="float" office:value="24.000001" calcext:value-type="float">
            <text:p>24.000001</text:p>
          </table:table-cell>
          <table:table-cell office:value-type="float" office:value="5.25" calcext:value-type="float">
            <text:p>5.25</text:p>
          </table:table-cell>
          <table:table-cell office:value-type="float" office:value="-52.950002" calcext:value-type="float">
            <text:p>-52.950002</text:p>
          </table:table-cell>
          <table:table-cell office:value-type="float" office:value="7.986636" calcext:value-type="float">
            <text:p>7.986636</text:p>
          </table:table-cell>
          <table:table-cell office:value-type="float" office:value="389.145217" calcext:value-type="float">
            <text:p>389.145217</text:p>
          </table:table-cell>
          <table:table-cell table:number-columns-repeated="3"/>
          <table:table-cell table:formula="of:=[.$Q$3]*([.J13] + [.$Q$2])" office:value-type="float" office:value="36.000001" calcext:value-type="float">
            <text:p>36.000001</text:p>
          </table:table-cell>
          <table:table-cell table:formula="of:=[.$Q$5]*([.K13] + [.$Q$4])" office:value-type="float" office:value="-13.3875" calcext:value-type="float">
            <text:p>-13.3875</text:p>
          </table:table-cell>
          <table:table-cell table:formula="of:=[.$Q$7]*([.L13] + [.$Q$6])" office:value-type="float" office:value="-2.950002" calcext:value-type="float">
            <text:p>-2.9500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office:value-type="float" office:value="980" calcext:value-type="float">
            <text:p>980</text:p>
          </table:table-cell>
          <table:table-cell office:value-type="float" office:value="169" calcext:value-type="float">
            <text:p>169</text:p>
          </table:table-cell>
          <table:table-cell office:value-type="float" office:value="59" calcext:value-type="float">
            <text:p>59</text:p>
          </table:table-cell>
          <table:table-cell office:value-type="float" office:value="-354" calcext:value-type="float">
            <text:p>-354</text:p>
          </table:table-cell>
          <table:table-cell office:value-type="float" office:value="0" calcext:value-type="float">
            <text:p>0</text:p>
          </table:table-cell>
          <table:table-cell office:value-type="float" office:value="-0.023536" calcext:value-type="float">
            <text:p>-0.023536</text:p>
          </table:table-cell>
          <table:table-cell office:value-type="float" office:value="1.441578" calcext:value-type="float">
            <text:p>1.441578</text:p>
          </table:table-cell>
          <table:table-cell office:value-type="float" office:value="25.350001" calcext:value-type="float">
            <text:p>25.350001</text:p>
          </table:table-cell>
          <table:table-cell office:value-type="float" office:value="8.85" calcext:value-type="float">
            <text:p>8.85</text:p>
          </table:table-cell>
          <table:table-cell office:value-type="float" office:value="-53.100002" calcext:value-type="float">
            <text:p>-53.100002</text:p>
          </table:table-cell>
          <table:table-cell office:value-type="float" office:value="9.611798" calcext:value-type="float">
            <text:p>9.611798</text:p>
          </table:table-cell>
          <table:table-cell office:value-type="float" office:value="396.683753" calcext:value-type="float">
            <text:p>396.683753</text:p>
          </table:table-cell>
          <table:table-cell table:number-columns-repeated="3"/>
          <table:table-cell table:formula="of:=[.$Q$3]*([.J14] + [.$Q$2])" office:value-type="float" office:value="37.350001" calcext:value-type="float">
            <text:p>37.350001</text:p>
          </table:table-cell>
          <table:table-cell table:formula="of:=[.$Q$5]*([.K14] + [.$Q$4])" office:value-type="float" office:value="-9.6075" calcext:value-type="float">
            <text:p>-9.6075</text:p>
          </table:table-cell>
          <table:table-cell table:formula="of:=[.$Q$7]*([.L14] + [.$Q$6])" office:value-type="float" office:value="-3.100002" calcext:value-type="float">
            <text:p>-3.10000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40" calcext:value-type="float">
            <text:p>-40</text:p>
          </table:table-cell>
          <table:table-cell office:value-type="float" office:value="1004" calcext:value-type="float">
            <text:p>1004</text:p>
          </table:table-cell>
          <table:table-cell office:value-type="float" office:value="173" calcext:value-type="float">
            <text:p>173</text:p>
          </table:table-cell>
          <table:table-cell office:value-type="float" office:value="65" calcext:value-type="float">
            <text:p>65</text:p>
          </table:table-cell>
          <table:table-cell office:value-type="float" office:value="-354" calcext:value-type="float">
            <text:p>-354</text:p>
          </table:table-cell>
          <table:table-cell office:value-type="float" office:value="0.052956" calcext:value-type="float">
            <text:p>0.052956</text:p>
          </table:table-cell>
          <table:table-cell office:value-type="float" office:value="-0.05884" calcext:value-type="float">
            <text:p>-0.05884</text:p>
          </table:table-cell>
          <table:table-cell office:value-type="float" office:value="1.476882" calcext:value-type="float">
            <text:p>1.476882</text:p>
          </table:table-cell>
          <table:table-cell office:value-type="float" office:value="25.950001" calcext:value-type="float">
            <text:p>25.950001</text:p>
          </table:table-cell>
          <table:table-cell office:value-type="float" office:value="9.75" calcext:value-type="float">
            <text:p>9.75</text:p>
          </table:table-cell>
          <table:table-cell office:value-type="float" office:value="-53.100002" calcext:value-type="float">
            <text:p>-53.100002</text:p>
          </table:table-cell>
          <table:table-cell office:value-type="float" office:value="9.860011" calcext:value-type="float">
            <text:p>9.860011</text:p>
          </table:table-cell>
          <table:table-cell office:value-type="float" office:value="399.33695" calcext:value-type="float">
            <text:p>399.33695</text:p>
          </table:table-cell>
          <table:table-cell table:number-columns-repeated="3"/>
          <table:table-cell table:formula="of:=[.$Q$3]*([.J15] + [.$Q$2])" office:value-type="float" office:value="37.950001" calcext:value-type="float">
            <text:p>37.950001</text:p>
          </table:table-cell>
          <table:table-cell table:formula="of:=[.$Q$5]*([.K15] + [.$Q$4])" office:value-type="float" office:value="-8.6625" calcext:value-type="float">
            <text:p>-8.6625</text:p>
          </table:table-cell>
          <table:table-cell table:formula="of:=[.$Q$7]*([.L15] + [.$Q$6])" office:value-type="float" office:value="-3.100002" calcext:value-type="float">
            <text:p>-3.100002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8" calcext:value-type="float">
            <text:p>-8</text:p>
          </table:table-cell>
          <table:table-cell office:value-type="float" office:value="988" calcext:value-type="float">
            <text:p>988</text:p>
          </table:table-cell>
          <table:table-cell office:value-type="float" office:value="169" calcext:value-type="float">
            <text:p>169</text:p>
          </table:table-cell>
          <table:table-cell office:value-type="float" office:value="61" calcext:value-type="float">
            <text:p>61</text:p>
          </table:table-cell>
          <table:table-cell office:value-type="float" office:value="-355" calcext:value-type="float">
            <text:p>-355</text:p>
          </table:table-cell>
          <table:table-cell office:value-type="float" office:value="-0.005884" calcext:value-type="float">
            <text:p>-0.005884</text:p>
          </table:table-cell>
          <table:table-cell office:value-type="float" office:value="-0.011768" calcext:value-type="float">
            <text:p>-0.011768</text:p>
          </table:table-cell>
          <table:table-cell office:value-type="float" office:value="1.453346" calcext:value-type="float">
            <text:p>1.453346</text:p>
          </table:table-cell>
          <table:table-cell office:value-type="float" office:value="25.350001" calcext:value-type="float">
            <text:p>25.350001</text:p>
          </table:table-cell>
          <table:table-cell office:value-type="float" office:value="9.15" calcext:value-type="float">
            <text:p>9.15</text:p>
          </table:table-cell>
          <table:table-cell office:value-type="float" office:value="-53.250002" calcext:value-type="float">
            <text:p>-53.250002</text:p>
          </table:table-cell>
          <table:table-cell office:value-type="float" office:value="9.689368" calcext:value-type="float">
            <text:p>9.689368</text:p>
          </table:table-cell>
          <table:table-cell office:value-type="float" office:value="397.878122" calcext:value-type="float">
            <text:p>397.878122</text:p>
          </table:table-cell>
          <table:table-cell table:number-columns-repeated="3"/>
          <table:table-cell table:formula="of:=[.$Q$3]*([.J16] + [.$Q$2])" office:value-type="float" office:value="37.350001" calcext:value-type="float">
            <text:p>37.350001</text:p>
          </table:table-cell>
          <table:table-cell table:formula="of:=[.$Q$5]*([.K16] + [.$Q$4])" office:value-type="float" office:value="-9.2925" calcext:value-type="float">
            <text:p>-9.2925</text:p>
          </table:table-cell>
          <table:table-cell table:formula="of:=[.$Q$7]*([.L16] + [.$Q$6])" office:value-type="float" office:value="-3.250002" calcext:value-type="float">
            <text:p>-3.250002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1012" calcext:value-type="float">
            <text:p>1012</text:p>
          </table:table-cell>
          <table:table-cell office:value-type="float" office:value="167" calcext:value-type="float">
            <text:p>167</text:p>
          </table:table-cell>
          <table:table-cell office:value-type="float" office:value="62" calcext:value-type="float">
            <text:p>62</text:p>
          </table:table-cell>
          <table:table-cell office:value-type="float" office:value="-354" calcext:value-type="float">
            <text:p>-354</text:p>
          </table:table-cell>
          <table:table-cell office:value-type="float" office:value="-0.011768" calcext:value-type="float">
            <text:p>-0.011768</text:p>
          </table:table-cell>
          <table:table-cell office:value-type="float" office:value="0" calcext:value-type="float">
            <text:p>0</text:p>
          </table:table-cell>
          <table:table-cell office:value-type="float" office:value="1.48865" calcext:value-type="float">
            <text:p>1.48865</text:p>
          </table:table-cell>
          <table:table-cell office:value-type="float" office:value="25.050001" calcext:value-type="float">
            <text:p>25.050001</text:p>
          </table:table-cell>
          <table:table-cell office:value-type="float" office:value="9.3" calcext:value-type="float">
            <text:p>9.3</text:p>
          </table:table-cell>
          <table:table-cell office:value-type="float" office:value="-53.100002" calcext:value-type="float">
            <text:p>-53.100002</text:p>
          </table:table-cell>
          <table:table-cell office:value-type="float" office:value="9.924641" calcext:value-type="float">
            <text:p>9.924641</text:p>
          </table:table-cell>
          <table:table-cell office:value-type="float" office:value="396.294083" calcext:value-type="float">
            <text:p>396.294083</text:p>
          </table:table-cell>
          <table:table-cell table:number-columns-repeated="3"/>
          <table:table-cell table:formula="of:=[.$Q$3]*([.J17] + [.$Q$2])" office:value-type="float" office:value="37.050001" calcext:value-type="float">
            <text:p>37.050001</text:p>
          </table:table-cell>
          <table:table-cell table:formula="of:=[.$Q$5]*([.K17] + [.$Q$4])" office:value-type="float" office:value="-9.135" calcext:value-type="float">
            <text:p>-9.135</text:p>
          </table:table-cell>
          <table:table-cell table:formula="of:=[.$Q$7]*([.L17] + [.$Q$6])" office:value-type="float" office:value="-3.100002" calcext:value-type="float">
            <text:p>-3.10000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896" calcext:value-type="float">
            <text:p>896</text:p>
          </table:table-cell>
          <table:table-cell office:value-type="float" office:value="171" calcext:value-type="float">
            <text:p>171</text:p>
          </table:table-cell>
          <table:table-cell office:value-type="float" office:value="65" calcext:value-type="float">
            <text:p>65</text:p>
          </table:table-cell>
          <table:table-cell office:value-type="float" office:value="-354" calcext:value-type="float">
            <text:p>-354</text:p>
          </table:table-cell>
          <table:table-cell office:value-type="float" office:value="0.070608" calcext:value-type="float">
            <text:p>0.070608</text:p>
          </table:table-cell>
          <table:table-cell office:value-type="float" office:value="0" calcext:value-type="float">
            <text:p>0</text:p>
          </table:table-cell>
          <table:table-cell office:value-type="float" office:value="1.318014" calcext:value-type="float">
            <text:p>1.318014</text:p>
          </table:table-cell>
          <table:table-cell office:value-type="float" office:value="25.650001" calcext:value-type="float">
            <text:p>25.650001</text:p>
          </table:table-cell>
          <table:table-cell office:value-type="float" office:value="9.75" calcext:value-type="float">
            <text:p>9.75</text:p>
          </table:table-cell>
          <table:table-cell office:value-type="float" office:value="-53.100002" calcext:value-type="float">
            <text:p>-53.100002</text:p>
          </table:table-cell>
          <table:table-cell office:value-type="float" office:value="8.799358" calcext:value-type="float">
            <text:p>8.799358</text:p>
          </table:table-cell>
          <table:table-cell office:value-type="float" office:value="398.474591" calcext:value-type="float">
            <text:p>398.474591</text:p>
          </table:table-cell>
          <table:table-cell table:number-columns-repeated="3"/>
          <table:table-cell table:formula="of:=[.$Q$3]*([.J18] + [.$Q$2])" office:value-type="float" office:value="37.650001" calcext:value-type="float">
            <text:p>37.650001</text:p>
          </table:table-cell>
          <table:table-cell table:formula="of:=[.$Q$5]*([.K18] + [.$Q$4])" office:value-type="float" office:value="-8.6625" calcext:value-type="float">
            <text:p>-8.6625</text:p>
          </table:table-cell>
          <table:table-cell table:formula="of:=[.$Q$7]*([.L18] + [.$Q$6])" office:value-type="float" office:value="-3.100002" calcext:value-type="float">
            <text:p>-3.1000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32" calcext:value-type="float">
            <text:p>-32</text:p>
          </table:table-cell>
          <table:table-cell office:value-type="float" office:value="984" calcext:value-type="float">
            <text:p>984</text:p>
          </table:table-cell>
          <table:table-cell office:value-type="float" office:value="164" calcext:value-type="float">
            <text:p>164</text:p>
          </table:table-cell>
          <table:table-cell office:value-type="float" office:value="70" calcext:value-type="float">
            <text:p>70</text:p>
          </table:table-cell>
          <table:table-cell office:value-type="float" office:value="-354" calcext:value-type="float">
            <text:p>-354</text:p>
          </table:table-cell>
          <table:table-cell office:value-type="float" office:value="0.005884" calcext:value-type="float">
            <text:p>0.005884</text:p>
          </table:table-cell>
          <table:table-cell office:value-type="float" office:value="-0.047072" calcext:value-type="float">
            <text:p>-0.047072</text:p>
          </table:table-cell>
          <table:table-cell office:value-type="float" office:value="1.447462" calcext:value-type="float">
            <text:p>1.447462</text:p>
          </table:table-cell>
          <table:table-cell office:value-type="float" office:value="24.600001" calcext:value-type="float">
            <text:p>24.600001</text:p>
          </table:table-cell>
          <table:table-cell office:value-type="float" office:value="10.5" calcext:value-type="float">
            <text:p>10.5</text:p>
          </table:table-cell>
          <table:table-cell office:value-type="float" office:value="-53.100002" calcext:value-type="float">
            <text:p>-53.100002</text:p>
          </table:table-cell>
          <table:table-cell office:value-type="float" office:value="9.654925" calcext:value-type="float">
            <text:p>9.654925</text:p>
          </table:table-cell>
          <table:table-cell office:value-type="float" office:value="396.373561" calcext:value-type="float">
            <text:p>396.373561</text:p>
          </table:table-cell>
          <table:table-cell table:number-columns-repeated="3"/>
          <table:table-cell table:formula="of:=[.$Q$3]*([.J19] + [.$Q$2])" office:value-type="float" office:value="36.600001" calcext:value-type="float">
            <text:p>36.600001</text:p>
          </table:table-cell>
          <table:table-cell table:formula="of:=[.$Q$5]*([.K19] + [.$Q$4])" office:value-type="float" office:value="-7.875" calcext:value-type="float">
            <text:p>-7.875</text:p>
          </table:table-cell>
          <table:table-cell table:formula="of:=[.$Q$7]*([.L19] + [.$Q$6])" office:value-type="float" office:value="-3.100002" calcext:value-type="float">
            <text:p>-3.100002</text:p>
          </table:table-cell>
        </table:table-row>
        <table:table-row table:style-name="ro1">
          <table:table-cell office:value-type="float" office:value="-36" calcext:value-type="float">
            <text:p>-36</text:p>
          </table:table-cell>
          <table:table-cell office:value-type="float" office:value="-44" calcext:value-type="float">
            <text:p>-44</text:p>
          </table:table-cell>
          <table:table-cell office:value-type="float" office:value="992" calcext:value-type="float">
            <text:p>992</text:p>
          </table:table-cell>
          <table:table-cell office:value-type="float" office:value="171" calcext:value-type="float">
            <text:p>171</text:p>
          </table:table-cell>
          <table:table-cell office:value-type="float" office:value="72" calcext:value-type="float">
            <text:p>72</text:p>
          </table:table-cell>
          <table:table-cell office:value-type="float" office:value="-357" calcext:value-type="float">
            <text:p>-357</text:p>
          </table:table-cell>
          <table:table-cell office:value-type="float" office:value="-0.052956" calcext:value-type="float">
            <text:p>-0.052956</text:p>
          </table:table-cell>
          <table:table-cell office:value-type="float" office:value="-0.064724" calcext:value-type="float">
            <text:p>-0.064724</text:p>
          </table:table-cell>
          <table:table-cell office:value-type="float" office:value="1.45923" calcext:value-type="float">
            <text:p>1.45923</text:p>
          </table:table-cell>
          <table:table-cell office:value-type="float" office:value="25.650001" calcext:value-type="float">
            <text:p>25.650001</text:p>
          </table:table-cell>
          <table:table-cell office:value-type="float" office:value="10.8" calcext:value-type="float">
            <text:p>10.8</text:p>
          </table:table-cell>
          <table:table-cell office:value-type="float" office:value="-53.550002" calcext:value-type="float">
            <text:p>-53.550002</text:p>
          </table:table-cell>
          <table:table-cell office:value-type="float" office:value="9.744159" calcext:value-type="float">
            <text:p>9.744159</text:p>
          </table:table-cell>
          <table:table-cell office:value-type="float" office:value="402.335681" calcext:value-type="float">
            <text:p>402.335681</text:p>
          </table:table-cell>
          <table:table-cell table:number-columns-repeated="3"/>
          <table:table-cell table:formula="of:=[.$Q$3]*([.J20] + [.$Q$2])" office:value-type="float" office:value="37.650001" calcext:value-type="float">
            <text:p>37.650001</text:p>
          </table:table-cell>
          <table:table-cell table:formula="of:=[.$Q$5]*([.K20] + [.$Q$4])" office:value-type="float" office:value="-7.56" calcext:value-type="float">
            <text:p>-7.56</text:p>
          </table:table-cell>
          <table:table-cell table:formula="of:=[.$Q$7]*([.L20] + [.$Q$6])" office:value-type="float" office:value="-3.550002" calcext:value-type="float">
            <text:p>-3.55000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8" calcext:value-type="float">
            <text:p>-8</text:p>
          </table:table-cell>
          <table:table-cell office:value-type="float" office:value="1012" calcext:value-type="float">
            <text:p>1012</text:p>
          </table:table-cell>
          <table:table-cell office:value-type="float" office:value="175" calcext:value-type="float">
            <text:p>175</text:p>
          </table:table-cell>
          <table:table-cell office:value-type="float" office:value="106" calcext:value-type="float">
            <text:p>106</text:p>
          </table:table-cell>
          <table:table-cell office:value-type="float" office:value="-355" calcext:value-type="float">
            <text:p>-355</text:p>
          </table:table-cell>
          <table:table-cell office:value-type="float" office:value="0.011768" calcext:value-type="float">
            <text:p>0.011768</text:p>
          </table:table-cell>
          <table:table-cell office:value-type="float" office:value="-0.011768" calcext:value-type="float">
            <text:p>-0.011768</text:p>
          </table:table-cell>
          <table:table-cell office:value-type="float" office:value="1.48865" calcext:value-type="float">
            <text:p>1.48865</text:p>
          </table:table-cell>
          <table:table-cell office:value-type="float" office:value="26.250001" calcext:value-type="float">
            <text:p>26.250001</text:p>
          </table:table-cell>
          <table:table-cell office:value-type="float" office:value="15.900001" calcext:value-type="float">
            <text:p>15.900001</text:p>
          </table:table-cell>
          <table:table-cell office:value-type="float" office:value="-53.250002" calcext:value-type="float">
            <text:p>-53.250002</text:p>
          </table:table-cell>
          <table:table-cell office:value-type="float" office:value="9.924951" calcext:value-type="float">
            <text:p>9.924951</text:p>
          </table:table-cell>
          <table:table-cell office:value-type="float" office:value="409.738941" calcext:value-type="float">
            <text:p>409.738941</text:p>
          </table:table-cell>
          <table:table-cell table:number-columns-repeated="3"/>
          <table:table-cell table:formula="of:=[.$Q$3]*([.J21] + [.$Q$2])" office:value-type="float" office:value="38.250001" calcext:value-type="float">
            <text:p>38.250001</text:p>
          </table:table-cell>
          <table:table-cell table:formula="of:=[.$Q$5]*([.K21] + [.$Q$4])" office:value-type="float" office:value="-2.20499895" calcext:value-type="float">
            <text:p>-2.20499895</text:p>
          </table:table-cell>
          <table:table-cell table:formula="of:=[.$Q$7]*([.L21] + [.$Q$6])" office:value-type="float" office:value="-3.250002" calcext:value-type="float">
            <text:p>-3.25000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980" calcext:value-type="float">
            <text:p>980</text:p>
          </table:table-cell>
          <table:table-cell office:value-type="float" office:value="170" calcext:value-type="float">
            <text:p>170</text:p>
          </table:table-cell>
          <table:table-cell office:value-type="float" office:value="165" calcext:value-type="float">
            <text:p>165</text:p>
          </table:table-cell>
          <table:table-cell office:value-type="float" office:value="-352" calcext:value-type="float">
            <text:p>-352</text:p>
          </table:table-cell>
          <table:table-cell office:value-type="float" office:value="0.02942" calcext:value-type="float">
            <text:p>0.02942</text:p>
          </table:table-cell>
          <table:table-cell office:value-type="float" office:value="0" calcext:value-type="float">
            <text:p>0</text:p>
          </table:table-cell>
          <table:table-cell office:value-type="float" office:value="1.441578" calcext:value-type="float">
            <text:p>1.441578</text:p>
          </table:table-cell>
          <table:table-cell office:value-type="float" office:value="25.500001" calcext:value-type="float">
            <text:p>25.500001</text:p>
          </table:table-cell>
          <table:table-cell office:value-type="float" office:value="24.750001" calcext:value-type="float">
            <text:p>24.750001</text:p>
          </table:table-cell>
          <table:table-cell office:value-type="float" office:value="-52.800002" calcext:value-type="float">
            <text:p>-52.800002</text:p>
          </table:table-cell>
          <table:table-cell office:value-type="float" office:value="9.612519" calcext:value-type="float">
            <text:p>9.612519</text:p>
          </table:table-cell>
          <table:table-cell office:value-type="float" office:value="424.298244" calcext:value-type="float">
            <text:p>424.298244</text:p>
          </table:table-cell>
          <table:table-cell table:number-columns-repeated="3"/>
          <table:table-cell table:formula="of:=[.$Q$3]*([.J22] + [.$Q$2])" office:value-type="float" office:value="37.500001" calcext:value-type="float">
            <text:p>37.500001</text:p>
          </table:table-cell>
          <table:table-cell table:formula="of:=[.$Q$5]*([.K22] + [.$Q$4])" office:value-type="float" office:value="7.08750105" calcext:value-type="float">
            <text:p>7.08750105</text:p>
          </table:table-cell>
          <table:table-cell table:formula="of:=[.$Q$7]*([.L22] + [.$Q$6])" office:value-type="float" office:value="-2.800002" calcext:value-type="float">
            <text:p>-2.80000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20" calcext:value-type="float">
            <text:p>-20</text:p>
          </table:table-cell>
          <table:table-cell office:value-type="float" office:value="1040" calcext:value-type="float">
            <text:p>1040</text:p>
          </table:table-cell>
          <table:table-cell office:value-type="float" office:value="131" calcext:value-type="float">
            <text:p>131</text:p>
          </table:table-cell>
          <table:table-cell office:value-type="float" office:value="245" calcext:value-type="float">
            <text:p>245</text:p>
          </table:table-cell>
          <table:table-cell office:value-type="float" office:value="-347" calcext:value-type="float">
            <text:p>-347</text:p>
          </table:table-cell>
          <table:table-cell office:value-type="float" office:value="0.02942" calcext:value-type="float">
            <text:p>0.02942</text:p>
          </table:table-cell>
          <table:table-cell office:value-type="float" office:value="-0.02942" calcext:value-type="float">
            <text:p>-0.02942</text:p>
          </table:table-cell>
          <table:table-cell office:value-type="float" office:value="1.529838" calcext:value-type="float">
            <text:p>1.529838</text:p>
          </table:table-cell>
          <table:table-cell office:value-type="float" office:value="19.650001" calcext:value-type="float">
            <text:p>19.650001</text:p>
          </table:table-cell>
          <table:table-cell office:value-type="float" office:value="36.750001" calcext:value-type="float">
            <text:p>36.750001</text:p>
          </table:table-cell>
          <table:table-cell office:value-type="float" office:value="-52.050002" calcext:value-type="float">
            <text:p>-52.050002</text:p>
          </table:table-cell>
          <table:table-cell office:value-type="float" office:value="10.202688" calcext:value-type="float">
            <text:p>10.202688</text:p>
          </table:table-cell>
          <table:table-cell office:value-type="float" office:value="444.516591" calcext:value-type="float">
            <text:p>444.516591</text:p>
          </table:table-cell>
          <table:table-cell table:number-columns-repeated="3"/>
          <table:table-cell table:formula="of:=[.$Q$3]*([.J23] + [.$Q$2])" office:value-type="float" office:value="31.650001" calcext:value-type="float">
            <text:p>31.650001</text:p>
          </table:table-cell>
          <table:table-cell table:formula="of:=[.$Q$5]*([.K23] + [.$Q$4])" office:value-type="float" office:value="19.68750105" calcext:value-type="float">
            <text:p>19.68750105</text:p>
          </table:table-cell>
          <table:table-cell table:formula="of:=[.$Q$7]*([.L23] + [.$Q$6])" office:value-type="float" office:value="-2.050002" calcext:value-type="float">
            <text:p>-2.050002</text:p>
          </table:table-cell>
        </table:table-row>
        <table:table-row table:style-name="ro1">
          <table:table-cell office:value-type="float" office:value="-44" calcext:value-type="float">
            <text:p>-44</text:p>
          </table:table-cell>
          <table:table-cell office:value-type="float" office:value="-16" calcext:value-type="float">
            <text:p>-16</text:p>
          </table:table-cell>
          <table:table-cell office:value-type="float" office:value="996" calcext:value-type="float">
            <text:p>996</text:p>
          </table:table-cell>
          <table:table-cell office:value-type="float" office:value="91" calcext:value-type="float">
            <text:p>91</text:p>
          </table:table-cell>
          <table:table-cell office:value-type="float" office:value="306" calcext:value-type="float">
            <text:p>306</text:p>
          </table:table-cell>
          <table:table-cell office:value-type="float" office:value="-345" calcext:value-type="float">
            <text:p>-345</text:p>
          </table:table-cell>
          <table:table-cell office:value-type="float" office:value="-0.064724" calcext:value-type="float">
            <text:p>-0.064724</text:p>
          </table:table-cell>
          <table:table-cell office:value-type="float" office:value="-0.023536" calcext:value-type="float">
            <text:p>-0.023536</text:p>
          </table:table-cell>
          <table:table-cell office:value-type="float" office:value="1.465114" calcext:value-type="float">
            <text:p>1.465114</text:p>
          </table:table-cell>
          <table:table-cell office:value-type="float" office:value="13.650001" calcext:value-type="float">
            <text:p>13.650001</text:p>
          </table:table-cell>
          <table:table-cell office:value-type="float" office:value="45.900002" calcext:value-type="float">
            <text:p>45.900002</text:p>
          </table:table-cell>
          <table:table-cell office:value-type="float" office:value="-51.750002" calcext:value-type="float">
            <text:p>-51.750002</text:p>
          </table:table-cell>
          <table:table-cell office:value-type="float" office:value="9.778209" calcext:value-type="float">
            <text:p>9.778209</text:p>
          </table:table-cell>
          <table:table-cell office:value-type="float" office:value="470.044679" calcext:value-type="float">
            <text:p>470.044679</text:p>
          </table:table-cell>
          <table:table-cell table:number-columns-repeated="3"/>
          <table:table-cell table:formula="of:=[.$Q$3]*([.J24] + [.$Q$2])" office:value-type="float" office:value="25.650001" calcext:value-type="float">
            <text:p>25.650001</text:p>
          </table:table-cell>
          <table:table-cell table:formula="of:=[.$Q$5]*([.K24] + [.$Q$4])" office:value-type="float" office:value="29.2950021" calcext:value-type="float">
            <text:p>29.2950021</text:p>
          </table:table-cell>
          <table:table-cell table:formula="of:=[.$Q$7]*([.L24] + [.$Q$6])" office:value-type="float" office:value="-1.750002" calcext:value-type="float">
            <text:p>-1.750002</text:p>
          </table:table-cell>
        </table:table-row>
        <table:table-row table:style-name="ro1">
          <table:table-cell table:number-columns-repeated="2" office:value-type="float" office:value="-16" calcext:value-type="float">
            <text:p>-16</text:p>
          </table:table-cell>
          <table:table-cell office:value-type="float" office:value="1036" calcext:value-type="float">
            <text:p>1036</text:p>
          </table:table-cell>
          <table:table-cell office:value-type="float" office:value="36" calcext:value-type="float">
            <text:p>36</text:p>
          </table:table-cell>
          <table:table-cell office:value-type="float" office:value="336" calcext:value-type="float">
            <text:p>336</text:p>
          </table:table-cell>
          <table:table-cell office:value-type="float" office:value="-342" calcext:value-type="float">
            <text:p>-342</text:p>
          </table:table-cell>
          <table:table-cell table:number-columns-repeated="2" office:value-type="float" office:value="-0.023536" calcext:value-type="float">
            <text:p>-0.023536</text:p>
          </table:table-cell>
          <table:table-cell office:value-type="float" office:value="1.523954" calcext:value-type="float">
            <text:p>1.523954</text:p>
          </table:table-cell>
          <table:table-cell office:value-type="float" office:value="5.4" calcext:value-type="float">
            <text:p>5.4</text:p>
          </table:table-cell>
          <table:table-cell office:value-type="float" office:value="50.400002" calcext:value-type="float">
            <text:p>50.400002</text:p>
          </table:table-cell>
          <table:table-cell office:value-type="float" office:value="-51.300002" calcext:value-type="float">
            <text:p>-51.300002</text:p>
          </table:table-cell>
          <table:table-cell office:value-type="float" office:value="10.162113" calcext:value-type="float">
            <text:p>10.162113</text:p>
          </table:table-cell>
          <table:table-cell office:value-type="float" office:value="480.786855" calcext:value-type="float">
            <text:p>480.786855</text:p>
          </table:table-cell>
          <table:table-cell table:number-columns-repeated="3"/>
          <table:table-cell table:formula="of:=[.$Q$3]*([.J25] + [.$Q$2])" office:value-type="float" office:value="17.4" calcext:value-type="float">
            <text:p>17.4</text:p>
          </table:table-cell>
          <table:table-cell table:formula="of:=[.$Q$5]*([.K25] + [.$Q$4])" office:value-type="float" office:value="34.0200021" calcext:value-type="float">
            <text:p>34.0200021</text:p>
          </table:table-cell>
          <table:table-cell table:formula="of:=[.$Q$7]*([.L25] + [.$Q$6])" office:value-type="float" office:value="-1.300002" calcext:value-type="float">
            <text:p>-1.30000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36" calcext:value-type="float">
            <text:p>-36</text:p>
          </table:table-cell>
          <table:table-cell office:value-type="float" office:value="988" calcext:value-type="float">
            <text:p>988</text:p>
          </table:table-cell>
          <table:table-cell office:value-type="float" office:value="-40" calcext:value-type="float">
            <text:p>-40</text:p>
          </table:table-cell>
          <table:table-cell office:value-type="float" office:value="368" calcext:value-type="float">
            <text:p>368</text:p>
          </table:table-cell>
          <table:table-cell office:value-type="float" office:value="-334" calcext:value-type="float">
            <text:p>-334</text:p>
          </table:table-cell>
          <table:table-cell office:value-type="float" office:value="0.011768" calcext:value-type="float">
            <text:p>0.011768</text:p>
          </table:table-cell>
          <table:table-cell office:value-type="float" office:value="-0.052956" calcext:value-type="float">
            <text:p>-0.052956</text:p>
          </table:table-cell>
          <table:table-cell office:value-type="float" office:value="1.453346" calcext:value-type="float">
            <text:p>1.453346</text:p>
          </table:table-cell>
          <table:table-cell office:value-type="float" office:value="-6" calcext:value-type="float">
            <text:p>-6</text:p>
          </table:table-cell>
          <table:table-cell office:value-type="float" office:value="55.200002" calcext:value-type="float">
            <text:p>55.200002</text:p>
          </table:table-cell>
          <table:table-cell office:value-type="float" office:value="-50.100002" calcext:value-type="float">
            <text:p>-50.100002</text:p>
          </table:table-cell>
          <table:table-cell office:value-type="float" office:value="9.695718" calcext:value-type="float">
            <text:p>9.695718</text:p>
          </table:table-cell>
          <table:table-cell office:value-type="float" office:value="498.577978" calcext:value-type="float">
            <text:p>498.577978</text:p>
          </table:table-cell>
          <table:table-cell table:number-columns-repeated="3"/>
          <table:table-cell table:formula="of:=[.$Q$3]*([.J26] + [.$Q$2])" office:value-type="float" office:value="6" calcext:value-type="float">
            <text:p>6</text:p>
          </table:table-cell>
          <table:table-cell table:formula="of:=[.$Q$5]*([.K26] + [.$Q$4])" office:value-type="float" office:value="39.0600021" calcext:value-type="float">
            <text:p>39.0600021</text:p>
          </table:table-cell>
          <table:table-cell table:formula="of:=[.$Q$7]*([.L26] + [.$Q$6])" office:value-type="float" office:value="-0.100002000000003" calcext:value-type="float">
            <text:p>-0.10000200000000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32" calcext:value-type="float">
            <text:p>132</text:p>
          </table:table-cell>
          <table:table-cell office:value-type="float" office:value="928" calcext:value-type="float">
            <text:p>928</text:p>
          </table:table-cell>
          <table:table-cell office:value-type="float" office:value="-119" calcext:value-type="float">
            <text:p>-119</text:p>
          </table:table-cell>
          <table:table-cell office:value-type="float" office:value="374" calcext:value-type="float">
            <text:p>374</text:p>
          </table:table-cell>
          <table:table-cell office:value-type="float" office:value="-324" calcext:value-type="float">
            <text:p>-324</text:p>
          </table:table-cell>
          <table:table-cell office:value-type="float" office:value="0.094144" calcext:value-type="float">
            <text:p>0.094144</text:p>
          </table:table-cell>
          <table:table-cell office:value-type="float" office:value="0.194172" calcext:value-type="float">
            <text:p>0.194172</text:p>
          </table:table-cell>
          <table:table-cell office:value-type="float" office:value="1.365086" calcext:value-type="float">
            <text:p>1.365086</text:p>
          </table:table-cell>
          <table:table-cell office:value-type="float" office:value="-17.850001" calcext:value-type="float">
            <text:p>-17.850001</text:p>
          </table:table-cell>
          <table:table-cell office:value-type="float" office:value="56.100002" calcext:value-type="float">
            <text:p>56.100002</text:p>
          </table:table-cell>
          <table:table-cell office:value-type="float" office:value="-48.600002" calcext:value-type="float">
            <text:p>-48.600002</text:p>
          </table:table-cell>
          <table:table-cell office:value-type="float" office:value="9.213576" calcext:value-type="float">
            <text:p>9.213576</text:p>
          </table:table-cell>
          <table:table-cell office:value-type="float" office:value="508.933198" calcext:value-type="float">
            <text:p>508.933198</text:p>
          </table:table-cell>
          <table:table-cell table:number-columns-repeated="3"/>
          <table:table-cell table:formula="of:=[.$Q$3]*([.J27] + [.$Q$2])" office:value-type="float" office:value="-5.850001" calcext:value-type="float">
            <text:p>-5.850001</text:p>
          </table:table-cell>
          <table:table-cell table:formula="of:=[.$Q$5]*([.K27] + [.$Q$4])" office:value-type="float" office:value="40.0050021" calcext:value-type="float">
            <text:p>40.0050021</text:p>
          </table:table-cell>
          <table:table-cell table:formula="of:=[.$Q$7]*([.L27] + [.$Q$6])" office:value-type="float" office:value="1.399998" calcext:value-type="float">
            <text:p>1.399998</text:p>
          </table:table-cell>
        </table:table-row>
        <table:table-row table:style-name="ro1">
          <table:table-cell office:value-type="float" office:value="-44" calcext:value-type="float">
            <text:p>-44</text:p>
          </table:table-cell>
          <table:table-cell office:value-type="float" office:value="12" calcext:value-type="float">
            <text:p>12</text:p>
          </table:table-cell>
          <table:table-cell office:value-type="float" office:value="1036" calcext:value-type="float">
            <text:p>1036</text:p>
          </table:table-cell>
          <table:table-cell office:value-type="float" office:value="-176" calcext:value-type="float">
            <text:p>-176</text:p>
          </table:table-cell>
          <table:table-cell office:value-type="float" office:value="360" calcext:value-type="float">
            <text:p>360</text:p>
          </table:table-cell>
          <table:table-cell office:value-type="float" office:value="-324" calcext:value-type="float">
            <text:p>-324</text:p>
          </table:table-cell>
          <table:table-cell office:value-type="float" office:value="-0.064724" calcext:value-type="float">
            <text:p>-0.064724</text:p>
          </table:table-cell>
          <table:table-cell office:value-type="float" office:value="0.017652" calcext:value-type="float">
            <text:p>0.017652</text:p>
          </table:table-cell>
          <table:table-cell office:value-type="float" office:value="1.523954" calcext:value-type="float">
            <text:p>1.523954</text:p>
          </table:table-cell>
          <table:table-cell office:value-type="float" office:value="-26.400001" calcext:value-type="float">
            <text:p>-26.400001</text:p>
          </table:table-cell>
          <table:table-cell office:value-type="float" office:value="54.000002" calcext:value-type="float">
            <text:p>54.000002</text:p>
          </table:table-cell>
          <table:table-cell office:value-type="float" office:value="-48.600002" calcext:value-type="float">
            <text:p>-48.600002</text:p>
          </table:table-cell>
          <table:table-cell office:value-type="float" office:value="10.16953" calcext:value-type="float">
            <text:p>10.16953</text:p>
          </table:table-cell>
          <table:table-cell office:value-type="float" office:value="515.317378" calcext:value-type="float">
            <text:p>515.317378</text:p>
          </table:table-cell>
          <table:table-cell table:number-columns-repeated="3"/>
          <table:table-cell table:formula="of:=[.$Q$3]*([.J28] + [.$Q$2])" office:value-type="float" office:value="-14.400001" calcext:value-type="float">
            <text:p>-14.400001</text:p>
          </table:table-cell>
          <table:table-cell table:formula="of:=[.$Q$5]*([.K28] + [.$Q$4])" office:value-type="float" office:value="37.8000021" calcext:value-type="float">
            <text:p>37.8000021</text:p>
          </table:table-cell>
          <table:table-cell table:formula="of:=[.$Q$7]*([.L28] + [.$Q$6])" office:value-type="float" office:value="1.399998" calcext:value-type="float">
            <text:p>1.399998</text:p>
          </table:table-cell>
        </table:table-row>
        <table:table-row table:style-name="ro1">
          <table:table-cell table:number-columns-repeated="2" office:value-type="float" office:value="-4" calcext:value-type="float">
            <text:p>-4</text:p>
          </table:table-cell>
          <table:table-cell office:value-type="float" office:value="1020" calcext:value-type="float">
            <text:p>1020</text:p>
          </table:table-cell>
          <table:table-cell office:value-type="float" office:value="-226" calcext:value-type="float">
            <text:p>-226</text:p>
          </table:table-cell>
          <table:table-cell office:value-type="float" office:value="336" calcext:value-type="float">
            <text:p>336</text:p>
          </table:table-cell>
          <table:table-cell office:value-type="float" office:value="-322" calcext:value-type="float">
            <text:p>-322</text:p>
          </table:table-cell>
          <table:table-cell table:number-columns-repeated="2" office:value-type="float" office:value="-0.005884" calcext:value-type="float">
            <text:p>-0.005884</text:p>
          </table:table-cell>
          <table:table-cell office:value-type="float" office:value="1.500418" calcext:value-type="float">
            <text:p>1.500418</text:p>
          </table:table-cell>
          <table:table-cell office:value-type="float" office:value="-33.900001" calcext:value-type="float">
            <text:p>-33.900001</text:p>
          </table:table-cell>
          <table:table-cell office:value-type="float" office:value="50.400002" calcext:value-type="float">
            <text:p>50.400002</text:p>
          </table:table-cell>
          <table:table-cell office:value-type="float" office:value="-48.300002" calcext:value-type="float">
            <text:p>-48.300002</text:p>
          </table:table-cell>
          <table:table-cell office:value-type="float" office:value="10.002938" calcext:value-type="float">
            <text:p>10.002938</text:p>
          </table:table-cell>
          <table:table-cell office:value-type="float" office:value="517.354811" calcext:value-type="float">
            <text:p>517.354811</text:p>
          </table:table-cell>
          <table:table-cell table:number-columns-repeated="3"/>
          <table:table-cell table:formula="of:=[.$Q$3]*([.J29] + [.$Q$2])" office:value-type="float" office:value="-21.900001" calcext:value-type="float">
            <text:p>-21.900001</text:p>
          </table:table-cell>
          <table:table-cell table:formula="of:=[.$Q$5]*([.K29] + [.$Q$4])" office:value-type="float" office:value="34.0200021" calcext:value-type="float">
            <text:p>34.0200021</text:p>
          </table:table-cell>
          <table:table-cell table:formula="of:=[.$Q$7]*([.L29] + [.$Q$6])" office:value-type="float" office:value="1.699998" calcext:value-type="float">
            <text:p>1.699998</text:p>
          </table:table-cell>
        </table:table-row>
        <table:table-row table:style-name="ro1">
          <table:table-cell office:value-type="float" office:value="-116" calcext:value-type="float">
            <text:p>-116</text:p>
          </table:table-cell>
          <table:table-cell office:value-type="float" office:value="-16" calcext:value-type="float">
            <text:p>-16</text:p>
          </table:table-cell>
          <table:table-cell office:value-type="float" office:value="820" calcext:value-type="float">
            <text:p>820</text:p>
          </table:table-cell>
          <table:table-cell office:value-type="float" office:value="-268" calcext:value-type="float">
            <text:p>-268</text:p>
          </table:table-cell>
          <table:table-cell office:value-type="float" office:value="291" calcext:value-type="float">
            <text:p>291</text:p>
          </table:table-cell>
          <table:table-cell office:value-type="float" office:value="-324" calcext:value-type="float">
            <text:p>-324</text:p>
          </table:table-cell>
          <table:table-cell office:value-type="float" office:value="-0.170636" calcext:value-type="float">
            <text:p>-0.170636</text:p>
          </table:table-cell>
          <table:table-cell office:value-type="float" office:value="-0.023536" calcext:value-type="float">
            <text:p>-0.023536</text:p>
          </table:table-cell>
          <table:table-cell office:value-type="float" office:value="1.206218" calcext:value-type="float">
            <text:p>1.206218</text:p>
          </table:table-cell>
          <table:table-cell office:value-type="float" office:value="-40.200002" calcext:value-type="float">
            <text:p>-40.200002</text:p>
          </table:table-cell>
          <table:table-cell office:value-type="float" office:value="43.650002" calcext:value-type="float">
            <text:p>43.650002</text:p>
          </table:table-cell>
          <table:table-cell office:value-type="float" office:value="-48.600002" calcext:value-type="float">
            <text:p>-48.600002</text:p>
          </table:table-cell>
          <table:table-cell office:value-type="float" office:value="8.123033" calcext:value-type="float">
            <text:p>8.123033</text:p>
          </table:table-cell>
          <table:table-cell office:value-type="float" office:value="511.352129" calcext:value-type="float">
            <text:p>511.352129</text:p>
          </table:table-cell>
          <table:table-cell table:number-columns-repeated="3"/>
          <table:table-cell table:formula="of:=[.$Q$3]*([.J30] + [.$Q$2])" office:value-type="float" office:value="-28.200002" calcext:value-type="float">
            <text:p>-28.200002</text:p>
          </table:table-cell>
          <table:table-cell table:formula="of:=[.$Q$5]*([.K30] + [.$Q$4])" office:value-type="float" office:value="26.9325021" calcext:value-type="float">
            <text:p>26.9325021</text:p>
          </table:table-cell>
          <table:table-cell table:formula="of:=[.$Q$7]*([.L30] + [.$Q$6])" office:value-type="float" office:value="1.399998" calcext:value-type="float">
            <text:p>1.399998</text:p>
          </table:table-cell>
        </table:table-row>
        <table:table-row table:style-name="ro1">
          <table:table-cell office:value-type="float" office:value="-32" calcext:value-type="float">
            <text:p>-32</text:p>
          </table:table-cell>
          <table:table-cell office:value-type="float" office:value="12" calcext:value-type="float">
            <text:p>12</text:p>
          </table:table-cell>
          <table:table-cell office:value-type="float" office:value="988" calcext:value-type="float">
            <text:p>988</text:p>
          </table:table-cell>
          <table:table-cell office:value-type="float" office:value="-322" calcext:value-type="float">
            <text:p>-322</text:p>
          </table:table-cell>
          <table:table-cell office:value-type="float" office:value="217" calcext:value-type="float">
            <text:p>217</text:p>
          </table:table-cell>
          <table:table-cell office:value-type="float" office:value="-319" calcext:value-type="float">
            <text:p>-319</text:p>
          </table:table-cell>
          <table:table-cell office:value-type="float" office:value="-0.047072" calcext:value-type="float">
            <text:p>-0.047072</text:p>
          </table:table-cell>
          <table:table-cell office:value-type="float" office:value="0.017652" calcext:value-type="float">
            <text:p>0.017652</text:p>
          </table:table-cell>
          <table:table-cell office:value-type="float" office:value="1.453346" calcext:value-type="float">
            <text:p>1.453346</text:p>
          </table:table-cell>
          <table:table-cell office:value-type="float" office:value="-48.300002" calcext:value-type="float">
            <text:p>-48.300002</text:p>
          </table:table-cell>
          <table:table-cell office:value-type="float" office:value="32.550001" calcext:value-type="float">
            <text:p>32.550001</text:p>
          </table:table-cell>
          <table:table-cell office:value-type="float" office:value="-47.850002" calcext:value-type="float">
            <text:p>-47.850002</text:p>
          </table:table-cell>
          <table:table-cell office:value-type="float" office:value="9.694765" calcext:value-type="float">
            <text:p>9.694765</text:p>
          </table:table-cell>
          <table:table-cell office:value-type="float" office:value="502.527611" calcext:value-type="float">
            <text:p>502.527611</text:p>
          </table:table-cell>
          <table:table-cell table:number-columns-repeated="3"/>
          <table:table-cell table:formula="of:=[.$Q$3]*([.J31] + [.$Q$2])" office:value-type="float" office:value="-36.300002" calcext:value-type="float">
            <text:p>-36.300002</text:p>
          </table:table-cell>
          <table:table-cell table:formula="of:=[.$Q$5]*([.K31] + [.$Q$4])" office:value-type="float" office:value="15.27750105" calcext:value-type="float">
            <text:p>15.27750105</text:p>
          </table:table-cell>
          <table:table-cell table:formula="of:=[.$Q$7]*([.L31] + [.$Q$6])" office:value-type="float" office:value="2.149998" calcext:value-type="float">
            <text:p>2.149998</text:p>
          </table:table-cell>
        </table:table-row>
        <table:table-row table:style-name="ro1">
          <table:table-cell office:value-type="float" office:value="-184" calcext:value-type="float">
            <text:p>-184</text:p>
          </table:table-cell>
          <table:table-cell office:value-type="float" office:value="-44" calcext:value-type="float">
            <text:p>-44</text:p>
          </table:table-cell>
          <table:table-cell office:value-type="float" office:value="1044" calcext:value-type="float">
            <text:p>1044</text:p>
          </table:table-cell>
          <table:table-cell office:value-type="float" office:value="-349" calcext:value-type="float">
            <text:p>-349</text:p>
          </table:table-cell>
          <table:table-cell office:value-type="float" office:value="176" calcext:value-type="float">
            <text:p>176</text:p>
          </table:table-cell>
          <table:table-cell office:value-type="float" office:value="-315" calcext:value-type="float">
            <text:p>-315</text:p>
          </table:table-cell>
          <table:table-cell office:value-type="float" office:value="-0.270664" calcext:value-type="float">
            <text:p>-0.270664</text:p>
          </table:table-cell>
          <table:table-cell office:value-type="float" office:value="-0.064724" calcext:value-type="float">
            <text:p>-0.064724</text:p>
          </table:table-cell>
          <table:table-cell office:value-type="float" office:value="1.535722" calcext:value-type="float">
            <text:p>1.535722</text:p>
          </table:table-cell>
          <table:table-cell office:value-type="float" office:value="-52.350002" calcext:value-type="float">
            <text:p>-52.350002</text:p>
          </table:table-cell>
          <table:table-cell office:value-type="float" office:value="26.400001" calcext:value-type="float">
            <text:p>26.400001</text:p>
          </table:table-cell>
          <table:table-cell office:value-type="float" office:value="-47.250002" calcext:value-type="float">
            <text:p>-47.250002</text:p>
          </table:table-cell>
          <table:table-cell office:value-type="float" office:value="10.404888" calcext:value-type="float">
            <text:p>10.404888</text:p>
          </table:table-cell>
          <table:table-cell office:value-type="float" office:value="501.998008" calcext:value-type="float">
            <text:p>501.998008</text:p>
          </table:table-cell>
          <table:table-cell table:number-columns-repeated="3"/>
          <table:table-cell table:formula="of:=[.$Q$3]*([.J32] + [.$Q$2])" office:value-type="float" office:value="-40.350002" calcext:value-type="float">
            <text:p>-40.350002</text:p>
          </table:table-cell>
          <table:table-cell table:formula="of:=[.$Q$5]*([.K32] + [.$Q$4])" office:value-type="float" office:value="8.82000105" calcext:value-type="float">
            <text:p>8.82000105</text:p>
          </table:table-cell>
          <table:table-cell table:formula="of:=[.$Q$7]*([.L32] + [.$Q$6])" office:value-type="float" office:value="2.749998" calcext:value-type="float">
            <text:p>2.749998</text:p>
          </table:table-cell>
        </table:table-row>
        <table:table-row table:style-name="ro1">
          <table:table-cell office:value-type="float" office:value="-24" calcext:value-type="float">
            <text:p>-24</text:p>
          </table:table-cell>
          <table:table-cell office:value-type="float" office:value="-56" calcext:value-type="float">
            <text:p>-56</text:p>
          </table:table-cell>
          <table:table-cell office:value-type="float" office:value="960" calcext:value-type="float">
            <text:p>960</text:p>
          </table:table-cell>
          <table:table-cell office:value-type="float" office:value="-353" calcext:value-type="float">
            <text:p>-353</text:p>
          </table:table-cell>
          <table:table-cell office:value-type="float" office:value="107" calcext:value-type="float">
            <text:p>107</text:p>
          </table:table-cell>
          <table:table-cell office:value-type="float" office:value="-316" calcext:value-type="float">
            <text:p>-316</text:p>
          </table:table-cell>
          <table:table-cell office:value-type="float" office:value="-0.035304" calcext:value-type="float">
            <text:p>-0.035304</text:p>
          </table:table-cell>
          <table:table-cell office:value-type="float" office:value="-0.082376" calcext:value-type="float">
            <text:p>-0.082376</text:p>
          </table:table-cell>
          <table:table-cell office:value-type="float" office:value="1.412158" calcext:value-type="float">
            <text:p>1.412158</text:p>
          </table:table-cell>
          <table:table-cell office:value-type="float" office:value="-52.950002" calcext:value-type="float">
            <text:p>-52.950002</text:p>
          </table:table-cell>
          <table:table-cell office:value-type="float" office:value="16.050001" calcext:value-type="float">
            <text:p>16.050001</text:p>
          </table:table-cell>
          <table:table-cell office:value-type="float" office:value="-47.400002" calcext:value-type="float">
            <text:p>-47.400002</text:p>
          </table:table-cell>
          <table:table-cell office:value-type="float" office:value="9.433325" calcext:value-type="float">
            <text:p>9.433325</text:p>
          </table:table-cell>
          <table:table-cell office:value-type="float" office:value="485.70979" calcext:value-type="float">
            <text:p>485.70979</text:p>
          </table:table-cell>
          <table:table-cell table:number-columns-repeated="3"/>
          <table:table-cell table:formula="of:=[.$Q$3]*([.J33] + [.$Q$2])" office:value-type="float" office:value="-40.950002" calcext:value-type="float">
            <text:p>-40.950002</text:p>
          </table:table-cell>
          <table:table-cell table:formula="of:=[.$Q$5]*([.K33] + [.$Q$4])" office:value-type="float" office:value="-2.04749895" calcext:value-type="float">
            <text:p>-2.04749895</text:p>
          </table:table-cell>
          <table:table-cell table:formula="of:=[.$Q$7]*([.L33] + [.$Q$6])" office:value-type="float" office:value="2.599998" calcext:value-type="float">
            <text:p>2.599998</text:p>
          </table:table-cell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-48" calcext:value-type="float">
            <text:p>-48</text:p>
          </table:table-cell>
          <table:table-cell office:value-type="float" office:value="1016" calcext:value-type="float">
            <text:p>1016</text:p>
          </table:table-cell>
          <table:table-cell office:value-type="float" office:value="-339" calcext:value-type="float">
            <text:p>-339</text:p>
          </table:table-cell>
          <table:table-cell office:value-type="float" office:value="57" calcext:value-type="float">
            <text:p>57</text:p>
          </table:table-cell>
          <table:table-cell office:value-type="float" office:value="-317" calcext:value-type="float">
            <text:p>-317</text:p>
          </table:table-cell>
          <table:table-cell office:value-type="float" office:value="-0.05884" calcext:value-type="float">
            <text:p>-0.05884</text:p>
          </table:table-cell>
          <table:table-cell office:value-type="float" office:value="-0.070608" calcext:value-type="float">
            <text:p>-0.070608</text:p>
          </table:table-cell>
          <table:table-cell office:value-type="float" office:value="1.494534" calcext:value-type="float">
            <text:p>1.494534</text:p>
          </table:table-cell>
          <table:table-cell office:value-type="float" office:value="-50.850002" calcext:value-type="float">
            <text:p>-50.850002</text:p>
          </table:table-cell>
          <table:table-cell office:value-type="float" office:value="8.55" calcext:value-type="float">
            <text:p>8.55</text:p>
          </table:table-cell>
          <table:table-cell office:value-type="float" office:value="-47.550002" calcext:value-type="float">
            <text:p>-47.550002</text:p>
          </table:table-cell>
          <table:table-cell office:value-type="float" office:value="9.982381" calcext:value-type="float">
            <text:p>9.982381</text:p>
          </table:table-cell>
          <table:table-cell office:value-type="float" office:value="467.60988" calcext:value-type="float">
            <text:p>467.60988</text:p>
          </table:table-cell>
          <table:table-cell table:number-columns-repeated="3"/>
          <table:table-cell table:formula="of:=[.$Q$3]*([.J34] + [.$Q$2])" office:value-type="float" office:value="-38.850002" calcext:value-type="float">
            <text:p>-38.850002</text:p>
          </table:table-cell>
          <table:table-cell table:formula="of:=[.$Q$5]*([.K34] + [.$Q$4])" office:value-type="float" office:value="-9.9225" calcext:value-type="float">
            <text:p>-9.9225</text:p>
          </table:table-cell>
          <table:table-cell table:formula="of:=[.$Q$7]*([.L34] + [.$Q$6])" office:value-type="float" office:value="2.449998" calcext:value-type="float">
            <text:p>2.449998</text:p>
          </table:table-cell>
        </table:table-row>
        <table:table-row table:style-name="ro1">
          <table:table-cell office:value-type="float" office:value="-132" calcext:value-type="float">
            <text:p>-132</text:p>
          </table:table-cell>
          <table:table-cell office:value-type="float" office:value="-276" calcext:value-type="float">
            <text:p>-276</text:p>
          </table:table-cell>
          <table:table-cell office:value-type="float" office:value="720" calcext:value-type="float">
            <text:p>720</text:p>
          </table:table-cell>
          <table:table-cell office:value-type="float" office:value="-301" calcext:value-type="float">
            <text:p>-301</text:p>
          </table:table-cell>
          <table:table-cell office:value-type="float" office:value="-17" calcext:value-type="float">
            <text:p>-17</text:p>
          </table:table-cell>
          <table:table-cell office:value-type="float" office:value="-319" calcext:value-type="float">
            <text:p>-319</text:p>
          </table:table-cell>
          <table:table-cell office:value-type="float" office:value="-0.194172" calcext:value-type="float">
            <text:p>-0.194172</text:p>
          </table:table-cell>
          <table:table-cell office:value-type="float" office:value="-0.405995" calcext:value-type="float">
            <text:p>-0.405995</text:p>
          </table:table-cell>
          <table:table-cell office:value-type="float" office:value="1.059118" calcext:value-type="float">
            <text:p>1.059118</text:p>
          </table:table-cell>
          <table:table-cell office:value-type="float" office:value="-45.150002" calcext:value-type="float">
            <text:p>-45.150002</text:p>
          </table:table-cell>
          <table:table-cell office:value-type="float" office:value="-2.55" calcext:value-type="float">
            <text:p>-2.55</text:p>
          </table:table-cell>
          <table:table-cell office:value-type="float" office:value="-47.850002" calcext:value-type="float">
            <text:p>-47.850002</text:p>
          </table:table-cell>
          <table:table-cell office:value-type="float" office:value="7.671785" calcext:value-type="float">
            <text:p>7.671785</text:p>
          </table:table-cell>
          <table:table-cell office:value-type="float" office:value="438.920266" calcext:value-type="float">
            <text:p>438.920266</text:p>
          </table:table-cell>
          <table:table-cell table:number-columns-repeated="3"/>
          <table:table-cell table:formula="of:=[.$Q$3]*([.J35] + [.$Q$2])" office:value-type="float" office:value="-33.150002" calcext:value-type="float">
            <text:p>-33.150002</text:p>
          </table:table-cell>
          <table:table-cell table:formula="of:=[.$Q$5]*([.K35] + [.$Q$4])" office:value-type="float" office:value="-21.5775" calcext:value-type="float">
            <text:p>-21.5775</text:p>
          </table:table-cell>
          <table:table-cell table:formula="of:=[.$Q$7]*([.L35] + [.$Q$6])" office:value-type="float" office:value="2.149998" calcext:value-type="float">
            <text:p>2.149998</text:p>
          </table:table-cell>
        </table:table-row>
        <table:table-row table:style-name="ro1">
          <table:table-cell office:value-type="float" office:value="-48" calcext:value-type="float">
            <text:p>-48</text:p>
          </table:table-cell>
          <table:table-cell office:value-type="float" office:value="-76" calcext:value-type="float">
            <text:p>-76</text:p>
          </table:table-cell>
          <table:table-cell office:value-type="float" office:value="1016" calcext:value-type="float">
            <text:p>1016</text:p>
          </table:table-cell>
          <table:table-cell office:value-type="float" office:value="-203" calcext:value-type="float">
            <text:p>-203</text:p>
          </table:table-cell>
          <table:table-cell office:value-type="float" office:value="-93" calcext:value-type="float">
            <text:p>-93</text:p>
          </table:table-cell>
          <table:table-cell office:value-type="float" office:value="-339" calcext:value-type="float">
            <text:p>-339</text:p>
          </table:table-cell>
          <table:table-cell office:value-type="float" office:value="-0.070608" calcext:value-type="float">
            <text:p>-0.070608</text:p>
          </table:table-cell>
          <table:table-cell office:value-type="float" office:value="-0.111796" calcext:value-type="float">
            <text:p>-0.111796</text:p>
          </table:table-cell>
          <table:table-cell office:value-type="float" office:value="1.494534" calcext:value-type="float">
            <text:p>1.494534</text:p>
          </table:table-cell>
          <table:table-cell office:value-type="float" office:value="-30.450001" calcext:value-type="float">
            <text:p>-30.450001</text:p>
          </table:table-cell>
          <table:table-cell office:value-type="float" office:value="-13.950001" calcext:value-type="float">
            <text:p>-13.950001</text:p>
          </table:table-cell>
          <table:table-cell office:value-type="float" office:value="-50.850002" calcext:value-type="float">
            <text:p>-50.850002</text:p>
          </table:table-cell>
          <table:table-cell office:value-type="float" office:value="10.002476" calcext:value-type="float">
            <text:p>10.002476</text:p>
          </table:table-cell>
          <table:table-cell office:value-type="float" office:value="405.929797" calcext:value-type="float">
            <text:p>405.929797</text:p>
          </table:table-cell>
          <table:table-cell table:number-columns-repeated="3"/>
          <table:table-cell table:formula="of:=[.$Q$3]*([.J36] + [.$Q$2])" office:value-type="float" office:value="-18.450001" calcext:value-type="float">
            <text:p>-18.450001</text:p>
          </table:table-cell>
          <table:table-cell table:formula="of:=[.$Q$5]*([.K36] + [.$Q$4])" office:value-type="float" office:value="-33.54750105" calcext:value-type="float">
            <text:p>-33.54750105</text:p>
          </table:table-cell>
          <table:table-cell table:formula="of:=[.$Q$7]*([.L36] + [.$Q$6])" office:value-type="float" office:value="-0.850002000000004" calcext:value-type="float">
            <text:p>-0.8500020000000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office:value-type="float" office:value="1044" calcext:value-type="float">
            <text:p>1044</text:p>
          </table:table-cell>
          <table:table-cell office:value-type="float" office:value="-91" calcext:value-type="float">
            <text:p>-91</text:p>
          </table:table-cell>
          <table:table-cell office:value-type="float" office:value="-128" calcext:value-type="float">
            <text:p>-128</text:p>
          </table:table-cell>
          <table:table-cell office:value-type="float" office:value="-344" calcext:value-type="float">
            <text:p>-344</text:p>
          </table:table-cell>
          <table:table-cell office:value-type="float" office:value="0" calcext:value-type="float">
            <text:p>0</text:p>
          </table:table-cell>
          <table:table-cell office:value-type="float" office:value="-0.017652" calcext:value-type="float">
            <text:p>-0.017652</text:p>
          </table:table-cell>
          <table:table-cell office:value-type="float" office:value="1.535722" calcext:value-type="float">
            <text:p>1.535722</text:p>
          </table:table-cell>
          <table:table-cell office:value-type="float" office:value="-13.650001" calcext:value-type="float">
            <text:p>-13.650001</text:p>
          </table:table-cell>
          <table:table-cell office:value-type="float" office:value="-19.200001" calcext:value-type="float">
            <text:p>-19.200001</text:p>
          </table:table-cell>
          <table:table-cell office:value-type="float" office:value="-51.600002" calcext:value-type="float">
            <text:p>-51.600002</text:p>
          </table:table-cell>
          <table:table-cell office:value-type="float" office:value="10.238819" calcext:value-type="float">
            <text:p>10.238819</text:p>
          </table:table-cell>
          <table:table-cell office:value-type="float" office:value="378.15473" calcext:value-type="float">
            <text:p>378.15473</text:p>
          </table:table-cell>
          <table:table-cell table:number-columns-repeated="3"/>
          <table:table-cell table:formula="of:=[.$Q$3]*([.J37] + [.$Q$2])" office:value-type="float" office:value="-1.650001" calcext:value-type="float">
            <text:p>-1.650001</text:p>
          </table:table-cell>
          <table:table-cell table:formula="of:=[.$Q$5]*([.K37] + [.$Q$4])" office:value-type="float" office:value="-39.06000105" calcext:value-type="float">
            <text:p>-39.06000105</text:p>
          </table:table-cell>
          <table:table-cell table:formula="of:=[.$Q$7]*([.L37] + [.$Q$6])" office:value-type="float" office:value="-1.600002" calcext:value-type="float">
            <text:p>-1.600002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-24" calcext:value-type="float">
            <text:p>-24</text:p>
          </table:table-cell>
          <table:table-cell office:value-type="float" office:value="1012" calcext:value-type="float">
            <text:p>1012</text:p>
          </table:table-cell>
          <table:table-cell office:value-type="float" office:value="-62" calcext:value-type="float">
            <text:p>-62</text:p>
          </table:table-cell>
          <table:table-cell office:value-type="float" office:value="-136" calcext:value-type="float">
            <text:p>-136</text:p>
          </table:table-cell>
          <table:table-cell office:value-type="float" office:value="-337" calcext:value-type="float">
            <text:p>-337</text:p>
          </table:table-cell>
          <table:table-cell office:value-type="float" office:value="-0.023536" calcext:value-type="float">
            <text:p>-0.023536</text:p>
          </table:table-cell>
          <table:table-cell office:value-type="float" office:value="-0.035304" calcext:value-type="float">
            <text:p>-0.035304</text:p>
          </table:table-cell>
          <table:table-cell office:value-type="float" office:value="1.48865" calcext:value-type="float">
            <text:p>1.48865</text:p>
          </table:table-cell>
          <table:table-cell office:value-type="float" office:value="-9.3" calcext:value-type="float">
            <text:p>-9.3</text:p>
          </table:table-cell>
          <table:table-cell office:value-type="float" office:value="-20.400001" calcext:value-type="float">
            <text:p>-20.400001</text:p>
          </table:table-cell>
          <table:table-cell office:value-type="float" office:value="-50.550002" calcext:value-type="float">
            <text:p>-50.550002</text:p>
          </table:table-cell>
          <table:table-cell office:value-type="float" office:value="9.928361" calcext:value-type="float">
            <text:p>9.928361</text:p>
          </table:table-cell>
          <table:table-cell office:value-type="float" office:value="368.658378" calcext:value-type="float">
            <text:p>368.658378</text:p>
          </table:table-cell>
          <table:table-cell table:number-columns-repeated="3"/>
          <table:table-cell table:formula="of:=[.$Q$3]*([.J38] + [.$Q$2])" office:value-type="float" office:value="2.7" calcext:value-type="float">
            <text:p>2.7</text:p>
          </table:table-cell>
          <table:table-cell table:formula="of:=[.$Q$5]*([.K38] + [.$Q$4])" office:value-type="float" office:value="-40.32000105" calcext:value-type="float">
            <text:p>-40.32000105</text:p>
          </table:table-cell>
          <table:table-cell table:formula="of:=[.$Q$7]*([.L38] + [.$Q$6])" office:value-type="float" office:value="-0.550001999999999" calcext:value-type="float">
            <text:p>-0.550001999999999</text:p>
          </table:table-cell>
        </table:table-row>
        <table:table-row table:style-name="ro1">
          <table:table-cell office:value-type="float" office:value="-32" calcext:value-type="float">
            <text:p>-32</text:p>
          </table:table-cell>
          <table:table-cell office:value-type="float" office:value="-4" calcext:value-type="float">
            <text:p>-4</text:p>
          </table:table-cell>
          <table:table-cell office:value-type="float" office:value="988" calcext:value-type="float">
            <text:p>988</text:p>
          </table:table-cell>
          <table:table-cell office:value-type="float" office:value="21" calcext:value-type="float">
            <text:p>21</text:p>
          </table:table-cell>
          <table:table-cell office:value-type="float" office:value="-120" calcext:value-type="float">
            <text:p>-120</text:p>
          </table:table-cell>
          <table:table-cell office:value-type="float" office:value="-343" calcext:value-type="float">
            <text:p>-343</text:p>
          </table:table-cell>
          <table:table-cell office:value-type="float" office:value="-0.047072" calcext:value-type="float">
            <text:p>-0.047072</text:p>
          </table:table-cell>
          <table:table-cell office:value-type="float" office:value="-0.005884" calcext:value-type="float">
            <text:p>-0.005884</text:p>
          </table:table-cell>
          <table:table-cell office:value-type="float" office:value="1.453346" calcext:value-type="float">
            <text:p>1.453346</text:p>
          </table:table-cell>
          <table:table-cell office:value-type="float" office:value="3.15" calcext:value-type="float">
            <text:p>3.15</text:p>
          </table:table-cell>
          <table:table-cell office:value-type="float" office:value="-18.000001" calcext:value-type="float">
            <text:p>-18.000001</text:p>
          </table:table-cell>
          <table:table-cell office:value-type="float" office:value="-51.450002" calcext:value-type="float">
            <text:p>-51.450002</text:p>
          </table:table-cell>
          <table:table-cell office:value-type="float" office:value="9.694131" calcext:value-type="float">
            <text:p>9.694131</text:p>
          </table:table-cell>
          <table:table-cell office:value-type="float" office:value="363.991758" calcext:value-type="float">
            <text:p>363.991758</text:p>
          </table:table-cell>
          <table:table-cell table:number-columns-repeated="3"/>
          <table:table-cell table:formula="of:=[.$Q$3]*([.J39] + [.$Q$2])" office:value-type="float" office:value="15.15" calcext:value-type="float">
            <text:p>15.15</text:p>
          </table:table-cell>
          <table:table-cell table:formula="of:=[.$Q$5]*([.K39] + [.$Q$4])" office:value-type="float" office:value="-37.80000105" calcext:value-type="float">
            <text:p>-37.80000105</text:p>
          </table:table-cell>
          <table:table-cell table:formula="of:=[.$Q$7]*([.L39] + [.$Q$6])" office:value-type="float" office:value="-1.450002" calcext:value-type="float">
            <text:p>-1.450002</text:p>
          </table:table-cell>
        </table:table-row>
        <table:table-row table:style-name="ro1">
          <table:table-cell office:value-type="float" office:value="-272" calcext:value-type="float">
            <text:p>-272</text:p>
          </table:table-cell>
          <table:table-cell office:value-type="float" office:value="4" calcext:value-type="float">
            <text:p>4</text:p>
          </table:table-cell>
          <table:table-cell office:value-type="float" office:value="1352" calcext:value-type="float">
            <text:p>1352</text:p>
          </table:table-cell>
          <table:table-cell office:value-type="float" office:value="63" calcext:value-type="float">
            <text:p>63</text:p>
          </table:table-cell>
          <table:table-cell office:value-type="float" office:value="-91" calcext:value-type="float">
            <text:p>-91</text:p>
          </table:table-cell>
          <table:table-cell office:value-type="float" office:value="-350" calcext:value-type="float">
            <text:p>-350</text:p>
          </table:table-cell>
          <table:table-cell office:value-type="float" office:value="-0.400111" calcext:value-type="float">
            <text:p>-0.400111</text:p>
          </table:table-cell>
          <table:table-cell office:value-type="float" office:value="0.005884" calcext:value-type="float">
            <text:p>0.005884</text:p>
          </table:table-cell>
          <table:table-cell office:value-type="float" office:value="1.988789" calcext:value-type="float">
            <text:p>1.988789</text:p>
          </table:table-cell>
          <table:table-cell office:value-type="float" office:value="9.45" calcext:value-type="float">
            <text:p>9.45</text:p>
          </table:table-cell>
          <table:table-cell office:value-type="float" office:value="-13.650001" calcext:value-type="float">
            <text:p>-13.650001</text:p>
          </table:table-cell>
          <table:table-cell office:value-type="float" office:value="-52.500002" calcext:value-type="float">
            <text:p>-52.500002</text:p>
          </table:table-cell>
          <table:table-cell office:value-type="float" office:value="13.524307" calcext:value-type="float">
            <text:p>13.524307</text:p>
          </table:table-cell>
          <table:table-cell office:value-type="float" office:value="367.083097" calcext:value-type="float">
            <text:p>367.083097</text:p>
          </table:table-cell>
          <table:table-cell table:number-columns-repeated="3"/>
          <table:table-cell table:formula="of:=[.$Q$3]*([.J40] + [.$Q$2])" office:value-type="float" office:value="21.45" calcext:value-type="float">
            <text:p>21.45</text:p>
          </table:table-cell>
          <table:table-cell table:formula="of:=[.$Q$5]*([.K40] + [.$Q$4])" office:value-type="float" office:value="-33.23250105" calcext:value-type="float">
            <text:p>-33.23250105</text:p>
          </table:table-cell>
          <table:table-cell table:formula="of:=[.$Q$7]*([.L40] + [.$Q$6])" office:value-type="float" office:value="-2.500002" calcext:value-type="float">
            <text:p>-2.5000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office:value-type="float" office:value="992" calcext:value-type="float">
            <text:p>992</text:p>
          </table:table-cell>
          <table:table-cell office:value-type="float" office:value="110" calcext:value-type="float">
            <text:p>110</text:p>
          </table:table-cell>
          <table:table-cell office:value-type="float" office:value="-49" calcext:value-type="float">
            <text:p>-49</text:p>
          </table:table-cell>
          <table:table-cell office:value-type="float" office:value="-353" calcext:value-type="float">
            <text:p>-353</text:p>
          </table:table-cell>
          <table:table-cell office:value-type="float" office:value="0" calcext:value-type="float">
            <text:p>0</text:p>
          </table:table-cell>
          <table:table-cell office:value-type="float" office:value="-0.017652" calcext:value-type="float">
            <text:p>-0.017652</text:p>
          </table:table-cell>
          <table:table-cell office:value-type="float" office:value="1.45923" calcext:value-type="float">
            <text:p>1.45923</text:p>
          </table:table-cell>
          <table:table-cell office:value-type="float" office:value="16.500001" calcext:value-type="float">
            <text:p>16.500001</text:p>
          </table:table-cell>
          <table:table-cell office:value-type="float" office:value="-7.35" calcext:value-type="float">
            <text:p>-7.35</text:p>
          </table:table-cell>
          <table:table-cell office:value-type="float" office:value="-52.950002" calcext:value-type="float">
            <text:p>-52.950002</text:p>
          </table:table-cell>
          <table:table-cell office:value-type="float" office:value="9.728909" calcext:value-type="float">
            <text:p>9.728909</text:p>
          </table:table-cell>
          <table:table-cell office:value-type="float" office:value="372.97453" calcext:value-type="float">
            <text:p>372.97453</text:p>
          </table:table-cell>
          <table:table-cell table:number-columns-repeated="3"/>
          <table:table-cell table:formula="of:=[.$Q$3]*([.J41] + [.$Q$2])" office:value-type="float" office:value="28.500001" calcext:value-type="float">
            <text:p>28.500001</text:p>
          </table:table-cell>
          <table:table-cell table:formula="of:=[.$Q$5]*([.K41] + [.$Q$4])" office:value-type="float" office:value="-26.6175" calcext:value-type="float">
            <text:p>-26.6175</text:p>
          </table:table-cell>
          <table:table-cell table:formula="of:=[.$Q$7]*([.L41] + [.$Q$6])" office:value-type="float" office:value="-2.950002" calcext:value-type="float">
            <text:p>-2.950002</text:p>
          </table:table-cell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-8" calcext:value-type="float">
            <text:p>-8</text:p>
          </table:table-cell>
          <table:table-cell office:value-type="float" office:value="992" calcext:value-type="float">
            <text:p>992</text:p>
          </table:table-cell>
          <table:table-cell office:value-type="float" office:value="136" calcext:value-type="float">
            <text:p>136</text:p>
          </table:table-cell>
          <table:table-cell office:value-type="float" office:value="-6" calcext:value-type="float">
            <text:p>-6</text:p>
          </table:table-cell>
          <table:table-cell office:value-type="float" office:value="-353" calcext:value-type="float">
            <text:p>-353</text:p>
          </table:table-cell>
          <table:table-cell office:value-type="float" office:value="-0.05884" calcext:value-type="float">
            <text:p>-0.05884</text:p>
          </table:table-cell>
          <table:table-cell office:value-type="float" office:value="-0.011768" calcext:value-type="float">
            <text:p>-0.011768</text:p>
          </table:table-cell>
          <table:table-cell office:value-type="float" office:value="1.45923" calcext:value-type="float">
            <text:p>1.45923</text:p>
          </table:table-cell>
          <table:table-cell office:value-type="float" office:value="20.400001" calcext:value-type="float">
            <text:p>20.400001</text:p>
          </table:table-cell>
          <table:table-cell office:value-type="float" office:value="-0.9" calcext:value-type="float">
            <text:p>-0.9</text:p>
          </table:table-cell>
          <table:table-cell office:value-type="float" office:value="-52.950002" calcext:value-type="float">
            <text:p>-52.950002</text:p>
          </table:table-cell>
          <table:table-cell office:value-type="float" office:value="9.736419" calcext:value-type="float">
            <text:p>9.736419</text:p>
          </table:table-cell>
          <table:table-cell office:value-type="float" office:value="378.339794" calcext:value-type="float">
            <text:p>378.339794</text:p>
          </table:table-cell>
          <table:table-cell table:number-columns-repeated="3"/>
          <table:table-cell table:formula="of:=[.$Q$3]*([.J42] + [.$Q$2])" office:value-type="float" office:value="32.400001" calcext:value-type="float">
            <text:p>32.400001</text:p>
          </table:table-cell>
          <table:table-cell table:formula="of:=[.$Q$5]*([.K42] + [.$Q$4])" office:value-type="float" office:value="-19.845" calcext:value-type="float">
            <text:p>-19.845</text:p>
          </table:table-cell>
          <table:table-cell table:formula="of:=[.$Q$7]*([.L42] + [.$Q$6])" office:value-type="float" office:value="-2.950002" calcext:value-type="float">
            <text:p>-2.95000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32" calcext:value-type="float">
            <text:p>-32</text:p>
          </table:table-cell>
          <table:table-cell office:value-type="float" office:value="988" calcext:value-type="float">
            <text:p>988</text:p>
          </table:table-cell>
          <table:table-cell office:value-type="float" office:value="160" calcext:value-type="float">
            <text:p>160</text:p>
          </table:table-cell>
          <table:table-cell office:value-type="float" office:value="56" calcext:value-type="float">
            <text:p>56</text:p>
          </table:table-cell>
          <table:table-cell office:value-type="float" office:value="-357" calcext:value-type="float">
            <text:p>-357</text:p>
          </table:table-cell>
          <table:table-cell office:value-type="float" office:value="0.02942" calcext:value-type="float">
            <text:p>0.02942</text:p>
          </table:table-cell>
          <table:table-cell office:value-type="float" office:value="-0.047072" calcext:value-type="float">
            <text:p>-0.047072</text:p>
          </table:table-cell>
          <table:table-cell office:value-type="float" office:value="1.453346" calcext:value-type="float">
            <text:p>1.453346</text:p>
          </table:table-cell>
          <table:table-cell office:value-type="float" office:value="24.000001" calcext:value-type="float">
            <text:p>24.000001</text:p>
          </table:table-cell>
          <table:table-cell office:value-type="float" office:value="8.4" calcext:value-type="float">
            <text:p>8.4</text:p>
          </table:table-cell>
          <table:table-cell office:value-type="float" office:value="-53.550002" calcext:value-type="float">
            <text:p>-53.550002</text:p>
          </table:table-cell>
          <table:table-cell office:value-type="float" office:value="9.696035" calcext:value-type="float">
            <text:p>9.696035</text:p>
          </table:table-cell>
          <table:table-cell office:value-type="float" office:value="395.20248" calcext:value-type="float">
            <text:p>395.20248</text:p>
          </table:table-cell>
          <table:table-cell table:number-columns-repeated="3"/>
          <table:table-cell table:formula="of:=[.$Q$3]*([.J43] + [.$Q$2])" office:value-type="float" office:value="36.000001" calcext:value-type="float">
            <text:p>36.000001</text:p>
          </table:table-cell>
          <table:table-cell table:formula="of:=[.$Q$5]*([.K43] + [.$Q$4])" office:value-type="float" office:value="-10.08" calcext:value-type="float">
            <text:p>-10.08</text:p>
          </table:table-cell>
          <table:table-cell table:formula="of:=[.$Q$7]*([.L43] + [.$Q$6])" office:value-type="float" office:value="-3.550002" calcext:value-type="float">
            <text:p>-3.550002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20" calcext:value-type="float">
            <text:p>-20</text:p>
          </table:table-cell>
          <table:table-cell office:value-type="float" office:value="1016" calcext:value-type="float">
            <text:p>1016</text:p>
          </table:table-cell>
          <table:table-cell office:value-type="float" office:value="163" calcext:value-type="float">
            <text:p>163</text:p>
          </table:table-cell>
          <table:table-cell office:value-type="float" office:value="156" calcext:value-type="float">
            <text:p>156</text:p>
          </table:table-cell>
          <table:table-cell office:value-type="float" office:value="-357" calcext:value-type="float">
            <text:p>-357</text:p>
          </table:table-cell>
          <table:table-cell office:value-type="float" office:value="-0.005884" calcext:value-type="float">
            <text:p>-0.005884</text:p>
          </table:table-cell>
          <table:table-cell office:value-type="float" office:value="-0.02942" calcext:value-type="float">
            <text:p>-0.02942</text:p>
          </table:table-cell>
          <table:table-cell office:value-type="float" office:value="1.494534" calcext:value-type="float">
            <text:p>1.494534</text:p>
          </table:table-cell>
          <table:table-cell office:value-type="float" office:value="24.450001" calcext:value-type="float">
            <text:p>24.450001</text:p>
          </table:table-cell>
          <table:table-cell office:value-type="float" office:value="23.400001" calcext:value-type="float">
            <text:p>23.400001</text:p>
          </table:table-cell>
          <table:table-cell office:value-type="float" office:value="-53.550002" calcext:value-type="float">
            <text:p>-53.550002</text:p>
          </table:table-cell>
          <table:table-cell office:value-type="float" office:value="9.965565" calcext:value-type="float">
            <text:p>9.965565</text:p>
          </table:table-cell>
          <table:table-cell office:value-type="float" office:value="422.319784" calcext:value-type="float">
            <text:p>422.319784</text:p>
          </table:table-cell>
          <table:table-cell table:number-columns-repeated="3"/>
          <table:table-cell table:formula="of:=[.$Q$3]*([.J44] + [.$Q$2])" office:value-type="float" office:value="36.450001" calcext:value-type="float">
            <text:p>36.450001</text:p>
          </table:table-cell>
          <table:table-cell table:formula="of:=[.$Q$5]*([.K44] + [.$Q$4])" office:value-type="float" office:value="5.67000105" calcext:value-type="float">
            <text:p>5.67000105</text:p>
          </table:table-cell>
          <table:table-cell table:formula="of:=[.$Q$7]*([.L44] + [.$Q$6])" office:value-type="float" office:value="-3.550002" calcext:value-type="float">
            <text:p>-3.550002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12" calcext:value-type="float">
            <text:p>-12</text:p>
          </table:table-cell>
          <table:table-cell office:value-type="float" office:value="980" calcext:value-type="float">
            <text:p>980</text:p>
          </table:table-cell>
          <table:table-cell office:value-type="float" office:value="140" calcext:value-type="float">
            <text:p>140</text:p>
          </table:table-cell>
          <table:table-cell office:value-type="float" office:value="238" calcext:value-type="float">
            <text:p>238</text:p>
          </table:table-cell>
          <table:table-cell office:value-type="float" office:value="-354" calcext:value-type="float">
            <text:p>-354</text:p>
          </table:table-cell>
          <table:table-cell office:value-type="float" office:value="-0.011768" calcext:value-type="float">
            <text:p>-0.011768</text:p>
          </table:table-cell>
          <table:table-cell office:value-type="float" office:value="-0.017652" calcext:value-type="float">
            <text:p>-0.017652</text:p>
          </table:table-cell>
          <table:table-cell office:value-type="float" office:value="1.441578" calcext:value-type="float">
            <text:p>1.441578</text:p>
          </table:table-cell>
          <table:table-cell office:value-type="float" office:value="21.000001" calcext:value-type="float">
            <text:p>21.000001</text:p>
          </table:table-cell>
          <table:table-cell office:value-type="float" office:value="35.700001" calcext:value-type="float">
            <text:p>35.700001</text:p>
          </table:table-cell>
          <table:table-cell office:value-type="float" office:value="-53.100002" calcext:value-type="float">
            <text:p>-53.100002</text:p>
          </table:table-cell>
          <table:table-cell office:value-type="float" office:value="9.611558" calcext:value-type="float">
            <text:p>9.611558</text:p>
          </table:table-cell>
          <table:table-cell office:value-type="float" office:value="448.954341" calcext:value-type="float">
            <text:p>448.954341</text:p>
          </table:table-cell>
          <table:table-cell table:number-columns-repeated="3"/>
          <table:table-cell table:formula="of:=[.$Q$3]*([.J45] + [.$Q$2])" office:value-type="float" office:value="33.000001" calcext:value-type="float">
            <text:p>33.000001</text:p>
          </table:table-cell>
          <table:table-cell table:formula="of:=[.$Q$5]*([.K45] + [.$Q$4])" office:value-type="float" office:value="18.58500105" calcext:value-type="float">
            <text:p>18.58500105</text:p>
          </table:table-cell>
          <table:table-cell table:formula="of:=[.$Q$7]*([.L45] + [.$Q$6])" office:value-type="float" office:value="-3.100002" calcext:value-type="float">
            <text:p>-3.10000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36" calcext:value-type="float">
            <text:p>-36</text:p>
          </table:table-cell>
          <table:table-cell office:value-type="float" office:value="988" calcext:value-type="float">
            <text:p>988</text:p>
          </table:table-cell>
          <table:table-cell office:value-type="float" office:value="113" calcext:value-type="float">
            <text:p>113</text:p>
          </table:table-cell>
          <table:table-cell office:value-type="float" office:value="275" calcext:value-type="float">
            <text:p>275</text:p>
          </table:table-cell>
          <table:table-cell office:value-type="float" office:value="-349" calcext:value-type="float">
            <text:p>-349</text:p>
          </table:table-cell>
          <table:table-cell office:value-type="float" office:value="0.041188" calcext:value-type="float">
            <text:p>0.041188</text:p>
          </table:table-cell>
          <table:table-cell office:value-type="float" office:value="-0.052956" calcext:value-type="float">
            <text:p>-0.052956</text:p>
          </table:table-cell>
          <table:table-cell office:value-type="float" office:value="1.453346" calcext:value-type="float">
            <text:p>1.453346</text:p>
          </table:table-cell>
          <table:table-cell office:value-type="float" office:value="16.950001" calcext:value-type="float">
            <text:p>16.950001</text:p>
          </table:table-cell>
          <table:table-cell office:value-type="float" office:value="41.250002" calcext:value-type="float">
            <text:p>41.250002</text:p>
          </table:table-cell>
          <table:table-cell office:value-type="float" office:value="-52.350002" calcext:value-type="float">
            <text:p>-52.350002</text:p>
          </table:table-cell>
          <table:table-cell office:value-type="float" office:value="9.699288" calcext:value-type="float">
            <text:p>9.699288</text:p>
          </table:table-cell>
          <table:table-cell office:value-type="float" office:value="458.470283" calcext:value-type="float">
            <text:p>458.470283</text:p>
          </table:table-cell>
          <table:table-cell table:number-columns-repeated="3"/>
          <table:table-cell table:formula="of:=[.$Q$3]*([.J46] + [.$Q$2])" office:value-type="float" office:value="28.950001" calcext:value-type="float">
            <text:p>28.950001</text:p>
          </table:table-cell>
          <table:table-cell table:formula="of:=[.$Q$5]*([.K46] + [.$Q$4])" office:value-type="float" office:value="24.4125021" calcext:value-type="float">
            <text:p>24.4125021</text:p>
          </table:table-cell>
          <table:table-cell table:formula="of:=[.$Q$7]*([.L46] + [.$Q$6])" office:value-type="float" office:value="-2.350002" calcext:value-type="float">
            <text:p>-2.350002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20" calcext:value-type="float">
            <text:p>20</text:p>
          </table:table-cell>
          <table:table-cell office:value-type="float" office:value="1008" calcext:value-type="float">
            <text:p>1008</text:p>
          </table:table-cell>
          <table:table-cell office:value-type="float" office:value="66" calcext:value-type="float">
            <text:p>66</text:p>
          </table:table-cell>
          <table:table-cell office:value-type="float" office:value="326" calcext:value-type="float">
            <text:p>326</text:p>
          </table:table-cell>
          <table:table-cell office:value-type="float" office:value="-345" calcext:value-type="float">
            <text:p>-345</text:p>
          </table:table-cell>
          <table:table-cell office:value-type="float" office:value="-0.011768" calcext:value-type="float">
            <text:p>-0.011768</text:p>
          </table:table-cell>
          <table:table-cell office:value-type="float" office:value="0.02942" calcext:value-type="float">
            <text:p>0.02942</text:p>
          </table:table-cell>
          <table:table-cell office:value-type="float" office:value="1.482766" calcext:value-type="float">
            <text:p>1.482766</text:p>
          </table:table-cell>
          <table:table-cell office:value-type="float" office:value="9.9" calcext:value-type="float">
            <text:p>9.9</text:p>
          </table:table-cell>
          <table:table-cell office:value-type="float" office:value="48.900002" calcext:value-type="float">
            <text:p>48.900002</text:p>
          </table:table-cell>
          <table:table-cell office:value-type="float" office:value="-51.750002" calcext:value-type="float">
            <text:p>-51.750002</text:p>
          </table:table-cell>
          <table:table-cell office:value-type="float" office:value="9.88736" calcext:value-type="float">
            <text:p>9.88736</text:p>
          </table:table-cell>
          <table:table-cell office:value-type="float" office:value="479.225417" calcext:value-type="float">
            <text:p>479.225417</text:p>
          </table:table-cell>
          <table:table-cell table:number-columns-repeated="3"/>
          <table:table-cell table:formula="of:=[.$Q$3]*([.J47] + [.$Q$2])" office:value-type="float" office:value="21.9" calcext:value-type="float">
            <text:p>21.9</text:p>
          </table:table-cell>
          <table:table-cell table:formula="of:=[.$Q$5]*([.K47] + [.$Q$4])" office:value-type="float" office:value="32.4450021" calcext:value-type="float">
            <text:p>32.4450021</text:p>
          </table:table-cell>
          <table:table-cell table:formula="of:=[.$Q$7]*([.L47] + [.$Q$6])" office:value-type="float" office:value="-1.750002" calcext:value-type="float">
            <text:p>-1.750002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24" calcext:value-type="float">
            <text:p>-24</text:p>
          </table:table-cell>
          <table:table-cell office:value-type="float" office:value="1000" calcext:value-type="float">
            <text:p>1000</text:p>
          </table:table-cell>
          <table:table-cell office:value-type="float" office:value="70" calcext:value-type="float">
            <text:p>70</text:p>
          </table:table-cell>
          <table:table-cell office:value-type="float" office:value="324" calcext:value-type="float">
            <text:p>324</text:p>
          </table:table-cell>
          <table:table-cell office:value-type="float" office:value="-345" calcext:value-type="float">
            <text:p>-345</text:p>
          </table:table-cell>
          <table:table-cell office:value-type="float" office:value="-0.011768" calcext:value-type="float">
            <text:p>-0.011768</text:p>
          </table:table-cell>
          <table:table-cell office:value-type="float" office:value="-0.035304" calcext:value-type="float">
            <text:p>-0.035304</text:p>
          </table:table-cell>
          <table:table-cell office:value-type="float" office:value="1.470998" calcext:value-type="float">
            <text:p>1.470998</text:p>
          </table:table-cell>
          <table:table-cell office:value-type="float" office:value="10.5" calcext:value-type="float">
            <text:p>10.5</text:p>
          </table:table-cell>
          <table:table-cell office:value-type="float" office:value="48.600002" calcext:value-type="float">
            <text:p>48.600002</text:p>
          </table:table-cell>
          <table:table-cell office:value-type="float" office:value="-51.750002" calcext:value-type="float">
            <text:p>-51.750002</text:p>
          </table:table-cell>
          <table:table-cell office:value-type="float" office:value="9.809788" calcext:value-type="float">
            <text:p>9.809788</text:p>
          </table:table-cell>
          <table:table-cell office:value-type="float" office:value="478.435994" calcext:value-type="float">
            <text:p>478.435994</text:p>
          </table:table-cell>
          <table:table-cell table:number-columns-repeated="3"/>
          <table:table-cell table:formula="of:=[.$Q$3]*([.J48] + [.$Q$2])" office:value-type="float" office:value="22.5" calcext:value-type="float">
            <text:p>22.5</text:p>
          </table:table-cell>
          <table:table-cell table:formula="of:=[.$Q$5]*([.K48] + [.$Q$4])" office:value-type="float" office:value="32.1300021" calcext:value-type="float">
            <text:p>32.1300021</text:p>
          </table:table-cell>
          <table:table-cell table:formula="of:=[.$Q$7]*([.L48] + [.$Q$6])" office:value-type="float" office:value="-1.750002" calcext:value-type="float">
            <text:p>-1.75000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8" calcext:value-type="float">
            <text:p>-8</text:p>
          </table:table-cell>
          <table:table-cell office:value-type="float" office:value="972" calcext:value-type="float">
            <text:p>972</text:p>
          </table:table-cell>
          <table:table-cell office:value-type="float" office:value="137" calcext:value-type="float">
            <text:p>137</text:p>
          </table:table-cell>
          <table:table-cell office:value-type="float" office:value="247" calcext:value-type="float">
            <text:p>247</text:p>
          </table:table-cell>
          <table:table-cell office:value-type="float" office:value="-352" calcext:value-type="float">
            <text:p>-352</text:p>
          </table:table-cell>
          <table:table-cell office:value-type="float" office:value="0.05884" calcext:value-type="float">
            <text:p>0.05884</text:p>
          </table:table-cell>
          <table:table-cell office:value-type="float" office:value="-0.011768" calcext:value-type="float">
            <text:p>-0.011768</text:p>
          </table:table-cell>
          <table:table-cell office:value-type="float" office:value="1.42981" calcext:value-type="float">
            <text:p>1.42981</text:p>
          </table:table-cell>
          <table:table-cell office:value-type="float" office:value="20.550001" calcext:value-type="float">
            <text:p>20.550001</text:p>
          </table:table-cell>
          <table:table-cell office:value-type="float" office:value="37.050001" calcext:value-type="float">
            <text:p>37.050001</text:p>
          </table:table-cell>
          <table:table-cell office:value-type="float" office:value="-52.800002" calcext:value-type="float">
            <text:p>-52.800002</text:p>
          </table:table-cell>
          <table:table-cell office:value-type="float" office:value="9.540455" calcext:value-type="float">
            <text:p>9.540455</text:p>
          </table:table-cell>
          <table:table-cell office:value-type="float" office:value="451.311422" calcext:value-type="float">
            <text:p>451.311422</text:p>
          </table:table-cell>
          <table:table-cell table:number-columns-repeated="3"/>
          <table:table-cell table:formula="of:=[.$Q$3]*([.J49] + [.$Q$2])" office:value-type="float" office:value="32.550001" calcext:value-type="float">
            <text:p>32.550001</text:p>
          </table:table-cell>
          <table:table-cell table:formula="of:=[.$Q$5]*([.K49] + [.$Q$4])" office:value-type="float" office:value="20.00250105" calcext:value-type="float">
            <text:p>20.00250105</text:p>
          </table:table-cell>
          <table:table-cell table:formula="of:=[.$Q$7]*([.L49] + [.$Q$6])" office:value-type="float" office:value="-2.800002" calcext:value-type="float">
            <text:p>-2.800002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-24" calcext:value-type="float">
            <text:p>-24</text:p>
          </table:table-cell>
          <table:table-cell office:value-type="float" office:value="1016" calcext:value-type="float">
            <text:p>1016</text:p>
          </table:table-cell>
          <table:table-cell office:value-type="float" office:value="167" calcext:value-type="float">
            <text:p>167</text:p>
          </table:table-cell>
          <table:table-cell office:value-type="float" office:value="169" calcext:value-type="float">
            <text:p>169</text:p>
          </table:table-cell>
          <table:table-cell office:value-type="float" office:value="-352" calcext:value-type="float">
            <text:p>-352</text:p>
          </table:table-cell>
          <table:table-cell office:value-type="float" office:value="-0.017652" calcext:value-type="float">
            <text:p>-0.017652</text:p>
          </table:table-cell>
          <table:table-cell office:value-type="float" office:value="-0.035304" calcext:value-type="float">
            <text:p>-0.035304</text:p>
          </table:table-cell>
          <table:table-cell office:value-type="float" office:value="1.494534" calcext:value-type="float">
            <text:p>1.494534</text:p>
          </table:table-cell>
          <table:table-cell office:value-type="float" office:value="25.050001" calcext:value-type="float">
            <text:p>25.050001</text:p>
          </table:table-cell>
          <table:table-cell office:value-type="float" office:value="25.350001" calcext:value-type="float">
            <text:p>25.350001</text:p>
          </table:table-cell>
          <table:table-cell office:value-type="float" office:value="-52.800002" calcext:value-type="float">
            <text:p>-52.800002</text:p>
          </table:table-cell>
          <table:table-cell office:value-type="float" office:value="9.967031" calcext:value-type="float">
            <text:p>9.967031</text:p>
          </table:table-cell>
          <table:table-cell office:value-type="float" office:value="424.681057" calcext:value-type="float">
            <text:p>424.681057</text:p>
          </table:table-cell>
          <table:table-cell table:number-columns-repeated="3"/>
          <table:table-cell table:formula="of:=[.$Q$3]*([.J50] + [.$Q$2])" office:value-type="float" office:value="37.050001" calcext:value-type="float">
            <text:p>37.050001</text:p>
          </table:table-cell>
          <table:table-cell table:formula="of:=[.$Q$5]*([.K50] + [.$Q$4])" office:value-type="float" office:value="7.71750105" calcext:value-type="float">
            <text:p>7.71750105</text:p>
          </table:table-cell>
          <table:table-cell table:formula="of:=[.$Q$7]*([.L50] + [.$Q$6])" office:value-type="float" office:value="-2.800002" calcext:value-type="float">
            <text:p>-2.800002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20" calcext:value-type="float">
            <text:p>20</text:p>
          </table:table-cell>
          <table:table-cell office:value-type="float" office:value="1012" calcext:value-type="float">
            <text:p>1012</text:p>
          </table:table-cell>
          <table:table-cell office:value-type="float" office:value="172" calcext:value-type="float">
            <text:p>172</text:p>
          </table:table-cell>
          <table:table-cell office:value-type="float" office:value="64" calcext:value-type="float">
            <text:p>64</text:p>
          </table:table-cell>
          <table:table-cell office:value-type="float" office:value="-354" calcext:value-type="float">
            <text:p>-354</text:p>
          </table:table-cell>
          <table:table-cell office:value-type="float" office:value="-0.005884" calcext:value-type="float">
            <text:p>-0.005884</text:p>
          </table:table-cell>
          <table:table-cell office:value-type="float" office:value="0.02942" calcext:value-type="float">
            <text:p>0.02942</text:p>
          </table:table-cell>
          <table:table-cell office:value-type="float" office:value="1.48865" calcext:value-type="float">
            <text:p>1.48865</text:p>
          </table:table-cell>
          <table:table-cell office:value-type="float" office:value="25.800001" calcext:value-type="float">
            <text:p>25.800001</text:p>
          </table:table-cell>
          <table:table-cell office:value-type="float" office:value="9.6" calcext:value-type="float">
            <text:p>9.6</text:p>
          </table:table-cell>
          <table:table-cell office:value-type="float" office:value="-53.100002" calcext:value-type="float">
            <text:p>-53.100002</text:p>
          </table:table-cell>
          <table:table-cell office:value-type="float" office:value="9.926346" calcext:value-type="float">
            <text:p>9.926346</text:p>
          </table:table-cell>
          <table:table-cell office:value-type="float" office:value="398.743025" calcext:value-type="float">
            <text:p>398.743025</text:p>
          </table:table-cell>
          <table:table-cell table:number-columns-repeated="3"/>
          <table:table-cell table:formula="of:=[.$Q$3]*([.J51] + [.$Q$2])" office:value-type="float" office:value="37.800001" calcext:value-type="float">
            <text:p>37.800001</text:p>
          </table:table-cell>
          <table:table-cell table:formula="of:=[.$Q$5]*([.K51] + [.$Q$4])" office:value-type="float" office:value="-8.82" calcext:value-type="float">
            <text:p>-8.82</text:p>
          </table:table-cell>
          <table:table-cell table:formula="of:=[.$Q$7]*([.L51] + [.$Q$6])" office:value-type="float" office:value="-3.100002" calcext:value-type="float">
            <text:p>-3.100002</text:p>
          </table:table-cell>
        </table:table-row>
        <table:table-row table:style-name="ro1">
          <table:table-cell office:value-type="float" office:value="-28" calcext:value-type="float">
            <text:p>-28</text:p>
          </table:table-cell>
          <table:table-cell office:value-type="float" office:value="24" calcext:value-type="float">
            <text:p>24</text:p>
          </table:table-cell>
          <table:table-cell office:value-type="float" office:value="1084" calcext:value-type="float">
            <text:p>1084</text:p>
          </table:table-cell>
          <table:table-cell office:value-type="float" office:value="119" calcext:value-type="float">
            <text:p>119</text:p>
          </table:table-cell>
          <table:table-cell office:value-type="float" office:value="-57" calcext:value-type="float">
            <text:p>-57</text:p>
          </table:table-cell>
          <table:table-cell office:value-type="float" office:value="-353" calcext:value-type="float">
            <text:p>-353</text:p>
          </table:table-cell>
          <table:table-cell office:value-type="float" office:value="-0.041188" calcext:value-type="float">
            <text:p>-0.041188</text:p>
          </table:table-cell>
          <table:table-cell office:value-type="float" office:value="0.035304" calcext:value-type="float">
            <text:p>0.035304</text:p>
          </table:table-cell>
          <table:table-cell office:value-type="float" office:value="1.594562" calcext:value-type="float">
            <text:p>1.594562</text:p>
          </table:table-cell>
          <table:table-cell office:value-type="float" office:value="17.850001" calcext:value-type="float">
            <text:p>17.850001</text:p>
          </table:table-cell>
          <table:table-cell office:value-type="float" office:value="-8.55" calcext:value-type="float">
            <text:p>-8.55</text:p>
          </table:table-cell>
          <table:table-cell office:value-type="float" office:value="-52.950002" calcext:value-type="float">
            <text:p>-52.950002</text:p>
          </table:table-cell>
          <table:table-cell office:value-type="float" office:value="10.63656" calcext:value-type="float">
            <text:p>10.63656</text:p>
          </table:table-cell>
          <table:table-cell office:value-type="float" office:value="376.854083" calcext:value-type="float">
            <text:p>376.854083</text:p>
          </table:table-cell>
          <table:table-cell table:number-columns-repeated="3"/>
          <table:table-cell table:formula="of:=[.$Q$3]*([.J52] + [.$Q$2])" office:value-type="float" office:value="29.850001" calcext:value-type="float">
            <text:p>29.850001</text:p>
          </table:table-cell>
          <table:table-cell table:formula="of:=[.$Q$5]*([.K52] + [.$Q$4])" office:value-type="float" office:value="-27.8775" calcext:value-type="float">
            <text:p>-27.8775</text:p>
          </table:table-cell>
          <table:table-cell table:formula="of:=[.$Q$7]*([.L52] + [.$Q$6])" office:value-type="float" office:value="-2.950002" calcext:value-type="float">
            <text:p>-2.95000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968" calcext:value-type="float">
            <text:p>968</text:p>
          </table:table-cell>
          <table:table-cell office:value-type="float" office:value="0" calcext:value-type="float">
            <text:p>0</text:p>
          </table:table-cell>
          <table:table-cell office:value-type="float" office:value="-125" calcext:value-type="float">
            <text:p>-125</text:p>
          </table:table-cell>
          <table:table-cell office:value-type="float" office:value="-344" calcext:value-type="float">
            <text:p>-344</text:p>
          </table:table-cell>
          <table:table-cell office:value-type="float" office:value="0.041188" calcext:value-type="float">
            <text:p>0.041188</text:p>
          </table:table-cell>
          <table:table-cell office:value-type="float" office:value="0.011768" calcext:value-type="float">
            <text:p>0.011768</text:p>
          </table:table-cell>
          <table:table-cell office:value-type="float" office:value="1.423926" calcext:value-type="float">
            <text:p>1.423926</text:p>
          </table:table-cell>
          <table:table-cell office:value-type="float" office:value="0" calcext:value-type="float">
            <text:p>0</text:p>
          </table:table-cell>
          <table:table-cell office:value-type="float" office:value="-18.750001" calcext:value-type="float">
            <text:p>-18.750001</text:p>
          </table:table-cell>
          <table:table-cell office:value-type="float" office:value="-51.600002" calcext:value-type="float">
            <text:p>-51.600002</text:p>
          </table:table-cell>
          <table:table-cell office:value-type="float" office:value="9.497132" calcext:value-type="float">
            <text:p>9.497132</text:p>
          </table:table-cell>
          <table:table-cell office:value-type="float" office:value="366.006831" calcext:value-type="float">
            <text:p>366.006831</text:p>
          </table:table-cell>
          <table:table-cell table:number-columns-repeated="3"/>
          <table:table-cell table:formula="of:=[.$Q$3]*([.J53] + [.$Q$2])" office:value-type="float" office:value="12" calcext:value-type="float">
            <text:p>12</text:p>
          </table:table-cell>
          <table:table-cell table:formula="of:=[.$Q$5]*([.K53] + [.$Q$4])" office:value-type="float" office:value="-38.58750105" calcext:value-type="float">
            <text:p>-38.58750105</text:p>
          </table:table-cell>
          <table:table-cell table:formula="of:=[.$Q$7]*([.L53] + [.$Q$6])" office:value-type="float" office:value="-1.600002" calcext:value-type="float">
            <text:p>-1.60000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4" calcext:value-type="float">
            <text:p>-4</text:p>
          </table:table-cell>
          <table:table-cell office:value-type="float" office:value="972" calcext:value-type="float">
            <text:p>972</text:p>
          </table:table-cell>
          <table:table-cell office:value-type="float" office:value="-96" calcext:value-type="float">
            <text:p>-96</text:p>
          </table:table-cell>
          <table:table-cell office:value-type="float" office:value="-135" calcext:value-type="float">
            <text:p>-135</text:p>
          </table:table-cell>
          <table:table-cell office:value-type="float" office:value="-337" calcext:value-type="float">
            <text:p>-337</text:p>
          </table:table-cell>
          <table:table-cell office:value-type="float" office:value="0.017652" calcext:value-type="float">
            <text:p>0.017652</text:p>
          </table:table-cell>
          <table:table-cell office:value-type="float" office:value="-0.005884" calcext:value-type="float">
            <text:p>-0.005884</text:p>
          </table:table-cell>
          <table:table-cell office:value-type="float" office:value="1.42981" calcext:value-type="float">
            <text:p>1.42981</text:p>
          </table:table-cell>
          <table:table-cell office:value-type="float" office:value="-14.400001" calcext:value-type="float">
            <text:p>-14.400001</text:p>
          </table:table-cell>
          <table:table-cell office:value-type="float" office:value="-20.250001" calcext:value-type="float">
            <text:p>-20.250001</text:p>
          </table:table-cell>
          <table:table-cell office:value-type="float" office:value="-50.550002" calcext:value-type="float">
            <text:p>-50.550002</text:p>
          </table:table-cell>
          <table:table-cell office:value-type="float" office:value="9.532872" calcext:value-type="float">
            <text:p>9.532872</text:p>
          </table:table-cell>
          <table:table-cell office:value-type="float" office:value="375.512982" calcext:value-type="float">
            <text:p>375.512982</text:p>
          </table:table-cell>
          <table:table-cell table:number-columns-repeated="3"/>
          <table:table-cell table:formula="of:=[.$Q$3]*([.J54] + [.$Q$2])" office:value-type="float" office:value="-2.400001" calcext:value-type="float">
            <text:p>-2.400001</text:p>
          </table:table-cell>
          <table:table-cell table:formula="of:=[.$Q$5]*([.K54] + [.$Q$4])" office:value-type="float" office:value="-40.16250105" calcext:value-type="float">
            <text:p>-40.16250105</text:p>
          </table:table-cell>
          <table:table-cell table:formula="of:=[.$Q$7]*([.L54] + [.$Q$6])" office:value-type="float" office:value="-0.550001999999999" calcext:value-type="float">
            <text:p>-0.550001999999999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-16" calcext:value-type="float">
            <text:p>-16</text:p>
          </table:table-cell>
          <table:table-cell office:value-type="float" office:value="1040" calcext:value-type="float">
            <text:p>1040</text:p>
          </table:table-cell>
          <table:table-cell office:value-type="float" office:value="-189" calcext:value-type="float">
            <text:p>-189</text:p>
          </table:table-cell>
          <table:table-cell office:value-type="float" office:value="-112" calcext:value-type="float">
            <text:p>-112</text:p>
          </table:table-cell>
          <table:table-cell office:value-type="float" office:value="-332" calcext:value-type="float">
            <text:p>-332</text:p>
          </table:table-cell>
          <table:table-cell office:value-type="float" office:value="-0.02942" calcext:value-type="float">
            <text:p>-0.02942</text:p>
          </table:table-cell>
          <table:table-cell office:value-type="float" office:value="-0.023536" calcext:value-type="float">
            <text:p>-0.023536</text:p>
          </table:table-cell>
          <table:table-cell office:value-type="float" office:value="1.529838" calcext:value-type="float">
            <text:p>1.529838</text:p>
          </table:table-cell>
          <table:table-cell office:value-type="float" office:value="-28.350001" calcext:value-type="float">
            <text:p>-28.350001</text:p>
          </table:table-cell>
          <table:table-cell office:value-type="float" office:value="-16.800001" calcext:value-type="float">
            <text:p>-16.800001</text:p>
          </table:table-cell>
          <table:table-cell office:value-type="float" office:value="-49.800002" calcext:value-type="float">
            <text:p>-49.800002</text:p>
          </table:table-cell>
          <table:table-cell office:value-type="float" office:value="10.20201" calcext:value-type="float">
            <text:p>10.20201</text:p>
          </table:table-cell>
          <table:table-cell office:value-type="float" office:value="398.10677" calcext:value-type="float">
            <text:p>398.10677</text:p>
          </table:table-cell>
          <table:table-cell table:number-columns-repeated="3"/>
          <table:table-cell table:formula="of:=[.$Q$3]*([.J55] + [.$Q$2])" office:value-type="float" office:value="-16.350001" calcext:value-type="float">
            <text:p>-16.350001</text:p>
          </table:table-cell>
          <table:table-cell table:formula="of:=[.$Q$5]*([.K55] + [.$Q$4])" office:value-type="float" office:value="-36.54000105" calcext:value-type="float">
            <text:p>-36.54000105</text:p>
          </table:table-cell>
          <table:table-cell table:formula="of:=[.$Q$7]*([.L55] + [.$Q$6])" office:value-type="float" office:value="0.199998000000001" calcext:value-type="float">
            <text:p>0.199998000000001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-8" calcext:value-type="float">
            <text:p>-8</text:p>
          </table:table-cell>
          <table:table-cell office:value-type="float" office:value="1032" calcext:value-type="float">
            <text:p>1032</text:p>
          </table:table-cell>
          <table:table-cell office:value-type="float" office:value="-308" calcext:value-type="float">
            <text:p>-308</text:p>
          </table:table-cell>
          <table:table-cell office:value-type="float" office:value="3" calcext:value-type="float">
            <text:p>3</text:p>
          </table:table-cell>
          <table:table-cell office:value-type="float" office:value="-325" calcext:value-type="float">
            <text:p>-325</text:p>
          </table:table-cell>
          <table:table-cell office:value-type="float" office:value="-0.02942" calcext:value-type="float">
            <text:p>-0.02942</text:p>
          </table:table-cell>
          <table:table-cell office:value-type="float" office:value="-0.011768" calcext:value-type="float">
            <text:p>-0.011768</text:p>
          </table:table-cell>
          <table:table-cell office:value-type="float" office:value="1.51807" calcext:value-type="float">
            <text:p>1.51807</text:p>
          </table:table-cell>
          <table:table-cell office:value-type="float" office:value="-46.200002" calcext:value-type="float">
            <text:p>-46.200002</text:p>
          </table:table-cell>
          <table:table-cell office:value-type="float" office:value="0.45" calcext:value-type="float">
            <text:p>0.45</text:p>
          </table:table-cell>
          <table:table-cell office:value-type="float" office:value="-48.750002" calcext:value-type="float">
            <text:p>-48.750002</text:p>
          </table:table-cell>
          <table:table-cell office:value-type="float" office:value="10.122668" calcext:value-type="float">
            <text:p>10.122668</text:p>
          </table:table-cell>
          <table:table-cell office:value-type="float" office:value="447.77003" calcext:value-type="float">
            <text:p>447.77003</text:p>
          </table:table-cell>
          <table:table-cell table:number-columns-repeated="3"/>
          <table:table-cell table:formula="of:=[.$Q$3]*([.J56] + [.$Q$2])" office:value-type="float" office:value="-34.200002" calcext:value-type="float">
            <text:p>-34.200002</text:p>
          </table:table-cell>
          <table:table-cell table:formula="of:=[.$Q$5]*([.K56] + [.$Q$4])" office:value-type="float" office:value="-18.4275" calcext:value-type="float">
            <text:p>-18.4275</text:p>
          </table:table-cell>
          <table:table-cell table:formula="of:=[.$Q$7]*([.L56] + [.$Q$6])" office:value-type="float" office:value="1.249998" calcext:value-type="float">
            <text:p>1.24999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948" calcext:value-type="float">
            <text:p>948</text:p>
          </table:table-cell>
          <table:table-cell office:value-type="float" office:value="-330" calcext:value-type="float">
            <text:p>-330</text:p>
          </table:table-cell>
          <table:table-cell office:value-type="float" office:value="154" calcext:value-type="float">
            <text:p>154</text:p>
          </table:table-cell>
          <table:table-cell office:value-type="float" office:value="-321" calcext:value-type="float">
            <text:p>-321</text:p>
          </table:table-cell>
          <table:table-cell office:value-type="float" office:value="0.052956" calcext:value-type="float">
            <text:p>0.052956</text:p>
          </table:table-cell>
          <table:table-cell office:value-type="float" office:value="0" calcext:value-type="float">
            <text:p>0</text:p>
          </table:table-cell>
          <table:table-cell office:value-type="float" office:value="1.394506" calcext:value-type="float">
            <text:p>1.394506</text:p>
          </table:table-cell>
          <table:table-cell office:value-type="float" office:value="-49.500002" calcext:value-type="float">
            <text:p>-49.500002</text:p>
          </table:table-cell>
          <table:table-cell office:value-type="float" office:value="23.100001" calcext:value-type="float">
            <text:p>23.100001</text:p>
          </table:table-cell>
          <table:table-cell office:value-type="float" office:value="-48.150002" calcext:value-type="float">
            <text:p>-48.150002</text:p>
          </table:table-cell>
          <table:table-cell office:value-type="float" office:value="9.303406" calcext:value-type="float">
            <text:p>9.303406</text:p>
          </table:table-cell>
          <table:table-cell office:value-type="float" office:value="485.445157" calcext:value-type="float">
            <text:p>485.445157</text:p>
          </table:table-cell>
          <table:table-cell table:number-columns-repeated="3"/>
          <table:table-cell table:formula="of:=[.$Q$3]*([.J57] + [.$Q$2])" office:value-type="float" office:value="-37.500002" calcext:value-type="float">
            <text:p>-37.500002</text:p>
          </table:table-cell>
          <table:table-cell table:formula="of:=[.$Q$5]*([.K57] + [.$Q$4])" office:value-type="float" office:value="5.35500105" calcext:value-type="float">
            <text:p>5.35500105</text:p>
          </table:table-cell>
          <table:table-cell table:formula="of:=[.$Q$7]*([.L57] + [.$Q$6])" office:value-type="float" office:value="1.849998" calcext:value-type="float">
            <text:p>1.849998</text:p>
          </table:table-cell>
        </table:table-row>
        <table:table-row table:style-name="ro1">
          <table:table-cell office:value-type="float" office:value="-72" calcext:value-type="float">
            <text:p>-72</text:p>
          </table:table-cell>
          <table:table-cell office:value-type="float" office:value="136" calcext:value-type="float">
            <text:p>136</text:p>
          </table:table-cell>
          <table:table-cell office:value-type="float" office:value="1020" calcext:value-type="float">
            <text:p>1020</text:p>
          </table:table-cell>
          <table:table-cell office:value-type="float" office:value="-330" calcext:value-type="float">
            <text:p>-330</text:p>
          </table:table-cell>
          <table:table-cell office:value-type="float" office:value="188" calcext:value-type="float">
            <text:p>188</text:p>
          </table:table-cell>
          <table:table-cell office:value-type="float" office:value="-321" calcext:value-type="float">
            <text:p>-321</text:p>
          </table:table-cell>
          <table:table-cell office:value-type="float" office:value="-0.105912" calcext:value-type="float">
            <text:p>-0.105912</text:p>
          </table:table-cell>
          <table:table-cell office:value-type="float" office:value="0.200056" calcext:value-type="float">
            <text:p>0.200056</text:p>
          </table:table-cell>
          <table:table-cell office:value-type="float" office:value="1.500418" calcext:value-type="float">
            <text:p>1.500418</text:p>
          </table:table-cell>
          <table:table-cell office:value-type="float" office:value="-49.500002" calcext:value-type="float">
            <text:p>-49.500002</text:p>
          </table:table-cell>
          <table:table-cell office:value-type="float" office:value="28.200001" calcext:value-type="float">
            <text:p>28.200001</text:p>
          </table:table-cell>
          <table:table-cell office:value-type="float" office:value="-48.150002" calcext:value-type="float">
            <text:p>-48.150002</text:p>
          </table:table-cell>
          <table:table-cell office:value-type="float" office:value="10.115977" calcext:value-type="float">
            <text:p>10.115977</text:p>
          </table:table-cell>
          <table:table-cell office:value-type="float" office:value="497.277588" calcext:value-type="float">
            <text:p>497.277588</text:p>
          </table:table-cell>
          <table:table-cell table:number-columns-repeated="3"/>
          <table:table-cell table:formula="of:=[.$Q$3]*([.J58] + [.$Q$2])" office:value-type="float" office:value="-37.500002" calcext:value-type="float">
            <text:p>-37.500002</text:p>
          </table:table-cell>
          <table:table-cell table:formula="of:=[.$Q$5]*([.K58] + [.$Q$4])" office:value-type="float" office:value="10.71000105" calcext:value-type="float">
            <text:p>10.71000105</text:p>
          </table:table-cell>
          <table:table-cell table:formula="of:=[.$Q$7]*([.L58] + [.$Q$6])" office:value-type="float" office:value="1.849998" calcext:value-type="float">
            <text:p>1.84999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8" calcext:value-type="float">
            <text:p>8</text:p>
          </table:table-cell>
          <table:table-cell office:value-type="float" office:value="996" calcext:value-type="float">
            <text:p>996</text:p>
          </table:table-cell>
          <table:table-cell office:value-type="float" office:value="-294" calcext:value-type="float">
            <text:p>-294</text:p>
          </table:table-cell>
          <table:table-cell office:value-type="float" office:value="283" calcext:value-type="float">
            <text:p>283</text:p>
          </table:table-cell>
          <table:table-cell office:value-type="float" office:value="-314" calcext:value-type="float">
            <text:p>-314</text:p>
          </table:table-cell>
          <table:table-cell office:value-type="float" office:value="0.111796" calcext:value-type="float">
            <text:p>0.111796</text:p>
          </table:table-cell>
          <table:table-cell office:value-type="float" office:value="0.011768" calcext:value-type="float">
            <text:p>0.011768</text:p>
          </table:table-cell>
          <table:table-cell office:value-type="float" office:value="1.465114" calcext:value-type="float">
            <text:p>1.465114</text:p>
          </table:table-cell>
          <table:table-cell office:value-type="float" office:value="-44.100002" calcext:value-type="float">
            <text:p>-44.100002</text:p>
          </table:table-cell>
          <table:table-cell office:value-type="float" office:value="42.450002" calcext:value-type="float">
            <text:p>42.450002</text:p>
          </table:table-cell>
          <table:table-cell office:value-type="float" office:value="-47.100002" calcext:value-type="float">
            <text:p>-47.100002</text:p>
          </table:table-cell>
          <table:table-cell office:value-type="float" office:value="9.796132" calcext:value-type="float">
            <text:p>9.796132</text:p>
          </table:table-cell>
          <table:table-cell office:value-type="float" office:value="514.899019" calcext:value-type="float">
            <text:p>514.899019</text:p>
          </table:table-cell>
          <table:table-cell table:number-columns-repeated="3"/>
          <table:table-cell table:formula="of:=[.$Q$3]*([.J59] + [.$Q$2])" office:value-type="float" office:value="-32.100002" calcext:value-type="float">
            <text:p>-32.100002</text:p>
          </table:table-cell>
          <table:table-cell table:formula="of:=[.$Q$5]*([.K59] + [.$Q$4])" office:value-type="float" office:value="25.6725021" calcext:value-type="float">
            <text:p>25.6725021</text:p>
          </table:table-cell>
          <table:table-cell table:formula="of:=[.$Q$7]*([.L59] + [.$Q$6])" office:value-type="float" office:value="2.899998" calcext:value-type="float">
            <text:p>2.89999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128" calcext:value-type="float">
            <text:p>-128</text:p>
          </table:table-cell>
          <table:table-cell office:value-type="float" office:value="960" calcext:value-type="float">
            <text:p>960</text:p>
          </table:table-cell>
          <table:table-cell office:value-type="float" office:value="-215" calcext:value-type="float">
            <text:p>-215</text:p>
          </table:table-cell>
          <table:table-cell office:value-type="float" office:value="341" calcext:value-type="float">
            <text:p>341</text:p>
          </table:table-cell>
          <table:table-cell office:value-type="float" office:value="-321" calcext:value-type="float">
            <text:p>-321</text:p>
          </table:table-cell>
          <table:table-cell office:value-type="float" office:value="0.041188" calcext:value-type="float">
            <text:p>0.041188</text:p>
          </table:table-cell>
          <table:table-cell office:value-type="float" office:value="-0.188288" calcext:value-type="float">
            <text:p>-0.188288</text:p>
          </table:table-cell>
          <table:table-cell office:value-type="float" office:value="1.412158" calcext:value-type="float">
            <text:p>1.412158</text:p>
          </table:table-cell>
          <table:table-cell office:value-type="float" office:value="-32.250001" calcext:value-type="float">
            <text:p>-32.250001</text:p>
          </table:table-cell>
          <table:table-cell office:value-type="float" office:value="51.150002" calcext:value-type="float">
            <text:p>51.150002</text:p>
          </table:table-cell>
          <table:table-cell office:value-type="float" office:value="-48.150002" calcext:value-type="float">
            <text:p>-48.150002</text:p>
          </table:table-cell>
          <table:table-cell office:value-type="float" office:value="9.501668" calcext:value-type="float">
            <text:p>9.501668</text:p>
          </table:table-cell>
          <table:table-cell office:value-type="float" office:value="515.312527" calcext:value-type="float">
            <text:p>515.312527</text:p>
          </table:table-cell>
          <table:table-cell table:number-columns-repeated="3"/>
          <table:table-cell table:formula="of:=[.$Q$3]*([.J60] + [.$Q$2])" office:value-type="float" office:value="-20.250001" calcext:value-type="float">
            <text:p>-20.250001</text:p>
          </table:table-cell>
          <table:table-cell table:formula="of:=[.$Q$5]*([.K60] + [.$Q$4])" office:value-type="float" office:value="34.8075021" calcext:value-type="float">
            <text:p>34.8075021</text:p>
          </table:table-cell>
          <table:table-cell table:formula="of:=[.$Q$7]*([.L60] + [.$Q$6])" office:value-type="float" office:value="1.849998" calcext:value-type="float">
            <text:p>1.84999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992" calcext:value-type="float">
            <text:p>992</text:p>
          </table:table-cell>
          <table:table-cell office:value-type="float" office:value="-80" calcext:value-type="float">
            <text:p>-80</text:p>
          </table:table-cell>
          <table:table-cell office:value-type="float" office:value="365" calcext:value-type="float">
            <text:p>365</text:p>
          </table:table-cell>
          <table:table-cell office:value-type="float" office:value="-330" calcext:value-type="float">
            <text:p>-330</text:p>
          </table:table-cell>
          <table:table-cell office:value-type="float" office:value="0.023536" calcext:value-type="float">
            <text:p>0.023536</text:p>
          </table:table-cell>
          <table:table-cell office:value-type="float" office:value="0.05884" calcext:value-type="float">
            <text:p>0.05884</text:p>
          </table:table-cell>
          <table:table-cell office:value-type="float" office:value="1.45923" calcext:value-type="float">
            <text:p>1.45923</text:p>
          </table:table-cell>
          <table:table-cell office:value-type="float" office:value="-12" calcext:value-type="float">
            <text:p>-12</text:p>
          </table:table-cell>
          <table:table-cell office:value-type="float" office:value="54.750002" calcext:value-type="float">
            <text:p>54.750002</text:p>
          </table:table-cell>
          <table:table-cell office:value-type="float" office:value="-49.500002" calcext:value-type="float">
            <text:p>-49.500002</text:p>
          </table:table-cell>
          <table:table-cell office:value-type="float" office:value="9.737367" calcext:value-type="float">
            <text:p>9.737367</text:p>
          </table:table-cell>
          <table:table-cell office:value-type="float" office:value="498.522818" calcext:value-type="float">
            <text:p>498.522818</text:p>
          </table:table-cell>
          <table:table-cell table:number-columns-repeated="3"/>
          <table:table-cell table:formula="of:=[.$Q$3]*([.J61] + [.$Q$2])" office:value-type="float" office:value="0" calcext:value-type="float">
            <text:p>0</text:p>
          </table:table-cell>
          <table:table-cell table:formula="of:=[.$Q$5]*([.K61] + [.$Q$4])" office:value-type="float" office:value="38.5875021" calcext:value-type="float">
            <text:p>38.5875021</text:p>
          </table:table-cell>
          <table:table-cell table:formula="of:=[.$Q$7]*([.L61] + [.$Q$6])" office:value-type="float" office:value="0.499997999999998" calcext:value-type="float">
            <text:p>0.499997999999998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104" calcext:value-type="float">
            <text:p>104</text:p>
          </table:table-cell>
          <table:table-cell office:value-type="float" office:value="764" calcext:value-type="float">
            <text:p>764</text:p>
          </table:table-cell>
          <table:table-cell office:value-type="float" office:value="65" calcext:value-type="float">
            <text:p>65</text:p>
          </table:table-cell>
          <table:table-cell office:value-type="float" office:value="309" calcext:value-type="float">
            <text:p>309</text:p>
          </table:table-cell>
          <table:table-cell office:value-type="float" office:value="-346" calcext:value-type="float">
            <text:p>-346</text:p>
          </table:table-cell>
          <table:table-cell office:value-type="float" office:value="-0.017652" calcext:value-type="float">
            <text:p>-0.017652</text:p>
          </table:table-cell>
          <table:table-cell office:value-type="float" office:value="0.152984" calcext:value-type="float">
            <text:p>0.152984</text:p>
          </table:table-cell>
          <table:table-cell office:value-type="float" office:value="1.123842" calcext:value-type="float">
            <text:p>1.123842</text:p>
          </table:table-cell>
          <table:table-cell office:value-type="float" office:value="9.75" calcext:value-type="float">
            <text:p>9.75</text:p>
          </table:table-cell>
          <table:table-cell office:value-type="float" office:value="46.350002" calcext:value-type="float">
            <text:p>46.350002</text:p>
          </table:table-cell>
          <table:table-cell office:value-type="float" office:value="-51.900002" calcext:value-type="float">
            <text:p>-51.900002</text:p>
          </table:table-cell>
          <table:table-cell office:value-type="float" office:value="7.562295" calcext:value-type="float">
            <text:p>7.562295</text:p>
          </table:table-cell>
          <table:table-cell office:value-type="float" office:value="468.425021" calcext:value-type="float">
            <text:p>468.425021</text:p>
          </table:table-cell>
          <table:table-cell table:number-columns-repeated="3"/>
          <table:table-cell table:formula="of:=[.$Q$3]*([.J62] + [.$Q$2])" office:value-type="float" office:value="21.75" calcext:value-type="float">
            <text:p>21.75</text:p>
          </table:table-cell>
          <table:table-cell table:formula="of:=[.$Q$5]*([.K62] + [.$Q$4])" office:value-type="float" office:value="29.7675021" calcext:value-type="float">
            <text:p>29.7675021</text:p>
          </table:table-cell>
          <table:table-cell table:formula="of:=[.$Q$7]*([.L62] + [.$Q$6])" office:value-type="float" office:value="-1.900002" calcext:value-type="float">
            <text:p>-1.900002</text:p>
          </table:table-cell>
        </table:table-row>
        <table:table-row table:style-name="ro1">
          <table:table-cell office:value-type="float" office:value="-44" calcext:value-type="float">
            <text:p>-44</text:p>
          </table:table-cell>
          <table:table-cell office:value-type="float" office:value="-8" calcext:value-type="float">
            <text:p>-8</text:p>
          </table:table-cell>
          <table:table-cell office:value-type="float" office:value="992" calcext:value-type="float">
            <text:p>992</text:p>
          </table:table-cell>
          <table:table-cell office:value-type="float" office:value="139" calcext:value-type="float">
            <text:p>139</text:p>
          </table:table-cell>
          <table:table-cell office:value-type="float" office:value="215" calcext:value-type="float">
            <text:p>215</text:p>
          </table:table-cell>
          <table:table-cell office:value-type="float" office:value="-354" calcext:value-type="float">
            <text:p>-354</text:p>
          </table:table-cell>
          <table:table-cell office:value-type="float" office:value="-0.064724" calcext:value-type="float">
            <text:p>-0.064724</text:p>
          </table:table-cell>
          <table:table-cell office:value-type="float" office:value="-0.011768" calcext:value-type="float">
            <text:p>-0.011768</text:p>
          </table:table-cell>
          <table:table-cell office:value-type="float" office:value="1.45923" calcext:value-type="float">
            <text:p>1.45923</text:p>
          </table:table-cell>
          <table:table-cell office:value-type="float" office:value="20.850001" calcext:value-type="float">
            <text:p>20.850001</text:p>
          </table:table-cell>
          <table:table-cell office:value-type="float" office:value="32.250001" calcext:value-type="float">
            <text:p>32.250001</text:p>
          </table:table-cell>
          <table:table-cell office:value-type="float" office:value="-53.100002" calcext:value-type="float">
            <text:p>-53.100002</text:p>
          </table:table-cell>
          <table:table-cell office:value-type="float" office:value="9.738078" calcext:value-type="float">
            <text:p>9.738078</text:p>
          </table:table-cell>
          <table:table-cell office:value-type="float" office:value="436.877557" calcext:value-type="float">
            <text:p>436.877557</text:p>
          </table:table-cell>
          <table:table-cell table:number-columns-repeated="3"/>
          <table:table-cell table:formula="of:=[.$Q$3]*([.J63] + [.$Q$2])" office:value-type="float" office:value="32.850001" calcext:value-type="float">
            <text:p>32.850001</text:p>
          </table:table-cell>
          <table:table-cell table:formula="of:=[.$Q$5]*([.K63] + [.$Q$4])" office:value-type="float" office:value="14.96250105" calcext:value-type="float">
            <text:p>14.96250105</text:p>
          </table:table-cell>
          <table:table-cell table:formula="of:=[.$Q$7]*([.L63] + [.$Q$6])" office:value-type="float" office:value="-3.100002" calcext:value-type="float">
            <text:p>-3.1000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976" calcext:value-type="float">
            <text:p>976</text:p>
          </table:table-cell>
          <table:table-cell office:value-type="float" office:value="178" calcext:value-type="float">
            <text:p>178</text:p>
          </table:table-cell>
          <table:table-cell office:value-type="float" office:value="140" calcext:value-type="float">
            <text:p>140</text:p>
          </table:table-cell>
          <table:table-cell office:value-type="float" office:value="-349" calcext:value-type="float">
            <text:p>-349</text:p>
          </table:table-cell>
          <table:table-cell office:value-type="float" office:value="0" calcext:value-type="float">
            <text:p>0</text:p>
          </table:table-cell>
          <table:table-cell office:value-type="float" office:value="0.035304" calcext:value-type="float">
            <text:p>0.035304</text:p>
          </table:table-cell>
          <table:table-cell office:value-type="float" office:value="1.435694" calcext:value-type="float">
            <text:p>1.435694</text:p>
          </table:table-cell>
          <table:table-cell office:value-type="float" office:value="26.700001" calcext:value-type="float">
            <text:p>26.700001</text:p>
          </table:table-cell>
          <table:table-cell office:value-type="float" office:value="21.000001" calcext:value-type="float">
            <text:p>21.000001</text:p>
          </table:table-cell>
          <table:table-cell office:value-type="float" office:value="-52.350002" calcext:value-type="float">
            <text:p>-52.350002</text:p>
          </table:table-cell>
          <table:table-cell office:value-type="float" office:value="9.574184" calcext:value-type="float">
            <text:p>9.574184</text:p>
          </table:table-cell>
          <table:table-cell office:value-type="float" office:value="416.034854" calcext:value-type="float">
            <text:p>416.034854</text:p>
          </table:table-cell>
          <table:table-cell table:number-columns-repeated="3"/>
          <table:table-cell table:formula="of:=[.$Q$3]*([.J64] + [.$Q$2])" office:value-type="float" office:value="38.700001" calcext:value-type="float">
            <text:p>38.700001</text:p>
          </table:table-cell>
          <table:table-cell table:formula="of:=[.$Q$5]*([.K64] + [.$Q$4])" office:value-type="float" office:value="3.15000105" calcext:value-type="float">
            <text:p>3.15000105</text:p>
          </table:table-cell>
          <table:table-cell table:formula="of:=[.$Q$7]*([.L64] + [.$Q$6])" office:value-type="float" office:value="-2.350002" calcext:value-type="float">
            <text:p>-2.350002</text:p>
          </table:table-cell>
        </table:table-row>
        <table:table-row table:style-name="ro1">
          <table:table-cell office:value-type="float" office:value="-24" calcext:value-type="float">
            <text:p>-24</text:p>
          </table:table-cell>
          <table:table-cell office:value-type="float" office:value="-72" calcext:value-type="float">
            <text:p>-72</text:p>
          </table:table-cell>
          <table:table-cell office:value-type="float" office:value="1016" calcext:value-type="float">
            <text:p>1016</text:p>
          </table:table-cell>
          <table:table-cell office:value-type="float" office:value="168" calcext:value-type="float">
            <text:p>168</text:p>
          </table:table-cell>
          <table:table-cell office:value-type="float" office:value="93" calcext:value-type="float">
            <text:p>93</text:p>
          </table:table-cell>
          <table:table-cell office:value-type="float" office:value="-348" calcext:value-type="float">
            <text:p>-348</text:p>
          </table:table-cell>
          <table:table-cell office:value-type="float" office:value="-0.035304" calcext:value-type="float">
            <text:p>-0.035304</text:p>
          </table:table-cell>
          <table:table-cell office:value-type="float" office:value="-0.105912" calcext:value-type="float">
            <text:p>-0.105912</text:p>
          </table:table-cell>
          <table:table-cell office:value-type="float" office:value="1.494534" calcext:value-type="float">
            <text:p>1.494534</text:p>
          </table:table-cell>
          <table:table-cell office:value-type="float" office:value="25.200001" calcext:value-type="float">
            <text:p>25.200001</text:p>
          </table:table-cell>
          <table:table-cell office:value-type="float" office:value="13.950001" calcext:value-type="float">
            <text:p>13.950001</text:p>
          </table:table-cell>
          <table:table-cell office:value-type="float" office:value="-52.200002" calcext:value-type="float">
            <text:p>-52.200002</text:p>
          </table:table-cell>
          <table:table-cell office:value-type="float" office:value="9.991317" calcext:value-type="float">
            <text:p>9.991317</text:p>
          </table:table-cell>
          <table:table-cell office:value-type="float" office:value="397.463206" calcext:value-type="float">
            <text:p>397.463206</text:p>
          </table:table-cell>
          <table:table-cell table:number-columns-repeated="3"/>
          <table:table-cell table:formula="of:=[.$Q$3]*([.J65] + [.$Q$2])" office:value-type="float" office:value="37.200001" calcext:value-type="float">
            <text:p>37.200001</text:p>
          </table:table-cell>
          <table:table-cell table:formula="of:=[.$Q$5]*([.K65] + [.$Q$4])" office:value-type="float" office:value="-4.25249895" calcext:value-type="float">
            <text:p>-4.25249895</text:p>
          </table:table-cell>
          <table:table-cell table:formula="of:=[.$Q$7]*([.L65] + [.$Q$6])" office:value-type="float" office:value="-2.200002" calcext:value-type="float">
            <text:p>-2.200002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-20" calcext:value-type="float">
            <text:p>-20</text:p>
          </table:table-cell>
          <table:table-cell office:value-type="float" office:value="904" calcext:value-type="float">
            <text:p>904</text:p>
          </table:table-cell>
          <table:table-cell office:value-type="float" office:value="158" calcext:value-type="float">
            <text:p>158</text:p>
          </table:table-cell>
          <table:table-cell office:value-type="float" office:value="20" calcext:value-type="float">
            <text:p>20</text:p>
          </table:table-cell>
          <table:table-cell office:value-type="float" office:value="-347" calcext:value-type="float">
            <text:p>-347</text:p>
          </table:table-cell>
          <table:table-cell office:value-type="float" office:value="-0.017652" calcext:value-type="float">
            <text:p>-0.017652</text:p>
          </table:table-cell>
          <table:table-cell office:value-type="float" office:value="-0.02942" calcext:value-type="float">
            <text:p>-0.02942</text:p>
          </table:table-cell>
          <table:table-cell office:value-type="float" office:value="1.329782" calcext:value-type="float">
            <text:p>1.329782</text:p>
          </table:table-cell>
          <table:table-cell office:value-type="float" office:value="23.700001" calcext:value-type="float">
            <text:p>23.700001</text:p>
          </table:table-cell>
          <table:table-cell office:value-type="float" office:value="3" calcext:value-type="float">
            <text:p>3</text:p>
          </table:table-cell>
          <table:table-cell office:value-type="float" office:value="-52.050002" calcext:value-type="float">
            <text:p>-52.050002</text:p>
          </table:table-cell>
          <table:table-cell office:value-type="float" office:value="8.868163" calcext:value-type="float">
            <text:p>8.868163</text:p>
          </table:table-cell>
          <table:table-cell office:value-type="float" office:value="381.802305" calcext:value-type="float">
            <text:p>381.802305</text:p>
          </table:table-cell>
          <table:table-cell table:number-columns-repeated="3"/>
          <table:table-cell table:formula="of:=[.$Q$3]*([.J66] + [.$Q$2])" office:value-type="float" office:value="35.700001" calcext:value-type="float">
            <text:p>35.700001</text:p>
          </table:table-cell>
          <table:table-cell table:formula="of:=[.$Q$5]*([.K66] + [.$Q$4])" office:value-type="float" office:value="-15.75" calcext:value-type="float">
            <text:p>-15.75</text:p>
          </table:table-cell>
          <table:table-cell table:formula="of:=[.$Q$7]*([.L66] + [.$Q$6])" office:value-type="float" office:value="-2.050002" calcext:value-type="float">
            <text:p>-2.050002</text:p>
          </table:table-cell>
        </table:table-row>
        <table:table-row table:style-name="ro1">
          <table:table-cell office:value-type="float" office:value="-36" calcext:value-type="float">
            <text:p>-36</text:p>
          </table:table-cell>
          <table:table-cell office:value-type="float" office:value="-12" calcext:value-type="float">
            <text:p>-12</text:p>
          </table:table-cell>
          <table:table-cell office:value-type="float" office:value="976" calcext:value-type="float">
            <text:p>976</text:p>
          </table:table-cell>
          <table:table-cell office:value-type="float" office:value="124" calcext:value-type="float">
            <text:p>124</text:p>
          </table:table-cell>
          <table:table-cell office:value-type="float" office:value="-50" calcext:value-type="float">
            <text:p>-50</text:p>
          </table:table-cell>
          <table:table-cell office:value-type="float" office:value="-345" calcext:value-type="float">
            <text:p>-345</text:p>
          </table:table-cell>
          <table:table-cell office:value-type="float" office:value="-0.052956" calcext:value-type="float">
            <text:p>-0.052956</text:p>
          </table:table-cell>
          <table:table-cell office:value-type="float" office:value="-0.017652" calcext:value-type="float">
            <text:p>-0.017652</text:p>
          </table:table-cell>
          <table:table-cell office:value-type="float" office:value="1.435694" calcext:value-type="float">
            <text:p>1.435694</text:p>
          </table:table-cell>
          <table:table-cell office:value-type="float" office:value="18.600001" calcext:value-type="float">
            <text:p>18.600001</text:p>
          </table:table-cell>
          <table:table-cell office:value-type="float" office:value="-7.5" calcext:value-type="float">
            <text:p>-7.5</text:p>
          </table:table-cell>
          <table:table-cell office:value-type="float" office:value="-51.750002" calcext:value-type="float">
            <text:p>-51.750002</text:p>
          </table:table-cell>
          <table:table-cell office:value-type="float" office:value="9.578523" calcext:value-type="float">
            <text:p>9.578523</text:p>
          </table:table-cell>
          <table:table-cell office:value-type="float" office:value="370.001351" calcext:value-type="float">
            <text:p>370.001351</text:p>
          </table:table-cell>
          <table:table-cell table:number-columns-repeated="3"/>
          <table:table-cell table:formula="of:=[.$Q$3]*([.J67] + [.$Q$2])" office:value-type="float" office:value="30.600001" calcext:value-type="float">
            <text:p>30.600001</text:p>
          </table:table-cell>
          <table:table-cell table:formula="of:=[.$Q$5]*([.K67] + [.$Q$4])" office:value-type="float" office:value="-26.775" calcext:value-type="float">
            <text:p>-26.775</text:p>
          </table:table-cell>
          <table:table-cell table:formula="of:=[.$Q$7]*([.L67] + [.$Q$6])" office:value-type="float" office:value="-1.750002" calcext:value-type="float">
            <text:p>-1.750002</text:p>
          </table:table-cell>
        </table:table-row>
        <table:table-row table:style-name="ro1">
          <table:table-cell office:value-type="float" office:value="-32" calcext:value-type="float">
            <text:p>-32</text:p>
          </table:table-cell>
          <table:table-cell office:value-type="float" office:value="-12" calcext:value-type="float">
            <text:p>-12</text:p>
          </table:table-cell>
          <table:table-cell office:value-type="float" office:value="1024" calcext:value-type="float">
            <text:p>1024</text:p>
          </table:table-cell>
          <table:table-cell office:value-type="float" office:value="35" calcext:value-type="float">
            <text:p>35</text:p>
          </table:table-cell>
          <table:table-cell office:value-type="float" office:value="-119" calcext:value-type="float">
            <text:p>-119</text:p>
          </table:table-cell>
          <table:table-cell office:value-type="float" office:value="-343" calcext:value-type="float">
            <text:p>-343</text:p>
          </table:table-cell>
          <table:table-cell office:value-type="float" office:value="-0.047072" calcext:value-type="float">
            <text:p>-0.047072</text:p>
          </table:table-cell>
          <table:table-cell office:value-type="float" office:value="-0.017652" calcext:value-type="float">
            <text:p>-0.017652</text:p>
          </table:table-cell>
          <table:table-cell office:value-type="float" office:value="1.506302" calcext:value-type="float">
            <text:p>1.506302</text:p>
          </table:table-cell>
          <table:table-cell office:value-type="float" office:value="5.25" calcext:value-type="float">
            <text:p>5.25</text:p>
          </table:table-cell>
          <table:table-cell office:value-type="float" office:value="-17.850001" calcext:value-type="float">
            <text:p>-17.850001</text:p>
          </table:table-cell>
          <table:table-cell office:value-type="float" office:value="-51.450002" calcext:value-type="float">
            <text:p>-51.450002</text:p>
          </table:table-cell>
          <table:table-cell office:value-type="float" office:value="10.047602" calcext:value-type="float">
            <text:p>10.047602</text:p>
          </table:table-cell>
          <table:table-cell office:value-type="float" office:value="364.739633" calcext:value-type="float">
            <text:p>364.739633</text:p>
          </table:table-cell>
          <table:table-cell table:number-columns-repeated="3"/>
          <table:table-cell table:formula="of:=[.$Q$3]*([.J68] + [.$Q$2])" office:value-type="float" office:value="17.25" calcext:value-type="float">
            <text:p>17.25</text:p>
          </table:table-cell>
          <table:table-cell table:formula="of:=[.$Q$5]*([.K68] + [.$Q$4])" office:value-type="float" office:value="-37.64250105" calcext:value-type="float">
            <text:p>-37.64250105</text:p>
          </table:table-cell>
          <table:table-cell table:formula="of:=[.$Q$7]*([.L68] + [.$Q$6])" office:value-type="float" office:value="-1.450002" calcext:value-type="float">
            <text:p>-1.4500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8" calcext:value-type="float">
            <text:p>-28</text:p>
          </table:table-cell>
          <table:table-cell office:value-type="float" office:value="1012" calcext:value-type="float">
            <text:p>1012</text:p>
          </table:table-cell>
          <table:table-cell office:value-type="float" office:value="-102" calcext:value-type="float">
            <text:p>-102</text:p>
          </table:table-cell>
          <table:table-cell office:value-type="float" office:value="-142" calcext:value-type="float">
            <text:p>-142</text:p>
          </table:table-cell>
          <table:table-cell office:value-type="float" office:value="-336" calcext:value-type="float">
            <text:p>-336</text:p>
          </table:table-cell>
          <table:table-cell office:value-type="float" office:value="0" calcext:value-type="float">
            <text:p>0</text:p>
          </table:table-cell>
          <table:table-cell office:value-type="float" office:value="-0.041188" calcext:value-type="float">
            <text:p>-0.041188</text:p>
          </table:table-cell>
          <table:table-cell office:value-type="float" office:value="1.48865" calcext:value-type="float">
            <text:p>1.48865</text:p>
          </table:table-cell>
          <table:table-cell office:value-type="float" office:value="-15.300001" calcext:value-type="float">
            <text:p>-15.300001</text:p>
          </table:table-cell>
          <table:table-cell office:value-type="float" office:value="-21.300001" calcext:value-type="float">
            <text:p>-21.300001</text:p>
          </table:table-cell>
          <table:table-cell office:value-type="float" office:value="-50.400002" calcext:value-type="float">
            <text:p>-50.400002</text:p>
          </table:table-cell>
          <table:table-cell office:value-type="float" office:value="9.928129" calcext:value-type="float">
            <text:p>9.928129</text:p>
          </table:table-cell>
          <table:table-cell office:value-type="float" office:value="378.766419" calcext:value-type="float">
            <text:p>378.766419</text:p>
          </table:table-cell>
          <table:table-cell table:number-columns-repeated="3"/>
          <table:table-cell table:formula="of:=[.$Q$3]*([.J69] + [.$Q$2])" office:value-type="float" office:value="-3.300001" calcext:value-type="float">
            <text:p>-3.300001</text:p>
          </table:table-cell>
          <table:table-cell table:formula="of:=[.$Q$5]*([.K69] + [.$Q$4])" office:value-type="float" office:value="-41.26500105" calcext:value-type="float">
            <text:p>-41.26500105</text:p>
          </table:table-cell>
          <table:table-cell table:formula="of:=[.$Q$7]*([.L69] + [.$Q$6])" office:value-type="float" office:value="-0.400002000000001" calcext:value-type="float">
            <text:p>-0.400002000000001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-32" calcext:value-type="float">
            <text:p>-32</text:p>
          </table:table-cell>
          <table:table-cell office:value-type="float" office:value="1016" calcext:value-type="float">
            <text:p>1016</text:p>
          </table:table-cell>
          <table:table-cell office:value-type="float" office:value="-237" calcext:value-type="float">
            <text:p>-237</text:p>
          </table:table-cell>
          <table:table-cell office:value-type="float" office:value="-94" calcext:value-type="float">
            <text:p>-94</text:p>
          </table:table-cell>
          <table:table-cell office:value-type="float" office:value="-323" calcext:value-type="float">
            <text:p>-323</text:p>
          </table:table-cell>
          <table:table-cell office:value-type="float" office:value="-0.023536" calcext:value-type="float">
            <text:p>-0.023536</text:p>
          </table:table-cell>
          <table:table-cell office:value-type="float" office:value="-0.047072" calcext:value-type="float">
            <text:p>-0.047072</text:p>
          </table:table-cell>
          <table:table-cell office:value-type="float" office:value="1.494534" calcext:value-type="float">
            <text:p>1.494534</text:p>
          </table:table-cell>
          <table:table-cell office:value-type="float" office:value="-35.550001" calcext:value-type="float">
            <text:p>-35.550001</text:p>
          </table:table-cell>
          <table:table-cell office:value-type="float" office:value="-14.100001" calcext:value-type="float">
            <text:p>-14.100001</text:p>
          </table:table-cell>
          <table:table-cell office:value-type="float" office:value="-48.450002" calcext:value-type="float">
            <text:p>-48.450002</text:p>
          </table:table-cell>
          <table:table-cell office:value-type="float" office:value="9.969733" calcext:value-type="float">
            <text:p>9.969733</text:p>
          </table:table-cell>
          <table:table-cell office:value-type="float" office:value="411.502126" calcext:value-type="float">
            <text:p>411.502126</text:p>
          </table:table-cell>
          <table:table-cell table:number-columns-repeated="3"/>
          <table:table-cell table:formula="of:=[.$Q$3]*([.J70] + [.$Q$2])" office:value-type="float" office:value="-23.550001" calcext:value-type="float">
            <text:p>-23.550001</text:p>
          </table:table-cell>
          <table:table-cell table:formula="of:=[.$Q$5]*([.K70] + [.$Q$4])" office:value-type="float" office:value="-33.70500105" calcext:value-type="float">
            <text:p>-33.70500105</text:p>
          </table:table-cell>
          <table:table-cell table:formula="of:=[.$Q$7]*([.L70] + [.$Q$6])" office:value-type="float" office:value="1.549998" calcext:value-type="float">
            <text:p>1.549998</text:p>
          </table:table-cell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-72" calcext:value-type="float">
            <text:p>-72</text:p>
          </table:table-cell>
          <table:table-cell office:value-type="float" office:value="976" calcext:value-type="float">
            <text:p>976</text:p>
          </table:table-cell>
          <table:table-cell office:value-type="float" office:value="-236" calcext:value-type="float">
            <text:p>-236</text:p>
          </table:table-cell>
          <table:table-cell office:value-type="float" office:value="-86" calcext:value-type="float">
            <text:p>-86</text:p>
          </table:table-cell>
          <table:table-cell office:value-type="float" office:value="-324" calcext:value-type="float">
            <text:p>-324</text:p>
          </table:table-cell>
          <table:table-cell office:value-type="float" office:value="-0.05884" calcext:value-type="float">
            <text:p>-0.05884</text:p>
          </table:table-cell>
          <table:table-cell office:value-type="float" office:value="-0.105912" calcext:value-type="float">
            <text:p>-0.105912</text:p>
          </table:table-cell>
          <table:table-cell office:value-type="float" office:value="1.435694" calcext:value-type="float">
            <text:p>1.435694</text:p>
          </table:table-cell>
          <table:table-cell office:value-type="float" office:value="-35.400001" calcext:value-type="float">
            <text:p>-35.400001</text:p>
          </table:table-cell>
          <table:table-cell office:value-type="float" office:value="-12.900001" calcext:value-type="float">
            <text:p>-12.900001</text:p>
          </table:table-cell>
          <table:table-cell office:value-type="float" office:value="-48.600002" calcext:value-type="float">
            <text:p>-48.600002</text:p>
          </table:table-cell>
          <table:table-cell office:value-type="float" office:value="9.605313" calcext:value-type="float">
            <text:p>9.605313</text:p>
          </table:table-cell>
          <table:table-cell office:value-type="float" office:value="409.960974" calcext:value-type="float">
            <text:p>409.960974</text:p>
          </table:table-cell>
          <table:table-cell table:number-columns-repeated="3"/>
          <table:table-cell table:formula="of:=[.$Q$3]*([.J71] + [.$Q$2])" office:value-type="float" office:value="-23.400001" calcext:value-type="float">
            <text:p>-23.400001</text:p>
          </table:table-cell>
          <table:table-cell table:formula="of:=[.$Q$5]*([.K71] + [.$Q$4])" office:value-type="float" office:value="-32.44500105" calcext:value-type="float">
            <text:p>-32.44500105</text:p>
          </table:table-cell>
          <table:table-cell table:formula="of:=[.$Q$7]*([.L71] + [.$Q$6])" office:value-type="float" office:value="1.399998" calcext:value-type="float">
            <text:p>1.399998</text:p>
          </table:table-cell>
        </table:table-row>
        <table:table-row table:style-name="ro1">
          <table:table-cell office:value-type="float" office:value="-36" calcext:value-type="float">
            <text:p>-36</text:p>
          </table:table-cell>
          <table:table-cell office:value-type="float" office:value="-16" calcext:value-type="float">
            <text:p>-16</text:p>
          </table:table-cell>
          <table:table-cell office:value-type="float" office:value="960" calcext:value-type="float">
            <text:p>960</text:p>
          </table:table-cell>
          <table:table-cell office:value-type="float" office:value="-81" calcext:value-type="float">
            <text:p>-81</text:p>
          </table:table-cell>
          <table:table-cell office:value-type="float" office:value="-138" calcext:value-type="float">
            <text:p>-138</text:p>
          </table:table-cell>
          <table:table-cell office:value-type="float" office:value="-336" calcext:value-type="float">
            <text:p>-336</text:p>
          </table:table-cell>
          <table:table-cell office:value-type="float" office:value="-0.052956" calcext:value-type="float">
            <text:p>-0.052956</text:p>
          </table:table-cell>
          <table:table-cell office:value-type="float" office:value="-0.023536" calcext:value-type="float">
            <text:p>-0.023536</text:p>
          </table:table-cell>
          <table:table-cell office:value-type="float" office:value="1.412158" calcext:value-type="float">
            <text:p>1.412158</text:p>
          </table:table-cell>
          <table:table-cell office:value-type="float" office:value="-12.15" calcext:value-type="float">
            <text:p>-12.15</text:p>
          </table:table-cell>
          <table:table-cell office:value-type="float" office:value="-20.700001" calcext:value-type="float">
            <text:p>-20.700001</text:p>
          </table:table-cell>
          <table:table-cell office:value-type="float" office:value="-50.400002" calcext:value-type="float">
            <text:p>-50.400002</text:p>
          </table:table-cell>
          <table:table-cell office:value-type="float" office:value="9.422309" calcext:value-type="float">
            <text:p>9.422309</text:p>
          </table:table-cell>
          <table:table-cell office:value-type="float" office:value="372.157225" calcext:value-type="float">
            <text:p>372.157225</text:p>
          </table:table-cell>
          <table:table-cell table:number-columns-repeated="3"/>
          <table:table-cell table:formula="of:=[.$Q$3]*([.J72] + [.$Q$2])" office:value-type="float" office:value="-0.15" calcext:value-type="float">
            <text:p>-0.15</text:p>
          </table:table-cell>
          <table:table-cell table:formula="of:=[.$Q$5]*([.K72] + [.$Q$4])" office:value-type="float" office:value="-40.63500105" calcext:value-type="float">
            <text:p>-40.63500105</text:p>
          </table:table-cell>
          <table:table-cell table:formula="of:=[.$Q$7]*([.L72] + [.$Q$6])" office:value-type="float" office:value="-0.400002000000001" calcext:value-type="float">
            <text:p>-0.400002000000001</text:p>
          </table:table-cell>
        </table:table-row>
        <table:table-row table:style-name="ro1">
          <table:table-cell office:value-type="float" office:value="-24" calcext:value-type="float">
            <text:p>-24</text:p>
          </table:table-cell>
          <table:table-cell office:value-type="float" office:value="0" calcext:value-type="float">
            <text:p>0</text:p>
          </table:table-cell>
          <table:table-cell office:value-type="float" office:value="992" calcext:value-type="float">
            <text:p>992</text:p>
          </table:table-cell>
          <table:table-cell office:value-type="float" office:value="51" calcext:value-type="float">
            <text:p>51</text:p>
          </table:table-cell>
          <table:table-cell office:value-type="float" office:value="-110" calcext:value-type="float">
            <text:p>-110</text:p>
          </table:table-cell>
          <table:table-cell office:value-type="float" office:value="-343" calcext:value-type="float">
            <text:p>-343</text:p>
          </table:table-cell>
          <table:table-cell office:value-type="float" office:value="-0.035304" calcext:value-type="float">
            <text:p>-0.035304</text:p>
          </table:table-cell>
          <table:table-cell office:value-type="float" office:value="0" calcext:value-type="float">
            <text:p>0</text:p>
          </table:table-cell>
          <table:table-cell office:value-type="float" office:value="1.45923" calcext:value-type="float">
            <text:p>1.45923</text:p>
          </table:table-cell>
          <table:table-cell office:value-type="float" office:value="7.65" calcext:value-type="float">
            <text:p>7.65</text:p>
          </table:table-cell>
          <table:table-cell office:value-type="float" office:value="-16.500001" calcext:value-type="float">
            <text:p>-16.500001</text:p>
          </table:table-cell>
          <table:table-cell office:value-type="float" office:value="-51.450002" calcext:value-type="float">
            <text:p>-51.450002</text:p>
          </table:table-cell>
          <table:table-cell office:value-type="float" office:value="9.731044" calcext:value-type="float">
            <text:p>9.731044</text:p>
          </table:table-cell>
          <table:table-cell office:value-type="float" office:value="363.799395" calcext:value-type="float">
            <text:p>363.799395</text:p>
          </table:table-cell>
          <table:table-cell table:number-columns-repeated="3"/>
          <table:table-cell table:formula="of:=[.$Q$3]*([.J73] + [.$Q$2])" office:value-type="float" office:value="19.65" calcext:value-type="float">
            <text:p>19.65</text:p>
          </table:table-cell>
          <table:table-cell table:formula="of:=[.$Q$5]*([.K73] + [.$Q$4])" office:value-type="float" office:value="-36.22500105" calcext:value-type="float">
            <text:p>-36.22500105</text:p>
          </table:table-cell>
          <table:table-cell table:formula="of:=[.$Q$7]*([.L73] + [.$Q$6])" office:value-type="float" office:value="-1.450002" calcext:value-type="float">
            <text:p>-1.450002</text:p>
          </table:table-cell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56" calcext:value-type="float">
            <text:p>56</text:p>
          </table:table-cell>
          <table:table-cell office:value-type="float" office:value="1032" calcext:value-type="float">
            <text:p>1032</text:p>
          </table:table-cell>
          <table:table-cell office:value-type="float" office:value="132" calcext:value-type="float">
            <text:p>132</text:p>
          </table:table-cell>
          <table:table-cell office:value-type="float" office:value="-26" calcext:value-type="float">
            <text:p>-26</text:p>
          </table:table-cell>
          <table:table-cell office:value-type="float" office:value="-347" calcext:value-type="float">
            <text:p>-347</text:p>
          </table:table-cell>
          <table:table-cell office:value-type="float" office:value="-0.08826" calcext:value-type="float">
            <text:p>-0.08826</text:p>
          </table:table-cell>
          <table:table-cell office:value-type="float" office:value="0.082376" calcext:value-type="float">
            <text:p>0.082376</text:p>
          </table:table-cell>
          <table:table-cell office:value-type="float" office:value="1.51807" calcext:value-type="float">
            <text:p>1.51807</text:p>
          </table:table-cell>
          <table:table-cell office:value-type="float" office:value="19.800001" calcext:value-type="float">
            <text:p>19.800001</text:p>
          </table:table-cell>
          <table:table-cell office:value-type="float" office:value="-3.9" calcext:value-type="float">
            <text:p>-3.9</text:p>
          </table:table-cell>
          <table:table-cell office:value-type="float" office:value="-52.050002" calcext:value-type="float">
            <text:p>-52.050002</text:p>
          </table:table-cell>
          <table:table-cell office:value-type="float" office:value="10.152418" calcext:value-type="float">
            <text:p>10.152418</text:p>
          </table:table-cell>
          <table:table-cell office:value-type="float" office:value="372.167973" calcext:value-type="float">
            <text:p>372.167973</text:p>
          </table:table-cell>
          <table:table-cell table:number-columns-repeated="3"/>
          <table:table-cell table:formula="of:=[.$Q$3]*([.J74] + [.$Q$2])" office:value-type="float" office:value="31.800001" calcext:value-type="float">
            <text:p>31.800001</text:p>
          </table:table-cell>
          <table:table-cell table:formula="of:=[.$Q$5]*([.K74] + [.$Q$4])" office:value-type="float" office:value="-22.995" calcext:value-type="float">
            <text:p>-22.995</text:p>
          </table:table-cell>
          <table:table-cell table:formula="of:=[.$Q$7]*([.L74] + [.$Q$6])" office:value-type="float" office:value="-2.050002" calcext:value-type="float">
            <text:p>-2.05000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-36" calcext:value-type="float">
            <text:p>-36</text:p>
          </table:table-cell>
          <table:table-cell office:value-type="float" office:value="900" calcext:value-type="float">
            <text:p>900</text:p>
          </table:table-cell>
          <table:table-cell office:value-type="float" office:value="160" calcext:value-type="float">
            <text:p>160</text:p>
          </table:table-cell>
          <table:table-cell office:value-type="float" office:value="33" calcext:value-type="float">
            <text:p>33</text:p>
          </table:table-cell>
          <table:table-cell office:value-type="float" office:value="-354" calcext:value-type="float">
            <text:p>-354</text:p>
          </table:table-cell>
          <table:table-cell office:value-type="float" office:value="0.082376" calcext:value-type="float">
            <text:p>0.082376</text:p>
          </table:table-cell>
          <table:table-cell office:value-type="float" office:value="-0.052956" calcext:value-type="float">
            <text:p>-0.052956</text:p>
          </table:table-cell>
          <table:table-cell office:value-type="float" office:value="1.323898" calcext:value-type="float">
            <text:p>1.323898</text:p>
          </table:table-cell>
          <table:table-cell office:value-type="float" office:value="24.000001" calcext:value-type="float">
            <text:p>24.000001</text:p>
          </table:table-cell>
          <table:table-cell office:value-type="float" office:value="4.95" calcext:value-type="float">
            <text:p>4.95</text:p>
          </table:table-cell>
          <table:table-cell office:value-type="float" office:value="-53.100002" calcext:value-type="float">
            <text:p>-53.100002</text:p>
          </table:table-cell>
          <table:table-cell office:value-type="float" office:value="8.850099" calcext:value-type="float">
            <text:p>8.850099</text:p>
          </table:table-cell>
          <table:table-cell office:value-type="float" office:value="389.878186" calcext:value-type="float">
            <text:p>389.878186</text:p>
          </table:table-cell>
          <table:table-cell table:number-columns-repeated="3"/>
          <table:table-cell table:formula="of:=[.$Q$3]*([.J75] + [.$Q$2])" office:value-type="float" office:value="36.000001" calcext:value-type="float">
            <text:p>36.000001</text:p>
          </table:table-cell>
          <table:table-cell table:formula="of:=[.$Q$5]*([.K75] + [.$Q$4])" office:value-type="float" office:value="-13.7025" calcext:value-type="float">
            <text:p>-13.7025</text:p>
          </table:table-cell>
          <table:table-cell table:formula="of:=[.$Q$7]*([.L75] + [.$Q$6])" office:value-type="float" office:value="-3.100002" calcext:value-type="float">
            <text:p>-3.100002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-24" calcext:value-type="float">
            <text:p>-24</text:p>
          </table:table-cell>
          <table:table-cell office:value-type="float" office:value="984" calcext:value-type="float">
            <text:p>984</text:p>
          </table:table-cell>
          <table:table-cell office:value-type="float" office:value="164" calcext:value-type="float">
            <text:p>164</text:p>
          </table:table-cell>
          <table:table-cell office:value-type="float" office:value="46" calcext:value-type="float">
            <text:p>46</text:p>
          </table:table-cell>
          <table:table-cell office:value-type="float" office:value="-352" calcext:value-type="float">
            <text:p>-352</text:p>
          </table:table-cell>
          <table:table-cell office:value-type="float" office:value="-0.017652" calcext:value-type="float">
            <text:p>-0.017652</text:p>
          </table:table-cell>
          <table:table-cell office:value-type="float" office:value="-0.035304" calcext:value-type="float">
            <text:p>-0.035304</text:p>
          </table:table-cell>
          <table:table-cell office:value-type="float" office:value="1.447462" calcext:value-type="float">
            <text:p>1.447462</text:p>
          </table:table-cell>
          <table:table-cell office:value-type="float" office:value="24.600001" calcext:value-type="float">
            <text:p>24.600001</text:p>
          </table:table-cell>
          <table:table-cell office:value-type="float" office:value="6.9" calcext:value-type="float">
            <text:p>6.9</text:p>
          </table:table-cell>
          <table:table-cell office:value-type="float" office:value="-52.800002" calcext:value-type="float">
            <text:p>-52.800002</text:p>
          </table:table-cell>
          <table:table-cell office:value-type="float" office:value="9.653331" calcext:value-type="float">
            <text:p>9.653331</text:p>
          </table:table-cell>
          <table:table-cell office:value-type="float" office:value="391.044754" calcext:value-type="float">
            <text:p>391.044754</text:p>
          </table:table-cell>
          <table:table-cell table:number-columns-repeated="3"/>
          <table:table-cell table:formula="of:=[.$Q$3]*([.J76] + [.$Q$2])" office:value-type="float" office:value="36.600001" calcext:value-type="float">
            <text:p>36.600001</text:p>
          </table:table-cell>
          <table:table-cell table:formula="of:=[.$Q$5]*([.K76] + [.$Q$4])" office:value-type="float" office:value="-11.655" calcext:value-type="float">
            <text:p>-11.655</text:p>
          </table:table-cell>
          <table:table-cell table:formula="of:=[.$Q$7]*([.L76] + [.$Q$6])" office:value-type="float" office:value="-2.800002" calcext:value-type="float">
            <text:p>-2.800002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28" calcext:value-type="float">
            <text:p>28</text:p>
          </table:table-cell>
          <table:table-cell office:value-type="float" office:value="972" calcext:value-type="float">
            <text:p>972</text:p>
          </table:table-cell>
          <table:table-cell office:value-type="float" office:value="152" calcext:value-type="float">
            <text:p>152</text:p>
          </table:table-cell>
          <table:table-cell office:value-type="float" office:value="28" calcext:value-type="float">
            <text:p>28</text:p>
          </table:table-cell>
          <table:table-cell office:value-type="float" office:value="-351" calcext:value-type="float">
            <text:p>-351</text:p>
          </table:table-cell>
          <table:table-cell office:value-type="float" office:value="-0.02942" calcext:value-type="float">
            <text:p>-0.02942</text:p>
          </table:table-cell>
          <table:table-cell office:value-type="float" office:value="0.041188" calcext:value-type="float">
            <text:p>0.041188</text:p>
          </table:table-cell>
          <table:table-cell office:value-type="float" office:value="1.42981" calcext:value-type="float">
            <text:p>1.42981</text:p>
          </table:table-cell>
          <table:table-cell office:value-type="float" office:value="22.800001" calcext:value-type="float">
            <text:p>22.800001</text:p>
          </table:table-cell>
          <table:table-cell office:value-type="float" office:value="4.2" calcext:value-type="float">
            <text:p>4.2</text:p>
          </table:table-cell>
          <table:table-cell office:value-type="float" office:value="-52.650002" calcext:value-type="float">
            <text:p>-52.650002</text:p>
          </table:table-cell>
          <table:table-cell office:value-type="float" office:value="9.538035" calcext:value-type="float">
            <text:p>9.538035</text:p>
          </table:table-cell>
          <table:table-cell office:value-type="float" office:value="383.521838" calcext:value-type="float">
            <text:p>383.521838</text:p>
          </table:table-cell>
          <table:table-cell table:number-columns-repeated="3"/>
          <table:table-cell table:formula="of:=[.$Q$3]*([.J77] + [.$Q$2])" office:value-type="float" office:value="34.800001" calcext:value-type="float">
            <text:p>34.800001</text:p>
          </table:table-cell>
          <table:table-cell table:formula="of:=[.$Q$5]*([.K77] + [.$Q$4])" office:value-type="float" office:value="-14.49" calcext:value-type="float">
            <text:p>-14.49</text:p>
          </table:table-cell>
          <table:table-cell table:formula="of:=[.$Q$7]*([.L77] + [.$Q$6])" office:value-type="float" office:value="-2.650002" calcext:value-type="float">
            <text:p>-2.65000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12" calcext:value-type="float">
            <text:p>-12</text:p>
          </table:table-cell>
          <table:table-cell office:value-type="float" office:value="952" calcext:value-type="float">
            <text:p>952</text:p>
          </table:table-cell>
          <table:table-cell office:value-type="float" office:value="148" calcext:value-type="float">
            <text:p>148</text:p>
          </table:table-cell>
          <table:table-cell office:value-type="float" office:value="-1" calcext:value-type="float">
            <text:p>-1</text:p>
          </table:table-cell>
          <table:table-cell office:value-type="float" office:value="-350" calcext:value-type="float">
            <text:p>-350</text:p>
          </table:table-cell>
          <table:table-cell office:value-type="float" office:value="0.035304" calcext:value-type="float">
            <text:p>0.035304</text:p>
          </table:table-cell>
          <table:table-cell office:value-type="float" office:value="-0.017652" calcext:value-type="float">
            <text:p>-0.017652</text:p>
          </table:table-cell>
          <table:table-cell office:value-type="float" office:value="1.40039" calcext:value-type="float">
            <text:p>1.40039</text:p>
          </table:table-cell>
          <table:table-cell office:value-type="float" office:value="22.200001" calcext:value-type="float">
            <text:p>22.200001</text:p>
          </table:table-cell>
          <table:table-cell office:value-type="float" office:value="-0.15" calcext:value-type="float">
            <text:p>-0.15</text:p>
          </table:table-cell>
          <table:table-cell office:value-type="float" office:value="-52.500002" calcext:value-type="float">
            <text:p>-52.500002</text:p>
          </table:table-cell>
          <table:table-cell office:value-type="float" office:value="9.339638" calcext:value-type="float">
            <text:p>9.339638</text:p>
          </table:table-cell>
          <table:table-cell office:value-type="float" office:value="380.006579" calcext:value-type="float">
            <text:p>380.006579</text:p>
          </table:table-cell>
          <table:table-cell table:number-columns-repeated="3"/>
          <table:table-cell table:formula="of:=[.$Q$3]*([.J78] + [.$Q$2])" office:value-type="float" office:value="34.200001" calcext:value-type="float">
            <text:p>34.200001</text:p>
          </table:table-cell>
          <table:table-cell table:formula="of:=[.$Q$5]*([.K78] + [.$Q$4])" office:value-type="float" office:value="-19.0575" calcext:value-type="float">
            <text:p>-19.0575</text:p>
          </table:table-cell>
          <table:table-cell table:formula="of:=[.$Q$7]*([.L78] + [.$Q$6])" office:value-type="float" office:value="-2.500002" calcext:value-type="float">
            <text:p>-2.500002</text:p>
          </table:table-cell>
        </table:table-row>
        <table:table-row table:style-name="ro1">
          <table:table-cell office:value-type="float" office:value="-36" calcext:value-type="float">
            <text:p>-36</text:p>
          </table:table-cell>
          <table:table-cell office:value-type="float" office:value="-28" calcext:value-type="float">
            <text:p>-28</text:p>
          </table:table-cell>
          <table:table-cell office:value-type="float" office:value="988" calcext:value-type="float">
            <text:p>988</text:p>
          </table:table-cell>
          <table:table-cell office:value-type="float" office:value="134" calcext:value-type="float">
            <text:p>134</text:p>
          </table:table-cell>
          <table:table-cell office:value-type="float" office:value="-34" calcext:value-type="float">
            <text:p>-34</text:p>
          </table:table-cell>
          <table:table-cell office:value-type="float" office:value="-350" calcext:value-type="float">
            <text:p>-350</text:p>
          </table:table-cell>
          <table:table-cell office:value-type="float" office:value="-0.052956" calcext:value-type="float">
            <text:p>-0.052956</text:p>
          </table:table-cell>
          <table:table-cell office:value-type="float" office:value="-0.041188" calcext:value-type="float">
            <text:p>-0.041188</text:p>
          </table:table-cell>
          <table:table-cell office:value-type="float" office:value="1.453346" calcext:value-type="float">
            <text:p>1.453346</text:p>
          </table:table-cell>
          <table:table-cell office:value-type="float" office:value="20.100001" calcext:value-type="float">
            <text:p>20.100001</text:p>
          </table:table-cell>
          <table:table-cell office:value-type="float" office:value="-5.1" calcext:value-type="float">
            <text:p>-5.1</text:p>
          </table:table-cell>
          <table:table-cell office:value-type="float" office:value="-52.500002" calcext:value-type="float">
            <text:p>-52.500002</text:p>
          </table:table-cell>
          <table:table-cell office:value-type="float" office:value="9.699288" calcext:value-type="float">
            <text:p>9.699288</text:p>
          </table:table-cell>
          <table:table-cell office:value-type="float" office:value="376.313699" calcext:value-type="float">
            <text:p>376.313699</text:p>
          </table:table-cell>
          <table:table-cell table:number-columns-repeated="3"/>
          <table:table-cell table:formula="of:=[.$Q$3]*([.J79] + [.$Q$2])" office:value-type="float" office:value="32.100001" calcext:value-type="float">
            <text:p>32.100001</text:p>
          </table:table-cell>
          <table:table-cell table:formula="of:=[.$Q$5]*([.K79] + [.$Q$4])" office:value-type="float" office:value="-24.255" calcext:value-type="float">
            <text:p>-24.255</text:p>
          </table:table-cell>
          <table:table-cell table:formula="of:=[.$Q$7]*([.L79] + [.$Q$6])" office:value-type="float" office:value="-2.500002" calcext:value-type="float">
            <text:p>-2.500002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-92" calcext:value-type="float">
            <text:p>-92</text:p>
          </table:table-cell>
          <table:table-cell office:value-type="float" office:value="972" calcext:value-type="float">
            <text:p>972</text:p>
          </table:table-cell>
          <table:table-cell office:value-type="float" office:value="122" calcext:value-type="float">
            <text:p>122</text:p>
          </table:table-cell>
          <table:table-cell office:value-type="float" office:value="-43" calcext:value-type="float">
            <text:p>-43</text:p>
          </table:table-cell>
          <table:table-cell office:value-type="float" office:value="-351" calcext:value-type="float">
            <text:p>-351</text:p>
          </table:table-cell>
          <table:table-cell office:value-type="float" office:value="-0.02942" calcext:value-type="float">
            <text:p>-0.02942</text:p>
          </table:table-cell>
          <table:table-cell office:value-type="float" office:value="-0.135332" calcext:value-type="float">
            <text:p>-0.135332</text:p>
          </table:table-cell>
          <table:table-cell office:value-type="float" office:value="1.42981" calcext:value-type="float">
            <text:p>1.42981</text:p>
          </table:table-cell>
          <table:table-cell office:value-type="float" office:value="18.300001" calcext:value-type="float">
            <text:p>18.300001</text:p>
          </table:table-cell>
          <table:table-cell office:value-type="float" office:value="-6.45" calcext:value-type="float">
            <text:p>-6.45</text:p>
          </table:table-cell>
          <table:table-cell office:value-type="float" office:value="-52.650002" calcext:value-type="float">
            <text:p>-52.650002</text:p>
          </table:table-cell>
          <table:table-cell office:value-type="float" office:value="9.576675" calcext:value-type="float">
            <text:p>9.576675</text:p>
          </table:table-cell>
          <table:table-cell office:value-type="float" office:value="374.077532" calcext:value-type="float">
            <text:p>374.077532</text:p>
          </table:table-cell>
          <table:table-cell table:number-columns-repeated="3"/>
          <table:table-cell table:formula="of:=[.$Q$3]*([.J80] + [.$Q$2])" office:value-type="float" office:value="30.300001" calcext:value-type="float">
            <text:p>30.300001</text:p>
          </table:table-cell>
          <table:table-cell table:formula="of:=[.$Q$5]*([.K80] + [.$Q$4])" office:value-type="float" office:value="-25.6725" calcext:value-type="float">
            <text:p>-25.6725</text:p>
          </table:table-cell>
          <table:table-cell table:formula="of:=[.$Q$7]*([.L80] + [.$Q$6])" office:value-type="float" office:value="-2.650002" calcext:value-type="float">
            <text:p>-2.65000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16" calcext:value-type="float">
            <text:p>-16</text:p>
          </table:table-cell>
          <table:table-cell office:value-type="float" office:value="916" calcext:value-type="float">
            <text:p>916</text:p>
          </table:table-cell>
          <table:table-cell office:value-type="float" office:value="112" calcext:value-type="float">
            <text:p>112</text:p>
          </table:table-cell>
          <table:table-cell office:value-type="float" office:value="-51" calcext:value-type="float">
            <text:p>-51</text:p>
          </table:table-cell>
          <table:table-cell office:value-type="float" office:value="-346" calcext:value-type="float">
            <text:p>-346</text:p>
          </table:table-cell>
          <table:table-cell office:value-type="float" office:value="0.011768" calcext:value-type="float">
            <text:p>0.011768</text:p>
          </table:table-cell>
          <table:table-cell office:value-type="float" office:value="-0.023536" calcext:value-type="float">
            <text:p>-0.023536</text:p>
          </table:table-cell>
          <table:table-cell office:value-type="float" office:value="1.347434" calcext:value-type="float">
            <text:p>1.347434</text:p>
          </table:table-cell>
          <table:table-cell office:value-type="float" office:value="16.800001" calcext:value-type="float">
            <text:p>16.800001</text:p>
          </table:table-cell>
          <table:table-cell office:value-type="float" office:value="-7.65" calcext:value-type="float">
            <text:p>-7.65</text:p>
          </table:table-cell>
          <table:table-cell office:value-type="float" office:value="-51.900002" calcext:value-type="float">
            <text:p>-51.900002</text:p>
          </table:table-cell>
          <table:table-cell office:value-type="float" office:value="8.984605" calcext:value-type="float">
            <text:p>8.984605</text:p>
          </table:table-cell>
          <table:table-cell office:value-type="float" office:value="367.234258" calcext:value-type="float">
            <text:p>367.234258</text:p>
          </table:table-cell>
          <table:table-cell table:number-columns-repeated="3"/>
          <table:table-cell table:formula="of:=[.$Q$3]*([.J81] + [.$Q$2])" office:value-type="float" office:value="28.800001" calcext:value-type="float">
            <text:p>28.800001</text:p>
          </table:table-cell>
          <table:table-cell table:formula="of:=[.$Q$5]*([.K81] + [.$Q$4])" office:value-type="float" office:value="-26.9325" calcext:value-type="float">
            <text:p>-26.9325</text:p>
          </table:table-cell>
          <table:table-cell table:formula="of:=[.$Q$7]*([.L81] + [.$Q$6])" office:value-type="float" office:value="-1.900002" calcext:value-type="float">
            <text:p>-1.900002</text:p>
          </table:table-cell>
        </table:table-row>
        <table:table-row table:style-name="ro1">
          <table:table-cell office:value-type="float" office:value="-32" calcext:value-type="float">
            <text:p>-32</text:p>
          </table:table-cell>
          <table:table-cell office:value-type="float" office:value="-44" calcext:value-type="float">
            <text:p>-44</text:p>
          </table:table-cell>
          <table:table-cell office:value-type="float" office:value="992" calcext:value-type="float">
            <text:p>992</text:p>
          </table:table-cell>
          <table:table-cell office:value-type="float" office:value="142" calcext:value-type="float">
            <text:p>142</text:p>
          </table:table-cell>
          <table:table-cell office:value-type="float" office:value="-19" calcext:value-type="float">
            <text:p>-19</text:p>
          </table:table-cell>
          <table:table-cell office:value-type="float" office:value="-348" calcext:value-type="float">
            <text:p>-348</text:p>
          </table:table-cell>
          <table:table-cell office:value-type="float" office:value="-0.047072" calcext:value-type="float">
            <text:p>-0.047072</text:p>
          </table:table-cell>
          <table:table-cell office:value-type="float" office:value="-0.064724" calcext:value-type="float">
            <text:p>-0.064724</text:p>
          </table:table-cell>
          <table:table-cell office:value-type="float" office:value="1.45923" calcext:value-type="float">
            <text:p>1.45923</text:p>
          </table:table-cell>
          <table:table-cell office:value-type="float" office:value="21.300001" calcext:value-type="float">
            <text:p>21.300001</text:p>
          </table:table-cell>
          <table:table-cell office:value-type="float" office:value="-2.85" calcext:value-type="float">
            <text:p>-2.85</text:p>
          </table:table-cell>
          <table:table-cell office:value-type="float" office:value="-52.200002" calcext:value-type="float">
            <text:p>-52.200002</text:p>
          </table:table-cell>
          <table:table-cell office:value-type="float" office:value="9.742817" calcext:value-type="float">
            <text:p>9.742817</text:p>
          </table:table-cell>
          <table:table-cell office:value-type="float" office:value="376.336286" calcext:value-type="float">
            <text:p>376.336286</text:p>
          </table:table-cell>
          <table:table-cell table:number-columns-repeated="3"/>
          <table:table-cell table:formula="of:=[.$Q$3]*([.J82] + [.$Q$2])" office:value-type="float" office:value="33.300001" calcext:value-type="float">
            <text:p>33.300001</text:p>
          </table:table-cell>
          <table:table-cell table:formula="of:=[.$Q$5]*([.K82] + [.$Q$4])" office:value-type="float" office:value="-21.8925" calcext:value-type="float">
            <text:p>-21.8925</text:p>
          </table:table-cell>
          <table:table-cell table:formula="of:=[.$Q$7]*([.L82] + [.$Q$6])" office:value-type="float" office:value="-2.200002" calcext:value-type="float">
            <text:p>-2.200002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-24" calcext:value-type="float">
            <text:p>-24</text:p>
          </table:table-cell>
          <table:table-cell office:value-type="float" office:value="980" calcext:value-type="float">
            <text:p>980</text:p>
          </table:table-cell>
          <table:table-cell office:value-type="float" office:value="145" calcext:value-type="float">
            <text:p>145</text:p>
          </table:table-cell>
          <table:table-cell office:value-type="float" office:value="-8" calcext:value-type="float">
            <text:p>-8</text:p>
          </table:table-cell>
          <table:table-cell office:value-type="float" office:value="-350" calcext:value-type="float">
            <text:p>-350</text:p>
          </table:table-cell>
          <table:table-cell office:value-type="float" office:value="-0.02942" calcext:value-type="float">
            <text:p>-0.02942</text:p>
          </table:table-cell>
          <table:table-cell office:value-type="float" office:value="-0.035304" calcext:value-type="float">
            <text:p>-0.035304</text:p>
          </table:table-cell>
          <table:table-cell office:value-type="float" office:value="1.441578" calcext:value-type="float">
            <text:p>1.441578</text:p>
          </table:table-cell>
          <table:table-cell office:value-type="float" office:value="21.750001" calcext:value-type="float">
            <text:p>21.750001</text:p>
          </table:table-cell>
          <table:table-cell office:value-type="float" office:value="-1.2" calcext:value-type="float">
            <text:p>-1.2</text:p>
          </table:table-cell>
          <table:table-cell office:value-type="float" office:value="-52.500002" calcext:value-type="float">
            <text:p>-52.500002</text:p>
          </table:table-cell>
          <table:table-cell office:value-type="float" office:value="9.6154" calcext:value-type="float">
            <text:p>9.6154</text:p>
          </table:table-cell>
          <table:table-cell office:value-type="float" office:value="378.931392" calcext:value-type="float">
            <text:p>378.931392</text:p>
          </table:table-cell>
          <table:table-cell table:number-columns-repeated="3"/>
          <table:table-cell table:formula="of:=[.$Q$3]*([.J83] + [.$Q$2])" office:value-type="float" office:value="33.750001" calcext:value-type="float">
            <text:p>33.750001</text:p>
          </table:table-cell>
          <table:table-cell table:formula="of:=[.$Q$5]*([.K83] + [.$Q$4])" office:value-type="float" office:value="-20.16" calcext:value-type="float">
            <text:p>-20.16</text:p>
          </table:table-cell>
          <table:table-cell table:formula="of:=[.$Q$7]*([.L83] + [.$Q$6])" office:value-type="float" office:value="-2.500002" calcext:value-type="float">
            <text:p>-2.500002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-24" calcext:value-type="float">
            <text:p>-24</text:p>
          </table:table-cell>
          <table:table-cell office:value-type="float" office:value="984" calcext:value-type="float">
            <text:p>984</text:p>
          </table:table-cell>
          <table:table-cell office:value-type="float" office:value="149" calcext:value-type="float">
            <text:p>149</text:p>
          </table:table-cell>
          <table:table-cell office:value-type="float" office:value="-2" calcext:value-type="float">
            <text:p>-2</text:p>
          </table:table-cell>
          <table:table-cell office:value-type="float" office:value="-351" calcext:value-type="float">
            <text:p>-351</text:p>
          </table:table-cell>
          <table:table-cell office:value-type="float" office:value="-0.017652" calcext:value-type="float">
            <text:p>-0.017652</text:p>
          </table:table-cell>
          <table:table-cell office:value-type="float" office:value="-0.035304" calcext:value-type="float">
            <text:p>-0.035304</text:p>
          </table:table-cell>
          <table:table-cell office:value-type="float" office:value="1.447462" calcext:value-type="float">
            <text:p>1.447462</text:p>
          </table:table-cell>
          <table:table-cell office:value-type="float" office:value="22.350001" calcext:value-type="float">
            <text:p>22.350001</text:p>
          </table:table-cell>
          <table:table-cell office:value-type="float" office:value="-0.3" calcext:value-type="float">
            <text:p>-0.3</text:p>
          </table:table-cell>
          <table:table-cell office:value-type="float" office:value="-52.650002" calcext:value-type="float">
            <text:p>-52.650002</text:p>
          </table:table-cell>
          <table:table-cell office:value-type="float" office:value="9.653331" calcext:value-type="float">
            <text:p>9.653331</text:p>
          </table:table-cell>
          <table:table-cell office:value-type="float" office:value="381.321387" calcext:value-type="float">
            <text:p>381.321387</text:p>
          </table:table-cell>
          <table:table-cell table:number-columns-repeated="3"/>
          <table:table-cell table:formula="of:=[.$Q$3]*([.J84] + [.$Q$2])" office:value-type="float" office:value="34.350001" calcext:value-type="float">
            <text:p>34.350001</text:p>
          </table:table-cell>
          <table:table-cell table:formula="of:=[.$Q$5]*([.K84] + [.$Q$4])" office:value-type="float" office:value="-19.215" calcext:value-type="float">
            <text:p>-19.215</text:p>
          </table:table-cell>
          <table:table-cell table:formula="of:=[.$Q$7]*([.L84] + [.$Q$6])" office:value-type="float" office:value="-2.650002" calcext:value-type="float">
            <text:p>-2.650002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24" calcext:value-type="float">
            <text:p>-24</text:p>
          </table:table-cell>
          <table:table-cell office:value-type="float" office:value="988" calcext:value-type="float">
            <text:p>988</text:p>
          </table:table-cell>
          <table:table-cell office:value-type="float" office:value="147" calcext:value-type="float">
            <text:p>147</text:p>
          </table:table-cell>
          <table:table-cell office:value-type="float" office:value="10" calcext:value-type="float">
            <text:p>10</text:p>
          </table:table-cell>
          <table:table-cell office:value-type="float" office:value="-349" calcext:value-type="float">
            <text:p>-349</text:p>
          </table:table-cell>
          <table:table-cell office:value-type="float" office:value="-0.011768" calcext:value-type="float">
            <text:p>-0.011768</text:p>
          </table:table-cell>
          <table:table-cell office:value-type="float" office:value="-0.035304" calcext:value-type="float">
            <text:p>-0.035304</text:p>
          </table:table-cell>
          <table:table-cell office:value-type="float" office:value="1.453346" calcext:value-type="float">
            <text:p>1.453346</text:p>
          </table:table-cell>
          <table:table-cell office:value-type="float" office:value="22.050001" calcext:value-type="float">
            <text:p>22.050001</text:p>
          </table:table-cell>
          <table:table-cell office:value-type="float" office:value="1.5" calcext:value-type="float">
            <text:p>1.5</text:p>
          </table:table-cell>
          <table:table-cell office:value-type="float" office:value="-52.350002" calcext:value-type="float">
            <text:p>-52.350002</text:p>
          </table:table-cell>
          <table:table-cell office:value-type="float" office:value="9.692146" calcext:value-type="float">
            <text:p>9.692146</text:p>
          </table:table-cell>
          <table:table-cell office:value-type="float" office:value="378.827137" calcext:value-type="float">
            <text:p>378.827137</text:p>
          </table:table-cell>
          <table:table-cell table:number-columns-repeated="3"/>
          <table:table-cell table:formula="of:=[.$Q$3]*([.J85] + [.$Q$2])" office:value-type="float" office:value="34.050001" calcext:value-type="float">
            <text:p>34.050001</text:p>
          </table:table-cell>
          <table:table-cell table:formula="of:=[.$Q$5]*([.K85] + [.$Q$4])" office:value-type="float" office:value="-17.325" calcext:value-type="float">
            <text:p>-17.325</text:p>
          </table:table-cell>
          <table:table-cell table:formula="of:=[.$Q$7]*([.L85] + [.$Q$6])" office:value-type="float" office:value="-2.350002" calcext:value-type="float">
            <text:p>-2.350002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-24" calcext:value-type="float">
            <text:p>-24</text:p>
          </table:table-cell>
          <table:table-cell office:value-type="float" office:value="988" calcext:value-type="float">
            <text:p>988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float" office:value="-352" calcext:value-type="float">
            <text:p>-352</text:p>
          </table:table-cell>
          <table:table-cell office:value-type="float" office:value="-0.017652" calcext:value-type="float">
            <text:p>-0.017652</text:p>
          </table:table-cell>
          <table:table-cell office:value-type="float" office:value="-0.035304" calcext:value-type="float">
            <text:p>-0.035304</text:p>
          </table:table-cell>
          <table:table-cell office:value-type="float" office:value="1.453346" calcext:value-type="float">
            <text:p>1.453346</text:p>
          </table:table-cell>
          <table:table-cell office:value-type="float" office:value="22.500001" calcext:value-type="float">
            <text:p>22.500001</text:p>
          </table:table-cell>
          <table:table-cell office:value-type="float" office:value="0.45" calcext:value-type="float">
            <text:p>0.45</text:p>
          </table:table-cell>
          <table:table-cell office:value-type="float" office:value="-52.800002" calcext:value-type="float">
            <text:p>-52.800002</text:p>
          </table:table-cell>
          <table:table-cell office:value-type="float" office:value="9.692543" calcext:value-type="float">
            <text:p>9.692543</text:p>
          </table:table-cell>
          <table:table-cell office:value-type="float" office:value="382.639517" calcext:value-type="float">
            <text:p>382.639517</text:p>
          </table:table-cell>
          <table:table-cell table:number-columns-repeated="3"/>
          <table:table-cell table:formula="of:=[.$Q$3]*([.J86] + [.$Q$2])" office:value-type="float" office:value="34.500001" calcext:value-type="float">
            <text:p>34.500001</text:p>
          </table:table-cell>
          <table:table-cell table:formula="of:=[.$Q$5]*([.K86] + [.$Q$4])" office:value-type="float" office:value="-18.4275" calcext:value-type="float">
            <text:p>-18.4275</text:p>
          </table:table-cell>
          <table:table-cell table:formula="of:=[.$Q$7]*([.L86] + [.$Q$6])" office:value-type="float" office:value="-2.800002" calcext:value-type="float">
            <text:p>-2.800002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20" calcext:value-type="float">
            <text:p>-20</text:p>
          </table:table-cell>
          <table:table-cell office:value-type="float" office:value="992" calcext:value-type="float">
            <text:p>992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office:value-type="float" office:value="-349" calcext:value-type="float">
            <text:p>-349</text:p>
          </table:table-cell>
          <table:table-cell office:value-type="float" office:value="-0.011768" calcext:value-type="float">
            <text:p>-0.011768</text:p>
          </table:table-cell>
          <table:table-cell office:value-type="float" office:value="-0.02942" calcext:value-type="float">
            <text:p>-0.02942</text:p>
          </table:table-cell>
          <table:table-cell office:value-type="float" office:value="1.45923" calcext:value-type="float">
            <text:p>1.45923</text:p>
          </table:table-cell>
          <table:table-cell office:value-type="float" office:value="22.500001" calcext:value-type="float">
            <text:p>22.500001</text:p>
          </table:table-cell>
          <table:table-cell office:value-type="float" office:value="0.6" calcext:value-type="float">
            <text:p>0.6</text:p>
          </table:table-cell>
          <table:table-cell office:value-type="float" office:value="-52.350002" calcext:value-type="float">
            <text:p>-52.350002</text:p>
          </table:table-cell>
          <table:table-cell office:value-type="float" office:value="9.73049" calcext:value-type="float">
            <text:p>9.73049</text:p>
          </table:table-cell>
          <table:table-cell office:value-type="float" office:value="379.890774" calcext:value-type="float">
            <text:p>379.890774</text:p>
          </table:table-cell>
          <table:table-cell table:number-columns-repeated="3"/>
          <table:table-cell table:formula="of:=[.$Q$3]*([.J87] + [.$Q$2])" office:value-type="float" office:value="34.500001" calcext:value-type="float">
            <text:p>34.500001</text:p>
          </table:table-cell>
          <table:table-cell table:formula="of:=[.$Q$5]*([.K87] + [.$Q$4])" office:value-type="float" office:value="-18.27" calcext:value-type="float">
            <text:p>-18.27</text:p>
          </table:table-cell>
          <table:table-cell table:formula="of:=[.$Q$7]*([.L87] + [.$Q$6])" office:value-type="float" office:value="-2.350002" calcext:value-type="float">
            <text:p>-2.3500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36" calcext:value-type="float">
            <text:p>-36</text:p>
          </table:table-cell>
          <table:table-cell office:value-type="float" office:value="1004" calcext:value-type="float">
            <text:p>1004</text:p>
          </table:table-cell>
          <table:table-cell office:value-type="float" office:value="149" calcext:value-type="float">
            <text:p>149</text:p>
          </table:table-cell>
          <table:table-cell office:value-type="float" office:value="9" calcext:value-type="float">
            <text:p>9</text:p>
          </table:table-cell>
          <table:table-cell office:value-type="float" office:value="-350" calcext:value-type="float">
            <text:p>-350</text:p>
          </table:table-cell>
          <table:table-cell office:value-type="float" office:value="0" calcext:value-type="float">
            <text:p>0</text:p>
          </table:table-cell>
          <table:table-cell office:value-type="float" office:value="-0.052956" calcext:value-type="float">
            <text:p>-0.052956</text:p>
          </table:table-cell>
          <table:table-cell office:value-type="float" office:value="1.476882" calcext:value-type="float">
            <text:p>1.476882</text:p>
          </table:table-cell>
          <table:table-cell office:value-type="float" office:value="22.350001" calcext:value-type="float">
            <text:p>22.350001</text:p>
          </table:table-cell>
          <table:table-cell office:value-type="float" office:value="1.35" calcext:value-type="float">
            <text:p>1.35</text:p>
          </table:table-cell>
          <table:table-cell office:value-type="float" office:value="-52.500002" calcext:value-type="float">
            <text:p>-52.500002</text:p>
          </table:table-cell>
          <table:table-cell office:value-type="float" office:value="9.852205" calcext:value-type="float">
            <text:p>9.852205</text:p>
          </table:table-cell>
          <table:table-cell office:value-type="float" office:value="380.5023" calcext:value-type="float">
            <text:p>380.5023</text:p>
          </table:table-cell>
          <table:table-cell table:number-columns-repeated="3"/>
          <table:table-cell table:formula="of:=[.$Q$3]*([.J88] + [.$Q$2])" office:value-type="float" office:value="34.350001" calcext:value-type="float">
            <text:p>34.350001</text:p>
          </table:table-cell>
          <table:table-cell table:formula="of:=[.$Q$5]*([.K88] + [.$Q$4])" office:value-type="float" office:value="-17.4825" calcext:value-type="float">
            <text:p>-17.4825</text:p>
          </table:table-cell>
          <table:table-cell table:formula="of:=[.$Q$7]*([.L88] + [.$Q$6])" office:value-type="float" office:value="-2.500002" calcext:value-type="float">
            <text:p>-2.500002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16" calcext:value-type="float">
            <text:p>-16</text:p>
          </table:table-cell>
          <table:table-cell office:value-type="float" office:value="988" calcext:value-type="float">
            <text:p>988</text:p>
          </table:table-cell>
          <table:table-cell office:value-type="float" office:value="152" calcext:value-type="float">
            <text:p>152</text:p>
          </table:table-cell>
          <table:table-cell office:value-type="float" office:value="8" calcext:value-type="float">
            <text:p>8</text:p>
          </table:table-cell>
          <table:table-cell office:value-type="float" office:value="-350" calcext:value-type="float">
            <text:p>-350</text:p>
          </table:table-cell>
          <table:table-cell office:value-type="float" office:value="-0.011768" calcext:value-type="float">
            <text:p>-0.011768</text:p>
          </table:table-cell>
          <table:table-cell office:value-type="float" office:value="-0.023536" calcext:value-type="float">
            <text:p>-0.023536</text:p>
          </table:table-cell>
          <table:table-cell office:value-type="float" office:value="1.453346" calcext:value-type="float">
            <text:p>1.453346</text:p>
          </table:table-cell>
          <table:table-cell office:value-type="float" office:value="22.800001" calcext:value-type="float">
            <text:p>22.800001</text:p>
          </table:table-cell>
          <table:table-cell office:value-type="float" office:value="1.2" calcext:value-type="float">
            <text:p>1.2</text:p>
          </table:table-cell>
          <table:table-cell office:value-type="float" office:value="-52.500002" calcext:value-type="float">
            <text:p>-52.500002</text:p>
          </table:table-cell>
          <table:table-cell office:value-type="float" office:value="9.690559" calcext:value-type="float">
            <text:p>9.690559</text:p>
          </table:table-cell>
          <table:table-cell office:value-type="float" office:value="381.664774" calcext:value-type="float">
            <text:p>381.664774</text:p>
          </table:table-cell>
          <table:table-cell table:number-columns-repeated="3"/>
          <table:table-cell table:formula="of:=[.$Q$3]*([.J89] + [.$Q$2])" office:value-type="float" office:value="34.800001" calcext:value-type="float">
            <text:p>34.800001</text:p>
          </table:table-cell>
          <table:table-cell table:formula="of:=[.$Q$5]*([.K89] + [.$Q$4])" office:value-type="float" office:value="-17.64" calcext:value-type="float">
            <text:p>-17.64</text:p>
          </table:table-cell>
          <table:table-cell table:formula="of:=[.$Q$7]*([.L89] + [.$Q$6])" office:value-type="float" office:value="-2.500002" calcext:value-type="float">
            <text:p>-2.500002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16" calcext:value-type="float">
            <text:p>-16</text:p>
          </table:table-cell>
          <table:table-cell office:value-type="float" office:value="988" calcext:value-type="float">
            <text:p>988</text:p>
          </table:table-cell>
          <table:table-cell office:value-type="float" office:value="155" calcext:value-type="float">
            <text:p>155</text:p>
          </table:table-cell>
          <table:table-cell office:value-type="float" office:value="-4" calcext:value-type="float">
            <text:p>-4</text:p>
          </table:table-cell>
          <table:table-cell office:value-type="float" office:value="-353" calcext:value-type="float">
            <text:p>-353</text:p>
          </table:table-cell>
          <table:table-cell office:value-type="float" office:value="-0.005884" calcext:value-type="float">
            <text:p>-0.005884</text:p>
          </table:table-cell>
          <table:table-cell office:value-type="float" office:value="-0.023536" calcext:value-type="float">
            <text:p>-0.023536</text:p>
          </table:table-cell>
          <table:table-cell office:value-type="float" office:value="1.453346" calcext:value-type="float">
            <text:p>1.453346</text:p>
          </table:table-cell>
          <table:table-cell office:value-type="float" office:value="23.250001" calcext:value-type="float">
            <text:p>23.250001</text:p>
          </table:table-cell>
          <table:table-cell office:value-type="float" office:value="-0.6" calcext:value-type="float">
            <text:p>-0.6</text:p>
          </table:table-cell>
          <table:table-cell office:value-type="float" office:value="-52.950002" calcext:value-type="float">
            <text:p>-52.950002</text:p>
          </table:table-cell>
          <table:table-cell office:value-type="float" office:value="9.69032" calcext:value-type="float">
            <text:p>9.69032</text:p>
          </table:table-cell>
          <table:table-cell office:value-type="float" office:value="385.551553" calcext:value-type="float">
            <text:p>385.551553</text:p>
          </table:table-cell>
          <table:table-cell table:number-columns-repeated="3"/>
          <table:table-cell table:formula="of:=[.$Q$3]*([.J90] + [.$Q$2])" office:value-type="float" office:value="35.250001" calcext:value-type="float">
            <text:p>35.250001</text:p>
          </table:table-cell>
          <table:table-cell table:formula="of:=[.$Q$5]*([.K90] + [.$Q$4])" office:value-type="float" office:value="-19.53" calcext:value-type="float">
            <text:p>-19.53</text:p>
          </table:table-cell>
          <table:table-cell table:formula="of:=[.$Q$7]*([.L90] + [.$Q$6])" office:value-type="float" office:value="-2.950002" calcext:value-type="float">
            <text:p>-2.950002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-24" calcext:value-type="float">
            <text:p>-24</text:p>
          </table:table-cell>
          <table:table-cell office:value-type="float" office:value="992" calcext:value-type="float">
            <text:p>992</text:p>
          </table:table-cell>
          <table:table-cell office:value-type="float" office:value="155" calcext:value-type="float">
            <text:p>155</text:p>
          </table:table-cell>
          <table:table-cell office:value-type="float" office:value="10" calcext:value-type="float">
            <text:p>10</text:p>
          </table:table-cell>
          <table:table-cell office:value-type="float" office:value="-347" calcext:value-type="float">
            <text:p>-347</text:p>
          </table:table-cell>
          <table:table-cell office:value-type="float" office:value="-0.023536" calcext:value-type="float">
            <text:p>-0.023536</text:p>
          </table:table-cell>
          <table:table-cell office:value-type="float" office:value="-0.035304" calcext:value-type="float">
            <text:p>-0.035304</text:p>
          </table:table-cell>
          <table:table-cell office:value-type="float" office:value="1.45923" calcext:value-type="float">
            <text:p>1.45923</text:p>
          </table:table-cell>
          <table:table-cell office:value-type="float" office:value="23.250001" calcext:value-type="float">
            <text:p>23.250001</text:p>
          </table:table-cell>
          <table:table-cell office:value-type="float" office:value="1.5" calcext:value-type="float">
            <text:p>1.5</text:p>
          </table:table-cell>
          <table:table-cell office:value-type="float" office:value="-52.050002" calcext:value-type="float">
            <text:p>-52.050002</text:p>
          </table:table-cell>
          <table:table-cell office:value-type="float" office:value="9.732309" calcext:value-type="float">
            <text:p>9.732309</text:p>
          </table:table-cell>
          <table:table-cell office:value-type="float" office:value="380.176275" calcext:value-type="float">
            <text:p>380.176275</text:p>
          </table:table-cell>
          <table:table-cell table:number-columns-repeated="3"/>
          <table:table-cell table:formula="of:=[.$Q$3]*([.J91] + [.$Q$2])" office:value-type="float" office:value="35.250001" calcext:value-type="float">
            <text:p>35.250001</text:p>
          </table:table-cell>
          <table:table-cell table:formula="of:=[.$Q$5]*([.K91] + [.$Q$4])" office:value-type="float" office:value="-17.325" calcext:value-type="float">
            <text:p>-17.325</text:p>
          </table:table-cell>
          <table:table-cell table:formula="of:=[.$Q$7]*([.L91] + [.$Q$6])" office:value-type="float" office:value="-2.050002" calcext:value-type="float">
            <text:p>-2.050002</text:p>
          </table:table-cell>
        </table:table-row>
        <table:table-row table:style-name="ro1">
          <table:table-cell office:value-type="string" calcext:value-type="string">
            <text:p>rawAccX</text:p>
          </table:table-cell>
          <table:table-cell office:value-type="string" calcext:value-type="string">
            <text:p>rawAccY</text:p>
          </table:table-cell>
          <table:table-cell office:value-type="string" calcext:value-type="string">
            <text:p>rawAccZ</text:p>
          </table:table-cell>
          <table:table-cell office:value-type="string" calcext:value-type="string">
            <text:p>rawMagX</text:p>
          </table:table-cell>
          <table:table-cell office:value-type="string" calcext:value-type="string">
            <text:p>rawMagY</text:p>
          </table:table-cell>
          <table:table-cell office:value-type="string" calcext:value-type="string">
            <text:p>rawMagZ</text:p>
          </table:table-cell>
          <table:table-cell office:value-type="string" calcext:value-type="string">
            <text:p>accX</text:p>
          </table:table-cell>
          <table:table-cell office:value-type="string" calcext:value-type="string">
            <text:p>accY</text:p>
          </table:table-cell>
          <table:table-cell office:value-type="string" calcext:value-type="string">
            <text:p>accZ</text:p>
          </table:table-cell>
          <table:table-cell office:value-type="string" calcext:value-type="string">
            <text:p>magX</text:p>
          </table:table-cell>
          <table:table-cell office:value-type="string" calcext:value-type="string">
            <text:p>magY</text:p>
          </table:table-cell>
          <table:table-cell office:value-type="string" calcext:value-type="string">
            <text:p>magZ</text:p>
          </table:table-cell>
          <table:table-cell office:value-type="string" calcext:value-type="string">
            <text:p>accNorm</text:p>
          </table:table-cell>
          <table:table-cell office:value-type="string" calcext:value-type="string">
            <text:p>magNorm</text:p>
          </table:table-cell>
          <table:table-cell table:number-columns-repeated="3"/>
          <table:table-cell table:formula="of:=[.$Q$3]*([.J92] + [.$Q$2])" office:value-type="string" office:string-value="" calcext:value-type="error">
            <text:p>#VALUE!</text:p>
          </table:table-cell>
          <table:table-cell table:formula="of:=[.$Q$5]*([.K92] + [.$Q$4])" office:value-type="string" office:string-value="" calcext:value-type="error">
            <text:p>#VALUE!</text:p>
          </table:table-cell>
          <table:table-cell table:formula="of:=[.$Q$7]*([.L92] + [.$Q$6])" office:value-type="string" office:string-value="" calcext:value-type="error">
            <text:p>#VALUE!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office:value-type="float" office:value="988" calcext:value-type="float">
            <text:p>988</text:p>
          </table:table-cell>
          <table:table-cell office:value-type="float" office:value="156" calcext:value-type="float">
            <text:p>156</text:p>
          </table:table-cell>
          <table:table-cell office:value-type="float" office:value="12" calcext:value-type="float">
            <text:p>12</text:p>
          </table:table-cell>
          <table:table-cell office:value-type="float" office:value="-350" calcext:value-type="float">
            <text:p>-350</text:p>
          </table:table-cell>
          <table:table-cell office:value-type="float" office:value="0" calcext:value-type="float">
            <text:p>0</text:p>
          </table:table-cell>
          <table:table-cell office:value-type="float" office:value="-0.023536" calcext:value-type="float">
            <text:p>-0.023536</text:p>
          </table:table-cell>
          <table:table-cell office:value-type="float" office:value="1.453346" calcext:value-type="float">
            <text:p>1.453346</text:p>
          </table:table-cell>
          <table:table-cell office:value-type="float" office:value="23.400001" calcext:value-type="float">
            <text:p>23.400001</text:p>
          </table:table-cell>
          <table:table-cell office:value-type="float" office:value="1.8" calcext:value-type="float">
            <text:p>1.8</text:p>
          </table:table-cell>
          <table:table-cell office:value-type="float" office:value="-52.500002" calcext:value-type="float">
            <text:p>-52.500002</text:p>
          </table:table-cell>
          <table:table-cell office:value-type="float" office:value="9.690241" calcext:value-type="float">
            <text:p>9.690241</text:p>
          </table:table-cell>
          <table:table-cell office:value-type="float" office:value="383.379707" calcext:value-type="float">
            <text:p>383.379707</text:p>
          </table:table-cell>
          <table:table-cell table:number-columns-repeated="3"/>
          <table:table-cell table:formula="of:=[.$Q$3]*([.J93] + [.$Q$2])" office:value-type="float" office:value="35.400001" calcext:value-type="float">
            <text:p>35.400001</text:p>
          </table:table-cell>
          <table:table-cell table:formula="of:=[.$Q$5]*([.K93] + [.$Q$4])" office:value-type="float" office:value="-17.01" calcext:value-type="float">
            <text:p>-17.01</text:p>
          </table:table-cell>
          <table:table-cell table:formula="of:=[.$Q$7]*([.L93] + [.$Q$6])" office:value-type="float" office:value="-2.500002" calcext:value-type="float">
            <text:p>-2.500002</text:p>
          </table:table-cell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-24" calcext:value-type="float">
            <text:p>-24</text:p>
          </table:table-cell>
          <table:table-cell office:value-type="float" office:value="1056" calcext:value-type="float">
            <text:p>1056</text:p>
          </table:table-cell>
          <table:table-cell office:value-type="float" office:value="146" calcext:value-type="float">
            <text:p>146</text:p>
          </table:table-cell>
          <table:table-cell office:value-type="float" office:value="-1" calcext:value-type="float">
            <text:p>-1</text:p>
          </table:table-cell>
          <table:table-cell office:value-type="float" office:value="-347" calcext:value-type="float">
            <text:p>-347</text:p>
          </table:table-cell>
          <table:table-cell office:value-type="float" office:value="-0.11768" calcext:value-type="float">
            <text:p>-0.11768</text:p>
          </table:table-cell>
          <table:table-cell office:value-type="float" office:value="-0.035304" calcext:value-type="float">
            <text:p>-0.035304</text:p>
          </table:table-cell>
          <table:table-cell office:value-type="float" office:value="1.553373" calcext:value-type="float">
            <text:p>1.553373</text:p>
          </table:table-cell>
          <table:table-cell office:value-type="float" office:value="21.900001" calcext:value-type="float">
            <text:p>21.900001</text:p>
          </table:table-cell>
          <table:table-cell office:value-type="float" office:value="-0.15" calcext:value-type="float">
            <text:p>-0.15</text:p>
          </table:table-cell>
          <table:table-cell office:value-type="float" office:value="-52.050002" calcext:value-type="float">
            <text:p>-52.050002</text:p>
          </table:table-cell>
          <table:table-cell office:value-type="float" office:value="10.388164" calcext:value-type="float">
            <text:p>10.388164</text:p>
          </table:table-cell>
          <table:table-cell office:value-type="float" office:value="376.465138" calcext:value-type="float">
            <text:p>376.465138</text:p>
          </table:table-cell>
          <table:table-cell table:number-columns-repeated="3"/>
          <table:table-cell table:formula="of:=[.$Q$3]*([.J94] + [.$Q$2])" office:value-type="float" office:value="33.900001" calcext:value-type="float">
            <text:p>33.900001</text:p>
          </table:table-cell>
          <table:table-cell table:formula="of:=[.$Q$5]*([.K94] + [.$Q$4])" office:value-type="float" office:value="-19.0575" calcext:value-type="float">
            <text:p>-19.0575</text:p>
          </table:table-cell>
          <table:table-cell table:formula="of:=[.$Q$7]*([.L94] + [.$Q$6])" office:value-type="float" office:value="-2.050002" calcext:value-type="float">
            <text:p>-2.050002</text:p>
          </table:table-cell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4" calcext:value-type="float">
            <text:p>4</text:p>
          </table:table-cell>
          <table:table-cell office:value-type="float" office:value="1016" calcext:value-type="float">
            <text:p>1016</text:p>
          </table:table-cell>
          <table:table-cell office:value-type="float" office:value="141" calcext:value-type="float">
            <text:p>141</text:p>
          </table:table-cell>
          <table:table-cell office:value-type="float" office:value="-25" calcext:value-type="float">
            <text:p>-25</text:p>
          </table:table-cell>
          <table:table-cell office:value-type="float" office:value="-348" calcext:value-type="float">
            <text:p>-348</text:p>
          </table:table-cell>
          <table:table-cell office:value-type="float" office:value="-0.05884" calcext:value-type="float">
            <text:p>-0.05884</text:p>
          </table:table-cell>
          <table:table-cell office:value-type="float" office:value="0.005884" calcext:value-type="float">
            <text:p>0.005884</text:p>
          </table:table-cell>
          <table:table-cell office:value-type="float" office:value="1.494534" calcext:value-type="float">
            <text:p>1.494534</text:p>
          </table:table-cell>
          <table:table-cell office:value-type="float" office:value="21.150001" calcext:value-type="float">
            <text:p>21.150001</text:p>
          </table:table-cell>
          <table:table-cell office:value-type="float" office:value="-3.75" calcext:value-type="float">
            <text:p>-3.75</text:p>
          </table:table-cell>
          <table:table-cell office:value-type="float" office:value="-52.200002" calcext:value-type="float">
            <text:p>-52.200002</text:p>
          </table:table-cell>
          <table:table-cell office:value-type="float" office:value="9.971353" calcext:value-type="float">
            <text:p>9.971353</text:p>
          </table:table-cell>
          <table:table-cell office:value-type="float" office:value="376.311042" calcext:value-type="float">
            <text:p>376.311042</text:p>
          </table:table-cell>
          <table:table-cell table:number-columns-repeated="3"/>
          <table:table-cell table:formula="of:=[.$Q$3]*([.J95] + [.$Q$2])" office:value-type="float" office:value="33.150001" calcext:value-type="float">
            <text:p>33.150001</text:p>
          </table:table-cell>
          <table:table-cell table:formula="of:=[.$Q$5]*([.K95] + [.$Q$4])" office:value-type="float" office:value="-22.8375" calcext:value-type="float">
            <text:p>-22.8375</text:p>
          </table:table-cell>
          <table:table-cell table:formula="of:=[.$Q$7]*([.L95] + [.$Q$6])" office:value-type="float" office:value="-2.200002" calcext:value-type="float">
            <text:p>-2.2000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8" calcext:value-type="float">
            <text:p>-28</text:p>
          </table:table-cell>
          <table:table-cell office:value-type="float" office:value="964" calcext:value-type="float">
            <text:p>964</text:p>
          </table:table-cell>
          <table:table-cell office:value-type="float" office:value="123" calcext:value-type="float">
            <text:p>123</text:p>
          </table:table-cell>
          <table:table-cell office:value-type="float" office:value="-44" calcext:value-type="float">
            <text:p>-44</text:p>
          </table:table-cell>
          <table:table-cell office:value-type="float" office:value="-344" calcext:value-type="float">
            <text:p>-344</text:p>
          </table:table-cell>
          <table:table-cell office:value-type="float" office:value="0" calcext:value-type="float">
            <text:p>0</text:p>
          </table:table-cell>
          <table:table-cell office:value-type="float" office:value="-0.041188" calcext:value-type="float">
            <text:p>-0.041188</text:p>
          </table:table-cell>
          <table:table-cell office:value-type="float" office:value="1.418042" calcext:value-type="float">
            <text:p>1.418042</text:p>
          </table:table-cell>
          <table:table-cell office:value-type="float" office:value="18.450001" calcext:value-type="float">
            <text:p>18.450001</text:p>
          </table:table-cell>
          <table:table-cell office:value-type="float" office:value="-6.6" calcext:value-type="float">
            <text:p>-6.6</text:p>
          </table:table-cell>
          <table:table-cell office:value-type="float" office:value="-51.600002" calcext:value-type="float">
            <text:p>-51.600002</text:p>
          </table:table-cell>
          <table:table-cell office:value-type="float" office:value="9.457598" calcext:value-type="float">
            <text:p>9.457598</text:p>
          </table:table-cell>
          <table:table-cell office:value-type="float" office:value="367.968749" calcext:value-type="float">
            <text:p>367.968749</text:p>
          </table:table-cell>
          <table:table-cell table:number-columns-repeated="3"/>
          <table:table-cell table:formula="of:=[.$Q$3]*([.J96] + [.$Q$2])" office:value-type="float" office:value="30.450001" calcext:value-type="float">
            <text:p>30.450001</text:p>
          </table:table-cell>
          <table:table-cell table:formula="of:=[.$Q$5]*([.K96] + [.$Q$4])" office:value-type="float" office:value="-25.83" calcext:value-type="float">
            <text:p>-25.83</text:p>
          </table:table-cell>
          <table:table-cell table:formula="of:=[.$Q$7]*([.L96] + [.$Q$6])" office:value-type="float" office:value="-1.600002" calcext:value-type="float">
            <text:p>-1.60000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912" calcext:value-type="float">
            <text:p>912</text:p>
          </table:table-cell>
          <table:table-cell office:value-type="float" office:value="104" calcext:value-type="float">
            <text:p>104</text:p>
          </table:table-cell>
          <table:table-cell office:value-type="float" office:value="-66" calcext:value-type="float">
            <text:p>-66</text:p>
          </table:table-cell>
          <table:table-cell office:value-type="float" office:value="-343" calcext:value-type="float">
            <text:p>-343</text:p>
          </table:table-cell>
          <table:table-cell office:value-type="float" office:value="0.047072" calcext:value-type="float">
            <text:p>0.047072</text:p>
          </table:table-cell>
          <table:table-cell office:value-type="float" office:value="0" calcext:value-type="float">
            <text:p>0</text:p>
          </table:table-cell>
          <table:table-cell office:value-type="float" office:value="1.34155" calcext:value-type="float">
            <text:p>1.34155</text:p>
          </table:table-cell>
          <table:table-cell office:value-type="float" office:value="15.600001" calcext:value-type="float">
            <text:p>15.600001</text:p>
          </table:table-cell>
          <table:table-cell office:value-type="float" office:value="-9.9" calcext:value-type="float">
            <text:p>-9.9</text:p>
          </table:table-cell>
          <table:table-cell office:value-type="float" office:value="-51.450002" calcext:value-type="float">
            <text:p>-51.450002</text:p>
          </table:table-cell>
          <table:table-cell office:value-type="float" office:value="8.949169" calcext:value-type="float">
            <text:p>8.949169</text:p>
          </table:table-cell>
          <table:table-cell office:value-type="float" office:value="364.446155" calcext:value-type="float">
            <text:p>364.446155</text:p>
          </table:table-cell>
          <table:table-cell table:number-columns-repeated="3"/>
          <table:table-cell table:formula="of:=[.$Q$3]*([.J97] + [.$Q$2])" office:value-type="float" office:value="27.600001" calcext:value-type="float">
            <text:p>27.600001</text:p>
          </table:table-cell>
          <table:table-cell table:formula="of:=[.$Q$5]*([.K97] + [.$Q$4])" office:value-type="float" office:value="-29.295" calcext:value-type="float">
            <text:p>-29.295</text:p>
          </table:table-cell>
          <table:table-cell table:formula="of:=[.$Q$7]*([.L97] + [.$Q$6])" office:value-type="float" office:value="-1.450002" calcext:value-type="float">
            <text:p>-1.450002</text:p>
          </table:table-cell>
        </table:table-row>
        <table:table-row table:style-name="ro1">
          <table:table-cell office:value-type="float" office:value="-72" calcext:value-type="float">
            <text:p>-72</text:p>
          </table:table-cell>
          <table:table-cell office:value-type="float" office:value="-40" calcext:value-type="float">
            <text:p>-40</text:p>
          </table:table-cell>
          <table:table-cell office:value-type="float" office:value="928" calcext:value-type="float">
            <text:p>928</text:p>
          </table:table-cell>
          <table:table-cell office:value-type="float" office:value="80" calcext:value-type="float">
            <text:p>80</text:p>
          </table:table-cell>
          <table:table-cell office:value-type="float" office:value="-90" calcext:value-type="float">
            <text:p>-90</text:p>
          </table:table-cell>
          <table:table-cell office:value-type="float" office:value="-343" calcext:value-type="float">
            <text:p>-343</text:p>
          </table:table-cell>
          <table:table-cell office:value-type="float" office:value="-0.105912" calcext:value-type="float">
            <text:p>-0.105912</text:p>
          </table:table-cell>
          <table:table-cell office:value-type="float" office:value="-0.05884" calcext:value-type="float">
            <text:p>-0.05884</text:p>
          </table:table-cell>
          <table:table-cell office:value-type="float" office:value="1.365086" calcext:value-type="float">
            <text:p>1.365086</text:p>
          </table:table-cell>
          <table:table-cell office:value-type="float" office:value="12" calcext:value-type="float">
            <text:p>12</text:p>
          </table:table-cell>
          <table:table-cell office:value-type="float" office:value="-13.500001" calcext:value-type="float">
            <text:p>-13.500001</text:p>
          </table:table-cell>
          <table:table-cell office:value-type="float" office:value="-51.450002" calcext:value-type="float">
            <text:p>-51.450002</text:p>
          </table:table-cell>
          <table:table-cell office:value-type="float" office:value="9.136346" calcext:value-type="float">
            <text:p>9.136346</text:p>
          </table:table-cell>
          <table:table-cell office:value-type="float" office:value="363.523039" calcext:value-type="float">
            <text:p>363.523039</text:p>
          </table:table-cell>
          <table:table-cell table:number-columns-repeated="3"/>
          <table:table-cell table:formula="of:=[.$Q$3]*([.J98] + [.$Q$2])" office:value-type="float" office:value="24" calcext:value-type="float">
            <text:p>24</text:p>
          </table:table-cell>
          <table:table-cell table:formula="of:=[.$Q$5]*([.K98] + [.$Q$4])" office:value-type="float" office:value="-33.07500105" calcext:value-type="float">
            <text:p>-33.07500105</text:p>
          </table:table-cell>
          <table:table-cell table:formula="of:=[.$Q$7]*([.L98] + [.$Q$6])" office:value-type="float" office:value="-1.450002" calcext:value-type="float">
            <text:p>-1.450002</text:p>
          </table:table-cell>
        </table:table-row>
        <table:table-row table:style-name="ro1">
          <table:table-cell office:value-type="float" office:value="-56" calcext:value-type="float">
            <text:p>-56</text:p>
          </table:table-cell>
          <table:table-cell office:value-type="float" office:value="-16" calcext:value-type="float">
            <text:p>-16</text:p>
          </table:table-cell>
          <table:table-cell office:value-type="float" office:value="984" calcext:value-type="float">
            <text:p>984</text:p>
          </table:table-cell>
          <table:table-cell office:value-type="float" office:value="53" calcext:value-type="float">
            <text:p>53</text:p>
          </table:table-cell>
          <table:table-cell office:value-type="float" office:value="-109" calcext:value-type="float">
            <text:p>-109</text:p>
          </table:table-cell>
          <table:table-cell office:value-type="float" office:value="-345" calcext:value-type="float">
            <text:p>-345</text:p>
          </table:table-cell>
          <table:table-cell office:value-type="float" office:value="-0.082376" calcext:value-type="float">
            <text:p>-0.082376</text:p>
          </table:table-cell>
          <table:table-cell office:value-type="float" office:value="-0.023536" calcext:value-type="float">
            <text:p>-0.023536</text:p>
          </table:table-cell>
          <table:table-cell office:value-type="float" office:value="1.447462" calcext:value-type="float">
            <text:p>1.447462</text:p>
          </table:table-cell>
          <table:table-cell office:value-type="float" office:value="7.95" calcext:value-type="float">
            <text:p>7.95</text:p>
          </table:table-cell>
          <table:table-cell office:value-type="float" office:value="-16.350001" calcext:value-type="float">
            <text:p>-16.350001</text:p>
          </table:table-cell>
          <table:table-cell office:value-type="float" office:value="-51.750002" calcext:value-type="float">
            <text:p>-51.750002</text:p>
          </table:table-cell>
          <table:table-cell office:value-type="float" office:value="9.666632" calcext:value-type="float">
            <text:p>9.666632</text:p>
          </table:table-cell>
          <table:table-cell office:value-type="float" office:value="365.670617" calcext:value-type="float">
            <text:p>365.670617</text:p>
          </table:table-cell>
          <table:table-cell table:number-columns-repeated="3"/>
          <table:table-cell table:formula="of:=[.$Q$3]*([.J99] + [.$Q$2])" office:value-type="float" office:value="19.95" calcext:value-type="float">
            <text:p>19.95</text:p>
          </table:table-cell>
          <table:table-cell table:formula="of:=[.$Q$5]*([.K99] + [.$Q$4])" office:value-type="float" office:value="-36.06750105" calcext:value-type="float">
            <text:p>-36.06750105</text:p>
          </table:table-cell>
          <table:table-cell table:formula="of:=[.$Q$7]*([.L99] + [.$Q$6])" office:value-type="float" office:value="-1.750002" calcext:value-type="float">
            <text:p>-1.7500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984" calcext:value-type="float">
            <text:p>984</text:p>
          </table:table-cell>
          <table:table-cell office:value-type="float" office:value="25" calcext:value-type="float">
            <text:p>25</text:p>
          </table:table-cell>
          <table:table-cell office:value-type="float" office:value="-126" calcext:value-type="float">
            <text:p>-126</text:p>
          </table:table-cell>
          <table:table-cell office:value-type="float" office:value="-341" calcext:value-type="float">
            <text:p>-341</text:p>
          </table:table-cell>
          <table:table-cell office:value-type="float" office:value="0" calcext:value-type="float">
            <text:p>0</text:p>
          </table:table-cell>
          <table:table-cell office:value-type="float" office:value="-0.005884" calcext:value-type="float">
            <text:p>-0.005884</text:p>
          </table:table-cell>
          <table:table-cell office:value-type="float" office:value="1.447462" calcext:value-type="float">
            <text:p>1.447462</text:p>
          </table:table-cell>
          <table:table-cell office:value-type="float" office:value="3.75" calcext:value-type="float">
            <text:p>3.75</text:p>
          </table:table-cell>
          <table:table-cell office:value-type="float" office:value="-18.900001" calcext:value-type="float">
            <text:p>-18.900001</text:p>
          </table:table-cell>
          <table:table-cell office:value-type="float" office:value="-51.150002" calcext:value-type="float">
            <text:p>-51.150002</text:p>
          </table:table-cell>
          <table:table-cell office:value-type="float" office:value="9.649824" calcext:value-type="float">
            <text:p>9.649824</text:p>
          </table:table-cell>
          <table:table-cell office:value-type="float" office:value="364.392645" calcext:value-type="float">
            <text:p>364.392645</text:p>
          </table:table-cell>
          <table:table-cell table:number-columns-repeated="3"/>
          <table:table-cell table:formula="of:=[.$Q$3]*([.J100] + [.$Q$2])" office:value-type="float" office:value="15.75" calcext:value-type="float">
            <text:p>15.75</text:p>
          </table:table-cell>
          <table:table-cell table:formula="of:=[.$Q$5]*([.K100] + [.$Q$4])" office:value-type="float" office:value="-38.74500105" calcext:value-type="float">
            <text:p>-38.74500105</text:p>
          </table:table-cell>
          <table:table-cell table:formula="of:=[.$Q$7]*([.L100] + [.$Q$6])" office:value-type="float" office:value="-1.150002" calcext:value-type="float">
            <text:p>-1.150002</text:p>
          </table:table-cell>
        </table:table-row>
        <table:table-row table:style-name="ro1">
          <table:table-cell office:value-type="float" office:value="-72" calcext:value-type="float">
            <text:p>-72</text:p>
          </table:table-cell>
          <table:table-cell office:value-type="float" office:value="4" calcext:value-type="float">
            <text:p>4</text:p>
          </table:table-cell>
          <table:table-cell office:value-type="float" office:value="1044" calcext:value-type="float">
            <text:p>1044</text:p>
          </table:table-cell>
          <table:table-cell office:value-type="float" office:value="-8" calcext:value-type="float">
            <text:p>-8</text:p>
          </table:table-cell>
          <table:table-cell office:value-type="float" office:value="-123" calcext:value-type="float">
            <text:p>-123</text:p>
          </table:table-cell>
          <table:table-cell office:value-type="float" office:value="-336" calcext:value-type="float">
            <text:p>-336</text:p>
          </table:table-cell>
          <table:table-cell office:value-type="float" office:value="-0.105912" calcext:value-type="float">
            <text:p>-0.105912</text:p>
          </table:table-cell>
          <table:table-cell office:value-type="float" office:value="0.005884" calcext:value-type="float">
            <text:p>0.005884</text:p>
          </table:table-cell>
          <table:table-cell office:value-type="float" office:value="1.535722" calcext:value-type="float">
            <text:p>1.535722</text:p>
          </table:table-cell>
          <table:table-cell office:value-type="float" office:value="-1.2" calcext:value-type="float">
            <text:p>-1.2</text:p>
          </table:table-cell>
          <table:table-cell office:value-type="float" office:value="-18.450001" calcext:value-type="float">
            <text:p>-18.450001</text:p>
          </table:table-cell>
          <table:table-cell office:value-type="float" office:value="-50.400002" calcext:value-type="float">
            <text:p>-50.400002</text:p>
          </table:table-cell>
          <table:table-cell office:value-type="float" office:value="10.262537" calcext:value-type="float">
            <text:p>10.262537</text:p>
          </table:table-cell>
          <table:table-cell office:value-type="float" office:value="357.895236" calcext:value-type="float">
            <text:p>357.895236</text:p>
          </table:table-cell>
          <table:table-cell table:number-columns-repeated="3"/>
          <table:table-cell table:formula="of:=[.$Q$3]*([.J101] + [.$Q$2])" office:value-type="float" office:value="10.8" calcext:value-type="float">
            <text:p>10.8</text:p>
          </table:table-cell>
          <table:table-cell table:formula="of:=[.$Q$5]*([.K101] + [.$Q$4])" office:value-type="float" office:value="-38.27250105" calcext:value-type="float">
            <text:p>-38.27250105</text:p>
          </table:table-cell>
          <table:table-cell table:formula="of:=[.$Q$7]*([.L101] + [.$Q$6])" office:value-type="float" office:value="-0.400002000000001" calcext:value-type="float">
            <text:p>-0.40000200000000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008" calcext:value-type="float">
            <text:p>1008</text:p>
          </table:table-cell>
          <table:table-cell office:value-type="float" office:value="-63" calcext:value-type="float">
            <text:p>-63</text:p>
          </table:table-cell>
          <table:table-cell office:value-type="float" office:value="-132" calcext:value-type="float">
            <text:p>-132</text:p>
          </table:table-cell>
          <table:table-cell office:value-type="float" office:value="-334" calcext:value-type="float">
            <text:p>-334</text:p>
          </table:table-cell>
          <table:table-cell office:value-type="float" office:value="0.017652" calcext:value-type="float">
            <text:p>0.017652</text:p>
          </table:table-cell>
          <table:table-cell office:value-type="float" office:value="0.02942" calcext:value-type="float">
            <text:p>0.02942</text:p>
          </table:table-cell>
          <table:table-cell office:value-type="float" office:value="1.482766" calcext:value-type="float">
            <text:p>1.482766</text:p>
          </table:table-cell>
          <table:table-cell office:value-type="float" office:value="-9.45" calcext:value-type="float">
            <text:p>-9.45</text:p>
          </table:table-cell>
          <table:table-cell office:value-type="float" office:value="-19.800001" calcext:value-type="float">
            <text:p>-19.800001</text:p>
          </table:table-cell>
          <table:table-cell office:value-type="float" office:value="-50.100002" calcext:value-type="float">
            <text:p>-50.100002</text:p>
          </table:table-cell>
          <table:table-cell office:value-type="float" office:value="9.887749" calcext:value-type="float">
            <text:p>9.887749</text:p>
          </table:table-cell>
          <table:table-cell office:value-type="float" office:value="364.621722" calcext:value-type="float">
            <text:p>364.621722</text:p>
          </table:table-cell>
          <table:table-cell table:number-columns-repeated="3"/>
          <table:table-cell table:formula="of:=[.$Q$3]*([.J102] + [.$Q$2])" office:value-type="float" office:value="2.55" calcext:value-type="float">
            <text:p>2.55</text:p>
          </table:table-cell>
          <table:table-cell table:formula="of:=[.$Q$5]*([.K102] + [.$Q$4])" office:value-type="float" office:value="-39.69000105" calcext:value-type="float">
            <text:p>-39.69000105</text:p>
          </table:table-cell>
          <table:table-cell table:formula="of:=[.$Q$7]*([.L102] + [.$Q$6])" office:value-type="float" office:value="-0.100002000000003" calcext:value-type="float">
            <text:p>-0.1000020000000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8" calcext:value-type="float">
            <text:p>-28</text:p>
          </table:table-cell>
          <table:table-cell office:value-type="float" office:value="980" calcext:value-type="float">
            <text:p>980</text:p>
          </table:table-cell>
          <table:table-cell office:value-type="float" office:value="-108" calcext:value-type="float">
            <text:p>-108</text:p>
          </table:table-cell>
          <table:table-cell office:value-type="float" office:value="-131" calcext:value-type="float">
            <text:p>-131</text:p>
          </table:table-cell>
          <table:table-cell office:value-type="float" office:value="-336" calcext:value-type="float">
            <text:p>-336</text:p>
          </table:table-cell>
          <table:table-cell office:value-type="float" office:value="0" calcext:value-type="float">
            <text:p>0</text:p>
          </table:table-cell>
          <table:table-cell office:value-type="float" office:value="-0.041188" calcext:value-type="float">
            <text:p>-0.041188</text:p>
          </table:table-cell>
          <table:table-cell office:value-type="float" office:value="1.441578" calcext:value-type="float">
            <text:p>1.441578</text:p>
          </table:table-cell>
          <table:table-cell office:value-type="float" office:value="-16.200001" calcext:value-type="float">
            <text:p>-16.200001</text:p>
          </table:table-cell>
          <table:table-cell office:value-type="float" office:value="-19.650001" calcext:value-type="float">
            <text:p>-19.650001</text:p>
          </table:table-cell>
          <table:table-cell office:value-type="float" office:value="-50.400002" calcext:value-type="float">
            <text:p>-50.400002</text:p>
          </table:table-cell>
          <table:table-cell office:value-type="float" office:value="9.614439" calcext:value-type="float">
            <text:p>9.614439</text:p>
          </table:table-cell>
          <table:table-cell office:value-type="float" office:value="376.458497" calcext:value-type="float">
            <text:p>376.458497</text:p>
          </table:table-cell>
          <table:table-cell table:number-columns-repeated="3"/>
          <table:table-cell table:formula="of:=[.$Q$3]*([.J103] + [.$Q$2])" office:value-type="float" office:value="-4.200001" calcext:value-type="float">
            <text:p>-4.200001</text:p>
          </table:table-cell>
          <table:table-cell table:formula="of:=[.$Q$5]*([.K103] + [.$Q$4])" office:value-type="float" office:value="-39.53250105" calcext:value-type="float">
            <text:p>-39.53250105</text:p>
          </table:table-cell>
          <table:table-cell table:formula="of:=[.$Q$7]*([.L103] + [.$Q$6])" office:value-type="float" office:value="-0.400002000000001" calcext:value-type="float">
            <text:p>-0.400002000000001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16" calcext:value-type="float">
            <text:p>16</text:p>
          </table:table-cell>
          <table:table-cell office:value-type="float" office:value="1056" calcext:value-type="float">
            <text:p>1056</text:p>
          </table:table-cell>
          <table:table-cell office:value-type="float" office:value="-114" calcext:value-type="float">
            <text:p>-114</text:p>
          </table:table-cell>
          <table:table-cell office:value-type="float" office:value="-136" calcext:value-type="float">
            <text:p>-136</text:p>
          </table:table-cell>
          <table:table-cell office:value-type="float" office:value="-332" calcext:value-type="float">
            <text:p>-332</text:p>
          </table:table-cell>
          <table:table-cell office:value-type="float" office:value="-0.023536" calcext:value-type="float">
            <text:p>-0.023536</text:p>
          </table:table-cell>
          <table:table-cell office:value-type="float" office:value="0.023536" calcext:value-type="float">
            <text:p>0.023536</text:p>
          </table:table-cell>
          <table:table-cell office:value-type="float" office:value="1.553373" calcext:value-type="float">
            <text:p>1.553373</text:p>
          </table:table-cell>
          <table:table-cell office:value-type="float" office:value="-17.100001" calcext:value-type="float">
            <text:p>-17.100001</text:p>
          </table:table-cell>
          <table:table-cell office:value-type="float" office:value="-20.400001" calcext:value-type="float">
            <text:p>-20.400001</text:p>
          </table:table-cell>
          <table:table-cell office:value-type="float" office:value="-49.800002" calcext:value-type="float">
            <text:p>-49.800002</text:p>
          </table:table-cell>
          <table:table-cell office:value-type="float" office:value="10.3582" calcext:value-type="float">
            <text:p>10.3582</text:p>
          </table:table-cell>
          <table:table-cell office:value-type="float" office:value="376.451856" calcext:value-type="float">
            <text:p>376.451856</text:p>
          </table:table-cell>
          <table:table-cell table:number-columns-repeated="3"/>
          <table:table-cell table:formula="of:=[.$Q$3]*([.J104] + [.$Q$2])" office:value-type="float" office:value="-5.100001" calcext:value-type="float">
            <text:p>-5.100001</text:p>
          </table:table-cell>
          <table:table-cell table:formula="of:=[.$Q$5]*([.K104] + [.$Q$4])" office:value-type="float" office:value="-40.32000105" calcext:value-type="float">
            <text:p>-40.32000105</text:p>
          </table:table-cell>
          <table:table-cell table:formula="of:=[.$Q$7]*([.L104] + [.$Q$6])" office:value-type="float" office:value="0.199998000000001" calcext:value-type="float">
            <text:p>0.199998000000001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36" calcext:value-type="float">
            <text:p>36</text:p>
          </table:table-cell>
          <table:table-cell office:value-type="float" office:value="976" calcext:value-type="float">
            <text:p>976</text:p>
          </table:table-cell>
          <table:table-cell office:value-type="float" office:value="-160" calcext:value-type="float">
            <text:p>-160</text:p>
          </table:table-cell>
          <table:table-cell office:value-type="float" office:value="-128" calcext:value-type="float">
            <text:p>-128</text:p>
          </table:table-cell>
          <table:table-cell office:value-type="float" office:value="-326" calcext:value-type="float">
            <text:p>-326</text:p>
          </table:table-cell>
          <table:table-cell office:value-type="float" office:value="-0.023536" calcext:value-type="float">
            <text:p>-0.023536</text:p>
          </table:table-cell>
          <table:table-cell office:value-type="float" office:value="0.052956" calcext:value-type="float">
            <text:p>0.052956</text:p>
          </table:table-cell>
          <table:table-cell office:value-type="float" office:value="1.435694" calcext:value-type="float">
            <text:p>1.435694</text:p>
          </table:table-cell>
          <table:table-cell office:value-type="float" office:value="-24.000001" calcext:value-type="float">
            <text:p>-24.000001</text:p>
          </table:table-cell>
          <table:table-cell office:value-type="float" office:value="-19.200001" calcext:value-type="float">
            <text:p>-19.200001</text:p>
          </table:table-cell>
          <table:table-cell office:value-type="float" office:value="-48.900002" calcext:value-type="float">
            <text:p>-48.900002</text:p>
          </table:table-cell>
          <table:table-cell office:value-type="float" office:value="9.579085" calcext:value-type="float">
            <text:p>9.579085</text:p>
          </table:table-cell>
          <table:table-cell office:value-type="float" office:value="385.045452" calcext:value-type="float">
            <text:p>385.045452</text:p>
          </table:table-cell>
          <table:table-cell table:number-columns-repeated="3"/>
          <table:table-cell table:formula="of:=[.$Q$3]*([.J105] + [.$Q$2])" office:value-type="float" office:value="-12.000001" calcext:value-type="float">
            <text:p>-12.000001</text:p>
          </table:table-cell>
          <table:table-cell table:formula="of:=[.$Q$5]*([.K105] + [.$Q$4])" office:value-type="float" office:value="-39.06000105" calcext:value-type="float">
            <text:p>-39.06000105</text:p>
          </table:table-cell>
          <table:table-cell table:formula="of:=[.$Q$7]*([.L105] + [.$Q$6])" office:value-type="float" office:value="1.099998" calcext:value-type="float">
            <text:p>1.099998</text:p>
          </table:table-cell>
        </table:table-row>
        <table:table-row table:style-name="ro1">
          <table:table-cell office:value-type="float" office:value="-36" calcext:value-type="float">
            <text:p>-36</text:p>
          </table:table-cell>
          <table:table-cell office:value-type="float" office:value="12" calcext:value-type="float">
            <text:p>12</text:p>
          </table:table-cell>
          <table:table-cell office:value-type="float" office:value="1004" calcext:value-type="float">
            <text:p>1004</text:p>
          </table:table-cell>
          <table:table-cell office:value-type="float" office:value="-184" calcext:value-type="float">
            <text:p>-184</text:p>
          </table:table-cell>
          <table:table-cell office:value-type="float" office:value="-119" calcext:value-type="float">
            <text:p>-119</text:p>
          </table:table-cell>
          <table:table-cell office:value-type="float" office:value="-325" calcext:value-type="float">
            <text:p>-325</text:p>
          </table:table-cell>
          <table:table-cell office:value-type="float" office:value="-0.052956" calcext:value-type="float">
            <text:p>-0.052956</text:p>
          </table:table-cell>
          <table:table-cell office:value-type="float" office:value="0.017652" calcext:value-type="float">
            <text:p>0.017652</text:p>
          </table:table-cell>
          <table:table-cell office:value-type="float" office:value="1.476882" calcext:value-type="float">
            <text:p>1.476882</text:p>
          </table:table-cell>
          <table:table-cell office:value-type="float" office:value="-27.600001" calcext:value-type="float">
            <text:p>-27.600001</text:p>
          </table:table-cell>
          <table:table-cell office:value-type="float" office:value="-17.850001" calcext:value-type="float">
            <text:p>-17.850001</text:p>
          </table:table-cell>
          <table:table-cell office:value-type="float" office:value="-48.750002" calcext:value-type="float">
            <text:p>-48.750002</text:p>
          </table:table-cell>
          <table:table-cell office:value-type="float" office:value="9.852908" calcext:value-type="float">
            <text:p>9.852908</text:p>
          </table:table-cell>
          <table:table-cell office:value-type="float" office:value="391.971938" calcext:value-type="float">
            <text:p>391.971938</text:p>
          </table:table-cell>
          <table:table-cell table:number-columns-repeated="3"/>
          <table:table-cell table:formula="of:=[.$Q$3]*([.J106] + [.$Q$2])" office:value-type="float" office:value="-15.600001" calcext:value-type="float">
            <text:p>-15.600001</text:p>
          </table:table-cell>
          <table:table-cell table:formula="of:=[.$Q$5]*([.K106] + [.$Q$4])" office:value-type="float" office:value="-37.64250105" calcext:value-type="float">
            <text:p>-37.64250105</text:p>
          </table:table-cell>
          <table:table-cell table:formula="of:=[.$Q$7]*([.L106] + [.$Q$6])" office:value-type="float" office:value="1.249998" calcext:value-type="float">
            <text:p>1.249998</text:p>
          </table:table-cell>
        </table:table-row>
        <table:table-row table:style-name="ro1">
          <table:table-cell office:value-type="float" office:value="-44" calcext:value-type="float">
            <text:p>-44</text:p>
          </table:table-cell>
          <table:table-cell office:value-type="float" office:value="-16" calcext:value-type="float">
            <text:p>-16</text:p>
          </table:table-cell>
          <table:table-cell office:value-type="float" office:value="976" calcext:value-type="float">
            <text:p>976</text:p>
          </table:table-cell>
          <table:table-cell office:value-type="float" office:value="-213" calcext:value-type="float">
            <text:p>-213</text:p>
          </table:table-cell>
          <table:table-cell office:value-type="float" office:value="-96" calcext:value-type="float">
            <text:p>-96</text:p>
          </table:table-cell>
          <table:table-cell office:value-type="float" office:value="-331" calcext:value-type="float">
            <text:p>-331</text:p>
          </table:table-cell>
          <table:table-cell office:value-type="float" office:value="-0.064724" calcext:value-type="float">
            <text:p>-0.064724</text:p>
          </table:table-cell>
          <table:table-cell office:value-type="float" office:value="-0.023536" calcext:value-type="float">
            <text:p>-0.023536</text:p>
          </table:table-cell>
          <table:table-cell office:value-type="float" office:value="1.435694" calcext:value-type="float">
            <text:p>1.435694</text:p>
          </table:table-cell>
          <table:table-cell office:value-type="float" office:value="-31.950001" calcext:value-type="float">
            <text:p>-31.950001</text:p>
          </table:table-cell>
          <table:table-cell office:value-type="float" office:value="-14.400001" calcext:value-type="float">
            <text:p>-14.400001</text:p>
          </table:table-cell>
          <table:table-cell office:value-type="float" office:value="-49.650002" calcext:value-type="float">
            <text:p>-49.650002</text:p>
          </table:table-cell>
          <table:table-cell office:value-type="float" office:value="9.582297" calcext:value-type="float">
            <text:p>9.582297</text:p>
          </table:table-cell>
          <table:table-cell office:value-type="float" office:value="405.149355" calcext:value-type="float">
            <text:p>405.149355</text:p>
          </table:table-cell>
          <table:table-cell table:number-columns-repeated="3"/>
          <table:table-cell table:formula="of:=[.$Q$3]*([.J107] + [.$Q$2])" office:value-type="float" office:value="-19.950001" calcext:value-type="float">
            <text:p>-19.950001</text:p>
          </table:table-cell>
          <table:table-cell table:formula="of:=[.$Q$5]*([.K107] + [.$Q$4])" office:value-type="float" office:value="-34.02000105" calcext:value-type="float">
            <text:p>-34.02000105</text:p>
          </table:table-cell>
          <table:table-cell table:formula="of:=[.$Q$7]*([.L107] + [.$Q$6])" office:value-type="float" office:value="0.349997999999999" calcext:value-type="float">
            <text:p>0.349997999999999</text:p>
          </table:table-cell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-12" calcext:value-type="float">
            <text:p>-12</text:p>
          </table:table-cell>
          <table:table-cell office:value-type="float" office:value="992" calcext:value-type="float">
            <text:p>992</text:p>
          </table:table-cell>
          <table:table-cell office:value-type="float" office:value="-226" calcext:value-type="float">
            <text:p>-226</text:p>
          </table:table-cell>
          <table:table-cell office:value-type="float" office:value="-88" calcext:value-type="float">
            <text:p>-88</text:p>
          </table:table-cell>
          <table:table-cell office:value-type="float" office:value="-329" calcext:value-type="float">
            <text:p>-329</text:p>
          </table:table-cell>
          <table:table-cell office:value-type="float" office:value="-0.05884" calcext:value-type="float">
            <text:p>-0.05884</text:p>
          </table:table-cell>
          <table:table-cell office:value-type="float" office:value="-0.017652" calcext:value-type="float">
            <text:p>-0.017652</text:p>
          </table:table-cell>
          <table:table-cell office:value-type="float" office:value="1.45923" calcext:value-type="float">
            <text:p>1.45923</text:p>
          </table:table-cell>
          <table:table-cell office:value-type="float" office:value="-33.900001" calcext:value-type="float">
            <text:p>-33.900001</text:p>
          </table:table-cell>
          <table:table-cell office:value-type="float" office:value="-13.200001" calcext:value-type="float">
            <text:p>-13.200001</text:p>
          </table:table-cell>
          <table:table-cell office:value-type="float" office:value="-49.350002" calcext:value-type="float">
            <text:p>-49.350002</text:p>
          </table:table-cell>
          <table:table-cell office:value-type="float" office:value="9.736814" calcext:value-type="float">
            <text:p>9.736814</text:p>
          </table:table-cell>
          <table:table-cell office:value-type="float" office:value="408.730963" calcext:value-type="float">
            <text:p>408.730963</text:p>
          </table:table-cell>
          <table:table-cell table:number-columns-repeated="3"/>
          <table:table-cell table:formula="of:=[.$Q$3]*([.J108] + [.$Q$2])" office:value-type="float" office:value="-21.900001" calcext:value-type="float">
            <text:p>-21.900001</text:p>
          </table:table-cell>
          <table:table-cell table:formula="of:=[.$Q$5]*([.K108] + [.$Q$4])" office:value-type="float" office:value="-32.76000105" calcext:value-type="float">
            <text:p>-32.76000105</text:p>
          </table:table-cell>
          <table:table-cell table:formula="of:=[.$Q$7]*([.L108] + [.$Q$6])" office:value-type="float" office:value="0.649997999999997" calcext:value-type="float">
            <text:p>0.649997999999997</text:p>
          </table:table-cell>
        </table:table-row>
        <table:table-row table:style-name="ro1">
          <table:table-cell office:value-type="float" office:value="-48" calcext:value-type="float">
            <text:p>-48</text:p>
          </table:table-cell>
          <table:table-cell office:value-type="float" office:value="-16" calcext:value-type="float">
            <text:p>-16</text:p>
          </table:table-cell>
          <table:table-cell office:value-type="float" office:value="956" calcext:value-type="float">
            <text:p>956</text:p>
          </table:table-cell>
          <table:table-cell office:value-type="float" office:value="-244" calcext:value-type="float">
            <text:p>-244</text:p>
          </table:table-cell>
          <table:table-cell office:value-type="float" office:value="-69" calcext:value-type="float">
            <text:p>-69</text:p>
          </table:table-cell>
          <table:table-cell office:value-type="float" office:value="-326" calcext:value-type="float">
            <text:p>-326</text:p>
          </table:table-cell>
          <table:table-cell office:value-type="float" office:value="-0.070608" calcext:value-type="float">
            <text:p>-0.070608</text:p>
          </table:table-cell>
          <table:table-cell office:value-type="float" office:value="-0.023536" calcext:value-type="float">
            <text:p>-0.023536</text:p>
          </table:table-cell>
          <table:table-cell office:value-type="float" office:value="1.406274" calcext:value-type="float">
            <text:p>1.406274</text:p>
          </table:table-cell>
          <table:table-cell office:value-type="float" office:value="-36.600001" calcext:value-type="float">
            <text:p>-36.600001</text:p>
          </table:table-cell>
          <table:table-cell office:value-type="float" office:value="-10.35" calcext:value-type="float">
            <text:p>-10.35</text:p>
          </table:table-cell>
          <table:table-cell office:value-type="float" office:value="-48.900002" calcext:value-type="float">
            <text:p>-48.900002</text:p>
          </table:table-cell>
          <table:table-cell office:value-type="float" office:value="9.388279" calcext:value-type="float">
            <text:p>9.388279</text:p>
          </table:table-cell>
          <table:table-cell office:value-type="float" office:value="413.004843" calcext:value-type="float">
            <text:p>413.004843</text:p>
          </table:table-cell>
          <table:table-cell table:number-columns-repeated="3"/>
          <table:table-cell table:formula="of:=[.$Q$3]*([.J109] + [.$Q$2])" office:value-type="float" office:value="-24.600001" calcext:value-type="float">
            <text:p>-24.600001</text:p>
          </table:table-cell>
          <table:table-cell table:formula="of:=[.$Q$5]*([.K109] + [.$Q$4])" office:value-type="float" office:value="-29.7675" calcext:value-type="float">
            <text:p>-29.7675</text:p>
          </table:table-cell>
          <table:table-cell table:formula="of:=[.$Q$7]*([.L109] + [.$Q$6])" office:value-type="float" office:value="1.099998" calcext:value-type="float">
            <text:p>1.099998</text:p>
          </table:table-cell>
        </table:table-row>
        <table:table-row table:style-name="ro1">
          <table:table-cell office:value-type="float" office:value="-36" calcext:value-type="float">
            <text:p>-36</text:p>
          </table:table-cell>
          <table:table-cell office:value-type="float" office:value="-16" calcext:value-type="float">
            <text:p>-16</text:p>
          </table:table-cell>
          <table:table-cell office:value-type="float" office:value="992" calcext:value-type="float">
            <text:p>992</text:p>
          </table:table-cell>
          <table:table-cell office:value-type="float" office:value="-269" calcext:value-type="float">
            <text:p>-269</text:p>
          </table:table-cell>
          <table:table-cell office:value-type="float" office:value="-62" calcext:value-type="float">
            <text:p>-62</text:p>
          </table:table-cell>
          <table:table-cell office:value-type="float" office:value="-321" calcext:value-type="float">
            <text:p>-321</text:p>
          </table:table-cell>
          <table:table-cell office:value-type="float" office:value="-0.052956" calcext:value-type="float">
            <text:p>-0.052956</text:p>
          </table:table-cell>
          <table:table-cell office:value-type="float" office:value="-0.023536" calcext:value-type="float">
            <text:p>-0.023536</text:p>
          </table:table-cell>
          <table:table-cell office:value-type="float" office:value="1.45923" calcext:value-type="float">
            <text:p>1.45923</text:p>
          </table:table-cell>
          <table:table-cell office:value-type="float" office:value="-40.350002" calcext:value-type="float">
            <text:p>-40.350002</text:p>
          </table:table-cell>
          <table:table-cell office:value-type="float" office:value="-9.3" calcext:value-type="float">
            <text:p>-9.3</text:p>
          </table:table-cell>
          <table:table-cell office:value-type="float" office:value="-48.150002" calcext:value-type="float">
            <text:p>-48.150002</text:p>
          </table:table-cell>
          <table:table-cell office:value-type="float" office:value="9.735865" calcext:value-type="float">
            <text:p>9.735865</text:p>
          </table:table-cell>
          <table:table-cell office:value-type="float" office:value="423.374539" calcext:value-type="float">
            <text:p>423.374539</text:p>
          </table:table-cell>
          <table:table-cell table:number-columns-repeated="3"/>
          <table:table-cell table:formula="of:=[.$Q$3]*([.J110] + [.$Q$2])" office:value-type="float" office:value="-28.350002" calcext:value-type="float">
            <text:p>-28.350002</text:p>
          </table:table-cell>
          <table:table-cell table:formula="of:=[.$Q$5]*([.K110] + [.$Q$4])" office:value-type="float" office:value="-28.665" calcext:value-type="float">
            <text:p>-28.665</text:p>
          </table:table-cell>
          <table:table-cell table:formula="of:=[.$Q$7]*([.L110] + [.$Q$6])" office:value-type="float" office:value="1.849998" calcext:value-type="float">
            <text:p>1.849998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-48" calcext:value-type="float">
            <text:p>-48</text:p>
          </table:table-cell>
          <table:table-cell office:value-type="float" office:value="1004" calcext:value-type="float">
            <text:p>1004</text:p>
          </table:table-cell>
          <table:table-cell office:value-type="float" office:value="-293" calcext:value-type="float">
            <text:p>-293</text:p>
          </table:table-cell>
          <table:table-cell office:value-type="float" office:value="-34" calcext:value-type="float">
            <text:p>-34</text:p>
          </table:table-cell>
          <table:table-cell office:value-type="float" office:value="-319" calcext:value-type="float">
            <text:p>-319</text:p>
          </table:table-cell>
          <table:table-cell office:value-type="float" office:value="-0.02942" calcext:value-type="float">
            <text:p>-0.02942</text:p>
          </table:table-cell>
          <table:table-cell office:value-type="float" office:value="-0.070608" calcext:value-type="float">
            <text:p>-0.070608</text:p>
          </table:table-cell>
          <table:table-cell office:value-type="float" office:value="1.476882" calcext:value-type="float">
            <text:p>1.476882</text:p>
          </table:table-cell>
          <table:table-cell office:value-type="float" office:value="-43.950002" calcext:value-type="float">
            <text:p>-43.950002</text:p>
          </table:table-cell>
          <table:table-cell office:value-type="float" office:value="-5.1" calcext:value-type="float">
            <text:p>-5.1</text:p>
          </table:table-cell>
          <table:table-cell office:value-type="float" office:value="-47.850002" calcext:value-type="float">
            <text:p>-47.850002</text:p>
          </table:table-cell>
          <table:table-cell office:value-type="float" office:value="9.859075" calcext:value-type="float">
            <text:p>9.859075</text:p>
          </table:table-cell>
          <table:table-cell office:value-type="float" office:value="434.472093" calcext:value-type="float">
            <text:p>434.472093</text:p>
          </table:table-cell>
          <table:table-cell table:number-columns-repeated="3"/>
          <table:table-cell table:formula="of:=[.$Q$3]*([.J111] + [.$Q$2])" office:value-type="float" office:value="-31.950002" calcext:value-type="float">
            <text:p>-31.950002</text:p>
          </table:table-cell>
          <table:table-cell table:formula="of:=[.$Q$5]*([.K111] + [.$Q$4])" office:value-type="float" office:value="-24.255" calcext:value-type="float">
            <text:p>-24.255</text:p>
          </table:table-cell>
          <table:table-cell table:formula="of:=[.$Q$7]*([.L111] + [.$Q$6])" office:value-type="float" office:value="2.149998" calcext:value-type="float">
            <text:p>2.149998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4" calcext:value-type="float">
            <text:p>-4</text:p>
          </table:table-cell>
          <table:table-cell office:value-type="float" office:value="996" calcext:value-type="float">
            <text:p>996</text:p>
          </table:table-cell>
          <table:table-cell office:value-type="float" office:value="-307" calcext:value-type="float">
            <text:p>-307</text:p>
          </table:table-cell>
          <table:table-cell office:value-type="float" office:value="-20" calcext:value-type="float">
            <text:p>-20</text:p>
          </table:table-cell>
          <table:table-cell office:value-type="float" office:value="-317" calcext:value-type="float">
            <text:p>-317</text:p>
          </table:table-cell>
          <table:table-cell office:value-type="float" office:value="-0.011768" calcext:value-type="float">
            <text:p>-0.011768</text:p>
          </table:table-cell>
          <table:table-cell office:value-type="float" office:value="-0.005884" calcext:value-type="float">
            <text:p>-0.005884</text:p>
          </table:table-cell>
          <table:table-cell office:value-type="float" office:value="1.465114" calcext:value-type="float">
            <text:p>1.465114</text:p>
          </table:table-cell>
          <table:table-cell office:value-type="float" office:value="-46.050002" calcext:value-type="float">
            <text:p>-46.050002</text:p>
          </table:table-cell>
          <table:table-cell office:value-type="float" office:value="-3" calcext:value-type="float">
            <text:p>-3</text:p>
          </table:table-cell>
          <table:table-cell office:value-type="float" office:value="-47.550002" calcext:value-type="float">
            <text:p>-47.550002</text:p>
          </table:table-cell>
          <table:table-cell office:value-type="float" office:value="9.767817" calcext:value-type="float">
            <text:p>9.767817</text:p>
          </table:table-cell>
          <table:table-cell office:value-type="float" office:value="441.74427" calcext:value-type="float">
            <text:p>441.74427</text:p>
          </table:table-cell>
          <table:table-cell table:number-columns-repeated="3"/>
          <table:table-cell table:formula="of:=[.$Q$3]*([.J112] + [.$Q$2])" office:value-type="float" office:value="-34.050002" calcext:value-type="float">
            <text:p>-34.050002</text:p>
          </table:table-cell>
          <table:table-cell table:formula="of:=[.$Q$5]*([.K112] + [.$Q$4])" office:value-type="float" office:value="-22.05" calcext:value-type="float">
            <text:p>-22.05</text:p>
          </table:table-cell>
          <table:table-cell table:formula="of:=[.$Q$7]*([.L112] + [.$Q$6])" office:value-type="float" office:value="2.449998" calcext:value-type="float">
            <text:p>2.449998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-4" calcext:value-type="float">
            <text:p>-4</text:p>
          </table:table-cell>
          <table:table-cell office:value-type="float" office:value="976" calcext:value-type="float">
            <text:p>976</text:p>
          </table:table-cell>
          <table:table-cell office:value-type="float" office:value="-323" calcext:value-type="float">
            <text:p>-323</text:p>
          </table:table-cell>
          <table:table-cell office:value-type="float" office:value="22" calcext:value-type="float">
            <text:p>22</text:p>
          </table:table-cell>
          <table:table-cell office:value-type="float" office:value="-314" calcext:value-type="float">
            <text:p>-314</text:p>
          </table:table-cell>
          <table:table-cell office:value-type="float" office:value="-0.017652" calcext:value-type="float">
            <text:p>-0.017652</text:p>
          </table:table-cell>
          <table:table-cell office:value-type="float" office:value="-0.005884" calcext:value-type="float">
            <text:p>-0.005884</text:p>
          </table:table-cell>
          <table:table-cell office:value-type="float" office:value="1.435694" calcext:value-type="float">
            <text:p>1.435694</text:p>
          </table:table-cell>
          <table:table-cell office:value-type="float" office:value="-48.450002" calcext:value-type="float">
            <text:p>-48.450002</text:p>
          </table:table-cell>
          <table:table-cell office:value-type="float" office:value="3.3" calcext:value-type="float">
            <text:p>3.3</text:p>
          </table:table-cell>
          <table:table-cell office:value-type="float" office:value="-47.100002" calcext:value-type="float">
            <text:p>-47.100002</text:p>
          </table:table-cell>
          <table:table-cell office:value-type="float" office:value="9.572095" calcext:value-type="float">
            <text:p>9.572095</text:p>
          </table:table-cell>
          <table:table-cell office:value-type="float" office:value="451.008869" calcext:value-type="float">
            <text:p>451.008869</text:p>
          </table:table-cell>
          <table:table-cell table:number-columns-repeated="3"/>
          <table:table-cell table:formula="of:=[.$Q$3]*([.J113] + [.$Q$2])" office:value-type="float" office:value="-36.450002" calcext:value-type="float">
            <text:p>-36.450002</text:p>
          </table:table-cell>
          <table:table-cell table:formula="of:=[.$Q$5]*([.K113] + [.$Q$4])" office:value-type="float" office:value="-15.435" calcext:value-type="float">
            <text:p>-15.435</text:p>
          </table:table-cell>
          <table:table-cell table:formula="of:=[.$Q$7]*([.L113] + [.$Q$6])" office:value-type="float" office:value="2.899998" calcext:value-type="float">
            <text:p>2.899998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-4" calcext:value-type="float">
            <text:p>-4</text:p>
          </table:table-cell>
          <table:table-cell office:value-type="float" office:value="1020" calcext:value-type="float">
            <text:p>1020</text:p>
          </table:table-cell>
          <table:table-cell office:value-type="float" office:value="-334" calcext:value-type="float">
            <text:p>-334</text:p>
          </table:table-cell>
          <table:table-cell office:value-type="float" office:value="47" calcext:value-type="float">
            <text:p>47</text:p>
          </table:table-cell>
          <table:table-cell office:value-type="float" office:value="-313" calcext:value-type="float">
            <text:p>-313</text:p>
          </table:table-cell>
          <table:table-cell office:value-type="float" office:value="-0.023536" calcext:value-type="float">
            <text:p>-0.023536</text:p>
          </table:table-cell>
          <table:table-cell office:value-type="float" office:value="-0.005884" calcext:value-type="float">
            <text:p>-0.005884</text:p>
          </table:table-cell>
          <table:table-cell office:value-type="float" office:value="1.500418" calcext:value-type="float">
            <text:p>1.500418</text:p>
          </table:table-cell>
          <table:table-cell office:value-type="float" office:value="-50.100002" calcext:value-type="float">
            <text:p>-50.100002</text:p>
          </table:table-cell>
          <table:table-cell office:value-type="float" office:value="7.05" calcext:value-type="float">
            <text:p>7.05</text:p>
          </table:table-cell>
          <table:table-cell office:value-type="float" office:value="-46.950002" calcext:value-type="float">
            <text:p>-46.950002</text:p>
          </table:table-cell>
          <table:table-cell office:value-type="float" office:value="10.004091" calcext:value-type="float">
            <text:p>10.004091</text:p>
          </table:table-cell>
          <table:table-cell office:value-type="float" office:value="460.145629" calcext:value-type="float">
            <text:p>460.145629</text:p>
          </table:table-cell>
          <table:table-cell table:number-columns-repeated="3"/>
          <table:table-cell table:formula="of:=[.$Q$3]*([.J114] + [.$Q$2])" office:value-type="float" office:value="-38.100002" calcext:value-type="float">
            <text:p>-38.100002</text:p>
          </table:table-cell>
          <table:table-cell table:formula="of:=[.$Q$5]*([.K114] + [.$Q$4])" office:value-type="float" office:value="-11.4975" calcext:value-type="float">
            <text:p>-11.4975</text:p>
          </table:table-cell>
          <table:table-cell table:formula="of:=[.$Q$7]*([.L114] + [.$Q$6])" office:value-type="float" office:value="3.049998" calcext:value-type="float">
            <text:p>3.049998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-4" calcext:value-type="float">
            <text:p>-4</text:p>
          </table:table-cell>
          <table:table-cell office:value-type="float" office:value="1004" calcext:value-type="float">
            <text:p>1004</text:p>
          </table:table-cell>
          <table:table-cell office:value-type="float" office:value="-348" calcext:value-type="float">
            <text:p>-348</text:p>
          </table:table-cell>
          <table:table-cell office:value-type="float" office:value="92" calcext:value-type="float">
            <text:p>92</text:p>
          </table:table-cell>
          <table:table-cell office:value-type="float" office:value="-313" calcext:value-type="float">
            <text:p>-313</text:p>
          </table:table-cell>
          <table:table-cell office:value-type="float" office:value="-0.017652" calcext:value-type="float">
            <text:p>-0.017652</text:p>
          </table:table-cell>
          <table:table-cell office:value-type="float" office:value="-0.005884" calcext:value-type="float">
            <text:p>-0.005884</text:p>
          </table:table-cell>
          <table:table-cell office:value-type="float" office:value="1.476882" calcext:value-type="float">
            <text:p>1.476882</text:p>
          </table:table-cell>
          <table:table-cell office:value-type="float" office:value="-52.200002" calcext:value-type="float">
            <text:p>-52.200002</text:p>
          </table:table-cell>
          <table:table-cell office:value-type="float" office:value="13.800001" calcext:value-type="float">
            <text:p>13.800001</text:p>
          </table:table-cell>
          <table:table-cell office:value-type="float" office:value="-46.950002" calcext:value-type="float">
            <text:p>-46.950002</text:p>
          </table:table-cell>
          <table:table-cell office:value-type="float" office:value="9.846659" calcext:value-type="float">
            <text:p>9.846659</text:p>
          </table:table-cell>
          <table:table-cell office:value-type="float" office:value="477.008386" calcext:value-type="float">
            <text:p>477.008386</text:p>
          </table:table-cell>
          <table:table-cell table:number-columns-repeated="3"/>
          <table:table-cell table:formula="of:=[.$Q$3]*([.J115] + [.$Q$2])" office:value-type="float" office:value="-40.200002" calcext:value-type="float">
            <text:p>-40.200002</text:p>
          </table:table-cell>
          <table:table-cell table:formula="of:=[.$Q$5]*([.K115] + [.$Q$4])" office:value-type="float" office:value="-4.40999895" calcext:value-type="float">
            <text:p>-4.40999895</text:p>
          </table:table-cell>
          <table:table-cell table:formula="of:=[.$Q$7]*([.L115] + [.$Q$6])" office:value-type="float" office:value="3.049998" calcext:value-type="float">
            <text:p>3.049998</text:p>
          </table:table-cell>
        </table:table-row>
        <table:table-row table:style-name="ro1">
          <table:table-cell office:value-type="float" office:value="-28" calcext:value-type="float">
            <text:p>-28</text:p>
          </table:table-cell>
          <table:table-cell office:value-type="float" office:value="-4" calcext:value-type="float">
            <text:p>-4</text:p>
          </table:table-cell>
          <table:table-cell office:value-type="float" office:value="1008" calcext:value-type="float">
            <text:p>1008</text:p>
          </table:table-cell>
          <table:table-cell office:value-type="float" office:value="-346" calcext:value-type="float">
            <text:p>-346</text:p>
          </table:table-cell>
          <table:table-cell office:value-type="float" office:value="127" calcext:value-type="float">
            <text:p>127</text:p>
          </table:table-cell>
          <table:table-cell office:value-type="float" office:value="-313" calcext:value-type="float">
            <text:p>-313</text:p>
          </table:table-cell>
          <table:table-cell office:value-type="float" office:value="-0.041188" calcext:value-type="float">
            <text:p>-0.041188</text:p>
          </table:table-cell>
          <table:table-cell office:value-type="float" office:value="-0.005884" calcext:value-type="float">
            <text:p>-0.005884</text:p>
          </table:table-cell>
          <table:table-cell office:value-type="float" office:value="1.482766" calcext:value-type="float">
            <text:p>1.482766</text:p>
          </table:table-cell>
          <table:table-cell office:value-type="float" office:value="-51.900002" calcext:value-type="float">
            <text:p>-51.900002</text:p>
          </table:table-cell>
          <table:table-cell office:value-type="float" office:value="19.050001" calcext:value-type="float">
            <text:p>19.050001</text:p>
          </table:table-cell>
          <table:table-cell office:value-type="float" office:value="-46.950002" calcext:value-type="float">
            <text:p>-46.950002</text:p>
          </table:table-cell>
          <table:table-cell office:value-type="float" office:value="9.888994" calcext:value-type="float">
            <text:p>9.888994</text:p>
          </table:table-cell>
          <table:table-cell office:value-type="float" office:value="483.543173" calcext:value-type="float">
            <text:p>483.543173</text:p>
          </table:table-cell>
          <table:table-cell table:number-columns-repeated="3"/>
          <table:table-cell table:formula="of:=[.$Q$3]*([.J116] + [.$Q$2])" office:value-type="float" office:value="-39.900002" calcext:value-type="float">
            <text:p>-39.900002</text:p>
          </table:table-cell>
          <table:table-cell table:formula="of:=[.$Q$5]*([.K116] + [.$Q$4])" office:value-type="float" office:value="1.10250105" calcext:value-type="float">
            <text:p>1.10250105</text:p>
          </table:table-cell>
          <table:table-cell table:formula="of:=[.$Q$7]*([.L116] + [.$Q$6])" office:value-type="float" office:value="3.049998" calcext:value-type="float">
            <text:p>3.049998</text:p>
          </table:table-cell>
        </table:table-row>
        <table:table-row table:style-name="ro1">
          <table:table-cell office:value-type="float" office:value="-32" calcext:value-type="float">
            <text:p>-32</text:p>
          </table:table-cell>
          <table:table-cell office:value-type="float" office:value="-60" calcext:value-type="float">
            <text:p>-60</text:p>
          </table:table-cell>
          <table:table-cell office:value-type="float" office:value="1008" calcext:value-type="float">
            <text:p>1008</text:p>
          </table:table-cell>
          <table:table-cell office:value-type="float" office:value="-345" calcext:value-type="float">
            <text:p>-345</text:p>
          </table:table-cell>
          <table:table-cell office:value-type="float" office:value="168" calcext:value-type="float">
            <text:p>168</text:p>
          </table:table-cell>
          <table:table-cell office:value-type="float" office:value="-310" calcext:value-type="float">
            <text:p>-310</text:p>
          </table:table-cell>
          <table:table-cell office:value-type="float" office:value="-0.047072" calcext:value-type="float">
            <text:p>-0.047072</text:p>
          </table:table-cell>
          <table:table-cell office:value-type="float" office:value="-0.08826" calcext:value-type="float">
            <text:p>-0.08826</text:p>
          </table:table-cell>
          <table:table-cell office:value-type="float" office:value="1.482766" calcext:value-type="float">
            <text:p>1.482766</text:p>
          </table:table-cell>
          <table:table-cell office:value-type="float" office:value="-51.750002" calcext:value-type="float">
            <text:p>-51.750002</text:p>
          </table:table-cell>
          <table:table-cell office:value-type="float" office:value="25.200001" calcext:value-type="float">
            <text:p>25.200001</text:p>
          </table:table-cell>
          <table:table-cell office:value-type="float" office:value="-46.500002" calcext:value-type="float">
            <text:p>-46.500002</text:p>
          </table:table-cell>
          <table:table-cell office:value-type="float" office:value="9.907571" calcext:value-type="float">
            <text:p>9.907571</text:p>
          </table:table-cell>
          <table:table-cell office:value-type="float" office:value="493.304166" calcext:value-type="float">
            <text:p>493.304166</text:p>
          </table:table-cell>
          <table:table-cell table:number-columns-repeated="3"/>
          <table:table-cell table:formula="of:=[.$Q$3]*([.J117] + [.$Q$2])" office:value-type="float" office:value="-39.750002" calcext:value-type="float">
            <text:p>-39.750002</text:p>
          </table:table-cell>
          <table:table-cell table:formula="of:=[.$Q$5]*([.K117] + [.$Q$4])" office:value-type="float" office:value="7.56000105" calcext:value-type="float">
            <text:p>7.56000105</text:p>
          </table:table-cell>
          <table:table-cell table:formula="of:=[.$Q$7]*([.L117] + [.$Q$6])" office:value-type="float" office:value="3.499998" calcext:value-type="float">
            <text:p>3.499998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-8" calcext:value-type="float">
            <text:p>-8</text:p>
          </table:table-cell>
          <table:table-cell office:value-type="float" office:value="996" calcext:value-type="float">
            <text:p>996</text:p>
          </table:table-cell>
          <table:table-cell office:value-type="float" office:value="-337" calcext:value-type="float">
            <text:p>-337</text:p>
          </table:table-cell>
          <table:table-cell office:value-type="float" office:value="198" calcext:value-type="float">
            <text:p>198</text:p>
          </table:table-cell>
          <table:table-cell office:value-type="float" office:value="-311" calcext:value-type="float">
            <text:p>-311</text:p>
          </table:table-cell>
          <table:table-cell office:value-type="float" office:value="-0.017652" calcext:value-type="float">
            <text:p>-0.017652</text:p>
          </table:table-cell>
          <table:table-cell office:value-type="float" office:value="-0.011768" calcext:value-type="float">
            <text:p>-0.011768</text:p>
          </table:table-cell>
          <table:table-cell office:value-type="float" office:value="1.465114" calcext:value-type="float">
            <text:p>1.465114</text:p>
          </table:table-cell>
          <table:table-cell office:value-type="float" office:value="-50.550002" calcext:value-type="float">
            <text:p>-50.550002</text:p>
          </table:table-cell>
          <table:table-cell office:value-type="float" office:value="29.700001" calcext:value-type="float">
            <text:p>29.700001</text:p>
          </table:table-cell>
          <table:table-cell office:value-type="float" office:value="-46.650002" calcext:value-type="float">
            <text:p>-46.650002</text:p>
          </table:table-cell>
          <table:table-cell office:value-type="float" office:value="9.768448" calcext:value-type="float">
            <text:p>9.768448</text:p>
          </table:table-cell>
          <table:table-cell office:value-type="float" office:value="499.493744" calcext:value-type="float">
            <text:p>499.493744</text:p>
          </table:table-cell>
          <table:table-cell table:number-columns-repeated="3"/>
          <table:table-cell table:formula="of:=[.$Q$3]*([.J118] + [.$Q$2])" office:value-type="float" office:value="-38.550002" calcext:value-type="float">
            <text:p>-38.550002</text:p>
          </table:table-cell>
          <table:table-cell table:formula="of:=[.$Q$5]*([.K118] + [.$Q$4])" office:value-type="float" office:value="12.28500105" calcext:value-type="float">
            <text:p>12.28500105</text:p>
          </table:table-cell>
          <table:table-cell table:formula="of:=[.$Q$7]*([.L118] + [.$Q$6])" office:value-type="float" office:value="3.349998" calcext:value-type="float">
            <text:p>3.349998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4" calcext:value-type="float">
            <text:p>-4</text:p>
          </table:table-cell>
          <table:table-cell office:value-type="float" office:value="988" calcext:value-type="float">
            <text:p>988</text:p>
          </table:table-cell>
          <table:table-cell office:value-type="float" office:value="-330" calcext:value-type="float">
            <text:p>-330</text:p>
          </table:table-cell>
          <table:table-cell office:value-type="float" office:value="225" calcext:value-type="float">
            <text:p>225</text:p>
          </table:table-cell>
          <table:table-cell office:value-type="float" office:value="-310" calcext:value-type="float">
            <text:p>-310</text:p>
          </table:table-cell>
          <table:table-cell office:value-type="float" office:value="-0.011768" calcext:value-type="float">
            <text:p>-0.011768</text:p>
          </table:table-cell>
          <table:table-cell office:value-type="float" office:value="-0.005884" calcext:value-type="float">
            <text:p>-0.005884</text:p>
          </table:table-cell>
          <table:table-cell office:value-type="float" office:value="1.453346" calcext:value-type="float">
            <text:p>1.453346</text:p>
          </table:table-cell>
          <table:table-cell office:value-type="float" office:value="-49.500002" calcext:value-type="float">
            <text:p>-49.500002</text:p>
          </table:table-cell>
          <table:table-cell office:value-type="float" office:value="33.750001" calcext:value-type="float">
            <text:p>33.750001</text:p>
          </table:table-cell>
          <table:table-cell office:value-type="float" office:value="-46.500002" calcext:value-type="float">
            <text:p>-46.500002</text:p>
          </table:table-cell>
          <table:table-cell office:value-type="float" office:value="9.689368" calcext:value-type="float">
            <text:p>9.689368</text:p>
          </table:table-cell>
          <table:table-cell office:value-type="float" office:value="505.59371" calcext:value-type="float">
            <text:p>505.59371</text:p>
          </table:table-cell>
          <table:table-cell table:number-columns-repeated="3"/>
          <table:table-cell table:formula="of:=[.$Q$3]*([.J119] + [.$Q$2])" office:value-type="float" office:value="-37.500002" calcext:value-type="float">
            <text:p>-37.500002</text:p>
          </table:table-cell>
          <table:table-cell table:formula="of:=[.$Q$5]*([.K119] + [.$Q$4])" office:value-type="float" office:value="16.53750105" calcext:value-type="float">
            <text:p>16.53750105</text:p>
          </table:table-cell>
          <table:table-cell table:formula="of:=[.$Q$7]*([.L119] + [.$Q$6])" office:value-type="float" office:value="3.499998" calcext:value-type="float">
            <text:p>3.499998</text:p>
          </table:table-cell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-16" calcext:value-type="float">
            <text:p>-16</text:p>
          </table:table-cell>
          <table:table-cell office:value-type="float" office:value="1012" calcext:value-type="float">
            <text:p>1012</text:p>
          </table:table-cell>
          <table:table-cell office:value-type="float" office:value="-324" calcext:value-type="float">
            <text:p>-324</text:p>
          </table:table-cell>
          <table:table-cell office:value-type="float" office:value="239" calcext:value-type="float">
            <text:p>239</text:p>
          </table:table-cell>
          <table:table-cell office:value-type="float" office:value="-312" calcext:value-type="float">
            <text:p>-312</text:p>
          </table:table-cell>
          <table:table-cell office:value-type="float" office:value="-0.08826" calcext:value-type="float">
            <text:p>-0.08826</text:p>
          </table:table-cell>
          <table:table-cell office:value-type="float" office:value="-0.023536" calcext:value-type="float">
            <text:p>-0.023536</text:p>
          </table:table-cell>
          <table:table-cell office:value-type="float" office:value="1.48865" calcext:value-type="float">
            <text:p>1.48865</text:p>
          </table:table-cell>
          <table:table-cell office:value-type="float" office:value="-48.600002" calcext:value-type="float">
            <text:p>-48.600002</text:p>
          </table:table-cell>
          <table:table-cell office:value-type="float" office:value="35.850001" calcext:value-type="float">
            <text:p>35.850001</text:p>
          </table:table-cell>
          <table:table-cell office:value-type="float" office:value="-46.800002" calcext:value-type="float">
            <text:p>-46.800002</text:p>
          </table:table-cell>
          <table:table-cell office:value-type="float" office:value="9.942996" calcext:value-type="float">
            <text:p>9.942996</text:p>
          </table:table-cell>
          <table:table-cell office:value-type="float" office:value="509.353512" calcext:value-type="float">
            <text:p>509.353512</text:p>
          </table:table-cell>
          <table:table-cell table:number-columns-repeated="3"/>
          <table:table-cell table:formula="of:=[.$Q$3]*([.J120] + [.$Q$2])" office:value-type="float" office:value="-36.600002" calcext:value-type="float">
            <text:p>-36.600002</text:p>
          </table:table-cell>
          <table:table-cell table:formula="of:=[.$Q$5]*([.K120] + [.$Q$4])" office:value-type="float" office:value="18.74250105" calcext:value-type="float">
            <text:p>18.74250105</text:p>
          </table:table-cell>
          <table:table-cell table:formula="of:=[.$Q$7]*([.L120] + [.$Q$6])" office:value-type="float" office:value="3.199998" calcext:value-type="float">
            <text:p>3.199998</text:p>
          </table:table-cell>
        </table:table-row>
        <table:table-row table:style-name="ro1">
          <table:table-cell table:number-columns-repeated="2" office:value-type="float" office:value="-8" calcext:value-type="float">
            <text:p>-8</text:p>
          </table:table-cell>
          <table:table-cell office:value-type="float" office:value="1008" calcext:value-type="float">
            <text:p>1008</text:p>
          </table:table-cell>
          <table:table-cell office:value-type="float" office:value="-315" calcext:value-type="float">
            <text:p>-315</text:p>
          </table:table-cell>
          <table:table-cell office:value-type="float" office:value="252" calcext:value-type="float">
            <text:p>252</text:p>
          </table:table-cell>
          <table:table-cell office:value-type="float" office:value="-312" calcext:value-type="float">
            <text:p>-312</text:p>
          </table:table-cell>
          <table:table-cell table:number-columns-repeated="2" office:value-type="float" office:value="-0.011768" calcext:value-type="float">
            <text:p>-0.011768</text:p>
          </table:table-cell>
          <table:table-cell office:value-type="float" office:value="1.482766" calcext:value-type="float">
            <text:p>1.482766</text:p>
          </table:table-cell>
          <table:table-cell office:value-type="float" office:value="-47.250002" calcext:value-type="float">
            <text:p>-47.250002</text:p>
          </table:table-cell>
          <table:table-cell office:value-type="float" office:value="37.800002" calcext:value-type="float">
            <text:p>37.800002</text:p>
          </table:table-cell>
          <table:table-cell office:value-type="float" office:value="-46.800002" calcext:value-type="float">
            <text:p>-46.800002</text:p>
          </table:table-cell>
          <table:table-cell office:value-type="float" office:value="9.885726" calcext:value-type="float">
            <text:p>9.885726</text:p>
          </table:table-cell>
          <table:table-cell office:value-type="float" office:value="509.973529" calcext:value-type="float">
            <text:p>509.973529</text:p>
          </table:table-cell>
          <table:table-cell table:number-columns-repeated="3"/>
          <table:table-cell table:formula="of:=[.$Q$3]*([.J121] + [.$Q$2])" office:value-type="float" office:value="-35.250002" calcext:value-type="float">
            <text:p>-35.250002</text:p>
          </table:table-cell>
          <table:table-cell table:formula="of:=[.$Q$5]*([.K121] + [.$Q$4])" office:value-type="float" office:value="20.7900021" calcext:value-type="float">
            <text:p>20.7900021</text:p>
          </table:table-cell>
          <table:table-cell table:formula="of:=[.$Q$7]*([.L121] + [.$Q$6])" office:value-type="float" office:value="3.199998" calcext:value-type="float">
            <text:p>3.199998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-40" calcext:value-type="float">
            <text:p>-40</text:p>
          </table:table-cell>
          <table:table-cell office:value-type="float" office:value="996" calcext:value-type="float">
            <text:p>996</text:p>
          </table:table-cell>
          <table:table-cell office:value-type="float" office:value="-292" calcext:value-type="float">
            <text:p>-292</text:p>
          </table:table-cell>
          <table:table-cell office:value-type="float" office:value="285" calcext:value-type="float">
            <text:p>285</text:p>
          </table:table-cell>
          <table:table-cell office:value-type="float" office:value="-311" calcext:value-type="float">
            <text:p>-311</text:p>
          </table:table-cell>
          <table:table-cell office:value-type="float" office:value="-0.023536" calcext:value-type="float">
            <text:p>-0.023536</text:p>
          </table:table-cell>
          <table:table-cell office:value-type="float" office:value="-0.05884" calcext:value-type="float">
            <text:p>-0.05884</text:p>
          </table:table-cell>
          <table:table-cell office:value-type="float" office:value="1.465114" calcext:value-type="float">
            <text:p>1.465114</text:p>
          </table:table-cell>
          <table:table-cell office:value-type="float" office:value="-43.800002" calcext:value-type="float">
            <text:p>-43.800002</text:p>
          </table:table-cell>
          <table:table-cell office:value-type="float" office:value="42.750002" calcext:value-type="float">
            <text:p>42.750002</text:p>
          </table:table-cell>
          <table:table-cell office:value-type="float" office:value="-46.650002" calcext:value-type="float">
            <text:p>-46.650002</text:p>
          </table:table-cell>
          <table:table-cell office:value-type="float" office:value="9.776556" calcext:value-type="float">
            <text:p>9.776556</text:p>
          </table:table-cell>
          <table:table-cell office:value-type="float" office:value="513.039959" calcext:value-type="float">
            <text:p>513.039959</text:p>
          </table:table-cell>
          <table:table-cell table:number-columns-repeated="3"/>
          <table:table-cell table:formula="of:=[.$Q$3]*([.J122] + [.$Q$2])" office:value-type="float" office:value="-31.800002" calcext:value-type="float">
            <text:p>-31.800002</text:p>
          </table:table-cell>
          <table:table-cell table:formula="of:=[.$Q$5]*([.K122] + [.$Q$4])" office:value-type="float" office:value="25.9875021" calcext:value-type="float">
            <text:p>25.9875021</text:p>
          </table:table-cell>
          <table:table-cell table:formula="of:=[.$Q$7]*([.L122] + [.$Q$6])" office:value-type="float" office:value="3.349998" calcext:value-type="float">
            <text:p>3.3499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office:value-type="float" office:value="984" calcext:value-type="float">
            <text:p>984</text:p>
          </table:table-cell>
          <table:table-cell office:value-type="float" office:value="-265" calcext:value-type="float">
            <text:p>-265</text:p>
          </table:table-cell>
          <table:table-cell office:value-type="float" office:value="310" calcext:value-type="float">
            <text:p>310</text:p>
          </table:table-cell>
          <table:table-cell office:value-type="float" office:value="-316" calcext:value-type="float">
            <text:p>-316</text:p>
          </table:table-cell>
          <table:table-cell office:value-type="float" office:value="0" calcext:value-type="float">
            <text:p>0</text:p>
          </table:table-cell>
          <table:table-cell office:value-type="float" office:value="-0.017652" calcext:value-type="float">
            <text:p>-0.017652</text:p>
          </table:table-cell>
          <table:table-cell office:value-type="float" office:value="1.447462" calcext:value-type="float">
            <text:p>1.447462</text:p>
          </table:table-cell>
          <table:table-cell office:value-type="float" office:value="-39.750002" calcext:value-type="float">
            <text:p>-39.750002</text:p>
          </table:table-cell>
          <table:table-cell office:value-type="float" office:value="46.500002" calcext:value-type="float">
            <text:p>46.500002</text:p>
          </table:table-cell>
          <table:table-cell office:value-type="float" office:value="-47.400002" calcext:value-type="float">
            <text:p>-47.400002</text:p>
          </table:table-cell>
          <table:table-cell office:value-type="float" office:value="9.650462" calcext:value-type="float">
            <text:p>9.650462</text:p>
          </table:table-cell>
          <table:table-cell office:value-type="float" office:value="515.92732" calcext:value-type="float">
            <text:p>515.92732</text:p>
          </table:table-cell>
          <table:table-cell table:number-columns-repeated="3"/>
          <table:table-cell table:formula="of:=[.$Q$3]*([.J123] + [.$Q$2])" office:value-type="float" office:value="-27.750002" calcext:value-type="float">
            <text:p>-27.750002</text:p>
          </table:table-cell>
          <table:table-cell table:formula="of:=[.$Q$5]*([.K123] + [.$Q$4])" office:value-type="float" office:value="29.9250021" calcext:value-type="float">
            <text:p>29.9250021</text:p>
          </table:table-cell>
          <table:table-cell table:formula="of:=[.$Q$7]*([.L123] + [.$Q$6])" office:value-type="float" office:value="2.599998" calcext:value-type="float">
            <text:p>2.59999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952" calcext:value-type="float">
            <text:p>952</text:p>
          </table:table-cell>
          <table:table-cell office:value-type="float" office:value="-232" calcext:value-type="float">
            <text:p>-232</text:p>
          </table:table-cell>
          <table:table-cell office:value-type="float" office:value="337" calcext:value-type="float">
            <text:p>337</text:p>
          </table:table-cell>
          <table:table-cell office:value-type="float" office:value="-317" calcext:value-type="float">
            <text:p>-317</text:p>
          </table:table-cell>
          <table:table-cell office:value-type="float" office:value="0.035304" calcext:value-type="float">
            <text:p>0.035304</text:p>
          </table:table-cell>
          <table:table-cell office:value-type="float" office:value="0.011768" calcext:value-type="float">
            <text:p>0.011768</text:p>
          </table:table-cell>
          <table:table-cell office:value-type="float" office:value="1.40039" calcext:value-type="float">
            <text:p>1.40039</text:p>
          </table:table-cell>
          <table:table-cell office:value-type="float" office:value="-34.800001" calcext:value-type="float">
            <text:p>-34.800001</text:p>
          </table:table-cell>
          <table:table-cell office:value-type="float" office:value="50.550002" calcext:value-type="float">
            <text:p>50.550002</text:p>
          </table:table-cell>
          <table:table-cell office:value-type="float" office:value="-47.550002" calcext:value-type="float">
            <text:p>-47.550002</text:p>
          </table:table-cell>
          <table:table-cell office:value-type="float" office:value="9.339227" calcext:value-type="float">
            <text:p>9.339227</text:p>
          </table:table-cell>
          <table:table-cell office:value-type="float" office:value="517.573183" calcext:value-type="float">
            <text:p>517.573183</text:p>
          </table:table-cell>
          <table:table-cell table:number-columns-repeated="3"/>
          <table:table-cell table:formula="of:=[.$Q$3]*([.J124] + [.$Q$2])" office:value-type="float" office:value="-22.800001" calcext:value-type="float">
            <text:p>-22.800001</text:p>
          </table:table-cell>
          <table:table-cell table:formula="of:=[.$Q$5]*([.K124] + [.$Q$4])" office:value-type="float" office:value="34.1775021" calcext:value-type="float">
            <text:p>34.1775021</text:p>
          </table:table-cell>
          <table:table-cell table:formula="of:=[.$Q$7]*([.L124] + [.$Q$6])" office:value-type="float" office:value="2.449998" calcext:value-type="float">
            <text:p>2.449998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-206" calcext:value-type="float">
            <text:p>-206</text:p>
          </table:table-cell>
          <table:table-cell office:value-type="float" office:value="353" calcext:value-type="float">
            <text:p>353</text:p>
          </table:table-cell>
          <table:table-cell office:value-type="float" office:value="-317" calcext:value-type="float">
            <text:p>-317</text:p>
          </table:table-cell>
          <table:table-cell office:value-type="float" office:value="-0.005884" calcext:value-type="float">
            <text:p>-0.005884</text:p>
          </table:table-cell>
          <table:table-cell office:value-type="float" office:value="0" calcext:value-type="float">
            <text:p>0</text:p>
          </table:table-cell>
          <table:table-cell office:value-type="float" office:value="1.470998" calcext:value-type="float">
            <text:p>1.470998</text:p>
          </table:table-cell>
          <table:table-cell office:value-type="float" office:value="-30.900001" calcext:value-type="float">
            <text:p>-30.900001</text:p>
          </table:table-cell>
          <table:table-cell office:value-type="float" office:value="52.950002" calcext:value-type="float">
            <text:p>52.950002</text:p>
          </table:table-cell>
          <table:table-cell office:value-type="float" office:value="-47.550002" calcext:value-type="float">
            <text:p>-47.550002</text:p>
          </table:table-cell>
          <table:table-cell office:value-type="float" office:value="9.806729" calcext:value-type="float">
            <text:p>9.806729</text:p>
          </table:table-cell>
          <table:table-cell office:value-type="float" office:value="517.23689" calcext:value-type="float">
            <text:p>517.23689</text:p>
          </table:table-cell>
          <table:table-cell table:number-columns-repeated="3"/>
          <table:table-cell table:formula="of:=[.$Q$3]*([.J125] + [.$Q$2])" office:value-type="float" office:value="-18.900001" calcext:value-type="float">
            <text:p>-18.900001</text:p>
          </table:table-cell>
          <table:table-cell table:formula="of:=[.$Q$5]*([.K125] + [.$Q$4])" office:value-type="float" office:value="36.6975021" calcext:value-type="float">
            <text:p>36.6975021</text:p>
          </table:table-cell>
          <table:table-cell table:formula="of:=[.$Q$7]*([.L125] + [.$Q$6])" office:value-type="float" office:value="2.449998" calcext:value-type="float">
            <text:p>2.44999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992" calcext:value-type="float">
            <text:p>992</text:p>
          </table:table-cell>
          <table:table-cell office:value-type="float" office:value="-160" calcext:value-type="float">
            <text:p>-160</text:p>
          </table:table-cell>
          <table:table-cell office:value-type="float" office:value="369" calcext:value-type="float">
            <text:p>369</text:p>
          </table:table-cell>
          <table:table-cell office:value-type="float" office:value="-319" calcext:value-type="float">
            <text:p>-319</text:p>
          </table:table-cell>
          <table:table-cell office:value-type="float" office:value="0.035304" calcext:value-type="float">
            <text:p>0.035304</text:p>
          </table:table-cell>
          <table:table-cell office:value-type="float" office:value="0.011768" calcext:value-type="float">
            <text:p>0.011768</text:p>
          </table:table-cell>
          <table:table-cell office:value-type="float" office:value="1.45923" calcext:value-type="float">
            <text:p>1.45923</text:p>
          </table:table-cell>
          <table:table-cell office:value-type="float" office:value="-24.000001" calcext:value-type="float">
            <text:p>-24.000001</text:p>
          </table:table-cell>
          <table:table-cell office:value-type="float" office:value="55.350002" calcext:value-type="float">
            <text:p>55.350002</text:p>
          </table:table-cell>
          <table:table-cell office:value-type="float" office:value="-47.850002" calcext:value-type="float">
            <text:p>-47.850002</text:p>
          </table:table-cell>
          <table:table-cell office:value-type="float" office:value="9.73136" calcext:value-type="float">
            <text:p>9.73136</text:p>
          </table:table-cell>
          <table:table-cell office:value-type="float" office:value="513.343939" calcext:value-type="float">
            <text:p>513.343939</text:p>
          </table:table-cell>
          <table:table-cell table:number-columns-repeated="3"/>
          <table:table-cell table:formula="of:=[.$Q$3]*([.J126] + [.$Q$2])" office:value-type="float" office:value="-12.000001" calcext:value-type="float">
            <text:p>-12.000001</text:p>
          </table:table-cell>
          <table:table-cell table:formula="of:=[.$Q$5]*([.K126] + [.$Q$4])" office:value-type="float" office:value="39.2175021" calcext:value-type="float">
            <text:p>39.2175021</text:p>
          </table:table-cell>
          <table:table-cell table:formula="of:=[.$Q$7]*([.L126] + [.$Q$6])" office:value-type="float" office:value="2.149998" calcext:value-type="float">
            <text:p>2.149998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-139" calcext:value-type="float">
            <text:p>-139</text:p>
          </table:table-cell>
          <table:table-cell office:value-type="float" office:value="375" calcext:value-type="float">
            <text:p>375</text:p>
          </table:table-cell>
          <table:table-cell office:value-type="float" office:value="-321" calcext:value-type="float">
            <text:p>-321</text:p>
          </table:table-cell>
          <table:table-cell office:value-type="float" office:value="-0.023536" calcext:value-type="float">
            <text:p>-0.023536</text:p>
          </table:table-cell>
          <table:table-cell office:value-type="float" office:value="0.005884" calcext:value-type="float">
            <text:p>0.005884</text:p>
          </table:table-cell>
          <table:table-cell office:value-type="float" office:value="1.470998" calcext:value-type="float">
            <text:p>1.470998</text:p>
          </table:table-cell>
          <table:table-cell office:value-type="float" office:value="-20.850001" calcext:value-type="float">
            <text:p>-20.850001</text:p>
          </table:table-cell>
          <table:table-cell office:value-type="float" office:value="56.250002" calcext:value-type="float">
            <text:p>56.250002</text:p>
          </table:table-cell>
          <table:table-cell office:value-type="float" office:value="-48.150002" calcext:value-type="float">
            <text:p>-48.150002</text:p>
          </table:table-cell>
          <table:table-cell office:value-type="float" office:value="9.807984" calcext:value-type="float">
            <text:p>9.807984</text:p>
          </table:table-cell>
          <table:table-cell office:value-type="float" office:value="512.822581" calcext:value-type="float">
            <text:p>512.822581</text:p>
          </table:table-cell>
          <table:table-cell table:number-columns-repeated="3"/>
          <table:table-cell table:formula="of:=[.$Q$3]*([.J127] + [.$Q$2])" office:value-type="float" office:value="-8.850001" calcext:value-type="float">
            <text:p>-8.850001</text:p>
          </table:table-cell>
          <table:table-cell table:formula="of:=[.$Q$5]*([.K127] + [.$Q$4])" office:value-type="float" office:value="40.1625021" calcext:value-type="float">
            <text:p>40.1625021</text:p>
          </table:table-cell>
          <table:table-cell table:formula="of:=[.$Q$7]*([.L127] + [.$Q$6])" office:value-type="float" office:value="1.849998" calcext:value-type="float">
            <text:p>1.849998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-87" calcext:value-type="float">
            <text:p>-87</text:p>
          </table:table-cell>
          <table:table-cell office:value-type="float" office:value="376" calcext:value-type="float">
            <text:p>376</text:p>
          </table:table-cell>
          <table:table-cell office:value-type="float" office:value="-321" calcext:value-type="float">
            <text:p>-321</text:p>
          </table:table-cell>
          <table:table-cell office:value-type="float" office:value="-0.011768" calcext:value-type="float">
            <text:p>-0.011768</text:p>
          </table:table-cell>
          <table:table-cell office:value-type="float" office:value="0.005884" calcext:value-type="float">
            <text:p>0.005884</text:p>
          </table:table-cell>
          <table:table-cell office:value-type="float" office:value="1.470998" calcext:value-type="float">
            <text:p>1.470998</text:p>
          </table:table-cell>
          <table:table-cell office:value-type="float" office:value="-13.050001" calcext:value-type="float">
            <text:p>-13.050001</text:p>
          </table:table-cell>
          <table:table-cell office:value-type="float" office:value="56.400002" calcext:value-type="float">
            <text:p>56.400002</text:p>
          </table:table-cell>
          <table:table-cell office:value-type="float" office:value="-48.150002" calcext:value-type="float">
            <text:p>-48.150002</text:p>
          </table:table-cell>
          <table:table-cell office:value-type="float" office:value="9.807042" calcext:value-type="float">
            <text:p>9.807042</text:p>
          </table:table-cell>
          <table:table-cell office:value-type="float" office:value="501.982071" calcext:value-type="float">
            <text:p>501.982071</text:p>
          </table:table-cell>
          <table:table-cell table:number-columns-repeated="3"/>
          <table:table-cell table:formula="of:=[.$Q$3]*([.J128] + [.$Q$2])" office:value-type="float" office:value="-1.050001" calcext:value-type="float">
            <text:p>-1.050001</text:p>
          </table:table-cell>
          <table:table-cell table:formula="of:=[.$Q$5]*([.K128] + [.$Q$4])" office:value-type="float" office:value="40.3200021" calcext:value-type="float">
            <text:p>40.3200021</text:p>
          </table:table-cell>
          <table:table-cell table:formula="of:=[.$Q$7]*([.L128] + [.$Q$6])" office:value-type="float" office:value="1.849998" calcext:value-type="float">
            <text:p>1.849998</text:p>
          </table:table-cell>
        </table:table-row>
        <table:table-row table:style-name="ro1">
          <table:table-cell table:number-columns-repeated="2" office:value-type="float" office:value="-12" calcext:value-type="float">
            <text:p>-12</text:p>
          </table:table-cell>
          <table:table-cell office:value-type="float" office:value="996" calcext:value-type="float">
            <text:p>996</text:p>
          </table:table-cell>
          <table:table-cell office:value-type="float" office:value="-34" calcext:value-type="float">
            <text:p>-34</text:p>
          </table:table-cell>
          <table:table-cell office:value-type="float" office:value="371" calcext:value-type="float">
            <text:p>371</text:p>
          </table:table-cell>
          <table:table-cell office:value-type="float" office:value="-327" calcext:value-type="float">
            <text:p>-327</text:p>
          </table:table-cell>
          <table:table-cell table:number-columns-repeated="2" office:value-type="float" office:value="-0.017652" calcext:value-type="float">
            <text:p>-0.017652</text:p>
          </table:table-cell>
          <table:table-cell office:value-type="float" office:value="1.465114" calcext:value-type="float">
            <text:p>1.465114</text:p>
          </table:table-cell>
          <table:table-cell office:value-type="float" office:value="-5.1" calcext:value-type="float">
            <text:p>-5.1</text:p>
          </table:table-cell>
          <table:table-cell office:value-type="float" office:value="55.650002" calcext:value-type="float">
            <text:p>55.650002</text:p>
          </table:table-cell>
          <table:table-cell office:value-type="float" office:value="-49.050002" calcext:value-type="float">
            <text:p>-49.050002</text:p>
          </table:table-cell>
          <table:table-cell office:value-type="float" office:value="9.768841" calcext:value-type="float">
            <text:p>9.768841</text:p>
          </table:table-cell>
          <table:table-cell office:value-type="float" office:value="495.707575" calcext:value-type="float">
            <text:p>495.707575</text:p>
          </table:table-cell>
          <table:table-cell table:number-columns-repeated="3"/>
          <table:table-cell table:formula="of:=[.$Q$3]*([.J129] + [.$Q$2])" office:value-type="float" office:value="6.9" calcext:value-type="float">
            <text:p>6.9</text:p>
          </table:table-cell>
          <table:table-cell table:formula="of:=[.$Q$5]*([.K129] + [.$Q$4])" office:value-type="float" office:value="39.5325021" calcext:value-type="float">
            <text:p>39.5325021</text:p>
          </table:table-cell>
          <table:table-cell table:formula="of:=[.$Q$7]*([.L129] + [.$Q$6])" office:value-type="float" office:value="0.949998000000001" calcext:value-type="float">
            <text:p>0.949998000000001</text:p>
          </table:table-cell>
        </table:table-row>
        <table:table-row table:style-name="ro1">
          <table:table-cell office:value-type="float" office:value="-32" calcext:value-type="float">
            <text:p>-32</text:p>
          </table:table-cell>
          <table:table-cell office:value-type="float" office:value="-20" calcext:value-type="float">
            <text:p>-20</text:p>
          </table:table-cell>
          <table:table-cell office:value-type="float" office:value="976" calcext:value-type="float">
            <text:p>976</text:p>
          </table:table-cell>
          <table:table-cell office:value-type="float" office:value="15" calcext:value-type="float">
            <text:p>15</text:p>
          </table:table-cell>
          <table:table-cell office:value-type="float" office:value="360" calcext:value-type="float">
            <text:p>360</text:p>
          </table:table-cell>
          <table:table-cell office:value-type="float" office:value="-330" calcext:value-type="float">
            <text:p>-330</text:p>
          </table:table-cell>
          <table:table-cell office:value-type="float" office:value="-0.047072" calcext:value-type="float">
            <text:p>-0.047072</text:p>
          </table:table-cell>
          <table:table-cell office:value-type="float" office:value="-0.02942" calcext:value-type="float">
            <text:p>-0.02942</text:p>
          </table:table-cell>
          <table:table-cell office:value-type="float" office:value="1.435694" calcext:value-type="float">
            <text:p>1.435694</text:p>
          </table:table-cell>
          <table:table-cell office:value-type="float" office:value="2.25" calcext:value-type="float">
            <text:p>2.25</text:p>
          </table:table-cell>
          <table:table-cell office:value-type="float" office:value="54.000002" calcext:value-type="float">
            <text:p>54.000002</text:p>
          </table:table-cell>
          <table:table-cell office:value-type="float" office:value="-49.500002" calcext:value-type="float">
            <text:p>-49.500002</text:p>
          </table:table-cell>
          <table:table-cell office:value-type="float" office:value="9.578442" calcext:value-type="float">
            <text:p>9.578442</text:p>
          </table:table-cell>
          <table:table-cell office:value-type="float" office:value="488.594924" calcext:value-type="float">
            <text:p>488.594924</text:p>
          </table:table-cell>
          <table:table-cell table:number-columns-repeated="3"/>
          <table:table-cell table:formula="of:=[.$Q$3]*([.J130] + [.$Q$2])" office:value-type="float" office:value="14.25" calcext:value-type="float">
            <text:p>14.25</text:p>
          </table:table-cell>
          <table:table-cell table:formula="of:=[.$Q$5]*([.K130] + [.$Q$4])" office:value-type="float" office:value="37.8000021" calcext:value-type="float">
            <text:p>37.8000021</text:p>
          </table:table-cell>
          <table:table-cell table:formula="of:=[.$Q$7]*([.L130] + [.$Q$6])" office:value-type="float" office:value="0.499997999999998" calcext:value-type="float">
            <text:p>0.499997999999998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32" calcext:value-type="float">
            <text:p>-32</text:p>
          </table:table-cell>
          <table:table-cell office:value-type="float" office:value="1060" calcext:value-type="float">
            <text:p>1060</text:p>
          </table:table-cell>
          <table:table-cell office:value-type="float" office:value="36" calcext:value-type="float">
            <text:p>36</text:p>
          </table:table-cell>
          <table:table-cell office:value-type="float" office:value="347" calcext:value-type="float">
            <text:p>347</text:p>
          </table:table-cell>
          <table:table-cell office:value-type="float" office:value="-331" calcext:value-type="float">
            <text:p>-331</text:p>
          </table:table-cell>
          <table:table-cell office:value-type="float" office:value="-0.094144" calcext:value-type="float">
            <text:p>-0.094144</text:p>
          </table:table-cell>
          <table:table-cell office:value-type="float" office:value="-0.047072" calcext:value-type="float">
            <text:p>-0.047072</text:p>
          </table:table-cell>
          <table:table-cell office:value-type="float" office:value="1.559258" calcext:value-type="float">
            <text:p>1.559258</text:p>
          </table:table-cell>
          <table:table-cell office:value-type="float" office:value="5.4" calcext:value-type="float">
            <text:p>5.4</text:p>
          </table:table-cell>
          <table:table-cell office:value-type="float" office:value="52.050002" calcext:value-type="float">
            <text:p>52.050002</text:p>
          </table:table-cell>
          <table:table-cell office:value-type="float" office:value="-49.650002" calcext:value-type="float">
            <text:p>-49.650002</text:p>
          </table:table-cell>
          <table:table-cell office:value-type="float" office:value="10.418707" calcext:value-type="float">
            <text:p>10.418707</text:p>
          </table:table-cell>
          <table:table-cell office:value-type="float" office:value="480.901237" calcext:value-type="float">
            <text:p>480.901237</text:p>
          </table:table-cell>
          <table:table-cell table:number-columns-repeated="3"/>
          <table:table-cell table:formula="of:=[.$Q$3]*([.J131] + [.$Q$2])" office:value-type="float" office:value="17.4" calcext:value-type="float">
            <text:p>17.4</text:p>
          </table:table-cell>
          <table:table-cell table:formula="of:=[.$Q$5]*([.K131] + [.$Q$4])" office:value-type="float" office:value="35.7525021" calcext:value-type="float">
            <text:p>35.7525021</text:p>
          </table:table-cell>
          <table:table-cell table:formula="of:=[.$Q$7]*([.L131] + [.$Q$6])" office:value-type="float" office:value="0.349997999999999" calcext:value-type="float">
            <text:p>0.34999799999999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980" calcext:value-type="float">
            <text:p>980</text:p>
          </table:table-cell>
          <table:table-cell office:value-type="float" office:value="57" calcext:value-type="float">
            <text:p>57</text:p>
          </table:table-cell>
          <table:table-cell office:value-type="float" office:value="327" calcext:value-type="float">
            <text:p>327</text:p>
          </table:table-cell>
          <table:table-cell office:value-type="float" office:value="-338" calcext:value-type="float">
            <text:p>-338</text:p>
          </table:table-cell>
          <table:table-cell office:value-type="float" office:value="0.023536" calcext:value-type="float">
            <text:p>0.023536</text:p>
          </table:table-cell>
          <table:table-cell office:value-type="float" office:value="0.017652" calcext:value-type="float">
            <text:p>0.017652</text:p>
          </table:table-cell>
          <table:table-cell office:value-type="float" office:value="1.441578" calcext:value-type="float">
            <text:p>1.441578</text:p>
          </table:table-cell>
          <table:table-cell office:value-type="float" office:value="8.55" calcext:value-type="float">
            <text:p>8.55</text:p>
          </table:table-cell>
          <table:table-cell office:value-type="float" office:value="49.050002" calcext:value-type="float">
            <text:p>49.050002</text:p>
          </table:table-cell>
          <table:table-cell office:value-type="float" office:value="-50.700002" calcext:value-type="float">
            <text:p>-50.700002</text:p>
          </table:table-cell>
          <table:table-cell office:value-type="float" office:value="9.612519" calcext:value-type="float">
            <text:p>9.612519</text:p>
          </table:table-cell>
          <table:table-cell office:value-type="float" office:value="473.731992" calcext:value-type="float">
            <text:p>473.731992</text:p>
          </table:table-cell>
          <table:table-cell table:number-columns-repeated="3"/>
          <table:table-cell table:formula="of:=[.$Q$3]*([.J132] + [.$Q$2])" office:value-type="float" office:value="20.55" calcext:value-type="float">
            <text:p>20.55</text:p>
          </table:table-cell>
          <table:table-cell table:formula="of:=[.$Q$5]*([.K132] + [.$Q$4])" office:value-type="float" office:value="32.6025021" calcext:value-type="float">
            <text:p>32.6025021</text:p>
          </table:table-cell>
          <table:table-cell table:formula="of:=[.$Q$7]*([.L132] + [.$Q$6])" office:value-type="float" office:value="-0.700001999999998" calcext:value-type="float">
            <text:p>-0.700001999999998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20" calcext:value-type="float">
            <text:p>20</text:p>
          </table:table-cell>
          <table:table-cell office:value-type="float" office:value="992" calcext:value-type="float">
            <text:p>992</text:p>
          </table:table-cell>
          <table:table-cell office:value-type="float" office:value="72" calcext:value-type="float">
            <text:p>72</text:p>
          </table:table-cell>
          <table:table-cell office:value-type="float" office:value="318" calcext:value-type="float">
            <text:p>318</text:p>
          </table:table-cell>
          <table:table-cell office:value-type="float" office:value="-336" calcext:value-type="float">
            <text:p>-336</text:p>
          </table:table-cell>
          <table:table-cell office:value-type="float" office:value="-0.023536" calcext:value-type="float">
            <text:p>-0.023536</text:p>
          </table:table-cell>
          <table:table-cell office:value-type="float" office:value="0.02942" calcext:value-type="float">
            <text:p>0.02942</text:p>
          </table:table-cell>
          <table:table-cell office:value-type="float" office:value="1.45923" calcext:value-type="float">
            <text:p>1.45923</text:p>
          </table:table-cell>
          <table:table-cell office:value-type="float" office:value="10.8" calcext:value-type="float">
            <text:p>10.8</text:p>
          </table:table-cell>
          <table:table-cell office:value-type="float" office:value="47.700002" calcext:value-type="float">
            <text:p>47.700002</text:p>
          </table:table-cell>
          <table:table-cell office:value-type="float" office:value="-50.400002" calcext:value-type="float">
            <text:p>-50.400002</text:p>
          </table:table-cell>
          <table:table-cell office:value-type="float" office:value="9.731439" calcext:value-type="float">
            <text:p>9.731439</text:p>
          </table:table-cell>
          <table:table-cell office:value-type="float" office:value="468.192268" calcext:value-type="float">
            <text:p>468.192268</text:p>
          </table:table-cell>
          <table:table-cell table:number-columns-repeated="3"/>
          <table:table-cell table:formula="of:=[.$Q$3]*([.J133] + [.$Q$2])" office:value-type="float" office:value="22.8" calcext:value-type="float">
            <text:p>22.8</text:p>
          </table:table-cell>
          <table:table-cell table:formula="of:=[.$Q$5]*([.K133] + [.$Q$4])" office:value-type="float" office:value="31.1850021" calcext:value-type="float">
            <text:p>31.1850021</text:p>
          </table:table-cell>
          <table:table-cell table:formula="of:=[.$Q$7]*([.L133] + [.$Q$6])" office:value-type="float" office:value="-0.400002000000001" calcext:value-type="float">
            <text:p>-0.400002000000001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12" calcext:value-type="float">
            <text:p>-12</text:p>
          </table:table-cell>
          <table:table-cell office:value-type="float" office:value="976" calcext:value-type="float">
            <text:p>976</text:p>
          </table:table-cell>
          <table:table-cell office:value-type="float" office:value="109" calcext:value-type="float">
            <text:p>109</text:p>
          </table:table-cell>
          <table:table-cell office:value-type="float" office:value="282" calcext:value-type="float">
            <text:p>282</text:p>
          </table:table-cell>
          <table:table-cell office:value-type="float" office:value="-337" calcext:value-type="float">
            <text:p>-337</text:p>
          </table:table-cell>
          <table:table-cell office:value-type="float" office:value="-0.005884" calcext:value-type="float">
            <text:p>-0.005884</text:p>
          </table:table-cell>
          <table:table-cell office:value-type="float" office:value="-0.017652" calcext:value-type="float">
            <text:p>-0.017652</text:p>
          </table:table-cell>
          <table:table-cell office:value-type="float" office:value="1.435694" calcext:value-type="float">
            <text:p>1.435694</text:p>
          </table:table-cell>
          <table:table-cell office:value-type="float" office:value="16.350001" calcext:value-type="float">
            <text:p>16.350001</text:p>
          </table:table-cell>
          <table:table-cell office:value-type="float" office:value="42.300002" calcext:value-type="float">
            <text:p>42.300002</text:p>
          </table:table-cell>
          <table:table-cell office:value-type="float" office:value="-50.550002" calcext:value-type="float">
            <text:p>-50.550002</text:p>
          </table:table-cell>
          <table:table-cell office:value-type="float" office:value="9.572095" calcext:value-type="float">
            <text:p>9.572095</text:p>
          </table:table-cell>
          <table:table-cell office:value-type="float" office:value="452.740544" calcext:value-type="float">
            <text:p>452.740544</text:p>
          </table:table-cell>
          <table:table-cell table:number-columns-repeated="3"/>
          <table:table-cell table:formula="of:=[.$Q$3]*([.J134] + [.$Q$2])" office:value-type="float" office:value="28.350001" calcext:value-type="float">
            <text:p>28.350001</text:p>
          </table:table-cell>
          <table:table-cell table:formula="of:=[.$Q$5]*([.K134] + [.$Q$4])" office:value-type="float" office:value="25.5150021" calcext:value-type="float">
            <text:p>25.5150021</text:p>
          </table:table-cell>
          <table:table-cell table:formula="of:=[.$Q$7]*([.L134] + [.$Q$6])" office:value-type="float" office:value="-0.550001999999999" calcext:value-type="float">
            <text:p>-0.550001999999999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24" calcext:value-type="float">
            <text:p>-24</text:p>
          </table:table-cell>
          <table:table-cell office:value-type="float" office:value="972" calcext:value-type="float">
            <text:p>972</text:p>
          </table:table-cell>
          <table:table-cell office:value-type="float" office:value="123" calcext:value-type="float">
            <text:p>123</text:p>
          </table:table-cell>
          <table:table-cell office:value-type="float" office:value="256" calcext:value-type="float">
            <text:p>256</text:p>
          </table:table-cell>
          <table:table-cell office:value-type="float" office:value="-342" calcext:value-type="float">
            <text:p>-342</text:p>
          </table:table-cell>
          <table:table-cell office:value-type="float" office:value="-0.011768" calcext:value-type="float">
            <text:p>-0.011768</text:p>
          </table:table-cell>
          <table:table-cell office:value-type="float" office:value="-0.035304" calcext:value-type="float">
            <text:p>-0.035304</text:p>
          </table:table-cell>
          <table:table-cell office:value-type="float" office:value="1.42981" calcext:value-type="float">
            <text:p>1.42981</text:p>
          </table:table-cell>
          <table:table-cell office:value-type="float" office:value="18.450001" calcext:value-type="float">
            <text:p>18.450001</text:p>
          </table:table-cell>
          <table:table-cell office:value-type="float" office:value="38.400002" calcext:value-type="float">
            <text:p>38.400002</text:p>
          </table:table-cell>
          <table:table-cell office:value-type="float" office:value="-51.300002" calcext:value-type="float">
            <text:p>-51.300002</text:p>
          </table:table-cell>
          <table:table-cell office:value-type="float" office:value="9.535292" calcext:value-type="float">
            <text:p>9.535292</text:p>
          </table:table-cell>
          <table:table-cell office:value-type="float" office:value="444.554834" calcext:value-type="float">
            <text:p>444.554834</text:p>
          </table:table-cell>
          <table:table-cell table:number-columns-repeated="3"/>
          <table:table-cell table:formula="of:=[.$Q$3]*([.J135] + [.$Q$2])" office:value-type="float" office:value="30.450001" calcext:value-type="float">
            <text:p>30.450001</text:p>
          </table:table-cell>
          <table:table-cell table:formula="of:=[.$Q$5]*([.K135] + [.$Q$4])" office:value-type="float" office:value="21.4200021" calcext:value-type="float">
            <text:p>21.4200021</text:p>
          </table:table-cell>
          <table:table-cell table:formula="of:=[.$Q$7]*([.L135] + [.$Q$6])" office:value-type="float" office:value="-1.300002" calcext:value-type="float">
            <text:p>-1.30000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36" calcext:value-type="float">
            <text:p>-36</text:p>
          </table:table-cell>
          <table:table-cell office:value-type="float" office:value="992" calcext:value-type="float">
            <text:p>992</text:p>
          </table:table-cell>
          <table:table-cell office:value-type="float" office:value="140" calcext:value-type="float">
            <text:p>140</text:p>
          </table:table-cell>
          <table:table-cell office:value-type="float" office:value="229" calcext:value-type="float">
            <text:p>229</text:p>
          </table:table-cell>
          <table:table-cell office:value-type="float" office:value="-341" calcext:value-type="float">
            <text:p>-341</text:p>
          </table:table-cell>
          <table:table-cell office:value-type="float" office:value="0.017652" calcext:value-type="float">
            <text:p>0.017652</text:p>
          </table:table-cell>
          <table:table-cell office:value-type="float" office:value="-0.052956" calcext:value-type="float">
            <text:p>-0.052956</text:p>
          </table:table-cell>
          <table:table-cell office:value-type="float" office:value="1.45923" calcext:value-type="float">
            <text:p>1.45923</text:p>
          </table:table-cell>
          <table:table-cell office:value-type="float" office:value="21.000001" calcext:value-type="float">
            <text:p>21.000001</text:p>
          </table:table-cell>
          <table:table-cell office:value-type="float" office:value="34.350001" calcext:value-type="float">
            <text:p>34.350001</text:p>
          </table:table-cell>
          <table:table-cell office:value-type="float" office:value="-51.150002" calcext:value-type="float">
            <text:p>-51.150002</text:p>
          </table:table-cell>
          <table:table-cell office:value-type="float" office:value="9.735312" calcext:value-type="float">
            <text:p>9.735312</text:p>
          </table:table-cell>
          <table:table-cell office:value-type="float" office:value="433.960828" calcext:value-type="float">
            <text:p>433.960828</text:p>
          </table:table-cell>
          <table:table-cell table:number-columns-repeated="3"/>
          <table:table-cell table:formula="of:=[.$Q$3]*([.J136] + [.$Q$2])" office:value-type="float" office:value="33.000001" calcext:value-type="float">
            <text:p>33.000001</text:p>
          </table:table-cell>
          <table:table-cell table:formula="of:=[.$Q$5]*([.K136] + [.$Q$4])" office:value-type="float" office:value="17.16750105" calcext:value-type="float">
            <text:p>17.16750105</text:p>
          </table:table-cell>
          <table:table-cell table:formula="of:=[.$Q$7]*([.L136] + [.$Q$6])" office:value-type="float" office:value="-1.150002" calcext:value-type="float">
            <text:p>-1.150002</text:p>
          </table:table-cell>
        </table:table-row>
        <table:table-row table:style-name="ro1">
          <table:table-cell table:number-columns-repeated="2" office:value-type="float" office:value="-4" calcext:value-type="float">
            <text:p>-4</text:p>
          </table:table-cell>
          <table:table-cell office:value-type="float" office:value="992" calcext:value-type="float">
            <text:p>992</text:p>
          </table:table-cell>
          <table:table-cell office:value-type="float" office:value="154" calcext:value-type="float">
            <text:p>154</text:p>
          </table:table-cell>
          <table:table-cell office:value-type="float" office:value="197" calcext:value-type="float">
            <text:p>197</text:p>
          </table:table-cell>
          <table:table-cell office:value-type="float" office:value="-343" calcext:value-type="float">
            <text:p>-343</text:p>
          </table:table-cell>
          <table:table-cell table:number-columns-repeated="2" office:value-type="float" office:value="-0.005884" calcext:value-type="float">
            <text:p>-0.005884</text:p>
          </table:table-cell>
          <table:table-cell office:value-type="float" office:value="1.45923" calcext:value-type="float">
            <text:p>1.45923</text:p>
          </table:table-cell>
          <table:table-cell office:value-type="float" office:value="23.100001" calcext:value-type="float">
            <text:p>23.100001</text:p>
          </table:table-cell>
          <table:table-cell office:value-type="float" office:value="29.550001" calcext:value-type="float">
            <text:p>29.550001</text:p>
          </table:table-cell>
          <table:table-cell office:value-type="float" office:value="-51.450002" calcext:value-type="float">
            <text:p>-51.450002</text:p>
          </table:table-cell>
          <table:table-cell office:value-type="float" office:value="9.728355" calcext:value-type="float">
            <text:p>9.728355</text:p>
          </table:table-cell>
          <table:table-cell office:value-type="float" office:value="424.46908" calcext:value-type="float">
            <text:p>424.46908</text:p>
          </table:table-cell>
          <table:table-cell table:number-columns-repeated="3"/>
          <table:table-cell table:formula="of:=[.$Q$3]*([.J137] + [.$Q$2])" office:value-type="float" office:value="35.100001" calcext:value-type="float">
            <text:p>35.100001</text:p>
          </table:table-cell>
          <table:table-cell table:formula="of:=[.$Q$5]*([.K137] + [.$Q$4])" office:value-type="float" office:value="12.12750105" calcext:value-type="float">
            <text:p>12.12750105</text:p>
          </table:table-cell>
          <table:table-cell table:formula="of:=[.$Q$7]*([.L137] + [.$Q$6])" office:value-type="float" office:value="-1.450002" calcext:value-type="float">
            <text:p>-1.450002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office:value-type="float" office:value="169" calcext:value-type="float">
            <text:p>169</text:p>
          </table:table-cell>
          <table:table-cell office:value-type="float" office:value="143" calcext:value-type="float">
            <text:p>143</text:p>
          </table:table-cell>
          <table:table-cell office:value-type="float" office:value="-346" calcext:value-type="float">
            <text:p>-346</text:p>
          </table:table-cell>
          <table:table-cell office:value-type="float" office:value="-0.023536" calcext:value-type="float">
            <text:p>-0.023536</text:p>
          </table:table-cell>
          <table:table-cell office:value-type="float" office:value="0.02942" calcext:value-type="float">
            <text:p>0.02942</text:p>
          </table:table-cell>
          <table:table-cell office:value-type="float" office:value="1.470998" calcext:value-type="float">
            <text:p>1.470998</text:p>
          </table:table-cell>
          <table:table-cell office:value-type="float" office:value="25.350001" calcext:value-type="float">
            <text:p>25.350001</text:p>
          </table:table-cell>
          <table:table-cell office:value-type="float" office:value="21.450001" calcext:value-type="float">
            <text:p>21.450001</text:p>
          </table:table-cell>
          <table:table-cell office:value-type="float" office:value="-51.900002" calcext:value-type="float">
            <text:p>-51.900002</text:p>
          </table:table-cell>
          <table:table-cell office:value-type="float" office:value="9.809866" calcext:value-type="float">
            <text:p>9.809866</text:p>
          </table:table-cell>
          <table:table-cell office:value-type="float" office:value="410.762705" calcext:value-type="float">
            <text:p>410.762705</text:p>
          </table:table-cell>
          <table:table-cell table:number-columns-repeated="3"/>
          <table:table-cell table:formula="of:=[.$Q$3]*([.J138] + [.$Q$2])" office:value-type="float" office:value="37.350001" calcext:value-type="float">
            <text:p>37.350001</text:p>
          </table:table-cell>
          <table:table-cell table:formula="of:=[.$Q$5]*([.K138] + [.$Q$4])" office:value-type="float" office:value="3.62250105" calcext:value-type="float">
            <text:p>3.62250105</text:p>
          </table:table-cell>
          <table:table-cell table:formula="of:=[.$Q$7]*([.L138] + [.$Q$6])" office:value-type="float" office:value="-1.900002" calcext:value-type="float">
            <text:p>-1.900002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24" calcext:value-type="float">
            <text:p>-24</text:p>
          </table:table-cell>
          <table:table-cell office:value-type="float" office:value="1000" calcext:value-type="float">
            <text:p>1000</text:p>
          </table:table-cell>
          <table:table-cell office:value-type="float" office:value="167" calcext:value-type="float">
            <text:p>167</text:p>
          </table:table-cell>
          <table:table-cell office:value-type="float" office:value="108" calcext:value-type="float">
            <text:p>108</text:p>
          </table:table-cell>
          <table:table-cell office:value-type="float" office:value="-345" calcext:value-type="float">
            <text:p>-345</text:p>
          </table:table-cell>
          <table:table-cell office:value-type="float" office:value="-0.011768" calcext:value-type="float">
            <text:p>-0.011768</text:p>
          </table:table-cell>
          <table:table-cell office:value-type="float" office:value="-0.035304" calcext:value-type="float">
            <text:p>-0.035304</text:p>
          </table:table-cell>
          <table:table-cell office:value-type="float" office:value="1.470998" calcext:value-type="float">
            <text:p>1.470998</text:p>
          </table:table-cell>
          <table:table-cell office:value-type="float" office:value="25.050001" calcext:value-type="float">
            <text:p>25.050001</text:p>
          </table:table-cell>
          <table:table-cell office:value-type="float" office:value="16.200001" calcext:value-type="float">
            <text:p>16.200001</text:p>
          </table:table-cell>
          <table:table-cell office:value-type="float" office:value="-51.750002" calcext:value-type="float">
            <text:p>-51.750002</text:p>
          </table:table-cell>
          <table:table-cell office:value-type="float" office:value="9.809788" calcext:value-type="float">
            <text:p>9.809788</text:p>
          </table:table-cell>
          <table:table-cell office:value-type="float" office:value="398.218533" calcext:value-type="float">
            <text:p>398.218533</text:p>
          </table:table-cell>
          <table:table-cell table:number-columns-repeated="3"/>
          <table:table-cell table:formula="of:=[.$Q$3]*([.J139] + [.$Q$2])" office:value-type="float" office:value="37.050001" calcext:value-type="float">
            <text:p>37.050001</text:p>
          </table:table-cell>
          <table:table-cell table:formula="of:=[.$Q$5]*([.K139] + [.$Q$4])" office:value-type="float" office:value="-1.88999895" calcext:value-type="float">
            <text:p>-1.88999895</text:p>
          </table:table-cell>
          <table:table-cell table:formula="of:=[.$Q$7]*([.L139] + [.$Q$6])" office:value-type="float" office:value="-1.750002" calcext:value-type="float">
            <text:p>-1.750002</text:p>
          </table:table-cell>
        </table:table-row>
        <table:table-row table:style-name="ro1">
          <table:table-cell office:value-type="float" office:value="-24" calcext:value-type="float">
            <text:p>-24</text:p>
          </table:table-cell>
          <table:table-cell office:value-type="float" office:value="-16" calcext:value-type="float">
            <text:p>-16</text:p>
          </table:table-cell>
          <table:table-cell office:value-type="float" office:value="1024" calcext:value-type="float">
            <text:p>1024</text:p>
          </table:table-cell>
          <table:table-cell office:value-type="float" office:value="165" calcext:value-type="float">
            <text:p>165</text:p>
          </table:table-cell>
          <table:table-cell office:value-type="float" office:value="68" calcext:value-type="float">
            <text:p>68</text:p>
          </table:table-cell>
          <table:table-cell office:value-type="float" office:value="-342" calcext:value-type="float">
            <text:p>-342</text:p>
          </table:table-cell>
          <table:table-cell office:value-type="float" office:value="-0.035304" calcext:value-type="float">
            <text:p>-0.035304</text:p>
          </table:table-cell>
          <table:table-cell office:value-type="float" office:value="-0.023536" calcext:value-type="float">
            <text:p>-0.023536</text:p>
          </table:table-cell>
          <table:table-cell office:value-type="float" office:value="1.506302" calcext:value-type="float">
            <text:p>1.506302</text:p>
          </table:table-cell>
          <table:table-cell office:value-type="float" office:value="24.750001" calcext:value-type="float">
            <text:p>24.750001</text:p>
          </table:table-cell>
          <table:table-cell office:value-type="float" office:value="10.2" calcext:value-type="float">
            <text:p>10.2</text:p>
          </table:table-cell>
          <table:table-cell office:value-type="float" office:value="-51.300002" calcext:value-type="float">
            <text:p>-51.300002</text:p>
          </table:table-cell>
          <table:table-cell office:value-type="float" office:value="10.045993" calcext:value-type="float">
            <text:p>10.045993</text:p>
          </table:table-cell>
          <table:table-cell office:value-type="float" office:value="385.762881" calcext:value-type="float">
            <text:p>385.762881</text:p>
          </table:table-cell>
          <table:table-cell table:number-columns-repeated="3"/>
          <table:table-cell table:formula="of:=[.$Q$3]*([.J140] + [.$Q$2])" office:value-type="float" office:value="36.750001" calcext:value-type="float">
            <text:p>36.750001</text:p>
          </table:table-cell>
          <table:table-cell table:formula="of:=[.$Q$5]*([.K140] + [.$Q$4])" office:value-type="float" office:value="-8.19" calcext:value-type="float">
            <text:p>-8.19</text:p>
          </table:table-cell>
          <table:table-cell table:formula="of:=[.$Q$7]*([.L140] + [.$Q$6])" office:value-type="float" office:value="-1.300002" calcext:value-type="float">
            <text:p>-1.300002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-12" calcext:value-type="float">
            <text:p>-12</text:p>
          </table:table-cell>
          <table:table-cell office:value-type="float" office:value="992" calcext:value-type="float">
            <text:p>992</text:p>
          </table:table-cell>
          <table:table-cell office:value-type="float" office:value="157" calcext:value-type="float">
            <text:p>157</text:p>
          </table:table-cell>
          <table:table-cell office:value-type="float" office:value="45" calcext:value-type="float">
            <text:p>45</text:p>
          </table:table-cell>
          <table:table-cell office:value-type="float" office:value="-342" calcext:value-type="float">
            <text:p>-342</text:p>
          </table:table-cell>
          <table:table-cell office:value-type="float" office:value="-0.023536" calcext:value-type="float">
            <text:p>-0.023536</text:p>
          </table:table-cell>
          <table:table-cell office:value-type="float" office:value="-0.017652" calcext:value-type="float">
            <text:p>-0.017652</text:p>
          </table:table-cell>
          <table:table-cell office:value-type="float" office:value="1.45923" calcext:value-type="float">
            <text:p>1.45923</text:p>
          </table:table-cell>
          <table:table-cell office:value-type="float" office:value="23.550001" calcext:value-type="float">
            <text:p>23.550001</text:p>
          </table:table-cell>
          <table:table-cell office:value-type="float" office:value="6.75" calcext:value-type="float">
            <text:p>6.75</text:p>
          </table:table-cell>
          <table:table-cell office:value-type="float" office:value="-51.300002" calcext:value-type="float">
            <text:p>-51.300002</text:p>
          </table:table-cell>
          <table:table-cell office:value-type="float" office:value="9.730174" calcext:value-type="float">
            <text:p>9.730174</text:p>
          </table:table-cell>
          <table:table-cell office:value-type="float" office:value="378.996042" calcext:value-type="float">
            <text:p>378.996042</text:p>
          </table:table-cell>
          <table:table-cell table:number-columns-repeated="3"/>
          <table:table-cell table:formula="of:=[.$Q$3]*([.J141] + [.$Q$2])" office:value-type="float" office:value="35.550001" calcext:value-type="float">
            <text:p>35.550001</text:p>
          </table:table-cell>
          <table:table-cell table:formula="of:=[.$Q$5]*([.K141] + [.$Q$4])" office:value-type="float" office:value="-11.8125" calcext:value-type="float">
            <text:p>-11.8125</text:p>
          </table:table-cell>
          <table:table-cell table:formula="of:=[.$Q$7]*([.L141] + [.$Q$6])" office:value-type="float" office:value="-1.300002" calcext:value-type="float">
            <text:p>-1.300002</text:p>
          </table:table-cell>
        </table:table-row>
        <table:table-row table:style-name="ro1">
          <table:table-cell office:value-type="float" office:value="-24" calcext:value-type="float">
            <text:p>-24</text:p>
          </table:table-cell>
          <table:table-cell office:value-type="float" office:value="0" calcext:value-type="float">
            <text:p>0</text:p>
          </table:table-cell>
          <table:table-cell office:value-type="float" office:value="1016" calcext:value-type="float">
            <text:p>1016</text:p>
          </table:table-cell>
          <table:table-cell office:value-type="float" office:value="147" calcext:value-type="float">
            <text:p>147</text:p>
          </table:table-cell>
          <table:table-cell office:value-type="float" office:value="13" calcext:value-type="float">
            <text:p>13</text:p>
          </table:table-cell>
          <table:table-cell office:value-type="float" office:value="-344" calcext:value-type="float">
            <text:p>-344</text:p>
          </table:table-cell>
          <table:table-cell office:value-type="float" office:value="-0.035304" calcext:value-type="float">
            <text:p>-0.035304</text:p>
          </table:table-cell>
          <table:table-cell office:value-type="float" office:value="0" calcext:value-type="float">
            <text:p>0</text:p>
          </table:table-cell>
          <table:table-cell office:value-type="float" office:value="1.494534" calcext:value-type="float">
            <text:p>1.494534</text:p>
          </table:table-cell>
          <table:table-cell office:value-type="float" office:value="22.050001" calcext:value-type="float">
            <text:p>22.050001</text:p>
          </table:table-cell>
          <table:table-cell office:value-type="float" office:value="1.95" calcext:value-type="float">
            <text:p>1.95</text:p>
          </table:table-cell>
          <table:table-cell office:value-type="float" office:value="-51.600002" calcext:value-type="float">
            <text:p>-51.600002</text:p>
          </table:table-cell>
          <table:table-cell office:value-type="float" office:value="9.966337" calcext:value-type="float">
            <text:p>9.966337</text:p>
          </table:table-cell>
          <table:table-cell office:value-type="float" office:value="374.318047" calcext:value-type="float">
            <text:p>374.318047</text:p>
          </table:table-cell>
          <table:table-cell table:number-columns-repeated="3"/>
          <table:table-cell table:formula="of:=[.$Q$3]*([.J142] + [.$Q$2])" office:value-type="float" office:value="34.050001" calcext:value-type="float">
            <text:p>34.050001</text:p>
          </table:table-cell>
          <table:table-cell table:formula="of:=[.$Q$5]*([.K142] + [.$Q$4])" office:value-type="float" office:value="-16.8525" calcext:value-type="float">
            <text:p>-16.8525</text:p>
          </table:table-cell>
          <table:table-cell table:formula="of:=[.$Q$7]*([.L142] + [.$Q$6])" office:value-type="float" office:value="-1.600002" calcext:value-type="float">
            <text:p>-1.600002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41" calcext:value-type="float">
            <text:p>141</text:p>
          </table:table-cell>
          <table:table-cell office:value-type="float" office:value="9" calcext:value-type="float">
            <text:p>9</text:p>
          </table:table-cell>
          <table:table-cell office:value-type="float" office:value="-345" calcext:value-type="float">
            <text:p>-345</text:p>
          </table:table-cell>
          <table:table-cell office:value-type="float" office:value="-0.023536" calcext:value-type="float">
            <text:p>-0.023536</text:p>
          </table:table-cell>
          <table:table-cell office:value-type="float" office:value="0" calcext:value-type="float">
            <text:p>0</text:p>
          </table:table-cell>
          <table:table-cell office:value-type="float" office:value="1.470998" calcext:value-type="float">
            <text:p>1.470998</text:p>
          </table:table-cell>
          <table:table-cell office:value-type="float" office:value="21.150001" calcext:value-type="float">
            <text:p>21.150001</text:p>
          </table:table-cell>
          <table:table-cell office:value-type="float" office:value="1.35" calcext:value-type="float">
            <text:p>1.35</text:p>
          </table:table-cell>
          <table:table-cell office:value-type="float" office:value="-51.750002" calcext:value-type="float">
            <text:p>-51.750002</text:p>
          </table:table-cell>
          <table:table-cell office:value-type="float" office:value="9.807905" calcext:value-type="float">
            <text:p>9.807905</text:p>
          </table:table-cell>
          <table:table-cell office:value-type="float" office:value="372.809603" calcext:value-type="float">
            <text:p>372.809603</text:p>
          </table:table-cell>
          <table:table-cell table:number-columns-repeated="3"/>
          <table:table-cell table:formula="of:=[.$Q$3]*([.J143] + [.$Q$2])" office:value-type="float" office:value="33.150001" calcext:value-type="float">
            <text:p>33.150001</text:p>
          </table:table-cell>
          <table:table-cell table:formula="of:=[.$Q$5]*([.K143] + [.$Q$4])" office:value-type="float" office:value="-17.4825" calcext:value-type="float">
            <text:p>-17.4825</text:p>
          </table:table-cell>
          <table:table-cell table:formula="of:=[.$Q$7]*([.L143] + [.$Q$6])" office:value-type="float" office:value="-1.750002" calcext:value-type="float">
            <text:p>-1.75000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004" calcext:value-type="float">
            <text:p>1004</text:p>
          </table:table-cell>
          <table:table-cell office:value-type="float" office:value="138" calcext:value-type="float">
            <text:p>138</text:p>
          </table:table-cell>
          <table:table-cell office:value-type="float" office:value="3" calcext:value-type="float">
            <text:p>3</text:p>
          </table:table-cell>
          <table:table-cell office:value-type="float" office:value="-345" calcext:value-type="float">
            <text:p>-345</text:p>
          </table:table-cell>
          <table:table-cell office:value-type="float" office:value="0.017652" calcext:value-type="float">
            <text:p>0.017652</text:p>
          </table:table-cell>
          <table:table-cell office:value-type="float" office:value="0.023536" calcext:value-type="float">
            <text:p>0.023536</text:p>
          </table:table-cell>
          <table:table-cell office:value-type="float" office:value="1.476882" calcext:value-type="float">
            <text:p>1.476882</text:p>
          </table:table-cell>
          <table:table-cell office:value-type="float" office:value="20.700001" calcext:value-type="float">
            <text:p>20.700001</text:p>
          </table:table-cell>
          <table:table-cell office:value-type="float" office:value="0.45" calcext:value-type="float">
            <text:p>0.45</text:p>
          </table:table-cell>
          <table:table-cell office:value-type="float" office:value="-51.750002" calcext:value-type="float">
            <text:p>-51.750002</text:p>
          </table:table-cell>
          <table:table-cell office:value-type="float" office:value="9.847831" calcext:value-type="float">
            <text:p>9.847831</text:p>
          </table:table-cell>
          <table:table-cell office:value-type="float" office:value="371.588482" calcext:value-type="float">
            <text:p>371.588482</text:p>
          </table:table-cell>
          <table:table-cell table:number-columns-repeated="3"/>
          <table:table-cell table:formula="of:=[.$Q$3]*([.J144] + [.$Q$2])" office:value-type="float" office:value="32.700001" calcext:value-type="float">
            <text:p>32.700001</text:p>
          </table:table-cell>
          <table:table-cell table:formula="of:=[.$Q$5]*([.K144] + [.$Q$4])" office:value-type="float" office:value="-18.4275" calcext:value-type="float">
            <text:p>-18.4275</text:p>
          </table:table-cell>
          <table:table-cell table:formula="of:=[.$Q$7]*([.L144] + [.$Q$6])" office:value-type="float" office:value="-1.750002" calcext:value-type="float">
            <text:p>-1.7500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office:value-type="float" office:value="980" calcext:value-type="float">
            <text:p>980</text:p>
          </table:table-cell>
          <table:table-cell office:value-type="float" office:value="112" calcext:value-type="float">
            <text:p>112</text:p>
          </table:table-cell>
          <table:table-cell office:value-type="float" office:value="-36" calcext:value-type="float">
            <text:p>-36</text:p>
          </table:table-cell>
          <table:table-cell office:value-type="float" office:value="-342" calcext:value-type="float">
            <text:p>-342</text:p>
          </table:table-cell>
          <table:table-cell office:value-type="float" office:value="0" calcext:value-type="float">
            <text:p>0</text:p>
          </table:table-cell>
          <table:table-cell office:value-type="float" office:value="-0.017652" calcext:value-type="float">
            <text:p>-0.017652</text:p>
          </table:table-cell>
          <table:table-cell office:value-type="float" office:value="1.441578" calcext:value-type="float">
            <text:p>1.441578</text:p>
          </table:table-cell>
          <table:table-cell office:value-type="float" office:value="16.800001" calcext:value-type="float">
            <text:p>16.800001</text:p>
          </table:table-cell>
          <table:table-cell office:value-type="float" office:value="-5.4" calcext:value-type="float">
            <text:p>-5.4</text:p>
          </table:table-cell>
          <table:table-cell office:value-type="float" office:value="-51.300002" calcext:value-type="float">
            <text:p>-51.300002</text:p>
          </table:table-cell>
          <table:table-cell office:value-type="float" office:value="9.611238" calcext:value-type="float">
            <text:p>9.611238</text:p>
          </table:table-cell>
          <table:table-cell office:value-type="float" office:value="361.668356" calcext:value-type="float">
            <text:p>361.668356</text:p>
          </table:table-cell>
          <table:table-cell table:number-columns-repeated="3"/>
          <table:table-cell table:formula="of:=[.$Q$3]*([.J145] + [.$Q$2])" office:value-type="float" office:value="28.800001" calcext:value-type="float">
            <text:p>28.800001</text:p>
          </table:table-cell>
          <table:table-cell table:formula="of:=[.$Q$5]*([.K145] + [.$Q$4])" office:value-type="float" office:value="-24.57" calcext:value-type="float">
            <text:p>-24.57</text:p>
          </table:table-cell>
          <table:table-cell table:formula="of:=[.$Q$7]*([.L145] + [.$Q$6])" office:value-type="float" office:value="-1.300002" calcext:value-type="float">
            <text:p>-1.3000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32" calcext:value-type="float">
            <text:p>-32</text:p>
          </table:table-cell>
          <table:table-cell office:value-type="float" office:value="992" calcext:value-type="float">
            <text:p>992</text:p>
          </table:table-cell>
          <table:table-cell office:value-type="float" office:value="64" calcext:value-type="float">
            <text:p>64</text:p>
          </table:table-cell>
          <table:table-cell office:value-type="float" office:value="-85" calcext:value-type="float">
            <text:p>-85</text:p>
          </table:table-cell>
          <table:table-cell office:value-type="float" office:value="-336" calcext:value-type="float">
            <text:p>-336</text:p>
          </table:table-cell>
          <table:table-cell office:value-type="float" office:value="0" calcext:value-type="float">
            <text:p>0</text:p>
          </table:table-cell>
          <table:table-cell office:value-type="float" office:value="-0.047072" calcext:value-type="float">
            <text:p>-0.047072</text:p>
          </table:table-cell>
          <table:table-cell office:value-type="float" office:value="1.45923" calcext:value-type="float">
            <text:p>1.45923</text:p>
          </table:table-cell>
          <table:table-cell office:value-type="float" office:value="9.6" calcext:value-type="float">
            <text:p>9.6</text:p>
          </table:table-cell>
          <table:table-cell office:value-type="float" office:value="-12.750001" calcext:value-type="float">
            <text:p>-12.750001</text:p>
          </table:table-cell>
          <table:table-cell office:value-type="float" office:value="-50.400002" calcext:value-type="float">
            <text:p>-50.400002</text:p>
          </table:table-cell>
          <table:table-cell office:value-type="float" office:value="9.733257" calcext:value-type="float">
            <text:p>9.733257</text:p>
          </table:table-cell>
          <table:table-cell office:value-type="float" office:value="352.444322" calcext:value-type="float">
            <text:p>352.444322</text:p>
          </table:table-cell>
          <table:table-cell table:number-columns-repeated="3"/>
          <table:table-cell table:formula="of:=[.$Q$3]*([.J146] + [.$Q$2])" office:value-type="float" office:value="21.6" calcext:value-type="float">
            <text:p>21.6</text:p>
          </table:table-cell>
          <table:table-cell table:formula="of:=[.$Q$5]*([.K146] + [.$Q$4])" office:value-type="float" office:value="-32.28750105" calcext:value-type="float">
            <text:p>-32.28750105</text:p>
          </table:table-cell>
          <table:table-cell table:formula="of:=[.$Q$7]*([.L146] + [.$Q$6])" office:value-type="float" office:value="-0.400002000000001" calcext:value-type="float">
            <text:p>-0.400002000000001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20" calcext:value-type="float">
            <text:p>-20</text:p>
          </table:table-cell>
          <table:table-cell office:value-type="float" office:value="984" calcext:value-type="float">
            <text:p>984</text:p>
          </table:table-cell>
          <table:table-cell office:value-type="float" office:value="12" calcext:value-type="float">
            <text:p>12</text:p>
          </table:table-cell>
          <table:table-cell office:value-type="float" office:value="-111" calcext:value-type="float">
            <text:p>-111</text:p>
          </table:table-cell>
          <table:table-cell office:value-type="float" office:value="-335" calcext:value-type="float">
            <text:p>-335</text:p>
          </table:table-cell>
          <table:table-cell office:value-type="float" office:value="-0.011768" calcext:value-type="float">
            <text:p>-0.011768</text:p>
          </table:table-cell>
          <table:table-cell office:value-type="float" office:value="-0.02942" calcext:value-type="float">
            <text:p>-0.02942</text:p>
          </table:table-cell>
          <table:table-cell office:value-type="float" office:value="1.447462" calcext:value-type="float">
            <text:p>1.447462</text:p>
          </table:table-cell>
          <table:table-cell office:value-type="float" office:value="1.8" calcext:value-type="float">
            <text:p>1.8</text:p>
          </table:table-cell>
          <table:table-cell office:value-type="float" office:value="-16.650001" calcext:value-type="float">
            <text:p>-16.650001</text:p>
          </table:table-cell>
          <table:table-cell office:value-type="float" office:value="-50.250002" calcext:value-type="float">
            <text:p>-50.250002</text:p>
          </table:table-cell>
          <table:table-cell office:value-type="float" office:value="9.652056" calcext:value-type="float">
            <text:p>9.652056</text:p>
          </table:table-cell>
          <table:table-cell office:value-type="float" office:value="353.114712" calcext:value-type="float">
            <text:p>353.114712</text:p>
          </table:table-cell>
          <table:table-cell table:number-columns-repeated="3"/>
          <table:table-cell table:formula="of:=[.$Q$3]*([.J147] + [.$Q$2])" office:value-type="float" office:value="13.8" calcext:value-type="float">
            <text:p>13.8</text:p>
          </table:table-cell>
          <table:table-cell table:formula="of:=[.$Q$5]*([.K147] + [.$Q$4])" office:value-type="float" office:value="-36.38250105" calcext:value-type="float">
            <text:p>-36.38250105</text:p>
          </table:table-cell>
          <table:table-cell table:formula="of:=[.$Q$7]*([.L147] + [.$Q$6])" office:value-type="float" office:value="-0.250002000000002" calcext:value-type="float">
            <text:p>-0.250002000000002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996" calcext:value-type="float">
            <text:p>996</text:p>
          </table:table-cell>
          <table:table-cell office:value-type="float" office:value="-34" calcext:value-type="float">
            <text:p>-34</text:p>
          </table:table-cell>
          <table:table-cell office:value-type="float" office:value="-124" calcext:value-type="float">
            <text:p>-124</text:p>
          </table:table-cell>
          <table:table-cell office:value-type="float" office:value="-334" calcext:value-type="float">
            <text:p>-334</text:p>
          </table:table-cell>
          <table:table-cell office:value-type="float" office:value="-0.011768" calcext:value-type="float">
            <text:p>-0.011768</text:p>
          </table:table-cell>
          <table:table-cell office:value-type="float" office:value="0" calcext:value-type="float">
            <text:p>0</text:p>
          </table:table-cell>
          <table:table-cell office:value-type="float" office:value="1.465114" calcext:value-type="float">
            <text:p>1.465114</text:p>
          </table:table-cell>
          <table:table-cell office:value-type="float" office:value="-5.1" calcext:value-type="float">
            <text:p>-5.1</text:p>
          </table:table-cell>
          <table:table-cell office:value-type="float" office:value="-18.600001" calcext:value-type="float">
            <text:p>-18.600001</text:p>
          </table:table-cell>
          <table:table-cell office:value-type="float" office:value="-50.100002" calcext:value-type="float">
            <text:p>-50.100002</text:p>
          </table:table-cell>
          <table:table-cell office:value-type="float" office:value="9.767739" calcext:value-type="float">
            <text:p>9.767739</text:p>
          </table:table-cell>
          <table:table-cell office:value-type="float" office:value="357.893839" calcext:value-type="float">
            <text:p>357.893839</text:p>
          </table:table-cell>
          <table:table-cell table:number-columns-repeated="3"/>
          <table:table-cell table:formula="of:=[.$Q$3]*([.J148] + [.$Q$2])" office:value-type="float" office:value="6.9" calcext:value-type="float">
            <text:p>6.9</text:p>
          </table:table-cell>
          <table:table-cell table:formula="of:=[.$Q$5]*([.K148] + [.$Q$4])" office:value-type="float" office:value="-38.43000105" calcext:value-type="float">
            <text:p>-38.43000105</text:p>
          </table:table-cell>
          <table:table-cell table:formula="of:=[.$Q$7]*([.L148] + [.$Q$6])" office:value-type="float" office:value="-0.100002000000003" calcext:value-type="float">
            <text:p>-0.100002000000003</text:p>
          </table:table-cell>
        </table:table-row>
        <table:table-row table:style-name="ro1">
          <table:table-cell office:value-type="float" office:value="-36" calcext:value-type="float">
            <text:p>-36</text:p>
          </table:table-cell>
          <table:table-cell office:value-type="float" office:value="-16" calcext:value-type="float">
            <text:p>-16</text:p>
          </table:table-cell>
          <table:table-cell office:value-type="float" office:value="988" calcext:value-type="float">
            <text:p>988</text:p>
          </table:table-cell>
          <table:table-cell office:value-type="float" office:value="-91" calcext:value-type="float">
            <text:p>-91</text:p>
          </table:table-cell>
          <table:table-cell office:value-type="float" office:value="-127" calcext:value-type="float">
            <text:p>-127</text:p>
          </table:table-cell>
          <table:table-cell office:value-type="float" office:value="-329" calcext:value-type="float">
            <text:p>-329</text:p>
          </table:table-cell>
          <table:table-cell office:value-type="float" office:value="-0.052956" calcext:value-type="float">
            <text:p>-0.052956</text:p>
          </table:table-cell>
          <table:table-cell office:value-type="float" office:value="-0.023536" calcext:value-type="float">
            <text:p>-0.023536</text:p>
          </table:table-cell>
          <table:table-cell office:value-type="float" office:value="1.453346" calcext:value-type="float">
            <text:p>1.453346</text:p>
          </table:table-cell>
          <table:table-cell office:value-type="float" office:value="-13.650001" calcext:value-type="float">
            <text:p>-13.650001</text:p>
          </table:table-cell>
          <table:table-cell office:value-type="float" office:value="-19.050001" calcext:value-type="float">
            <text:p>-19.050001</text:p>
          </table:table-cell>
          <table:table-cell office:value-type="float" office:value="-49.350002" calcext:value-type="float">
            <text:p>-49.350002</text:p>
          </table:table-cell>
          <table:table-cell office:value-type="float" office:value="9.69667" calcext:value-type="float">
            <text:p>9.69667</text:p>
          </table:table-cell>
          <table:table-cell office:value-type="float" office:value="364.21285" calcext:value-type="float">
            <text:p>364.21285</text:p>
          </table:table-cell>
          <table:table-cell table:number-columns-repeated="3"/>
          <table:table-cell table:formula="of:=[.$Q$3]*([.J149] + [.$Q$2])" office:value-type="float" office:value="-1.650001" calcext:value-type="float">
            <text:p>-1.650001</text:p>
          </table:table-cell>
          <table:table-cell table:formula="of:=[.$Q$5]*([.K149] + [.$Q$4])" office:value-type="float" office:value="-38.90250105" calcext:value-type="float">
            <text:p>-38.90250105</text:p>
          </table:table-cell>
          <table:table-cell table:formula="of:=[.$Q$7]*([.L149] + [.$Q$6])" office:value-type="float" office:value="0.649997999999997" calcext:value-type="float">
            <text:p>0.649997999999997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-4" calcext:value-type="float">
            <text:p>-4</text:p>
          </table:table-cell>
          <table:table-cell office:value-type="float" office:value="996" calcext:value-type="float">
            <text:p>996</text:p>
          </table:table-cell>
          <table:table-cell office:value-type="float" office:value="-100" calcext:value-type="float">
            <text:p>-100</text:p>
          </table:table-cell>
          <table:table-cell office:value-type="float" office:value="-133" calcext:value-type="float">
            <text:p>-133</text:p>
          </table:table-cell>
          <table:table-cell office:value-type="float" office:value="-329" calcext:value-type="float">
            <text:p>-329</text:p>
          </table:table-cell>
          <table:table-cell office:value-type="float" office:value="-0.023536" calcext:value-type="float">
            <text:p>-0.023536</text:p>
          </table:table-cell>
          <table:table-cell office:value-type="float" office:value="-0.005884" calcext:value-type="float">
            <text:p>-0.005884</text:p>
          </table:table-cell>
          <table:table-cell office:value-type="float" office:value="1.465114" calcext:value-type="float">
            <text:p>1.465114</text:p>
          </table:table-cell>
          <table:table-cell office:value-type="float" office:value="-15.000001" calcext:value-type="float">
            <text:p>-15.000001</text:p>
          </table:table-cell>
          <table:table-cell office:value-type="float" office:value="-19.950001" calcext:value-type="float">
            <text:p>-19.950001</text:p>
          </table:table-cell>
          <table:table-cell office:value-type="float" office:value="-49.350002" calcext:value-type="float">
            <text:p>-49.350002</text:p>
          </table:table-cell>
          <table:table-cell office:value-type="float" office:value="9.768763" calcext:value-type="float">
            <text:p>9.768763</text:p>
          </table:table-cell>
          <table:table-cell office:value-type="float" office:value="368.686859" calcext:value-type="float">
            <text:p>368.686859</text:p>
          </table:table-cell>
          <table:table-cell table:number-columns-repeated="3"/>
          <table:table-cell table:formula="of:=[.$Q$3]*([.J150] + [.$Q$2])" office:value-type="float" office:value="-3.000001" calcext:value-type="float">
            <text:p>-3.000001</text:p>
          </table:table-cell>
          <table:table-cell table:formula="of:=[.$Q$5]*([.K150] + [.$Q$4])" office:value-type="float" office:value="-39.84750105" calcext:value-type="float">
            <text:p>-39.84750105</text:p>
          </table:table-cell>
          <table:table-cell table:formula="of:=[.$Q$7]*([.L150] + [.$Q$6])" office:value-type="float" office:value="0.649997999999997" calcext:value-type="float">
            <text:p>0.649997999999997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24" calcext:value-type="float">
            <text:p>-24</text:p>
          </table:table-cell>
          <table:table-cell office:value-type="float" office:value="988" calcext:value-type="float">
            <text:p>988</text:p>
          </table:table-cell>
          <table:table-cell office:value-type="float" office:value="-48" calcext:value-type="float">
            <text:p>-48</text:p>
          </table:table-cell>
          <table:table-cell office:value-type="float" office:value="-132" calcext:value-type="float">
            <text:p>-132</text:p>
          </table:table-cell>
          <table:table-cell office:value-type="float" office:value="-331" calcext:value-type="float">
            <text:p>-331</text:p>
          </table:table-cell>
          <table:table-cell office:value-type="float" office:value="-0.011768" calcext:value-type="float">
            <text:p>-0.011768</text:p>
          </table:table-cell>
          <table:table-cell office:value-type="float" office:value="-0.035304" calcext:value-type="float">
            <text:p>-0.035304</text:p>
          </table:table-cell>
          <table:table-cell office:value-type="float" office:value="1.453346" calcext:value-type="float">
            <text:p>1.453346</text:p>
          </table:table-cell>
          <table:table-cell office:value-type="float" office:value="-7.2" calcext:value-type="float">
            <text:p>-7.2</text:p>
          </table:table-cell>
          <table:table-cell office:value-type="float" office:value="-19.800001" calcext:value-type="float">
            <text:p>-19.800001</text:p>
          </table:table-cell>
          <table:table-cell office:value-type="float" office:value="-49.650002" calcext:value-type="float">
            <text:p>-49.650002</text:p>
          </table:table-cell>
          <table:table-cell office:value-type="float" office:value="9.692146" calcext:value-type="float">
            <text:p>9.692146</text:p>
          </table:table-cell>
          <table:table-cell office:value-type="float" office:value="359.567796" calcext:value-type="float">
            <text:p>359.567796</text:p>
          </table:table-cell>
          <table:table-cell table:number-columns-repeated="3"/>
          <table:table-cell table:formula="of:=[.$Q$3]*([.J151] + [.$Q$2])" office:value-type="float" office:value="4.8" calcext:value-type="float">
            <text:p>4.8</text:p>
          </table:table-cell>
          <table:table-cell table:formula="of:=[.$Q$5]*([.K151] + [.$Q$4])" office:value-type="float" office:value="-39.69000105" calcext:value-type="float">
            <text:p>-39.69000105</text:p>
          </table:table-cell>
          <table:table-cell table:formula="of:=[.$Q$7]*([.L151] + [.$Q$6])" office:value-type="float" office:value="0.349997999999999" calcext:value-type="float">
            <text:p>0.349997999999999</text:p>
          </table:table-cell>
        </table:table-row>
        <table:table-row table:style-name="ro1">
          <table:table-cell office:value-type="float" office:value="-32" calcext:value-type="float">
            <text:p>-32</text:p>
          </table:table-cell>
          <table:table-cell office:value-type="float" office:value="-8" calcext:value-type="float">
            <text:p>-8</text:p>
          </table:table-cell>
          <table:table-cell office:value-type="float" office:value="1020" calcext:value-type="float">
            <text:p>1020</text:p>
          </table:table-cell>
          <table:table-cell office:value-type="float" office:value="-14" calcext:value-type="float">
            <text:p>-14</text:p>
          </table:table-cell>
          <table:table-cell office:value-type="float" office:value="-122" calcext:value-type="float">
            <text:p>-122</text:p>
          </table:table-cell>
          <table:table-cell office:value-type="float" office:value="-333" calcext:value-type="float">
            <text:p>-333</text:p>
          </table:table-cell>
          <table:table-cell office:value-type="float" office:value="-0.047072" calcext:value-type="float">
            <text:p>-0.047072</text:p>
          </table:table-cell>
          <table:table-cell office:value-type="float" office:value="-0.011768" calcext:value-type="float">
            <text:p>-0.011768</text:p>
          </table:table-cell>
          <table:table-cell office:value-type="float" office:value="1.500418" calcext:value-type="float">
            <text:p>1.500418</text:p>
          </table:table-cell>
          <table:table-cell office:value-type="float" office:value="-2.1" calcext:value-type="float">
            <text:p>-2.1</text:p>
          </table:table-cell>
          <table:table-cell office:value-type="float" office:value="-18.300001" calcext:value-type="float">
            <text:p>-18.300001</text:p>
          </table:table-cell>
          <table:table-cell office:value-type="float" office:value="-49.950002" calcext:value-type="float">
            <text:p>-49.950002</text:p>
          </table:table-cell>
          <table:table-cell office:value-type="float" office:value="10.008013" calcext:value-type="float">
            <text:p>10.008013</text:p>
          </table:table-cell>
          <table:table-cell office:value-type="float" office:value="354.921118" calcext:value-type="float">
            <text:p>354.921118</text:p>
          </table:table-cell>
          <table:table-cell table:number-columns-repeated="3"/>
          <table:table-cell table:formula="of:=[.$Q$3]*([.J152] + [.$Q$2])" office:value-type="float" office:value="9.9" calcext:value-type="float">
            <text:p>9.9</text:p>
          </table:table-cell>
          <table:table-cell table:formula="of:=[.$Q$5]*([.K152] + [.$Q$4])" office:value-type="float" office:value="-38.11500105" calcext:value-type="float">
            <text:p>-38.11500105</text:p>
          </table:table-cell>
          <table:table-cell table:formula="of:=[.$Q$7]*([.L152] + [.$Q$6])" office:value-type="float" office:value="0.0499980000000022" calcext:value-type="float">
            <text:p>0.049998000000002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0" calcext:value-type="float">
            <text:p>0</text:p>
          </table:table-cell>
          <table:table-cell office:value-type="float" office:value="992" calcext:value-type="float">
            <text:p>992</text:p>
          </table:table-cell>
          <table:table-cell office:value-type="float" office:value="40" calcext:value-type="float">
            <text:p>40</text:p>
          </table:table-cell>
          <table:table-cell office:value-type="float" office:value="-101" calcext:value-type="float">
            <text:p>-101</text:p>
          </table:table-cell>
          <table:table-cell office:value-type="float" office:value="-336" calcext:value-type="float">
            <text:p>-336</text:p>
          </table:table-cell>
          <table:table-cell office:value-type="float" office:value="-0.023536" calcext:value-type="float">
            <text:p>-0.023536</text:p>
          </table:table-cell>
          <table:table-cell office:value-type="float" office:value="0" calcext:value-type="float">
            <text:p>0</text:p>
          </table:table-cell>
          <table:table-cell office:value-type="float" office:value="1.45923" calcext:value-type="float">
            <text:p>1.45923</text:p>
          </table:table-cell>
          <table:table-cell office:value-type="float" office:value="6" calcext:value-type="float">
            <text:p>6</text:p>
          </table:table-cell>
          <table:table-cell office:value-type="float" office:value="-15.150001" calcext:value-type="float">
            <text:p>-15.150001</text:p>
          </table:table-cell>
          <table:table-cell office:value-type="float" office:value="-50.400002" calcext:value-type="float">
            <text:p>-50.400002</text:p>
          </table:table-cell>
          <table:table-cell office:value-type="float" office:value="9.729462" calcext:value-type="float">
            <text:p>9.729462</text:p>
          </table:table-cell>
          <table:table-cell office:value-type="float" office:value="353.124624" calcext:value-type="float">
            <text:p>353.124624</text:p>
          </table:table-cell>
          <table:table-cell table:number-columns-repeated="3"/>
          <table:table-cell table:formula="of:=[.$Q$3]*([.J153] + [.$Q$2])" office:value-type="float" office:value="18" calcext:value-type="float">
            <text:p>18</text:p>
          </table:table-cell>
          <table:table-cell table:formula="of:=[.$Q$5]*([.K153] + [.$Q$4])" office:value-type="float" office:value="-34.80750105" calcext:value-type="float">
            <text:p>-34.80750105</text:p>
          </table:table-cell>
          <table:table-cell table:formula="of:=[.$Q$7]*([.L153] + [.$Q$6])" office:value-type="float" office:value="-0.400002000000001" calcext:value-type="float">
            <text:p>-0.40000200000000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8" calcext:value-type="float">
            <text:p>-8</text:p>
          </table:table-cell>
          <table:table-cell office:value-type="float" office:value="996" calcext:value-type="float">
            <text:p>996</text:p>
          </table:table-cell>
          <table:table-cell office:value-type="float" office:value="84" calcext:value-type="float">
            <text:p>84</text:p>
          </table:table-cell>
          <table:table-cell office:value-type="float" office:value="-75" calcext:value-type="float">
            <text:p>-75</text:p>
          </table:table-cell>
          <table:table-cell office:value-type="float" office:value="-340" calcext:value-type="float">
            <text:p>-340</text:p>
          </table:table-cell>
          <table:table-cell office:value-type="float" office:value="0.023536" calcext:value-type="float">
            <text:p>0.023536</text:p>
          </table:table-cell>
          <table:table-cell office:value-type="float" office:value="-0.011768" calcext:value-type="float">
            <text:p>-0.011768</text:p>
          </table:table-cell>
          <table:table-cell office:value-type="float" office:value="1.465114" calcext:value-type="float">
            <text:p>1.465114</text:p>
          </table:table-cell>
          <table:table-cell office:value-type="float" office:value="12.600001" calcext:value-type="float">
            <text:p>12.600001</text:p>
          </table:table-cell>
          <table:table-cell office:value-type="float" office:value="-11.25" calcext:value-type="float">
            <text:p>-11.25</text:p>
          </table:table-cell>
          <table:table-cell office:value-type="float" office:value="-51.000002" calcext:value-type="float">
            <text:p>-51.000002</text:p>
          </table:table-cell>
          <table:table-cell office:value-type="float" office:value="9.768999" calcext:value-type="float">
            <text:p>9.768999</text:p>
          </table:table-cell>
          <table:table-cell office:value-type="float" office:value="358.163371" calcext:value-type="float">
            <text:p>358.163371</text:p>
          </table:table-cell>
          <table:table-cell table:number-columns-repeated="3"/>
          <table:table-cell table:formula="of:=[.$Q$3]*([.J154] + [.$Q$2])" office:value-type="float" office:value="24.600001" calcext:value-type="float">
            <text:p>24.600001</text:p>
          </table:table-cell>
          <table:table-cell table:formula="of:=[.$Q$5]*([.K154] + [.$Q$4])" office:value-type="float" office:value="-30.7125" calcext:value-type="float">
            <text:p>-30.7125</text:p>
          </table:table-cell>
          <table:table-cell table:formula="of:=[.$Q$7]*([.L154] + [.$Q$6])" office:value-type="float" office:value="-1.000002" calcext:value-type="float">
            <text:p>-1.00000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4" calcext:value-type="float">
            <text:p>-4</text:p>
          </table:table-cell>
          <table:table-cell office:value-type="float" office:value="992" calcext:value-type="float">
            <text:p>992</text:p>
          </table:table-cell>
          <table:table-cell office:value-type="float" office:value="108" calcext:value-type="float">
            <text:p>108</text:p>
          </table:table-cell>
          <table:table-cell office:value-type="float" office:value="-52" calcext:value-type="float">
            <text:p>-52</text:p>
          </table:table-cell>
          <table:table-cell office:value-type="float" office:value="-339" calcext:value-type="float">
            <text:p>-339</text:p>
          </table:table-cell>
          <table:table-cell office:value-type="float" office:value="0.02942" calcext:value-type="float">
            <text:p>0.02942</text:p>
          </table:table-cell>
          <table:table-cell office:value-type="float" office:value="-0.005884" calcext:value-type="float">
            <text:p>-0.005884</text:p>
          </table:table-cell>
          <table:table-cell office:value-type="float" office:value="1.45923" calcext:value-type="float">
            <text:p>1.45923</text:p>
          </table:table-cell>
          <table:table-cell office:value-type="float" office:value="16.200001" calcext:value-type="float">
            <text:p>16.200001</text:p>
          </table:table-cell>
          <table:table-cell office:value-type="float" office:value="-7.8" calcext:value-type="float">
            <text:p>-7.8</text:p>
          </table:table-cell>
          <table:table-cell office:value-type="float" office:value="-50.850002" calcext:value-type="float">
            <text:p>-50.850002</text:p>
          </table:table-cell>
          <table:table-cell office:value-type="float" office:value="9.730253" calcext:value-type="float">
            <text:p>9.730253</text:p>
          </table:table-cell>
          <table:table-cell office:value-type="float" office:value="359.567796" calcext:value-type="float">
            <text:p>359.567796</text:p>
          </table:table-cell>
          <table:table-cell table:number-columns-repeated="3"/>
          <table:table-cell table:formula="of:=[.$Q$3]*([.J155] + [.$Q$2])" office:value-type="float" office:value="28.200001" calcext:value-type="float">
            <text:p>28.200001</text:p>
          </table:table-cell>
          <table:table-cell table:formula="of:=[.$Q$5]*([.K155] + [.$Q$4])" office:value-type="float" office:value="-27.09" calcext:value-type="float">
            <text:p>-27.09</text:p>
          </table:table-cell>
          <table:table-cell table:formula="of:=[.$Q$7]*([.L155] + [.$Q$6])" office:value-type="float" office:value="-0.850002000000004" calcext:value-type="float">
            <text:p>-0.85000200000000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8" calcext:value-type="float">
            <text:p>-8</text:p>
          </table:table-cell>
          <table:table-cell office:value-type="float" office:value="984" calcext:value-type="float">
            <text:p>984</text:p>
          </table:table-cell>
          <table:table-cell office:value-type="float" office:value="116" calcext:value-type="float">
            <text:p>116</text:p>
          </table:table-cell>
          <table:table-cell office:value-type="float" office:value="-31" calcext:value-type="float">
            <text:p>-31</text:p>
          </table:table-cell>
          <table:table-cell office:value-type="float" office:value="-340" calcext:value-type="float">
            <text:p>-340</text:p>
          </table:table-cell>
          <table:table-cell office:value-type="float" office:value="0.023536" calcext:value-type="float">
            <text:p>0.023536</text:p>
          </table:table-cell>
          <table:table-cell office:value-type="float" office:value="-0.011768" calcext:value-type="float">
            <text:p>-0.011768</text:p>
          </table:table-cell>
          <table:table-cell office:value-type="float" office:value="1.447462" calcext:value-type="float">
            <text:p>1.447462</text:p>
          </table:table-cell>
          <table:table-cell office:value-type="float" office:value="17.400001" calcext:value-type="float">
            <text:p>17.400001</text:p>
          </table:table-cell>
          <table:table-cell office:value-type="float" office:value="-4.65" calcext:value-type="float">
            <text:p>-4.65</text:p>
          </table:table-cell>
          <table:table-cell office:value-type="float" office:value="-51.000002" calcext:value-type="float">
            <text:p>-51.000002</text:p>
          </table:table-cell>
          <table:table-cell office:value-type="float" office:value="9.651338" calcext:value-type="float">
            <text:p>9.651338</text:p>
          </table:table-cell>
          <table:table-cell office:value-type="float" office:value="360.578702" calcext:value-type="float">
            <text:p>360.578702</text:p>
          </table:table-cell>
          <table:table-cell table:number-columns-repeated="3"/>
          <table:table-cell table:formula="of:=[.$Q$3]*([.J156] + [.$Q$2])" office:value-type="float" office:value="29.400001" calcext:value-type="float">
            <text:p>29.400001</text:p>
          </table:table-cell>
          <table:table-cell table:formula="of:=[.$Q$5]*([.K156] + [.$Q$4])" office:value-type="float" office:value="-23.7825" calcext:value-type="float">
            <text:p>-23.7825</text:p>
          </table:table-cell>
          <table:table-cell table:formula="of:=[.$Q$7]*([.L156] + [.$Q$6])" office:value-type="float" office:value="-1.000002" calcext:value-type="float">
            <text:p>-1.00000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912" calcext:value-type="float">
            <text:p>912</text:p>
          </table:table-cell>
          <table:table-cell office:value-type="float" office:value="136" calcext:value-type="float">
            <text:p>136</text:p>
          </table:table-cell>
          <table:table-cell office:value-type="float" office:value="7" calcext:value-type="float">
            <text:p>7</text:p>
          </table:table-cell>
          <table:table-cell office:value-type="float" office:value="-346" calcext:value-type="float">
            <text:p>-346</text:p>
          </table:table-cell>
          <table:table-cell office:value-type="float" office:value="0.041188" calcext:value-type="float">
            <text:p>0.041188</text:p>
          </table:table-cell>
          <table:table-cell office:value-type="float" office:value="0.011768" calcext:value-type="float">
            <text:p>0.011768</text:p>
          </table:table-cell>
          <table:table-cell office:value-type="float" office:value="1.34155" calcext:value-type="float">
            <text:p>1.34155</text:p>
          </table:table-cell>
          <table:table-cell office:value-type="float" office:value="20.400001" calcext:value-type="float">
            <text:p>20.400001</text:p>
          </table:table-cell>
          <table:table-cell office:value-type="float" office:value="1.05" calcext:value-type="float">
            <text:p>1.05</text:p>
          </table:table-cell>
          <table:table-cell office:value-type="float" office:value="-51.900002" calcext:value-type="float">
            <text:p>-51.900002</text:p>
          </table:table-cell>
          <table:table-cell office:value-type="float" office:value="8.948224" calcext:value-type="float">
            <text:p>8.948224</text:p>
          </table:table-cell>
          <table:table-cell office:value-type="float" office:value="371.834641" calcext:value-type="float">
            <text:p>371.834641</text:p>
          </table:table-cell>
          <table:table-cell table:number-columns-repeated="3"/>
          <table:table-cell table:formula="of:=[.$Q$3]*([.J157] + [.$Q$2])" office:value-type="float" office:value="32.400001" calcext:value-type="float">
            <text:p>32.400001</text:p>
          </table:table-cell>
          <table:table-cell table:formula="of:=[.$Q$5]*([.K157] + [.$Q$4])" office:value-type="float" office:value="-17.7975" calcext:value-type="float">
            <text:p>-17.7975</text:p>
          </table:table-cell>
          <table:table-cell table:formula="of:=[.$Q$7]*([.L157] + [.$Q$6])" office:value-type="float" office:value="-1.900002" calcext:value-type="float">
            <text:p>-1.900002</text:p>
          </table:table-cell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-20" calcext:value-type="float">
            <text:p>-20</text:p>
          </table:table-cell>
          <table:table-cell office:value-type="float" office:value="960" calcext:value-type="float">
            <text:p>960</text:p>
          </table:table-cell>
          <table:table-cell office:value-type="float" office:value="151" calcext:value-type="float">
            <text:p>151</text:p>
          </table:table-cell>
          <table:table-cell office:value-type="float" office:value="52" calcext:value-type="float">
            <text:p>52</text:p>
          </table:table-cell>
          <table:table-cell office:value-type="float" office:value="-349" calcext:value-type="float">
            <text:p>-349</text:p>
          </table:table-cell>
          <table:table-cell office:value-type="float" office:value="-0.05884" calcext:value-type="float">
            <text:p>-0.05884</text:p>
          </table:table-cell>
          <table:table-cell office:value-type="float" office:value="-0.02942" calcext:value-type="float">
            <text:p>-0.02942</text:p>
          </table:table-cell>
          <table:table-cell office:value-type="float" office:value="1.412158" calcext:value-type="float">
            <text:p>1.412158</text:p>
          </table:table-cell>
          <table:table-cell office:value-type="float" office:value="22.650001" calcext:value-type="float">
            <text:p>22.650001</text:p>
          </table:table-cell>
          <table:table-cell office:value-type="float" office:value="7.8" calcext:value-type="float">
            <text:p>7.8</text:p>
          </table:table-cell>
          <table:table-cell office:value-type="float" office:value="-52.350002" calcext:value-type="float">
            <text:p>-52.350002</text:p>
          </table:table-cell>
          <table:table-cell office:value-type="float" office:value="9.424595" calcext:value-type="float">
            <text:p>9.424595</text:p>
          </table:table-cell>
          <table:table-cell office:value-type="float" office:value="383.804638" calcext:value-type="float">
            <text:p>383.804638</text:p>
          </table:table-cell>
          <table:table-cell table:number-columns-repeated="3"/>
          <table:table-cell table:formula="of:=[.$Q$3]*([.J158] + [.$Q$2])" office:value-type="float" office:value="34.650001" calcext:value-type="float">
            <text:p>34.650001</text:p>
          </table:table-cell>
          <table:table-cell table:formula="of:=[.$Q$5]*([.K158] + [.$Q$4])" office:value-type="float" office:value="-10.71" calcext:value-type="float">
            <text:p>-10.71</text:p>
          </table:table-cell>
          <table:table-cell table:formula="of:=[.$Q$7]*([.L158] + [.$Q$6])" office:value-type="float" office:value="-2.350002" calcext:value-type="float">
            <text:p>-2.350002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84" calcext:value-type="float">
            <text:p>184</text:p>
          </table:table-cell>
          <table:table-cell office:value-type="float" office:value="884" calcext:value-type="float">
            <text:p>884</text:p>
          </table:table-cell>
          <table:table-cell office:value-type="float" office:value="154" calcext:value-type="float">
            <text:p>154</text:p>
          </table:table-cell>
          <table:table-cell office:value-type="float" office:value="81" calcext:value-type="float">
            <text:p>81</text:p>
          </table:table-cell>
          <table:table-cell office:value-type="float" office:value="-349" calcext:value-type="float">
            <text:p>-349</text:p>
          </table:table-cell>
          <table:table-cell office:value-type="float" office:value="0.200056" calcext:value-type="float">
            <text:p>0.200056</text:p>
          </table:table-cell>
          <table:table-cell office:value-type="float" office:value="0.270664" calcext:value-type="float">
            <text:p>0.270664</text:p>
          </table:table-cell>
          <table:table-cell office:value-type="float" office:value="1.300362" calcext:value-type="float">
            <text:p>1.300362</text:p>
          </table:table-cell>
          <table:table-cell office:value-type="float" office:value="23.100001" calcext:value-type="float">
            <text:p>23.100001</text:p>
          </table:table-cell>
          <table:table-cell office:value-type="float" office:value="12.15" calcext:value-type="float">
            <text:p>12.15</text:p>
          </table:table-cell>
          <table:table-cell office:value-type="float" office:value="-52.350002" calcext:value-type="float">
            <text:p>-52.350002</text:p>
          </table:table-cell>
          <table:table-cell office:value-type="float" office:value="8.954756" calcext:value-type="float">
            <text:p>8.954756</text:p>
          </table:table-cell>
          <table:table-cell office:value-type="float" office:value="389.971794" calcext:value-type="float">
            <text:p>389.971794</text:p>
          </table:table-cell>
          <table:table-cell table:number-columns-repeated="3"/>
          <table:table-cell table:formula="of:=[.$Q$3]*([.J159] + [.$Q$2])" office:value-type="float" office:value="35.100001" calcext:value-type="float">
            <text:p>35.100001</text:p>
          </table:table-cell>
          <table:table-cell table:formula="of:=[.$Q$5]*([.K159] + [.$Q$4])" office:value-type="float" office:value="-6.1425" calcext:value-type="float">
            <text:p>-6.1425</text:p>
          </table:table-cell>
          <table:table-cell table:formula="of:=[.$Q$7]*([.L159] + [.$Q$6])" office:value-type="float" office:value="-2.350002" calcext:value-type="float">
            <text:p>-2.35000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928" calcext:value-type="float">
            <text:p>928</text:p>
          </table:table-cell>
          <table:table-cell office:value-type="float" office:value="157" calcext:value-type="float">
            <text:p>157</text:p>
          </table:table-cell>
          <table:table-cell office:value-type="float" office:value="106" calcext:value-type="float">
            <text:p>106</text:p>
          </table:table-cell>
          <table:table-cell office:value-type="float" office:value="-350" calcext:value-type="float">
            <text:p>-350</text:p>
          </table:table-cell>
          <table:table-cell office:value-type="float" office:value="0.094144" calcext:value-type="float">
            <text:p>0.094144</text:p>
          </table:table-cell>
          <table:table-cell office:value-type="float" office:value="0" calcext:value-type="float">
            <text:p>0</text:p>
          </table:table-cell>
          <table:table-cell office:value-type="float" office:value="1.365086" calcext:value-type="float">
            <text:p>1.365086</text:p>
          </table:table-cell>
          <table:table-cell office:value-type="float" office:value="23.550001" calcext:value-type="float">
            <text:p>23.550001</text:p>
          </table:table-cell>
          <table:table-cell office:value-type="float" office:value="15.900001" calcext:value-type="float">
            <text:p>15.900001</text:p>
          </table:table-cell>
          <table:table-cell office:value-type="float" office:value="-52.500002" calcext:value-type="float">
            <text:p>-52.500002</text:p>
          </table:table-cell>
          <table:table-cell office:value-type="float" office:value="9.122188" calcext:value-type="float">
            <text:p>9.122188</text:p>
          </table:table-cell>
          <table:table-cell office:value-type="float" office:value="397.97613" calcext:value-type="float">
            <text:p>397.97613</text:p>
          </table:table-cell>
          <table:table-cell table:number-columns-repeated="3"/>
          <table:table-cell table:formula="of:=[.$Q$3]*([.J160] + [.$Q$2])" office:value-type="float" office:value="35.550001" calcext:value-type="float">
            <text:p>35.550001</text:p>
          </table:table-cell>
          <table:table-cell table:formula="of:=[.$Q$5]*([.K160] + [.$Q$4])" office:value-type="float" office:value="-2.20499895" calcext:value-type="float">
            <text:p>-2.20499895</text:p>
          </table:table-cell>
          <table:table-cell table:formula="of:=[.$Q$7]*([.L160] + [.$Q$6])" office:value-type="float" office:value="-2.500002" calcext:value-type="float">
            <text:p>-2.500002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-24" calcext:value-type="float">
            <text:p>-24</text:p>
          </table:table-cell>
          <table:table-cell office:value-type="float" office:value="992" calcext:value-type="float">
            <text:p>992</text:p>
          </table:table-cell>
          <table:table-cell office:value-type="float" office:value="169" calcext:value-type="float">
            <text:p>169</text:p>
          </table:table-cell>
          <table:table-cell office:value-type="float" office:value="136" calcext:value-type="float">
            <text:p>136</text:p>
          </table:table-cell>
          <table:table-cell office:value-type="float" office:value="-346" calcext:value-type="float">
            <text:p>-346</text:p>
          </table:table-cell>
          <table:table-cell office:value-type="float" office:value="-0.023536" calcext:value-type="float">
            <text:p>-0.023536</text:p>
          </table:table-cell>
          <table:table-cell office:value-type="float" office:value="-0.035304" calcext:value-type="float">
            <text:p>-0.035304</text:p>
          </table:table-cell>
          <table:table-cell office:value-type="float" office:value="1.45923" calcext:value-type="float">
            <text:p>1.45923</text:p>
          </table:table-cell>
          <table:table-cell office:value-type="float" office:value="25.350001" calcext:value-type="float">
            <text:p>25.350001</text:p>
          </table:table-cell>
          <table:table-cell office:value-type="float" office:value="20.400001" calcext:value-type="float">
            <text:p>20.400001</text:p>
          </table:table-cell>
          <table:table-cell office:value-type="float" office:value="-51.900002" calcext:value-type="float">
            <text:p>-51.900002</text:p>
          </table:table-cell>
          <table:table-cell office:value-type="float" office:value="9.732309" calcext:value-type="float">
            <text:p>9.732309</text:p>
          </table:table-cell>
          <table:table-cell office:value-type="float" office:value="408.378501" calcext:value-type="float">
            <text:p>408.378501</text:p>
          </table:table-cell>
          <table:table-cell table:number-columns-repeated="3"/>
          <table:table-cell table:formula="of:=[.$Q$3]*([.J161] + [.$Q$2])" office:value-type="float" office:value="37.350001" calcext:value-type="float">
            <text:p>37.350001</text:p>
          </table:table-cell>
          <table:table-cell table:formula="of:=[.$Q$5]*([.K161] + [.$Q$4])" office:value-type="float" office:value="2.52000105" calcext:value-type="float">
            <text:p>2.52000105</text:p>
          </table:table-cell>
          <table:table-cell table:formula="of:=[.$Q$7]*([.L161] + [.$Q$6])" office:value-type="float" office:value="-1.900002" calcext:value-type="float">
            <text:p>-1.900002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36" calcext:value-type="float">
            <text:p>-36</text:p>
          </table:table-cell>
          <table:table-cell office:value-type="float" office:value="984" calcext:value-type="float">
            <text:p>984</text:p>
          </table:table-cell>
          <table:table-cell office:value-type="float" office:value="160" calcext:value-type="float">
            <text:p>160</text:p>
          </table:table-cell>
          <table:table-cell office:value-type="float" office:value="188" calcext:value-type="float">
            <text:p>188</text:p>
          </table:table-cell>
          <table:table-cell office:value-type="float" office:value="-344" calcext:value-type="float">
            <text:p>-344</text:p>
          </table:table-cell>
          <table:table-cell office:value-type="float" office:value="-0.011768" calcext:value-type="float">
            <text:p>-0.011768</text:p>
          </table:table-cell>
          <table:table-cell office:value-type="float" office:value="-0.052956" calcext:value-type="float">
            <text:p>-0.052956</text:p>
          </table:table-cell>
          <table:table-cell office:value-type="float" office:value="1.447462" calcext:value-type="float">
            <text:p>1.447462</text:p>
          </table:table-cell>
          <table:table-cell office:value-type="float" office:value="24.000001" calcext:value-type="float">
            <text:p>24.000001</text:p>
          </table:table-cell>
          <table:table-cell office:value-type="float" office:value="28.200001" calcext:value-type="float">
            <text:p>28.200001</text:p>
          </table:table-cell>
          <table:table-cell office:value-type="float" office:value="-51.600002" calcext:value-type="float">
            <text:p>-51.600002</text:p>
          </table:table-cell>
          <table:table-cell office:value-type="float" office:value="9.656519" calcext:value-type="float">
            <text:p>9.656519</text:p>
          </table:table-cell>
          <table:table-cell office:value-type="float" office:value="423.41469" calcext:value-type="float">
            <text:p>423.41469</text:p>
          </table:table-cell>
          <table:table-cell table:number-columns-repeated="3"/>
          <table:table-cell table:formula="of:=[.$Q$3]*([.J162] + [.$Q$2])" office:value-type="float" office:value="36.000001" calcext:value-type="float">
            <text:p>36.000001</text:p>
          </table:table-cell>
          <table:table-cell table:formula="of:=[.$Q$5]*([.K162] + [.$Q$4])" office:value-type="float" office:value="10.71000105" calcext:value-type="float">
            <text:p>10.71000105</text:p>
          </table:table-cell>
          <table:table-cell table:formula="of:=[.$Q$7]*([.L162] + [.$Q$6])" office:value-type="float" office:value="-1.600002" calcext:value-type="float">
            <text:p>-1.600002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-12" calcext:value-type="float">
            <text:p>-12</text:p>
          </table:table-cell>
          <table:table-cell office:value-type="float" office:value="972" calcext:value-type="float">
            <text:p>972</text:p>
          </table:table-cell>
          <table:table-cell office:value-type="float" office:value="144" calcext:value-type="float">
            <text:p>144</text:p>
          </table:table-cell>
          <table:table-cell office:value-type="float" office:value="230" calcext:value-type="float">
            <text:p>230</text:p>
          </table:table-cell>
          <table:table-cell office:value-type="float" office:value="-342" calcext:value-type="float">
            <text:p>-342</text:p>
          </table:table-cell>
          <table:table-cell office:value-type="float" office:value="-0.023536" calcext:value-type="float">
            <text:p>-0.023536</text:p>
          </table:table-cell>
          <table:table-cell office:value-type="float" office:value="-0.017652" calcext:value-type="float">
            <text:p>-0.017652</text:p>
          </table:table-cell>
          <table:table-cell office:value-type="float" office:value="1.42981" calcext:value-type="float">
            <text:p>1.42981</text:p>
          </table:table-cell>
          <table:table-cell office:value-type="float" office:value="21.600001" calcext:value-type="float">
            <text:p>21.600001</text:p>
          </table:table-cell>
          <table:table-cell office:value-type="float" office:value="34.500001" calcext:value-type="float">
            <text:p>34.500001</text:p>
          </table:table-cell>
          <table:table-cell office:value-type="float" office:value="-51.300002" calcext:value-type="float">
            <text:p>-51.300002</text:p>
          </table:table-cell>
          <table:table-cell office:value-type="float" office:value="9.534082" calcext:value-type="float">
            <text:p>9.534082</text:p>
          </table:table-cell>
          <table:table-cell office:value-type="float" office:value="436.577599" calcext:value-type="float">
            <text:p>436.577599</text:p>
          </table:table-cell>
          <table:table-cell table:number-columns-repeated="3"/>
          <table:table-cell table:formula="of:=[.$Q$3]*([.J163] + [.$Q$2])" office:value-type="float" office:value="33.600001" calcext:value-type="float">
            <text:p>33.600001</text:p>
          </table:table-cell>
          <table:table-cell table:formula="of:=[.$Q$5]*([.K163] + [.$Q$4])" office:value-type="float" office:value="17.32500105" calcext:value-type="float">
            <text:p>17.32500105</text:p>
          </table:table-cell>
          <table:table-cell table:formula="of:=[.$Q$7]*([.L163] + [.$Q$6])" office:value-type="float" office:value="-1.300002" calcext:value-type="float">
            <text:p>-1.300002</text:p>
          </table:table-cell>
        </table:table-row>
        <table:table-row table:style-name="ro1">
          <table:table-cell office:value-type="float" office:value="-44" calcext:value-type="float">
            <text:p>-44</text:p>
          </table:table-cell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float" office:value="118" calcext:value-type="float">
            <text:p>118</text:p>
          </table:table-cell>
          <table:table-cell office:value-type="float" office:value="273" calcext:value-type="float">
            <text:p>273</text:p>
          </table:table-cell>
          <table:table-cell office:value-type="float" office:value="-336" calcext:value-type="float">
            <text:p>-336</text:p>
          </table:table-cell>
          <table:table-cell office:value-type="float" office:value="-0.064724" calcext:value-type="float">
            <text:p>-0.064724</text:p>
          </table:table-cell>
          <table:table-cell office:value-type="float" office:value="0.023536" calcext:value-type="float">
            <text:p>0.023536</text:p>
          </table:table-cell>
          <table:table-cell office:value-type="float" office:value="1.506302" calcext:value-type="float">
            <text:p>1.506302</text:p>
          </table:table-cell>
          <table:table-cell office:value-type="float" office:value="17.700001" calcext:value-type="float">
            <text:p>17.700001</text:p>
          </table:table-cell>
          <table:table-cell office:value-type="float" office:value="40.950002" calcext:value-type="float">
            <text:p>40.950002</text:p>
          </table:table-cell>
          <table:table-cell office:value-type="float" office:value="-50.400002" calcext:value-type="float">
            <text:p>-50.400002</text:p>
          </table:table-cell>
          <table:table-cell office:value-type="float" office:value="10.052501" calcext:value-type="float">
            <text:p>10.052501</text:p>
          </table:table-cell>
          <table:table-cell office:value-type="float" office:value="448.719289" calcext:value-type="float">
            <text:p>448.719289</text:p>
          </table:table-cell>
          <table:table-cell table:number-columns-repeated="3"/>
          <table:table-cell table:formula="of:=[.$Q$3]*([.J164] + [.$Q$2])" office:value-type="float" office:value="29.700001" calcext:value-type="float">
            <text:p>29.700001</text:p>
          </table:table-cell>
          <table:table-cell table:formula="of:=[.$Q$5]*([.K164] + [.$Q$4])" office:value-type="float" office:value="24.0975021" calcext:value-type="float">
            <text:p>24.0975021</text:p>
          </table:table-cell>
          <table:table-cell table:formula="of:=[.$Q$7]*([.L164] + [.$Q$6])" office:value-type="float" office:value="-0.400002000000001" calcext:value-type="float">
            <text:p>-0.400002000000001</text:p>
          </table:table-cell>
        </table:table-row>
        <table:table-row table:style-name="ro1">
          <table:table-cell office:value-type="float" office:value="-24" calcext:value-type="float">
            <text:p>-24</text:p>
          </table:table-cell>
          <table:table-cell office:value-type="float" office:value="-20" calcext:value-type="float">
            <text:p>-20</text:p>
          </table:table-cell>
          <table:table-cell office:value-type="float" office:value="1004" calcext:value-type="float">
            <text:p>1004</text:p>
          </table:table-cell>
          <table:table-cell office:value-type="float" office:value="87" calcext:value-type="float">
            <text:p>87</text:p>
          </table:table-cell>
          <table:table-cell office:value-type="float" office:value="309" calcext:value-type="float">
            <text:p>309</text:p>
          </table:table-cell>
          <table:table-cell office:value-type="float" office:value="-332" calcext:value-type="float">
            <text:p>-332</text:p>
          </table:table-cell>
          <table:table-cell office:value-type="float" office:value="-0.035304" calcext:value-type="float">
            <text:p>-0.035304</text:p>
          </table:table-cell>
          <table:table-cell office:value-type="float" office:value="-0.02942" calcext:value-type="float">
            <text:p>-0.02942</text:p>
          </table:table-cell>
          <table:table-cell office:value-type="float" office:value="1.476882" calcext:value-type="float">
            <text:p>1.476882</text:p>
          </table:table-cell>
          <table:table-cell office:value-type="float" office:value="13.050001" calcext:value-type="float">
            <text:p>13.050001</text:p>
          </table:table-cell>
          <table:table-cell office:value-type="float" office:value="46.350002" calcext:value-type="float">
            <text:p>46.350002</text:p>
          </table:table-cell>
          <table:table-cell office:value-type="float" office:value="-49.800002" calcext:value-type="float">
            <text:p>-49.800002</text:p>
          </table:table-cell>
          <table:table-cell office:value-type="float" office:value="9.850643" calcext:value-type="float">
            <text:p>9.850643</text:p>
          </table:table-cell>
          <table:table-cell office:value-type="float" office:value="461.815981" calcext:value-type="float">
            <text:p>461.815981</text:p>
          </table:table-cell>
          <table:table-cell table:number-columns-repeated="3"/>
          <table:table-cell table:formula="of:=[.$Q$3]*([.J165] + [.$Q$2])" office:value-type="float" office:value="25.050001" calcext:value-type="float">
            <text:p>25.050001</text:p>
          </table:table-cell>
          <table:table-cell table:formula="of:=[.$Q$5]*([.K165] + [.$Q$4])" office:value-type="float" office:value="29.7675021" calcext:value-type="float">
            <text:p>29.7675021</text:p>
          </table:table-cell>
          <table:table-cell table:formula="of:=[.$Q$7]*([.L165] + [.$Q$6])" office:value-type="float" office:value="0.199998000000001" calcext:value-type="float">
            <text:p>0.199998000000001</text:p>
          </table:table-cell>
        </table:table-row>
        <table:table-row table:style-name="ro1">
          <table:table-cell office:value-type="float" office:value="-36" calcext:value-type="float">
            <text:p>-36</text:p>
          </table:table-cell>
          <table:table-cell office:value-type="float" office:value="4" calcext:value-type="float">
            <text:p>4</text:p>
          </table:table-cell>
          <table:table-cell office:value-type="float" office:value="976" calcext:value-type="float">
            <text:p>976</text:p>
          </table:table-cell>
          <table:table-cell office:value-type="float" office:value="45" calcext:value-type="float">
            <text:p>45</text:p>
          </table:table-cell>
          <table:table-cell office:value-type="float" office:value="339" calcext:value-type="float">
            <text:p>339</text:p>
          </table:table-cell>
          <table:table-cell office:value-type="float" office:value="-330" calcext:value-type="float">
            <text:p>-330</text:p>
          </table:table-cell>
          <table:table-cell office:value-type="float" office:value="-0.052956" calcext:value-type="float">
            <text:p>-0.052956</text:p>
          </table:table-cell>
          <table:table-cell office:value-type="float" office:value="0.005884" calcext:value-type="float">
            <text:p>0.005884</text:p>
          </table:table-cell>
          <table:table-cell office:value-type="float" office:value="1.435694" calcext:value-type="float">
            <text:p>1.435694</text:p>
          </table:table-cell>
          <table:table-cell office:value-type="float" office:value="6.75" calcext:value-type="float">
            <text:p>6.75</text:p>
          </table:table-cell>
          <table:table-cell office:value-type="float" office:value="50.850002" calcext:value-type="float">
            <text:p>50.850002</text:p>
          </table:table-cell>
          <table:table-cell office:value-type="float" office:value="-49.500002" calcext:value-type="float">
            <text:p>-49.500002</text:p>
          </table:table-cell>
          <table:table-cell office:value-type="float" office:value="9.57788" calcext:value-type="float">
            <text:p>9.57788</text:p>
          </table:table-cell>
          <table:table-cell office:value-type="float" office:value="475.232575" calcext:value-type="float">
            <text:p>475.232575</text:p>
          </table:table-cell>
          <table:table-cell table:number-columns-repeated="3"/>
          <table:table-cell table:formula="of:=[.$Q$3]*([.J166] + [.$Q$2])" office:value-type="float" office:value="18.75" calcext:value-type="float">
            <text:p>18.75</text:p>
          </table:table-cell>
          <table:table-cell table:formula="of:=[.$Q$5]*([.K166] + [.$Q$4])" office:value-type="float" office:value="34.4925021" calcext:value-type="float">
            <text:p>34.4925021</text:p>
          </table:table-cell>
          <table:table-cell table:formula="of:=[.$Q$7]*([.L166] + [.$Q$6])" office:value-type="float" office:value="0.499997999999998" calcext:value-type="float">
            <text:p>0.499997999999998</text:p>
          </table:table-cell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-8" calcext:value-type="float">
            <text:p>-8</text:p>
          </table:table-cell>
          <table:table-cell office:value-type="float" office:value="980" calcext:value-type="float">
            <text:p>980</text:p>
          </table:table-cell>
          <table:table-cell office:value-type="float" office:value="-19" calcext:value-type="float">
            <text:p>-19</text:p>
          </table:table-cell>
          <table:table-cell office:value-type="float" office:value="358" calcext:value-type="float">
            <text:p>358</text:p>
          </table:table-cell>
          <table:table-cell office:value-type="float" office:value="-331" calcext:value-type="float">
            <text:p>-331</text:p>
          </table:table-cell>
          <table:table-cell office:value-type="float" office:value="-0.05884" calcext:value-type="float">
            <text:p>-0.05884</text:p>
          </table:table-cell>
          <table:table-cell office:value-type="float" office:value="-0.011768" calcext:value-type="float">
            <text:p>-0.011768</text:p>
          </table:table-cell>
          <table:table-cell office:value-type="float" office:value="1.441578" calcext:value-type="float">
            <text:p>1.441578</text:p>
          </table:table-cell>
          <table:table-cell office:value-type="float" office:value="-2.85" calcext:value-type="float">
            <text:p>-2.85</text:p>
          </table:table-cell>
          <table:table-cell office:value-type="float" office:value="53.700002" calcext:value-type="float">
            <text:p>53.700002</text:p>
          </table:table-cell>
          <table:table-cell office:value-type="float" office:value="-49.650002" calcext:value-type="float">
            <text:p>-49.650002</text:p>
          </table:table-cell>
          <table:table-cell office:value-type="float" office:value="9.61884" calcext:value-type="float">
            <text:p>9.61884</text:p>
          </table:table-cell>
          <table:table-cell office:value-type="float" office:value="487.94057" calcext:value-type="float">
            <text:p>487.94057</text:p>
          </table:table-cell>
          <table:table-cell table:number-columns-repeated="3"/>
          <table:table-cell table:formula="of:=[.$Q$3]*([.J167] + [.$Q$2])" office:value-type="float" office:value="9.15" calcext:value-type="float">
            <text:p>9.15</text:p>
          </table:table-cell>
          <table:table-cell table:formula="of:=[.$Q$5]*([.K167] + [.$Q$4])" office:value-type="float" office:value="37.4850021" calcext:value-type="float">
            <text:p>37.4850021</text:p>
          </table:table-cell>
          <table:table-cell table:formula="of:=[.$Q$7]*([.L167] + [.$Q$6])" office:value-type="float" office:value="0.349997999999999" calcext:value-type="float">
            <text:p>0.349997999999999</text:p>
          </table:table-cell>
        </table:table-row>
        <table:table-row table:style-name="ro1">
          <table:table-cell office:value-type="float" office:value="-56" calcext:value-type="float">
            <text:p>-56</text:p>
          </table:table-cell>
          <table:table-cell office:value-type="float" office:value="-12" calcext:value-type="float">
            <text:p>-12</text:p>
          </table:table-cell>
          <table:table-cell office:value-type="float" office:value="992" calcext:value-type="float">
            <text:p>992</text:p>
          </table:table-cell>
          <table:table-cell office:value-type="float" office:value="-40" calcext:value-type="float">
            <text:p>-40</text:p>
          </table:table-cell>
          <table:table-cell office:value-type="float" office:value="367" calcext:value-type="float">
            <text:p>367</text:p>
          </table:table-cell>
          <table:table-cell office:value-type="float" office:value="-324" calcext:value-type="float">
            <text:p>-324</text:p>
          </table:table-cell>
          <table:table-cell office:value-type="float" office:value="-0.082376" calcext:value-type="float">
            <text:p>-0.082376</text:p>
          </table:table-cell>
          <table:table-cell office:value-type="float" office:value="-0.017652" calcext:value-type="float">
            <text:p>-0.017652</text:p>
          </table:table-cell>
          <table:table-cell office:value-type="float" office:value="1.45923" calcext:value-type="float">
            <text:p>1.45923</text:p>
          </table:table-cell>
          <table:table-cell office:value-type="float" office:value="-6" calcext:value-type="float">
            <text:p>-6</text:p>
          </table:table-cell>
          <table:table-cell office:value-type="float" office:value="55.050002" calcext:value-type="float">
            <text:p>55.050002</text:p>
          </table:table-cell>
          <table:table-cell office:value-type="float" office:value="-48.600002" calcext:value-type="float">
            <text:p>-48.600002</text:p>
          </table:table-cell>
          <table:table-cell office:value-type="float" office:value="9.744396" calcext:value-type="float">
            <text:p>9.744396</text:p>
          </table:table-cell>
          <table:table-cell office:value-type="float" office:value="491.187337" calcext:value-type="float">
            <text:p>491.187337</text:p>
          </table:table-cell>
          <table:table-cell table:number-columns-repeated="3"/>
          <table:table-cell table:formula="of:=[.$Q$3]*([.J168] + [.$Q$2])" office:value-type="float" office:value="6" calcext:value-type="float">
            <text:p>6</text:p>
          </table:table-cell>
          <table:table-cell table:formula="of:=[.$Q$5]*([.K168] + [.$Q$4])" office:value-type="float" office:value="38.9025021" calcext:value-type="float">
            <text:p>38.9025021</text:p>
          </table:table-cell>
          <table:table-cell table:formula="of:=[.$Q$7]*([.L168] + [.$Q$6])" office:value-type="float" office:value="1.399998" calcext:value-type="float">
            <text:p>1.399998</text:p>
          </table:table-cell>
        </table:table-row>
        <table:table-row table:style-name="ro1">
          <table:table-cell office:value-type="float" office:value="-24" calcext:value-type="float">
            <text:p>-24</text:p>
          </table:table-cell>
          <table:table-cell office:value-type="float" office:value="0" calcext:value-type="float">
            <text:p>0</text:p>
          </table:table-cell>
          <table:table-cell office:value-type="float" office:value="1004" calcext:value-type="float">
            <text:p>1004</text:p>
          </table:table-cell>
          <table:table-cell office:value-type="float" office:value="-64" calcext:value-type="float">
            <text:p>-64</text:p>
          </table:table-cell>
          <table:table-cell office:value-type="float" office:value="369" calcext:value-type="float">
            <text:p>369</text:p>
          </table:table-cell>
          <table:table-cell office:value-type="float" office:value="-325" calcext:value-type="float">
            <text:p>-325</text:p>
          </table:table-cell>
          <table:table-cell office:value-type="float" office:value="-0.035304" calcext:value-type="float">
            <text:p>-0.035304</text:p>
          </table:table-cell>
          <table:table-cell office:value-type="float" office:value="0" calcext:value-type="float">
            <text:p>0</text:p>
          </table:table-cell>
          <table:table-cell office:value-type="float" office:value="1.476882" calcext:value-type="float">
            <text:p>1.476882</text:p>
          </table:table-cell>
          <table:table-cell office:value-type="float" office:value="-9.6" calcext:value-type="float">
            <text:p>-9.6</text:p>
          </table:table-cell>
          <table:table-cell office:value-type="float" office:value="55.350002" calcext:value-type="float">
            <text:p>55.350002</text:p>
          </table:table-cell>
          <table:table-cell office:value-type="float" office:value="-48.750002" calcext:value-type="float">
            <text:p>-48.750002</text:p>
          </table:table-cell>
          <table:table-cell office:value-type="float" office:value="9.84869" calcext:value-type="float">
            <text:p>9.84869</text:p>
          </table:table-cell>
          <table:table-cell office:value-type="float" office:value="495.864901" calcext:value-type="float">
            <text:p>495.864901</text:p>
          </table:table-cell>
          <table:table-cell table:number-columns-repeated="3"/>
          <table:table-cell table:formula="of:=[.$Q$3]*([.J169] + [.$Q$2])" office:value-type="float" office:value="2.4" calcext:value-type="float">
            <text:p>2.4</text:p>
          </table:table-cell>
          <table:table-cell table:formula="of:=[.$Q$5]*([.K169] + [.$Q$4])" office:value-type="float" office:value="39.2175021" calcext:value-type="float">
            <text:p>39.2175021</text:p>
          </table:table-cell>
          <table:table-cell table:formula="of:=[.$Q$7]*([.L169] + [.$Q$6])" office:value-type="float" office:value="1.249998" calcext:value-type="float">
            <text:p>1.249998</text:p>
          </table:table-cell>
        </table:table-row>
        <table:table-row table:style-name="ro1">
          <table:table-cell office:value-type="float" office:value="-24" calcext:value-type="float">
            <text:p>-24</text:p>
          </table:table-cell>
          <table:table-cell office:value-type="float" office:value="72" calcext:value-type="float">
            <text:p>72</text:p>
          </table:table-cell>
          <table:table-cell office:value-type="float" office:value="984" calcext:value-type="float">
            <text:p>984</text:p>
          </table:table-cell>
          <table:table-cell office:value-type="float" office:value="-106" calcext:value-type="float">
            <text:p>-106</text:p>
          </table:table-cell>
          <table:table-cell office:value-type="float" office:value="375" calcext:value-type="float">
            <text:p>375</text:p>
          </table:table-cell>
          <table:table-cell office:value-type="float" office:value="-320" calcext:value-type="float">
            <text:p>-320</text:p>
          </table:table-cell>
          <table:table-cell office:value-type="float" office:value="-0.035304" calcext:value-type="float">
            <text:p>-0.035304</text:p>
          </table:table-cell>
          <table:table-cell office:value-type="float" office:value="0.105912" calcext:value-type="float">
            <text:p>0.105912</text:p>
          </table:table-cell>
          <table:table-cell office:value-type="float" office:value="1.447462" calcext:value-type="float">
            <text:p>1.447462</text:p>
          </table:table-cell>
          <table:table-cell office:value-type="float" office:value="-15.900001" calcext:value-type="float">
            <text:p>-15.900001</text:p>
          </table:table-cell>
          <table:table-cell office:value-type="float" office:value="56.250002" calcext:value-type="float">
            <text:p>56.250002</text:p>
          </table:table-cell>
          <table:table-cell office:value-type="float" office:value="-48.000002" calcext:value-type="float">
            <text:p>-48.000002</text:p>
          </table:table-cell>
          <table:table-cell office:value-type="float" office:value="9.678404" calcext:value-type="float">
            <text:p>9.678404</text:p>
          </table:table-cell>
          <table:table-cell office:value-type="float" office:value="504.242997" calcext:value-type="float">
            <text:p>504.242997</text:p>
          </table:table-cell>
          <table:table-cell table:number-columns-repeated="3"/>
          <table:table-cell table:formula="of:=[.$Q$3]*([.J170] + [.$Q$2])" office:value-type="float" office:value="-3.900001" calcext:value-type="float">
            <text:p>-3.900001</text:p>
          </table:table-cell>
          <table:table-cell table:formula="of:=[.$Q$5]*([.K170] + [.$Q$4])" office:value-type="float" office:value="40.1625021" calcext:value-type="float">
            <text:p>40.1625021</text:p>
          </table:table-cell>
          <table:table-cell table:formula="of:=[.$Q$7]*([.L170] + [.$Q$6])" office:value-type="float" office:value="1.999998" calcext:value-type="float">
            <text:p>1.99999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4" calcext:value-type="float">
            <text:p>64</text:p>
          </table:table-cell>
          <table:table-cell office:value-type="float" office:value="956" calcext:value-type="float">
            <text:p>956</text:p>
          </table:table-cell>
          <table:table-cell office:value-type="float" office:value="-152" calcext:value-type="float">
            <text:p>-152</text:p>
          </table:table-cell>
          <table:table-cell office:value-type="float" office:value="368" calcext:value-type="float">
            <text:p>368</text:p>
          </table:table-cell>
          <table:table-cell office:value-type="float" office:value="-319" calcext:value-type="float">
            <text:p>-319</text:p>
          </table:table-cell>
          <table:table-cell office:value-type="float" office:value="0.052956" calcext:value-type="float">
            <text:p>0.052956</text:p>
          </table:table-cell>
          <table:table-cell office:value-type="float" office:value="0.094144" calcext:value-type="float">
            <text:p>0.094144</text:p>
          </table:table-cell>
          <table:table-cell office:value-type="float" office:value="1.406274" calcext:value-type="float">
            <text:p>1.406274</text:p>
          </table:table-cell>
          <table:table-cell office:value-type="float" office:value="-22.800001" calcext:value-type="float">
            <text:p>-22.800001</text:p>
          </table:table-cell>
          <table:table-cell office:value-type="float" office:value="55.200002" calcext:value-type="float">
            <text:p>55.200002</text:p>
          </table:table-cell>
          <table:table-cell office:value-type="float" office:value="-47.850002" calcext:value-type="float">
            <text:p>-47.850002</text:p>
          </table:table-cell>
          <table:table-cell office:value-type="float" office:value="9.402773" calcext:value-type="float">
            <text:p>9.402773</text:p>
          </table:table-cell>
          <table:table-cell office:value-type="float" office:value="510.18526" calcext:value-type="float">
            <text:p>510.18526</text:p>
          </table:table-cell>
          <table:table-cell table:number-columns-repeated="3"/>
          <table:table-cell table:formula="of:=[.$Q$3]*([.J171] + [.$Q$2])" office:value-type="float" office:value="-10.800001" calcext:value-type="float">
            <text:p>-10.800001</text:p>
          </table:table-cell>
          <table:table-cell table:formula="of:=[.$Q$5]*([.K171] + [.$Q$4])" office:value-type="float" office:value="39.0600021" calcext:value-type="float">
            <text:p>39.0600021</text:p>
          </table:table-cell>
          <table:table-cell table:formula="of:=[.$Q$7]*([.L171] + [.$Q$6])" office:value-type="float" office:value="2.149998" calcext:value-type="float">
            <text:p>2.149998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-8" calcext:value-type="float">
            <text:p>-8</text:p>
          </table:table-cell>
          <table:table-cell office:value-type="float" office:value="1024" calcext:value-type="float">
            <text:p>1024</text:p>
          </table:table-cell>
          <table:table-cell office:value-type="float" office:value="-184" calcext:value-type="float">
            <text:p>-184</text:p>
          </table:table-cell>
          <table:table-cell office:value-type="float" office:value="362" calcext:value-type="float">
            <text:p>362</text:p>
          </table:table-cell>
          <table:table-cell office:value-type="float" office:value="-316" calcext:value-type="float">
            <text:p>-316</text:p>
          </table:table-cell>
          <table:table-cell office:value-type="float" office:value="-0.02942" calcext:value-type="float">
            <text:p>-0.02942</text:p>
          </table:table-cell>
          <table:table-cell office:value-type="float" office:value="-0.011768" calcext:value-type="float">
            <text:p>-0.011768</text:p>
          </table:table-cell>
          <table:table-cell office:value-type="float" office:value="1.506302" calcext:value-type="float">
            <text:p>1.506302</text:p>
          </table:table-cell>
          <table:table-cell office:value-type="float" office:value="-27.600001" calcext:value-type="float">
            <text:p>-27.600001</text:p>
          </table:table-cell>
          <table:table-cell office:value-type="float" office:value="54.300002" calcext:value-type="float">
            <text:p>54.300002</text:p>
          </table:table-cell>
          <table:table-cell office:value-type="float" office:value="-47.400002" calcext:value-type="float">
            <text:p>-47.400002</text:p>
          </table:table-cell>
          <table:table-cell office:value-type="float" office:value="10.044232" calcext:value-type="float">
            <text:p>10.044232</text:p>
          </table:table-cell>
          <table:table-cell office:value-type="float" office:value="514.544459" calcext:value-type="float">
            <text:p>514.544459</text:p>
          </table:table-cell>
          <table:table-cell table:number-columns-repeated="3"/>
          <table:table-cell table:formula="of:=[.$Q$3]*([.J172] + [.$Q$2])" office:value-type="float" office:value="-15.600001" calcext:value-type="float">
            <text:p>-15.600001</text:p>
          </table:table-cell>
          <table:table-cell table:formula="of:=[.$Q$5]*([.K172] + [.$Q$4])" office:value-type="float" office:value="38.1150021" calcext:value-type="float">
            <text:p>38.1150021</text:p>
          </table:table-cell>
          <table:table-cell table:formula="of:=[.$Q$7]*([.L172] + [.$Q$6])" office:value-type="float" office:value="2.599998" calcext:value-type="float">
            <text:p>2.599998</text:p>
          </table:table-cell>
        </table:table-row>
        <table:table-row table:style-name="ro1">
          <table:table-cell office:value-type="float" office:value="-48" calcext:value-type="float">
            <text:p>-48</text:p>
          </table:table-cell>
          <table:table-cell office:value-type="float" office:value="16" calcext:value-type="float">
            <text:p>16</text:p>
          </table:table-cell>
          <table:table-cell office:value-type="float" office:value="996" calcext:value-type="float">
            <text:p>996</text:p>
          </table:table-cell>
          <table:table-cell office:value-type="float" office:value="-204" calcext:value-type="float">
            <text:p>-204</text:p>
          </table:table-cell>
          <table:table-cell office:value-type="float" office:value="352" calcext:value-type="float">
            <text:p>352</text:p>
          </table:table-cell>
          <table:table-cell office:value-type="float" office:value="-314" calcext:value-type="float">
            <text:p>-314</text:p>
          </table:table-cell>
          <table:table-cell office:value-type="float" office:value="-0.070608" calcext:value-type="float">
            <text:p>-0.070608</text:p>
          </table:table-cell>
          <table:table-cell office:value-type="float" office:value="0.023536" calcext:value-type="float">
            <text:p>0.023536</text:p>
          </table:table-cell>
          <table:table-cell office:value-type="float" office:value="1.465114" calcext:value-type="float">
            <text:p>1.465114</text:p>
          </table:table-cell>
          <table:table-cell office:value-type="float" office:value="-30.600001" calcext:value-type="float">
            <text:p>-30.600001</text:p>
          </table:table-cell>
          <table:table-cell office:value-type="float" office:value="52.800002" calcext:value-type="float">
            <text:p>52.800002</text:p>
          </table:table-cell>
          <table:table-cell office:value-type="float" office:value="-47.100002" calcext:value-type="float">
            <text:p>-47.100002</text:p>
          </table:table-cell>
          <table:table-cell office:value-type="float" office:value="9.780018" calcext:value-type="float">
            <text:p>9.780018</text:p>
          </table:table-cell>
          <table:table-cell office:value-type="float" office:value="513.922173" calcext:value-type="float">
            <text:p>513.922173</text:p>
          </table:table-cell>
          <table:table-cell table:number-columns-repeated="3"/>
          <table:table-cell table:formula="of:=[.$Q$3]*([.J173] + [.$Q$2])" office:value-type="float" office:value="-18.600001" calcext:value-type="float">
            <text:p>-18.600001</text:p>
          </table:table-cell>
          <table:table-cell table:formula="of:=[.$Q$5]*([.K173] + [.$Q$4])" office:value-type="float" office:value="36.5400021" calcext:value-type="float">
            <text:p>36.5400021</text:p>
          </table:table-cell>
          <table:table-cell table:formula="of:=[.$Q$7]*([.L173] + [.$Q$6])" office:value-type="float" office:value="2.899998" calcext:value-type="float">
            <text:p>2.89999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16" calcext:value-type="float">
            <text:p>-16</text:p>
          </table:table-cell>
          <table:table-cell office:value-type="float" office:value="932" calcext:value-type="float">
            <text:p>932</text:p>
          </table:table-cell>
          <table:table-cell office:value-type="float" office:value="-234" calcext:value-type="float">
            <text:p>-234</text:p>
          </table:table-cell>
          <table:table-cell office:value-type="float" office:value="342" calcext:value-type="float">
            <text:p>342</text:p>
          </table:table-cell>
          <table:table-cell office:value-type="float" office:value="-312" calcext:value-type="float">
            <text:p>-312</text:p>
          </table:table-cell>
          <table:table-cell office:value-type="float" office:value="0.05884" calcext:value-type="float">
            <text:p>0.05884</text:p>
          </table:table-cell>
          <table:table-cell office:value-type="float" office:value="-0.023536" calcext:value-type="float">
            <text:p>-0.023536</text:p>
          </table:table-cell>
          <table:table-cell office:value-type="float" office:value="1.37097" calcext:value-type="float">
            <text:p>1.37097</text:p>
          </table:table-cell>
          <table:table-cell office:value-type="float" office:value="-35.100001" calcext:value-type="float">
            <text:p>-35.100001</text:p>
          </table:table-cell>
          <table:table-cell office:value-type="float" office:value="51.300002" calcext:value-type="float">
            <text:p>51.300002</text:p>
          </table:table-cell>
          <table:table-cell office:value-type="float" office:value="-46.800002" calcext:value-type="float">
            <text:p>-46.800002</text:p>
          </table:table-cell>
          <table:table-cell office:value-type="float" office:value="9.149558" calcext:value-type="float">
            <text:p>9.149558</text:p>
          </table:table-cell>
          <table:table-cell office:value-type="float" office:value="518.713794" calcext:value-type="float">
            <text:p>518.713794</text:p>
          </table:table-cell>
          <table:table-cell table:number-columns-repeated="3"/>
          <table:table-cell table:formula="of:=[.$Q$3]*([.J174] + [.$Q$2])" office:value-type="float" office:value="-23.100001" calcext:value-type="float">
            <text:p>-23.100001</text:p>
          </table:table-cell>
          <table:table-cell table:formula="of:=[.$Q$5]*([.K174] + [.$Q$4])" office:value-type="float" office:value="34.9650021" calcext:value-type="float">
            <text:p>34.9650021</text:p>
          </table:table-cell>
          <table:table-cell table:formula="of:=[.$Q$7]*([.L174] + [.$Q$6])" office:value-type="float" office:value="3.199998" calcext:value-type="float">
            <text:p>3.199998</text:p>
          </table:table-cell>
        </table:table-row>
        <table:table-row table:style-name="ro1">
          <table:table-cell office:value-type="float" office:value="-68" calcext:value-type="float">
            <text:p>-68</text:p>
          </table:table-cell>
          <table:table-cell office:value-type="float" office:value="0" calcext:value-type="float">
            <text:p>0</text:p>
          </table:table-cell>
          <table:table-cell office:value-type="float" office:value="1112" calcext:value-type="float">
            <text:p>1112</text:p>
          </table:table-cell>
          <table:table-cell office:value-type="float" office:value="-266" calcext:value-type="float">
            <text:p>-266</text:p>
          </table:table-cell>
          <table:table-cell office:value-type="float" office:value="318" calcext:value-type="float">
            <text:p>318</text:p>
          </table:table-cell>
          <table:table-cell office:value-type="float" office:value="-311" calcext:value-type="float">
            <text:p>-311</text:p>
          </table:table-cell>
          <table:table-cell office:value-type="float" office:value="-0.100028" calcext:value-type="float">
            <text:p>-0.100028</text:p>
          </table:table-cell>
          <table:table-cell office:value-type="float" office:value="0" calcext:value-type="float">
            <text:p>0</text:p>
          </table:table-cell>
          <table:table-cell office:value-type="float" office:value="1.635749" calcext:value-type="float">
            <text:p>1.635749</text:p>
          </table:table-cell>
          <table:table-cell office:value-type="float" office:value="-39.900002" calcext:value-type="float">
            <text:p>-39.900002</text:p>
          </table:table-cell>
          <table:table-cell office:value-type="float" office:value="47.700002" calcext:value-type="float">
            <text:p>47.700002</text:p>
          </table:table-cell>
          <table:table-cell office:value-type="float" office:value="-46.650002" calcext:value-type="float">
            <text:p>-46.650002</text:p>
          </table:table-cell>
          <table:table-cell office:value-type="float" office:value="10.925366" calcext:value-type="float">
            <text:p>10.925366</text:p>
          </table:table-cell>
          <table:table-cell office:value-type="float" office:value="518.267306" calcext:value-type="float">
            <text:p>518.267306</text:p>
          </table:table-cell>
          <table:table-cell table:number-columns-repeated="3"/>
          <table:table-cell table:formula="of:=[.$Q$3]*([.J175] + [.$Q$2])" office:value-type="float" office:value="-27.900002" calcext:value-type="float">
            <text:p>-27.900002</text:p>
          </table:table-cell>
          <table:table-cell table:formula="of:=[.$Q$5]*([.K175] + [.$Q$4])" office:value-type="float" office:value="31.1850021" calcext:value-type="float">
            <text:p>31.1850021</text:p>
          </table:table-cell>
          <table:table-cell table:formula="of:=[.$Q$7]*([.L175] + [.$Q$6])" office:value-type="float" office:value="3.349998" calcext:value-type="float">
            <text:p>3.349998</text:p>
          </table:table-cell>
        </table:table-row>
        <table:table-row table:style-name="ro1">
          <table:table-cell office:value-type="float" office:value="-76" calcext:value-type="float">
            <text:p>-76</text:p>
          </table:table-cell>
          <table:table-cell office:value-type="float" office:value="44" calcext:value-type="float">
            <text:p>44</text:p>
          </table:table-cell>
          <table:table-cell office:value-type="float" office:value="1008" calcext:value-type="float">
            <text:p>1008</text:p>
          </table:table-cell>
          <table:table-cell office:value-type="float" office:value="-288" calcext:value-type="float">
            <text:p>-288</text:p>
          </table:table-cell>
          <table:table-cell office:value-type="float" office:value="295" calcext:value-type="float">
            <text:p>295</text:p>
          </table:table-cell>
          <table:table-cell office:value-type="float" office:value="-307" calcext:value-type="float">
            <text:p>-307</text:p>
          </table:table-cell>
          <table:table-cell office:value-type="float" office:value="-0.111796" calcext:value-type="float">
            <text:p>-0.111796</text:p>
          </table:table-cell>
          <table:table-cell office:value-type="float" office:value="0.064724" calcext:value-type="float">
            <text:p>0.064724</text:p>
          </table:table-cell>
          <table:table-cell office:value-type="float" office:value="1.482766" calcext:value-type="float">
            <text:p>1.482766</text:p>
          </table:table-cell>
          <table:table-cell office:value-type="float" office:value="-43.200002" calcext:value-type="float">
            <text:p>-43.200002</text:p>
          </table:table-cell>
          <table:table-cell office:value-type="float" office:value="44.250002" calcext:value-type="float">
            <text:p>44.250002</text:p>
          </table:table-cell>
          <table:table-cell office:value-type="float" office:value="-46.050002" calcext:value-type="float">
            <text:p>-46.050002</text:p>
          </table:table-cell>
          <table:table-cell office:value-type="float" office:value="9.922547" calcext:value-type="float">
            <text:p>9.922547</text:p>
          </table:table-cell>
          <table:table-cell office:value-type="float" office:value="514.0214" calcext:value-type="float">
            <text:p>514.0214</text:p>
          </table:table-cell>
          <table:table-cell table:number-columns-repeated="3"/>
          <table:table-cell table:formula="of:=[.$Q$3]*([.J176] + [.$Q$2])" office:value-type="float" office:value="-31.200002" calcext:value-type="float">
            <text:p>-31.200002</text:p>
          </table:table-cell>
          <table:table-cell table:formula="of:=[.$Q$5]*([.K176] + [.$Q$4])" office:value-type="float" office:value="27.5625021" calcext:value-type="float">
            <text:p>27.5625021</text:p>
          </table:table-cell>
          <table:table-cell table:formula="of:=[.$Q$7]*([.L176] + [.$Q$6])" office:value-type="float" office:value="3.949998" calcext:value-type="float">
            <text:p>3.949998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988" calcext:value-type="float">
            <text:p>988</text:p>
          </table:table-cell>
          <table:table-cell office:value-type="float" office:value="-300" calcext:value-type="float">
            <text:p>-300</text:p>
          </table:table-cell>
          <table:table-cell office:value-type="float" office:value="272" calcext:value-type="float">
            <text:p>272</text:p>
          </table:table-cell>
          <table:table-cell office:value-type="float" office:value="-308" calcext:value-type="float">
            <text:p>-308</text:p>
          </table:table-cell>
          <table:table-cell office:value-type="float" office:value="-0.005884" calcext:value-type="float">
            <text:p>-0.005884</text:p>
          </table:table-cell>
          <table:table-cell office:value-type="float" office:value="0" calcext:value-type="float">
            <text:p>0</text:p>
          </table:table-cell>
          <table:table-cell office:value-type="float" office:value="1.453346" calcext:value-type="float">
            <text:p>1.453346</text:p>
          </table:table-cell>
          <table:table-cell office:value-type="float" office:value="-45.000002" calcext:value-type="float">
            <text:p>-45.000002</text:p>
          </table:table-cell>
          <table:table-cell office:value-type="float" office:value="40.800002" calcext:value-type="float">
            <text:p>40.800002</text:p>
          </table:table-cell>
          <table:table-cell office:value-type="float" office:value="-46.200002" calcext:value-type="float">
            <text:p>-46.200002</text:p>
          </table:table-cell>
          <table:table-cell office:value-type="float" office:value="9.68905" calcext:value-type="float">
            <text:p>9.68905</text:p>
          </table:table-cell>
          <table:table-cell office:value-type="float" office:value="508.771068" calcext:value-type="float">
            <text:p>508.771068</text:p>
          </table:table-cell>
          <table:table-cell table:number-columns-repeated="3"/>
          <table:table-cell table:formula="of:=[.$Q$3]*([.J177] + [.$Q$2])" office:value-type="float" office:value="-33.000002" calcext:value-type="float">
            <text:p>-33.000002</text:p>
          </table:table-cell>
          <table:table-cell table:formula="of:=[.$Q$5]*([.K177] + [.$Q$4])" office:value-type="float" office:value="23.9400021" calcext:value-type="float">
            <text:p>23.9400021</text:p>
          </table:table-cell>
          <table:table-cell table:formula="of:=[.$Q$7]*([.L177] + [.$Q$6])" office:value-type="float" office:value="3.799998" calcext:value-type="float">
            <text:p>3.799998</text:p>
          </table:table-cell>
        </table:table-row>
        <table:table-row table:style-name="ro1">
          <table:table-cell office:value-type="float" office:value="-36" calcext:value-type="float">
            <text:p>-36</text:p>
          </table:table-cell>
          <table:table-cell office:value-type="float" office:value="-12" calcext:value-type="float">
            <text:p>-12</text:p>
          </table:table-cell>
          <table:table-cell office:value-type="float" office:value="1004" calcext:value-type="float">
            <text:p>1004</text:p>
          </table:table-cell>
          <table:table-cell office:value-type="float" office:value="-315" calcext:value-type="float">
            <text:p>-315</text:p>
          </table:table-cell>
          <table:table-cell office:value-type="float" office:value="249" calcext:value-type="float">
            <text:p>249</text:p>
          </table:table-cell>
          <table:table-cell office:value-type="float" office:value="-311" calcext:value-type="float">
            <text:p>-311</text:p>
          </table:table-cell>
          <table:table-cell office:value-type="float" office:value="-0.052956" calcext:value-type="float">
            <text:p>-0.052956</text:p>
          </table:table-cell>
          <table:table-cell office:value-type="float" office:value="-0.017652" calcext:value-type="float">
            <text:p>-0.017652</text:p>
          </table:table-cell>
          <table:table-cell office:value-type="float" office:value="1.476882" calcext:value-type="float">
            <text:p>1.476882</text:p>
          </table:table-cell>
          <table:table-cell office:value-type="float" office:value="-47.250002" calcext:value-type="float">
            <text:p>-47.250002</text:p>
          </table:table-cell>
          <table:table-cell office:value-type="float" office:value="37.350001" calcext:value-type="float">
            <text:p>37.350001</text:p>
          </table:table-cell>
          <table:table-cell office:value-type="float" office:value="-46.650002" calcext:value-type="float">
            <text:p>-46.650002</text:p>
          </table:table-cell>
          <table:table-cell office:value-type="float" office:value="9.852908" calcext:value-type="float">
            <text:p>9.852908</text:p>
          </table:table-cell>
          <table:table-cell office:value-type="float" office:value="507.884829" calcext:value-type="float">
            <text:p>507.884829</text:p>
          </table:table-cell>
          <table:table-cell table:number-columns-repeated="3"/>
          <table:table-cell table:formula="of:=[.$Q$3]*([.J178] + [.$Q$2])" office:value-type="float" office:value="-35.250002" calcext:value-type="float">
            <text:p>-35.250002</text:p>
          </table:table-cell>
          <table:table-cell table:formula="of:=[.$Q$5]*([.K178] + [.$Q$4])" office:value-type="float" office:value="20.31750105" calcext:value-type="float">
            <text:p>20.31750105</text:p>
          </table:table-cell>
          <table:table-cell table:formula="of:=[.$Q$7]*([.L178] + [.$Q$6])" office:value-type="float" office:value="3.349998" calcext:value-type="float">
            <text:p>3.349998</text:p>
          </table:table-cell>
        </table:table-row>
        <table:table-row table:style-name="ro1">
          <table:table-cell office:value-type="float" office:value="-36" calcext:value-type="float">
            <text:p>-36</text:p>
          </table:table-cell>
          <table:table-cell office:value-type="float" office:value="-12" calcext:value-type="float">
            <text:p>-12</text:p>
          </table:table-cell>
          <table:table-cell office:value-type="float" office:value="1024" calcext:value-type="float">
            <text:p>1024</text:p>
          </table:table-cell>
          <table:table-cell office:value-type="float" office:value="-325" calcext:value-type="float">
            <text:p>-325</text:p>
          </table:table-cell>
          <table:table-cell office:value-type="float" office:value="214" calcext:value-type="float">
            <text:p>214</text:p>
          </table:table-cell>
          <table:table-cell office:value-type="float" office:value="-312" calcext:value-type="float">
            <text:p>-312</text:p>
          </table:table-cell>
          <table:table-cell office:value-type="float" office:value="-0.052956" calcext:value-type="float">
            <text:p>-0.052956</text:p>
          </table:table-cell>
          <table:table-cell office:value-type="float" office:value="-0.017652" calcext:value-type="float">
            <text:p>-0.017652</text:p>
          </table:table-cell>
          <table:table-cell office:value-type="float" office:value="1.506302" calcext:value-type="float">
            <text:p>1.506302</text:p>
          </table:table-cell>
          <table:table-cell office:value-type="float" office:value="-48.750002" calcext:value-type="float">
            <text:p>-48.750002</text:p>
          </table:table-cell>
          <table:table-cell office:value-type="float" office:value="32.100001" calcext:value-type="float">
            <text:p>32.100001</text:p>
          </table:table-cell>
          <table:table-cell office:value-type="float" office:value="-46.800002" calcext:value-type="float">
            <text:p>-46.800002</text:p>
          </table:table-cell>
          <table:table-cell office:value-type="float" office:value="10.048903" calcext:value-type="float">
            <text:p>10.048903</text:p>
          </table:table-cell>
          <table:table-cell office:value-type="float" office:value="498.763471" calcext:value-type="float">
            <text:p>498.763471</text:p>
          </table:table-cell>
          <table:table-cell table:number-columns-repeated="3"/>
          <table:table-cell table:formula="of:=[.$Q$3]*([.J179] + [.$Q$2])" office:value-type="float" office:value="-36.750002" calcext:value-type="float">
            <text:p>-36.750002</text:p>
          </table:table-cell>
          <table:table-cell table:formula="of:=[.$Q$5]*([.K179] + [.$Q$4])" office:value-type="float" office:value="14.80500105" calcext:value-type="float">
            <text:p>14.80500105</text:p>
          </table:table-cell>
          <table:table-cell table:formula="of:=[.$Q$7]*([.L179] + [.$Q$6])" office:value-type="float" office:value="3.199998" calcext:value-type="float">
            <text:p>3.199998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40" calcext:value-type="float">
            <text:p>-40</text:p>
          </table:table-cell>
          <table:table-cell office:value-type="float" office:value="988" calcext:value-type="float">
            <text:p>988</text:p>
          </table:table-cell>
          <table:table-cell office:value-type="float" office:value="-330" calcext:value-type="float">
            <text:p>-330</text:p>
          </table:table-cell>
          <table:table-cell office:value-type="float" office:value="195" calcext:value-type="float">
            <text:p>195</text:p>
          </table:table-cell>
          <table:table-cell office:value-type="float" office:value="-314" calcext:value-type="float">
            <text:p>-314</text:p>
          </table:table-cell>
          <table:table-cell office:value-type="float" office:value="-0.094144" calcext:value-type="float">
            <text:p>-0.094144</text:p>
          </table:table-cell>
          <table:table-cell office:value-type="float" office:value="-0.05884" calcext:value-type="float">
            <text:p>-0.05884</text:p>
          </table:table-cell>
          <table:table-cell office:value-type="float" office:value="1.453346" calcext:value-type="float">
            <text:p>1.453346</text:p>
          </table:table-cell>
          <table:table-cell office:value-type="float" office:value="-49.500002" calcext:value-type="float">
            <text:p>-49.500002</text:p>
          </table:table-cell>
          <table:table-cell office:value-type="float" office:value="29.250001" calcext:value-type="float">
            <text:p>29.250001</text:p>
          </table:table-cell>
          <table:table-cell office:value-type="float" office:value="-47.100002" calcext:value-type="float">
            <text:p>-47.100002</text:p>
          </table:table-cell>
          <table:table-cell office:value-type="float" office:value="9.717198" calcext:value-type="float">
            <text:p>9.717198</text:p>
          </table:table-cell>
          <table:table-cell office:value-type="float" office:value="495.500757" calcext:value-type="float">
            <text:p>495.500757</text:p>
          </table:table-cell>
          <table:table-cell table:number-columns-repeated="3"/>
          <table:table-cell table:formula="of:=[.$Q$3]*([.J180] + [.$Q$2])" office:value-type="float" office:value="-37.500002" calcext:value-type="float">
            <text:p>-37.500002</text:p>
          </table:table-cell>
          <table:table-cell table:formula="of:=[.$Q$5]*([.K180] + [.$Q$4])" office:value-type="float" office:value="11.81250105" calcext:value-type="float">
            <text:p>11.81250105</text:p>
          </table:table-cell>
          <table:table-cell table:formula="of:=[.$Q$7]*([.L180] + [.$Q$6])" office:value-type="float" office:value="2.899998" calcext:value-type="float">
            <text:p>2.899998</text:p>
          </table:table-cell>
        </table:table-row>
        <table:table-row table:style-name="ro1">
          <table:table-cell office:value-type="float" office:value="-28" calcext:value-type="float">
            <text:p>-28</text:p>
          </table:table-cell>
          <table:table-cell office:value-type="float" office:value="-40" calcext:value-type="float">
            <text:p>-40</text:p>
          </table:table-cell>
          <table:table-cell office:value-type="float" office:value="996" calcext:value-type="float">
            <text:p>996</text:p>
          </table:table-cell>
          <table:table-cell office:value-type="float" office:value="-332" calcext:value-type="float">
            <text:p>-332</text:p>
          </table:table-cell>
          <table:table-cell office:value-type="float" office:value="178" calcext:value-type="float">
            <text:p>178</text:p>
          </table:table-cell>
          <table:table-cell office:value-type="float" office:value="-313" calcext:value-type="float">
            <text:p>-313</text:p>
          </table:table-cell>
          <table:table-cell office:value-type="float" office:value="-0.041188" calcext:value-type="float">
            <text:p>-0.041188</text:p>
          </table:table-cell>
          <table:table-cell office:value-type="float" office:value="-0.05884" calcext:value-type="float">
            <text:p>-0.05884</text:p>
          </table:table-cell>
          <table:table-cell office:value-type="float" office:value="1.465114" calcext:value-type="float">
            <text:p>1.465114</text:p>
          </table:table-cell>
          <table:table-cell office:value-type="float" office:value="-49.800002" calcext:value-type="float">
            <text:p>-49.800002</text:p>
          </table:table-cell>
          <table:table-cell office:value-type="float" office:value="26.700001" calcext:value-type="float">
            <text:p>26.700001</text:p>
          </table:table-cell>
          <table:table-cell office:value-type="float" office:value="-46.950002" calcext:value-type="float">
            <text:p>-46.950002</text:p>
          </table:table-cell>
          <table:table-cell office:value-type="float" office:value="9.779153" calcext:value-type="float">
            <text:p>9.779153</text:p>
          </table:table-cell>
          <table:table-cell office:value-type="float" office:value="489.772396" calcext:value-type="float">
            <text:p>489.772396</text:p>
          </table:table-cell>
          <table:table-cell table:number-columns-repeated="3"/>
          <table:table-cell table:formula="of:=[.$Q$3]*([.J181] + [.$Q$2])" office:value-type="float" office:value="-37.800002" calcext:value-type="float">
            <text:p>-37.800002</text:p>
          </table:table-cell>
          <table:table-cell table:formula="of:=[.$Q$5]*([.K181] + [.$Q$4])" office:value-type="float" office:value="9.13500105" calcext:value-type="float">
            <text:p>9.13500105</text:p>
          </table:table-cell>
          <table:table-cell table:formula="of:=[.$Q$7]*([.L181] + [.$Q$6])" office:value-type="float" office:value="3.049998" calcext:value-type="float">
            <text:p>3.049998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4" calcext:value-type="float">
            <text:p>4</text:p>
          </table:table-cell>
          <table:table-cell office:value-type="float" office:value="992" calcext:value-type="float">
            <text:p>992</text:p>
          </table:table-cell>
          <table:table-cell office:value-type="float" office:value="-348" calcext:value-type="float">
            <text:p>-348</text:p>
          </table:table-cell>
          <table:table-cell office:value-type="float" office:value="139" calcext:value-type="float">
            <text:p>139</text:p>
          </table:table-cell>
          <table:table-cell office:value-type="float" office:value="-312" calcext:value-type="float">
            <text:p>-312</text:p>
          </table:table-cell>
          <table:table-cell office:value-type="float" office:value="-0.017652" calcext:value-type="float">
            <text:p>-0.017652</text:p>
          </table:table-cell>
          <table:table-cell office:value-type="float" office:value="0.005884" calcext:value-type="float">
            <text:p>0.005884</text:p>
          </table:table-cell>
          <table:table-cell office:value-type="float" office:value="1.45923" calcext:value-type="float">
            <text:p>1.45923</text:p>
          </table:table-cell>
          <table:table-cell office:value-type="float" office:value="-52.200002" calcext:value-type="float">
            <text:p>-52.200002</text:p>
          </table:table-cell>
          <table:table-cell office:value-type="float" office:value="20.850001" calcext:value-type="float">
            <text:p>20.850001</text:p>
          </table:table-cell>
          <table:table-cell office:value-type="float" office:value="-46.800002" calcext:value-type="float">
            <text:p>-46.800002</text:p>
          </table:table-cell>
          <table:table-cell office:value-type="float" office:value="9.728988" calcext:value-type="float">
            <text:p>9.728988</text:p>
          </table:table-cell>
          <table:table-cell office:value-type="float" office:value="487.615627" calcext:value-type="float">
            <text:p>487.615627</text:p>
          </table:table-cell>
          <table:table-cell table:number-columns-repeated="3"/>
          <table:table-cell table:formula="of:=[.$Q$3]*([.J182] + [.$Q$2])" office:value-type="float" office:value="-40.200002" calcext:value-type="float">
            <text:p>-40.200002</text:p>
          </table:table-cell>
          <table:table-cell table:formula="of:=[.$Q$5]*([.K182] + [.$Q$4])" office:value-type="float" office:value="2.99250105" calcext:value-type="float">
            <text:p>2.99250105</text:p>
          </table:table-cell>
          <table:table-cell table:formula="of:=[.$Q$7]*([.L182] + [.$Q$6])" office:value-type="float" office:value="3.199998" calcext:value-type="float">
            <text:p>3.1999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900" calcext:value-type="float">
            <text:p>900</text:p>
          </table:table-cell>
          <table:table-cell office:value-type="float" office:value="-346" calcext:value-type="float">
            <text:p>-346</text:p>
          </table:table-cell>
          <table:table-cell office:value-type="float" office:value="83" calcext:value-type="float">
            <text:p>83</text:p>
          </table:table-cell>
          <table:table-cell office:value-type="float" office:value="-311" calcext:value-type="float">
            <text:p>-311</text:p>
          </table:table-cell>
          <table:table-cell office:value-type="float" office:value="0" calcext:value-type="float">
            <text:p>0</text:p>
          </table:table-cell>
          <table:table-cell office:value-type="float" office:value="0.052956" calcext:value-type="float">
            <text:p>0.052956</text:p>
          </table:table-cell>
          <table:table-cell office:value-type="float" office:value="1.323898" calcext:value-type="float">
            <text:p>1.323898</text:p>
          </table:table-cell>
          <table:table-cell office:value-type="float" office:value="-51.900002" calcext:value-type="float">
            <text:p>-51.900002</text:p>
          </table:table-cell>
          <table:table-cell office:value-type="float" office:value="12.45" calcext:value-type="float">
            <text:p>12.45</text:p>
          </table:table-cell>
          <table:table-cell office:value-type="float" office:value="-46.650002" calcext:value-type="float">
            <text:p>-46.650002</text:p>
          </table:table-cell>
          <table:table-cell office:value-type="float" office:value="8.833044" calcext:value-type="float">
            <text:p>8.833044</text:p>
          </table:table-cell>
          <table:table-cell office:value-type="float" office:value="472.573804" calcext:value-type="float">
            <text:p>472.573804</text:p>
          </table:table-cell>
          <table:table-cell table:number-columns-repeated="3"/>
          <table:table-cell table:formula="of:=[.$Q$3]*([.J183] + [.$Q$2])" office:value-type="float" office:value="-39.900002" calcext:value-type="float">
            <text:p>-39.900002</text:p>
          </table:table-cell>
          <table:table-cell table:formula="of:=[.$Q$5]*([.K183] + [.$Q$4])" office:value-type="float" office:value="-5.8275" calcext:value-type="float">
            <text:p>-5.8275</text:p>
          </table:table-cell>
          <table:table-cell table:formula="of:=[.$Q$7]*([.L183] + [.$Q$6])" office:value-type="float" office:value="3.349998" calcext:value-type="float">
            <text:p>3.349998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-12" calcext:value-type="float">
            <text:p>-12</text:p>
          </table:table-cell>
          <table:table-cell office:value-type="float" office:value="948" calcext:value-type="float">
            <text:p>948</text:p>
          </table:table-cell>
          <table:table-cell office:value-type="float" office:value="-332" calcext:value-type="float">
            <text:p>-332</text:p>
          </table:table-cell>
          <table:table-cell office:value-type="float" office:value="28" calcext:value-type="float">
            <text:p>28</text:p>
          </table:table-cell>
          <table:table-cell office:value-type="float" office:value="-312" calcext:value-type="float">
            <text:p>-312</text:p>
          </table:table-cell>
          <table:table-cell office:value-type="float" office:value="-0.023536" calcext:value-type="float">
            <text:p>-0.023536</text:p>
          </table:table-cell>
          <table:table-cell office:value-type="float" office:value="-0.017652" calcext:value-type="float">
            <text:p>-0.017652</text:p>
          </table:table-cell>
          <table:table-cell office:value-type="float" office:value="1.394506" calcext:value-type="float">
            <text:p>1.394506</text:p>
          </table:table-cell>
          <table:table-cell office:value-type="float" office:value="-49.800002" calcext:value-type="float">
            <text:p>-49.800002</text:p>
          </table:table-cell>
          <table:table-cell office:value-type="float" office:value="4.2" calcext:value-type="float">
            <text:p>4.2</text:p>
          </table:table-cell>
          <table:table-cell office:value-type="float" office:value="-46.800002" calcext:value-type="float">
            <text:p>-46.800002</text:p>
          </table:table-cell>
          <table:table-cell office:value-type="float" office:value="9.298774" calcext:value-type="float">
            <text:p>9.298774</text:p>
          </table:table-cell>
          <table:table-cell office:value-type="float" office:value="456.455912" calcext:value-type="float">
            <text:p>456.455912</text:p>
          </table:table-cell>
          <table:table-cell table:number-columns-repeated="3"/>
          <table:table-cell table:formula="of:=[.$Q$3]*([.J184] + [.$Q$2])" office:value-type="float" office:value="-37.800002" calcext:value-type="float">
            <text:p>-37.800002</text:p>
          </table:table-cell>
          <table:table-cell table:formula="of:=[.$Q$5]*([.K184] + [.$Q$4])" office:value-type="float" office:value="-14.49" calcext:value-type="float">
            <text:p>-14.49</text:p>
          </table:table-cell>
          <table:table-cell table:formula="of:=[.$Q$7]*([.L184] + [.$Q$6])" office:value-type="float" office:value="3.199998" calcext:value-type="float">
            <text:p>3.199998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48" calcext:value-type="float">
            <text:p>48</text:p>
          </table:table-cell>
          <table:table-cell office:value-type="float" office:value="1024" calcext:value-type="float">
            <text:p>1024</text:p>
          </table:table-cell>
          <table:table-cell office:value-type="float" office:value="-312" calcext:value-type="float">
            <text:p>-312</text:p>
          </table:table-cell>
          <table:table-cell office:value-type="float" office:value="-13" calcext:value-type="float">
            <text:p>-13</text:p>
          </table:table-cell>
          <table:table-cell office:value-type="float" office:value="-313" calcext:value-type="float">
            <text:p>-313</text:p>
          </table:table-cell>
          <table:table-cell office:value-type="float" office:value="-0.1471" calcext:value-type="float">
            <text:p>-0.1471</text:p>
          </table:table-cell>
          <table:table-cell office:value-type="float" office:value="0.070608" calcext:value-type="float">
            <text:p>0.070608</text:p>
          </table:table-cell>
          <table:table-cell office:value-type="float" office:value="1.506302" calcext:value-type="float">
            <text:p>1.506302</text:p>
          </table:table-cell>
          <table:table-cell office:value-type="float" office:value="-46.800002" calcext:value-type="float">
            <text:p>-46.800002</text:p>
          </table:table-cell>
          <table:table-cell office:value-type="float" office:value="-1.95" calcext:value-type="float">
            <text:p>-1.95</text:p>
          </table:table-cell>
          <table:table-cell office:value-type="float" office:value="-46.950002" calcext:value-type="float">
            <text:p>-46.950002</text:p>
          </table:table-cell>
          <table:table-cell office:value-type="float" office:value="10.100755" calcext:value-type="float">
            <text:p>10.100755</text:p>
          </table:table-cell>
          <table:table-cell office:value-type="float" office:value="442.133464" calcext:value-type="float">
            <text:p>442.133464</text:p>
          </table:table-cell>
          <table:table-cell table:number-columns-repeated="3"/>
          <table:table-cell table:formula="of:=[.$Q$3]*([.J185] + [.$Q$2])" office:value-type="float" office:value="-34.800002" calcext:value-type="float">
            <text:p>-34.800002</text:p>
          </table:table-cell>
          <table:table-cell table:formula="of:=[.$Q$5]*([.K185] + [.$Q$4])" office:value-type="float" office:value="-20.9475" calcext:value-type="float">
            <text:p>-20.9475</text:p>
          </table:table-cell>
          <table:table-cell table:formula="of:=[.$Q$7]*([.L185] + [.$Q$6])" office:value-type="float" office:value="3.049998" calcext:value-type="float">
            <text:p>3.049998</text:p>
          </table:table-cell>
        </table:table-row>
        <table:table-row table:style-name="ro1">
          <table:table-cell office:value-type="float" office:value="-68" calcext:value-type="float">
            <text:p>-68</text:p>
          </table:table-cell>
          <table:table-cell office:value-type="float" office:value="28" calcext:value-type="float">
            <text:p>28</text:p>
          </table:table-cell>
          <table:table-cell office:value-type="float" office:value="1160" calcext:value-type="float">
            <text:p>1160</text:p>
          </table:table-cell>
          <table:table-cell office:value-type="float" office:value="-284" calcext:value-type="float">
            <text:p>-284</text:p>
          </table:table-cell>
          <table:table-cell office:value-type="float" office:value="-62" calcext:value-type="float">
            <text:p>-62</text:p>
          </table:table-cell>
          <table:table-cell office:value-type="float" office:value="-311" calcext:value-type="float">
            <text:p>-311</text:p>
          </table:table-cell>
          <table:table-cell office:value-type="float" office:value="-0.100028" calcext:value-type="float">
            <text:p>-0.100028</text:p>
          </table:table-cell>
          <table:table-cell office:value-type="float" office:value="0.041188" calcext:value-type="float">
            <text:p>0.041188</text:p>
          </table:table-cell>
          <table:table-cell office:value-type="float" office:value="1.706357" calcext:value-type="float">
            <text:p>1.706357</text:p>
          </table:table-cell>
          <table:table-cell office:value-type="float" office:value="-42.600002" calcext:value-type="float">
            <text:p>-42.600002</text:p>
          </table:table-cell>
          <table:table-cell office:value-type="float" office:value="-9.3" calcext:value-type="float">
            <text:p>-9.3</text:p>
          </table:table-cell>
          <table:table-cell office:value-type="float" office:value="-46.650002" calcext:value-type="float">
            <text:p>-46.650002</text:p>
          </table:table-cell>
          <table:table-cell office:value-type="float" office:value="11.398552" calcext:value-type="float">
            <text:p>11.398552</text:p>
          </table:table-cell>
          <table:table-cell office:value-type="float" office:value="425.700599" calcext:value-type="float">
            <text:p>425.700599</text:p>
          </table:table-cell>
          <table:table-cell table:number-columns-repeated="3"/>
          <table:table-cell table:formula="of:=[.$Q$3]*([.J186] + [.$Q$2])" office:value-type="float" office:value="-30.600002" calcext:value-type="float">
            <text:p>-30.600002</text:p>
          </table:table-cell>
          <table:table-cell table:formula="of:=[.$Q$5]*([.K186] + [.$Q$4])" office:value-type="float" office:value="-28.665" calcext:value-type="float">
            <text:p>-28.665</text:p>
          </table:table-cell>
          <table:table-cell table:formula="of:=[.$Q$7]*([.L186] + [.$Q$6])" office:value-type="float" office:value="3.349998" calcext:value-type="float">
            <text:p>3.349998</text:p>
          </table:table-cell>
        </table:table-row>
        <table:table-row table:style-name="ro1">
          <table:table-cell office:value-type="float" office:value="-32" calcext:value-type="float">
            <text:p>-32</text:p>
          </table:table-cell>
          <table:table-cell office:value-type="float" office:value="20" calcext:value-type="float">
            <text:p>20</text:p>
          </table:table-cell>
          <table:table-cell office:value-type="float" office:value="1016" calcext:value-type="float">
            <text:p>1016</text:p>
          </table:table-cell>
          <table:table-cell office:value-type="float" office:value="-214" calcext:value-type="float">
            <text:p>-214</text:p>
          </table:table-cell>
          <table:table-cell office:value-type="float" office:value="-111" calcext:value-type="float">
            <text:p>-111</text:p>
          </table:table-cell>
          <table:table-cell office:value-type="float" office:value="-321" calcext:value-type="float">
            <text:p>-321</text:p>
          </table:table-cell>
          <table:table-cell office:value-type="float" office:value="-0.047072" calcext:value-type="float">
            <text:p>-0.047072</text:p>
          </table:table-cell>
          <table:table-cell office:value-type="float" office:value="0.02942" calcext:value-type="float">
            <text:p>0.02942</text:p>
          </table:table-cell>
          <table:table-cell office:value-type="float" office:value="1.494534" calcext:value-type="float">
            <text:p>1.494534</text:p>
          </table:table-cell>
          <table:table-cell office:value-type="float" office:value="-32.100001" calcext:value-type="float">
            <text:p>-32.100001</text:p>
          </table:table-cell>
          <table:table-cell office:value-type="float" office:value="-16.650001" calcext:value-type="float">
            <text:p>-16.650001</text:p>
          </table:table-cell>
          <table:table-cell office:value-type="float" office:value="-48.150002" calcext:value-type="float">
            <text:p>-48.150002</text:p>
          </table:table-cell>
          <table:table-cell office:value-type="float" office:value="9.970427" calcext:value-type="float">
            <text:p>9.970427</text:p>
          </table:table-cell>
          <table:table-cell office:value-type="float" office:value="401.44489" calcext:value-type="float">
            <text:p>401.44489</text:p>
          </table:table-cell>
          <table:table-cell table:number-columns-repeated="3"/>
          <table:table-cell table:formula="of:=[.$Q$3]*([.J187] + [.$Q$2])" office:value-type="float" office:value="-20.100001" calcext:value-type="float">
            <text:p>-20.100001</text:p>
          </table:table-cell>
          <table:table-cell table:formula="of:=[.$Q$5]*([.K187] + [.$Q$4])" office:value-type="float" office:value="-36.38250105" calcext:value-type="float">
            <text:p>-36.38250105</text:p>
          </table:table-cell>
          <table:table-cell table:formula="of:=[.$Q$7]*([.L187] + [.$Q$6])" office:value-type="float" office:value="1.849998" calcext:value-type="float">
            <text:p>1.849998</text:p>
          </table:table-cell>
        </table:table-row>
        <table:table-row table:style-name="ro1">
          <table:table-cell office:value-type="float" office:value="-36" calcext:value-type="float">
            <text:p>-36</text:p>
          </table:table-cell>
          <table:table-cell office:value-type="float" office:value="-40" calcext:value-type="float">
            <text:p>-40</text:p>
          </table:table-cell>
          <table:table-cell office:value-type="float" office:value="1008" calcext:value-type="float">
            <text:p>1008</text:p>
          </table:table-cell>
          <table:table-cell office:value-type="float" office:value="-172" calcext:value-type="float">
            <text:p>-172</text:p>
          </table:table-cell>
          <table:table-cell office:value-type="float" office:value="-123" calcext:value-type="float">
            <text:p>-123</text:p>
          </table:table-cell>
          <table:table-cell office:value-type="float" office:value="-322" calcext:value-type="float">
            <text:p>-322</text:p>
          </table:table-cell>
          <table:table-cell office:value-type="float" office:value="-0.052956" calcext:value-type="float">
            <text:p>-0.052956</text:p>
          </table:table-cell>
          <table:table-cell office:value-type="float" office:value="-0.05884" calcext:value-type="float">
            <text:p>-0.05884</text:p>
          </table:table-cell>
          <table:table-cell office:value-type="float" office:value="1.482766" calcext:value-type="float">
            <text:p>1.482766</text:p>
          </table:table-cell>
          <table:table-cell office:value-type="float" office:value="-25.800001" calcext:value-type="float">
            <text:p>-25.800001</text:p>
          </table:table-cell>
          <table:table-cell office:value-type="float" office:value="-18.450001" calcext:value-type="float">
            <text:p>-18.450001</text:p>
          </table:table-cell>
          <table:table-cell office:value-type="float" office:value="-48.300002" calcext:value-type="float">
            <text:p>-48.300002</text:p>
          </table:table-cell>
          <table:table-cell office:value-type="float" office:value="9.899181" calcext:value-type="float">
            <text:p>9.899181</text:p>
          </table:table-cell>
          <table:table-cell office:value-type="float" office:value="385.223312" calcext:value-type="float">
            <text:p>385.223312</text:p>
          </table:table-cell>
          <table:table-cell table:number-columns-repeated="3"/>
          <table:table-cell table:formula="of:=[.$Q$3]*([.J188] + [.$Q$2])" office:value-type="float" office:value="-13.800001" calcext:value-type="float">
            <text:p>-13.800001</text:p>
          </table:table-cell>
          <table:table-cell table:formula="of:=[.$Q$5]*([.K188] + [.$Q$4])" office:value-type="float" office:value="-38.27250105" calcext:value-type="float">
            <text:p>-38.27250105</text:p>
          </table:table-cell>
          <table:table-cell table:formula="of:=[.$Q$7]*([.L188] + [.$Q$6])" office:value-type="float" office:value="1.699998" calcext:value-type="float">
            <text:p>1.699998</text:p>
          </table:table-cell>
        </table:table-row>
        <table:table-row table:style-name="ro1">
          <table:table-cell office:value-type="float" office:value="-112" calcext:value-type="float">
            <text:p>-112</text:p>
          </table:table-cell>
          <table:table-cell office:value-type="float" office:value="-36" calcext:value-type="float">
            <text:p>-36</text:p>
          </table:table-cell>
          <table:table-cell office:value-type="float" office:value="1060" calcext:value-type="float">
            <text:p>1060</text:p>
          </table:table-cell>
          <table:table-cell office:value-type="float" office:value="-168" calcext:value-type="float">
            <text:p>-168</text:p>
          </table:table-cell>
          <table:table-cell office:value-type="float" office:value="-125" calcext:value-type="float">
            <text:p>-125</text:p>
          </table:table-cell>
          <table:table-cell office:value-type="float" office:value="-321" calcext:value-type="float">
            <text:p>-321</text:p>
          </table:table-cell>
          <table:table-cell office:value-type="float" office:value="-0.164752" calcext:value-type="float">
            <text:p>-0.164752</text:p>
          </table:table-cell>
          <table:table-cell office:value-type="float" office:value="-0.052956" calcext:value-type="float">
            <text:p>-0.052956</text:p>
          </table:table-cell>
          <table:table-cell office:value-type="float" office:value="1.559258" calcext:value-type="float">
            <text:p>1.559258</text:p>
          </table:table-cell>
          <table:table-cell office:value-type="float" office:value="-25.200001" calcext:value-type="float">
            <text:p>-25.200001</text:p>
          </table:table-cell>
          <table:table-cell office:value-type="float" office:value="-18.750001" calcext:value-type="float">
            <text:p>-18.750001</text:p>
          </table:table-cell>
          <table:table-cell office:value-type="float" office:value="-48.150002" calcext:value-type="float">
            <text:p>-48.150002</text:p>
          </table:table-cell>
          <table:table-cell office:value-type="float" office:value="10.458875" calcext:value-type="float">
            <text:p>10.458875</text:p>
          </table:table-cell>
          <table:table-cell office:value-type="float" office:value="383.262312" calcext:value-type="float">
            <text:p>383.262312</text:p>
          </table:table-cell>
          <table:table-cell table:number-columns-repeated="3"/>
          <table:table-cell table:formula="of:=[.$Q$3]*([.J189] + [.$Q$2])" office:value-type="float" office:value="-13.200001" calcext:value-type="float">
            <text:p>-13.200001</text:p>
          </table:table-cell>
          <table:table-cell table:formula="of:=[.$Q$5]*([.K189] + [.$Q$4])" office:value-type="float" office:value="-38.58750105" calcext:value-type="float">
            <text:p>-38.58750105</text:p>
          </table:table-cell>
          <table:table-cell table:formula="of:=[.$Q$7]*([.L189] + [.$Q$6])" office:value-type="float" office:value="1.849998" calcext:value-type="float">
            <text:p>1.849998</text:p>
          </table:table-cell>
        </table:table-row>
        <table:table-row table:style-name="ro1">
          <table:table-cell office:value-type="float" office:value="-36" calcext:value-type="float">
            <text:p>-36</text:p>
          </table:table-cell>
          <table:table-cell office:value-type="float" office:value="-12" calcext:value-type="float">
            <text:p>-12</text:p>
          </table:table-cell>
          <table:table-cell office:value-type="float" office:value="1028" calcext:value-type="float">
            <text:p>1028</text:p>
          </table:table-cell>
          <table:table-cell office:value-type="float" office:value="-111" calcext:value-type="float">
            <text:p>-111</text:p>
          </table:table-cell>
          <table:table-cell office:value-type="float" office:value="-139" calcext:value-type="float">
            <text:p>-139</text:p>
          </table:table-cell>
          <table:table-cell office:value-type="float" office:value="-325" calcext:value-type="float">
            <text:p>-325</text:p>
          </table:table-cell>
          <table:table-cell office:value-type="float" office:value="-0.052956" calcext:value-type="float">
            <text:p>-0.052956</text:p>
          </table:table-cell>
          <table:table-cell office:value-type="float" office:value="-0.017652" calcext:value-type="float">
            <text:p>-0.017652</text:p>
          </table:table-cell>
          <table:table-cell office:value-type="float" office:value="1.512185" calcext:value-type="float">
            <text:p>1.512185</text:p>
          </table:table-cell>
          <table:table-cell office:value-type="float" office:value="-16.650001" calcext:value-type="float">
            <text:p>-16.650001</text:p>
          </table:table-cell>
          <table:table-cell office:value-type="float" office:value="-20.850001" calcext:value-type="float">
            <text:p>-20.850001</text:p>
          </table:table-cell>
          <table:table-cell office:value-type="float" office:value="-48.750002" calcext:value-type="float">
            <text:p>-48.750002</text:p>
          </table:table-cell>
          <table:table-cell office:value-type="float" office:value="10.088102" calcext:value-type="float">
            <text:p>10.088102</text:p>
          </table:table-cell>
          <table:table-cell office:value-type="float" office:value="370.495614" calcext:value-type="float">
            <text:p>370.495614</text:p>
          </table:table-cell>
          <table:table-cell table:number-columns-repeated="3"/>
          <table:table-cell table:formula="of:=[.$Q$3]*([.J190] + [.$Q$2])" office:value-type="float" office:value="-4.650001" calcext:value-type="float">
            <text:p>-4.650001</text:p>
          </table:table-cell>
          <table:table-cell table:formula="of:=[.$Q$5]*([.K190] + [.$Q$4])" office:value-type="float" office:value="-40.79250105" calcext:value-type="float">
            <text:p>-40.79250105</text:p>
          </table:table-cell>
          <table:table-cell table:formula="of:=[.$Q$7]*([.L190] + [.$Q$6])" office:value-type="float" office:value="1.249998" calcext:value-type="float">
            <text:p>1.249998</text:p>
          </table:table-cell>
        </table:table-row>
        <table:table-row table:style-name="ro1">
          <table:table-cell office:value-type="float" office:value="-76" calcext:value-type="float">
            <text:p>-76</text:p>
          </table:table-cell>
          <table:table-cell office:value-type="float" office:value="-16" calcext:value-type="float">
            <text:p>-16</text:p>
          </table:table-cell>
          <table:table-cell office:value-type="float" office:value="1148" calcext:value-type="float">
            <text:p>1148</text:p>
          </table:table-cell>
          <table:table-cell office:value-type="float" office:value="-52" calcext:value-type="float">
            <text:p>-52</text:p>
          </table:table-cell>
          <table:table-cell office:value-type="float" office:value="-135" calcext:value-type="float">
            <text:p>-135</text:p>
          </table:table-cell>
          <table:table-cell office:value-type="float" office:value="-329" calcext:value-type="float">
            <text:p>-329</text:p>
          </table:table-cell>
          <table:table-cell office:value-type="float" office:value="-0.111796" calcext:value-type="float">
            <text:p>-0.111796</text:p>
          </table:table-cell>
          <table:table-cell office:value-type="float" office:value="-0.023536" calcext:value-type="float">
            <text:p>-0.023536</text:p>
          </table:table-cell>
          <table:table-cell office:value-type="float" office:value="1.688705" calcext:value-type="float">
            <text:p>1.688705</text:p>
          </table:table-cell>
          <table:table-cell office:value-type="float" office:value="-7.8" calcext:value-type="float">
            <text:p>-7.8</text:p>
          </table:table-cell>
          <table:table-cell office:value-type="float" office:value="-20.250001" calcext:value-type="float">
            <text:p>-20.250001</text:p>
          </table:table-cell>
          <table:table-cell office:value-type="float" office:value="-49.350002" calcext:value-type="float">
            <text:p>-49.350002</text:p>
          </table:table-cell>
          <table:table-cell office:value-type="float" office:value="11.283769" calcext:value-type="float">
            <text:p>11.283769</text:p>
          </table:table-cell>
          <table:table-cell office:value-type="float" office:value="359.402282" calcext:value-type="float">
            <text:p>359.402282</text:p>
          </table:table-cell>
          <table:table-cell table:number-columns-repeated="3"/>
          <table:table-cell table:formula="of:=[.$Q$3]*([.J191] + [.$Q$2])" office:value-type="float" office:value="4.2" calcext:value-type="float">
            <text:p>4.2</text:p>
          </table:table-cell>
          <table:table-cell table:formula="of:=[.$Q$5]*([.K191] + [.$Q$4])" office:value-type="float" office:value="-40.16250105" calcext:value-type="float">
            <text:p>-40.16250105</text:p>
          </table:table-cell>
          <table:table-cell table:formula="of:=[.$Q$7]*([.L191] + [.$Q$6])" office:value-type="float" office:value="0.649997999999997" calcext:value-type="float">
            <text:p>0.649997999999997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-12" calcext:value-type="float">
            <text:p>-12</text:p>
          </table:table-cell>
          <table:table-cell office:value-type="float" office:value="1012" calcext:value-type="float">
            <text:p>1012</text:p>
          </table:table-cell>
          <table:table-cell office:value-type="float" office:value="-3" calcext:value-type="float">
            <text:p>-3</text:p>
          </table:table-cell>
          <table:table-cell office:value-type="float" office:value="-129" calcext:value-type="float">
            <text:p>-129</text:p>
          </table:table-cell>
          <table:table-cell office:value-type="float" office:value="-332" calcext:value-type="float">
            <text:p>-332</text:p>
          </table:table-cell>
          <table:table-cell office:value-type="float" office:value="-0.02942" calcext:value-type="float">
            <text:p>-0.02942</text:p>
          </table:table-cell>
          <table:table-cell office:value-type="float" office:value="-0.017652" calcext:value-type="float">
            <text:p>-0.017652</text:p>
          </table:table-cell>
          <table:table-cell office:value-type="float" office:value="1.48865" calcext:value-type="float">
            <text:p>1.48865</text:p>
          </table:table-cell>
          <table:table-cell office:value-type="float" office:value="-0.45" calcext:value-type="float">
            <text:p>-0.45</text:p>
          </table:table-cell>
          <table:table-cell office:value-type="float" office:value="-19.350001" calcext:value-type="float">
            <text:p>-19.350001</text:p>
          </table:table-cell>
          <table:table-cell office:value-type="float" office:value="-49.800002" calcext:value-type="float">
            <text:p>-49.800002</text:p>
          </table:table-cell>
          <table:table-cell office:value-type="float" office:value="9.926966" calcext:value-type="float">
            <text:p>9.926966</text:p>
          </table:table-cell>
          <table:table-cell office:value-type="float" office:value="356.193767" calcext:value-type="float">
            <text:p>356.193767</text:p>
          </table:table-cell>
          <table:table-cell table:number-columns-repeated="3"/>
          <table:table-cell table:formula="of:=[.$Q$3]*([.J192] + [.$Q$2])" office:value-type="float" office:value="11.55" calcext:value-type="float">
            <text:p>11.55</text:p>
          </table:table-cell>
          <table:table-cell table:formula="of:=[.$Q$5]*([.K192] + [.$Q$4])" office:value-type="float" office:value="-39.21750105" calcext:value-type="float">
            <text:p>-39.21750105</text:p>
          </table:table-cell>
          <table:table-cell table:formula="of:=[.$Q$7]*([.L192] + [.$Q$6])" office:value-type="float" office:value="0.199998000000001" calcext:value-type="float">
            <text:p>0.19999800000000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16" calcext:value-type="float">
            <text:p>-16</text:p>
          </table:table-cell>
          <table:table-cell office:value-type="float" office:value="984" calcext:value-type="float">
            <text:p>984</text:p>
          </table:table-cell>
          <table:table-cell office:value-type="float" office:value="54" calcext:value-type="float">
            <text:p>54</text:p>
          </table:table-cell>
          <table:table-cell office:value-type="float" office:value="-102" calcext:value-type="float">
            <text:p>-102</text:p>
          </table:table-cell>
          <table:table-cell office:value-type="float" office:value="-338" calcext:value-type="float">
            <text:p>-338</text:p>
          </table:table-cell>
          <table:table-cell office:value-type="float" office:value="0.02942" calcext:value-type="float">
            <text:p>0.02942</text:p>
          </table:table-cell>
          <table:table-cell office:value-type="float" office:value="-0.023536" calcext:value-type="float">
            <text:p>-0.023536</text:p>
          </table:table-cell>
          <table:table-cell office:value-type="float" office:value="1.447462" calcext:value-type="float">
            <text:p>1.447462</text:p>
          </table:table-cell>
          <table:table-cell office:value-type="float" office:value="8.1" calcext:value-type="float">
            <text:p>8.1</text:p>
          </table:table-cell>
          <table:table-cell office:value-type="float" office:value="-15.300001" calcext:value-type="float">
            <text:p>-15.300001</text:p>
          </table:table-cell>
          <table:table-cell office:value-type="float" office:value="-50.700002" calcext:value-type="float">
            <text:p>-50.700002</text:p>
          </table:table-cell>
          <table:table-cell office:value-type="float" office:value="9.653012" calcext:value-type="float">
            <text:p>9.653012</text:p>
          </table:table-cell>
          <table:table-cell office:value-type="float" office:value="357.161028" calcext:value-type="float">
            <text:p>357.161028</text:p>
          </table:table-cell>
          <table:table-cell table:number-columns-repeated="3"/>
          <table:table-cell table:formula="of:=[.$Q$3]*([.J193] + [.$Q$2])" office:value-type="float" office:value="20.1" calcext:value-type="float">
            <text:p>20.1</text:p>
          </table:table-cell>
          <table:table-cell table:formula="of:=[.$Q$5]*([.K193] + [.$Q$4])" office:value-type="float" office:value="-34.96500105" calcext:value-type="float">
            <text:p>-34.96500105</text:p>
          </table:table-cell>
          <table:table-cell table:formula="of:=[.$Q$7]*([.L193] + [.$Q$6])" office:value-type="float" office:value="-0.700001999999998" calcext:value-type="float">
            <text:p>-0.700001999999998</text:p>
          </table:table-cell>
        </table:table-row>
        <table:table-row table:style-name="ro1">
          <table:table-cell table:number-columns-repeated="2" office:value-type="float" office:value="-28" calcext:value-type="float">
            <text:p>-28</text:p>
          </table:table-cell>
          <table:table-cell office:value-type="float" office:value="984" calcext:value-type="float">
            <text:p>984</text:p>
          </table:table-cell>
          <table:table-cell office:value-type="float" office:value="102" calcext:value-type="float">
            <text:p>102</text:p>
          </table:table-cell>
          <table:table-cell office:value-type="float" office:value="-71" calcext:value-type="float">
            <text:p>-71</text:p>
          </table:table-cell>
          <table:table-cell office:value-type="float" office:value="-340" calcext:value-type="float">
            <text:p>-340</text:p>
          </table:table-cell>
          <table:table-cell table:number-columns-repeated="2" office:value-type="float" office:value="-0.041188" calcext:value-type="float">
            <text:p>-0.041188</text:p>
          </table:table-cell>
          <table:table-cell office:value-type="float" office:value="1.447462" calcext:value-type="float">
            <text:p>1.447462</text:p>
          </table:table-cell>
          <table:table-cell office:value-type="float" office:value="15.300001" calcext:value-type="float">
            <text:p>15.300001</text:p>
          </table:table-cell>
          <table:table-cell office:value-type="float" office:value="-10.65" calcext:value-type="float">
            <text:p>-10.65</text:p>
          </table:table-cell>
          <table:table-cell office:value-type="float" office:value="-51.000002" calcext:value-type="float">
            <text:p>-51.000002</text:p>
          </table:table-cell>
          <table:table-cell office:value-type="float" office:value="9.657554" calcext:value-type="float">
            <text:p>9.657554</text:p>
          </table:table-cell>
          <table:table-cell office:value-type="float" office:value="362.001381" calcext:value-type="float">
            <text:p>362.001381</text:p>
          </table:table-cell>
          <table:table-cell table:number-columns-repeated="3"/>
          <table:table-cell table:formula="of:=[.$Q$3]*([.J194] + [.$Q$2])" office:value-type="float" office:value="27.300001" calcext:value-type="float">
            <text:p>27.300001</text:p>
          </table:table-cell>
          <table:table-cell table:formula="of:=[.$Q$5]*([.K194] + [.$Q$4])" office:value-type="float" office:value="-30.0825" calcext:value-type="float">
            <text:p>-30.0825</text:p>
          </table:table-cell>
          <table:table-cell table:formula="of:=[.$Q$7]*([.L194] + [.$Q$6])" office:value-type="float" office:value="-1.000002" calcext:value-type="float">
            <text:p>-1.00000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992" calcext:value-type="float">
            <text:p>992</text:p>
          </table:table-cell>
          <table:table-cell office:value-type="float" office:value="124" calcext:value-type="float">
            <text:p>124</text:p>
          </table:table-cell>
          <table:table-cell office:value-type="float" office:value="-39" calcext:value-type="float">
            <text:p>-39</text:p>
          </table:table-cell>
          <table:table-cell office:value-type="float" office:value="-342" calcext:value-type="float">
            <text:p>-3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5923" calcext:value-type="float">
            <text:p>1.45923</text:p>
          </table:table-cell>
          <table:table-cell office:value-type="float" office:value="18.600001" calcext:value-type="float">
            <text:p>18.600001</text:p>
          </table:table-cell>
          <table:table-cell office:value-type="float" office:value="-5.85" calcext:value-type="float">
            <text:p>-5.85</text:p>
          </table:table-cell>
          <table:table-cell office:value-type="float" office:value="-51.300002" calcext:value-type="float">
            <text:p>-51.300002</text:p>
          </table:table-cell>
          <table:table-cell office:value-type="float" office:value="9.728197" calcext:value-type="float">
            <text:p>9.728197</text:p>
          </table:table-cell>
          <table:table-cell office:value-type="float" office:value="365.870196" calcext:value-type="float">
            <text:p>365.870196</text:p>
          </table:table-cell>
          <table:table-cell table:number-columns-repeated="3"/>
          <table:table-cell table:formula="of:=[.$Q$3]*([.J195] + [.$Q$2])" office:value-type="float" office:value="30.600001" calcext:value-type="float">
            <text:p>30.600001</text:p>
          </table:table-cell>
          <table:table-cell table:formula="of:=[.$Q$5]*([.K195] + [.$Q$4])" office:value-type="float" office:value="-25.0425" calcext:value-type="float">
            <text:p>-25.0425</text:p>
          </table:table-cell>
          <table:table-cell table:formula="of:=[.$Q$7]*([.L195] + [.$Q$6])" office:value-type="float" office:value="-1.300002" calcext:value-type="float">
            <text:p>-1.3000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976" calcext:value-type="float">
            <text:p>976</text:p>
          </table:table-cell>
          <table:table-cell office:value-type="float" office:value="137" calcext:value-type="float">
            <text:p>137</text:p>
          </table:table-cell>
          <table:table-cell office:value-type="float" office:value="-6" calcext:value-type="float">
            <text:p>-6</text:p>
          </table:table-cell>
          <table:table-cell office:value-type="float" office:value="-350" calcext:value-type="float">
            <text:p>-350</text:p>
          </table:table-cell>
          <table:table-cell office:value-type="float" office:value="0" calcext:value-type="float">
            <text:p>0</text:p>
          </table:table-cell>
          <table:table-cell office:value-type="float" office:value="0.017652" calcext:value-type="float">
            <text:p>0.017652</text:p>
          </table:table-cell>
          <table:table-cell office:value-type="float" office:value="1.435694" calcext:value-type="float">
            <text:p>1.435694</text:p>
          </table:table-cell>
          <table:table-cell office:value-type="float" office:value="20.550001" calcext:value-type="float">
            <text:p>20.550001</text:p>
          </table:table-cell>
          <table:table-cell office:value-type="float" office:value="-0.9" calcext:value-type="float">
            <text:p>-0.9</text:p>
          </table:table-cell>
          <table:table-cell office:value-type="float" office:value="-52.500002" calcext:value-type="float">
            <text:p>-52.500002</text:p>
          </table:table-cell>
          <table:table-cell office:value-type="float" office:value="9.572014" calcext:value-type="float">
            <text:p>9.572014</text:p>
          </table:table-cell>
          <table:table-cell office:value-type="float" office:value="375.905573" calcext:value-type="float">
            <text:p>375.905573</text:p>
          </table:table-cell>
          <table:table-cell table:number-columns-repeated="3"/>
          <table:table-cell table:formula="of:=[.$Q$3]*([.J196] + [.$Q$2])" office:value-type="float" office:value="32.550001" calcext:value-type="float">
            <text:p>32.550001</text:p>
          </table:table-cell>
          <table:table-cell table:formula="of:=[.$Q$5]*([.K196] + [.$Q$4])" office:value-type="float" office:value="-19.845" calcext:value-type="float">
            <text:p>-19.845</text:p>
          </table:table-cell>
          <table:table-cell table:formula="of:=[.$Q$7]*([.L196] + [.$Q$6])" office:value-type="float" office:value="-2.500002" calcext:value-type="float">
            <text:p>-2.50000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964" calcext:value-type="float">
            <text:p>964</text:p>
          </table:table-cell>
          <table:table-cell office:value-type="float" office:value="159" calcext:value-type="float">
            <text:p>159</text:p>
          </table:table-cell>
          <table:table-cell office:value-type="float" office:value="12" calcext:value-type="float">
            <text:p>12</text:p>
          </table:table-cell>
          <table:table-cell office:value-type="float" office:value="-346" calcext:value-type="float">
            <text:p>-346</text:p>
          </table:table-cell>
          <table:table-cell office:value-type="float" office:value="0.035304" calcext:value-type="float">
            <text:p>0.035304</text:p>
          </table:table-cell>
          <table:table-cell office:value-type="float" office:value="0.041188" calcext:value-type="float">
            <text:p>0.041188</text:p>
          </table:table-cell>
          <table:table-cell office:value-type="float" office:value="1.418042" calcext:value-type="float">
            <text:p>1.418042</text:p>
          </table:table-cell>
          <table:table-cell office:value-type="float" office:value="23.850001" calcext:value-type="float">
            <text:p>23.850001</text:p>
          </table:table-cell>
          <table:table-cell office:value-type="float" office:value="1.8" calcext:value-type="float">
            <text:p>1.8</text:p>
          </table:table-cell>
          <table:table-cell office:value-type="float" office:value="-51.900002" calcext:value-type="float">
            <text:p>-51.900002</text:p>
          </table:table-cell>
          <table:table-cell office:value-type="float" office:value="9.460526" calcext:value-type="float">
            <text:p>9.460526</text:p>
          </table:table-cell>
          <table:table-cell office:value-type="float" office:value="380.973752" calcext:value-type="float">
            <text:p>380.973752</text:p>
          </table:table-cell>
          <table:table-cell table:number-columns-repeated="3"/>
          <table:table-cell table:formula="of:=[.$Q$3]*([.J197] + [.$Q$2])" office:value-type="float" office:value="35.850001" calcext:value-type="float">
            <text:p>35.850001</text:p>
          </table:table-cell>
          <table:table-cell table:formula="of:=[.$Q$5]*([.K197] + [.$Q$4])" office:value-type="float" office:value="-17.01" calcext:value-type="float">
            <text:p>-17.01</text:p>
          </table:table-cell>
          <table:table-cell table:formula="of:=[.$Q$7]*([.L197] + [.$Q$6])" office:value-type="float" office:value="-1.900002" calcext:value-type="float">
            <text:p>-1.900002</text:p>
          </table:table-cell>
        </table:table-row>
        <table:table-row table:style-name="ro1">
          <table:table-cell office:value-type="float" office:value="-72" calcext:value-type="float">
            <text:p>-72</text:p>
          </table:table-cell>
          <table:table-cell office:value-type="float" office:value="-8" calcext:value-type="float">
            <text:p>-8</text:p>
          </table:table-cell>
          <table:table-cell office:value-type="float" office:value="1092" calcext:value-type="float">
            <text:p>1092</text:p>
          </table:table-cell>
          <table:table-cell office:value-type="float" office:value="173" calcext:value-type="float">
            <text:p>173</text:p>
          </table:table-cell>
          <table:table-cell office:value-type="float" office:value="49" calcext:value-type="float">
            <text:p>49</text:p>
          </table:table-cell>
          <table:table-cell office:value-type="float" office:value="-346" calcext:value-type="float">
            <text:p>-346</text:p>
          </table:table-cell>
          <table:table-cell office:value-type="float" office:value="-0.105912" calcext:value-type="float">
            <text:p>-0.105912</text:p>
          </table:table-cell>
          <table:table-cell office:value-type="float" office:value="-0.011768" calcext:value-type="float">
            <text:p>-0.011768</text:p>
          </table:table-cell>
          <table:table-cell office:value-type="float" office:value="1.606329" calcext:value-type="float">
            <text:p>1.606329</text:p>
          </table:table-cell>
          <table:table-cell office:value-type="float" office:value="25.950001" calcext:value-type="float">
            <text:p>25.950001</text:p>
          </table:table-cell>
          <table:table-cell office:value-type="float" office:value="7.35" calcext:value-type="float">
            <text:p>7.35</text:p>
          </table:table-cell>
          <table:table-cell office:value-type="float" office:value="-51.900002" calcext:value-type="float">
            <text:p>-51.900002</text:p>
          </table:table-cell>
          <table:table-cell office:value-type="float" office:value="10.732401" calcext:value-type="float">
            <text:p>10.732401</text:p>
          </table:table-cell>
          <table:table-cell office:value-type="float" office:value="389.930763" calcext:value-type="float">
            <text:p>389.930763</text:p>
          </table:table-cell>
          <table:table-cell table:number-columns-repeated="3"/>
          <table:table-cell table:formula="of:=[.$Q$3]*([.J198] + [.$Q$2])" office:value-type="float" office:value="37.950001" calcext:value-type="float">
            <text:p>37.950001</text:p>
          </table:table-cell>
          <table:table-cell table:formula="of:=[.$Q$5]*([.K198] + [.$Q$4])" office:value-type="float" office:value="-11.1825" calcext:value-type="float">
            <text:p>-11.1825</text:p>
          </table:table-cell>
          <table:table-cell table:formula="of:=[.$Q$7]*([.L198] + [.$Q$6])" office:value-type="float" office:value="-1.900002" calcext:value-type="float">
            <text:p>-1.900002</text:p>
          </table:table-cell>
        </table:table-row>
        <table:table-row table:style-name="ro1">
          <table:table-cell office:value-type="float" office:value="-168" calcext:value-type="float">
            <text:p>-168</text:p>
          </table:table-cell>
          <table:table-cell office:value-type="float" office:value="36" calcext:value-type="float">
            <text:p>36</text:p>
          </table:table-cell>
          <table:table-cell office:value-type="float" office:value="1160" calcext:value-type="float">
            <text:p>1160</text:p>
          </table:table-cell>
          <table:table-cell office:value-type="float" office:value="178" calcext:value-type="float">
            <text:p>178</text:p>
          </table:table-cell>
          <table:table-cell office:value-type="float" office:value="122" calcext:value-type="float">
            <text:p>122</text:p>
          </table:table-cell>
          <table:table-cell office:value-type="float" office:value="-345" calcext:value-type="float">
            <text:p>-345</text:p>
          </table:table-cell>
          <table:table-cell office:value-type="float" office:value="-0.247128" calcext:value-type="float">
            <text:p>-0.247128</text:p>
          </table:table-cell>
          <table:table-cell office:value-type="float" office:value="0.052956" calcext:value-type="float">
            <text:p>0.052956</text:p>
          </table:table-cell>
          <table:table-cell office:value-type="float" office:value="1.706357" calcext:value-type="float">
            <text:p>1.706357</text:p>
          </table:table-cell>
          <table:table-cell office:value-type="float" office:value="26.700001" calcext:value-type="float">
            <text:p>26.700001</text:p>
          </table:table-cell>
          <table:table-cell office:value-type="float" office:value="18.300001" calcext:value-type="float">
            <text:p>18.300001</text:p>
          </table:table-cell>
          <table:table-cell office:value-type="float" office:value="-51.750002" calcext:value-type="float">
            <text:p>-51.750002</text:p>
          </table:table-cell>
          <table:table-cell office:value-type="float" office:value="11.499819" calcext:value-type="float">
            <text:p>11.499819</text:p>
          </table:table-cell>
          <table:table-cell office:value-type="float" office:value="406.931198" calcext:value-type="float">
            <text:p>406.931198</text:p>
          </table:table-cell>
          <table:table-cell table:number-columns-repeated="3"/>
          <table:table-cell table:formula="of:=[.$Q$3]*([.J199] + [.$Q$2])" office:value-type="float" office:value="38.700001" calcext:value-type="float">
            <text:p>38.700001</text:p>
          </table:table-cell>
          <table:table-cell table:formula="of:=[.$Q$5]*([.K199] + [.$Q$4])" office:value-type="float" office:value="0.315001050000002" calcext:value-type="float">
            <text:p>0.315001050000002</text:p>
          </table:table-cell>
          <table:table-cell table:formula="of:=[.$Q$7]*([.L199] + [.$Q$6])" office:value-type="float" office:value="-1.750002" calcext:value-type="float">
            <text:p>-1.75000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28" calcext:value-type="float">
            <text:p>-28</text:p>
          </table:table-cell>
          <table:table-cell office:value-type="float" office:value="980" calcext:value-type="float">
            <text:p>980</text:p>
          </table:table-cell>
          <table:table-cell office:value-type="float" office:value="171" calcext:value-type="float">
            <text:p>171</text:p>
          </table:table-cell>
          <table:table-cell office:value-type="float" office:value="173" calcext:value-type="float">
            <text:p>173</text:p>
          </table:table-cell>
          <table:table-cell office:value-type="float" office:value="-344" calcext:value-type="float">
            <text:p>-344</text:p>
          </table:table-cell>
          <table:table-cell office:value-type="float" office:value="0.02942" calcext:value-type="float">
            <text:p>0.02942</text:p>
          </table:table-cell>
          <table:table-cell office:value-type="float" office:value="-0.041188" calcext:value-type="float">
            <text:p>-0.041188</text:p>
          </table:table-cell>
          <table:table-cell office:value-type="float" office:value="1.441578" calcext:value-type="float">
            <text:p>1.441578</text:p>
          </table:table-cell>
          <table:table-cell office:value-type="float" office:value="25.650001" calcext:value-type="float">
            <text:p>25.650001</text:p>
          </table:table-cell>
          <table:table-cell office:value-type="float" office:value="25.950001" calcext:value-type="float">
            <text:p>25.950001</text:p>
          </table:table-cell>
          <table:table-cell office:value-type="float" office:value="-51.600002" calcext:value-type="float">
            <text:p>-51.600002</text:p>
          </table:table-cell>
          <table:table-cell office:value-type="float" office:value="9.61644" calcext:value-type="float">
            <text:p>9.61644</text:p>
          </table:table-cell>
          <table:table-cell office:value-type="float" office:value="421.314609" calcext:value-type="float">
            <text:p>421.314609</text:p>
          </table:table-cell>
          <table:table-cell table:number-columns-repeated="3"/>
          <table:table-cell table:formula="of:=[.$Q$3]*([.J200] + [.$Q$2])" office:value-type="float" office:value="37.650001" calcext:value-type="float">
            <text:p>37.650001</text:p>
          </table:table-cell>
          <table:table-cell table:formula="of:=[.$Q$5]*([.K200] + [.$Q$4])" office:value-type="float" office:value="8.34750105" calcext:value-type="float">
            <text:p>8.34750105</text:p>
          </table:table-cell>
          <table:table-cell table:formula="of:=[.$Q$7]*([.L200] + [.$Q$6])" office:value-type="float" office:value="-1.600002" calcext:value-type="float">
            <text:p>-1.600002</text:p>
          </table:table-cell>
        </table:table-row>
        <table:table-row table:style-name="ro1">
          <table:table-cell office:value-type="float" office:value="-28" calcext:value-type="float">
            <text:p>-28</text:p>
          </table:table-cell>
          <table:table-cell office:value-type="float" office:value="8" calcext:value-type="float">
            <text:p>8</text:p>
          </table:table-cell>
          <table:table-cell office:value-type="float" office:value="1016" calcext:value-type="float">
            <text:p>1016</text:p>
          </table:table-cell>
          <table:table-cell office:value-type="float" office:value="146" calcext:value-type="float">
            <text:p>146</text:p>
          </table:table-cell>
          <table:table-cell office:value-type="float" office:value="241" calcext:value-type="float">
            <text:p>241</text:p>
          </table:table-cell>
          <table:table-cell office:value-type="float" office:value="-341" calcext:value-type="float">
            <text:p>-341</text:p>
          </table:table-cell>
          <table:table-cell office:value-type="float" office:value="-0.041188" calcext:value-type="float">
            <text:p>-0.041188</text:p>
          </table:table-cell>
          <table:table-cell office:value-type="float" office:value="0.011768" calcext:value-type="float">
            <text:p>0.011768</text:p>
          </table:table-cell>
          <table:table-cell office:value-type="float" office:value="1.494534" calcext:value-type="float">
            <text:p>1.494534</text:p>
          </table:table-cell>
          <table:table-cell office:value-type="float" office:value="21.900001" calcext:value-type="float">
            <text:p>21.900001</text:p>
          </table:table-cell>
          <table:table-cell office:value-type="float" office:value="36.150001" calcext:value-type="float">
            <text:p>36.150001</text:p>
          </table:table-cell>
          <table:table-cell office:value-type="float" office:value="-51.150002" calcext:value-type="float">
            <text:p>-51.150002</text:p>
          </table:table-cell>
          <table:table-cell office:value-type="float" office:value="9.967649" calcext:value-type="float">
            <text:p>9.967649</text:p>
          </table:table-cell>
          <table:table-cell office:value-type="float" office:value="442.355061" calcext:value-type="float">
            <text:p>442.355061</text:p>
          </table:table-cell>
          <table:table-cell table:number-columns-repeated="3"/>
          <table:table-cell table:formula="of:=[.$Q$3]*([.J201] + [.$Q$2])" office:value-type="float" office:value="33.900001" calcext:value-type="float">
            <text:p>33.900001</text:p>
          </table:table-cell>
          <table:table-cell table:formula="of:=[.$Q$5]*([.K201] + [.$Q$4])" office:value-type="float" office:value="19.05750105" calcext:value-type="float">
            <text:p>19.05750105</text:p>
          </table:table-cell>
          <table:table-cell table:formula="of:=[.$Q$7]*([.L201] + [.$Q$6])" office:value-type="float" office:value="-1.150002" calcext:value-type="float">
            <text:p>-1.150002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4" calcext:value-type="float">
            <text:p>4</text:p>
          </table:table-cell>
          <table:table-cell office:value-type="float" office:value="988" calcext:value-type="float">
            <text:p>988</text:p>
          </table:table-cell>
          <table:table-cell office:value-type="float" office:value="113" calcext:value-type="float">
            <text:p>113</text:p>
          </table:table-cell>
          <table:table-cell office:value-type="float" office:value="284" calcext:value-type="float">
            <text:p>284</text:p>
          </table:table-cell>
          <table:table-cell office:value-type="float" office:value="-337" calcext:value-type="float">
            <text:p>-337</text:p>
          </table:table-cell>
          <table:table-cell office:value-type="float" office:value="-0.017652" calcext:value-type="float">
            <text:p>-0.017652</text:p>
          </table:table-cell>
          <table:table-cell office:value-type="float" office:value="0.005884" calcext:value-type="float">
            <text:p>0.005884</text:p>
          </table:table-cell>
          <table:table-cell office:value-type="float" office:value="1.453346" calcext:value-type="float">
            <text:p>1.453346</text:p>
          </table:table-cell>
          <table:table-cell office:value-type="float" office:value="16.950001" calcext:value-type="float">
            <text:p>16.950001</text:p>
          </table:table-cell>
          <table:table-cell office:value-type="float" office:value="42.600002" calcext:value-type="float">
            <text:p>42.600002</text:p>
          </table:table-cell>
          <table:table-cell office:value-type="float" office:value="-50.550002" calcext:value-type="float">
            <text:p>-50.550002</text:p>
          </table:table-cell>
          <table:table-cell office:value-type="float" office:value="9.689765" calcext:value-type="float">
            <text:p>9.689765</text:p>
          </table:table-cell>
          <table:table-cell office:value-type="float" office:value="454.965933" calcext:value-type="float">
            <text:p>454.965933</text:p>
          </table:table-cell>
          <table:table-cell table:number-columns-repeated="3"/>
          <table:table-cell table:formula="of:=[.$Q$3]*([.J202] + [.$Q$2])" office:value-type="float" office:value="28.950001" calcext:value-type="float">
            <text:p>28.950001</text:p>
          </table:table-cell>
          <table:table-cell table:formula="of:=[.$Q$5]*([.K202] + [.$Q$4])" office:value-type="float" office:value="25.8300021" calcext:value-type="float">
            <text:p>25.8300021</text:p>
          </table:table-cell>
          <table:table-cell table:formula="of:=[.$Q$7]*([.L202] + [.$Q$6])" office:value-type="float" office:value="-0.550001999999999" calcext:value-type="float">
            <text:p>-0.55000199999999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72" calcext:value-type="float">
            <text:p>-72</text:p>
          </table:table-cell>
          <table:table-cell office:value-type="float" office:value="984" calcext:value-type="float">
            <text:p>984</text:p>
          </table:table-cell>
          <table:table-cell office:value-type="float" office:value="80" calcext:value-type="float">
            <text:p>80</text:p>
          </table:table-cell>
          <table:table-cell office:value-type="float" office:value="316" calcext:value-type="float">
            <text:p>316</text:p>
          </table:table-cell>
          <table:table-cell office:value-type="float" office:value="-335" calcext:value-type="float">
            <text:p>-335</text:p>
          </table:table-cell>
          <table:table-cell office:value-type="float" office:value="0.011768" calcext:value-type="float">
            <text:p>0.011768</text:p>
          </table:table-cell>
          <table:table-cell office:value-type="float" office:value="-0.105912" calcext:value-type="float">
            <text:p>-0.105912</text:p>
          </table:table-cell>
          <table:table-cell office:value-type="float" office:value="1.447462" calcext:value-type="float">
            <text:p>1.447462</text:p>
          </table:table-cell>
          <table:table-cell office:value-type="float" office:value="12" calcext:value-type="float">
            <text:p>12</text:p>
          </table:table-cell>
          <table:table-cell office:value-type="float" office:value="47.400002" calcext:value-type="float">
            <text:p>47.400002</text:p>
          </table:table-cell>
          <table:table-cell office:value-type="float" office:value="-50.250002" calcext:value-type="float">
            <text:p>-50.250002</text:p>
          </table:table-cell>
          <table:table-cell office:value-type="float" office:value="9.67586" calcext:value-type="float">
            <text:p>9.67586</text:p>
          </table:table-cell>
          <table:table-cell office:value-type="float" office:value="467.419512" calcext:value-type="float">
            <text:p>467.419512</text:p>
          </table:table-cell>
          <table:table-cell table:number-columns-repeated="3"/>
          <table:table-cell table:formula="of:=[.$Q$3]*([.J203] + [.$Q$2])" office:value-type="float" office:value="24" calcext:value-type="float">
            <text:p>24</text:p>
          </table:table-cell>
          <table:table-cell table:formula="of:=[.$Q$5]*([.K203] + [.$Q$4])" office:value-type="float" office:value="30.8700021" calcext:value-type="float">
            <text:p>30.8700021</text:p>
          </table:table-cell>
          <table:table-cell table:formula="of:=[.$Q$7]*([.L203] + [.$Q$6])" office:value-type="float" office:value="-0.250002000000002" calcext:value-type="float">
            <text:p>-0.250002000000002</text:p>
          </table:table-cell>
        </table:table-row>
        <table:table-row table:style-name="ro1">
          <table:table-cell office:value-type="float" office:value="-28" calcext:value-type="float">
            <text:p>-28</text:p>
          </table:table-cell>
          <table:table-cell office:value-type="float" office:value="-24" calcext:value-type="float">
            <text:p>-24</text:p>
          </table:table-cell>
          <table:table-cell office:value-type="float" office:value="1000" calcext:value-type="float">
            <text:p>1000</text:p>
          </table:table-cell>
          <table:table-cell office:value-type="float" office:value="22" calcext:value-type="float">
            <text:p>22</text:p>
          </table:table-cell>
          <table:table-cell office:value-type="float" office:value="347" calcext:value-type="float">
            <text:p>347</text:p>
          </table:table-cell>
          <table:table-cell office:value-type="float" office:value="-333" calcext:value-type="float">
            <text:p>-333</text:p>
          </table:table-cell>
          <table:table-cell office:value-type="float" office:value="-0.041188" calcext:value-type="float">
            <text:p>-0.041188</text:p>
          </table:table-cell>
          <table:table-cell office:value-type="float" office:value="-0.035304" calcext:value-type="float">
            <text:p>-0.035304</text:p>
          </table:table-cell>
          <table:table-cell office:value-type="float" office:value="1.470998" calcext:value-type="float">
            <text:p>1.470998</text:p>
          </table:table-cell>
          <table:table-cell office:value-type="float" office:value="3.3" calcext:value-type="float">
            <text:p>3.3</text:p>
          </table:table-cell>
          <table:table-cell office:value-type="float" office:value="52.050002" calcext:value-type="float">
            <text:p>52.050002</text:p>
          </table:table-cell>
          <table:table-cell office:value-type="float" office:value="-49.950002" calcext:value-type="float">
            <text:p>-49.950002</text:p>
          </table:table-cell>
          <table:table-cell office:value-type="float" office:value="9.813316" calcext:value-type="float">
            <text:p>9.813316</text:p>
          </table:table-cell>
          <table:table-cell office:value-type="float" office:value="481.437431" calcext:value-type="float">
            <text:p>481.437431</text:p>
          </table:table-cell>
          <table:table-cell table:number-columns-repeated="3"/>
          <table:table-cell table:formula="of:=[.$Q$3]*([.J204] + [.$Q$2])" office:value-type="float" office:value="15.3" calcext:value-type="float">
            <text:p>15.3</text:p>
          </table:table-cell>
          <table:table-cell table:formula="of:=[.$Q$5]*([.K204] + [.$Q$4])" office:value-type="float" office:value="35.7525021" calcext:value-type="float">
            <text:p>35.7525021</text:p>
          </table:table-cell>
          <table:table-cell table:formula="of:=[.$Q$7]*([.L204] + [.$Q$6])" office:value-type="float" office:value="0.0499980000000022" calcext:value-type="float">
            <text:p>0.0499980000000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1388" calcext:value-type="float">
            <text:p>1388</text:p>
          </table:table-cell>
          <table:table-cell office:value-type="float" office:value="-39" calcext:value-type="float">
            <text:p>-39</text:p>
          </table:table-cell>
          <table:table-cell office:value-type="float" office:value="363" calcext:value-type="float">
            <text:p>363</text:p>
          </table:table-cell>
          <table:table-cell office:value-type="float" office:value="-332" calcext:value-type="float">
            <text:p>-332</text:p>
          </table:table-cell>
          <table:table-cell office:value-type="float" office:value="0.005884" calcext:value-type="float">
            <text:p>0.005884</text:p>
          </table:table-cell>
          <table:table-cell office:value-type="float" office:value="0.041188" calcext:value-type="float">
            <text:p>0.041188</text:p>
          </table:table-cell>
          <table:table-cell office:value-type="float" office:value="2.041745" calcext:value-type="float">
            <text:p>2.041745</text:p>
          </table:table-cell>
          <table:table-cell office:value-type="float" office:value="-5.85" calcext:value-type="float">
            <text:p>-5.85</text:p>
          </table:table-cell>
          <table:table-cell office:value-type="float" office:value="54.450002" calcext:value-type="float">
            <text:p>54.450002</text:p>
          </table:table-cell>
          <table:table-cell office:value-type="float" office:value="-49.800002" calcext:value-type="float">
            <text:p>-49.800002</text:p>
          </table:table-cell>
          <table:table-cell office:value-type="float" office:value="13.614456" calcext:value-type="float">
            <text:p>13.614456</text:p>
          </table:table-cell>
          <table:table-cell office:value-type="float" office:value="493.471377" calcext:value-type="float">
            <text:p>493.471377</text:p>
          </table:table-cell>
          <table:table-cell table:number-columns-repeated="3"/>
          <table:table-cell table:formula="of:=[.$Q$3]*([.J205] + [.$Q$2])" office:value-type="float" office:value="6.15" calcext:value-type="float">
            <text:p>6.15</text:p>
          </table:table-cell>
          <table:table-cell table:formula="of:=[.$Q$5]*([.K205] + [.$Q$4])" office:value-type="float" office:value="38.2725021" calcext:value-type="float">
            <text:p>38.2725021</text:p>
          </table:table-cell>
          <table:table-cell table:formula="of:=[.$Q$7]*([.L205] + [.$Q$6])" office:value-type="float" office:value="0.199998000000001" calcext:value-type="float">
            <text:p>0.199998000000001</text:p>
          </table:table-cell>
        </table:table-row>
        <table:table-row table:style-name="ro1">
          <table:table-cell office:value-type="float" office:value="-56" calcext:value-type="float">
            <text:p>-56</text:p>
          </table:table-cell>
          <table:table-cell office:value-type="float" office:value="-12" calcext:value-type="float">
            <text:p>-12</text:p>
          </table:table-cell>
          <table:table-cell office:value-type="float" office:value="1028" calcext:value-type="float">
            <text:p>1028</text:p>
          </table:table-cell>
          <table:table-cell office:value-type="float" office:value="-100" calcext:value-type="float">
            <text:p>-100</text:p>
          </table:table-cell>
          <table:table-cell office:value-type="float" office:value="373" calcext:value-type="float">
            <text:p>373</text:p>
          </table:table-cell>
          <table:table-cell office:value-type="float" office:value="-324" calcext:value-type="float">
            <text:p>-324</text:p>
          </table:table-cell>
          <table:table-cell office:value-type="float" office:value="-0.082376" calcext:value-type="float">
            <text:p>-0.082376</text:p>
          </table:table-cell>
          <table:table-cell office:value-type="float" office:value="-0.017652" calcext:value-type="float">
            <text:p>-0.017652</text:p>
          </table:table-cell>
          <table:table-cell office:value-type="float" office:value="1.512185" calcext:value-type="float">
            <text:p>1.512185</text:p>
          </table:table-cell>
          <table:table-cell office:value-type="float" office:value="-15.000001" calcext:value-type="float">
            <text:p>-15.000001</text:p>
          </table:table-cell>
          <table:table-cell office:value-type="float" office:value="55.950002" calcext:value-type="float">
            <text:p>55.950002</text:p>
          </table:table-cell>
          <table:table-cell office:value-type="float" office:value="-48.600002" calcext:value-type="float">
            <text:p>-48.600002</text:p>
          </table:table-cell>
          <table:table-cell office:value-type="float" office:value="10.096869" calcext:value-type="float">
            <text:p>10.096869</text:p>
          </table:table-cell>
          <table:table-cell office:value-type="float" office:value="504.088286" calcext:value-type="float">
            <text:p>504.088286</text:p>
          </table:table-cell>
          <table:table-cell table:number-columns-repeated="3"/>
          <table:table-cell table:formula="of:=[.$Q$3]*([.J206] + [.$Q$2])" office:value-type="float" office:value="-3.000001" calcext:value-type="float">
            <text:p>-3.000001</text:p>
          </table:table-cell>
          <table:table-cell table:formula="of:=[.$Q$5]*([.K206] + [.$Q$4])" office:value-type="float" office:value="39.8475021" calcext:value-type="float">
            <text:p>39.8475021</text:p>
          </table:table-cell>
          <table:table-cell table:formula="of:=[.$Q$7]*([.L206] + [.$Q$6])" office:value-type="float" office:value="1.399998" calcext:value-type="float">
            <text:p>1.399998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28" calcext:value-type="float">
            <text:p>-28</text:p>
          </table:table-cell>
          <table:table-cell office:value-type="float" office:value="992" calcext:value-type="float">
            <text:p>992</text:p>
          </table:table-cell>
          <table:table-cell office:value-type="float" office:value="-133" calcext:value-type="float">
            <text:p>-133</text:p>
          </table:table-cell>
          <table:table-cell office:value-type="float" office:value="368" calcext:value-type="float">
            <text:p>368</text:p>
          </table:table-cell>
          <table:table-cell office:value-type="float" office:value="-323" calcext:value-type="float">
            <text:p>-323</text:p>
          </table:table-cell>
          <table:table-cell office:value-type="float" office:value="-0.094144" calcext:value-type="float">
            <text:p>-0.094144</text:p>
          </table:table-cell>
          <table:table-cell office:value-type="float" office:value="-0.041188" calcext:value-type="float">
            <text:p>-0.041188</text:p>
          </table:table-cell>
          <table:table-cell office:value-type="float" office:value="1.45923" calcext:value-type="float">
            <text:p>1.45923</text:p>
          </table:table-cell>
          <table:table-cell office:value-type="float" office:value="-19.950001" calcext:value-type="float">
            <text:p>-19.950001</text:p>
          </table:table-cell>
          <table:table-cell office:value-type="float" office:value="55.200002" calcext:value-type="float">
            <text:p>55.200002</text:p>
          </table:table-cell>
          <table:table-cell office:value-type="float" office:value="-48.450002" calcext:value-type="float">
            <text:p>-48.450002</text:p>
          </table:table-cell>
          <table:table-cell office:value-type="float" office:value="9.752288" calcext:value-type="float">
            <text:p>9.752288</text:p>
          </table:table-cell>
          <table:table-cell office:value-type="float" office:value="507.387426" calcext:value-type="float">
            <text:p>507.387426</text:p>
          </table:table-cell>
          <table:table-cell table:number-columns-repeated="3"/>
          <table:table-cell table:formula="of:=[.$Q$3]*([.J207] + [.$Q$2])" office:value-type="float" office:value="-7.950001" calcext:value-type="float">
            <text:p>-7.950001</text:p>
          </table:table-cell>
          <table:table-cell table:formula="of:=[.$Q$5]*([.K207] + [.$Q$4])" office:value-type="float" office:value="39.0600021" calcext:value-type="float">
            <text:p>39.0600021</text:p>
          </table:table-cell>
          <table:table-cell table:formula="of:=[.$Q$7]*([.L207] + [.$Q$6])" office:value-type="float" office:value="1.549998" calcext:value-type="float">
            <text:p>1.549998</text:p>
          </table:table-cell>
        </table:table-row>
        <table:table-row table:style-name="ro1">
          <table:table-cell office:value-type="float" office:value="-36" calcext:value-type="float">
            <text:p>-36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-176" calcext:value-type="float">
            <text:p>-176</text:p>
          </table:table-cell>
          <table:table-cell office:value-type="float" office:value="361" calcext:value-type="float">
            <text:p>361</text:p>
          </table:table-cell>
          <table:table-cell office:value-type="float" office:value="-321" calcext:value-type="float">
            <text:p>-321</text:p>
          </table:table-cell>
          <table:table-cell office:value-type="float" office:value="-0.052956" calcext:value-type="float">
            <text:p>-0.052956</text:p>
          </table:table-cell>
          <table:table-cell office:value-type="float" office:value="0.011768" calcext:value-type="float">
            <text:p>0.011768</text:p>
          </table:table-cell>
          <table:table-cell office:value-type="float" office:value="1.470998" calcext:value-type="float">
            <text:p>1.470998</text:p>
          </table:table-cell>
          <table:table-cell office:value-type="float" office:value="-26.400001" calcext:value-type="float">
            <text:p>-26.400001</text:p>
          </table:table-cell>
          <table:table-cell office:value-type="float" office:value="54.150002" calcext:value-type="float">
            <text:p>54.150002</text:p>
          </table:table-cell>
          <table:table-cell office:value-type="float" office:value="-48.150002" calcext:value-type="float">
            <text:p>-48.150002</text:p>
          </table:table-cell>
          <table:table-cell office:value-type="float" office:value="9.813316" calcext:value-type="float">
            <text:p>9.813316</text:p>
          </table:table-cell>
          <table:table-cell office:value-type="float" office:value="514.138114" calcext:value-type="float">
            <text:p>514.138114</text:p>
          </table:table-cell>
          <table:table-cell table:number-columns-repeated="3"/>
          <table:table-cell table:formula="of:=[.$Q$3]*([.J208] + [.$Q$2])" office:value-type="float" office:value="-14.400001" calcext:value-type="float">
            <text:p>-14.400001</text:p>
          </table:table-cell>
          <table:table-cell table:formula="of:=[.$Q$5]*([.K208] + [.$Q$4])" office:value-type="float" office:value="37.9575021" calcext:value-type="float">
            <text:p>37.9575021</text:p>
          </table:table-cell>
          <table:table-cell table:formula="of:=[.$Q$7]*([.L208] + [.$Q$6])" office:value-type="float" office:value="1.849998" calcext:value-type="float">
            <text:p>1.849998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32" calcext:value-type="float">
            <text:p>32</text:p>
          </table:table-cell>
          <table:table-cell office:value-type="float" office:value="996" calcext:value-type="float">
            <text:p>996</text:p>
          </table:table-cell>
          <table:table-cell office:value-type="float" office:value="-229" calcext:value-type="float">
            <text:p>-229</text:p>
          </table:table-cell>
          <table:table-cell office:value-type="float" office:value="341" calcext:value-type="float">
            <text:p>341</text:p>
          </table:table-cell>
          <table:table-cell office:value-type="float" office:value="-311" calcext:value-type="float">
            <text:p>-311</text:p>
          </table:table-cell>
          <table:table-cell office:value-type="float" office:value="-0.005884" calcext:value-type="float">
            <text:p>-0.005884</text:p>
          </table:table-cell>
          <table:table-cell office:value-type="float" office:value="0.047072" calcext:value-type="float">
            <text:p>0.047072</text:p>
          </table:table-cell>
          <table:table-cell office:value-type="float" office:value="1.465114" calcext:value-type="float">
            <text:p>1.465114</text:p>
          </table:table-cell>
          <table:table-cell office:value-type="float" office:value="-34.350001" calcext:value-type="float">
            <text:p>-34.350001</text:p>
          </table:table-cell>
          <table:table-cell office:value-type="float" office:value="51.150002" calcext:value-type="float">
            <text:p>51.150002</text:p>
          </table:table-cell>
          <table:table-cell office:value-type="float" office:value="-46.650002" calcext:value-type="float">
            <text:p>-46.650002</text:p>
          </table:table-cell>
          <table:table-cell office:value-type="float" office:value="9.772542" calcext:value-type="float">
            <text:p>9.772542</text:p>
          </table:table-cell>
          <table:table-cell office:value-type="float" office:value="515.211607" calcext:value-type="float">
            <text:p>515.211607</text:p>
          </table:table-cell>
          <table:table-cell table:number-columns-repeated="3"/>
          <table:table-cell table:formula="of:=[.$Q$3]*([.J209] + [.$Q$2])" office:value-type="float" office:value="-22.350001" calcext:value-type="float">
            <text:p>-22.350001</text:p>
          </table:table-cell>
          <table:table-cell table:formula="of:=[.$Q$5]*([.K209] + [.$Q$4])" office:value-type="float" office:value="34.8075021" calcext:value-type="float">
            <text:p>34.8075021</text:p>
          </table:table-cell>
          <table:table-cell table:formula="of:=[.$Q$7]*([.L209] + [.$Q$6])" office:value-type="float" office:value="3.349998" calcext:value-type="float">
            <text:p>3.34999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-20" calcext:value-type="float">
            <text:p>-20</text:p>
          </table:table-cell>
          <table:table-cell office:value-type="float" office:value="968" calcext:value-type="float">
            <text:p>968</text:p>
          </table:table-cell>
          <table:table-cell office:value-type="float" office:value="-281" calcext:value-type="float">
            <text:p>-281</text:p>
          </table:table-cell>
          <table:table-cell office:value-type="float" office:value="303" calcext:value-type="float">
            <text:p>303</text:p>
          </table:table-cell>
          <table:table-cell office:value-type="float" office:value="-309" calcext:value-type="float">
            <text:p>-309</text:p>
          </table:table-cell>
          <table:table-cell office:value-type="float" office:value="0.070608" calcext:value-type="float">
            <text:p>0.070608</text:p>
          </table:table-cell>
          <table:table-cell office:value-type="float" office:value="-0.02942" calcext:value-type="float">
            <text:p>-0.02942</text:p>
          </table:table-cell>
          <table:table-cell office:value-type="float" office:value="1.423926" calcext:value-type="float">
            <text:p>1.423926</text:p>
          </table:table-cell>
          <table:table-cell office:value-type="float" office:value="-42.150002" calcext:value-type="float">
            <text:p>-42.150002</text:p>
          </table:table-cell>
          <table:table-cell office:value-type="float" office:value="45.450002" calcext:value-type="float">
            <text:p>45.450002</text:p>
          </table:table-cell>
          <table:table-cell office:value-type="float" office:value="-46.350002" calcext:value-type="float">
            <text:p>-46.350002</text:p>
          </table:table-cell>
          <table:table-cell office:value-type="float" office:value="9.506525" calcext:value-type="float">
            <text:p>9.506525</text:p>
          </table:table-cell>
          <table:table-cell office:value-type="float" office:value="515.995155" calcext:value-type="float">
            <text:p>515.995155</text:p>
          </table:table-cell>
          <table:table-cell table:number-columns-repeated="3"/>
          <table:table-cell table:formula="of:=[.$Q$3]*([.J210] + [.$Q$2])" office:value-type="float" office:value="-30.150002" calcext:value-type="float">
            <text:p>-30.150002</text:p>
          </table:table-cell>
          <table:table-cell table:formula="of:=[.$Q$5]*([.K210] + [.$Q$4])" office:value-type="float" office:value="28.8225021" calcext:value-type="float">
            <text:p>28.8225021</text:p>
          </table:table-cell>
          <table:table-cell table:formula="of:=[.$Q$7]*([.L210] + [.$Q$6])" office:value-type="float" office:value="3.649998" calcext:value-type="float">
            <text:p>3.649998</text:p>
          </table:table-cell>
        </table:table-row>
        <table:table-row table:style-name="ro1">
          <table:table-cell office:value-type="float" office:value="-28" calcext:value-type="float">
            <text:p>-28</text:p>
          </table:table-cell>
          <table:table-cell office:value-type="float" office:value="-24" calcext:value-type="float">
            <text:p>-24</text:p>
          </table:table-cell>
          <table:table-cell office:value-type="float" office:value="988" calcext:value-type="float">
            <text:p>988</text:p>
          </table:table-cell>
          <table:table-cell office:value-type="float" office:value="-313" calcext:value-type="float">
            <text:p>-313</text:p>
          </table:table-cell>
          <table:table-cell office:value-type="float" office:value="257" calcext:value-type="float">
            <text:p>257</text:p>
          </table:table-cell>
          <table:table-cell office:value-type="float" office:value="-308" calcext:value-type="float">
            <text:p>-308</text:p>
          </table:table-cell>
          <table:table-cell office:value-type="float" office:value="-0.041188" calcext:value-type="float">
            <text:p>-0.041188</text:p>
          </table:table-cell>
          <table:table-cell office:value-type="float" office:value="-0.035304" calcext:value-type="float">
            <text:p>-0.035304</text:p>
          </table:table-cell>
          <table:table-cell office:value-type="float" office:value="1.453346" calcext:value-type="float">
            <text:p>1.453346</text:p>
          </table:table-cell>
          <table:table-cell office:value-type="float" office:value="-46.950002" calcext:value-type="float">
            <text:p>-46.950002</text:p>
          </table:table-cell>
          <table:table-cell office:value-type="float" office:value="38.550002" calcext:value-type="float">
            <text:p>38.550002</text:p>
          </table:table-cell>
          <table:table-cell office:value-type="float" office:value="-46.200002" calcext:value-type="float">
            <text:p>-46.200002</text:p>
          </table:table-cell>
          <table:table-cell office:value-type="float" office:value="9.695718" calcext:value-type="float">
            <text:p>9.695718</text:p>
          </table:table-cell>
          <table:table-cell office:value-type="float" office:value="508.804481" calcext:value-type="float">
            <text:p>508.804481</text:p>
          </table:table-cell>
          <table:table-cell table:number-columns-repeated="3"/>
          <table:table-cell table:formula="of:=[.$Q$3]*([.J211] + [.$Q$2])" office:value-type="float" office:value="-34.950002" calcext:value-type="float">
            <text:p>-34.950002</text:p>
          </table:table-cell>
          <table:table-cell table:formula="of:=[.$Q$5]*([.K211] + [.$Q$4])" office:value-type="float" office:value="21.5775021" calcext:value-type="float">
            <text:p>21.5775021</text:p>
          </table:table-cell>
          <table:table-cell table:formula="of:=[.$Q$7]*([.L211] + [.$Q$6])" office:value-type="float" office:value="3.799998" calcext:value-type="float">
            <text:p>3.799998</text:p>
          </table:table-cell>
        </table:table-row>
        <table:table-row table:style-name="ro1">
          <table:table-cell office:value-type="float" office:value="-28" calcext:value-type="float">
            <text:p>-28</text:p>
          </table:table-cell>
          <table:table-cell office:value-type="float" office:value="12" calcext:value-type="float">
            <text:p>12</text:p>
          </table:table-cell>
          <table:table-cell office:value-type="float" office:value="996" calcext:value-type="float">
            <text:p>996</text:p>
          </table:table-cell>
          <table:table-cell office:value-type="float" office:value="-334" calcext:value-type="float">
            <text:p>-334</text:p>
          </table:table-cell>
          <table:table-cell office:value-type="float" office:value="189" calcext:value-type="float">
            <text:p>189</text:p>
          </table:table-cell>
          <table:table-cell office:value-type="float" office:value="-312" calcext:value-type="float">
            <text:p>-312</text:p>
          </table:table-cell>
          <table:table-cell office:value-type="float" office:value="-0.041188" calcext:value-type="float">
            <text:p>-0.041188</text:p>
          </table:table-cell>
          <table:table-cell office:value-type="float" office:value="0.017652" calcext:value-type="float">
            <text:p>0.017652</text:p>
          </table:table-cell>
          <table:table-cell office:value-type="float" office:value="1.465114" calcext:value-type="float">
            <text:p>1.465114</text:p>
          </table:table-cell>
          <table:table-cell office:value-type="float" office:value="-50.100002" calcext:value-type="float">
            <text:p>-50.100002</text:p>
          </table:table-cell>
          <table:table-cell office:value-type="float" office:value="28.350001" calcext:value-type="float">
            <text:p>28.350001</text:p>
          </table:table-cell>
          <table:table-cell office:value-type="float" office:value="-46.800002" calcext:value-type="float">
            <text:p>-46.800002</text:p>
          </table:table-cell>
          <table:table-cell office:value-type="float" office:value="9.771991" calcext:value-type="float">
            <text:p>9.771991</text:p>
          </table:table-cell>
          <table:table-cell office:value-type="float" office:value="494.591751" calcext:value-type="float">
            <text:p>494.591751</text:p>
          </table:table-cell>
          <table:table-cell table:number-columns-repeated="3"/>
          <table:table-cell table:formula="of:=[.$Q$3]*([.J212] + [.$Q$2])" office:value-type="float" office:value="-38.100002" calcext:value-type="float">
            <text:p>-38.100002</text:p>
          </table:table-cell>
          <table:table-cell table:formula="of:=[.$Q$5]*([.K212] + [.$Q$4])" office:value-type="float" office:value="10.86750105" calcext:value-type="float">
            <text:p>10.86750105</text:p>
          </table:table-cell>
          <table:table-cell table:formula="of:=[.$Q$7]*([.L212] + [.$Q$6])" office:value-type="float" office:value="3.199998" calcext:value-type="float">
            <text:p>3.1999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float" office:value="-336" calcext:value-type="float">
            <text:p>-336</text:p>
          </table:table-cell>
          <table:table-cell office:value-type="float" office:value="177" calcext:value-type="float">
            <text:p>177</text:p>
          </table:table-cell>
          <table:table-cell office:value-type="float" office:value="-313" calcext:value-type="float">
            <text:p>-313</text:p>
          </table:table-cell>
          <table:table-cell office:value-type="float" office:value="0" calcext:value-type="float">
            <text:p>0</text:p>
          </table:table-cell>
          <table:table-cell office:value-type="float" office:value="0.023536" calcext:value-type="float">
            <text:p>0.023536</text:p>
          </table:table-cell>
          <table:table-cell office:value-type="float" office:value="1.470998" calcext:value-type="float">
            <text:p>1.470998</text:p>
          </table:table-cell>
          <table:table-cell office:value-type="float" office:value="-50.400002" calcext:value-type="float">
            <text:p>-50.400002</text:p>
          </table:table-cell>
          <table:table-cell office:value-type="float" office:value="26.550001" calcext:value-type="float">
            <text:p>26.550001</text:p>
          </table:table-cell>
          <table:table-cell office:value-type="float" office:value="-46.950002" calcext:value-type="float">
            <text:p>-46.950002</text:p>
          </table:table-cell>
          <table:table-cell office:value-type="float" office:value="9.807905" calcext:value-type="float">
            <text:p>9.807905</text:p>
          </table:table-cell>
          <table:table-cell office:value-type="float" office:value="492.132096" calcext:value-type="float">
            <text:p>492.132096</text:p>
          </table:table-cell>
          <table:table-cell table:number-columns-repeated="3"/>
          <table:table-cell table:formula="of:=[.$Q$3]*([.J213] + [.$Q$2])" office:value-type="float" office:value="-38.400002" calcext:value-type="float">
            <text:p>-38.400002</text:p>
          </table:table-cell>
          <table:table-cell table:formula="of:=[.$Q$5]*([.K213] + [.$Q$4])" office:value-type="float" office:value="8.97750105" calcext:value-type="float">
            <text:p>8.97750105</text:p>
          </table:table-cell>
          <table:table-cell table:formula="of:=[.$Q$7]*([.L213] + [.$Q$6])" office:value-type="float" office:value="3.049998" calcext:value-type="float">
            <text:p>3.049998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float" office:value="-288" calcext:value-type="float">
            <text:p>-288</text:p>
          </table:table-cell>
          <table:table-cell office:value-type="float" office:value="282" calcext:value-type="float">
            <text:p>282</text:p>
          </table:table-cell>
          <table:table-cell office:value-type="float" office:value="-314" calcext:value-type="float">
            <text:p>-314</text:p>
          </table:table-cell>
          <table:table-cell office:value-type="float" office:value="-0.011768" calcext:value-type="float">
            <text:p>-0.011768</text:p>
          </table:table-cell>
          <table:table-cell office:value-type="float" office:value="0.023536" calcext:value-type="float">
            <text:p>0.023536</text:p>
          </table:table-cell>
          <table:table-cell office:value-type="float" office:value="1.470998" calcext:value-type="float">
            <text:p>1.470998</text:p>
          </table:table-cell>
          <table:table-cell office:value-type="float" office:value="-43.200002" calcext:value-type="float">
            <text:p>-43.200002</text:p>
          </table:table-cell>
          <table:table-cell office:value-type="float" office:value="42.300002" calcext:value-type="float">
            <text:p>42.300002</text:p>
          </table:table-cell>
          <table:table-cell office:value-type="float" office:value="-47.100002" calcext:value-type="float">
            <text:p>-47.100002</text:p>
          </table:table-cell>
          <table:table-cell office:value-type="float" office:value="9.808219" calcext:value-type="float">
            <text:p>9.808219</text:p>
          </table:table-cell>
          <table:table-cell office:value-type="float" office:value="510.944224" calcext:value-type="float">
            <text:p>510.944224</text:p>
          </table:table-cell>
          <table:table-cell table:number-columns-repeated="3"/>
          <table:table-cell table:formula="of:=[.$Q$3]*([.J214] + [.$Q$2])" office:value-type="float" office:value="-31.200002" calcext:value-type="float">
            <text:p>-31.200002</text:p>
          </table:table-cell>
          <table:table-cell table:formula="of:=[.$Q$5]*([.K214] + [.$Q$4])" office:value-type="float" office:value="25.5150021" calcext:value-type="float">
            <text:p>25.5150021</text:p>
          </table:table-cell>
          <table:table-cell table:formula="of:=[.$Q$7]*([.L214] + [.$Q$6])" office:value-type="float" office:value="2.899998" calcext:value-type="float">
            <text:p>2.899998</text:p>
          </table:table-cell>
        </table:table-row>
        <table:table-row table:style-name="ro1">
          <table:table-cell office:value-type="float" office:value="-44" calcext:value-type="float">
            <text:p>-44</text:p>
          </table:table-cell>
          <table:table-cell office:value-type="float" office:value="12" calcext:value-type="float">
            <text:p>12</text:p>
          </table:table-cell>
          <table:table-cell office:value-type="float" office:value="1088" calcext:value-type="float">
            <text:p>1088</text:p>
          </table:table-cell>
          <table:table-cell office:value-type="float" office:value="-238" calcext:value-type="float">
            <text:p>-238</text:p>
          </table:table-cell>
          <table:table-cell office:value-type="float" office:value="326" calcext:value-type="float">
            <text:p>326</text:p>
          </table:table-cell>
          <table:table-cell office:value-type="float" office:value="-314" calcext:value-type="float">
            <text:p>-314</text:p>
          </table:table-cell>
          <table:table-cell office:value-type="float" office:value="-0.064724" calcext:value-type="float">
            <text:p>-0.064724</text:p>
          </table:table-cell>
          <table:table-cell office:value-type="float" office:value="0.017652" calcext:value-type="float">
            <text:p>0.017652</text:p>
          </table:table-cell>
          <table:table-cell office:value-type="float" office:value="1.600445" calcext:value-type="float">
            <text:p>1.600445</text:p>
          </table:table-cell>
          <table:table-cell office:value-type="float" office:value="-35.700001" calcext:value-type="float">
            <text:p>-35.700001</text:p>
          </table:table-cell>
          <table:table-cell office:value-type="float" office:value="48.900002" calcext:value-type="float">
            <text:p>48.900002</text:p>
          </table:table-cell>
          <table:table-cell office:value-type="float" office:value="-47.100002" calcext:value-type="float">
            <text:p>-47.100002</text:p>
          </table:table-cell>
          <table:table-cell office:value-type="float" office:value="10.679006" calcext:value-type="float">
            <text:p>10.679006</text:p>
          </table:table-cell>
          <table:table-cell office:value-type="float" office:value="511.386351" calcext:value-type="float">
            <text:p>511.386351</text:p>
          </table:table-cell>
          <table:table-cell table:number-columns-repeated="3"/>
          <table:table-cell table:formula="of:=[.$Q$3]*([.J215] + [.$Q$2])" office:value-type="float" office:value="-23.700001" calcext:value-type="float">
            <text:p>-23.700001</text:p>
          </table:table-cell>
          <table:table-cell table:formula="of:=[.$Q$5]*([.K215] + [.$Q$4])" office:value-type="float" office:value="32.4450021" calcext:value-type="float">
            <text:p>32.4450021</text:p>
          </table:table-cell>
          <table:table-cell table:formula="of:=[.$Q$7]*([.L215] + [.$Q$6])" office:value-type="float" office:value="2.899998" calcext:value-type="float">
            <text:p>2.899998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8" calcext:value-type="float">
            <text:p>-8</text:p>
          </table:table-cell>
          <table:table-cell office:value-type="float" office:value="964" calcext:value-type="float">
            <text:p>964</text:p>
          </table:table-cell>
          <table:table-cell office:value-type="float" office:value="-170" calcext:value-type="float">
            <text:p>-170</text:p>
          </table:table-cell>
          <table:table-cell office:value-type="float" office:value="356" calcext:value-type="float">
            <text:p>356</text:p>
          </table:table-cell>
          <table:table-cell office:value-type="float" office:value="-322" calcext:value-type="float">
            <text:p>-322</text:p>
          </table:table-cell>
          <table:table-cell office:value-type="float" office:value="-0.005884" calcext:value-type="float">
            <text:p>-0.005884</text:p>
          </table:table-cell>
          <table:table-cell office:value-type="float" office:value="-0.011768" calcext:value-type="float">
            <text:p>-0.011768</text:p>
          </table:table-cell>
          <table:table-cell office:value-type="float" office:value="1.418042" calcext:value-type="float">
            <text:p>1.418042</text:p>
          </table:table-cell>
          <table:table-cell office:value-type="float" office:value="-25.500001" calcext:value-type="float">
            <text:p>-25.500001</text:p>
          </table:table-cell>
          <table:table-cell office:value-type="float" office:value="53.400002" calcext:value-type="float">
            <text:p>53.400002</text:p>
          </table:table-cell>
          <table:table-cell office:value-type="float" office:value="-48.300002" calcext:value-type="float">
            <text:p>-48.300002</text:p>
          </table:table-cell>
          <table:table-cell office:value-type="float" office:value="9.454018" calcext:value-type="float">
            <text:p>9.454018</text:p>
          </table:table-cell>
          <table:table-cell office:value-type="float" office:value="509.23472" calcext:value-type="float">
            <text:p>509.23472</text:p>
          </table:table-cell>
          <table:table-cell table:number-columns-repeated="3"/>
          <table:table-cell table:formula="of:=[.$Q$3]*([.J216] + [.$Q$2])" office:value-type="float" office:value="-13.500001" calcext:value-type="float">
            <text:p>-13.500001</text:p>
          </table:table-cell>
          <table:table-cell table:formula="of:=[.$Q$5]*([.K216] + [.$Q$4])" office:value-type="float" office:value="37.1700021" calcext:value-type="float">
            <text:p>37.1700021</text:p>
          </table:table-cell>
          <table:table-cell table:formula="of:=[.$Q$7]*([.L216] + [.$Q$6])" office:value-type="float" office:value="1.699998" calcext:value-type="float">
            <text:p>1.699998</text:p>
          </table:table-cell>
        </table:table-row>
        <table:table-row table:style-name="ro1">
          <table:table-cell office:value-type="float" office:value="-24" calcext:value-type="float">
            <text:p>-24</text:p>
          </table:table-cell>
          <table:table-cell office:value-type="float" office:value="8" calcext:value-type="float">
            <text:p>8</text:p>
          </table:table-cell>
          <table:table-cell office:value-type="float" office:value="956" calcext:value-type="float">
            <text:p>956</text:p>
          </table:table-cell>
          <table:table-cell office:value-type="float" office:value="-42" calcext:value-type="float">
            <text:p>-42</text:p>
          </table:table-cell>
          <table:table-cell office:value-type="float" office:value="371" calcext:value-type="float">
            <text:p>371</text:p>
          </table:table-cell>
          <table:table-cell office:value-type="float" office:value="-326" calcext:value-type="float">
            <text:p>-326</text:p>
          </table:table-cell>
          <table:table-cell office:value-type="float" office:value="-0.035304" calcext:value-type="float">
            <text:p>-0.035304</text:p>
          </table:table-cell>
          <table:table-cell office:value-type="float" office:value="0.011768" calcext:value-type="float">
            <text:p>0.011768</text:p>
          </table:table-cell>
          <table:table-cell office:value-type="float" office:value="1.406274" calcext:value-type="float">
            <text:p>1.406274</text:p>
          </table:table-cell>
          <table:table-cell office:value-type="float" office:value="-6.3" calcext:value-type="float">
            <text:p>-6.3</text:p>
          </table:table-cell>
          <table:table-cell office:value-type="float" office:value="55.650002" calcext:value-type="float">
            <text:p>55.650002</text:p>
          </table:table-cell>
          <table:table-cell office:value-type="float" office:value="-48.900002" calcext:value-type="float">
            <text:p>-48.900002</text:p>
          </table:table-cell>
          <table:table-cell office:value-type="float" office:value="9.37844" calcext:value-type="float">
            <text:p>9.37844</text:p>
          </table:table-cell>
          <table:table-cell office:value-type="float" office:value="495.662183" calcext:value-type="float">
            <text:p>495.662183</text:p>
          </table:table-cell>
          <table:table-cell table:number-columns-repeated="3"/>
          <table:table-cell table:formula="of:=[.$Q$3]*([.J217] + [.$Q$2])" office:value-type="float" office:value="5.7" calcext:value-type="float">
            <text:p>5.7</text:p>
          </table:table-cell>
          <table:table-cell table:formula="of:=[.$Q$5]*([.K217] + [.$Q$4])" office:value-type="float" office:value="39.5325021" calcext:value-type="float">
            <text:p>39.5325021</text:p>
          </table:table-cell>
          <table:table-cell table:formula="of:=[.$Q$7]*([.L217] + [.$Q$6])" office:value-type="float" office:value="1.099998" calcext:value-type="float">
            <text:p>1.099998</text:p>
          </table:table-cell>
        </table:table-row>
        <table:table-row table:style-name="ro1">
          <table:table-cell office:value-type="float" office:value="-48" calcext:value-type="float">
            <text:p>-48</text:p>
          </table:table-cell>
          <table:table-cell office:value-type="float" office:value="-4" calcext:value-type="float">
            <text:p>-4</text:p>
          </table:table-cell>
          <table:table-cell office:value-type="float" office:value="1012" calcext:value-type="float">
            <text:p>1012</text:p>
          </table:table-cell>
          <table:table-cell office:value-type="float" office:value="58" calcext:value-type="float">
            <text:p>58</text:p>
          </table:table-cell>
          <table:table-cell office:value-type="float" office:value="337" calcext:value-type="float">
            <text:p>337</text:p>
          </table:table-cell>
          <table:table-cell office:value-type="float" office:value="-332" calcext:value-type="float">
            <text:p>-332</text:p>
          </table:table-cell>
          <table:table-cell office:value-type="float" office:value="-0.070608" calcext:value-type="float">
            <text:p>-0.070608</text:p>
          </table:table-cell>
          <table:table-cell office:value-type="float" office:value="-0.005884" calcext:value-type="float">
            <text:p>-0.005884</text:p>
          </table:table-cell>
          <table:table-cell office:value-type="float" office:value="1.48865" calcext:value-type="float">
            <text:p>1.48865</text:p>
          </table:table-cell>
          <table:table-cell office:value-type="float" office:value="8.7" calcext:value-type="float">
            <text:p>8.7</text:p>
          </table:table-cell>
          <table:table-cell office:value-type="float" office:value="50.550002" calcext:value-type="float">
            <text:p>50.550002</text:p>
          </table:table-cell>
          <table:table-cell office:value-type="float" office:value="-49.800002" calcext:value-type="float">
            <text:p>-49.800002</text:p>
          </table:table-cell>
          <table:table-cell office:value-type="float" office:value="9.935565" calcext:value-type="float">
            <text:p>9.935565</text:p>
          </table:table-cell>
          <table:table-cell office:value-type="float" office:value="476.609903" calcext:value-type="float">
            <text:p>476.609903</text:p>
          </table:table-cell>
          <table:table-cell table:number-columns-repeated="3"/>
          <table:table-cell table:formula="of:=[.$Q$3]*([.J218] + [.$Q$2])" office:value-type="float" office:value="20.7" calcext:value-type="float">
            <text:p>20.7</text:p>
          </table:table-cell>
          <table:table-cell table:formula="of:=[.$Q$5]*([.K218] + [.$Q$4])" office:value-type="float" office:value="34.1775021" calcext:value-type="float">
            <text:p>34.1775021</text:p>
          </table:table-cell>
          <table:table-cell table:formula="of:=[.$Q$7]*([.L218] + [.$Q$6])" office:value-type="float" office:value="0.199998000000001" calcext:value-type="float">
            <text:p>0.199998000000001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44" calcext:value-type="float">
            <text:p>-44</text:p>
          </table:table-cell>
          <table:table-cell office:value-type="float" office:value="992" calcext:value-type="float">
            <text:p>992</text:p>
          </table:table-cell>
          <table:table-cell office:value-type="float" office:value="106" calcext:value-type="float">
            <text:p>106</text:p>
          </table:table-cell>
          <table:table-cell office:value-type="float" office:value="298" calcext:value-type="float">
            <text:p>298</text:p>
          </table:table-cell>
          <table:table-cell office:value-type="float" office:value="-333" calcext:value-type="float">
            <text:p>-333</text:p>
          </table:table-cell>
          <table:table-cell office:value-type="float" office:value="-0.011768" calcext:value-type="float">
            <text:p>-0.011768</text:p>
          </table:table-cell>
          <table:table-cell office:value-type="float" office:value="-0.064724" calcext:value-type="float">
            <text:p>-0.064724</text:p>
          </table:table-cell>
          <table:table-cell office:value-type="float" office:value="1.45923" calcext:value-type="float">
            <text:p>1.45923</text:p>
          </table:table-cell>
          <table:table-cell office:value-type="float" office:value="15.900001" calcext:value-type="float">
            <text:p>15.900001</text:p>
          </table:table-cell>
          <table:table-cell office:value-type="float" office:value="44.700002" calcext:value-type="float">
            <text:p>44.700002</text:p>
          </table:table-cell>
          <table:table-cell office:value-type="float" office:value="-49.950002" calcext:value-type="float">
            <text:p>-49.950002</text:p>
          </table:table-cell>
          <table:table-cell office:value-type="float" office:value="9.738078" calcext:value-type="float">
            <text:p>9.738078</text:p>
          </table:table-cell>
          <table:table-cell office:value-type="float" office:value="459.270073" calcext:value-type="float">
            <text:p>459.270073</text:p>
          </table:table-cell>
          <table:table-cell table:number-columns-repeated="3"/>
          <table:table-cell table:formula="of:=[.$Q$3]*([.J219] + [.$Q$2])" office:value-type="float" office:value="27.900001" calcext:value-type="float">
            <text:p>27.900001</text:p>
          </table:table-cell>
          <table:table-cell table:formula="of:=[.$Q$5]*([.K219] + [.$Q$4])" office:value-type="float" office:value="28.0350021" calcext:value-type="float">
            <text:p>28.0350021</text:p>
          </table:table-cell>
          <table:table-cell table:formula="of:=[.$Q$7]*([.L219] + [.$Q$6])" office:value-type="float" office:value="0.0499980000000022" calcext:value-type="float">
            <text:p>0.049998000000002</text:p>
          </table:table-cell>
        </table:table-row>
        <table:table-row table:style-name="ro1">
          <table:table-cell office:value-type="float" office:value="-32" calcext:value-type="float">
            <text:p>-32</text:p>
          </table:table-cell>
          <table:table-cell office:value-type="float" office:value="-76" calcext:value-type="float">
            <text:p>-76</text:p>
          </table:table-cell>
          <table:table-cell office:value-type="float" office:value="952" calcext:value-type="float">
            <text:p>952</text:p>
          </table:table-cell>
          <table:table-cell office:value-type="float" office:value="148" calcext:value-type="float">
            <text:p>148</text:p>
          </table:table-cell>
          <table:table-cell office:value-type="float" office:value="245" calcext:value-type="float">
            <text:p>245</text:p>
          </table:table-cell>
          <table:table-cell office:value-type="float" office:value="-339" calcext:value-type="float">
            <text:p>-339</text:p>
          </table:table-cell>
          <table:table-cell office:value-type="float" office:value="-0.047072" calcext:value-type="float">
            <text:p>-0.047072</text:p>
          </table:table-cell>
          <table:table-cell office:value-type="float" office:value="-0.111796" calcext:value-type="float">
            <text:p>-0.111796</text:p>
          </table:table-cell>
          <table:table-cell office:value-type="float" office:value="1.40039" calcext:value-type="float">
            <text:p>1.40039</text:p>
          </table:table-cell>
          <table:table-cell office:value-type="float" office:value="22.200001" calcext:value-type="float">
            <text:p>22.200001</text:p>
          </table:table-cell>
          <table:table-cell office:value-type="float" office:value="36.750001" calcext:value-type="float">
            <text:p>36.750001</text:p>
          </table:table-cell>
          <table:table-cell office:value-type="float" office:value="-50.850002" calcext:value-type="float">
            <text:p>-50.850002</text:p>
          </table:table-cell>
          <table:table-cell office:value-type="float" office:value="9.370889" calcext:value-type="float">
            <text:p>9.370889</text:p>
          </table:table-cell>
          <table:table-cell office:value-type="float" office:value="443.677811" calcext:value-type="float">
            <text:p>443.677811</text:p>
          </table:table-cell>
          <table:table-cell table:number-columns-repeated="3"/>
          <table:table-cell table:formula="of:=[.$Q$3]*([.J220] + [.$Q$2])" office:value-type="float" office:value="34.200001" calcext:value-type="float">
            <text:p>34.200001</text:p>
          </table:table-cell>
          <table:table-cell table:formula="of:=[.$Q$5]*([.K220] + [.$Q$4])" office:value-type="float" office:value="19.68750105" calcext:value-type="float">
            <text:p>19.68750105</text:p>
          </table:table-cell>
          <table:table-cell table:formula="of:=[.$Q$7]*([.L220] + [.$Q$6])" office:value-type="float" office:value="-0.850002000000004" calcext:value-type="float">
            <text:p>-0.850002000000004</text:p>
          </table:table-cell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-48" calcext:value-type="float">
            <text:p>-48</text:p>
          </table:table-cell>
          <table:table-cell office:value-type="float" office:value="928" calcext:value-type="float">
            <text:p>928</text:p>
          </table:table-cell>
          <table:table-cell office:value-type="float" office:value="177" calcext:value-type="float">
            <text:p>177</text:p>
          </table:table-cell>
          <table:table-cell office:value-type="float" office:value="179" calcext:value-type="float">
            <text:p>179</text:p>
          </table:table-cell>
          <table:table-cell office:value-type="float" office:value="-340" calcext:value-type="float">
            <text:p>-340</text:p>
          </table:table-cell>
          <table:table-cell office:value-type="float" office:value="-0.05884" calcext:value-type="float">
            <text:p>-0.05884</text:p>
          </table:table-cell>
          <table:table-cell office:value-type="float" office:value="-0.070608" calcext:value-type="float">
            <text:p>-0.070608</text:p>
          </table:table-cell>
          <table:table-cell office:value-type="float" office:value="1.365086" calcext:value-type="float">
            <text:p>1.365086</text:p>
          </table:table-cell>
          <table:table-cell office:value-type="float" office:value="26.550001" calcext:value-type="float">
            <text:p>26.550001</text:p>
          </table:table-cell>
          <table:table-cell office:value-type="float" office:value="26.850001" calcext:value-type="float">
            <text:p>26.850001</text:p>
          </table:table-cell>
          <table:table-cell office:value-type="float" office:value="-51.000002" calcext:value-type="float">
            <text:p>-51.000002</text:p>
          </table:table-cell>
          <table:table-cell office:value-type="float" office:value="9.121176" calcext:value-type="float">
            <text:p>9.121176</text:p>
          </table:table-cell>
          <table:table-cell office:value-type="float" office:value="423.048461" calcext:value-type="float">
            <text:p>423.048461</text:p>
          </table:table-cell>
          <table:table-cell table:number-columns-repeated="3"/>
          <table:table-cell table:formula="of:=[.$Q$3]*([.J221] + [.$Q$2])" office:value-type="float" office:value="38.550001" calcext:value-type="float">
            <text:p>38.550001</text:p>
          </table:table-cell>
          <table:table-cell table:formula="of:=[.$Q$5]*([.K221] + [.$Q$4])" office:value-type="float" office:value="9.29250105" calcext:value-type="float">
            <text:p>9.29250105</text:p>
          </table:table-cell>
          <table:table-cell table:formula="of:=[.$Q$7]*([.L221] + [.$Q$6])" office:value-type="float" office:value="-1.000002" calcext:value-type="float">
            <text:p>-1.0000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36" calcext:value-type="float">
            <text:p>-36</text:p>
          </table:table-cell>
          <table:table-cell office:value-type="float" office:value="988" calcext:value-type="float">
            <text:p>988</text:p>
          </table:table-cell>
          <table:table-cell office:value-type="float" office:value="185" calcext:value-type="float">
            <text:p>185</text:p>
          </table:table-cell>
          <table:table-cell office:value-type="float" office:value="116" calcext:value-type="float">
            <text:p>116</text:p>
          </table:table-cell>
          <table:table-cell office:value-type="float" office:value="-343" calcext:value-type="float">
            <text:p>-343</text:p>
          </table:table-cell>
          <table:table-cell office:value-type="float" office:value="0.005884" calcext:value-type="float">
            <text:p>0.005884</text:p>
          </table:table-cell>
          <table:table-cell office:value-type="float" office:value="-0.052956" calcext:value-type="float">
            <text:p>-0.052956</text:p>
          </table:table-cell>
          <table:table-cell office:value-type="float" office:value="1.453346" calcext:value-type="float">
            <text:p>1.453346</text:p>
          </table:table-cell>
          <table:table-cell office:value-type="float" office:value="27.750001" calcext:value-type="float">
            <text:p>27.750001</text:p>
          </table:table-cell>
          <table:table-cell office:value-type="float" office:value="17.400001" calcext:value-type="float">
            <text:p>17.400001</text:p>
          </table:table-cell>
          <table:table-cell office:value-type="float" office:value="-51.450002" calcext:value-type="float">
            <text:p>-51.450002</text:p>
          </table:table-cell>
          <table:table-cell office:value-type="float" office:value="9.69548" calcext:value-type="float">
            <text:p>9.69548</text:p>
          </table:table-cell>
          <table:table-cell office:value-type="float" office:value="406.607919" calcext:value-type="float">
            <text:p>406.607919</text:p>
          </table:table-cell>
          <table:table-cell table:number-columns-repeated="3"/>
          <table:table-cell table:formula="of:=[.$Q$3]*([.J222] + [.$Q$2])" office:value-type="float" office:value="39.750001" calcext:value-type="float">
            <text:p>39.750001</text:p>
          </table:table-cell>
          <table:table-cell table:formula="of:=[.$Q$5]*([.K222] + [.$Q$4])" office:value-type="float" office:value="-0.62999895" calcext:value-type="float">
            <text:p>-0.62999895</text:p>
          </table:table-cell>
          <table:table-cell table:formula="of:=[.$Q$7]*([.L222] + [.$Q$6])" office:value-type="float" office:value="-1.450002" calcext:value-type="float">
            <text:p>-1.45000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16" calcext:value-type="float">
            <text:p>-16</text:p>
          </table:table-cell>
          <table:table-cell office:value-type="float" office:value="988" calcext:value-type="float">
            <text:p>988</text:p>
          </table:table-cell>
          <table:table-cell office:value-type="float" office:value="174" calcext:value-type="float">
            <text:p>174</text:p>
          </table:table-cell>
          <table:table-cell office:value-type="float" office:value="54" calcext:value-type="float">
            <text:p>54</text:p>
          </table:table-cell>
          <table:table-cell office:value-type="float" office:value="-344" calcext:value-type="float">
            <text:p>-344</text:p>
          </table:table-cell>
          <table:table-cell office:value-type="float" office:value="0.017652" calcext:value-type="float">
            <text:p>0.017652</text:p>
          </table:table-cell>
          <table:table-cell office:value-type="float" office:value="-0.023536" calcext:value-type="float">
            <text:p>-0.023536</text:p>
          </table:table-cell>
          <table:table-cell office:value-type="float" office:value="1.453346" calcext:value-type="float">
            <text:p>1.453346</text:p>
          </table:table-cell>
          <table:table-cell office:value-type="float" office:value="26.100001" calcext:value-type="float">
            <text:p>26.100001</text:p>
          </table:table-cell>
          <table:table-cell office:value-type="float" office:value="8.1" calcext:value-type="float">
            <text:p>8.1</text:p>
          </table:table-cell>
          <table:table-cell office:value-type="float" office:value="-51.600002" calcext:value-type="float">
            <text:p>-51.600002</text:p>
          </table:table-cell>
          <table:table-cell office:value-type="float" office:value="9.690956" calcext:value-type="float">
            <text:p>9.690956</text:p>
          </table:table-cell>
          <table:table-cell office:value-type="float" office:value="389.265976" calcext:value-type="float">
            <text:p>389.265976</text:p>
          </table:table-cell>
          <table:table-cell table:number-columns-repeated="3"/>
          <table:table-cell table:formula="of:=[.$Q$3]*([.J223] + [.$Q$2])" office:value-type="float" office:value="38.100001" calcext:value-type="float">
            <text:p>38.100001</text:p>
          </table:table-cell>
          <table:table-cell table:formula="of:=[.$Q$5]*([.K223] + [.$Q$4])" office:value-type="float" office:value="-10.395" calcext:value-type="float">
            <text:p>-10.395</text:p>
          </table:table-cell>
          <table:table-cell table:formula="of:=[.$Q$7]*([.L223] + [.$Q$6])" office:value-type="float" office:value="-1.600002" calcext:value-type="float">
            <text:p>-1.600002</text:p>
          </table:table-cell>
        </table:table-row>
        <table:table-row table:style-name="ro1">
          <table:table-cell office:value-type="float" office:value="-24" calcext:value-type="float">
            <text:p>-24</text:p>
          </table:table-cell>
          <table:table-cell office:value-type="float" office:value="0" calcext:value-type="float">
            <text:p>0</text:p>
          </table:table-cell>
          <table:table-cell office:value-type="float" office:value="1020" calcext:value-type="float">
            <text:p>1020</text:p>
          </table:table-cell>
          <table:table-cell office:value-type="float" office:value="146" calcext:value-type="float">
            <text:p>146</text:p>
          </table:table-cell>
          <table:table-cell office:value-type="float" office:value="-23" calcext:value-type="float">
            <text:p>-23</text:p>
          </table:table-cell>
          <table:table-cell office:value-type="float" office:value="-341" calcext:value-type="float">
            <text:p>-341</text:p>
          </table:table-cell>
          <table:table-cell office:value-type="float" office:value="-0.035304" calcext:value-type="float">
            <text:p>-0.035304</text:p>
          </table:table-cell>
          <table:table-cell office:value-type="float" office:value="0" calcext:value-type="float">
            <text:p>0</text:p>
          </table:table-cell>
          <table:table-cell office:value-type="float" office:value="1.500418" calcext:value-type="float">
            <text:p>1.500418</text:p>
          </table:table-cell>
          <table:table-cell office:value-type="float" office:value="21.900001" calcext:value-type="float">
            <text:p>21.900001</text:p>
          </table:table-cell>
          <table:table-cell office:value-type="float" office:value="-3.45" calcext:value-type="float">
            <text:p>-3.45</text:p>
          </table:table-cell>
          <table:table-cell office:value-type="float" office:value="-51.150002" calcext:value-type="float">
            <text:p>-51.150002</text:p>
          </table:table-cell>
          <table:table-cell office:value-type="float" office:value="10.005552" calcext:value-type="float">
            <text:p>10.005552</text:p>
          </table:table-cell>
          <table:table-cell office:value-type="float" office:value="371.653064" calcext:value-type="float">
            <text:p>371.653064</text:p>
          </table:table-cell>
          <table:table-cell table:number-columns-repeated="3"/>
          <table:table-cell table:formula="of:=[.$Q$3]*([.J224] + [.$Q$2])" office:value-type="float" office:value="33.900001" calcext:value-type="float">
            <text:p>33.900001</text:p>
          </table:table-cell>
          <table:table-cell table:formula="of:=[.$Q$5]*([.K224] + [.$Q$4])" office:value-type="float" office:value="-22.5225" calcext:value-type="float">
            <text:p>-22.5225</text:p>
          </table:table-cell>
          <table:table-cell table:formula="of:=[.$Q$7]*([.L224] + [.$Q$6])" office:value-type="float" office:value="-1.150002" calcext:value-type="float">
            <text:p>-1.150002</text:p>
          </table:table-cell>
        </table:table-row>
        <table:table-row table:style-name="ro1">
          <table:table-cell office:value-type="float" office:value="-36" calcext:value-type="float">
            <text:p>-36</text:p>
          </table:table-cell>
          <table:table-cell office:value-type="float" office:value="-4" calcext:value-type="float">
            <text:p>-4</text:p>
          </table:table-cell>
          <table:table-cell office:value-type="float" office:value="972" calcext:value-type="float">
            <text:p>972</text:p>
          </table:table-cell>
          <table:table-cell office:value-type="float" office:value="113" calcext:value-type="float">
            <text:p>113</text:p>
          </table:table-cell>
          <table:table-cell office:value-type="float" office:value="-71" calcext:value-type="float">
            <text:p>-71</text:p>
          </table:table-cell>
          <table:table-cell office:value-type="float" office:value="-337" calcext:value-type="float">
            <text:p>-337</text:p>
          </table:table-cell>
          <table:table-cell office:value-type="float" office:value="-0.052956" calcext:value-type="float">
            <text:p>-0.052956</text:p>
          </table:table-cell>
          <table:table-cell office:value-type="float" office:value="-0.005884" calcext:value-type="float">
            <text:p>-0.005884</text:p>
          </table:table-cell>
          <table:table-cell office:value-type="float" office:value="1.42981" calcext:value-type="float">
            <text:p>1.42981</text:p>
          </table:table-cell>
          <table:table-cell office:value-type="float" office:value="16.950001" calcext:value-type="float">
            <text:p>16.950001</text:p>
          </table:table-cell>
          <table:table-cell office:value-type="float" office:value="-10.65" calcext:value-type="float">
            <text:p>-10.65</text:p>
          </table:table-cell>
          <table:table-cell office:value-type="float" office:value="-50.550002" calcext:value-type="float">
            <text:p>-50.550002</text:p>
          </table:table-cell>
          <table:table-cell office:value-type="float" office:value="9.538681" calcext:value-type="float">
            <text:p>9.538681</text:p>
          </table:table-cell>
          <table:table-cell office:value-type="float" office:value="362.462412" calcext:value-type="float">
            <text:p>362.462412</text:p>
          </table:table-cell>
          <table:table-cell table:number-columns-repeated="3"/>
          <table:table-cell table:formula="of:=[.$Q$3]*([.J225] + [.$Q$2])" office:value-type="float" office:value="28.950001" calcext:value-type="float">
            <text:p>28.950001</text:p>
          </table:table-cell>
          <table:table-cell table:formula="of:=[.$Q$5]*([.K225] + [.$Q$4])" office:value-type="float" office:value="-30.0825" calcext:value-type="float">
            <text:p>-30.0825</text:p>
          </table:table-cell>
          <table:table-cell table:formula="of:=[.$Q$7]*([.L225] + [.$Q$6])" office:value-type="float" office:value="-0.550001999999999" calcext:value-type="float">
            <text:p>-0.550001999999999</text:p>
          </table:table-cell>
        </table:table-row>
        <table:table-row table:style-name="ro1">
          <table:table-cell office:value-type="float" office:value="-32" calcext:value-type="float">
            <text:p>-32</text:p>
          </table:table-cell>
          <table:table-cell office:value-type="float" office:value="-8" calcext:value-type="float">
            <text:p>-8</text:p>
          </table:table-cell>
          <table:table-cell office:value-type="float" office:value="972" calcext:value-type="float">
            <text:p>972</text:p>
          </table:table-cell>
          <table:table-cell office:value-type="float" office:value="70" calcext:value-type="float">
            <text:p>70</text:p>
          </table:table-cell>
          <table:table-cell office:value-type="float" office:value="-99" calcext:value-type="float">
            <text:p>-99</text:p>
          </table:table-cell>
          <table:table-cell office:value-type="float" office:value="-338" calcext:value-type="float">
            <text:p>-338</text:p>
          </table:table-cell>
          <table:table-cell office:value-type="float" office:value="-0.047072" calcext:value-type="float">
            <text:p>-0.047072</text:p>
          </table:table-cell>
          <table:table-cell office:value-type="float" office:value="-0.011768" calcext:value-type="float">
            <text:p>-0.011768</text:p>
          </table:table-cell>
          <table:table-cell office:value-type="float" office:value="1.42981" calcext:value-type="float">
            <text:p>1.42981</text:p>
          </table:table-cell>
          <table:table-cell office:value-type="float" office:value="10.5" calcext:value-type="float">
            <text:p>10.5</text:p>
          </table:table-cell>
          <table:table-cell office:value-type="float" office:value="-14.850001" calcext:value-type="float">
            <text:p>-14.850001</text:p>
          </table:table-cell>
          <table:table-cell office:value-type="float" office:value="-50.700002" calcext:value-type="float">
            <text:p>-50.700002</text:p>
          </table:table-cell>
          <table:table-cell office:value-type="float" office:value="9.537551" calcext:value-type="float">
            <text:p>9.537551</text:p>
          </table:table-cell>
          <table:table-cell office:value-type="float" office:value="359.089125" calcext:value-type="float">
            <text:p>359.089125</text:p>
          </table:table-cell>
          <table:table-cell table:number-columns-repeated="3"/>
          <table:table-cell table:formula="of:=[.$Q$3]*([.J226] + [.$Q$2])" office:value-type="float" office:value="22.5" calcext:value-type="float">
            <text:p>22.5</text:p>
          </table:table-cell>
          <table:table-cell table:formula="of:=[.$Q$5]*([.K226] + [.$Q$4])" office:value-type="float" office:value="-34.49250105" calcext:value-type="float">
            <text:p>-34.49250105</text:p>
          </table:table-cell>
          <table:table-cell table:formula="of:=[.$Q$7]*([.L226] + [.$Q$6])" office:value-type="float" office:value="-0.700001999999998" calcext:value-type="float">
            <text:p>-0.700001999999998</text:p>
          </table:table-cell>
        </table:table-row>
        <table:table-row table:style-name="ro1">
          <table:table-cell office:value-type="float" office:value="-36" calcext:value-type="float">
            <text:p>-36</text:p>
          </table:table-cell>
          <table:table-cell office:value-type="float" office:value="-16" calcext:value-type="float">
            <text:p>-16</text:p>
          </table:table-cell>
          <table:table-cell office:value-type="float" office:value="1004" calcext:value-type="float">
            <text:p>1004</text:p>
          </table:table-cell>
          <table:table-cell office:value-type="float" office:value="113" calcext:value-type="float">
            <text:p>113</text:p>
          </table:table-cell>
          <table:table-cell office:value-type="float" office:value="-57" calcext:value-type="float">
            <text:p>-57</text:p>
          </table:table-cell>
          <table:table-cell office:value-type="float" office:value="-340" calcext:value-type="float">
            <text:p>-340</text:p>
          </table:table-cell>
          <table:table-cell office:value-type="float" office:value="-0.052956" calcext:value-type="float">
            <text:p>-0.052956</text:p>
          </table:table-cell>
          <table:table-cell office:value-type="float" office:value="-0.023536" calcext:value-type="float">
            <text:p>-0.023536</text:p>
          </table:table-cell>
          <table:table-cell office:value-type="float" office:value="1.476882" calcext:value-type="float">
            <text:p>1.476882</text:p>
          </table:table-cell>
          <table:table-cell office:value-type="float" office:value="16.950001" calcext:value-type="float">
            <text:p>16.950001</text:p>
          </table:table-cell>
          <table:table-cell office:value-type="float" office:value="-8.55" calcext:value-type="float">
            <text:p>-8.55</text:p>
          </table:table-cell>
          <table:table-cell office:value-type="float" office:value="-51.000002" calcext:value-type="float">
            <text:p>-51.000002</text:p>
          </table:table-cell>
          <table:table-cell office:value-type="float" office:value="9.853454" calcext:value-type="float">
            <text:p>9.853454</text:p>
          </table:table-cell>
          <table:table-cell office:value-type="float" office:value="362.791951" calcext:value-type="float">
            <text:p>362.791951</text:p>
          </table:table-cell>
          <table:table-cell table:number-columns-repeated="3"/>
          <table:table-cell table:formula="of:=[.$Q$3]*([.J227] + [.$Q$2])" office:value-type="float" office:value="28.950001" calcext:value-type="float">
            <text:p>28.950001</text:p>
          </table:table-cell>
          <table:table-cell table:formula="of:=[.$Q$5]*([.K227] + [.$Q$4])" office:value-type="float" office:value="-27.8775" calcext:value-type="float">
            <text:p>-27.8775</text:p>
          </table:table-cell>
          <table:table-cell table:formula="of:=[.$Q$7]*([.L227] + [.$Q$6])" office:value-type="float" office:value="-1.000002" calcext:value-type="float">
            <text:p>-1.000002</text:p>
          </table:table-cell>
        </table:table-row>
        <table:table-row table:style-name="ro1">
          <table:table-cell office:value-type="float" office:value="-36" calcext:value-type="float">
            <text:p>-36</text:p>
          </table:table-cell>
          <table:table-cell office:value-type="float" office:value="-32" calcext:value-type="float">
            <text:p>-32</text:p>
          </table:table-cell>
          <table:table-cell office:value-type="float" office:value="1000" calcext:value-type="float">
            <text:p>1000</text:p>
          </table:table-cell>
          <table:table-cell office:value-type="float" office:value="158" calcext:value-type="float">
            <text:p>158</text:p>
          </table:table-cell>
          <table:table-cell office:value-type="float" office:value="-1" calcext:value-type="float">
            <text:p>-1</text:p>
          </table:table-cell>
          <table:table-cell office:value-type="float" office:value="-342" calcext:value-type="float">
            <text:p>-342</text:p>
          </table:table-cell>
          <table:table-cell office:value-type="float" office:value="-0.052956" calcext:value-type="float">
            <text:p>-0.052956</text:p>
          </table:table-cell>
          <table:table-cell office:value-type="float" office:value="-0.047072" calcext:value-type="float">
            <text:p>-0.047072</text:p>
          </table:table-cell>
          <table:table-cell office:value-type="float" office:value="1.470998" calcext:value-type="float">
            <text:p>1.470998</text:p>
          </table:table-cell>
          <table:table-cell office:value-type="float" office:value="23.700001" calcext:value-type="float">
            <text:p>23.700001</text:p>
          </table:table-cell>
          <table:table-cell office:value-type="float" office:value="-0.15" calcext:value-type="float">
            <text:p>-0.15</text:p>
          </table:table-cell>
          <table:table-cell office:value-type="float" office:value="-51.300002" calcext:value-type="float">
            <text:p>-51.300002</text:p>
          </table:table-cell>
          <table:table-cell office:value-type="float" office:value="9.818019" calcext:value-type="float">
            <text:p>9.818019</text:p>
          </table:table-cell>
          <table:table-cell office:value-type="float" office:value="376.734655" calcext:value-type="float">
            <text:p>376.734655</text:p>
          </table:table-cell>
          <table:table-cell table:number-columns-repeated="3"/>
          <table:table-cell table:formula="of:=[.$Q$3]*([.J228] + [.$Q$2])" office:value-type="float" office:value="35.700001" calcext:value-type="float">
            <text:p>35.700001</text:p>
          </table:table-cell>
          <table:table-cell table:formula="of:=[.$Q$5]*([.K228] + [.$Q$4])" office:value-type="float" office:value="-19.0575" calcext:value-type="float">
            <text:p>-19.0575</text:p>
          </table:table-cell>
          <table:table-cell table:formula="of:=[.$Q$7]*([.L228] + [.$Q$6])" office:value-type="float" office:value="-1.300002" calcext:value-type="float">
            <text:p>-1.300002</text:p>
          </table:table-cell>
        </table:table-row>
        <table:table-row table:style-name="ro1">
          <table:table-cell office:value-type="float" office:value="-32" calcext:value-type="float">
            <text:p>-32</text:p>
          </table:table-cell>
          <table:table-cell office:value-type="float" office:value="-48" calcext:value-type="float">
            <text:p>-48</text:p>
          </table:table-cell>
          <table:table-cell office:value-type="float" office:value="1048" calcext:value-type="float">
            <text:p>1048</text:p>
          </table:table-cell>
          <table:table-cell office:value-type="float" office:value="182" calcext:value-type="float">
            <text:p>182</text:p>
          </table:table-cell>
          <table:table-cell office:value-type="float" office:value="100" calcext:value-type="float">
            <text:p>100</text:p>
          </table:table-cell>
          <table:table-cell office:value-type="float" office:value="-344" calcext:value-type="float">
            <text:p>-344</text:p>
          </table:table-cell>
          <table:table-cell office:value-type="float" office:value="-0.047072" calcext:value-type="float">
            <text:p>-0.047072</text:p>
          </table:table-cell>
          <table:table-cell office:value-type="float" office:value="-0.070608" calcext:value-type="float">
            <text:p>-0.070608</text:p>
          </table:table-cell>
          <table:table-cell office:value-type="float" office:value="1.541606" calcext:value-type="float">
            <text:p>1.541606</text:p>
          </table:table-cell>
          <table:table-cell office:value-type="float" office:value="27.300001" calcext:value-type="float">
            <text:p>27.300001</text:p>
          </table:table-cell>
          <table:table-cell office:value-type="float" office:value="15.000001" calcext:value-type="float">
            <text:p>15.000001</text:p>
          </table:table-cell>
          <table:table-cell office:value-type="float" office:value="-51.600002" calcext:value-type="float">
            <text:p>-51.600002</text:p>
          </table:table-cell>
          <table:table-cell office:value-type="float" office:value="10.29293" calcext:value-type="float">
            <text:p>10.29293</text:p>
          </table:table-cell>
          <table:table-cell office:value-type="float" office:value="401.820856" calcext:value-type="float">
            <text:p>401.820856</text:p>
          </table:table-cell>
          <table:table-cell table:number-columns-repeated="3"/>
          <table:table-cell table:formula="of:=[.$Q$3]*([.J229] + [.$Q$2])" office:value-type="float" office:value="39.300001" calcext:value-type="float">
            <text:p>39.300001</text:p>
          </table:table-cell>
          <table:table-cell table:formula="of:=[.$Q$5]*([.K229] + [.$Q$4])" office:value-type="float" office:value="-3.14999895" calcext:value-type="float">
            <text:p>-3.14999895</text:p>
          </table:table-cell>
          <table:table-cell table:formula="of:=[.$Q$7]*([.L229] + [.$Q$6])" office:value-type="float" office:value="-1.600002" calcext:value-type="float">
            <text:p>-1.60000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012" calcext:value-type="float">
            <text:p>1012</text:p>
          </table:table-cell>
          <table:table-cell office:value-type="float" office:value="167" calcext:value-type="float">
            <text:p>167</text:p>
          </table:table-cell>
          <table:table-cell office:value-type="float" office:value="205" calcext:value-type="float">
            <text:p>205</text:p>
          </table:table-cell>
          <table:table-cell office:value-type="float" office:value="-337" calcext:value-type="float">
            <text:p>-337</text:p>
          </table:table-cell>
          <table:table-cell office:value-type="float" office:value="0.02942" calcext:value-type="float">
            <text:p>0.02942</text:p>
          </table:table-cell>
          <table:table-cell office:value-type="float" office:value="0.011768" calcext:value-type="float">
            <text:p>0.011768</text:p>
          </table:table-cell>
          <table:table-cell office:value-type="float" office:value="1.48865" calcext:value-type="float">
            <text:p>1.48865</text:p>
          </table:table-cell>
          <table:table-cell office:value-type="float" office:value="25.050001" calcext:value-type="float">
            <text:p>25.050001</text:p>
          </table:table-cell>
          <table:table-cell office:value-type="float" office:value="30.750001" calcext:value-type="float">
            <text:p>30.750001</text:p>
          </table:table-cell>
          <table:table-cell office:value-type="float" office:value="-50.550002" calcext:value-type="float">
            <text:p>-50.550002</text:p>
          </table:table-cell>
          <table:table-cell office:value-type="float" office:value="9.926579" calcext:value-type="float">
            <text:p>9.926579</text:p>
          </table:table-cell>
          <table:table-cell office:value-type="float" office:value="428.349157" calcext:value-type="float">
            <text:p>428.349157</text:p>
          </table:table-cell>
          <table:table-cell table:number-columns-repeated="3"/>
          <table:table-cell table:formula="of:=[.$Q$3]*([.J230] + [.$Q$2])" office:value-type="float" office:value="37.050001" calcext:value-type="float">
            <text:p>37.050001</text:p>
          </table:table-cell>
          <table:table-cell table:formula="of:=[.$Q$5]*([.K230] + [.$Q$4])" office:value-type="float" office:value="13.38750105" calcext:value-type="float">
            <text:p>13.38750105</text:p>
          </table:table-cell>
          <table:table-cell table:formula="of:=[.$Q$7]*([.L230] + [.$Q$6])" office:value-type="float" office:value="-0.550001999999999" calcext:value-type="float">
            <text:p>-0.550001999999999</text:p>
          </table:table-cell>
        </table:table-row>
        <table:table-row table:style-name="ro1">
          <table:table-cell office:value-type="float" office:value="-88" calcext:value-type="float">
            <text:p>-88</text:p>
          </table:table-cell>
          <table:table-cell office:value-type="float" office:value="-168" calcext:value-type="float">
            <text:p>-168</text:p>
          </table:table-cell>
          <table:table-cell office:value-type="float" office:value="1028" calcext:value-type="float">
            <text:p>1028</text:p>
          </table:table-cell>
          <table:table-cell office:value-type="float" office:value="156" calcext:value-type="float">
            <text:p>156</text:p>
          </table:table-cell>
          <table:table-cell office:value-type="float" office:value="234" calcext:value-type="float">
            <text:p>234</text:p>
          </table:table-cell>
          <table:table-cell office:value-type="float" office:value="-337" calcext:value-type="float">
            <text:p>-337</text:p>
          </table:table-cell>
          <table:table-cell office:value-type="float" office:value="-0.129448" calcext:value-type="float">
            <text:p>-0.129448</text:p>
          </table:table-cell>
          <table:table-cell office:value-type="float" office:value="-0.247128" calcext:value-type="float">
            <text:p>-0.247128</text:p>
          </table:table-cell>
          <table:table-cell office:value-type="float" office:value="1.512185" calcext:value-type="float">
            <text:p>1.512185</text:p>
          </table:table-cell>
          <table:table-cell office:value-type="float" office:value="23.400001" calcext:value-type="float">
            <text:p>23.400001</text:p>
          </table:table-cell>
          <table:table-cell office:value-type="float" office:value="35.100001" calcext:value-type="float">
            <text:p>35.100001</text:p>
          </table:table-cell>
          <table:table-cell office:value-type="float" office:value="-50.550002" calcext:value-type="float">
            <text:p>-50.550002</text:p>
          </table:table-cell>
          <table:table-cell office:value-type="float" office:value="10.25136" calcext:value-type="float">
            <text:p>10.25136</text:p>
          </table:table-cell>
          <table:table-cell office:value-type="float" office:value="438.931658" calcext:value-type="float">
            <text:p>438.931658</text:p>
          </table:table-cell>
          <table:table-cell table:number-columns-repeated="3"/>
          <table:table-cell table:formula="of:=[.$Q$3]*([.J231] + [.$Q$2])" office:value-type="float" office:value="35.400001" calcext:value-type="float">
            <text:p>35.400001</text:p>
          </table:table-cell>
          <table:table-cell table:formula="of:=[.$Q$5]*([.K231] + [.$Q$4])" office:value-type="float" office:value="17.95500105" calcext:value-type="float">
            <text:p>17.95500105</text:p>
          </table:table-cell>
          <table:table-cell table:formula="of:=[.$Q$7]*([.L231] + [.$Q$6])" office:value-type="float" office:value="-0.550001999999999" calcext:value-type="float">
            <text:p>-0.550001999999999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16" calcext:value-type="float">
            <text:p>16</text:p>
          </table:table-cell>
          <table:table-cell office:value-type="float" office:value="968" calcext:value-type="float">
            <text:p>968</text:p>
          </table:table-cell>
          <table:table-cell office:value-type="float" office:value="104" calcext:value-type="float">
            <text:p>104</text:p>
          </table:table-cell>
          <table:table-cell office:value-type="float" office:value="301" calcext:value-type="float">
            <text:p>301</text:p>
          </table:table-cell>
          <table:table-cell office:value-type="float" office:value="-334" calcext:value-type="float">
            <text:p>-334</text:p>
          </table:table-cell>
          <table:table-cell office:value-type="float" office:value="-0.023536" calcext:value-type="float">
            <text:p>-0.023536</text:p>
          </table:table-cell>
          <table:table-cell office:value-type="float" office:value="0.023536" calcext:value-type="float">
            <text:p>0.023536</text:p>
          </table:table-cell>
          <table:table-cell office:value-type="float" office:value="1.423926" calcext:value-type="float">
            <text:p>1.423926</text:p>
          </table:table-cell>
          <table:table-cell office:value-type="float" office:value="15.600001" calcext:value-type="float">
            <text:p>15.600001</text:p>
          </table:table-cell>
          <table:table-cell office:value-type="float" office:value="45.150002" calcext:value-type="float">
            <text:p>45.150002</text:p>
          </table:table-cell>
          <table:table-cell office:value-type="float" office:value="-50.100002" calcext:value-type="float">
            <text:p>-50.100002</text:p>
          </table:table-cell>
          <table:table-cell office:value-type="float" office:value="9.495431" calcext:value-type="float">
            <text:p>9.495431</text:p>
          </table:table-cell>
          <table:table-cell office:value-type="float" office:value="461.489978" calcext:value-type="float">
            <text:p>461.489978</text:p>
          </table:table-cell>
          <table:table-cell table:number-columns-repeated="3"/>
          <table:table-cell table:formula="of:=[.$Q$3]*([.J232] + [.$Q$2])" office:value-type="float" office:value="27.600001" calcext:value-type="float">
            <text:p>27.600001</text:p>
          </table:table-cell>
          <table:table-cell table:formula="of:=[.$Q$5]*([.K232] + [.$Q$4])" office:value-type="float" office:value="28.5075021" calcext:value-type="float">
            <text:p>28.5075021</text:p>
          </table:table-cell>
          <table:table-cell table:formula="of:=[.$Q$7]*([.L232] + [.$Q$6])" office:value-type="float" office:value="-0.100002000000003" calcext:value-type="float">
            <text:p>-0.100002000000003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-48" calcext:value-type="float">
            <text:p>-48</text:p>
          </table:table-cell>
          <table:table-cell office:value-type="float" office:value="988" calcext:value-type="float">
            <text:p>988</text:p>
          </table:table-cell>
          <table:table-cell office:value-type="float" office:value="30" calcext:value-type="float">
            <text:p>30</text:p>
          </table:table-cell>
          <table:table-cell office:value-type="float" office:value="347" calcext:value-type="float">
            <text:p>347</text:p>
          </table:table-cell>
          <table:table-cell office:value-type="float" office:value="-331" calcext:value-type="float">
            <text:p>-331</text:p>
          </table:table-cell>
          <table:table-cell office:value-type="float" office:value="-0.017652" calcext:value-type="float">
            <text:p>-0.017652</text:p>
          </table:table-cell>
          <table:table-cell office:value-type="float" office:value="-0.070608" calcext:value-type="float">
            <text:p>-0.070608</text:p>
          </table:table-cell>
          <table:table-cell office:value-type="float" office:value="1.453346" calcext:value-type="float">
            <text:p>1.453346</text:p>
          </table:table-cell>
          <table:table-cell office:value-type="float" office:value="4.5" calcext:value-type="float">
            <text:p>4.5</text:p>
          </table:table-cell>
          <table:table-cell office:value-type="float" office:value="52.050002" calcext:value-type="float">
            <text:p>52.050002</text:p>
          </table:table-cell>
          <table:table-cell office:value-type="float" office:value="-49.650002" calcext:value-type="float">
            <text:p>-49.650002</text:p>
          </table:table-cell>
          <table:table-cell office:value-type="float" office:value="9.701112" calcext:value-type="float">
            <text:p>9.701112</text:p>
          </table:table-cell>
          <table:table-cell office:value-type="float" office:value="480.489334" calcext:value-type="float">
            <text:p>480.489334</text:p>
          </table:table-cell>
          <table:table-cell table:number-columns-repeated="3"/>
          <table:table-cell table:formula="of:=[.$Q$3]*([.J233] + [.$Q$2])" office:value-type="float" office:value="16.5" calcext:value-type="float">
            <text:p>16.5</text:p>
          </table:table-cell>
          <table:table-cell table:formula="of:=[.$Q$5]*([.K233] + [.$Q$4])" office:value-type="float" office:value="35.7525021" calcext:value-type="float">
            <text:p>35.7525021</text:p>
          </table:table-cell>
          <table:table-cell table:formula="of:=[.$Q$7]*([.L233] + [.$Q$6])" office:value-type="float" office:value="0.349997999999999" calcext:value-type="float">
            <text:p>0.349997999999999</text:p>
          </table:table-cell>
        </table:table-row>
        <table:table-row table:style-name="ro1">
          <table:table-cell office:value-type="float" office:value="-76" calcext:value-type="float">
            <text:p>-76</text:p>
          </table:table-cell>
          <table:table-cell office:value-type="float" office:value="32" calcext:value-type="float">
            <text:p>32</text:p>
          </table:table-cell>
          <table:table-cell office:value-type="float" office:value="1016" calcext:value-type="float">
            <text:p>1016</text:p>
          </table:table-cell>
          <table:table-cell office:value-type="float" office:value="-68" calcext:value-type="float">
            <text:p>-68</text:p>
          </table:table-cell>
          <table:table-cell office:value-type="float" office:value="372" calcext:value-type="float">
            <text:p>372</text:p>
          </table:table-cell>
          <table:table-cell office:value-type="float" office:value="-326" calcext:value-type="float">
            <text:p>-326</text:p>
          </table:table-cell>
          <table:table-cell office:value-type="float" office:value="-0.111796" calcext:value-type="float">
            <text:p>-0.111796</text:p>
          </table:table-cell>
          <table:table-cell office:value-type="float" office:value="0.047072" calcext:value-type="float">
            <text:p>0.047072</text:p>
          </table:table-cell>
          <table:table-cell office:value-type="float" office:value="1.494534" calcext:value-type="float">
            <text:p>1.494534</text:p>
          </table:table-cell>
          <table:table-cell office:value-type="float" office:value="-10.2" calcext:value-type="float">
            <text:p>-10.2</text:p>
          </table:table-cell>
          <table:table-cell office:value-type="float" office:value="55.800002" calcext:value-type="float">
            <text:p>55.800002</text:p>
          </table:table-cell>
          <table:table-cell office:value-type="float" office:value="-48.900002" calcext:value-type="float">
            <text:p>-48.900002</text:p>
          </table:table-cell>
          <table:table-cell office:value-type="float" office:value="9.996321" calcext:value-type="float">
            <text:p>9.996321</text:p>
          </table:table-cell>
          <table:table-cell office:value-type="float" office:value="499.283487" calcext:value-type="float">
            <text:p>499.283487</text:p>
          </table:table-cell>
          <table:table-cell table:number-columns-repeated="3"/>
          <table:table-cell table:formula="of:=[.$Q$3]*([.J234] + [.$Q$2])" office:value-type="float" office:value="1.8" calcext:value-type="float">
            <text:p>1.8</text:p>
          </table:table-cell>
          <table:table-cell table:formula="of:=[.$Q$5]*([.K234] + [.$Q$4])" office:value-type="float" office:value="39.6900021" calcext:value-type="float">
            <text:p>39.6900021</text:p>
          </table:table-cell>
          <table:table-cell table:formula="of:=[.$Q$7]*([.L234] + [.$Q$6])" office:value-type="float" office:value="1.099998" calcext:value-type="float">
            <text:p>1.099998</text:p>
          </table:table-cell>
        </table:table-row>
        <table:table-row table:style-name="ro1">
          <table:table-cell office:value-type="float" office:value="-52" calcext:value-type="float">
            <text:p>-52</text:p>
          </table:table-cell>
          <table:table-cell office:value-type="float" office:value="0" calcext:value-type="float">
            <text:p>0</text:p>
          </table:table-cell>
          <table:table-cell office:value-type="float" office:value="992" calcext:value-type="float">
            <text:p>992</text:p>
          </table:table-cell>
          <table:table-cell office:value-type="float" office:value="-127" calcext:value-type="float">
            <text:p>-127</text:p>
          </table:table-cell>
          <table:table-cell office:value-type="float" office:value="369" calcext:value-type="float">
            <text:p>369</text:p>
          </table:table-cell>
          <table:table-cell office:value-type="float" office:value="-324" calcext:value-type="float">
            <text:p>-324</text:p>
          </table:table-cell>
          <table:table-cell office:value-type="float" office:value="-0.076492" calcext:value-type="float">
            <text:p>-0.076492</text:p>
          </table:table-cell>
          <table:table-cell office:value-type="float" office:value="0" calcext:value-type="float">
            <text:p>0</text:p>
          </table:table-cell>
          <table:table-cell office:value-type="float" office:value="1.45923" calcext:value-type="float">
            <text:p>1.45923</text:p>
          </table:table-cell>
          <table:table-cell office:value-type="float" office:value="-19.050001" calcext:value-type="float">
            <text:p>-19.050001</text:p>
          </table:table-cell>
          <table:table-cell office:value-type="float" office:value="55.350002" calcext:value-type="float">
            <text:p>55.350002</text:p>
          </table:table-cell>
          <table:table-cell office:value-type="float" office:value="-48.600002" calcext:value-type="float">
            <text:p>-48.600002</text:p>
          </table:table-cell>
          <table:table-cell office:value-type="float" office:value="9.741553" calcext:value-type="float">
            <text:p>9.741553</text:p>
          </table:table-cell>
          <table:table-cell office:value-type="float" office:value="507.213959" calcext:value-type="float">
            <text:p>507.213959</text:p>
          </table:table-cell>
          <table:table-cell table:number-columns-repeated="3"/>
          <table:table-cell table:formula="of:=[.$Q$3]*([.J235] + [.$Q$2])" office:value-type="float" office:value="-7.050001" calcext:value-type="float">
            <text:p>-7.050001</text:p>
          </table:table-cell>
          <table:table-cell table:formula="of:=[.$Q$5]*([.K235] + [.$Q$4])" office:value-type="float" office:value="39.2175021" calcext:value-type="float">
            <text:p>39.2175021</text:p>
          </table:table-cell>
          <table:table-cell table:formula="of:=[.$Q$7]*([.L235] + [.$Q$6])" office:value-type="float" office:value="1.399998" calcext:value-type="float">
            <text:p>1.399998</text:p>
          </table:table-cell>
        </table:table-row>
        <table:table-row table:style-name="ro1">
          <table:table-cell office:value-type="float" office:value="-44" calcext:value-type="float">
            <text:p>-44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-187" calcext:value-type="float">
            <text:p>-187</text:p>
          </table:table-cell>
          <table:table-cell office:value-type="float" office:value="348" calcext:value-type="float">
            <text:p>348</text:p>
          </table:table-cell>
          <table:table-cell office:value-type="float" office:value="-320" calcext:value-type="float">
            <text:p>-320</text:p>
          </table:table-cell>
          <table:table-cell office:value-type="float" office:value="-0.064724" calcext:value-type="float">
            <text:p>-0.064724</text:p>
          </table:table-cell>
          <table:table-cell office:value-type="float" office:value="0.005884" calcext:value-type="float">
            <text:p>0.005884</text:p>
          </table:table-cell>
          <table:table-cell office:value-type="float" office:value="1.506302" calcext:value-type="float">
            <text:p>1.506302</text:p>
          </table:table-cell>
          <table:table-cell office:value-type="float" office:value="-28.050001" calcext:value-type="float">
            <text:p>-28.050001</text:p>
          </table:table-cell>
          <table:table-cell office:value-type="float" office:value="52.200002" calcext:value-type="float">
            <text:p>52.200002</text:p>
          </table:table-cell>
          <table:table-cell office:value-type="float" office:value="-48.000002" calcext:value-type="float">
            <text:p>-48.000002</text:p>
          </table:table-cell>
          <table:table-cell office:value-type="float" office:value="10.051353" calcext:value-type="float">
            <text:p>10.051353</text:p>
          </table:table-cell>
          <table:table-cell office:value-type="float" office:value="508.4024" calcext:value-type="float">
            <text:p>508.4024</text:p>
          </table:table-cell>
          <table:table-cell table:number-columns-repeated="3"/>
          <table:table-cell table:formula="of:=[.$Q$3]*([.J236] + [.$Q$2])" office:value-type="float" office:value="-16.050001" calcext:value-type="float">
            <text:p>-16.050001</text:p>
          </table:table-cell>
          <table:table-cell table:formula="of:=[.$Q$5]*([.K236] + [.$Q$4])" office:value-type="float" office:value="35.9100021" calcext:value-type="float">
            <text:p>35.9100021</text:p>
          </table:table-cell>
          <table:table-cell table:formula="of:=[.$Q$7]*([.L236] + [.$Q$6])" office:value-type="float" office:value="1.999998" calcext:value-type="float">
            <text:p>1.999998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32" calcext:value-type="float">
            <text:p>-32</text:p>
          </table:table-cell>
          <table:table-cell office:value-type="float" office:value="1040" calcext:value-type="float">
            <text:p>1040</text:p>
          </table:table-cell>
          <table:table-cell office:value-type="float" office:value="-250" calcext:value-type="float">
            <text:p>-250</text:p>
          </table:table-cell>
          <table:table-cell office:value-type="float" office:value="320" calcext:value-type="float">
            <text:p>320</text:p>
          </table:table-cell>
          <table:table-cell office:value-type="float" office:value="-318" calcext:value-type="float">
            <text:p>-318</text:p>
          </table:table-cell>
          <table:table-cell office:value-type="float" office:value="-0.094144" calcext:value-type="float">
            <text:p>-0.094144</text:p>
          </table:table-cell>
          <table:table-cell office:value-type="float" office:value="-0.047072" calcext:value-type="float">
            <text:p>-0.047072</text:p>
          </table:table-cell>
          <table:table-cell office:value-type="float" office:value="1.529838" calcext:value-type="float">
            <text:p>1.529838</text:p>
          </table:table-cell>
          <table:table-cell office:value-type="float" office:value="-37.500001" calcext:value-type="float">
            <text:p>-37.500001</text:p>
          </table:table-cell>
          <table:table-cell office:value-type="float" office:value="48.000002" calcext:value-type="float">
            <text:p>48.000002</text:p>
          </table:table-cell>
          <table:table-cell office:value-type="float" office:value="-47.700002" calcext:value-type="float">
            <text:p>-47.700002</text:p>
          </table:table-cell>
          <table:table-cell office:value-type="float" office:value="10.223028" calcext:value-type="float">
            <text:p>10.223028</text:p>
          </table:table-cell>
          <table:table-cell office:value-type="float" office:value="515.775145" calcext:value-type="float">
            <text:p>515.775145</text:p>
          </table:table-cell>
          <table:table-cell table:number-columns-repeated="3"/>
          <table:table-cell table:formula="of:=[.$Q$3]*([.J237] + [.$Q$2])" office:value-type="float" office:value="-25.500001" calcext:value-type="float">
            <text:p>-25.500001</text:p>
          </table:table-cell>
          <table:table-cell table:formula="of:=[.$Q$5]*([.K237] + [.$Q$4])" office:value-type="float" office:value="31.5000021" calcext:value-type="float">
            <text:p>31.5000021</text:p>
          </table:table-cell>
          <table:table-cell table:formula="of:=[.$Q$7]*([.L237] + [.$Q$6])" office:value-type="float" office:value="2.299998" calcext:value-type="float">
            <text:p>2.29999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920" calcext:value-type="float">
            <text:p>920</text:p>
          </table:table-cell>
          <table:table-cell office:value-type="float" office:value="-280" calcext:value-type="float">
            <text:p>-280</text:p>
          </table:table-cell>
          <table:table-cell office:value-type="float" office:value="288" calcext:value-type="float">
            <text:p>288</text:p>
          </table:table-cell>
          <table:table-cell office:value-type="float" office:value="-315" calcext:value-type="float">
            <text:p>-315</text:p>
          </table:table-cell>
          <table:table-cell office:value-type="float" office:value="0.047072" calcext:value-type="float">
            <text:p>0.047072</text:p>
          </table:table-cell>
          <table:table-cell office:value-type="float" office:value="0.017652" calcext:value-type="float">
            <text:p>0.017652</text:p>
          </table:table-cell>
          <table:table-cell office:value-type="float" office:value="1.353318" calcext:value-type="float">
            <text:p>1.353318</text:p>
          </table:table-cell>
          <table:table-cell office:value-type="float" office:value="-42.000002" calcext:value-type="float">
            <text:p>-42.000002</text:p>
          </table:table-cell>
          <table:table-cell office:value-type="float" office:value="43.200002" calcext:value-type="float">
            <text:p>43.200002</text:p>
          </table:table-cell>
          <table:table-cell office:value-type="float" office:value="-47.250002" calcext:value-type="float">
            <text:p>-47.250002</text:p>
          </table:table-cell>
          <table:table-cell office:value-type="float" office:value="9.028342" calcext:value-type="float">
            <text:p>9.028342</text:p>
          </table:table-cell>
          <table:table-cell office:value-type="float" office:value="510.459597" calcext:value-type="float">
            <text:p>510.459597</text:p>
          </table:table-cell>
          <table:table-cell table:number-columns-repeated="3"/>
          <table:table-cell table:formula="of:=[.$Q$3]*([.J238] + [.$Q$2])" office:value-type="float" office:value="-30.000002" calcext:value-type="float">
            <text:p>-30.000002</text:p>
          </table:table-cell>
          <table:table-cell table:formula="of:=[.$Q$5]*([.K238] + [.$Q$4])" office:value-type="float" office:value="26.4600021" calcext:value-type="float">
            <text:p>26.4600021</text:p>
          </table:table-cell>
          <table:table-cell table:formula="of:=[.$Q$7]*([.L238] + [.$Q$6])" office:value-type="float" office:value="2.749998" calcext:value-type="float">
            <text:p>2.749998</text:p>
          </table:table-cell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-20" calcext:value-type="float">
            <text:p>-20</text:p>
          </table:table-cell>
          <table:table-cell office:value-type="float" office:value="992" calcext:value-type="float">
            <text:p>992</text:p>
          </table:table-cell>
          <table:table-cell office:value-type="float" office:value="-280" calcext:value-type="float">
            <text:p>-280</text:p>
          </table:table-cell>
          <table:table-cell office:value-type="float" office:value="285" calcext:value-type="float">
            <text:p>285</text:p>
          </table:table-cell>
          <table:table-cell office:value-type="float" office:value="-316" calcext:value-type="float">
            <text:p>-316</text:p>
          </table:table-cell>
          <table:table-cell office:value-type="float" office:value="-0.05884" calcext:value-type="float">
            <text:p>-0.05884</text:p>
          </table:table-cell>
          <table:table-cell office:value-type="float" office:value="-0.02942" calcext:value-type="float">
            <text:p>-0.02942</text:p>
          </table:table-cell>
          <table:table-cell office:value-type="float" office:value="1.45923" calcext:value-type="float">
            <text:p>1.45923</text:p>
          </table:table-cell>
          <table:table-cell office:value-type="float" office:value="-42.000002" calcext:value-type="float">
            <text:p>-42.000002</text:p>
          </table:table-cell>
          <table:table-cell office:value-type="float" office:value="42.750002" calcext:value-type="float">
            <text:p>42.750002</text:p>
          </table:table-cell>
          <table:table-cell office:value-type="float" office:value="-47.400002" calcext:value-type="float">
            <text:p>-47.400002</text:p>
          </table:table-cell>
          <table:table-cell office:value-type="float" office:value="9.738078" calcext:value-type="float">
            <text:p>9.738078</text:p>
          </table:table-cell>
          <table:table-cell office:value-type="float" office:value="509.392776" calcext:value-type="float">
            <text:p>509.392776</text:p>
          </table:table-cell>
          <table:table-cell table:number-columns-repeated="3"/>
          <table:table-cell table:formula="of:=[.$Q$3]*([.J239] + [.$Q$2])" office:value-type="float" office:value="-30.000002" calcext:value-type="float">
            <text:p>-30.000002</text:p>
          </table:table-cell>
          <table:table-cell table:formula="of:=[.$Q$5]*([.K239] + [.$Q$4])" office:value-type="float" office:value="25.9875021" calcext:value-type="float">
            <text:p>25.9875021</text:p>
          </table:table-cell>
          <table:table-cell table:formula="of:=[.$Q$7]*([.L239] + [.$Q$6])" office:value-type="float" office:value="2.599998" calcext:value-type="float">
            <text:p>2.599998</text:p>
          </table:table-cell>
        </table:table-row>
        <table:table-row table:style-name="ro1">
          <table:table-cell office:value-type="float" office:value="-52" calcext:value-type="float">
            <text:p>-52</text:p>
          </table:table-cell>
          <table:table-cell office:value-type="float" office:value="-100" calcext:value-type="float">
            <text:p>-100</text:p>
          </table:table-cell>
          <table:table-cell office:value-type="float" office:value="992" calcext:value-type="float">
            <text:p>992</text:p>
          </table:table-cell>
          <table:table-cell office:value-type="float" office:value="-280" calcext:value-type="float">
            <text:p>-280</text:p>
          </table:table-cell>
          <table:table-cell office:value-type="float" office:value="289" calcext:value-type="float">
            <text:p>289</text:p>
          </table:table-cell>
          <table:table-cell office:value-type="float" office:value="-316" calcext:value-type="float">
            <text:p>-316</text:p>
          </table:table-cell>
          <table:table-cell office:value-type="float" office:value="-0.076492" calcext:value-type="float">
            <text:p>-0.076492</text:p>
          </table:table-cell>
          <table:table-cell office:value-type="float" office:value="-0.1471" calcext:value-type="float">
            <text:p>-0.1471</text:p>
          </table:table-cell>
          <table:table-cell office:value-type="float" office:value="1.45923" calcext:value-type="float">
            <text:p>1.45923</text:p>
          </table:table-cell>
          <table:table-cell office:value-type="float" office:value="-42.000002" calcext:value-type="float">
            <text:p>-42.000002</text:p>
          </table:table-cell>
          <table:table-cell office:value-type="float" office:value="43.350002" calcext:value-type="float">
            <text:p>43.350002</text:p>
          </table:table-cell>
          <table:table-cell office:value-type="float" office:value="-47.400002" calcext:value-type="float">
            <text:p>-47.400002</text:p>
          </table:table-cell>
          <table:table-cell office:value-type="float" office:value="9.79079" calcext:value-type="float">
            <text:p>9.79079</text:p>
          </table:table-cell>
          <table:table-cell office:value-type="float" office:value="511.641476" calcext:value-type="float">
            <text:p>511.641476</text:p>
          </table:table-cell>
          <table:table-cell table:number-columns-repeated="3"/>
          <table:table-cell table:formula="of:=[.$Q$3]*([.J240] + [.$Q$2])" office:value-type="float" office:value="-30.000002" calcext:value-type="float">
            <text:p>-30.000002</text:p>
          </table:table-cell>
          <table:table-cell table:formula="of:=[.$Q$5]*([.K240] + [.$Q$4])" office:value-type="float" office:value="26.6175021" calcext:value-type="float">
            <text:p>26.6175021</text:p>
          </table:table-cell>
          <table:table-cell table:formula="of:=[.$Q$7]*([.L240] + [.$Q$6])" office:value-type="float" office:value="2.599998" calcext:value-type="float">
            <text:p>2.599998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-12" calcext:value-type="float">
            <text:p>-12</text:p>
          </table:table-cell>
          <table:table-cell office:value-type="float" office:value="988" calcext:value-type="float">
            <text:p>988</text:p>
          </table:table-cell>
          <table:table-cell office:value-type="float" office:value="-291" calcext:value-type="float">
            <text:p>-291</text:p>
          </table:table-cell>
          <table:table-cell office:value-type="float" office:value="277" calcext:value-type="float">
            <text:p>277</text:p>
          </table:table-cell>
          <table:table-cell office:value-type="float" office:value="-311" calcext:value-type="float">
            <text:p>-311</text:p>
          </table:table-cell>
          <table:table-cell office:value-type="float" office:value="-0.023536" calcext:value-type="float">
            <text:p>-0.023536</text:p>
          </table:table-cell>
          <table:table-cell office:value-type="float" office:value="-0.017652" calcext:value-type="float">
            <text:p>-0.017652</text:p>
          </table:table-cell>
          <table:table-cell office:value-type="float" office:value="1.453346" calcext:value-type="float">
            <text:p>1.453346</text:p>
          </table:table-cell>
          <table:table-cell office:value-type="float" office:value="-43.650002" calcext:value-type="float">
            <text:p>-43.650002</text:p>
          </table:table-cell>
          <table:table-cell office:value-type="float" office:value="41.550002" calcext:value-type="float">
            <text:p>41.550002</text:p>
          </table:table-cell>
          <table:table-cell office:value-type="float" office:value="-46.650002" calcext:value-type="float">
            <text:p>-46.650002</text:p>
          </table:table-cell>
          <table:table-cell office:value-type="float" office:value="9.690956" calcext:value-type="float">
            <text:p>9.690956</text:p>
          </table:table-cell>
          <table:table-cell office:value-type="float" office:value="508.065941" calcext:value-type="float">
            <text:p>508.065941</text:p>
          </table:table-cell>
          <table:table-cell table:number-columns-repeated="3"/>
          <table:table-cell table:formula="of:=[.$Q$3]*([.J241] + [.$Q$2])" office:value-type="float" office:value="-31.650002" calcext:value-type="float">
            <text:p>-31.650002</text:p>
          </table:table-cell>
          <table:table-cell table:formula="of:=[.$Q$5]*([.K241] + [.$Q$4])" office:value-type="float" office:value="24.7275021" calcext:value-type="float">
            <text:p>24.7275021</text:p>
          </table:table-cell>
          <table:table-cell table:formula="of:=[.$Q$7]*([.L241] + [.$Q$6])" office:value-type="float" office:value="3.349998" calcext:value-type="float">
            <text:p>3.349998</text:p>
          </table:table-cell>
        </table:table-row>
        <table:table-row table:style-name="ro1">
          <table:table-cell office:value-type="float" office:value="-24" calcext:value-type="float">
            <text:p>-24</text:p>
          </table:table-cell>
          <table:table-cell office:value-type="float" office:value="-12" calcext:value-type="float">
            <text:p>-12</text:p>
          </table:table-cell>
          <table:table-cell office:value-type="float" office:value="996" calcext:value-type="float">
            <text:p>996</text:p>
          </table:table-cell>
          <table:table-cell office:value-type="float" office:value="-296" calcext:value-type="float">
            <text:p>-296</text:p>
          </table:table-cell>
          <table:table-cell office:value-type="float" office:value="263" calcext:value-type="float">
            <text:p>263</text:p>
          </table:table-cell>
          <table:table-cell office:value-type="float" office:value="-313" calcext:value-type="float">
            <text:p>-313</text:p>
          </table:table-cell>
          <table:table-cell office:value-type="float" office:value="-0.035304" calcext:value-type="float">
            <text:p>-0.035304</text:p>
          </table:table-cell>
          <table:table-cell office:value-type="float" office:value="-0.017652" calcext:value-type="float">
            <text:p>-0.017652</text:p>
          </table:table-cell>
          <table:table-cell office:value-type="float" office:value="1.465114" calcext:value-type="float">
            <text:p>1.465114</text:p>
          </table:table-cell>
          <table:table-cell office:value-type="float" office:value="-44.400002" calcext:value-type="float">
            <text:p>-44.400002</text:p>
          </table:table-cell>
          <table:table-cell office:value-type="float" office:value="39.450002" calcext:value-type="float">
            <text:p>39.450002</text:p>
          </table:table-cell>
          <table:table-cell office:value-type="float" office:value="-46.950002" calcext:value-type="float">
            <text:p>-46.950002</text:p>
          </table:table-cell>
          <table:table-cell office:value-type="float" office:value="9.770968" calcext:value-type="float">
            <text:p>9.770968</text:p>
          </table:table-cell>
          <table:table-cell office:value-type="float" office:value="504.731612" calcext:value-type="float">
            <text:p>504.731612</text:p>
          </table:table-cell>
          <table:table-cell table:number-columns-repeated="3"/>
          <table:table-cell table:formula="of:=[.$Q$3]*([.J242] + [.$Q$2])" office:value-type="float" office:value="-32.400002" calcext:value-type="float">
            <text:p>-32.400002</text:p>
          </table:table-cell>
          <table:table-cell table:formula="of:=[.$Q$5]*([.K242] + [.$Q$4])" office:value-type="float" office:value="22.5225021" calcext:value-type="float">
            <text:p>22.5225021</text:p>
          </table:table-cell>
          <table:table-cell table:formula="of:=[.$Q$7]*([.L242] + [.$Q$6])" office:value-type="float" office:value="3.049998" calcext:value-type="float">
            <text:p>3.049998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944" calcext:value-type="float">
            <text:p>944</text:p>
          </table:table-cell>
          <table:table-cell office:value-type="float" office:value="-308" calcext:value-type="float">
            <text:p>-308</text:p>
          </table:table-cell>
          <table:table-cell office:value-type="float" office:value="251" calcext:value-type="float">
            <text:p>251</text:p>
          </table:table-cell>
          <table:table-cell office:value-type="float" office:value="-313" calcext:value-type="float">
            <text:p>-313</text:p>
          </table:table-cell>
          <table:table-cell office:value-type="float" office:value="-0.005884" calcext:value-type="float">
            <text:p>-0.005884</text:p>
          </table:table-cell>
          <table:table-cell office:value-type="float" office:value="0" calcext:value-type="float">
            <text:p>0</text:p>
          </table:table-cell>
          <table:table-cell office:value-type="float" office:value="1.388622" calcext:value-type="float">
            <text:p>1.388622</text:p>
          </table:table-cell>
          <table:table-cell office:value-type="float" office:value="-46.200002" calcext:value-type="float">
            <text:p>-46.200002</text:p>
          </table:table-cell>
          <table:table-cell office:value-type="float" office:value="37.650001" calcext:value-type="float">
            <text:p>37.650001</text:p>
          </table:table-cell>
          <table:table-cell office:value-type="float" office:value="-46.950002" calcext:value-type="float">
            <text:p>-46.950002</text:p>
          </table:table-cell>
          <table:table-cell office:value-type="float" office:value="9.257562" calcext:value-type="float">
            <text:p>9.257562</text:p>
          </table:table-cell>
          <table:table-cell office:value-type="float" office:value="505.800356" calcext:value-type="float">
            <text:p>505.800356</text:p>
          </table:table-cell>
          <table:table-cell table:number-columns-repeated="3"/>
          <table:table-cell table:formula="of:=[.$Q$3]*([.J243] + [.$Q$2])" office:value-type="float" office:value="-34.200002" calcext:value-type="float">
            <text:p>-34.200002</text:p>
          </table:table-cell>
          <table:table-cell table:formula="of:=[.$Q$5]*([.K243] + [.$Q$4])" office:value-type="float" office:value="20.63250105" calcext:value-type="float">
            <text:p>20.63250105</text:p>
          </table:table-cell>
          <table:table-cell table:formula="of:=[.$Q$7]*([.L243] + [.$Q$6])" office:value-type="float" office:value="3.049998" calcext:value-type="float">
            <text:p>3.049998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-16" calcext:value-type="float">
            <text:p>-16</text:p>
          </table:table-cell>
          <table:table-cell office:value-type="float" office:value="996" calcext:value-type="float">
            <text:p>996</text:p>
          </table:table-cell>
          <table:table-cell office:value-type="float" office:value="-323" calcext:value-type="float">
            <text:p>-323</text:p>
          </table:table-cell>
          <table:table-cell office:value-type="float" office:value="230" calcext:value-type="float">
            <text:p>230</text:p>
          </table:table-cell>
          <table:table-cell office:value-type="float" office:value="-313" calcext:value-type="float">
            <text:p>-313</text:p>
          </table:table-cell>
          <table:table-cell office:value-type="float" office:value="-0.017652" calcext:value-type="float">
            <text:p>-0.017652</text:p>
          </table:table-cell>
          <table:table-cell office:value-type="float" office:value="-0.023536" calcext:value-type="float">
            <text:p>-0.023536</text:p>
          </table:table-cell>
          <table:table-cell office:value-type="float" office:value="1.465114" calcext:value-type="float">
            <text:p>1.465114</text:p>
          </table:table-cell>
          <table:table-cell office:value-type="float" office:value="-48.450002" calcext:value-type="float">
            <text:p>-48.450002</text:p>
          </table:table-cell>
          <table:table-cell office:value-type="float" office:value="34.500001" calcext:value-type="float">
            <text:p>34.500001</text:p>
          </table:table-cell>
          <table:table-cell office:value-type="float" office:value="-46.950002" calcext:value-type="float">
            <text:p>-46.950002</text:p>
          </table:table-cell>
          <table:table-cell office:value-type="float" office:value="9.769393" calcext:value-type="float">
            <text:p>9.769393</text:p>
          </table:table-cell>
          <table:table-cell office:value-type="float" office:value="505.171258" calcext:value-type="float">
            <text:p>505.171258</text:p>
          </table:table-cell>
          <table:table-cell table:number-columns-repeated="3"/>
          <table:table-cell table:formula="of:=[.$Q$3]*([.J244] + [.$Q$2])" office:value-type="float" office:value="-36.450002" calcext:value-type="float">
            <text:p>-36.450002</text:p>
          </table:table-cell>
          <table:table-cell table:formula="of:=[.$Q$5]*([.K244] + [.$Q$4])" office:value-type="float" office:value="17.32500105" calcext:value-type="float">
            <text:p>17.32500105</text:p>
          </table:table-cell>
          <table:table-cell table:formula="of:=[.$Q$7]*([.L244] + [.$Q$6])" office:value-type="float" office:value="3.049998" calcext:value-type="float">
            <text:p>3.049998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8" calcext:value-type="float">
            <text:p>-8</text:p>
          </table:table-cell>
          <table:table-cell office:value-type="float" office:value="1004" calcext:value-type="float">
            <text:p>1004</text:p>
          </table:table-cell>
          <table:table-cell office:value-type="float" office:value="-332" calcext:value-type="float">
            <text:p>-332</text:p>
          </table:table-cell>
          <table:table-cell office:value-type="float" office:value="204" calcext:value-type="float">
            <text:p>204</text:p>
          </table:table-cell>
          <table:table-cell office:value-type="float" office:value="-312" calcext:value-type="float">
            <text:p>-312</text:p>
          </table:table-cell>
          <table:table-cell office:value-type="float" office:value="-0.005884" calcext:value-type="float">
            <text:p>-0.005884</text:p>
          </table:table-cell>
          <table:table-cell office:value-type="float" office:value="-0.011768" calcext:value-type="float">
            <text:p>-0.011768</text:p>
          </table:table-cell>
          <table:table-cell office:value-type="float" office:value="1.476882" calcext:value-type="float">
            <text:p>1.476882</text:p>
          </table:table-cell>
          <table:table-cell office:value-type="float" office:value="-49.800002" calcext:value-type="float">
            <text:p>-49.800002</text:p>
          </table:table-cell>
          <table:table-cell office:value-type="float" office:value="30.600001" calcext:value-type="float">
            <text:p>30.600001</text:p>
          </table:table-cell>
          <table:table-cell office:value-type="float" office:value="-46.800002" calcext:value-type="float">
            <text:p>-46.800002</text:p>
          </table:table-cell>
          <table:table-cell office:value-type="float" office:value="9.846268" calcext:value-type="float">
            <text:p>9.846268</text:p>
          </table:table-cell>
          <table:table-cell office:value-type="float" office:value="499.183333" calcext:value-type="float">
            <text:p>499.183333</text:p>
          </table:table-cell>
          <table:table-cell table:number-columns-repeated="3"/>
          <table:table-cell table:formula="of:=[.$Q$3]*([.J245] + [.$Q$2])" office:value-type="float" office:value="-37.800002" calcext:value-type="float">
            <text:p>-37.800002</text:p>
          </table:table-cell>
          <table:table-cell table:formula="of:=[.$Q$5]*([.K245] + [.$Q$4])" office:value-type="float" office:value="13.23000105" calcext:value-type="float">
            <text:p>13.23000105</text:p>
          </table:table-cell>
          <table:table-cell table:formula="of:=[.$Q$7]*([.L245] + [.$Q$6])" office:value-type="float" office:value="3.199998" calcext:value-type="float">
            <text:p>3.199998</text:p>
          </table:table-cell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-4" calcext:value-type="float">
            <text:p>-4</text:p>
          </table:table-cell>
          <table:table-cell office:value-type="float" office:value="996" calcext:value-type="float">
            <text:p>996</text:p>
          </table:table-cell>
          <table:table-cell office:value-type="float" office:value="-337" calcext:value-type="float">
            <text:p>-337</text:p>
          </table:table-cell>
          <table:table-cell office:value-type="float" office:value="182" calcext:value-type="float">
            <text:p>182</text:p>
          </table:table-cell>
          <table:table-cell office:value-type="float" office:value="-311" calcext:value-type="float">
            <text:p>-311</text:p>
          </table:table-cell>
          <table:table-cell office:value-type="float" office:value="-0.05884" calcext:value-type="float">
            <text:p>-0.05884</text:p>
          </table:table-cell>
          <table:table-cell office:value-type="float" office:value="-0.005884" calcext:value-type="float">
            <text:p>-0.005884</text:p>
          </table:table-cell>
          <table:table-cell office:value-type="float" office:value="1.465114" calcext:value-type="float">
            <text:p>1.465114</text:p>
          </table:table-cell>
          <table:table-cell office:value-type="float" office:value="-50.550002" calcext:value-type="float">
            <text:p>-50.550002</text:p>
          </table:table-cell>
          <table:table-cell office:value-type="float" office:value="27.300001" calcext:value-type="float">
            <text:p>27.300001</text:p>
          </table:table-cell>
          <table:table-cell office:value-type="float" office:value="-46.650002" calcext:value-type="float">
            <text:p>-46.650002</text:p>
          </table:table-cell>
          <table:table-cell office:value-type="float" office:value="9.775376" calcext:value-type="float">
            <text:p>9.775376</text:p>
          </table:table-cell>
          <table:table-cell office:value-type="float" office:value="493.370044" calcext:value-type="float">
            <text:p>493.370044</text:p>
          </table:table-cell>
          <table:table-cell table:number-columns-repeated="3"/>
          <table:table-cell table:formula="of:=[.$Q$3]*([.J246] + [.$Q$2])" office:value-type="float" office:value="-38.550002" calcext:value-type="float">
            <text:p>-38.550002</text:p>
          </table:table-cell>
          <table:table-cell table:formula="of:=[.$Q$5]*([.K246] + [.$Q$4])" office:value-type="float" office:value="9.76500105" calcext:value-type="float">
            <text:p>9.76500105</text:p>
          </table:table-cell>
          <table:table-cell table:formula="of:=[.$Q$7]*([.L246] + [.$Q$6])" office:value-type="float" office:value="3.349998" calcext:value-type="float">
            <text:p>3.349998</text:p>
          </table:table-cell>
        </table:table-row>
        <table:table-row table:style-name="ro1">
          <table:table-cell office:value-type="float" office:value="-24" calcext:value-type="float">
            <text:p>-24</text:p>
          </table:table-cell>
          <table:table-cell office:value-type="float" office:value="-12" calcext:value-type="float">
            <text:p>-12</text:p>
          </table:table-cell>
          <table:table-cell office:value-type="float" office:value="988" calcext:value-type="float">
            <text:p>988</text:p>
          </table:table-cell>
          <table:table-cell office:value-type="float" office:value="-332" calcext:value-type="float">
            <text:p>-332</text:p>
          </table:table-cell>
          <table:table-cell office:value-type="float" office:value="179" calcext:value-type="float">
            <text:p>179</text:p>
          </table:table-cell>
          <table:table-cell office:value-type="float" office:value="-312" calcext:value-type="float">
            <text:p>-312</text:p>
          </table:table-cell>
          <table:table-cell office:value-type="float" office:value="-0.035304" calcext:value-type="float">
            <text:p>-0.035304</text:p>
          </table:table-cell>
          <table:table-cell office:value-type="float" office:value="-0.017652" calcext:value-type="float">
            <text:p>-0.017652</text:p>
          </table:table-cell>
          <table:table-cell office:value-type="float" office:value="1.453346" calcext:value-type="float">
            <text:p>1.453346</text:p>
          </table:table-cell>
          <table:table-cell office:value-type="float" office:value="-49.800002" calcext:value-type="float">
            <text:p>-49.800002</text:p>
          </table:table-cell>
          <table:table-cell office:value-type="float" office:value="26.850001" calcext:value-type="float">
            <text:p>26.850001</text:p>
          </table:table-cell>
          <table:table-cell office:value-type="float" office:value="-46.800002" calcext:value-type="float">
            <text:p>-46.800002</text:p>
          </table:table-cell>
          <table:table-cell office:value-type="float" office:value="9.692543" calcext:value-type="float">
            <text:p>9.692543</text:p>
          </table:table-cell>
          <table:table-cell office:value-type="float" office:value="489.498723" calcext:value-type="float">
            <text:p>489.498723</text:p>
          </table:table-cell>
          <table:table-cell table:number-columns-repeated="3"/>
          <table:table-cell table:formula="of:=[.$Q$3]*([.J247] + [.$Q$2])" office:value-type="float" office:value="-37.800002" calcext:value-type="float">
            <text:p>-37.800002</text:p>
          </table:table-cell>
          <table:table-cell table:formula="of:=[.$Q$5]*([.K247] + [.$Q$4])" office:value-type="float" office:value="9.29250105" calcext:value-type="float">
            <text:p>9.29250105</text:p>
          </table:table-cell>
          <table:table-cell table:formula="of:=[.$Q$7]*([.L247] + [.$Q$6])" office:value-type="float" office:value="3.199998" calcext:value-type="float">
            <text:p>3.199998</text:p>
          </table:table-cell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-28" calcext:value-type="float">
            <text:p>-28</text:p>
          </table:table-cell>
          <table:table-cell office:value-type="float" office:value="972" calcext:value-type="float">
            <text:p>972</text:p>
          </table:table-cell>
          <table:table-cell office:value-type="float" office:value="-324" calcext:value-type="float">
            <text:p>-324</text:p>
          </table:table-cell>
          <table:table-cell office:value-type="float" office:value="210" calcext:value-type="float">
            <text:p>210</text:p>
          </table:table-cell>
          <table:table-cell office:value-type="float" office:value="-316" calcext:value-type="float">
            <text:p>-316</text:p>
          </table:table-cell>
          <table:table-cell office:value-type="float" office:value="-0.05884" calcext:value-type="float">
            <text:p>-0.05884</text:p>
          </table:table-cell>
          <table:table-cell office:value-type="float" office:value="-0.041188" calcext:value-type="float">
            <text:p>-0.041188</text:p>
          </table:table-cell>
          <table:table-cell office:value-type="float" office:value="1.42981" calcext:value-type="float">
            <text:p>1.42981</text:p>
          </table:table-cell>
          <table:table-cell office:value-type="float" office:value="-48.600002" calcext:value-type="float">
            <text:p>-48.600002</text:p>
          </table:table-cell>
          <table:table-cell office:value-type="float" office:value="31.500001" calcext:value-type="float">
            <text:p>31.500001</text:p>
          </table:table-cell>
          <table:table-cell office:value-type="float" office:value="-47.400002" calcext:value-type="float">
            <text:p>-47.400002</text:p>
          </table:table-cell>
          <table:table-cell office:value-type="float" office:value="9.544083" calcext:value-type="float">
            <text:p>9.544083</text:p>
          </table:table-cell>
          <table:table-cell office:value-type="float" office:value="498.930857" calcext:value-type="float">
            <text:p>498.930857</text:p>
          </table:table-cell>
          <table:table-cell table:number-columns-repeated="3"/>
          <table:table-cell table:formula="of:=[.$Q$3]*([.J248] + [.$Q$2])" office:value-type="float" office:value="-36.600002" calcext:value-type="float">
            <text:p>-36.600002</text:p>
          </table:table-cell>
          <table:table-cell table:formula="of:=[.$Q$5]*([.K248] + [.$Q$4])" office:value-type="float" office:value="14.17500105" calcext:value-type="float">
            <text:p>14.17500105</text:p>
          </table:table-cell>
          <table:table-cell table:formula="of:=[.$Q$7]*([.L248] + [.$Q$6])" office:value-type="float" office:value="2.599998" calcext:value-type="float">
            <text:p>2.599998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-4" calcext:value-type="float">
            <text:p>-4</text:p>
          </table:table-cell>
          <table:table-cell office:value-type="float" office:value="992" calcext:value-type="float">
            <text:p>992</text:p>
          </table:table-cell>
          <table:table-cell office:value-type="float" office:value="-307" calcext:value-type="float">
            <text:p>-307</text:p>
          </table:table-cell>
          <table:table-cell office:value-type="float" office:value="245" calcext:value-type="float">
            <text:p>245</text:p>
          </table:table-cell>
          <table:table-cell office:value-type="float" office:value="-317" calcext:value-type="float">
            <text:p>-317</text:p>
          </table:table-cell>
          <table:table-cell office:value-type="float" office:value="-0.02942" calcext:value-type="float">
            <text:p>-0.02942</text:p>
          </table:table-cell>
          <table:table-cell office:value-type="float" office:value="-0.005884" calcext:value-type="float">
            <text:p>-0.005884</text:p>
          </table:table-cell>
          <table:table-cell office:value-type="float" office:value="1.45923" calcext:value-type="float">
            <text:p>1.45923</text:p>
          </table:table-cell>
          <table:table-cell office:value-type="float" office:value="-46.050002" calcext:value-type="float">
            <text:p>-46.050002</text:p>
          </table:table-cell>
          <table:table-cell office:value-type="float" office:value="36.750001" calcext:value-type="float">
            <text:p>36.750001</text:p>
          </table:table-cell>
          <table:table-cell office:value-type="float" office:value="-47.550002" calcext:value-type="float">
            <text:p>-47.550002</text:p>
          </table:table-cell>
          <table:table-cell office:value-type="float" office:value="9.730253" calcext:value-type="float">
            <text:p>9.730253</text:p>
          </table:table-cell>
          <table:table-cell office:value-type="float" office:value="504.740527" calcext:value-type="float">
            <text:p>504.740527</text:p>
          </table:table-cell>
          <table:table-cell table:number-columns-repeated="3"/>
          <table:table-cell table:formula="of:=[.$Q$3]*([.J249] + [.$Q$2])" office:value-type="float" office:value="-34.050002" calcext:value-type="float">
            <text:p>-34.050002</text:p>
          </table:table-cell>
          <table:table-cell table:formula="of:=[.$Q$5]*([.K249] + [.$Q$4])" office:value-type="float" office:value="19.68750105" calcext:value-type="float">
            <text:p>19.68750105</text:p>
          </table:table-cell>
          <table:table-cell table:formula="of:=[.$Q$7]*([.L249] + [.$Q$6])" office:value-type="float" office:value="2.449998" calcext:value-type="float">
            <text:p>2.449998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-12" calcext:value-type="float">
            <text:p>-12</text:p>
          </table:table-cell>
          <table:table-cell office:value-type="float" office:value="992" calcext:value-type="float">
            <text:p>992</text:p>
          </table:table-cell>
          <table:table-cell office:value-type="float" office:value="-289" calcext:value-type="float">
            <text:p>-289</text:p>
          </table:table-cell>
          <table:table-cell office:value-type="float" office:value="270" calcext:value-type="float">
            <text:p>270</text:p>
          </table:table-cell>
          <table:table-cell office:value-type="float" office:value="-316" calcext:value-type="float">
            <text:p>-316</text:p>
          </table:table-cell>
          <table:table-cell office:value-type="float" office:value="-0.02942" calcext:value-type="float">
            <text:p>-0.02942</text:p>
          </table:table-cell>
          <table:table-cell office:value-type="float" office:value="-0.017652" calcext:value-type="float">
            <text:p>-0.017652</text:p>
          </table:table-cell>
          <table:table-cell office:value-type="float" office:value="1.45923" calcext:value-type="float">
            <text:p>1.45923</text:p>
          </table:table-cell>
          <table:table-cell office:value-type="float" office:value="-43.350002" calcext:value-type="float">
            <text:p>-43.350002</text:p>
          </table:table-cell>
          <table:table-cell office:value-type="float" office:value="40.500002" calcext:value-type="float">
            <text:p>40.500002</text:p>
          </table:table-cell>
          <table:table-cell office:value-type="float" office:value="-47.400002" calcext:value-type="float">
            <text:p>-47.400002</text:p>
          </table:table-cell>
          <table:table-cell office:value-type="float" office:value="9.730886" calcext:value-type="float">
            <text:p>9.730886</text:p>
          </table:table-cell>
          <table:table-cell office:value-type="float" office:value="506.238086" calcext:value-type="float">
            <text:p>506.238086</text:p>
          </table:table-cell>
          <table:table-cell table:number-columns-repeated="3"/>
          <table:table-cell table:formula="of:=[.$Q$3]*([.J250] + [.$Q$2])" office:value-type="float" office:value="-31.350002" calcext:value-type="float">
            <text:p>-31.350002</text:p>
          </table:table-cell>
          <table:table-cell table:formula="of:=[.$Q$5]*([.K250] + [.$Q$4])" office:value-type="float" office:value="23.6250021" calcext:value-type="float">
            <text:p>23.6250021</text:p>
          </table:table-cell>
          <table:table-cell table:formula="of:=[.$Q$7]*([.L250] + [.$Q$6])" office:value-type="float" office:value="2.599998" calcext:value-type="float">
            <text:p>2.599998</text:p>
          </table:table-cell>
        </table:table-row>
        <table:table-row table:style-name="ro1">
          <table:table-cell office:value-type="float" office:value="-24" calcext:value-type="float">
            <text:p>-24</text:p>
          </table:table-cell>
          <table:table-cell office:value-type="float" office:value="-4" calcext:value-type="float">
            <text:p>-4</text:p>
          </table:table-cell>
          <table:table-cell office:value-type="float" office:value="1004" calcext:value-type="float">
            <text:p>1004</text:p>
          </table:table-cell>
          <table:table-cell office:value-type="float" office:value="-274" calcext:value-type="float">
            <text:p>-274</text:p>
          </table:table-cell>
          <table:table-cell office:value-type="float" office:value="289" calcext:value-type="float">
            <text:p>289</text:p>
          </table:table-cell>
          <table:table-cell office:value-type="float" office:value="-317" calcext:value-type="float">
            <text:p>-317</text:p>
          </table:table-cell>
          <table:table-cell office:value-type="float" office:value="-0.035304" calcext:value-type="float">
            <text:p>-0.035304</text:p>
          </table:table-cell>
          <table:table-cell office:value-type="float" office:value="-0.005884" calcext:value-type="float">
            <text:p>-0.005884</text:p>
          </table:table-cell>
          <table:table-cell office:value-type="float" office:value="1.476882" calcext:value-type="float">
            <text:p>1.476882</text:p>
          </table:table-cell>
          <table:table-cell office:value-type="float" office:value="-41.100002" calcext:value-type="float">
            <text:p>-41.100002</text:p>
          </table:table-cell>
          <table:table-cell office:value-type="float" office:value="43.350002" calcext:value-type="float">
            <text:p>43.350002</text:p>
          </table:table-cell>
          <table:table-cell office:value-type="float" office:value="-47.550002" calcext:value-type="float">
            <text:p>-47.550002</text:p>
          </table:table-cell>
          <table:table-cell office:value-type="float" office:value="9.848768" calcext:value-type="float">
            <text:p>9.848768</text:p>
          </table:table-cell>
          <table:table-cell office:value-type="float" office:value="509.004912" calcext:value-type="float">
            <text:p>509.004912</text:p>
          </table:table-cell>
          <table:table-cell table:number-columns-repeated="3"/>
          <table:table-cell table:formula="of:=[.$Q$3]*([.J251] + [.$Q$2])" office:value-type="float" office:value="-29.100002" calcext:value-type="float">
            <text:p>-29.100002</text:p>
          </table:table-cell>
          <table:table-cell table:formula="of:=[.$Q$5]*([.K251] + [.$Q$4])" office:value-type="float" office:value="26.6175021" calcext:value-type="float">
            <text:p>26.6175021</text:p>
          </table:table-cell>
          <table:table-cell table:formula="of:=[.$Q$7]*([.L251] + [.$Q$6])" office:value-type="float" office:value="2.449998" calcext:value-type="float">
            <text:p>2.449998</text:p>
          </table:table-cell>
        </table:table-row>
        <table:table-row table:style-name="ro1">
          <table:table-cell office:value-type="float" office:value="-28" calcext:value-type="float">
            <text:p>-28</text:p>
          </table:table-cell>
          <table:table-cell office:value-type="float" office:value="-16" calcext:value-type="float">
            <text:p>-16</text:p>
          </table:table-cell>
          <table:table-cell office:value-type="float" office:value="988" calcext:value-type="float">
            <text:p>988</text:p>
          </table:table-cell>
          <table:table-cell office:value-type="float" office:value="-231" calcext:value-type="float">
            <text:p>-231</text:p>
          </table:table-cell>
          <table:table-cell office:value-type="float" office:value="326" calcext:value-type="float">
            <text:p>326</text:p>
          </table:table-cell>
          <table:table-cell office:value-type="float" office:value="-318" calcext:value-type="float">
            <text:p>-318</text:p>
          </table:table-cell>
          <table:table-cell office:value-type="float" office:value="-0.041188" calcext:value-type="float">
            <text:p>-0.041188</text:p>
          </table:table-cell>
          <table:table-cell office:value-type="float" office:value="-0.023536" calcext:value-type="float">
            <text:p>-0.023536</text:p>
          </table:table-cell>
          <table:table-cell office:value-type="float" office:value="1.453346" calcext:value-type="float">
            <text:p>1.453346</text:p>
          </table:table-cell>
          <table:table-cell office:value-type="float" office:value="-34.650001" calcext:value-type="float">
            <text:p>-34.650001</text:p>
          </table:table-cell>
          <table:table-cell office:value-type="float" office:value="48.900002" calcext:value-type="float">
            <text:p>48.900002</text:p>
          </table:table-cell>
          <table:table-cell office:value-type="float" office:value="-47.700002" calcext:value-type="float">
            <text:p>-47.700002</text:p>
          </table:table-cell>
          <table:table-cell office:value-type="float" office:value="9.694131" calcext:value-type="float">
            <text:p>9.694131</text:p>
          </table:table-cell>
          <table:table-cell office:value-type="float" office:value="510.647628" calcext:value-type="float">
            <text:p>510.647628</text:p>
          </table:table-cell>
          <table:table-cell table:number-columns-repeated="3"/>
          <table:table-cell table:formula="of:=[.$Q$3]*([.J252] + [.$Q$2])" office:value-type="float" office:value="-22.650001" calcext:value-type="float">
            <text:p>-22.650001</text:p>
          </table:table-cell>
          <table:table-cell table:formula="of:=[.$Q$5]*([.K252] + [.$Q$4])" office:value-type="float" office:value="32.4450021" calcext:value-type="float">
            <text:p>32.4450021</text:p>
          </table:table-cell>
          <table:table-cell table:formula="of:=[.$Q$7]*([.L252] + [.$Q$6])" office:value-type="float" office:value="2.299998" calcext:value-type="float">
            <text:p>2.299998</text:p>
          </table:table-cell>
        </table:table-row>
        <table:table-row table:style-name="ro1">
          <table:table-cell office:value-type="float" office:value="-44" calcext:value-type="float">
            <text:p>-44</text:p>
          </table:table-cell>
          <table:table-cell office:value-type="float" office:value="-8" calcext:value-type="float">
            <text:p>-8</text:p>
          </table:table-cell>
          <table:table-cell office:value-type="float" office:value="992" calcext:value-type="float">
            <text:p>992</text:p>
          </table:table-cell>
          <table:table-cell office:value-type="float" office:value="-217" calcext:value-type="float">
            <text:p>-217</text:p>
          </table:table-cell>
          <table:table-cell office:value-type="float" office:value="339" calcext:value-type="float">
            <text:p>339</text:p>
          </table:table-cell>
          <table:table-cell office:value-type="float" office:value="-319" calcext:value-type="float">
            <text:p>-319</text:p>
          </table:table-cell>
          <table:table-cell office:value-type="float" office:value="-0.064724" calcext:value-type="float">
            <text:p>-0.064724</text:p>
          </table:table-cell>
          <table:table-cell office:value-type="float" office:value="-0.011768" calcext:value-type="float">
            <text:p>-0.011768</text:p>
          </table:table-cell>
          <table:table-cell office:value-type="float" office:value="1.45923" calcext:value-type="float">
            <text:p>1.45923</text:p>
          </table:table-cell>
          <table:table-cell office:value-type="float" office:value="-32.550001" calcext:value-type="float">
            <text:p>-32.550001</text:p>
          </table:table-cell>
          <table:table-cell office:value-type="float" office:value="50.850002" calcext:value-type="float">
            <text:p>50.850002</text:p>
          </table:table-cell>
          <table:table-cell office:value-type="float" office:value="-47.850002" calcext:value-type="float">
            <text:p>-47.850002</text:p>
          </table:table-cell>
          <table:table-cell office:value-type="float" office:value="9.738078" calcext:value-type="float">
            <text:p>9.738078</text:p>
          </table:table-cell>
          <table:table-cell office:value-type="float" office:value="513.586409" calcext:value-type="float">
            <text:p>513.586409</text:p>
          </table:table-cell>
          <table:table-cell table:number-columns-repeated="3"/>
          <table:table-cell table:formula="of:=[.$Q$3]*([.J253] + [.$Q$2])" office:value-type="float" office:value="-20.550001" calcext:value-type="float">
            <text:p>-20.550001</text:p>
          </table:table-cell>
          <table:table-cell table:formula="of:=[.$Q$5]*([.K253] + [.$Q$4])" office:value-type="float" office:value="34.4925021" calcext:value-type="float">
            <text:p>34.4925021</text:p>
          </table:table-cell>
          <table:table-cell table:formula="of:=[.$Q$7]*([.L253] + [.$Q$6])" office:value-type="float" office:value="2.149998" calcext:value-type="float">
            <text:p>2.149998</text:p>
          </table:table-cell>
        </table:table-row>
        <table:table-row table:style-name="ro1">
          <table:table-cell office:value-type="float" office:value="-36" calcext:value-type="float">
            <text:p>-36</text:p>
          </table:table-cell>
          <table:table-cell office:value-type="float" office:value="-4" calcext:value-type="float">
            <text:p>-4</text:p>
          </table:table-cell>
          <table:table-cell office:value-type="float" office:value="992" calcext:value-type="float">
            <text:p>992</text:p>
          </table:table-cell>
          <table:table-cell office:value-type="float" office:value="-237" calcext:value-type="float">
            <text:p>-237</text:p>
          </table:table-cell>
          <table:table-cell office:value-type="float" office:value="322" calcext:value-type="float">
            <text:p>322</text:p>
          </table:table-cell>
          <table:table-cell office:value-type="float" office:value="-318" calcext:value-type="float">
            <text:p>-318</text:p>
          </table:table-cell>
          <table:table-cell office:value-type="float" office:value="-0.052956" calcext:value-type="float">
            <text:p>-0.052956</text:p>
          </table:table-cell>
          <table:table-cell office:value-type="float" office:value="-0.005884" calcext:value-type="float">
            <text:p>-0.005884</text:p>
          </table:table-cell>
          <table:table-cell office:value-type="float" office:value="1.45923" calcext:value-type="float">
            <text:p>1.45923</text:p>
          </table:table-cell>
          <table:table-cell office:value-type="float" office:value="-35.550001" calcext:value-type="float">
            <text:p>-35.550001</text:p>
          </table:table-cell>
          <table:table-cell office:value-type="float" office:value="48.300002" calcext:value-type="float">
            <text:p>48.300002</text:p>
          </table:table-cell>
          <table:table-cell office:value-type="float" office:value="-47.700002" calcext:value-type="float">
            <text:p>-47.700002</text:p>
          </table:table-cell>
          <table:table-cell office:value-type="float" office:value="9.73468" calcext:value-type="float">
            <text:p>9.73468</text:p>
          </table:table-cell>
          <table:table-cell office:value-type="float" office:value="510.85908" calcext:value-type="float">
            <text:p>510.85908</text:p>
          </table:table-cell>
          <table:table-cell table:number-columns-repeated="3"/>
          <table:table-cell table:formula="of:=[.$Q$3]*([.J254] + [.$Q$2])" office:value-type="float" office:value="-23.550001" calcext:value-type="float">
            <text:p>-23.550001</text:p>
          </table:table-cell>
          <table:table-cell table:formula="of:=[.$Q$5]*([.K254] + [.$Q$4])" office:value-type="float" office:value="31.8150021" calcext:value-type="float">
            <text:p>31.8150021</text:p>
          </table:table-cell>
          <table:table-cell table:formula="of:=[.$Q$7]*([.L254] + [.$Q$6])" office:value-type="float" office:value="2.299998" calcext:value-type="float">
            <text:p>2.299998</text:p>
          </table:table-cell>
        </table:table-row>
        <table:table-row table:style-name="ro1">
          <table:table-cell office:value-type="float" office:value="-28" calcext:value-type="float">
            <text:p>-28</text:p>
          </table:table-cell>
          <table:table-cell office:value-type="float" office:value="-12" calcext:value-type="float">
            <text:p>-12</text:p>
          </table:table-cell>
          <table:table-cell office:value-type="float" office:value="992" calcext:value-type="float">
            <text:p>992</text:p>
          </table:table-cell>
          <table:table-cell office:value-type="float" office:value="-256" calcext:value-type="float">
            <text:p>-256</text:p>
          </table:table-cell>
          <table:table-cell office:value-type="float" office:value="305" calcext:value-type="float">
            <text:p>305</text:p>
          </table:table-cell>
          <table:table-cell office:value-type="float" office:value="-318" calcext:value-type="float">
            <text:p>-318</text:p>
          </table:table-cell>
          <table:table-cell office:value-type="float" office:value="-0.041188" calcext:value-type="float">
            <text:p>-0.041188</text:p>
          </table:table-cell>
          <table:table-cell office:value-type="float" office:value="-0.017652" calcext:value-type="float">
            <text:p>-0.017652</text:p>
          </table:table-cell>
          <table:table-cell office:value-type="float" office:value="1.45923" calcext:value-type="float">
            <text:p>1.45923</text:p>
          </table:table-cell>
          <table:table-cell office:value-type="float" office:value="-38.400002" calcext:value-type="float">
            <text:p>-38.400002</text:p>
          </table:table-cell>
          <table:table-cell office:value-type="float" office:value="45.750002" calcext:value-type="float">
            <text:p>45.750002</text:p>
          </table:table-cell>
          <table:table-cell office:value-type="float" office:value="-47.700002" calcext:value-type="float">
            <text:p>-47.700002</text:p>
          </table:table-cell>
          <table:table-cell office:value-type="float" office:value="9.732783" calcext:value-type="float">
            <text:p>9.732783</text:p>
          </table:table-cell>
          <table:table-cell office:value-type="float" office:value="509.592975" calcext:value-type="float">
            <text:p>509.592975</text:p>
          </table:table-cell>
          <table:table-cell table:number-columns-repeated="3"/>
          <table:table-cell table:formula="of:=[.$Q$3]*([.J255] + [.$Q$2])" office:value-type="float" office:value="-26.400002" calcext:value-type="float">
            <text:p>-26.400002</text:p>
          </table:table-cell>
          <table:table-cell table:formula="of:=[.$Q$5]*([.K255] + [.$Q$4])" office:value-type="float" office:value="29.1375021" calcext:value-type="float">
            <text:p>29.1375021</text:p>
          </table:table-cell>
          <table:table-cell table:formula="of:=[.$Q$7]*([.L255] + [.$Q$6])" office:value-type="float" office:value="2.299998" calcext:value-type="float">
            <text:p>2.299998</text:p>
          </table:table-cell>
        </table:table-row>
        <table:table-row table:style-name="ro1">
          <table:table-cell office:value-type="float" office:value="-32" calcext:value-type="float">
            <text:p>-32</text:p>
          </table:table-cell>
          <table:table-cell office:value-type="float" office:value="-12" calcext:value-type="float">
            <text:p>-12</text:p>
          </table:table-cell>
          <table:table-cell office:value-type="float" office:value="988" calcext:value-type="float">
            <text:p>988</text:p>
          </table:table-cell>
          <table:table-cell office:value-type="float" office:value="-275" calcext:value-type="float">
            <text:p>-275</text:p>
          </table:table-cell>
          <table:table-cell office:value-type="float" office:value="289" calcext:value-type="float">
            <text:p>289</text:p>
          </table:table-cell>
          <table:table-cell office:value-type="float" office:value="-316" calcext:value-type="float">
            <text:p>-316</text:p>
          </table:table-cell>
          <table:table-cell office:value-type="float" office:value="-0.047072" calcext:value-type="float">
            <text:p>-0.047072</text:p>
          </table:table-cell>
          <table:table-cell office:value-type="float" office:value="-0.017652" calcext:value-type="float">
            <text:p>-0.017652</text:p>
          </table:table-cell>
          <table:table-cell office:value-type="float" office:value="1.453346" calcext:value-type="float">
            <text:p>1.453346</text:p>
          </table:table-cell>
          <table:table-cell office:value-type="float" office:value="-41.250002" calcext:value-type="float">
            <text:p>-41.250002</text:p>
          </table:table-cell>
          <table:table-cell office:value-type="float" office:value="43.350002" calcext:value-type="float">
            <text:p>43.350002</text:p>
          </table:table-cell>
          <table:table-cell office:value-type="float" office:value="-47.400002" calcext:value-type="float">
            <text:p>-47.400002</text:p>
          </table:table-cell>
          <table:table-cell office:value-type="float" office:value="9.694765" calcext:value-type="float">
            <text:p>9.694765</text:p>
          </table:table-cell>
          <table:table-cell office:value-type="float" office:value="508.922391" calcext:value-type="float">
            <text:p>508.922391</text:p>
          </table:table-cell>
          <table:table-cell table:number-columns-repeated="3"/>
          <table:table-cell table:formula="of:=[.$Q$3]*([.J256] + [.$Q$2])" office:value-type="float" office:value="-29.250002" calcext:value-type="float">
            <text:p>-29.250002</text:p>
          </table:table-cell>
          <table:table-cell table:formula="of:=[.$Q$5]*([.K256] + [.$Q$4])" office:value-type="float" office:value="26.6175021" calcext:value-type="float">
            <text:p>26.6175021</text:p>
          </table:table-cell>
          <table:table-cell table:formula="of:=[.$Q$7]*([.L256] + [.$Q$6])" office:value-type="float" office:value="2.599998" calcext:value-type="float">
            <text:p>2.599998</text:p>
          </table:table-cell>
        </table:table-row>
        <table:table-row table:style-name="ro1">
          <table:table-cell office:value-type="float" office:value="-36" calcext:value-type="float">
            <text:p>-36</text:p>
          </table:table-cell>
          <table:table-cell office:value-type="float" office:value="-8" calcext:value-type="float">
            <text:p>-8</text:p>
          </table:table-cell>
          <table:table-cell office:value-type="float" office:value="996" calcext:value-type="float">
            <text:p>996</text:p>
          </table:table-cell>
          <table:table-cell office:value-type="float" office:value="-287" calcext:value-type="float">
            <text:p>-287</text:p>
          </table:table-cell>
          <table:table-cell office:value-type="float" office:value="280" calcext:value-type="float">
            <text:p>280</text:p>
          </table:table-cell>
          <table:table-cell office:value-type="float" office:value="-314" calcext:value-type="float">
            <text:p>-314</text:p>
          </table:table-cell>
          <table:table-cell office:value-type="float" office:value="-0.052956" calcext:value-type="float">
            <text:p>-0.052956</text:p>
          </table:table-cell>
          <table:table-cell office:value-type="float" office:value="-0.011768" calcext:value-type="float">
            <text:p>-0.011768</text:p>
          </table:table-cell>
          <table:table-cell office:value-type="float" office:value="1.465114" calcext:value-type="float">
            <text:p>1.465114</text:p>
          </table:table-cell>
          <table:table-cell office:value-type="float" office:value="-43.050002" calcext:value-type="float">
            <text:p>-43.050002</text:p>
          </table:table-cell>
          <table:table-cell office:value-type="float" office:value="42.000002" calcext:value-type="float">
            <text:p>42.000002</text:p>
          </table:table-cell>
          <table:table-cell office:value-type="float" office:value="-47.100002" calcext:value-type="float">
            <text:p>-47.100002</text:p>
          </table:table-cell>
          <table:table-cell office:value-type="float" office:value="9.774117" calcext:value-type="float">
            <text:p>9.774117</text:p>
          </table:table-cell>
          <table:table-cell office:value-type="float" office:value="509.278902" calcext:value-type="float">
            <text:p>509.278902</text:p>
          </table:table-cell>
          <table:table-cell table:number-columns-repeated="3"/>
          <table:table-cell table:formula="of:=[.$Q$3]*([.J257] + [.$Q$2])" office:value-type="float" office:value="-31.050002" calcext:value-type="float">
            <text:p>-31.050002</text:p>
          </table:table-cell>
          <table:table-cell table:formula="of:=[.$Q$5]*([.K257] + [.$Q$4])" office:value-type="float" office:value="25.2000021" calcext:value-type="float">
            <text:p>25.2000021</text:p>
          </table:table-cell>
          <table:table-cell table:formula="of:=[.$Q$7]*([.L257] + [.$Q$6])" office:value-type="float" office:value="2.899998" calcext:value-type="float">
            <text:p>2.899998</text:p>
          </table:table-cell>
        </table:table-row>
        <table:table-row table:style-name="ro1">
          <table:table-cell office:value-type="float" office:value="-24" calcext:value-type="float">
            <text:p>-24</text:p>
          </table:table-cell>
          <table:table-cell office:value-type="float" office:value="4" calcext:value-type="float">
            <text:p>4</text:p>
          </table:table-cell>
          <table:table-cell office:value-type="float" office:value="988" calcext:value-type="float">
            <text:p>988</text:p>
          </table:table-cell>
          <table:table-cell office:value-type="float" office:value="-295" calcext:value-type="float">
            <text:p>-295</text:p>
          </table:table-cell>
          <table:table-cell office:value-type="float" office:value="260" calcext:value-type="float">
            <text:p>260</text:p>
          </table:table-cell>
          <table:table-cell office:value-type="float" office:value="-315" calcext:value-type="float">
            <text:p>-315</text:p>
          </table:table-cell>
          <table:table-cell office:value-type="float" office:value="-0.035304" calcext:value-type="float">
            <text:p>-0.035304</text:p>
          </table:table-cell>
          <table:table-cell office:value-type="float" office:value="0.005884" calcext:value-type="float">
            <text:p>0.005884</text:p>
          </table:table-cell>
          <table:table-cell office:value-type="float" office:value="1.453346" calcext:value-type="float">
            <text:p>1.453346</text:p>
          </table:table-cell>
          <table:table-cell office:value-type="float" office:value="-44.250002" calcext:value-type="float">
            <text:p>-44.250002</text:p>
          </table:table-cell>
          <table:table-cell office:value-type="float" office:value="39.000002" calcext:value-type="float">
            <text:p>39.000002</text:p>
          </table:table-cell>
          <table:table-cell office:value-type="float" office:value="-47.250002" calcext:value-type="float">
            <text:p>-47.250002</text:p>
          </table:table-cell>
          <table:table-cell office:value-type="float" office:value="9.691908" calcext:value-type="float">
            <text:p>9.691908</text:p>
          </table:table-cell>
          <table:table-cell office:value-type="float" office:value="503.835291" calcext:value-type="float">
            <text:p>503.835291</text:p>
          </table:table-cell>
          <table:table-cell table:number-columns-repeated="3"/>
          <table:table-cell table:formula="of:=[.$Q$3]*([.J258] + [.$Q$2])" office:value-type="float" office:value="-32.250002" calcext:value-type="float">
            <text:p>-32.250002</text:p>
          </table:table-cell>
          <table:table-cell table:formula="of:=[.$Q$5]*([.K258] + [.$Q$4])" office:value-type="float" office:value="22.0500021" calcext:value-type="float">
            <text:p>22.0500021</text:p>
          </table:table-cell>
          <table:table-cell table:formula="of:=[.$Q$7]*([.L258] + [.$Q$6])" office:value-type="float" office:value="2.749998" calcext:value-type="float">
            <text:p>2.749998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-4" calcext:value-type="float">
            <text:p>-4</text:p>
          </table:table-cell>
          <table:table-cell office:value-type="float" office:value="992" calcext:value-type="float">
            <text:p>992</text:p>
          </table:table-cell>
          <table:table-cell office:value-type="float" office:value="-316" calcext:value-type="float">
            <text:p>-316</text:p>
          </table:table-cell>
          <table:table-cell office:value-type="float" office:value="228" calcext:value-type="float">
            <text:p>228</text:p>
          </table:table-cell>
          <table:table-cell office:value-type="float" office:value="-313" calcext:value-type="float">
            <text:p>-313</text:p>
          </table:table-cell>
          <table:table-cell office:value-type="float" office:value="-0.02942" calcext:value-type="float">
            <text:p>-0.02942</text:p>
          </table:table-cell>
          <table:table-cell office:value-type="float" office:value="-0.005884" calcext:value-type="float">
            <text:p>-0.005884</text:p>
          </table:table-cell>
          <table:table-cell office:value-type="float" office:value="1.45923" calcext:value-type="float">
            <text:p>1.45923</text:p>
          </table:table-cell>
          <table:table-cell office:value-type="float" office:value="-47.400002" calcext:value-type="float">
            <text:p>-47.400002</text:p>
          </table:table-cell>
          <table:table-cell office:value-type="float" office:value="34.200001" calcext:value-type="float">
            <text:p>34.200001</text:p>
          </table:table-cell>
          <table:table-cell office:value-type="float" office:value="-46.950002" calcext:value-type="float">
            <text:p>-46.950002</text:p>
          </table:table-cell>
          <table:table-cell office:value-type="float" office:value="9.730253" calcext:value-type="float">
            <text:p>9.730253</text:p>
          </table:table-cell>
          <table:table-cell office:value-type="float" office:value="499.808964" calcext:value-type="float">
            <text:p>499.808964</text:p>
          </table:table-cell>
          <table:table-cell table:number-columns-repeated="3"/>
          <table:table-cell table:formula="of:=[.$Q$3]*([.J259] + [.$Q$2])" office:value-type="float" office:value="-35.400002" calcext:value-type="float">
            <text:p>-35.400002</text:p>
          </table:table-cell>
          <table:table-cell table:formula="of:=[.$Q$5]*([.K259] + [.$Q$4])" office:value-type="float" office:value="17.01000105" calcext:value-type="float">
            <text:p>17.01000105</text:p>
          </table:table-cell>
          <table:table-cell table:formula="of:=[.$Q$7]*([.L259] + [.$Q$6])" office:value-type="float" office:value="3.049998" calcext:value-type="float">
            <text:p>3.049998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-8" calcext:value-type="float">
            <text:p>-8</text:p>
          </table:table-cell>
          <table:table-cell office:value-type="float" office:value="996" calcext:value-type="float">
            <text:p>996</text:p>
          </table:table-cell>
          <table:table-cell office:value-type="float" office:value="-329" calcext:value-type="float">
            <text:p>-329</text:p>
          </table:table-cell>
          <table:table-cell office:value-type="float" office:value="206" calcext:value-type="float">
            <text:p>206</text:p>
          </table:table-cell>
          <table:table-cell office:value-type="float" office:value="-313" calcext:value-type="float">
            <text:p>-313</text:p>
          </table:table-cell>
          <table:table-cell office:value-type="float" office:value="-0.02942" calcext:value-type="float">
            <text:p>-0.02942</text:p>
          </table:table-cell>
          <table:table-cell office:value-type="float" office:value="-0.011768" calcext:value-type="float">
            <text:p>-0.011768</text:p>
          </table:table-cell>
          <table:table-cell office:value-type="float" office:value="1.465114" calcext:value-type="float">
            <text:p>1.465114</text:p>
          </table:table-cell>
          <table:table-cell office:value-type="float" office:value="-49.350002" calcext:value-type="float">
            <text:p>-49.350002</text:p>
          </table:table-cell>
          <table:table-cell office:value-type="float" office:value="30.900001" calcext:value-type="float">
            <text:p>30.900001</text:p>
          </table:table-cell>
          <table:table-cell office:value-type="float" office:value="-46.950002" calcext:value-type="float">
            <text:p>-46.950002</text:p>
          </table:table-cell>
          <table:table-cell office:value-type="float" office:value="9.769708" calcext:value-type="float">
            <text:p>9.769708</text:p>
          </table:table-cell>
          <table:table-cell office:value-type="float" office:value="498.644162" calcext:value-type="float">
            <text:p>498.644162</text:p>
          </table:table-cell>
          <table:table-cell table:number-columns-repeated="3"/>
          <table:table-cell table:formula="of:=[.$Q$3]*([.J260] + [.$Q$2])" office:value-type="float" office:value="-37.350002" calcext:value-type="float">
            <text:p>-37.350002</text:p>
          </table:table-cell>
          <table:table-cell table:formula="of:=[.$Q$5]*([.K260] + [.$Q$4])" office:value-type="float" office:value="13.54500105" calcext:value-type="float">
            <text:p>13.54500105</text:p>
          </table:table-cell>
          <table:table-cell table:formula="of:=[.$Q$7]*([.L260] + [.$Q$6])" office:value-type="float" office:value="3.049998" calcext:value-type="float">
            <text:p>3.049998</text:p>
          </table:table-cell>
        </table:table-row>
        <table:table-row table:style-name="ro1">
          <table:table-cell office:value-type="float" office:value="-24" calcext:value-type="float">
            <text:p>-24</text:p>
          </table:table-cell>
          <table:table-cell office:value-type="float" office:value="-8" calcext:value-type="float">
            <text:p>-8</text:p>
          </table:table-cell>
          <table:table-cell office:value-type="float" office:value="996" calcext:value-type="float">
            <text:p>996</text:p>
          </table:table-cell>
          <table:table-cell office:value-type="float" office:value="-329" calcext:value-type="float">
            <text:p>-329</text:p>
          </table:table-cell>
          <table:table-cell office:value-type="float" office:value="192" calcext:value-type="float">
            <text:p>192</text:p>
          </table:table-cell>
          <table:table-cell office:value-type="float" office:value="-314" calcext:value-type="float">
            <text:p>-314</text:p>
          </table:table-cell>
          <table:table-cell office:value-type="float" office:value="-0.035304" calcext:value-type="float">
            <text:p>-0.035304</text:p>
          </table:table-cell>
          <table:table-cell office:value-type="float" office:value="-0.011768" calcext:value-type="float">
            <text:p>-0.011768</text:p>
          </table:table-cell>
          <table:table-cell office:value-type="float" office:value="1.465114" calcext:value-type="float">
            <text:p>1.465114</text:p>
          </table:table-cell>
          <table:table-cell office:value-type="float" office:value="-49.350002" calcext:value-type="float">
            <text:p>-49.350002</text:p>
          </table:table-cell>
          <table:table-cell office:value-type="float" office:value="28.800001" calcext:value-type="float">
            <text:p>28.800001</text:p>
          </table:table-cell>
          <table:table-cell office:value-type="float" office:value="-47.100002" calcext:value-type="float">
            <text:p>-47.100002</text:p>
          </table:table-cell>
          <table:table-cell office:value-type="float" office:value="9.770574" calcext:value-type="float">
            <text:p>9.770574</text:p>
          </table:table-cell>
          <table:table-cell office:value-type="float" office:value="493.660815" calcext:value-type="float">
            <text:p>493.660815</text:p>
          </table:table-cell>
          <table:table-cell table:number-columns-repeated="3"/>
          <table:table-cell table:formula="of:=[.$Q$3]*([.J261] + [.$Q$2])" office:value-type="float" office:value="-37.350002" calcext:value-type="float">
            <text:p>-37.350002</text:p>
          </table:table-cell>
          <table:table-cell table:formula="of:=[.$Q$5]*([.K261] + [.$Q$4])" office:value-type="float" office:value="11.34000105" calcext:value-type="float">
            <text:p>11.34000105</text:p>
          </table:table-cell>
          <table:table-cell table:formula="of:=[.$Q$7]*([.L261] + [.$Q$6])" office:value-type="float" office:value="2.899998" calcext:value-type="float">
            <text:p>2.899998</text:p>
          </table:table-cell>
        </table:table-row>
        <table:table-row table:style-name="ro1">
          <table:table-cell office:value-type="float" office:value="-32" calcext:value-type="float">
            <text:p>-32</text:p>
          </table:table-cell>
          <table:table-cell office:value-type="float" office:value="-4" calcext:value-type="float">
            <text:p>-4</text:p>
          </table:table-cell>
          <table:table-cell office:value-type="float" office:value="992" calcext:value-type="float">
            <text:p>992</text:p>
          </table:table-cell>
          <table:table-cell office:value-type="float" office:value="-321" calcext:value-type="float">
            <text:p>-321</text:p>
          </table:table-cell>
          <table:table-cell office:value-type="float" office:value="205" calcext:value-type="float">
            <text:p>205</text:p>
          </table:table-cell>
          <table:table-cell office:value-type="float" office:value="-316" calcext:value-type="float">
            <text:p>-316</text:p>
          </table:table-cell>
          <table:table-cell office:value-type="float" office:value="-0.047072" calcext:value-type="float">
            <text:p>-0.047072</text:p>
          </table:table-cell>
          <table:table-cell office:value-type="float" office:value="-0.005884" calcext:value-type="float">
            <text:p>-0.005884</text:p>
          </table:table-cell>
          <table:table-cell office:value-type="float" office:value="1.45923" calcext:value-type="float">
            <text:p>1.45923</text:p>
          </table:table-cell>
          <table:table-cell office:value-type="float" office:value="-48.150002" calcext:value-type="float">
            <text:p>-48.150002</text:p>
          </table:table-cell>
          <table:table-cell office:value-type="float" office:value="30.750001" calcext:value-type="float">
            <text:p>30.750001</text:p>
          </table:table-cell>
          <table:table-cell office:value-type="float" office:value="-47.400002" calcext:value-type="float">
            <text:p>-47.400002</text:p>
          </table:table-cell>
          <table:table-cell office:value-type="float" office:value="9.733336" calcext:value-type="float">
            <text:p>9.733336</text:p>
          </table:table-cell>
          <table:table-cell office:value-type="float" office:value="494.895949" calcext:value-type="float">
            <text:p>494.895949</text:p>
          </table:table-cell>
          <table:table-cell table:number-columns-repeated="3"/>
          <table:table-cell table:formula="of:=[.$Q$3]*([.J262] + [.$Q$2])" office:value-type="float" office:value="-36.150002" calcext:value-type="float">
            <text:p>-36.150002</text:p>
          </table:table-cell>
          <table:table-cell table:formula="of:=[.$Q$5]*([.K262] + [.$Q$4])" office:value-type="float" office:value="13.38750105" calcext:value-type="float">
            <text:p>13.38750105</text:p>
          </table:table-cell>
          <table:table-cell table:formula="of:=[.$Q$7]*([.L262] + [.$Q$6])" office:value-type="float" office:value="2.599998" calcext:value-type="float">
            <text:p>2.599998</text:p>
          </table:table-cell>
        </table:table-row>
        <table:table-row table:style-name="ro1">
          <table:table-cell office:value-type="float" office:value="-32" calcext:value-type="float">
            <text:p>-32</text:p>
          </table:table-cell>
          <table:table-cell office:value-type="float" office:value="0" calcext:value-type="float">
            <text:p>0</text:p>
          </table:table-cell>
          <table:table-cell office:value-type="float" office:value="996" calcext:value-type="float">
            <text:p>996</text:p>
          </table:table-cell>
          <table:table-cell office:value-type="float" office:value="-316" calcext:value-type="float">
            <text:p>-316</text:p>
          </table:table-cell>
          <table:table-cell office:value-type="float" office:value="224" calcext:value-type="float">
            <text:p>224</text:p>
          </table:table-cell>
          <table:table-cell office:value-type="float" office:value="-315" calcext:value-type="float">
            <text:p>-315</text:p>
          </table:table-cell>
          <table:table-cell office:value-type="float" office:value="-0.047072" calcext:value-type="float">
            <text:p>-0.047072</text:p>
          </table:table-cell>
          <table:table-cell office:value-type="float" office:value="0" calcext:value-type="float">
            <text:p>0</text:p>
          </table:table-cell>
          <table:table-cell office:value-type="float" office:value="1.465114" calcext:value-type="float">
            <text:p>1.465114</text:p>
          </table:table-cell>
          <table:table-cell office:value-type="float" office:value="-47.400002" calcext:value-type="float">
            <text:p>-47.400002</text:p>
          </table:table-cell>
          <table:table-cell office:value-type="float" office:value="33.600001" calcext:value-type="float">
            <text:p>33.600001</text:p>
          </table:table-cell>
          <table:table-cell office:value-type="float" office:value="-47.250002" calcext:value-type="float">
            <text:p>-47.250002</text:p>
          </table:table-cell>
          <table:table-cell office:value-type="float" office:value="9.772463" calcext:value-type="float">
            <text:p>9.772463</text:p>
          </table:table-cell>
          <table:table-cell office:value-type="float" office:value="499.256447" calcext:value-type="float">
            <text:p>499.256447</text:p>
          </table:table-cell>
          <table:table-cell table:number-columns-repeated="3"/>
          <table:table-cell table:formula="of:=[.$Q$3]*([.J263] + [.$Q$2])" office:value-type="float" office:value="-35.400002" calcext:value-type="float">
            <text:p>-35.400002</text:p>
          </table:table-cell>
          <table:table-cell table:formula="of:=[.$Q$5]*([.K263] + [.$Q$4])" office:value-type="float" office:value="16.38000105" calcext:value-type="float">
            <text:p>16.38000105</text:p>
          </table:table-cell>
          <table:table-cell table:formula="of:=[.$Q$7]*([.L263] + [.$Q$6])" office:value-type="float" office:value="2.749998" calcext:value-type="float">
            <text:p>2.749998</text:p>
          </table:table-cell>
        </table:table-row>
        <table:table-row table:style-name="ro1">
          <table:table-cell office:value-type="float" office:value="-24" calcext:value-type="float">
            <text:p>-24</text:p>
          </table:table-cell>
          <table:table-cell office:value-type="float" office:value="-12" calcext:value-type="float">
            <text:p>-12</text:p>
          </table:table-cell>
          <table:table-cell office:value-type="float" office:value="1004" calcext:value-type="float">
            <text:p>1004</text:p>
          </table:table-cell>
          <table:table-cell office:value-type="float" office:value="-295" calcext:value-type="float">
            <text:p>-295</text:p>
          </table:table-cell>
          <table:table-cell office:value-type="float" office:value="261" calcext:value-type="float">
            <text:p>261</text:p>
          </table:table-cell>
          <table:table-cell office:value-type="float" office:value="-317" calcext:value-type="float">
            <text:p>-317</text:p>
          </table:table-cell>
          <table:table-cell office:value-type="float" office:value="-0.035304" calcext:value-type="float">
            <text:p>-0.035304</text:p>
          </table:table-cell>
          <table:table-cell office:value-type="float" office:value="-0.017652" calcext:value-type="float">
            <text:p>-0.017652</text:p>
          </table:table-cell>
          <table:table-cell office:value-type="float" office:value="1.476882" calcext:value-type="float">
            <text:p>1.476882</text:p>
          </table:table-cell>
          <table:table-cell office:value-type="float" office:value="-44.250002" calcext:value-type="float">
            <text:p>-44.250002</text:p>
          </table:table-cell>
          <table:table-cell office:value-type="float" office:value="39.150002" calcext:value-type="float">
            <text:p>39.150002</text:p>
          </table:table-cell>
          <table:table-cell office:value-type="float" office:value="-47.550002" calcext:value-type="float">
            <text:p>-47.550002</text:p>
          </table:table-cell>
          <table:table-cell office:value-type="float" office:value="9.849393" calcext:value-type="float">
            <text:p>9.849393</text:p>
          </table:table-cell>
          <table:table-cell office:value-type="float" office:value="505.6036" calcext:value-type="float">
            <text:p>505.6036</text:p>
          </table:table-cell>
          <table:table-cell table:number-columns-repeated="3"/>
          <table:table-cell table:formula="of:=[.$Q$3]*([.J264] + [.$Q$2])" office:value-type="float" office:value="-32.250002" calcext:value-type="float">
            <text:p>-32.250002</text:p>
          </table:table-cell>
          <table:table-cell table:formula="of:=[.$Q$5]*([.K264] + [.$Q$4])" office:value-type="float" office:value="22.2075021" calcext:value-type="float">
            <text:p>22.2075021</text:p>
          </table:table-cell>
          <table:table-cell table:formula="of:=[.$Q$7]*([.L264] + [.$Q$6])" office:value-type="float" office:value="2.449998" calcext:value-type="float">
            <text:p>2.449998</text:p>
          </table:table-cell>
        </table:table-row>
        <table:table-row table:style-name="ro1">
          <table:table-cell office:value-type="float" office:value="-24" calcext:value-type="float">
            <text:p>-24</text:p>
          </table:table-cell>
          <table:table-cell office:value-type="float" office:value="4" calcext:value-type="float">
            <text:p>4</text:p>
          </table:table-cell>
          <table:table-cell office:value-type="float" office:value="996" calcext:value-type="float">
            <text:p>996</text:p>
          </table:table-cell>
          <table:table-cell office:value-type="float" office:value="-264" calcext:value-type="float">
            <text:p>-264</text:p>
          </table:table-cell>
          <table:table-cell office:value-type="float" office:value="298" calcext:value-type="float">
            <text:p>298</text:p>
          </table:table-cell>
          <table:table-cell office:value-type="float" office:value="-319" calcext:value-type="float">
            <text:p>-319</text:p>
          </table:table-cell>
          <table:table-cell office:value-type="float" office:value="-0.035304" calcext:value-type="float">
            <text:p>-0.035304</text:p>
          </table:table-cell>
          <table:table-cell office:value-type="float" office:value="0.005884" calcext:value-type="float">
            <text:p>0.005884</text:p>
          </table:table-cell>
          <table:table-cell office:value-type="float" office:value="1.465114" calcext:value-type="float">
            <text:p>1.465114</text:p>
          </table:table-cell>
          <table:table-cell office:value-type="float" office:value="-39.600002" calcext:value-type="float">
            <text:p>-39.600002</text:p>
          </table:table-cell>
          <table:table-cell office:value-type="float" office:value="44.700002" calcext:value-type="float">
            <text:p>44.700002</text:p>
          </table:table-cell>
          <table:table-cell office:value-type="float" office:value="-47.850002" calcext:value-type="float">
            <text:p>-47.850002</text:p>
          </table:table-cell>
          <table:table-cell office:value-type="float" office:value="9.770338" calcext:value-type="float">
            <text:p>9.770338</text:p>
          </table:table-cell>
          <table:table-cell office:value-type="float" office:value="510.157819" calcext:value-type="float">
            <text:p>510.157819</text:p>
          </table:table-cell>
          <table:table-cell table:number-columns-repeated="3"/>
          <table:table-cell table:formula="of:=[.$Q$3]*([.J265] + [.$Q$2])" office:value-type="float" office:value="-27.600002" calcext:value-type="float">
            <text:p>-27.600002</text:p>
          </table:table-cell>
          <table:table-cell table:formula="of:=[.$Q$5]*([.K265] + [.$Q$4])" office:value-type="float" office:value="28.0350021" calcext:value-type="float">
            <text:p>28.0350021</text:p>
          </table:table-cell>
          <table:table-cell table:formula="of:=[.$Q$7]*([.L265] + [.$Q$6])" office:value-type="float" office:value="2.149998" calcext:value-type="float">
            <text:p>2.149998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-12" calcext:value-type="float">
            <text:p>-12</text:p>
          </table:table-cell>
          <table:table-cell office:value-type="float" office:value="984" calcext:value-type="float">
            <text:p>984</text:p>
          </table:table-cell>
          <table:table-cell office:value-type="float" office:value="-238" calcext:value-type="float">
            <text:p>-238</text:p>
          </table:table-cell>
          <table:table-cell office:value-type="float" office:value="322" calcext:value-type="float">
            <text:p>322</text:p>
          </table:table-cell>
          <table:table-cell office:value-type="float" office:value="-317" calcext:value-type="float">
            <text:p>-317</text:p>
          </table:table-cell>
          <table:table-cell office:value-type="float" office:value="-0.023536" calcext:value-type="float">
            <text:p>-0.023536</text:p>
          </table:table-cell>
          <table:table-cell office:value-type="float" office:value="-0.017652" calcext:value-type="float">
            <text:p>-0.017652</text:p>
          </table:table-cell>
          <table:table-cell office:value-type="float" office:value="1.447462" calcext:value-type="float">
            <text:p>1.447462</text:p>
          </table:table-cell>
          <table:table-cell office:value-type="float" office:value="-35.700001" calcext:value-type="float">
            <text:p>-35.700001</text:p>
          </table:table-cell>
          <table:table-cell office:value-type="float" office:value="48.300002" calcext:value-type="float">
            <text:p>48.300002</text:p>
          </table:table-cell>
          <table:table-cell office:value-type="float" office:value="-47.550002" calcext:value-type="float">
            <text:p>-47.550002</text:p>
          </table:table-cell>
          <table:table-cell office:value-type="float" office:value="9.651737" calcext:value-type="float">
            <text:p>9.651737</text:p>
          </table:table-cell>
          <table:table-cell office:value-type="float" office:value="510.702457" calcext:value-type="float">
            <text:p>510.702457</text:p>
          </table:table-cell>
          <table:table-cell table:number-columns-repeated="3"/>
          <table:table-cell table:formula="of:=[.$Q$3]*([.J266] + [.$Q$2])" office:value-type="float" office:value="-23.700001" calcext:value-type="float">
            <text:p>-23.700001</text:p>
          </table:table-cell>
          <table:table-cell table:formula="of:=[.$Q$5]*([.K266] + [.$Q$4])" office:value-type="float" office:value="31.8150021" calcext:value-type="float">
            <text:p>31.8150021</text:p>
          </table:table-cell>
          <table:table-cell table:formula="of:=[.$Q$7]*([.L266] + [.$Q$6])" office:value-type="float" office:value="2.449998" calcext:value-type="float">
            <text:p>2.449998</text:p>
          </table:table-cell>
        </table:table-row>
        <table:table-row table:style-name="ro1">
          <table:table-cell office:value-type="float" office:value="-32" calcext:value-type="float">
            <text:p>-32</text:p>
          </table:table-cell>
          <table:table-cell office:value-type="float" office:value="-4" calcext:value-type="float">
            <text:p>-4</text:p>
          </table:table-cell>
          <table:table-cell office:value-type="float" office:value="996" calcext:value-type="float">
            <text:p>996</text:p>
          </table:table-cell>
          <table:table-cell office:value-type="float" office:value="-212" calcext:value-type="float">
            <text:p>-212</text:p>
          </table:table-cell>
          <table:table-cell office:value-type="float" office:value="339" calcext:value-type="float">
            <text:p>339</text:p>
          </table:table-cell>
          <table:table-cell office:value-type="float" office:value="-318" calcext:value-type="float">
            <text:p>-318</text:p>
          </table:table-cell>
          <table:table-cell office:value-type="float" office:value="-0.047072" calcext:value-type="float">
            <text:p>-0.047072</text:p>
          </table:table-cell>
          <table:table-cell office:value-type="float" office:value="-0.005884" calcext:value-type="float">
            <text:p>-0.005884</text:p>
          </table:table-cell>
          <table:table-cell office:value-type="float" office:value="1.465114" calcext:value-type="float">
            <text:p>1.465114</text:p>
          </table:table-cell>
          <table:table-cell office:value-type="float" office:value="-31.800001" calcext:value-type="float">
            <text:p>-31.800001</text:p>
          </table:table-cell>
          <table:table-cell office:value-type="float" office:value="50.850002" calcext:value-type="float">
            <text:p>50.850002</text:p>
          </table:table-cell>
          <table:table-cell office:value-type="float" office:value="-47.700002" calcext:value-type="float">
            <text:p>-47.700002</text:p>
          </table:table-cell>
          <table:table-cell office:value-type="float" office:value="9.772542" calcext:value-type="float">
            <text:p>9.772542</text:p>
          </table:table-cell>
          <table:table-cell office:value-type="float" office:value="510.870825" calcext:value-type="float">
            <text:p>510.870825</text:p>
          </table:table-cell>
          <table:table-cell table:number-columns-repeated="3"/>
          <table:table-cell table:formula="of:=[.$Q$3]*([.J267] + [.$Q$2])" office:value-type="float" office:value="-19.800001" calcext:value-type="float">
            <text:p>-19.800001</text:p>
          </table:table-cell>
          <table:table-cell table:formula="of:=[.$Q$5]*([.K267] + [.$Q$4])" office:value-type="float" office:value="34.4925021" calcext:value-type="float">
            <text:p>34.4925021</text:p>
          </table:table-cell>
          <table:table-cell table:formula="of:=[.$Q$7]*([.L267] + [.$Q$6])" office:value-type="float" office:value="2.299998" calcext:value-type="float">
            <text:p>2.299998</text:p>
          </table:table-cell>
        </table:table-row>
        <table:table-row table:style-name="ro1">
          <table:table-cell office:value-type="float" office:value="-28" calcext:value-type="float">
            <text:p>-28</text:p>
          </table:table-cell>
          <table:table-cell office:value-type="float" office:value="-16" calcext:value-type="float">
            <text:p>-16</text:p>
          </table:table-cell>
          <table:table-cell office:value-type="float" office:value="1008" calcext:value-type="float">
            <text:p>1008</text:p>
          </table:table-cell>
          <table:table-cell office:value-type="float" office:value="-237" calcext:value-type="float">
            <text:p>-237</text:p>
          </table:table-cell>
          <table:table-cell office:value-type="float" office:value="327" calcext:value-type="float">
            <text:p>327</text:p>
          </table:table-cell>
          <table:table-cell office:value-type="float" office:value="-318" calcext:value-type="float">
            <text:p>-318</text:p>
          </table:table-cell>
          <table:table-cell office:value-type="float" office:value="-0.041188" calcext:value-type="float">
            <text:p>-0.041188</text:p>
          </table:table-cell>
          <table:table-cell office:value-type="float" office:value="-0.023536" calcext:value-type="float">
            <text:p>-0.023536</text:p>
          </table:table-cell>
          <table:table-cell office:value-type="float" office:value="1.482766" calcext:value-type="float">
            <text:p>1.482766</text:p>
          </table:table-cell>
          <table:table-cell office:value-type="float" office:value="-35.550001" calcext:value-type="float">
            <text:p>-35.550001</text:p>
          </table:table-cell>
          <table:table-cell office:value-type="float" office:value="49.050002" calcext:value-type="float">
            <text:p>49.050002</text:p>
          </table:table-cell>
          <table:table-cell office:value-type="float" office:value="-47.700002" calcext:value-type="float">
            <text:p>-47.700002</text:p>
          </table:table-cell>
          <table:table-cell office:value-type="float" office:value="9.890161" calcext:value-type="float">
            <text:p>9.890161</text:p>
          </table:table-cell>
          <table:table-cell office:value-type="float" office:value="514.025291" calcext:value-type="float">
            <text:p>514.025291</text:p>
          </table:table-cell>
          <table:table-cell table:number-columns-repeated="3"/>
          <table:table-cell table:formula="of:=[.$Q$3]*([.J268] + [.$Q$2])" office:value-type="float" office:value="-23.550001" calcext:value-type="float">
            <text:p>-23.550001</text:p>
          </table:table-cell>
          <table:table-cell table:formula="of:=[.$Q$5]*([.K268] + [.$Q$4])" office:value-type="float" office:value="32.6025021" calcext:value-type="float">
            <text:p>32.6025021</text:p>
          </table:table-cell>
          <table:table-cell table:formula="of:=[.$Q$7]*([.L268] + [.$Q$6])" office:value-type="float" office:value="2.299998" calcext:value-type="float">
            <text:p>2.299998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-8" calcext:value-type="float">
            <text:p>-8</text:p>
          </table:table-cell>
          <table:table-cell office:value-type="float" office:value="988" calcext:value-type="float">
            <text:p>988</text:p>
          </table:table-cell>
          <table:table-cell office:value-type="float" office:value="-273" calcext:value-type="float">
            <text:p>-273</text:p>
          </table:table-cell>
          <table:table-cell office:value-type="float" office:value="298" calcext:value-type="float">
            <text:p>298</text:p>
          </table:table-cell>
          <table:table-cell office:value-type="float" office:value="-314" calcext:value-type="float">
            <text:p>-314</text:p>
          </table:table-cell>
          <table:table-cell office:value-type="float" office:value="-0.017652" calcext:value-type="float">
            <text:p>-0.017652</text:p>
          </table:table-cell>
          <table:table-cell office:value-type="float" office:value="-0.011768" calcext:value-type="float">
            <text:p>-0.011768</text:p>
          </table:table-cell>
          <table:table-cell office:value-type="float" office:value="1.453346" calcext:value-type="float">
            <text:p>1.453346</text:p>
          </table:table-cell>
          <table:table-cell office:value-type="float" office:value="-40.950002" calcext:value-type="float">
            <text:p>-40.950002</text:p>
          </table:table-cell>
          <table:table-cell office:value-type="float" office:value="44.700002" calcext:value-type="float">
            <text:p>44.700002</text:p>
          </table:table-cell>
          <table:table-cell office:value-type="float" office:value="-47.100002" calcext:value-type="float">
            <text:p>-47.100002</text:p>
          </table:table-cell>
          <table:table-cell office:value-type="float" office:value="9.690003" calcext:value-type="float">
            <text:p>9.690003</text:p>
          </table:table-cell>
          <table:table-cell office:value-type="float" office:value="511.789996" calcext:value-type="float">
            <text:p>511.789996</text:p>
          </table:table-cell>
          <table:table-cell table:number-columns-repeated="3"/>
          <table:table-cell table:formula="of:=[.$Q$3]*([.J269] + [.$Q$2])" office:value-type="float" office:value="-28.950002" calcext:value-type="float">
            <text:p>-28.950002</text:p>
          </table:table-cell>
          <table:table-cell table:formula="of:=[.$Q$5]*([.K269] + [.$Q$4])" office:value-type="float" office:value="28.0350021" calcext:value-type="float">
            <text:p>28.0350021</text:p>
          </table:table-cell>
          <table:table-cell table:formula="of:=[.$Q$7]*([.L269] + [.$Q$6])" office:value-type="float" office:value="2.899998" calcext:value-type="float">
            <text:p>2.899998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-8" calcext:value-type="float">
            <text:p>-8</text:p>
          </table:table-cell>
          <table:table-cell office:value-type="float" office:value="976" calcext:value-type="float">
            <text:p>976</text:p>
          </table:table-cell>
          <table:table-cell office:value-type="float" office:value="-298" calcext:value-type="float">
            <text:p>-298</text:p>
          </table:table-cell>
          <table:table-cell office:value-type="float" office:value="267" calcext:value-type="float">
            <text:p>267</text:p>
          </table:table-cell>
          <table:table-cell office:value-type="float" office:value="-315" calcext:value-type="float">
            <text:p>-315</text:p>
          </table:table-cell>
          <table:table-cell office:value-type="float" office:value="-0.017652" calcext:value-type="float">
            <text:p>-0.017652</text:p>
          </table:table-cell>
          <table:table-cell office:value-type="float" office:value="-0.011768" calcext:value-type="float">
            <text:p>-0.011768</text:p>
          </table:table-cell>
          <table:table-cell office:value-type="float" office:value="1.435694" calcext:value-type="float">
            <text:p>1.435694</text:p>
          </table:table-cell>
          <table:table-cell office:value-type="float" office:value="-44.700002" calcext:value-type="float">
            <text:p>-44.700002</text:p>
          </table:table-cell>
          <table:table-cell office:value-type="float" office:value="40.050002" calcext:value-type="float">
            <text:p>40.050002</text:p>
          </table:table-cell>
          <table:table-cell office:value-type="float" office:value="-47.250002" calcext:value-type="float">
            <text:p>-47.250002</text:p>
          </table:table-cell>
          <table:table-cell office:value-type="float" office:value="9.572336" calcext:value-type="float">
            <text:p>9.572336</text:p>
          </table:table-cell>
          <table:table-cell office:value-type="float" office:value="509.232756" calcext:value-type="float">
            <text:p>509.232756</text:p>
          </table:table-cell>
          <table:table-cell table:number-columns-repeated="3"/>
          <table:table-cell table:formula="of:=[.$Q$3]*([.J270] + [.$Q$2])" office:value-type="float" office:value="-32.700002" calcext:value-type="float">
            <text:p>-32.700002</text:p>
          </table:table-cell>
          <table:table-cell table:formula="of:=[.$Q$5]*([.K270] + [.$Q$4])" office:value-type="float" office:value="23.1525021" calcext:value-type="float">
            <text:p>23.1525021</text:p>
          </table:table-cell>
          <table:table-cell table:formula="of:=[.$Q$7]*([.L270] + [.$Q$6])" office:value-type="float" office:value="2.749998" calcext:value-type="float">
            <text:p>2.749998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-4" calcext:value-type="float">
            <text:p>-4</text:p>
          </table:table-cell>
          <table:table-cell office:value-type="float" office:value="992" calcext:value-type="float">
            <text:p>992</text:p>
          </table:table-cell>
          <table:table-cell office:value-type="float" office:value="-325" calcext:value-type="float">
            <text:p>-325</text:p>
          </table:table-cell>
          <table:table-cell office:value-type="float" office:value="218" calcext:value-type="float">
            <text:p>218</text:p>
          </table:table-cell>
          <table:table-cell office:value-type="float" office:value="-312" calcext:value-type="float">
            <text:p>-312</text:p>
          </table:table-cell>
          <table:table-cell office:value-type="float" office:value="-0.017652" calcext:value-type="float">
            <text:p>-0.017652</text:p>
          </table:table-cell>
          <table:table-cell office:value-type="float" office:value="-0.005884" calcext:value-type="float">
            <text:p>-0.005884</text:p>
          </table:table-cell>
          <table:table-cell office:value-type="float" office:value="1.45923" calcext:value-type="float">
            <text:p>1.45923</text:p>
          </table:table-cell>
          <table:table-cell office:value-type="float" office:value="-48.750002" calcext:value-type="float">
            <text:p>-48.750002</text:p>
          </table:table-cell>
          <table:table-cell office:value-type="float" office:value="32.700001" calcext:value-type="float">
            <text:p>32.700001</text:p>
          </table:table-cell>
          <table:table-cell office:value-type="float" office:value="-46.800002" calcext:value-type="float">
            <text:p>-46.800002</text:p>
          </table:table-cell>
          <table:table-cell office:value-type="float" office:value="9.728988" calcext:value-type="float">
            <text:p>9.728988</text:p>
          </table:table-cell>
          <table:table-cell office:value-type="float" office:value="500.492757" calcext:value-type="float">
            <text:p>500.492757</text:p>
          </table:table-cell>
          <table:table-cell table:number-columns-repeated="3"/>
          <table:table-cell table:formula="of:=[.$Q$3]*([.J271] + [.$Q$2])" office:value-type="float" office:value="-36.750002" calcext:value-type="float">
            <text:p>-36.750002</text:p>
          </table:table-cell>
          <table:table-cell table:formula="of:=[.$Q$5]*([.K271] + [.$Q$4])" office:value-type="float" office:value="15.43500105" calcext:value-type="float">
            <text:p>15.43500105</text:p>
          </table:table-cell>
          <table:table-cell table:formula="of:=[.$Q$7]*([.L271] + [.$Q$6])" office:value-type="float" office:value="3.199998" calcext:value-type="float">
            <text:p>3.199998</text:p>
          </table:table-cell>
        </table:table-row>
        <table:table-row table:style-name="ro1">
          <table:table-cell office:value-type="float" office:value="-28" calcext:value-type="float">
            <text:p>-28</text:p>
          </table:table-cell>
          <table:table-cell office:value-type="float" office:value="-12" calcext:value-type="float">
            <text:p>-12</text:p>
          </table:table-cell>
          <table:table-cell office:value-type="float" office:value="984" calcext:value-type="float">
            <text:p>984</text:p>
          </table:table-cell>
          <table:table-cell office:value-type="float" office:value="-333" calcext:value-type="float">
            <text:p>-333</text:p>
          </table:table-cell>
          <table:table-cell office:value-type="float" office:value="186" calcext:value-type="float">
            <text:p>186</text:p>
          </table:table-cell>
          <table:table-cell office:value-type="float" office:value="-312" calcext:value-type="float">
            <text:p>-312</text:p>
          </table:table-cell>
          <table:table-cell office:value-type="float" office:value="-0.041188" calcext:value-type="float">
            <text:p>-0.041188</text:p>
          </table:table-cell>
          <table:table-cell office:value-type="float" office:value="-0.017652" calcext:value-type="float">
            <text:p>-0.017652</text:p>
          </table:table-cell>
          <table:table-cell office:value-type="float" office:value="1.447462" calcext:value-type="float">
            <text:p>1.447462</text:p>
          </table:table-cell>
          <table:table-cell office:value-type="float" office:value="-49.950002" calcext:value-type="float">
            <text:p>-49.950002</text:p>
          </table:table-cell>
          <table:table-cell office:value-type="float" office:value="27.900001" calcext:value-type="float">
            <text:p>27.900001</text:p>
          </table:table-cell>
          <table:table-cell office:value-type="float" office:value="-46.800002" calcext:value-type="float">
            <text:p>-46.800002</text:p>
          </table:table-cell>
          <table:table-cell office:value-type="float" office:value="9.654367" calcext:value-type="float">
            <text:p>9.654367</text:p>
          </table:table-cell>
          <table:table-cell office:value-type="float" office:value="492.776826" calcext:value-type="float">
            <text:p>492.776826</text:p>
          </table:table-cell>
          <table:table-cell table:number-columns-repeated="3"/>
          <table:table-cell table:formula="of:=[.$Q$3]*([.J272] + [.$Q$2])" office:value-type="float" office:value="-37.950002" calcext:value-type="float">
            <text:p>-37.950002</text:p>
          </table:table-cell>
          <table:table-cell table:formula="of:=[.$Q$5]*([.K272] + [.$Q$4])" office:value-type="float" office:value="10.39500105" calcext:value-type="float">
            <text:p>10.39500105</text:p>
          </table:table-cell>
          <table:table-cell table:formula="of:=[.$Q$7]*([.L272] + [.$Q$6])" office:value-type="float" office:value="3.199998" calcext:value-type="float">
            <text:p>3.199998</text:p>
          </table:table-cell>
        </table:table-row>
        <table:table-row table:style-name="ro1">
          <table:table-cell office:value-type="float" office:value="-32" calcext:value-type="float">
            <text:p>-32</text:p>
          </table:table-cell>
          <table:table-cell office:value-type="float" office:value="8" calcext:value-type="float">
            <text:p>8</text:p>
          </table:table-cell>
          <table:table-cell office:value-type="float" office:value="996" calcext:value-type="float">
            <text:p>996</text:p>
          </table:table-cell>
          <table:table-cell office:value-type="float" office:value="-331" calcext:value-type="float">
            <text:p>-331</text:p>
          </table:table-cell>
          <table:table-cell office:value-type="float" office:value="194" calcext:value-type="float">
            <text:p>194</text:p>
          </table:table-cell>
          <table:table-cell office:value-type="float" office:value="-314" calcext:value-type="float">
            <text:p>-314</text:p>
          </table:table-cell>
          <table:table-cell office:value-type="float" office:value="-0.047072" calcext:value-type="float">
            <text:p>-0.047072</text:p>
          </table:table-cell>
          <table:table-cell office:value-type="float" office:value="0.011768" calcext:value-type="float">
            <text:p>0.011768</text:p>
          </table:table-cell>
          <table:table-cell office:value-type="float" office:value="1.465114" calcext:value-type="float">
            <text:p>1.465114</text:p>
          </table:table-cell>
          <table:table-cell office:value-type="float" office:value="-49.650002" calcext:value-type="float">
            <text:p>-49.650002</text:p>
          </table:table-cell>
          <table:table-cell office:value-type="float" office:value="29.100001" calcext:value-type="float">
            <text:p>29.100001</text:p>
          </table:table-cell>
          <table:table-cell office:value-type="float" office:value="-47.100002" calcext:value-type="float">
            <text:p>-47.100002</text:p>
          </table:table-cell>
          <table:table-cell office:value-type="float" office:value="9.772778" calcext:value-type="float">
            <text:p>9.772778</text:p>
          </table:table-cell>
          <table:table-cell office:value-type="float" office:value="495.775151" calcext:value-type="float">
            <text:p>495.775151</text:p>
          </table:table-cell>
          <table:table-cell table:number-columns-repeated="3"/>
          <table:table-cell table:formula="of:=[.$Q$3]*([.J273] + [.$Q$2])" office:value-type="float" office:value="-37.650002" calcext:value-type="float">
            <text:p>-37.650002</text:p>
          </table:table-cell>
          <table:table-cell table:formula="of:=[.$Q$5]*([.K273] + [.$Q$4])" office:value-type="float" office:value="11.65500105" calcext:value-type="float">
            <text:p>11.65500105</text:p>
          </table:table-cell>
          <table:table-cell table:formula="of:=[.$Q$7]*([.L273] + [.$Q$6])" office:value-type="float" office:value="2.899998" calcext:value-type="float">
            <text:p>2.899998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4" calcext:value-type="float">
            <text:p>4</text:p>
          </table:table-cell>
          <table:table-cell office:value-type="float" office:value="996" calcext:value-type="float">
            <text:p>996</text:p>
          </table:table-cell>
          <table:table-cell office:value-type="float" office:value="-321" calcext:value-type="float">
            <text:p>-321</text:p>
          </table:table-cell>
          <table:table-cell office:value-type="float" office:value="210" calcext:value-type="float">
            <text:p>210</text:p>
          </table:table-cell>
          <table:table-cell office:value-type="float" office:value="-315" calcext:value-type="float">
            <text:p>-315</text:p>
          </table:table-cell>
          <table:table-cell office:value-type="float" office:value="-0.023536" calcext:value-type="float">
            <text:p>-0.023536</text:p>
          </table:table-cell>
          <table:table-cell office:value-type="float" office:value="0.005884" calcext:value-type="float">
            <text:p>0.005884</text:p>
          </table:table-cell>
          <table:table-cell office:value-type="float" office:value="1.465114" calcext:value-type="float">
            <text:p>1.465114</text:p>
          </table:table-cell>
          <table:table-cell office:value-type="float" office:value="-48.150002" calcext:value-type="float">
            <text:p>-48.150002</text:p>
          </table:table-cell>
          <table:table-cell office:value-type="float" office:value="31.500001" calcext:value-type="float">
            <text:p>31.500001</text:p>
          </table:table-cell>
          <table:table-cell office:value-type="float" office:value="-47.250002" calcext:value-type="float">
            <text:p>-47.250002</text:p>
          </table:table-cell>
          <table:table-cell office:value-type="float" office:value="9.768763" calcext:value-type="float">
            <text:p>9.768763</text:p>
          </table:table-cell>
          <table:table-cell office:value-type="float" office:value="496.352697" calcext:value-type="float">
            <text:p>496.352697</text:p>
          </table:table-cell>
          <table:table-cell table:number-columns-repeated="3"/>
          <table:table-cell table:formula="of:=[.$Q$3]*([.J274] + [.$Q$2])" office:value-type="float" office:value="-36.150002" calcext:value-type="float">
            <text:p>-36.150002</text:p>
          </table:table-cell>
          <table:table-cell table:formula="of:=[.$Q$5]*([.K274] + [.$Q$4])" office:value-type="float" office:value="14.17500105" calcext:value-type="float">
            <text:p>14.17500105</text:p>
          </table:table-cell>
          <table:table-cell table:formula="of:=[.$Q$7]*([.L274] + [.$Q$6])" office:value-type="float" office:value="2.749998" calcext:value-type="float">
            <text:p>2.749998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-12" calcext:value-type="float">
            <text:p>-12</text:p>
          </table:table-cell>
          <table:table-cell office:value-type="float" office:value="972" calcext:value-type="float">
            <text:p>972</text:p>
          </table:table-cell>
          <table:table-cell office:value-type="float" office:value="-301" calcext:value-type="float">
            <text:p>-301</text:p>
          </table:table-cell>
          <table:table-cell office:value-type="float" office:value="253" calcext:value-type="float">
            <text:p>253</text:p>
          </table:table-cell>
          <table:table-cell office:value-type="float" office:value="-317" calcext:value-type="float">
            <text:p>-317</text:p>
          </table:table-cell>
          <table:table-cell office:value-type="float" office:value="-0.02942" calcext:value-type="float">
            <text:p>-0.02942</text:p>
          </table:table-cell>
          <table:table-cell office:value-type="float" office:value="-0.017652" calcext:value-type="float">
            <text:p>-0.017652</text:p>
          </table:table-cell>
          <table:table-cell office:value-type="float" office:value="1.42981" calcext:value-type="float">
            <text:p>1.42981</text:p>
          </table:table-cell>
          <table:table-cell office:value-type="float" office:value="-45.150002" calcext:value-type="float">
            <text:p>-45.150002</text:p>
          </table:table-cell>
          <table:table-cell office:value-type="float" office:value="37.950002" calcext:value-type="float">
            <text:p>37.950002</text:p>
          </table:table-cell>
          <table:table-cell office:value-type="float" office:value="-47.550002" calcext:value-type="float">
            <text:p>-47.550002</text:p>
          </table:table-cell>
          <table:table-cell office:value-type="float" office:value="9.534808" calcext:value-type="float">
            <text:p>9.534808</text:p>
          </table:table-cell>
          <table:table-cell office:value-type="float" office:value="505.073262" calcext:value-type="float">
            <text:p>505.073262</text:p>
          </table:table-cell>
          <table:table-cell table:number-columns-repeated="3"/>
          <table:table-cell table:formula="of:=[.$Q$3]*([.J275] + [.$Q$2])" office:value-type="float" office:value="-33.150002" calcext:value-type="float">
            <text:p>-33.150002</text:p>
          </table:table-cell>
          <table:table-cell table:formula="of:=[.$Q$5]*([.K275] + [.$Q$4])" office:value-type="float" office:value="20.9475021" calcext:value-type="float">
            <text:p>20.9475021</text:p>
          </table:table-cell>
          <table:table-cell table:formula="of:=[.$Q$7]*([.L275] + [.$Q$6])" office:value-type="float" office:value="2.449998" calcext:value-type="float">
            <text:p>2.449998</text:p>
          </table:table-cell>
        </table:table-row>
        <table:table-row table:style-name="ro1">
          <table:table-cell office:value-type="float" office:value="-32" calcext:value-type="float">
            <text:p>-32</text:p>
          </table:table-cell>
          <table:table-cell office:value-type="float" office:value="-12" calcext:value-type="float">
            <text:p>-12</text:p>
          </table:table-cell>
          <table:table-cell office:value-type="float" office:value="996" calcext:value-type="float">
            <text:p>996</text:p>
          </table:table-cell>
          <table:table-cell office:value-type="float" office:value="-265" calcext:value-type="float">
            <text:p>-265</text:p>
          </table:table-cell>
          <table:table-cell office:value-type="float" office:value="301" calcext:value-type="float">
            <text:p>301</text:p>
          </table:table-cell>
          <table:table-cell office:value-type="float" office:value="-316" calcext:value-type="float">
            <text:p>-316</text:p>
          </table:table-cell>
          <table:table-cell office:value-type="float" office:value="-0.047072" calcext:value-type="float">
            <text:p>-0.047072</text:p>
          </table:table-cell>
          <table:table-cell office:value-type="float" office:value="-0.017652" calcext:value-type="float">
            <text:p>-0.017652</text:p>
          </table:table-cell>
          <table:table-cell office:value-type="float" office:value="1.465114" calcext:value-type="float">
            <text:p>1.465114</text:p>
          </table:table-cell>
          <table:table-cell office:value-type="float" office:value="-39.750002" calcext:value-type="float">
            <text:p>-39.750002</text:p>
          </table:table-cell>
          <table:table-cell office:value-type="float" office:value="45.150002" calcext:value-type="float">
            <text:p>45.150002</text:p>
          </table:table-cell>
          <table:table-cell office:value-type="float" office:value="-47.400002" calcext:value-type="float">
            <text:p>-47.400002</text:p>
          </table:table-cell>
          <table:table-cell office:value-type="float" office:value="9.773172" calcext:value-type="float">
            <text:p>9.773172</text:p>
          </table:table-cell>
          <table:table-cell office:value-type="float" office:value="510.570269" calcext:value-type="float">
            <text:p>510.570269</text:p>
          </table:table-cell>
          <table:table-cell table:number-columns-repeated="3"/>
          <table:table-cell table:formula="of:=[.$Q$3]*([.J276] + [.$Q$2])" office:value-type="float" office:value="-27.750002" calcext:value-type="float">
            <text:p>-27.750002</text:p>
          </table:table-cell>
          <table:table-cell table:formula="of:=[.$Q$5]*([.K276] + [.$Q$4])" office:value-type="float" office:value="28.5075021" calcext:value-type="float">
            <text:p>28.5075021</text:p>
          </table:table-cell>
          <table:table-cell table:formula="of:=[.$Q$7]*([.L276] + [.$Q$6])" office:value-type="float" office:value="2.599998" calcext:value-type="float">
            <text:p>2.599998</text:p>
          </table:table-cell>
        </table:table-row>
        <table:table-row table:style-name="ro1">
          <table:table-cell office:value-type="float" office:value="-24" calcext:value-type="float">
            <text:p>-24</text:p>
          </table:table-cell>
          <table:table-cell office:value-type="float" office:value="-8" calcext:value-type="float">
            <text:p>-8</text:p>
          </table:table-cell>
          <table:table-cell office:value-type="float" office:value="996" calcext:value-type="float">
            <text:p>996</text:p>
          </table:table-cell>
          <table:table-cell office:value-type="float" office:value="-237" calcext:value-type="float">
            <text:p>-237</text:p>
          </table:table-cell>
          <table:table-cell office:value-type="float" office:value="324" calcext:value-type="float">
            <text:p>324</text:p>
          </table:table-cell>
          <table:table-cell office:value-type="float" office:value="-318" calcext:value-type="float">
            <text:p>-318</text:p>
          </table:table-cell>
          <table:table-cell office:value-type="float" office:value="-0.035304" calcext:value-type="float">
            <text:p>-0.035304</text:p>
          </table:table-cell>
          <table:table-cell office:value-type="float" office:value="-0.011768" calcext:value-type="float">
            <text:p>-0.011768</text:p>
          </table:table-cell>
          <table:table-cell office:value-type="float" office:value="1.465114" calcext:value-type="float">
            <text:p>1.465114</text:p>
          </table:table-cell>
          <table:table-cell office:value-type="float" office:value="-35.550001" calcext:value-type="float">
            <text:p>-35.550001</text:p>
          </table:table-cell>
          <table:table-cell office:value-type="float" office:value="48.600002" calcext:value-type="float">
            <text:p>48.600002</text:p>
          </table:table-cell>
          <table:table-cell office:value-type="float" office:value="-47.700002" calcext:value-type="float">
            <text:p>-47.700002</text:p>
          </table:table-cell>
          <table:table-cell office:value-type="float" office:value="9.770574" calcext:value-type="float">
            <text:p>9.770574</text:p>
          </table:table-cell>
          <table:table-cell office:value-type="float" office:value="512.122056" calcext:value-type="float">
            <text:p>512.122056</text:p>
          </table:table-cell>
          <table:table-cell table:number-columns-repeated="3"/>
          <table:table-cell table:formula="of:=[.$Q$3]*([.J277] + [.$Q$2])" office:value-type="float" office:value="-23.550001" calcext:value-type="float">
            <text:p>-23.550001</text:p>
          </table:table-cell>
          <table:table-cell table:formula="of:=[.$Q$5]*([.K277] + [.$Q$4])" office:value-type="float" office:value="32.1300021" calcext:value-type="float">
            <text:p>32.1300021</text:p>
          </table:table-cell>
          <table:table-cell table:formula="of:=[.$Q$7]*([.L277] + [.$Q$6])" office:value-type="float" office:value="2.299998" calcext:value-type="float">
            <text:p>2.299998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-8" calcext:value-type="float">
            <text:p>-8</text:p>
          </table:table-cell>
          <table:table-cell office:value-type="float" office:value="988" calcext:value-type="float">
            <text:p>988</text:p>
          </table:table-cell>
          <table:table-cell office:value-type="float" office:value="-219" calcext:value-type="float">
            <text:p>-219</text:p>
          </table:table-cell>
          <table:table-cell office:value-type="float" office:value="332" calcext:value-type="float">
            <text:p>332</text:p>
          </table:table-cell>
          <table:table-cell office:value-type="float" office:value="-317" calcext:value-type="float">
            <text:p>-317</text:p>
          </table:table-cell>
          <table:table-cell office:value-type="float" office:value="-0.02942" calcext:value-type="float">
            <text:p>-0.02942</text:p>
          </table:table-cell>
          <table:table-cell office:value-type="float" office:value="-0.011768" calcext:value-type="float">
            <text:p>-0.011768</text:p>
          </table:table-cell>
          <table:table-cell office:value-type="float" office:value="1.453346" calcext:value-type="float">
            <text:p>1.453346</text:p>
          </table:table-cell>
          <table:table-cell office:value-type="float" office:value="-32.850001" calcext:value-type="float">
            <text:p>-32.850001</text:p>
          </table:table-cell>
          <table:table-cell office:value-type="float" office:value="49.800002" calcext:value-type="float">
            <text:p>49.800002</text:p>
          </table:table-cell>
          <table:table-cell office:value-type="float" office:value="-47.550002" calcext:value-type="float">
            <text:p>-47.550002</text:p>
          </table:table-cell>
          <table:table-cell office:value-type="float" office:value="9.691273" calcext:value-type="float">
            <text:p>9.691273</text:p>
          </table:table-cell>
          <table:table-cell office:value-type="float" office:value="508.600039" calcext:value-type="float">
            <text:p>508.600039</text:p>
          </table:table-cell>
          <table:table-cell table:number-columns-repeated="3"/>
          <table:table-cell table:formula="of:=[.$Q$3]*([.J278] + [.$Q$2])" office:value-type="float" office:value="-20.850001" calcext:value-type="float">
            <text:p>-20.850001</text:p>
          </table:table-cell>
          <table:table-cell table:formula="of:=[.$Q$5]*([.K278] + [.$Q$4])" office:value-type="float" office:value="33.3900021" calcext:value-type="float">
            <text:p>33.3900021</text:p>
          </table:table-cell>
          <table:table-cell table:formula="of:=[.$Q$7]*([.L278] + [.$Q$6])" office:value-type="float" office:value="2.449998" calcext:value-type="float">
            <text:p>2.449998</text:p>
          </table:table-cell>
        </table:table-row>
        <table:table-row table:style-name="ro1">
          <table:table-cell office:value-type="float" office:value="-24" calcext:value-type="float">
            <text:p>-24</text:p>
          </table:table-cell>
          <table:table-cell office:value-type="float" office:value="4" calcext:value-type="float">
            <text:p>4</text:p>
          </table:table-cell>
          <table:table-cell office:value-type="float" office:value="988" calcext:value-type="float">
            <text:p>988</text:p>
          </table:table-cell>
          <table:table-cell office:value-type="float" office:value="-238" calcext:value-type="float">
            <text:p>-238</text:p>
          </table:table-cell>
          <table:table-cell office:value-type="float" office:value="323" calcext:value-type="float">
            <text:p>323</text:p>
          </table:table-cell>
          <table:table-cell office:value-type="float" office:value="-317" calcext:value-type="float">
            <text:p>-317</text:p>
          </table:table-cell>
          <table:table-cell office:value-type="float" office:value="-0.035304" calcext:value-type="float">
            <text:p>-0.035304</text:p>
          </table:table-cell>
          <table:table-cell office:value-type="float" office:value="0.005884" calcext:value-type="float">
            <text:p>0.005884</text:p>
          </table:table-cell>
          <table:table-cell office:value-type="float" office:value="1.453346" calcext:value-type="float">
            <text:p>1.453346</text:p>
          </table:table-cell>
          <table:table-cell office:value-type="float" office:value="-35.700001" calcext:value-type="float">
            <text:p>-35.700001</text:p>
          </table:table-cell>
          <table:table-cell office:value-type="float" office:value="48.450002" calcext:value-type="float">
            <text:p>48.450002</text:p>
          </table:table-cell>
          <table:table-cell office:value-type="float" office:value="-47.550002" calcext:value-type="float">
            <text:p>-47.550002</text:p>
          </table:table-cell>
          <table:table-cell office:value-type="float" office:value="9.691908" calcext:value-type="float">
            <text:p>9.691908</text:p>
          </table:table-cell>
          <table:table-cell office:value-type="float" office:value="511.333551" calcext:value-type="float">
            <text:p>511.333551</text:p>
          </table:table-cell>
          <table:table-cell table:number-columns-repeated="3"/>
          <table:table-cell table:formula="of:=[.$Q$3]*([.J279] + [.$Q$2])" office:value-type="float" office:value="-23.700001" calcext:value-type="float">
            <text:p>-23.700001</text:p>
          </table:table-cell>
          <table:table-cell table:formula="of:=[.$Q$5]*([.K279] + [.$Q$4])" office:value-type="float" office:value="31.9725021" calcext:value-type="float">
            <text:p>31.9725021</text:p>
          </table:table-cell>
          <table:table-cell table:formula="of:=[.$Q$7]*([.L279] + [.$Q$6])" office:value-type="float" office:value="2.449998" calcext:value-type="float">
            <text:p>2.449998</text:p>
          </table:table-cell>
        </table:table-row>
        <table:table-row table:style-name="ro1">
          <table:table-cell table:number-columns-repeated="2" office:value-type="float" office:value="-12" calcext:value-type="float">
            <text:p>-12</text:p>
          </table:table-cell>
          <table:table-cell office:value-type="float" office:value="1004" calcext:value-type="float">
            <text:p>1004</text:p>
          </table:table-cell>
          <table:table-cell office:value-type="float" office:value="-260" calcext:value-type="float">
            <text:p>-260</text:p>
          </table:table-cell>
          <table:table-cell office:value-type="float" office:value="313" calcext:value-type="float">
            <text:p>313</text:p>
          </table:table-cell>
          <table:table-cell office:value-type="float" office:value="-315" calcext:value-type="float">
            <text:p>-315</text:p>
          </table:table-cell>
          <table:table-cell table:number-columns-repeated="2" office:value-type="float" office:value="-0.017652" calcext:value-type="float">
            <text:p>-0.017652</text:p>
          </table:table-cell>
          <table:table-cell office:value-type="float" office:value="1.476882" calcext:value-type="float">
            <text:p>1.476882</text:p>
          </table:table-cell>
          <table:table-cell office:value-type="float" office:value="-39.000002" calcext:value-type="float">
            <text:p>-39.000002</text:p>
          </table:table-cell>
          <table:table-cell office:value-type="float" office:value="46.950002" calcext:value-type="float">
            <text:p>46.950002</text:p>
          </table:table-cell>
          <table:table-cell office:value-type="float" office:value="-47.250002" calcext:value-type="float">
            <text:p>-47.250002</text:p>
          </table:table-cell>
          <table:table-cell office:value-type="float" office:value="9.847284" calcext:value-type="float">
            <text:p>9.847284</text:p>
          </table:table-cell>
          <table:table-cell office:value-type="float" office:value="514.581383" calcext:value-type="float">
            <text:p>514.581383</text:p>
          </table:table-cell>
          <table:table-cell table:number-columns-repeated="3"/>
          <table:table-cell table:formula="of:=[.$Q$3]*([.J280] + [.$Q$2])" office:value-type="float" office:value="-27.000002" calcext:value-type="float">
            <text:p>-27.000002</text:p>
          </table:table-cell>
          <table:table-cell table:formula="of:=[.$Q$5]*([.K280] + [.$Q$4])" office:value-type="float" office:value="30.3975021" calcext:value-type="float">
            <text:p>30.3975021</text:p>
          </table:table-cell>
          <table:table-cell table:formula="of:=[.$Q$7]*([.L280] + [.$Q$6])" office:value-type="float" office:value="2.749998" calcext:value-type="float">
            <text:p>2.749998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-4" calcext:value-type="float">
            <text:p>-4</text:p>
          </table:table-cell>
          <table:table-cell office:value-type="float" office:value="988" calcext:value-type="float">
            <text:p>988</text:p>
          </table:table-cell>
          <table:table-cell office:value-type="float" office:value="-272" calcext:value-type="float">
            <text:p>-272</text:p>
          </table:table-cell>
          <table:table-cell office:value-type="float" office:value="299" calcext:value-type="float">
            <text:p>299</text:p>
          </table:table-cell>
          <table:table-cell office:value-type="float" office:value="-316" calcext:value-type="float">
            <text:p>-316</text:p>
          </table:table-cell>
          <table:table-cell office:value-type="float" office:value="-0.017652" calcext:value-type="float">
            <text:p>-0.017652</text:p>
          </table:table-cell>
          <table:table-cell office:value-type="float" office:value="-0.005884" calcext:value-type="float">
            <text:p>-0.005884</text:p>
          </table:table-cell>
          <table:table-cell office:value-type="float" office:value="1.453346" calcext:value-type="float">
            <text:p>1.453346</text:p>
          </table:table-cell>
          <table:table-cell office:value-type="float" office:value="-40.800002" calcext:value-type="float">
            <text:p>-40.800002</text:p>
          </table:table-cell>
          <table:table-cell office:value-type="float" office:value="44.850002" calcext:value-type="float">
            <text:p>44.850002</text:p>
          </table:table-cell>
          <table:table-cell office:value-type="float" office:value="-47.400002" calcext:value-type="float">
            <text:p>-47.400002</text:p>
          </table:table-cell>
          <table:table-cell office:value-type="float" office:value="9.689765" calcext:value-type="float">
            <text:p>9.689765</text:p>
          </table:table-cell>
          <table:table-cell office:value-type="float" office:value="513.070171" calcext:value-type="float">
            <text:p>513.070171</text:p>
          </table:table-cell>
          <table:table-cell table:number-columns-repeated="3"/>
          <table:table-cell table:formula="of:=[.$Q$3]*([.J281] + [.$Q$2])" office:value-type="float" office:value="-28.800002" calcext:value-type="float">
            <text:p>-28.800002</text:p>
          </table:table-cell>
          <table:table-cell table:formula="of:=[.$Q$5]*([.K281] + [.$Q$4])" office:value-type="float" office:value="28.1925021" calcext:value-type="float">
            <text:p>28.1925021</text:p>
          </table:table-cell>
          <table:table-cell table:formula="of:=[.$Q$7]*([.L281] + [.$Q$6])" office:value-type="float" office:value="2.599998" calcext:value-type="float">
            <text:p>2.599998</text:p>
          </table:table-cell>
        </table:table-row>
        <table:table-row table:style-name="ro1">
          <table:table-cell table:number-columns-repeated="2" office:value-type="float" office:value="-8" calcext:value-type="float">
            <text:p>-8</text:p>
          </table:table-cell>
          <table:table-cell office:value-type="float" office:value="996" calcext:value-type="float">
            <text:p>996</text:p>
          </table:table-cell>
          <table:table-cell office:value-type="float" office:value="-298" calcext:value-type="float">
            <text:p>-298</text:p>
          </table:table-cell>
          <table:table-cell office:value-type="float" office:value="260" calcext:value-type="float">
            <text:p>260</text:p>
          </table:table-cell>
          <table:table-cell office:value-type="float" office:value="-314" calcext:value-type="float">
            <text:p>-314</text:p>
          </table:table-cell>
          <table:table-cell table:number-columns-repeated="2" office:value-type="float" office:value="-0.011768" calcext:value-type="float">
            <text:p>-0.011768</text:p>
          </table:table-cell>
          <table:table-cell office:value-type="float" office:value="1.465114" calcext:value-type="float">
            <text:p>1.465114</text:p>
          </table:table-cell>
          <table:table-cell office:value-type="float" office:value="-44.700002" calcext:value-type="float">
            <text:p>-44.700002</text:p>
          </table:table-cell>
          <table:table-cell office:value-type="float" office:value="39.000002" calcext:value-type="float">
            <text:p>39.000002</text:p>
          </table:table-cell>
          <table:table-cell office:value-type="float" office:value="-47.100002" calcext:value-type="float">
            <text:p>-47.100002</text:p>
          </table:table-cell>
          <table:table-cell office:value-type="float" office:value="9.768054" calcext:value-type="float">
            <text:p>9.768054</text:p>
          </table:table-cell>
          <table:table-cell office:value-type="float" office:value="504.975247" calcext:value-type="float">
            <text:p>504.975247</text:p>
          </table:table-cell>
          <table:table-cell table:number-columns-repeated="3"/>
          <table:table-cell table:formula="of:=[.$Q$3]*([.J282] + [.$Q$2])" office:value-type="float" office:value="-32.700002" calcext:value-type="float">
            <text:p>-32.700002</text:p>
          </table:table-cell>
          <table:table-cell table:formula="of:=[.$Q$5]*([.K282] + [.$Q$4])" office:value-type="float" office:value="22.0500021" calcext:value-type="float">
            <text:p>22.0500021</text:p>
          </table:table-cell>
          <table:table-cell table:formula="of:=[.$Q$7]*([.L282] + [.$Q$6])" office:value-type="float" office:value="2.899998" calcext:value-type="float">
            <text:p>2.899998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4" calcext:value-type="float">
            <text:p>-4</text:p>
          </table:table-cell>
          <table:table-cell office:value-type="float" office:value="980" calcext:value-type="float">
            <text:p>980</text:p>
          </table:table-cell>
          <table:table-cell office:value-type="float" office:value="-317" calcext:value-type="float">
            <text:p>-317</text:p>
          </table:table-cell>
          <table:table-cell office:value-type="float" office:value="231" calcext:value-type="float">
            <text:p>231</text:p>
          </table:table-cell>
          <table:table-cell office:value-type="float" office:value="-312" calcext:value-type="float">
            <text:p>-312</text:p>
          </table:table-cell>
          <table:table-cell office:value-type="float" office:value="-0.011768" calcext:value-type="float">
            <text:p>-0.011768</text:p>
          </table:table-cell>
          <table:table-cell office:value-type="float" office:value="-0.005884" calcext:value-type="float">
            <text:p>-0.005884</text:p>
          </table:table-cell>
          <table:table-cell office:value-type="float" office:value="1.441578" calcext:value-type="float">
            <text:p>1.441578</text:p>
          </table:table-cell>
          <table:table-cell office:value-type="float" office:value="-47.550002" calcext:value-type="float">
            <text:p>-47.550002</text:p>
          </table:table-cell>
          <table:table-cell office:value-type="float" office:value="34.650001" calcext:value-type="float">
            <text:p>34.650001</text:p>
          </table:table-cell>
          <table:table-cell office:value-type="float" office:value="-46.800002" calcext:value-type="float">
            <text:p>-46.800002</text:p>
          </table:table-cell>
          <table:table-cell office:value-type="float" office:value="9.610918" calcext:value-type="float">
            <text:p>9.610918</text:p>
          </table:table-cell>
          <table:table-cell office:value-type="float" office:value="501.192578" calcext:value-type="float">
            <text:p>501.192578</text:p>
          </table:table-cell>
          <table:table-cell table:number-columns-repeated="3"/>
          <table:table-cell table:formula="of:=[.$Q$3]*([.J283] + [.$Q$2])" office:value-type="float" office:value="-35.550002" calcext:value-type="float">
            <text:p>-35.550002</text:p>
          </table:table-cell>
          <table:table-cell table:formula="of:=[.$Q$5]*([.K283] + [.$Q$4])" office:value-type="float" office:value="17.48250105" calcext:value-type="float">
            <text:p>17.48250105</text:p>
          </table:table-cell>
          <table:table-cell table:formula="of:=[.$Q$7]*([.L283] + [.$Q$6])" office:value-type="float" office:value="3.199998" calcext:value-type="float">
            <text:p>3.199998</text:p>
          </table:table-cell>
        </table:table-row>
        <table:table-row table:style-name="ro1">
          <table:table-cell office:value-type="float" office:value="-28" calcext:value-type="float">
            <text:p>-2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-336" calcext:value-type="float">
            <text:p>-336</text:p>
          </table:table-cell>
          <table:table-cell office:value-type="float" office:value="190" calcext:value-type="float">
            <text:p>190</text:p>
          </table:table-cell>
          <table:table-cell office:value-type="float" office:value="-312" calcext:value-type="float">
            <text:p>-312</text:p>
          </table:table-cell>
          <table:table-cell office:value-type="float" office:value="-0.041188" calcext:value-type="float">
            <text:p>-0.041188</text:p>
          </table:table-cell>
          <table:table-cell office:value-type="float" office:value="0" calcext:value-type="float">
            <text:p>0</text:p>
          </table:table-cell>
          <table:table-cell office:value-type="float" office:value="1.470998" calcext:value-type="float">
            <text:p>1.470998</text:p>
          </table:table-cell>
          <table:table-cell office:value-type="float" office:value="-50.400002" calcext:value-type="float">
            <text:p>-50.400002</text:p>
          </table:table-cell>
          <table:table-cell office:value-type="float" office:value="28.500001" calcext:value-type="float">
            <text:p>28.500001</text:p>
          </table:table-cell>
          <table:table-cell office:value-type="float" office:value="-46.800002" calcext:value-type="float">
            <text:p>-46.800002</text:p>
          </table:table-cell>
          <table:table-cell office:value-type="float" office:value="9.810494" calcext:value-type="float">
            <text:p>9.810494</text:p>
          </table:table-cell>
          <table:table-cell office:value-type="float" office:value="496.326505" calcext:value-type="float">
            <text:p>496.326505</text:p>
          </table:table-cell>
          <table:table-cell table:number-columns-repeated="3"/>
          <table:table-cell table:formula="of:=[.$Q$3]*([.J284] + [.$Q$2])" office:value-type="float" office:value="-38.400002" calcext:value-type="float">
            <text:p>-38.400002</text:p>
          </table:table-cell>
          <table:table-cell table:formula="of:=[.$Q$5]*([.K284] + [.$Q$4])" office:value-type="float" office:value="11.02500105" calcext:value-type="float">
            <text:p>11.02500105</text:p>
          </table:table-cell>
          <table:table-cell table:formula="of:=[.$Q$7]*([.L284] + [.$Q$6])" office:value-type="float" office:value="3.199998" calcext:value-type="float">
            <text:p>3.199998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-8" calcext:value-type="float">
            <text:p>-8</text:p>
          </table:table-cell>
          <table:table-cell office:value-type="float" office:value="1000" calcext:value-type="float">
            <text:p>1000</text:p>
          </table:table-cell>
          <table:table-cell office:value-type="float" office:value="-335" calcext:value-type="float">
            <text:p>-335</text:p>
          </table:table-cell>
          <table:table-cell office:value-type="float" office:value="178" calcext:value-type="float">
            <text:p>178</text:p>
          </table:table-cell>
          <table:table-cell office:value-type="float" office:value="-310" calcext:value-type="float">
            <text:p>-310</text:p>
          </table:table-cell>
          <table:table-cell office:value-type="float" office:value="-0.023536" calcext:value-type="float">
            <text:p>-0.023536</text:p>
          </table:table-cell>
          <table:table-cell office:value-type="float" office:value="-0.011768" calcext:value-type="float">
            <text:p>-0.011768</text:p>
          </table:table-cell>
          <table:table-cell office:value-type="float" office:value="1.470998" calcext:value-type="float">
            <text:p>1.470998</text:p>
          </table:table-cell>
          <table:table-cell office:value-type="float" office:value="-50.250002" calcext:value-type="float">
            <text:p>-50.250002</text:p>
          </table:table-cell>
          <table:table-cell office:value-type="float" office:value="26.700001" calcext:value-type="float">
            <text:p>26.700001</text:p>
          </table:table-cell>
          <table:table-cell office:value-type="float" office:value="-46.500002" calcext:value-type="float">
            <text:p>-46.500002</text:p>
          </table:table-cell>
          <table:table-cell office:value-type="float" office:value="9.808219" calcext:value-type="float">
            <text:p>9.808219</text:p>
          </table:table-cell>
          <table:table-cell office:value-type="float" office:value="489.907134" calcext:value-type="float">
            <text:p>489.907134</text:p>
          </table:table-cell>
          <table:table-cell table:number-columns-repeated="3"/>
          <table:table-cell table:formula="of:=[.$Q$3]*([.J285] + [.$Q$2])" office:value-type="float" office:value="-38.250002" calcext:value-type="float">
            <text:p>-38.250002</text:p>
          </table:table-cell>
          <table:table-cell table:formula="of:=[.$Q$5]*([.K285] + [.$Q$4])" office:value-type="float" office:value="9.13500105" calcext:value-type="float">
            <text:p>9.13500105</text:p>
          </table:table-cell>
          <table:table-cell table:formula="of:=[.$Q$7]*([.L285] + [.$Q$6])" office:value-type="float" office:value="3.499998" calcext:value-type="float">
            <text:p>3.499998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-331" calcext:value-type="float">
            <text:p>-331</text:p>
          </table:table-cell>
          <table:table-cell office:value-type="float" office:value="193" calcext:value-type="float">
            <text:p>193</text:p>
          </table:table-cell>
          <table:table-cell office:value-type="float" office:value="-311" calcext:value-type="float">
            <text:p>-311</text:p>
          </table:table-cell>
          <table:table-cell office:value-type="float" office:value="-0.023536" calcext:value-type="float">
            <text:p>-0.023536</text:p>
          </table:table-cell>
          <table:table-cell office:value-type="float" office:value="0" calcext:value-type="float">
            <text:p>0</text:p>
          </table:table-cell>
          <table:table-cell office:value-type="float" office:value="1.470998" calcext:value-type="float">
            <text:p>1.470998</text:p>
          </table:table-cell>
          <table:table-cell office:value-type="float" office:value="-49.650002" calcext:value-type="float">
            <text:p>-49.650002</text:p>
          </table:table-cell>
          <table:table-cell office:value-type="float" office:value="28.950001" calcext:value-type="float">
            <text:p>28.950001</text:p>
          </table:table-cell>
          <table:table-cell office:value-type="float" office:value="-46.650002" calcext:value-type="float">
            <text:p>-46.650002</text:p>
          </table:table-cell>
          <table:table-cell office:value-type="float" office:value="9.807905" calcext:value-type="float">
            <text:p>9.807905</text:p>
          </table:table-cell>
          <table:table-cell office:value-type="float" office:value="493.488602" calcext:value-type="float">
            <text:p>493.488602</text:p>
          </table:table-cell>
          <table:table-cell table:number-columns-repeated="3"/>
          <table:table-cell table:formula="of:=[.$Q$3]*([.J286] + [.$Q$2])" office:value-type="float" office:value="-37.650002" calcext:value-type="float">
            <text:p>-37.650002</text:p>
          </table:table-cell>
          <table:table-cell table:formula="of:=[.$Q$5]*([.K286] + [.$Q$4])" office:value-type="float" office:value="11.49750105" calcext:value-type="float">
            <text:p>11.49750105</text:p>
          </table:table-cell>
          <table:table-cell table:formula="of:=[.$Q$7]*([.L286] + [.$Q$6])" office:value-type="float" office:value="3.349998" calcext:value-type="float">
            <text:p>3.349998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0" calcext:value-type="float">
            <text:p>0</text:p>
          </table:table-cell>
          <table:table-cell office:value-type="float" office:value="996" calcext:value-type="float">
            <text:p>996</text:p>
          </table:table-cell>
          <table:table-cell office:value-type="float" office:value="-318" calcext:value-type="float">
            <text:p>-318</text:p>
          </table:table-cell>
          <table:table-cell office:value-type="float" office:value="220" calcext:value-type="float">
            <text:p>220</text:p>
          </table:table-cell>
          <table:table-cell office:value-type="float" office:value="-314" calcext:value-type="float">
            <text:p>-314</text:p>
          </table:table-cell>
          <table:table-cell office:value-type="float" office:value="-0.017652" calcext:value-type="float">
            <text:p>-0.017652</text:p>
          </table:table-cell>
          <table:table-cell office:value-type="float" office:value="0" calcext:value-type="float">
            <text:p>0</text:p>
          </table:table-cell>
          <table:table-cell office:value-type="float" office:value="1.465114" calcext:value-type="float">
            <text:p>1.465114</text:p>
          </table:table-cell>
          <table:table-cell office:value-type="float" office:value="-47.700002" calcext:value-type="float">
            <text:p>-47.700002</text:p>
          </table:table-cell>
          <table:table-cell office:value-type="float" office:value="33.000001" calcext:value-type="float">
            <text:p>33.000001</text:p>
          </table:table-cell>
          <table:table-cell office:value-type="float" office:value="-47.100002" calcext:value-type="float">
            <text:p>-47.100002</text:p>
          </table:table-cell>
          <table:table-cell office:value-type="float" office:value="9.768133" calcext:value-type="float">
            <text:p>9.768133</text:p>
          </table:table-cell>
          <table:table-cell office:value-type="float" office:value="498.116452" calcext:value-type="float">
            <text:p>498.116452</text:p>
          </table:table-cell>
          <table:table-cell table:number-columns-repeated="3"/>
          <table:table-cell table:formula="of:=[.$Q$3]*([.J287] + [.$Q$2])" office:value-type="float" office:value="-35.700002" calcext:value-type="float">
            <text:p>-35.700002</text:p>
          </table:table-cell>
          <table:table-cell table:formula="of:=[.$Q$5]*([.K287] + [.$Q$4])" office:value-type="float" office:value="15.75000105" calcext:value-type="float">
            <text:p>15.75000105</text:p>
          </table:table-cell>
          <table:table-cell table:formula="of:=[.$Q$7]*([.L287] + [.$Q$6])" office:value-type="float" office:value="2.899998" calcext:value-type="float">
            <text:p>2.899998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-303" calcext:value-type="float">
            <text:p>-303</text:p>
          </table:table-cell>
          <table:table-cell office:value-type="float" office:value="254" calcext:value-type="float">
            <text:p>254</text:p>
          </table:table-cell>
          <table:table-cell office:value-type="float" office:value="-317" calcext:value-type="float">
            <text:p>-317</text:p>
          </table:table-cell>
          <table:table-cell office:value-type="float" office:value="-0.02942" calcext:value-type="float">
            <text:p>-0.02942</text:p>
          </table:table-cell>
          <table:table-cell office:value-type="float" office:value="0" calcext:value-type="float">
            <text:p>0</text:p>
          </table:table-cell>
          <table:table-cell office:value-type="float" office:value="1.470998" calcext:value-type="float">
            <text:p>1.470998</text:p>
          </table:table-cell>
          <table:table-cell office:value-type="float" office:value="-45.450002" calcext:value-type="float">
            <text:p>-45.450002</text:p>
          </table:table-cell>
          <table:table-cell office:value-type="float" office:value="38.100002" calcext:value-type="float">
            <text:p>38.100002</text:p>
          </table:table-cell>
          <table:table-cell office:value-type="float" office:value="-47.550002" calcext:value-type="float">
            <text:p>-47.550002</text:p>
          </table:table-cell>
          <table:table-cell office:value-type="float" office:value="9.808611" calcext:value-type="float">
            <text:p>9.808611</text:p>
          </table:table-cell>
          <table:table-cell office:value-type="float" office:value="506.768192" calcext:value-type="float">
            <text:p>506.768192</text:p>
          </table:table-cell>
          <table:table-cell table:number-columns-repeated="3"/>
          <table:table-cell table:formula="of:=[.$Q$3]*([.J288] + [.$Q$2])" office:value-type="float" office:value="-33.450002" calcext:value-type="float">
            <text:p>-33.450002</text:p>
          </table:table-cell>
          <table:table-cell table:formula="of:=[.$Q$5]*([.K288] + [.$Q$4])" office:value-type="float" office:value="21.1050021" calcext:value-type="float">
            <text:p>21.1050021</text:p>
          </table:table-cell>
          <table:table-cell table:formula="of:=[.$Q$7]*([.L288] + [.$Q$6])" office:value-type="float" office:value="2.449998" calcext:value-type="float">
            <text:p>2.449998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-4" calcext:value-type="float">
            <text:p>-4</text:p>
          </table:table-cell>
          <table:table-cell office:value-type="float" office:value="984" calcext:value-type="float">
            <text:p>984</text:p>
          </table:table-cell>
          <table:table-cell office:value-type="float" office:value="-289" calcext:value-type="float">
            <text:p>-289</text:p>
          </table:table-cell>
          <table:table-cell office:value-type="float" office:value="277" calcext:value-type="float">
            <text:p>277</text:p>
          </table:table-cell>
          <table:table-cell office:value-type="float" office:value="-316" calcext:value-type="float">
            <text:p>-316</text:p>
          </table:table-cell>
          <table:table-cell office:value-type="float" office:value="-0.017652" calcext:value-type="float">
            <text:p>-0.017652</text:p>
          </table:table-cell>
          <table:table-cell office:value-type="float" office:value="-0.005884" calcext:value-type="float">
            <text:p>-0.005884</text:p>
          </table:table-cell>
          <table:table-cell office:value-type="float" office:value="1.447462" calcext:value-type="float">
            <text:p>1.447462</text:p>
          </table:table-cell>
          <table:table-cell office:value-type="float" office:value="-43.350002" calcext:value-type="float">
            <text:p>-43.350002</text:p>
          </table:table-cell>
          <table:table-cell office:value-type="float" office:value="41.550002" calcext:value-type="float">
            <text:p>41.550002</text:p>
          </table:table-cell>
          <table:table-cell office:value-type="float" office:value="-47.400002" calcext:value-type="float">
            <text:p>-47.400002</text:p>
          </table:table-cell>
          <table:table-cell office:value-type="float" office:value="9.650541" calcext:value-type="float">
            <text:p>9.650541</text:p>
          </table:table-cell>
          <table:table-cell office:value-type="float" office:value="510.005882" calcext:value-type="float">
            <text:p>510.005882</text:p>
          </table:table-cell>
          <table:table-cell table:number-columns-repeated="3"/>
          <table:table-cell table:formula="of:=[.$Q$3]*([.J289] + [.$Q$2])" office:value-type="float" office:value="-31.350002" calcext:value-type="float">
            <text:p>-31.350002</text:p>
          </table:table-cell>
          <table:table-cell table:formula="of:=[.$Q$5]*([.K289] + [.$Q$4])" office:value-type="float" office:value="24.7275021" calcext:value-type="float">
            <text:p>24.7275021</text:p>
          </table:table-cell>
          <table:table-cell table:formula="of:=[.$Q$7]*([.L289] + [.$Q$6])" office:value-type="float" office:value="2.599998" calcext:value-type="float">
            <text:p>2.599998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12" calcext:value-type="float">
            <text:p>-12</text:p>
          </table:table-cell>
          <table:table-cell office:value-type="float" office:value="996" calcext:value-type="float">
            <text:p>996</text:p>
          </table:table-cell>
          <table:table-cell office:value-type="float" office:value="-260" calcext:value-type="float">
            <text:p>-260</text:p>
          </table:table-cell>
          <table:table-cell office:value-type="float" office:value="301" calcext:value-type="float">
            <text:p>301</text:p>
          </table:table-cell>
          <table:table-cell office:value-type="float" office:value="-316" calcext:value-type="float">
            <text:p>-316</text:p>
          </table:table-cell>
          <table:table-cell office:value-type="float" office:value="-0.005884" calcext:value-type="float">
            <text:p>-0.005884</text:p>
          </table:table-cell>
          <table:table-cell office:value-type="float" office:value="-0.017652" calcext:value-type="float">
            <text:p>-0.017652</text:p>
          </table:table-cell>
          <table:table-cell office:value-type="float" office:value="1.465114" calcext:value-type="float">
            <text:p>1.465114</text:p>
          </table:table-cell>
          <table:table-cell office:value-type="float" office:value="-39.000002" calcext:value-type="float">
            <text:p>-39.000002</text:p>
          </table:table-cell>
          <table:table-cell office:value-type="float" office:value="45.150002" calcext:value-type="float">
            <text:p>45.150002</text:p>
          </table:table-cell>
          <table:table-cell office:value-type="float" office:value="-47.400002" calcext:value-type="float">
            <text:p>-47.400002</text:p>
          </table:table-cell>
          <table:table-cell office:value-type="float" office:value="9.768211" calcext:value-type="float">
            <text:p>9.768211</text:p>
          </table:table-cell>
          <table:table-cell office:value-type="float" office:value="507.99311" calcext:value-type="float">
            <text:p>507.99311</text:p>
          </table:table-cell>
          <table:table-cell table:number-columns-repeated="3"/>
          <table:table-cell table:formula="of:=[.$Q$3]*([.J290] + [.$Q$2])" office:value-type="float" office:value="-27.000002" calcext:value-type="float">
            <text:p>-27.000002</text:p>
          </table:table-cell>
          <table:table-cell table:formula="of:=[.$Q$5]*([.K290] + [.$Q$4])" office:value-type="float" office:value="28.5075021" calcext:value-type="float">
            <text:p>28.5075021</text:p>
          </table:table-cell>
          <table:table-cell table:formula="of:=[.$Q$7]*([.L290] + [.$Q$6])" office:value-type="float" office:value="2.599998" calcext:value-type="float">
            <text:p>2.599998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12" calcext:value-type="float">
            <text:p>-12</text:p>
          </table:table-cell>
          <table:table-cell office:value-type="float" office:value="984" calcext:value-type="float">
            <text:p>984</text:p>
          </table:table-cell>
          <table:table-cell office:value-type="float" office:value="-221" calcext:value-type="float">
            <text:p>-221</text:p>
          </table:table-cell>
          <table:table-cell office:value-type="float" office:value="337" calcext:value-type="float">
            <text:p>337</text:p>
          </table:table-cell>
          <table:table-cell office:value-type="float" office:value="-319" calcext:value-type="float">
            <text:p>-319</text:p>
          </table:table-cell>
          <table:table-cell office:value-type="float" office:value="-0.011768" calcext:value-type="float">
            <text:p>-0.011768</text:p>
          </table:table-cell>
          <table:table-cell office:value-type="float" office:value="-0.017652" calcext:value-type="float">
            <text:p>-0.017652</text:p>
          </table:table-cell>
          <table:table-cell office:value-type="float" office:value="1.447462" calcext:value-type="float">
            <text:p>1.447462</text:p>
          </table:table-cell>
          <table:table-cell office:value-type="float" office:value="-33.150001" calcext:value-type="float">
            <text:p>-33.150001</text:p>
          </table:table-cell>
          <table:table-cell office:value-type="float" office:value="50.550002" calcext:value-type="float">
            <text:p>50.550002</text:p>
          </table:table-cell>
          <table:table-cell office:value-type="float" office:value="-47.850002" calcext:value-type="float">
            <text:p>-47.850002</text:p>
          </table:table-cell>
          <table:table-cell office:value-type="float" office:value="9.65078" calcext:value-type="float">
            <text:p>9.65078</text:p>
          </table:table-cell>
          <table:table-cell office:value-type="float" office:value="513.97568" calcext:value-type="float">
            <text:p>513.97568</text:p>
          </table:table-cell>
          <table:table-cell table:number-columns-repeated="3"/>
          <table:table-cell table:formula="of:=[.$Q$3]*([.J291] + [.$Q$2])" office:value-type="float" office:value="-21.150001" calcext:value-type="float">
            <text:p>-21.150001</text:p>
          </table:table-cell>
          <table:table-cell table:formula="of:=[.$Q$5]*([.K291] + [.$Q$4])" office:value-type="float" office:value="34.1775021" calcext:value-type="float">
            <text:p>34.1775021</text:p>
          </table:table-cell>
          <table:table-cell table:formula="of:=[.$Q$7]*([.L291] + [.$Q$6])" office:value-type="float" office:value="2.149998" calcext:value-type="float">
            <text:p>2.149998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12" calcext:value-type="float">
            <text:p>12</text:p>
          </table:table-cell>
          <table:table-cell office:value-type="float" office:value="984" calcext:value-type="float">
            <text:p>984</text:p>
          </table:table-cell>
          <table:table-cell office:value-type="float" office:value="-166" calcext:value-type="float">
            <text:p>-166</text:p>
          </table:table-cell>
          <table:table-cell office:value-type="float" office:value="360" calcext:value-type="float">
            <text:p>360</text:p>
          </table:table-cell>
          <table:table-cell office:value-type="float" office:value="-321" calcext:value-type="float">
            <text:p>-321</text:p>
          </table:table-cell>
          <table:table-cell office:value-type="float" office:value="-0.02942" calcext:value-type="float">
            <text:p>-0.02942</text:p>
          </table:table-cell>
          <table:table-cell office:value-type="float" office:value="0.017652" calcext:value-type="float">
            <text:p>0.017652</text:p>
          </table:table-cell>
          <table:table-cell office:value-type="float" office:value="1.447462" calcext:value-type="float">
            <text:p>1.447462</text:p>
          </table:table-cell>
          <table:table-cell office:value-type="float" office:value="-24.900001" calcext:value-type="float">
            <text:p>-24.900001</text:p>
          </table:table-cell>
          <table:table-cell office:value-type="float" office:value="54.000002" calcext:value-type="float">
            <text:p>54.000002</text:p>
          </table:table-cell>
          <table:table-cell office:value-type="float" office:value="-48.150002" calcext:value-type="float">
            <text:p>-48.150002</text:p>
          </table:table-cell>
          <table:table-cell office:value-type="float" office:value="9.652454" calcext:value-type="float">
            <text:p>9.652454</text:p>
          </table:table-cell>
          <table:table-cell office:value-type="float" office:value="510.095089" calcext:value-type="float">
            <text:p>510.095089</text:p>
          </table:table-cell>
          <table:table-cell table:number-columns-repeated="3"/>
          <table:table-cell table:formula="of:=[.$Q$3]*([.J292] + [.$Q$2])" office:value-type="float" office:value="-12.900001" calcext:value-type="float">
            <text:p>-12.900001</text:p>
          </table:table-cell>
          <table:table-cell table:formula="of:=[.$Q$5]*([.K292] + [.$Q$4])" office:value-type="float" office:value="37.8000021" calcext:value-type="float">
            <text:p>37.8000021</text:p>
          </table:table-cell>
          <table:table-cell table:formula="of:=[.$Q$7]*([.L292] + [.$Q$6])" office:value-type="float" office:value="1.849998" calcext:value-type="float">
            <text:p>1.849998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24" calcext:value-type="float">
            <text:p>-24</text:p>
          </table:table-cell>
          <table:table-cell office:value-type="float" office:value="1004" calcext:value-type="float">
            <text:p>1004</text:p>
          </table:table-cell>
          <table:table-cell office:value-type="float" office:value="-125" calcext:value-type="float">
            <text:p>-125</text:p>
          </table:table-cell>
          <table:table-cell office:value-type="float" office:value="370" calcext:value-type="float">
            <text:p>370</text:p>
          </table:table-cell>
          <table:table-cell office:value-type="float" office:value="-322" calcext:value-type="float">
            <text:p>-322</text:p>
          </table:table-cell>
          <table:table-cell office:value-type="float" office:value="-0.011768" calcext:value-type="float">
            <text:p>-0.011768</text:p>
          </table:table-cell>
          <table:table-cell office:value-type="float" office:value="-0.035304" calcext:value-type="float">
            <text:p>-0.035304</text:p>
          </table:table-cell>
          <table:table-cell office:value-type="float" office:value="1.476882" calcext:value-type="float">
            <text:p>1.476882</text:p>
          </table:table-cell>
          <table:table-cell office:value-type="float" office:value="-18.750001" calcext:value-type="float">
            <text:p>-18.750001</text:p>
          </table:table-cell>
          <table:table-cell office:value-type="float" office:value="55.500002" calcext:value-type="float">
            <text:p>55.500002</text:p>
          </table:table-cell>
          <table:table-cell office:value-type="float" office:value="-48.300002" calcext:value-type="float">
            <text:p>-48.300002</text:p>
          </table:table-cell>
          <table:table-cell office:value-type="float" office:value="9.849003" calcext:value-type="float">
            <text:p>9.849003</text:p>
          </table:table-cell>
          <table:table-cell office:value-type="float" office:value="506.17092" calcext:value-type="float">
            <text:p>506.17092</text:p>
          </table:table-cell>
          <table:table-cell table:number-columns-repeated="3"/>
          <table:table-cell table:formula="of:=[.$Q$3]*([.J293] + [.$Q$2])" office:value-type="float" office:value="-6.750001" calcext:value-type="float">
            <text:p>-6.750001</text:p>
          </table:table-cell>
          <table:table-cell table:formula="of:=[.$Q$5]*([.K293] + [.$Q$4])" office:value-type="float" office:value="39.3750021" calcext:value-type="float">
            <text:p>39.3750021</text:p>
          </table:table-cell>
          <table:table-cell table:formula="of:=[.$Q$7]*([.L293] + [.$Q$6])" office:value-type="float" office:value="1.699998" calcext:value-type="float">
            <text:p>1.699998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-4" calcext:value-type="float">
            <text:p>-4</text:p>
          </table:table-cell>
          <table:table-cell office:value-type="float" office:value="992" calcext:value-type="float">
            <text:p>992</text:p>
          </table:table-cell>
          <table:table-cell office:value-type="float" office:value="-78" calcext:value-type="float">
            <text:p>-78</text:p>
          </table:table-cell>
          <table:table-cell office:value-type="float" office:value="369" calcext:value-type="float">
            <text:p>369</text:p>
          </table:table-cell>
          <table:table-cell office:value-type="float" office:value="-325" calcext:value-type="float">
            <text:p>-325</text:p>
          </table:table-cell>
          <table:table-cell office:value-type="float" office:value="-0.017652" calcext:value-type="float">
            <text:p>-0.017652</text:p>
          </table:table-cell>
          <table:table-cell office:value-type="float" office:value="-0.005884" calcext:value-type="float">
            <text:p>-0.005884</text:p>
          </table:table-cell>
          <table:table-cell office:value-type="float" office:value="1.45923" calcext:value-type="float">
            <text:p>1.45923</text:p>
          </table:table-cell>
          <table:table-cell office:value-type="float" office:value="-11.7" calcext:value-type="float">
            <text:p>-11.7</text:p>
          </table:table-cell>
          <table:table-cell office:value-type="float" office:value="55.350002" calcext:value-type="float">
            <text:p>55.350002</text:p>
          </table:table-cell>
          <table:table-cell office:value-type="float" office:value="-48.750002" calcext:value-type="float">
            <text:p>-48.750002</text:p>
          </table:table-cell>
          <table:table-cell office:value-type="float" office:value="9.728988" calcext:value-type="float">
            <text:p>9.728988</text:p>
          </table:table-cell>
          <table:table-cell office:value-type="float" office:value="497.865444" calcext:value-type="float">
            <text:p>497.865444</text:p>
          </table:table-cell>
          <table:table-cell table:number-columns-repeated="3"/>
          <table:table-cell table:formula="of:=[.$Q$3]*([.J294] + [.$Q$2])" office:value-type="float" office:value="0.300000000000001" calcext:value-type="float">
            <text:p>0.300000000000001</text:p>
          </table:table-cell>
          <table:table-cell table:formula="of:=[.$Q$5]*([.K294] + [.$Q$4])" office:value-type="float" office:value="39.2175021" calcext:value-type="float">
            <text:p>39.2175021</text:p>
          </table:table-cell>
          <table:table-cell table:formula="of:=[.$Q$7]*([.L294] + [.$Q$6])" office:value-type="float" office:value="1.249998" calcext:value-type="float">
            <text:p>1.249998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24" calcext:value-type="float">
            <text:p>-24</text:p>
          </table:table-cell>
          <table:table-cell office:value-type="float" office:value="960" calcext:value-type="float">
            <text:p>960</text:p>
          </table:table-cell>
          <table:table-cell office:value-type="float" office:value="-71" calcext:value-type="float">
            <text:p>-71</text:p>
          </table:table-cell>
          <table:table-cell office:value-type="float" office:value="376" calcext:value-type="float">
            <text:p>376</text:p>
          </table:table-cell>
          <table:table-cell office:value-type="float" office:value="-326" calcext:value-type="float">
            <text:p>-326</text:p>
          </table:table-cell>
          <table:table-cell office:value-type="float" office:value="-0.005884" calcext:value-type="float">
            <text:p>-0.005884</text:p>
          </table:table-cell>
          <table:table-cell office:value-type="float" office:value="-0.035304" calcext:value-type="float">
            <text:p>-0.035304</text:p>
          </table:table-cell>
          <table:table-cell office:value-type="float" office:value="1.412158" calcext:value-type="float">
            <text:p>1.412158</text:p>
          </table:table-cell>
          <table:table-cell office:value-type="float" office:value="-10.65" calcext:value-type="float">
            <text:p>-10.65</text:p>
          </table:table-cell>
          <table:table-cell office:value-type="float" office:value="56.400002" calcext:value-type="float">
            <text:p>56.400002</text:p>
          </table:table-cell>
          <table:table-cell office:value-type="float" office:value="-48.900002" calcext:value-type="float">
            <text:p>-48.900002</text:p>
          </table:table-cell>
          <table:table-cell office:value-type="float" office:value="9.417408" calcext:value-type="float">
            <text:p>9.417408</text:p>
          </table:table-cell>
          <table:table-cell office:value-type="float" office:value="502.685787" calcext:value-type="float">
            <text:p>502.685787</text:p>
          </table:table-cell>
          <table:table-cell table:number-columns-repeated="3"/>
          <table:table-cell table:formula="of:=[.$Q$3]*([.J295] + [.$Q$2])" office:value-type="float" office:value="1.35" calcext:value-type="float">
            <text:p>1.35</text:p>
          </table:table-cell>
          <table:table-cell table:formula="of:=[.$Q$5]*([.K295] + [.$Q$4])" office:value-type="float" office:value="40.3200021" calcext:value-type="float">
            <text:p>40.3200021</text:p>
          </table:table-cell>
          <table:table-cell table:formula="of:=[.$Q$7]*([.L295] + [.$Q$6])" office:value-type="float" office:value="1.099998" calcext:value-type="float">
            <text:p>1.09999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16" calcext:value-type="float">
            <text:p>-16</text:p>
          </table:table-cell>
          <table:table-cell office:value-type="float" office:value="976" calcext:value-type="float">
            <text:p>976</text:p>
          </table:table-cell>
          <table:table-cell office:value-type="float" office:value="-52" calcext:value-type="float">
            <text:p>-52</text:p>
          </table:table-cell>
          <table:table-cell office:value-type="float" office:value="376" calcext:value-type="float">
            <text:p>376</text:p>
          </table:table-cell>
          <table:table-cell office:value-type="float" office:value="-326" calcext:value-type="float">
            <text:p>-326</text:p>
          </table:table-cell>
          <table:table-cell office:value-type="float" office:value="0.005884" calcext:value-type="float">
            <text:p>0.005884</text:p>
          </table:table-cell>
          <table:table-cell office:value-type="float" office:value="-0.023536" calcext:value-type="float">
            <text:p>-0.023536</text:p>
          </table:table-cell>
          <table:table-cell office:value-type="float" office:value="1.435694" calcext:value-type="float">
            <text:p>1.435694</text:p>
          </table:table-cell>
          <table:table-cell office:value-type="float" office:value="-7.8" calcext:value-type="float">
            <text:p>-7.8</text:p>
          </table:table-cell>
          <table:table-cell office:value-type="float" office:value="56.400002" calcext:value-type="float">
            <text:p>56.400002</text:p>
          </table:table-cell>
          <table:table-cell office:value-type="float" office:value="-48.900002" calcext:value-type="float">
            <text:p>-48.900002</text:p>
          </table:table-cell>
          <table:table-cell office:value-type="float" office:value="9.572657" calcext:value-type="float">
            <text:p>9.572657</text:p>
          </table:table-cell>
          <table:table-cell office:value-type="float" office:value="500.355873" calcext:value-type="float">
            <text:p>500.355873</text:p>
          </table:table-cell>
          <table:table-cell table:number-columns-repeated="3"/>
          <table:table-cell table:formula="of:=[.$Q$3]*([.J296] + [.$Q$2])" office:value-type="float" office:value="4.2" calcext:value-type="float">
            <text:p>4.2</text:p>
          </table:table-cell>
          <table:table-cell table:formula="of:=[.$Q$5]*([.K296] + [.$Q$4])" office:value-type="float" office:value="40.3200021" calcext:value-type="float">
            <text:p>40.3200021</text:p>
          </table:table-cell>
          <table:table-cell table:formula="of:=[.$Q$7]*([.L296] + [.$Q$6])" office:value-type="float" office:value="1.099998" calcext:value-type="float">
            <text:p>1.099998</text:p>
          </table:table-cell>
        </table:table-row>
        <table:table-row table:style-name="ro1">
          <table:table-cell table:number-columns-repeated="2" office:value-type="float" office:value="-12" calcext:value-type="float">
            <text:p>-12</text:p>
          </table:table-cell>
          <table:table-cell office:value-type="float" office:value="972" calcext:value-type="float">
            <text:p>972</text:p>
          </table:table-cell>
          <table:table-cell office:value-type="float" office:value="-45" calcext:value-type="float">
            <text:p>-45</text:p>
          </table:table-cell>
          <table:table-cell office:value-type="float" office:value="373" calcext:value-type="float">
            <text:p>373</text:p>
          </table:table-cell>
          <table:table-cell office:value-type="float" office:value="-325" calcext:value-type="float">
            <text:p>-325</text:p>
          </table:table-cell>
          <table:table-cell table:number-columns-repeated="2" office:value-type="float" office:value="-0.017652" calcext:value-type="float">
            <text:p>-0.017652</text:p>
          </table:table-cell>
          <table:table-cell office:value-type="float" office:value="1.42981" calcext:value-type="float">
            <text:p>1.42981</text:p>
          </table:table-cell>
          <table:table-cell office:value-type="float" office:value="-6.75" calcext:value-type="float">
            <text:p>-6.75</text:p>
          </table:table-cell>
          <table:table-cell office:value-type="float" office:value="55.950002" calcext:value-type="float">
            <text:p>55.950002</text:p>
          </table:table-cell>
          <table:table-cell office:value-type="float" office:value="-48.750002" calcext:value-type="float">
            <text:p>-48.750002</text:p>
          </table:table-cell>
          <table:table-cell office:value-type="float" office:value="9.533517" calcext:value-type="float">
            <text:p>9.533517</text:p>
          </table:table-cell>
          <table:table-cell office:value-type="float" office:value="496.768558" calcext:value-type="float">
            <text:p>496.768558</text:p>
          </table:table-cell>
          <table:table-cell table:number-columns-repeated="3"/>
          <table:table-cell table:formula="of:=[.$Q$3]*([.J297] + [.$Q$2])" office:value-type="float" office:value="5.25" calcext:value-type="float">
            <text:p>5.25</text:p>
          </table:table-cell>
          <table:table-cell table:formula="of:=[.$Q$5]*([.K297] + [.$Q$4])" office:value-type="float" office:value="39.8475021" calcext:value-type="float">
            <text:p>39.8475021</text:p>
          </table:table-cell>
          <table:table-cell table:formula="of:=[.$Q$7]*([.L297] + [.$Q$6])" office:value-type="float" office:value="1.249998" calcext:value-type="float">
            <text:p>1.249998</text:p>
          </table:table-cell>
        </table:table-row>
        <table:table-row table:style-name="ro1">
          <table:table-cell office:value-type="float" office:value="-52" calcext:value-type="float">
            <text:p>-52</text:p>
          </table:table-cell>
          <table:table-cell office:value-type="float" office:value="-4" calcext:value-type="float">
            <text:p>-4</text:p>
          </table:table-cell>
          <table:table-cell office:value-type="float" office:value="980" calcext:value-type="float">
            <text:p>980</text:p>
          </table:table-cell>
          <table:table-cell office:value-type="float" office:value="-4" calcext:value-type="float">
            <text:p>-4</text:p>
          </table:table-cell>
          <table:table-cell office:value-type="float" office:value="362" calcext:value-type="float">
            <text:p>362</text:p>
          </table:table-cell>
          <table:table-cell office:value-type="float" office:value="-328" calcext:value-type="float">
            <text:p>-328</text:p>
          </table:table-cell>
          <table:table-cell office:value-type="float" office:value="-0.076492" calcext:value-type="float">
            <text:p>-0.076492</text:p>
          </table:table-cell>
          <table:table-cell office:value-type="float" office:value="-0.005884" calcext:value-type="float">
            <text:p>-0.005884</text:p>
          </table:table-cell>
          <table:table-cell office:value-type="float" office:value="1.441578" calcext:value-type="float">
            <text:p>1.441578</text:p>
          </table:table-cell>
          <table:table-cell office:value-type="float" office:value="-0.6" calcext:value-type="float">
            <text:p>-0.6</text:p>
          </table:table-cell>
          <table:table-cell office:value-type="float" office:value="54.300002" calcext:value-type="float">
            <text:p>54.300002</text:p>
          </table:table-cell>
          <table:table-cell office:value-type="float" office:value="-49.200002" calcext:value-type="float">
            <text:p>-49.200002</text:p>
          </table:table-cell>
          <table:table-cell office:value-type="float" office:value="9.624117" calcext:value-type="float">
            <text:p>9.624117</text:p>
          </table:table-cell>
          <table:table-cell office:value-type="float" office:value="488.512026" calcext:value-type="float">
            <text:p>488.512026</text:p>
          </table:table-cell>
          <table:table-cell table:number-columns-repeated="3"/>
          <table:table-cell table:formula="of:=[.$Q$3]*([.J298] + [.$Q$2])" office:value-type="float" office:value="11.4" calcext:value-type="float">
            <text:p>11.4</text:p>
          </table:table-cell>
          <table:table-cell table:formula="of:=[.$Q$5]*([.K298] + [.$Q$4])" office:value-type="float" office:value="38.1150021" calcext:value-type="float">
            <text:p>38.1150021</text:p>
          </table:table-cell>
          <table:table-cell table:formula="of:=[.$Q$7]*([.L298] + [.$Q$6])" office:value-type="float" office:value="0.799998000000002" calcext:value-type="float">
            <text:p>0.799998000000002</text:p>
          </table:table-cell>
        </table:table-row>
        <table:table-row table:style-name="ro1">
          <table:table-cell office:value-type="float" office:value="-48" calcext:value-type="float">
            <text:p>-48</text:p>
          </table:table-cell>
          <table:table-cell office:value-type="float" office:value="4" calcext:value-type="float">
            <text:p>4</text:p>
          </table:table-cell>
          <table:table-cell office:value-type="float" office:value="1044" calcext:value-type="float">
            <text:p>1044</text:p>
          </table:table-cell>
          <table:table-cell office:value-type="float" office:value="26" calcext:value-type="float">
            <text:p>26</text:p>
          </table:table-cell>
          <table:table-cell office:value-type="float" office:value="358" calcext:value-type="float">
            <text:p>358</text:p>
          </table:table-cell>
          <table:table-cell office:value-type="float" office:value="-327" calcext:value-type="float">
            <text:p>-327</text:p>
          </table:table-cell>
          <table:table-cell office:value-type="float" office:value="-0.070608" calcext:value-type="float">
            <text:p>-0.070608</text:p>
          </table:table-cell>
          <table:table-cell office:value-type="float" office:value="0.005884" calcext:value-type="float">
            <text:p>0.005884</text:p>
          </table:table-cell>
          <table:table-cell office:value-type="float" office:value="1.535722" calcext:value-type="float">
            <text:p>1.535722</text:p>
          </table:table-cell>
          <table:table-cell office:value-type="float" office:value="3.9" calcext:value-type="float">
            <text:p>3.9</text:p>
          </table:table-cell>
          <table:table-cell office:value-type="float" office:value="53.700002" calcext:value-type="float">
            <text:p>53.700002</text:p>
          </table:table-cell>
          <table:table-cell office:value-type="float" office:value="-49.050002" calcext:value-type="float">
            <text:p>-49.050002</text:p>
          </table:table-cell>
          <table:table-cell office:value-type="float" office:value="10.249033" calcext:value-type="float">
            <text:p>10.249033</text:p>
          </table:table-cell>
          <table:table-cell office:value-type="float" office:value="485.560501" calcext:value-type="float">
            <text:p>485.560501</text:p>
          </table:table-cell>
          <table:table-cell table:number-columns-repeated="3"/>
          <table:table-cell table:formula="of:=[.$Q$3]*([.J299] + [.$Q$2])" office:value-type="float" office:value="15.9" calcext:value-type="float">
            <text:p>15.9</text:p>
          </table:table-cell>
          <table:table-cell table:formula="of:=[.$Q$5]*([.K299] + [.$Q$4])" office:value-type="float" office:value="37.4850021" calcext:value-type="float">
            <text:p>37.4850021</text:p>
          </table:table-cell>
          <table:table-cell table:formula="of:=[.$Q$7]*([.L299] + [.$Q$6])" office:value-type="float" office:value="0.949998000000001" calcext:value-type="float">
            <text:p>0.949998000000001</text:p>
          </table:table-cell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-4" calcext:value-type="float">
            <text:p>-4</text:p>
          </table:table-cell>
          <table:table-cell office:value-type="float" office:value="996" calcext:value-type="float">
            <text:p>996</text:p>
          </table:table-cell>
          <table:table-cell office:value-type="float" office:value="23" calcext:value-type="float">
            <text:p>23</text:p>
          </table:table-cell>
          <table:table-cell office:value-type="float" office:value="353" calcext:value-type="float">
            <text:p>353</text:p>
          </table:table-cell>
          <table:table-cell office:value-type="float" office:value="-330" calcext:value-type="float">
            <text:p>-330</text:p>
          </table:table-cell>
          <table:table-cell office:value-type="float" office:value="-0.05884" calcext:value-type="float">
            <text:p>-0.05884</text:p>
          </table:table-cell>
          <table:table-cell office:value-type="float" office:value="-0.005884" calcext:value-type="float">
            <text:p>-0.005884</text:p>
          </table:table-cell>
          <table:table-cell office:value-type="float" office:value="1.465114" calcext:value-type="float">
            <text:p>1.465114</text:p>
          </table:table-cell>
          <table:table-cell office:value-type="float" office:value="3.45" calcext:value-type="float">
            <text:p>3.45</text:p>
          </table:table-cell>
          <table:table-cell office:value-type="float" office:value="52.950002" calcext:value-type="float">
            <text:p>52.950002</text:p>
          </table:table-cell>
          <table:table-cell office:value-type="float" office:value="-49.500002" calcext:value-type="float">
            <text:p>-49.500002</text:p>
          </table:table-cell>
          <table:table-cell office:value-type="float" office:value="9.775376" calcext:value-type="float">
            <text:p>9.775376</text:p>
          </table:table-cell>
          <table:table-cell office:value-type="float" office:value="483.774741" calcext:value-type="float">
            <text:p>483.774741</text:p>
          </table:table-cell>
          <table:table-cell table:number-columns-repeated="3"/>
          <table:table-cell table:formula="of:=[.$Q$3]*([.J300] + [.$Q$2])" office:value-type="float" office:value="15.45" calcext:value-type="float">
            <text:p>15.45</text:p>
          </table:table-cell>
          <table:table-cell table:formula="of:=[.$Q$5]*([.K300] + [.$Q$4])" office:value-type="float" office:value="36.6975021" calcext:value-type="float">
            <text:p>36.6975021</text:p>
          </table:table-cell>
          <table:table-cell table:formula="of:=[.$Q$7]*([.L300] + [.$Q$6])" office:value-type="float" office:value="0.499997999999998" calcext:value-type="float">
            <text:p>0.499997999999998</text:p>
          </table:table-cell>
        </table:table-row>
        <table:table-row table:style-name="ro1">
          <table:table-cell office:value-type="float" office:value="-68" calcext:value-type="float">
            <text:p>-68</text:p>
          </table:table-cell>
          <table:table-cell office:value-type="float" office:value="0" calcext:value-type="float">
            <text:p>0</text:p>
          </table:table-cell>
          <table:table-cell office:value-type="float" office:value="1016" calcext:value-type="float">
            <text:p>1016</text:p>
          </table:table-cell>
          <table:table-cell office:value-type="float" office:value="23" calcext:value-type="float">
            <text:p>23</text:p>
          </table:table-cell>
          <table:table-cell office:value-type="float" office:value="350" calcext:value-type="float">
            <text:p>350</text:p>
          </table:table-cell>
          <table:table-cell office:value-type="float" office:value="-328" calcext:value-type="float">
            <text:p>-328</text:p>
          </table:table-cell>
          <table:table-cell office:value-type="float" office:value="-0.100028" calcext:value-type="float">
            <text:p>-0.100028</text:p>
          </table:table-cell>
          <table:table-cell office:value-type="float" office:value="0" calcext:value-type="float">
            <text:p>0</text:p>
          </table:table-cell>
          <table:table-cell office:value-type="float" office:value="1.494534" calcext:value-type="float">
            <text:p>1.494534</text:p>
          </table:table-cell>
          <table:table-cell office:value-type="float" office:value="3.45" calcext:value-type="float">
            <text:p>3.45</text:p>
          </table:table-cell>
          <table:table-cell office:value-type="float" office:value="52.500002" calcext:value-type="float">
            <text:p>52.500002</text:p>
          </table:table-cell>
          <table:table-cell office:value-type="float" office:value="-49.200002" calcext:value-type="float">
            <text:p>-49.200002</text:p>
          </table:table-cell>
          <table:table-cell office:value-type="float" office:value="9.985848" calcext:value-type="float">
            <text:p>9.985848</text:p>
          </table:table-cell>
          <table:table-cell office:value-type="float" office:value="480.221824" calcext:value-type="float">
            <text:p>480.221824</text:p>
          </table:table-cell>
          <table:table-cell table:number-columns-repeated="3"/>
          <table:table-cell table:formula="of:=[.$Q$3]*([.J301] + [.$Q$2])" office:value-type="float" office:value="15.45" calcext:value-type="float">
            <text:p>15.45</text:p>
          </table:table-cell>
          <table:table-cell table:formula="of:=[.$Q$5]*([.K301] + [.$Q$4])" office:value-type="float" office:value="36.2250021" calcext:value-type="float">
            <text:p>36.2250021</text:p>
          </table:table-cell>
          <table:table-cell table:formula="of:=[.$Q$7]*([.L301] + [.$Q$6])" office:value-type="float" office:value="0.799998000000002" calcext:value-type="float">
            <text:p>0.799998000000002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0" calcext:value-type="float">
            <text:p>0</text:p>
          </table:table-cell>
          <table:table-cell office:value-type="float" office:value="996" calcext:value-type="float">
            <text:p>996</text:p>
          </table:table-cell>
          <table:table-cell office:value-type="float" office:value="72" calcext:value-type="float">
            <text:p>72</text:p>
          </table:table-cell>
          <table:table-cell office:value-type="float" office:value="328" calcext:value-type="float">
            <text:p>328</text:p>
          </table:table-cell>
          <table:table-cell office:value-type="float" office:value="-330" calcext:value-type="float">
            <text:p>-330</text:p>
          </table:table-cell>
          <table:table-cell office:value-type="float" office:value="-0.023536" calcext:value-type="float">
            <text:p>-0.023536</text:p>
          </table:table-cell>
          <table:table-cell office:value-type="float" office:value="0" calcext:value-type="float">
            <text:p>0</text:p>
          </table:table-cell>
          <table:table-cell office:value-type="float" office:value="1.465114" calcext:value-type="float">
            <text:p>1.465114</text:p>
          </table:table-cell>
          <table:table-cell office:value-type="float" office:value="10.8" calcext:value-type="float">
            <text:p>10.8</text:p>
          </table:table-cell>
          <table:table-cell office:value-type="float" office:value="49.200002" calcext:value-type="float">
            <text:p>49.200002</text:p>
          </table:table-cell>
          <table:table-cell office:value-type="float" office:value="-49.500002" calcext:value-type="float">
            <text:p>-49.500002</text:p>
          </table:table-cell>
          <table:table-cell office:value-type="float" office:value="9.768684" calcext:value-type="float">
            <text:p>9.768684</text:p>
          </table:table-cell>
          <table:table-cell office:value-type="float" office:value="470.816312" calcext:value-type="float">
            <text:p>470.816312</text:p>
          </table:table-cell>
          <table:table-cell table:number-columns-repeated="3"/>
          <table:table-cell table:formula="of:=[.$Q$3]*([.J302] + [.$Q$2])" office:value-type="float" office:value="22.8" calcext:value-type="float">
            <text:p>22.8</text:p>
          </table:table-cell>
          <table:table-cell table:formula="of:=[.$Q$5]*([.K302] + [.$Q$4])" office:value-type="float" office:value="32.7600021" calcext:value-type="float">
            <text:p>32.7600021</text:p>
          </table:table-cell>
          <table:table-cell table:formula="of:=[.$Q$7]*([.L302] + [.$Q$6])" office:value-type="float" office:value="0.499997999999998" calcext:value-type="float">
            <text:p>0.499997999999998</text:p>
          </table:table-cell>
        </table:table-row>
        <table:table-row table:style-name="ro1">
          <table:table-cell office:value-type="float" office:value="-32" calcext:value-type="float">
            <text:p>-32</text:p>
          </table:table-cell>
          <table:table-cell office:value-type="float" office:value="-8" calcext:value-type="float">
            <text:p>-8</text:p>
          </table:table-cell>
          <table:table-cell office:value-type="float" office:value="1000" calcext:value-type="float">
            <text:p>1000</text:p>
          </table:table-cell>
          <table:table-cell office:value-type="float" office:value="126" calcext:value-type="float">
            <text:p>126</text:p>
          </table:table-cell>
          <table:table-cell office:value-type="float" office:value="286" calcext:value-type="float">
            <text:p>286</text:p>
          </table:table-cell>
          <table:table-cell office:value-type="float" office:value="-334" calcext:value-type="float">
            <text:p>-334</text:p>
          </table:table-cell>
          <table:table-cell office:value-type="float" office:value="-0.047072" calcext:value-type="float">
            <text:p>-0.047072</text:p>
          </table:table-cell>
          <table:table-cell office:value-type="float" office:value="-0.011768" calcext:value-type="float">
            <text:p>-0.011768</text:p>
          </table:table-cell>
          <table:table-cell office:value-type="float" office:value="1.470998" calcext:value-type="float">
            <text:p>1.470998</text:p>
          </table:table-cell>
          <table:table-cell office:value-type="float" office:value="18.900001" calcext:value-type="float">
            <text:p>18.900001</text:p>
          </table:table-cell>
          <table:table-cell office:value-type="float" office:value="42.900002" calcext:value-type="float">
            <text:p>42.900002</text:p>
          </table:table-cell>
          <table:table-cell office:value-type="float" office:value="-50.100002" calcext:value-type="float">
            <text:p>-50.100002</text:p>
          </table:table-cell>
          <table:table-cell office:value-type="float" office:value="9.811984" calcext:value-type="float">
            <text:p>9.811984</text:p>
          </table:table-cell>
          <table:table-cell office:value-type="float" office:value="457.414473" calcext:value-type="float">
            <text:p>457.414473</text:p>
          </table:table-cell>
          <table:table-cell table:number-columns-repeated="3"/>
          <table:table-cell table:formula="of:=[.$Q$3]*([.J303] + [.$Q$2])" office:value-type="float" office:value="30.900001" calcext:value-type="float">
            <text:p>30.900001</text:p>
          </table:table-cell>
          <table:table-cell table:formula="of:=[.$Q$5]*([.K303] + [.$Q$4])" office:value-type="float" office:value="26.1450021" calcext:value-type="float">
            <text:p>26.1450021</text:p>
          </table:table-cell>
          <table:table-cell table:formula="of:=[.$Q$7]*([.L303] + [.$Q$6])" office:value-type="float" office:value="-0.100002000000003" calcext:value-type="float">
            <text:p>-0.100002000000003</text:p>
          </table:table-cell>
        </table:table-row>
        <table:table-row table:style-name="ro1">
          <table:table-cell office:value-type="float" office:value="-56" calcext:value-type="float">
            <text:p>-56</text:p>
          </table:table-cell>
          <table:table-cell office:value-type="float" office:value="-24" calcext:value-type="float">
            <text:p>-24</text:p>
          </table:table-cell>
          <table:table-cell office:value-type="float" office:value="1004" calcext:value-type="float">
            <text:p>1004</text:p>
          </table:table-cell>
          <table:table-cell office:value-type="float" office:value="171" calcext:value-type="float">
            <text:p>171</text:p>
          </table:table-cell>
          <table:table-cell office:value-type="float" office:value="208" calcext:value-type="float">
            <text:p>208</text:p>
          </table:table-cell>
          <table:table-cell office:value-type="float" office:value="-336" calcext:value-type="float">
            <text:p>-336</text:p>
          </table:table-cell>
          <table:table-cell office:value-type="float" office:value="-0.082376" calcext:value-type="float">
            <text:p>-0.082376</text:p>
          </table:table-cell>
          <table:table-cell office:value-type="float" office:value="-0.035304" calcext:value-type="float">
            <text:p>-0.035304</text:p>
          </table:table-cell>
          <table:table-cell office:value-type="float" office:value="1.476882" calcext:value-type="float">
            <text:p>1.476882</text:p>
          </table:table-cell>
          <table:table-cell office:value-type="float" office:value="25.650001" calcext:value-type="float">
            <text:p>25.650001</text:p>
          </table:table-cell>
          <table:table-cell office:value-type="float" office:value="31.200001" calcext:value-type="float">
            <text:p>31.200001</text:p>
          </table:table-cell>
          <table:table-cell office:value-type="float" office:value="-50.400002" calcext:value-type="float">
            <text:p>-50.400002</text:p>
          </table:table-cell>
          <table:table-cell office:value-type="float" office:value="9.86399" calcext:value-type="float">
            <text:p>9.86399</text:p>
          </table:table-cell>
          <table:table-cell office:value-type="float" office:value="430.582164" calcext:value-type="float">
            <text:p>430.582164</text:p>
          </table:table-cell>
          <table:table-cell table:number-columns-repeated="3"/>
          <table:table-cell table:formula="of:=[.$Q$3]*([.J304] + [.$Q$2])" office:value-type="float" office:value="37.650001" calcext:value-type="float">
            <text:p>37.650001</text:p>
          </table:table-cell>
          <table:table-cell table:formula="of:=[.$Q$5]*([.K304] + [.$Q$4])" office:value-type="float" office:value="13.86000105" calcext:value-type="float">
            <text:p>13.86000105</text:p>
          </table:table-cell>
          <table:table-cell table:formula="of:=[.$Q$7]*([.L304] + [.$Q$6])" office:value-type="float" office:value="-0.400002000000001" calcext:value-type="float">
            <text:p>-0.400002000000001</text:p>
          </table:table-cell>
        </table:table-row>
        <table:table-row table:style-name="ro1">
          <table:table-cell office:value-type="float" office:value="-24" calcext:value-type="float">
            <text:p>-24</text:p>
          </table:table-cell>
          <table:table-cell office:value-type="float" office:value="-16" calcext:value-type="float">
            <text:p>-16</text:p>
          </table:table-cell>
          <table:table-cell office:value-type="float" office:value="988" calcext:value-type="float">
            <text:p>988</text:p>
          </table:table-cell>
          <table:table-cell office:value-type="float" office:value="183" calcext:value-type="float">
            <text:p>183</text:p>
          </table:table-cell>
          <table:table-cell office:value-type="float" office:value="146" calcext:value-type="float">
            <text:p>146</text:p>
          </table:table-cell>
          <table:table-cell office:value-type="float" office:value="-336" calcext:value-type="float">
            <text:p>-336</text:p>
          </table:table-cell>
          <table:table-cell office:value-type="float" office:value="-0.035304" calcext:value-type="float">
            <text:p>-0.035304</text:p>
          </table:table-cell>
          <table:table-cell office:value-type="float" office:value="-0.023536" calcext:value-type="float">
            <text:p>-0.023536</text:p>
          </table:table-cell>
          <table:table-cell office:value-type="float" office:value="1.453346" calcext:value-type="float">
            <text:p>1.453346</text:p>
          </table:table-cell>
          <table:table-cell office:value-type="float" office:value="27.450001" calcext:value-type="float">
            <text:p>27.450001</text:p>
          </table:table-cell>
          <table:table-cell office:value-type="float" office:value="21.900001" calcext:value-type="float">
            <text:p>21.900001</text:p>
          </table:table-cell>
          <table:table-cell office:value-type="float" office:value="-50.400002" calcext:value-type="float">
            <text:p>-50.400002</text:p>
          </table:table-cell>
          <table:table-cell office:value-type="float" office:value="9.693099" calcext:value-type="float">
            <text:p>9.693099</text:p>
          </table:table-cell>
          <table:table-cell office:value-type="float" office:value="409.513126" calcext:value-type="float">
            <text:p>409.513126</text:p>
          </table:table-cell>
          <table:table-cell table:number-columns-repeated="3"/>
          <table:table-cell table:formula="of:=[.$Q$3]*([.J305] + [.$Q$2])" office:value-type="float" office:value="39.450001" calcext:value-type="float">
            <text:p>39.450001</text:p>
          </table:table-cell>
          <table:table-cell table:formula="of:=[.$Q$5]*([.K305] + [.$Q$4])" office:value-type="float" office:value="4.09500105" calcext:value-type="float">
            <text:p>4.09500105</text:p>
          </table:table-cell>
          <table:table-cell table:formula="of:=[.$Q$7]*([.L305] + [.$Q$6])" office:value-type="float" office:value="-0.400002000000001" calcext:value-type="float">
            <text:p>-0.40000200000000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-40" calcext:value-type="float">
            <text:p>-40</text:p>
          </table:table-cell>
          <table:table-cell office:value-type="float" office:value="816" calcext:value-type="float">
            <text:p>816</text:p>
          </table:table-cell>
          <table:table-cell office:value-type="float" office:value="184" calcext:value-type="float">
            <text:p>184</text:p>
          </table:table-cell>
          <table:table-cell office:value-type="float" office:value="75" calcext:value-type="float">
            <text:p>75</text:p>
          </table:table-cell>
          <table:table-cell office:value-type="float" office:value="-336" calcext:value-type="float">
            <text:p>-336</text:p>
          </table:table-cell>
          <table:table-cell office:value-type="float" office:value="0.164752" calcext:value-type="float">
            <text:p>0.164752</text:p>
          </table:table-cell>
          <table:table-cell office:value-type="float" office:value="-0.05884" calcext:value-type="float">
            <text:p>-0.05884</text:p>
          </table:table-cell>
          <table:table-cell office:value-type="float" office:value="1.200334" calcext:value-type="float">
            <text:p>1.200334</text:p>
          </table:table-cell>
          <table:table-cell office:value-type="float" office:value="27.600001" calcext:value-type="float">
            <text:p>27.600001</text:p>
          </table:table-cell>
          <table:table-cell office:value-type="float" office:value="11.25" calcext:value-type="float">
            <text:p>11.25</text:p>
          </table:table-cell>
          <table:table-cell office:value-type="float" office:value="-50.400002" calcext:value-type="float">
            <text:p>-50.400002</text:p>
          </table:table-cell>
          <table:table-cell office:value-type="float" office:value="8.086771" calcext:value-type="float">
            <text:p>8.086771</text:p>
          </table:table-cell>
          <table:table-cell office:value-type="float" office:value="390.354967" calcext:value-type="float">
            <text:p>390.354967</text:p>
          </table:table-cell>
          <table:table-cell table:number-columns-repeated="3"/>
          <table:table-cell table:formula="of:=[.$Q$3]*([.J306] + [.$Q$2])" office:value-type="float" office:value="39.600001" calcext:value-type="float">
            <text:p>39.600001</text:p>
          </table:table-cell>
          <table:table-cell table:formula="of:=[.$Q$5]*([.K306] + [.$Q$4])" office:value-type="float" office:value="-7.0875" calcext:value-type="float">
            <text:p>-7.0875</text:p>
          </table:table-cell>
          <table:table-cell table:formula="of:=[.$Q$7]*([.L306] + [.$Q$6])" office:value-type="float" office:value="-0.400002000000001" calcext:value-type="float">
            <text:p>-0.400002000000001</text:p>
          </table:table-cell>
        </table:table-row>
        <table:table-row table:style-name="ro1">
          <table:table-cell office:value-type="float" office:value="-28" calcext:value-type="float">
            <text:p>-28</text:p>
          </table:table-cell>
          <table:table-cell office:value-type="float" office:value="-20" calcext:value-type="float">
            <text:p>-20</text:p>
          </table:table-cell>
          <table:table-cell office:value-type="float" office:value="956" calcext:value-type="float">
            <text:p>956</text:p>
          </table:table-cell>
          <table:table-cell office:value-type="float" office:value="167" calcext:value-type="float">
            <text:p>167</text:p>
          </table:table-cell>
          <table:table-cell office:value-type="float" office:value="15" calcext:value-type="float">
            <text:p>15</text:p>
          </table:table-cell>
          <table:table-cell office:value-type="float" office:value="-340" calcext:value-type="float">
            <text:p>-340</text:p>
          </table:table-cell>
          <table:table-cell office:value-type="float" office:value="-0.041188" calcext:value-type="float">
            <text:p>-0.041188</text:p>
          </table:table-cell>
          <table:table-cell office:value-type="float" office:value="-0.02942" calcext:value-type="float">
            <text:p>-0.02942</text:p>
          </table:table-cell>
          <table:table-cell office:value-type="float" office:value="1.406274" calcext:value-type="float">
            <text:p>1.406274</text:p>
          </table:table-cell>
          <table:table-cell office:value-type="float" office:value="25.050001" calcext:value-type="float">
            <text:p>25.050001</text:p>
          </table:table-cell>
          <table:table-cell office:value-type="float" office:value="2.25" calcext:value-type="float">
            <text:p>2.25</text:p>
          </table:table-cell>
          <table:table-cell office:value-type="float" office:value="-51.000002" calcext:value-type="float">
            <text:p>-51.000002</text:p>
          </table:table-cell>
          <table:table-cell office:value-type="float" office:value="9.381229" calcext:value-type="float">
            <text:p>9.381229</text:p>
          </table:table-cell>
          <table:table-cell office:value-type="float" office:value="379.096294" calcext:value-type="float">
            <text:p>379.096294</text:p>
          </table:table-cell>
          <table:table-cell table:number-columns-repeated="3"/>
          <table:table-cell table:formula="of:=[.$Q$3]*([.J307] + [.$Q$2])" office:value-type="float" office:value="37.050001" calcext:value-type="float">
            <text:p>37.050001</text:p>
          </table:table-cell>
          <table:table-cell table:formula="of:=[.$Q$5]*([.K307] + [.$Q$4])" office:value-type="float" office:value="-16.5375" calcext:value-type="float">
            <text:p>-16.5375</text:p>
          </table:table-cell>
          <table:table-cell table:formula="of:=[.$Q$7]*([.L307] + [.$Q$6])" office:value-type="float" office:value="-1.000002" calcext:value-type="float">
            <text:p>-1.000002</text:p>
          </table:table-cell>
        </table:table-row>
        <table:table-row table:style-name="ro1">
          <table:table-cell office:value-type="float" office:value="-48" calcext:value-type="float">
            <text:p>-48</text:p>
          </table:table-cell>
          <table:table-cell office:value-type="float" office:value="12" calcext:value-type="float">
            <text:p>12</text:p>
          </table:table-cell>
          <table:table-cell office:value-type="float" office:value="992" calcext:value-type="float">
            <text:p>992</text:p>
          </table:table-cell>
          <table:table-cell office:value-type="float" office:value="137" calcext:value-type="float">
            <text:p>137</text:p>
          </table:table-cell>
          <table:table-cell office:value-type="float" office:value="-39" calcext:value-type="float">
            <text:p>-39</text:p>
          </table:table-cell>
          <table:table-cell office:value-type="float" office:value="-339" calcext:value-type="float">
            <text:p>-339</text:p>
          </table:table-cell>
          <table:table-cell office:value-type="float" office:value="-0.070608" calcext:value-type="float">
            <text:p>-0.070608</text:p>
          </table:table-cell>
          <table:table-cell office:value-type="float" office:value="0.017652" calcext:value-type="float">
            <text:p>0.017652</text:p>
          </table:table-cell>
          <table:table-cell office:value-type="float" office:value="1.45923" calcext:value-type="float">
            <text:p>1.45923</text:p>
          </table:table-cell>
          <table:table-cell office:value-type="float" office:value="20.550001" calcext:value-type="float">
            <text:p>20.550001</text:p>
          </table:table-cell>
          <table:table-cell office:value-type="float" office:value="-5.85" calcext:value-type="float">
            <text:p>-5.85</text:p>
          </table:table-cell>
          <table:table-cell office:value-type="float" office:value="-50.850002" calcext:value-type="float">
            <text:p>-50.850002</text:p>
          </table:table-cell>
          <table:table-cell office:value-type="float" office:value="9.74029" calcext:value-type="float">
            <text:p>9.74029</text:p>
          </table:table-cell>
          <table:table-cell office:value-type="float" office:value="367.710484" calcext:value-type="float">
            <text:p>367.710484</text:p>
          </table:table-cell>
          <table:table-cell table:number-columns-repeated="3"/>
          <table:table-cell table:formula="of:=[.$Q$3]*([.J308] + [.$Q$2])" office:value-type="float" office:value="32.550001" calcext:value-type="float">
            <text:p>32.550001</text:p>
          </table:table-cell>
          <table:table-cell table:formula="of:=[.$Q$5]*([.K308] + [.$Q$4])" office:value-type="float" office:value="-25.0425" calcext:value-type="float">
            <text:p>-25.0425</text:p>
          </table:table-cell>
          <table:table-cell table:formula="of:=[.$Q$7]*([.L308] + [.$Q$6])" office:value-type="float" office:value="-0.850002000000004" calcext:value-type="float">
            <text:p>-0.850002000000004</text:p>
          </table:table-cell>
        </table:table-row>
        <table:table-row table:style-name="ro1">
          <table:table-cell office:value-type="float" office:value="-76" calcext:value-type="float">
            <text:p>-76</text:p>
          </table:table-cell>
          <table:table-cell office:value-type="float" office:value="-40" calcext:value-type="float">
            <text:p>-40</text:p>
          </table:table-cell>
          <table:table-cell office:value-type="float" office:value="1028" calcext:value-type="float">
            <text:p>1028</text:p>
          </table:table-cell>
          <table:table-cell office:value-type="float" office:value="124" calcext:value-type="float">
            <text:p>124</text:p>
          </table:table-cell>
          <table:table-cell office:value-type="float" office:value="-47" calcext:value-type="float">
            <text:p>-47</text:p>
          </table:table-cell>
          <table:table-cell office:value-type="float" office:value="-340" calcext:value-type="float">
            <text:p>-340</text:p>
          </table:table-cell>
          <table:table-cell office:value-type="float" office:value="-0.111796" calcext:value-type="float">
            <text:p>-0.111796</text:p>
          </table:table-cell>
          <table:table-cell office:value-type="float" office:value="-0.05884" calcext:value-type="float">
            <text:p>-0.05884</text:p>
          </table:table-cell>
          <table:table-cell office:value-type="float" office:value="1.512185" calcext:value-type="float">
            <text:p>1.512185</text:p>
          </table:table-cell>
          <table:table-cell office:value-type="float" office:value="18.600001" calcext:value-type="float">
            <text:p>18.600001</text:p>
          </table:table-cell>
          <table:table-cell office:value-type="float" office:value="-7.05" calcext:value-type="float">
            <text:p>-7.05</text:p>
          </table:table-cell>
          <table:table-cell office:value-type="float" office:value="-51.000002" calcext:value-type="float">
            <text:p>-51.000002</text:p>
          </table:table-cell>
          <table:table-cell office:value-type="float" office:value="10.116357" calcext:value-type="float">
            <text:p>10.116357</text:p>
          </table:table-cell>
          <table:table-cell office:value-type="float" office:value="364.945201" calcext:value-type="float">
            <text:p>364.945201</text:p>
          </table:table-cell>
          <table:table-cell table:number-columns-repeated="3"/>
          <table:table-cell table:formula="of:=[.$Q$3]*([.J309] + [.$Q$2])" office:value-type="float" office:value="30.600001" calcext:value-type="float">
            <text:p>30.600001</text:p>
          </table:table-cell>
          <table:table-cell table:formula="of:=[.$Q$5]*([.K309] + [.$Q$4])" office:value-type="float" office:value="-26.3025" calcext:value-type="float">
            <text:p>-26.3025</text:p>
          </table:table-cell>
          <table:table-cell table:formula="of:=[.$Q$7]*([.L309] + [.$Q$6])" office:value-type="float" office:value="-1.000002" calcext:value-type="float">
            <text:p>-1.000002</text:p>
          </table:table-cell>
        </table:table-row>
        <table:table-row table:style-name="ro1">
          <table:table-cell office:value-type="float" office:value="-32" calcext:value-type="float">
            <text:p>-32</text:p>
          </table:table-cell>
          <table:table-cell office:value-type="float" office:value="-12" calcext:value-type="float">
            <text:p>-12</text:p>
          </table:table-cell>
          <table:table-cell office:value-type="float" office:value="988" calcext:value-type="float">
            <text:p>988</text:p>
          </table:table-cell>
          <table:table-cell office:value-type="float" office:value="148" calcext:value-type="float">
            <text:p>148</text:p>
          </table:table-cell>
          <table:table-cell office:value-type="float" office:value="-18" calcext:value-type="float">
            <text:p>-18</text:p>
          </table:table-cell>
          <table:table-cell office:value-type="float" office:value="-340" calcext:value-type="float">
            <text:p>-340</text:p>
          </table:table-cell>
          <table:table-cell office:value-type="float" office:value="-0.047072" calcext:value-type="float">
            <text:p>-0.047072</text:p>
          </table:table-cell>
          <table:table-cell office:value-type="float" office:value="-0.017652" calcext:value-type="float">
            <text:p>-0.017652</text:p>
          </table:table-cell>
          <table:table-cell office:value-type="float" office:value="1.453346" calcext:value-type="float">
            <text:p>1.453346</text:p>
          </table:table-cell>
          <table:table-cell office:value-type="float" office:value="22.200001" calcext:value-type="float">
            <text:p>22.200001</text:p>
          </table:table-cell>
          <table:table-cell office:value-type="float" office:value="-2.7" calcext:value-type="float">
            <text:p>-2.7</text:p>
          </table:table-cell>
          <table:table-cell office:value-type="float" office:value="-51.000002" calcext:value-type="float">
            <text:p>-51.000002</text:p>
          </table:table-cell>
          <table:table-cell office:value-type="float" office:value="9.694765" calcext:value-type="float">
            <text:p>9.694765</text:p>
          </table:table-cell>
          <table:table-cell office:value-type="float" office:value="371.251936" calcext:value-type="float">
            <text:p>371.251936</text:p>
          </table:table-cell>
          <table:table-cell table:number-columns-repeated="3"/>
          <table:table-cell table:formula="of:=[.$Q$3]*([.J310] + [.$Q$2])" office:value-type="float" office:value="34.200001" calcext:value-type="float">
            <text:p>34.200001</text:p>
          </table:table-cell>
          <table:table-cell table:formula="of:=[.$Q$5]*([.K310] + [.$Q$4])" office:value-type="float" office:value="-21.735" calcext:value-type="float">
            <text:p>-21.735</text:p>
          </table:table-cell>
          <table:table-cell table:formula="of:=[.$Q$7]*([.L310] + [.$Q$6])" office:value-type="float" office:value="-1.000002" calcext:value-type="float">
            <text:p>-1.000002</text:p>
          </table:table-cell>
        </table:table-row>
        <table:table-row table:style-name="ro1">
          <table:table-cell office:value-type="float" office:value="-32" calcext:value-type="float">
            <text:p>-32</text:p>
          </table:table-cell>
          <table:table-cell office:value-type="float" office:value="-8" calcext:value-type="float">
            <text:p>-8</text:p>
          </table:table-cell>
          <table:table-cell office:value-type="float" office:value="1004" calcext:value-type="float">
            <text:p>1004</text:p>
          </table:table-cell>
          <table:table-cell office:value-type="float" office:value="148" calcext:value-type="float">
            <text:p>148</text:p>
          </table:table-cell>
          <table:table-cell office:value-type="float" office:value="-13" calcext:value-type="float">
            <text:p>-13</text:p>
          </table:table-cell>
          <table:table-cell office:value-type="float" office:value="-344" calcext:value-type="float">
            <text:p>-344</text:p>
          </table:table-cell>
          <table:table-cell office:value-type="float" office:value="-0.047072" calcext:value-type="float">
            <text:p>-0.047072</text:p>
          </table:table-cell>
          <table:table-cell office:value-type="float" office:value="-0.011768" calcext:value-type="float">
            <text:p>-0.011768</text:p>
          </table:table-cell>
          <table:table-cell office:value-type="float" office:value="1.476882" calcext:value-type="float">
            <text:p>1.476882</text:p>
          </table:table-cell>
          <table:table-cell office:value-type="float" office:value="22.200001" calcext:value-type="float">
            <text:p>22.200001</text:p>
          </table:table-cell>
          <table:table-cell office:value-type="float" office:value="-1.95" calcext:value-type="float">
            <text:p>-1.95</text:p>
          </table:table-cell>
          <table:table-cell office:value-type="float" office:value="-51.600002" calcext:value-type="float">
            <text:p>-51.600002</text:p>
          </table:table-cell>
          <table:table-cell office:value-type="float" office:value="9.85119" calcext:value-type="float">
            <text:p>9.85119</text:p>
          </table:table-cell>
          <table:table-cell office:value-type="float" office:value="374.711889" calcext:value-type="float">
            <text:p>374.711889</text:p>
          </table:table-cell>
          <table:table-cell table:number-columns-repeated="3"/>
          <table:table-cell table:formula="of:=[.$Q$3]*([.J311] + [.$Q$2])" office:value-type="float" office:value="34.200001" calcext:value-type="float">
            <text:p>34.200001</text:p>
          </table:table-cell>
          <table:table-cell table:formula="of:=[.$Q$5]*([.K311] + [.$Q$4])" office:value-type="float" office:value="-20.9475" calcext:value-type="float">
            <text:p>-20.9475</text:p>
          </table:table-cell>
          <table:table-cell table:formula="of:=[.$Q$7]*([.L311] + [.$Q$6])" office:value-type="float" office:value="-1.600002" calcext:value-type="float">
            <text:p>-1.600002</text:p>
          </table:table-cell>
        </table:table-row>
        <table:table-row table:style-name="ro1">
          <table:table-cell office:value-type="float" office:value="-28" calcext:value-type="float">
            <text:p>-28</text:p>
          </table:table-cell>
          <table:table-cell office:value-type="float" office:value="-12" calcext:value-type="float">
            <text:p>-12</text:p>
          </table:table-cell>
          <table:table-cell office:value-type="float" office:value="988" calcext:value-type="float">
            <text:p>988</text:p>
          </table:table-cell>
          <table:table-cell office:value-type="float" office:value="146" calcext:value-type="float">
            <text:p>146</text:p>
          </table:table-cell>
          <table:table-cell office:value-type="float" office:value="-11" calcext:value-type="float">
            <text:p>-11</text:p>
          </table:table-cell>
          <table:table-cell office:value-type="float" office:value="-345" calcext:value-type="float">
            <text:p>-345</text:p>
          </table:table-cell>
          <table:table-cell office:value-type="float" office:value="-0.041188" calcext:value-type="float">
            <text:p>-0.041188</text:p>
          </table:table-cell>
          <table:table-cell office:value-type="float" office:value="-0.017652" calcext:value-type="float">
            <text:p>-0.017652</text:p>
          </table:table-cell>
          <table:table-cell office:value-type="float" office:value="1.453346" calcext:value-type="float">
            <text:p>1.453346</text:p>
          </table:table-cell>
          <table:table-cell office:value-type="float" office:value="21.900001" calcext:value-type="float">
            <text:p>21.900001</text:p>
          </table:table-cell>
          <table:table-cell office:value-type="float" office:value="-1.65" calcext:value-type="float">
            <text:p>-1.65</text:p>
          </table:table-cell>
          <table:table-cell office:value-type="float" office:value="-51.750002" calcext:value-type="float">
            <text:p>-51.750002</text:p>
          </table:table-cell>
          <table:table-cell office:value-type="float" office:value="9.693575" calcext:value-type="float">
            <text:p>9.693575</text:p>
          </table:table-cell>
          <table:table-cell office:value-type="float" office:value="374.782604" calcext:value-type="float">
            <text:p>374.782604</text:p>
          </table:table-cell>
          <table:table-cell table:number-columns-repeated="3"/>
          <table:table-cell table:formula="of:=[.$Q$3]*([.J312] + [.$Q$2])" office:value-type="float" office:value="33.900001" calcext:value-type="float">
            <text:p>33.900001</text:p>
          </table:table-cell>
          <table:table-cell table:formula="of:=[.$Q$5]*([.K312] + [.$Q$4])" office:value-type="float" office:value="-20.6325" calcext:value-type="float">
            <text:p>-20.6325</text:p>
          </table:table-cell>
          <table:table-cell table:formula="of:=[.$Q$7]*([.L312] + [.$Q$6])" office:value-type="float" office:value="-1.750002" calcext:value-type="float">
            <text:p>-1.750002</text:p>
          </table:table-cell>
        </table:table-row>
        <table:table-row table:style-name="ro1">
          <table:table-cell office:value-type="float" office:value="-28" calcext:value-type="float">
            <text:p>-28</text:p>
          </table:table-cell>
          <table:table-cell office:value-type="float" office:value="-20" calcext:value-type="float">
            <text:p>-20</text:p>
          </table:table-cell>
          <table:table-cell office:value-type="float" office:value="984" calcext:value-type="float">
            <text:p>984</text:p>
          </table:table-cell>
          <table:table-cell office:value-type="float" office:value="149" calcext:value-type="float">
            <text:p>149</text:p>
          </table:table-cell>
          <table:table-cell office:value-type="float" office:value="-12" calcext:value-type="float">
            <text:p>-12</text:p>
          </table:table-cell>
          <table:table-cell office:value-type="float" office:value="-345" calcext:value-type="float">
            <text:p>-345</text:p>
          </table:table-cell>
          <table:table-cell office:value-type="float" office:value="-0.041188" calcext:value-type="float">
            <text:p>-0.041188</text:p>
          </table:table-cell>
          <table:table-cell office:value-type="float" office:value="-0.02942" calcext:value-type="float">
            <text:p>-0.02942</text:p>
          </table:table-cell>
          <table:table-cell office:value-type="float" office:value="1.447462" calcext:value-type="float">
            <text:p>1.447462</text:p>
          </table:table-cell>
          <table:table-cell office:value-type="float" office:value="22.350001" calcext:value-type="float">
            <text:p>22.350001</text:p>
          </table:table-cell>
          <table:table-cell office:value-type="float" office:value="-1.8" calcext:value-type="float">
            <text:p>-1.8</text:p>
          </table:table-cell>
          <table:table-cell office:value-type="float" office:value="-51.750002" calcext:value-type="float">
            <text:p>-51.750002</text:p>
          </table:table-cell>
          <table:table-cell office:value-type="float" office:value="9.655642" calcext:value-type="float">
            <text:p>9.655642</text:p>
          </table:table-cell>
          <table:table-cell office:value-type="float" office:value="375.992021" calcext:value-type="float">
            <text:p>375.992021</text:p>
          </table:table-cell>
          <table:table-cell table:number-columns-repeated="3"/>
          <table:table-cell table:formula="of:=[.$Q$3]*([.J313] + [.$Q$2])" office:value-type="float" office:value="34.350001" calcext:value-type="float">
            <text:p>34.350001</text:p>
          </table:table-cell>
          <table:table-cell table:formula="of:=[.$Q$5]*([.K313] + [.$Q$4])" office:value-type="float" office:value="-20.79" calcext:value-type="float">
            <text:p>-20.79</text:p>
          </table:table-cell>
          <table:table-cell table:formula="of:=[.$Q$7]*([.L313] + [.$Q$6])" office:value-type="float" office:value="-1.750002" calcext:value-type="float">
            <text:p>-1.7500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9">00/00/0000</text:date>, <text:time style:data-style-name="N2" text:time-value="15:29:52.2349104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19T15:32:07.283379943</dc:date>
    <meta:editing-duration>PT15M32S</meta:editing-duration>
    <meta:editing-cycles>2</meta:editing-cycles>
    <meta:generator>LibreOffice/6.2.6.2$MacOSX_X86_64 LibreOffice_project/684e730861356e74889dfe6dbddd3562aae2e6ad</meta:generator>
    <meta:document-statistic meta:table-count="1" meta:cell-count="5333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5.157cm" svg:height="14.156cm" xlink:href=".." xlink:type="simple" chart:class="chart:scatter" chart:style-name="ch1">
        <chart:plot-area chart:style-name="ch2" table:cell-range-address="calib.R2:calib.S313 calib.S1:calib.S1" chart:data-source-has-labels="row" svg:x="0.259cm" svg:y="0.078cm" svg:width="14.482cm" svg:height="14.152cm">
          <chartooo:coordinate-region svg:x="0.523cm" svg:y="0.275cm" svg:width="14.012cm" svg:height="13.759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calib.S2:calib.S313" chart:label-cell-address="calib.S1:calib.S1" chart:class="chart:scatter">
            <chart:domain table:cell-range-address="calib.R2:calib.R313"/>
            <chart:data-point chart:repeated="312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R</text:p>
              </table:table-cell>
              <table:table-cell office:value-type="string">
                <text:p>new MagY</text:p>
                <draw:g>
                  <svg:desc>calib.S1:calib.S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1.9">
                <text:p>21.9</text:p>
                <draw:g>
                  <svg:desc>calib.R2:calib.R313</svg:desc>
                </draw:g>
              </table:table-cell>
              <table:table-cell office:value-type="float" office:value="-34.65000105">
                <text:p>-34.65000105</text:p>
                <draw:g>
                  <svg:desc>calib.S2:calib.S3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1.75">
                <text:p>21.75</text:p>
              </table:table-cell>
              <table:table-cell office:value-type="float" office:value="-34.02000105">
                <text:p>-34.020001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3.7">
                <text:p>23.7</text:p>
              </table:table-cell>
              <table:table-cell office:value-type="float" office:value="-32.44500105">
                <text:p>-32.445001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3.85">
                <text:p>23.85</text:p>
              </table:table-cell>
              <table:table-cell office:value-type="float" office:value="-31.9725">
                <text:p>-31.97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.500001">
                <text:p>25.500001</text:p>
              </table:table-cell>
              <table:table-cell office:value-type="float" office:value="-29.925">
                <text:p>-29.9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.950001">
                <text:p>25.950001</text:p>
              </table:table-cell>
              <table:table-cell office:value-type="float" office:value="-30.555">
                <text:p>-30.5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6.850001">
                <text:p>26.850001</text:p>
              </table:table-cell>
              <table:table-cell office:value-type="float" office:value="-28.1925">
                <text:p>-28.19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9.850001">
                <text:p>29.850001</text:p>
              </table:table-cell>
              <table:table-cell office:value-type="float" office:value="-24.7275">
                <text:p>-24.72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.700001">
                <text:p>32.700001</text:p>
              </table:table-cell>
              <table:table-cell office:value-type="float" office:value="-21.8925">
                <text:p>-21.89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3.900001">
                <text:p>33.900001</text:p>
              </table:table-cell>
              <table:table-cell office:value-type="float" office:value="-17.7975">
                <text:p>-17.79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4.950001">
                <text:p>34.950001</text:p>
              </table:table-cell>
              <table:table-cell office:value-type="float" office:value="-15.435">
                <text:p>-15.4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.000001">
                <text:p>36.000001</text:p>
              </table:table-cell>
              <table:table-cell office:value-type="float" office:value="-13.3875">
                <text:p>-13.38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7.350001">
                <text:p>37.350001</text:p>
              </table:table-cell>
              <table:table-cell office:value-type="float" office:value="-9.6075">
                <text:p>-9.60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7.950001">
                <text:p>37.950001</text:p>
              </table:table-cell>
              <table:table-cell office:value-type="float" office:value="-8.6625">
                <text:p>-8.66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7.350001">
                <text:p>37.350001</text:p>
              </table:table-cell>
              <table:table-cell office:value-type="float" office:value="-9.2925">
                <text:p>-9.29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7.050001">
                <text:p>37.050001</text:p>
              </table:table-cell>
              <table:table-cell office:value-type="float" office:value="-9.135">
                <text:p>-9.1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7.650001">
                <text:p>37.650001</text:p>
              </table:table-cell>
              <table:table-cell office:value-type="float" office:value="-8.6625">
                <text:p>-8.66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6.600001">
                <text:p>36.600001</text:p>
              </table:table-cell>
              <table:table-cell office:value-type="float" office:value="-7.875">
                <text:p>-7.8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7.650001">
                <text:p>37.650001</text:p>
              </table:table-cell>
              <table:table-cell office:value-type="float" office:value="-7.56">
                <text:p>-7.5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8.250001">
                <text:p>38.250001</text:p>
              </table:table-cell>
              <table:table-cell office:value-type="float" office:value="-2.20499895">
                <text:p>-2.2049989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7.500001">
                <text:p>37.500001</text:p>
              </table:table-cell>
              <table:table-cell office:value-type="float" office:value="7.08750105">
                <text:p>7.0875010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1.650001">
                <text:p>31.650001</text:p>
              </table:table-cell>
              <table:table-cell office:value-type="float" office:value="19.68750105">
                <text:p>19.6875010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5.650001">
                <text:p>25.650001</text:p>
              </table:table-cell>
              <table:table-cell office:value-type="float" office:value="29.2950021">
                <text:p>29.295002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7.4">
                <text:p>17.4</text:p>
              </table:table-cell>
              <table:table-cell office:value-type="float" office:value="34.0200021">
                <text:p>34.020002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">
                <text:p>6</text:p>
              </table:table-cell>
              <table:table-cell office:value-type="float" office:value="39.0600021">
                <text:p>39.060002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5.850001">
                <text:p>-5.850001</text:p>
              </table:table-cell>
              <table:table-cell office:value-type="float" office:value="40.0050021">
                <text:p>40.005002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4.400001">
                <text:p>-14.400001</text:p>
              </table:table-cell>
              <table:table-cell office:value-type="float" office:value="37.8000021">
                <text:p>37.800002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21.900001">
                <text:p>-21.900001</text:p>
              </table:table-cell>
              <table:table-cell office:value-type="float" office:value="34.0200021">
                <text:p>34.020002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28.200002">
                <text:p>-28.200002</text:p>
              </table:table-cell>
              <table:table-cell office:value-type="float" office:value="26.9325021">
                <text:p>26.932502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36.300002">
                <text:p>-36.300002</text:p>
              </table:table-cell>
              <table:table-cell office:value-type="float" office:value="15.27750105">
                <text:p>15.2775010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40.350002">
                <text:p>-40.350002</text:p>
              </table:table-cell>
              <table:table-cell office:value-type="float" office:value="8.82000105">
                <text:p>8.8200010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40.950002">
                <text:p>-40.950002</text:p>
              </table:table-cell>
              <table:table-cell office:value-type="float" office:value="-2.04749895">
                <text:p>-2.0474989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38.850002">
                <text:p>-38.850002</text:p>
              </table:table-cell>
              <table:table-cell office:value-type="float" office:value="-9.9225">
                <text:p>-9.92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33.150002">
                <text:p>-33.150002</text:p>
              </table:table-cell>
              <table:table-cell office:value-type="float" office:value="-21.5775">
                <text:p>-21.57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8.450001">
                <text:p>-18.450001</text:p>
              </table:table-cell>
              <table:table-cell office:value-type="float" office:value="-33.54750105">
                <text:p>-33.5475010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.650001">
                <text:p>-1.650001</text:p>
              </table:table-cell>
              <table:table-cell office:value-type="float" office:value="-39.06000105">
                <text:p>-39.0600010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7">
                <text:p>2.7</text:p>
              </table:table-cell>
              <table:table-cell office:value-type="float" office:value="-40.32000105">
                <text:p>-40.3200010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.15">
                <text:p>15.15</text:p>
              </table:table-cell>
              <table:table-cell office:value-type="float" office:value="-37.80000105">
                <text:p>-37.8000010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1.45">
                <text:p>21.45</text:p>
              </table:table-cell>
              <table:table-cell office:value-type="float" office:value="-33.23250105">
                <text:p>-33.2325010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8.500001">
                <text:p>28.500001</text:p>
              </table:table-cell>
              <table:table-cell office:value-type="float" office:value="-26.6175">
                <text:p>-26.61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2.400001">
                <text:p>32.400001</text:p>
              </table:table-cell>
              <table:table-cell office:value-type="float" office:value="-19.845">
                <text:p>-19.84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6.000001">
                <text:p>36.000001</text:p>
              </table:table-cell>
              <table:table-cell office:value-type="float" office:value="-10.08">
                <text:p>-10.0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6.450001">
                <text:p>36.450001</text:p>
              </table:table-cell>
              <table:table-cell office:value-type="float" office:value="5.67000105">
                <text:p>5.6700010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3.000001">
                <text:p>33.000001</text:p>
              </table:table-cell>
              <table:table-cell office:value-type="float" office:value="18.58500105">
                <text:p>18.585001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8.950001">
                <text:p>28.950001</text:p>
              </table:table-cell>
              <table:table-cell office:value-type="float" office:value="24.4125021">
                <text:p>24.412502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1.9">
                <text:p>21.9</text:p>
              </table:table-cell>
              <table:table-cell office:value-type="float" office:value="32.4450021">
                <text:p>32.445002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2.5">
                <text:p>22.5</text:p>
              </table:table-cell>
              <table:table-cell office:value-type="float" office:value="32.1300021">
                <text:p>32.130002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2.550001">
                <text:p>32.550001</text:p>
              </table:table-cell>
              <table:table-cell office:value-type="float" office:value="20.00250105">
                <text:p>20.0025010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7.050001">
                <text:p>37.050001</text:p>
              </table:table-cell>
              <table:table-cell office:value-type="float" office:value="7.71750105">
                <text:p>7.7175010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7.800001">
                <text:p>37.800001</text:p>
              </table:table-cell>
              <table:table-cell office:value-type="float" office:value="-8.82">
                <text:p>-8.8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9.850001">
                <text:p>29.850001</text:p>
              </table:table-cell>
              <table:table-cell office:value-type="float" office:value="-27.8775">
                <text:p>-27.877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2">
                <text:p>12</text:p>
              </table:table-cell>
              <table:table-cell office:value-type="float" office:value="-38.58750105">
                <text:p>-38.5875010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2.400001">
                <text:p>-2.400001</text:p>
              </table:table-cell>
              <table:table-cell office:value-type="float" office:value="-40.16250105">
                <text:p>-40.1625010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16.350001">
                <text:p>-16.350001</text:p>
              </table:table-cell>
              <table:table-cell office:value-type="float" office:value="-36.54000105">
                <text:p>-36.5400010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34.200002">
                <text:p>-34.200002</text:p>
              </table:table-cell>
              <table:table-cell office:value-type="float" office:value="-18.4275">
                <text:p>-18.427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37.500002">
                <text:p>-37.500002</text:p>
              </table:table-cell>
              <table:table-cell office:value-type="float" office:value="5.35500105">
                <text:p>5.3550010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37.500002">
                <text:p>-37.500002</text:p>
              </table:table-cell>
              <table:table-cell office:value-type="float" office:value="10.71000105">
                <text:p>10.7100010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32.100002">
                <text:p>-32.100002</text:p>
              </table:table-cell>
              <table:table-cell office:value-type="float" office:value="25.6725021">
                <text:p>25.672502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20.250001">
                <text:p>-20.250001</text:p>
              </table:table-cell>
              <table:table-cell office:value-type="float" office:value="34.8075021">
                <text:p>34.807502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38.5875021">
                <text:p>38.587502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1.75">
                <text:p>21.75</text:p>
              </table:table-cell>
              <table:table-cell office:value-type="float" office:value="29.7675021">
                <text:p>29.767502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2.850001">
                <text:p>32.850001</text:p>
              </table:table-cell>
              <table:table-cell office:value-type="float" office:value="14.96250105">
                <text:p>14.9625010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8.700001">
                <text:p>38.700001</text:p>
              </table:table-cell>
              <table:table-cell office:value-type="float" office:value="3.15000105">
                <text:p>3.1500010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7.200001">
                <text:p>37.200001</text:p>
              </table:table-cell>
              <table:table-cell office:value-type="float" office:value="-4.25249895">
                <text:p>-4.2524989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5.700001">
                <text:p>35.700001</text:p>
              </table:table-cell>
              <table:table-cell office:value-type="float" office:value="-15.75">
                <text:p>-15.7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0.600001">
                <text:p>30.600001</text:p>
              </table:table-cell>
              <table:table-cell office:value-type="float" office:value="-26.775">
                <text:p>-26.77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7.25">
                <text:p>17.25</text:p>
              </table:table-cell>
              <table:table-cell office:value-type="float" office:value="-37.64250105">
                <text:p>-37.6425010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3.300001">
                <text:p>-3.300001</text:p>
              </table:table-cell>
              <table:table-cell office:value-type="float" office:value="-41.26500105">
                <text:p>-41.2650010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23.550001">
                <text:p>-23.550001</text:p>
              </table:table-cell>
              <table:table-cell office:value-type="float" office:value="-33.70500105">
                <text:p>-33.7050010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23.400001">
                <text:p>-23.400001</text:p>
              </table:table-cell>
              <table:table-cell office:value-type="float" office:value="-32.44500105">
                <text:p>-32.4450010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15">
                <text:p>-0.15</text:p>
              </table:table-cell>
              <table:table-cell office:value-type="float" office:value="-40.63500105">
                <text:p>-40.6350010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9.65">
                <text:p>19.65</text:p>
              </table:table-cell>
              <table:table-cell office:value-type="float" office:value="-36.22500105">
                <text:p>-36.2250010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1.800001">
                <text:p>31.800001</text:p>
              </table:table-cell>
              <table:table-cell office:value-type="float" office:value="-22.995">
                <text:p>-22.99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6.000001">
                <text:p>36.000001</text:p>
              </table:table-cell>
              <table:table-cell office:value-type="float" office:value="-13.7025">
                <text:p>-13.702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6.600001">
                <text:p>36.600001</text:p>
              </table:table-cell>
              <table:table-cell office:value-type="float" office:value="-11.655">
                <text:p>-11.65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4.800001">
                <text:p>34.800001</text:p>
              </table:table-cell>
              <table:table-cell office:value-type="float" office:value="-14.49">
                <text:p>-14.4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4.200001">
                <text:p>34.200001</text:p>
              </table:table-cell>
              <table:table-cell office:value-type="float" office:value="-19.0575">
                <text:p>-19.057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2.100001">
                <text:p>32.100001</text:p>
              </table:table-cell>
              <table:table-cell office:value-type="float" office:value="-24.255">
                <text:p>-24.25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0.300001">
                <text:p>30.300001</text:p>
              </table:table-cell>
              <table:table-cell office:value-type="float" office:value="-25.6725">
                <text:p>-25.672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8.800001">
                <text:p>28.800001</text:p>
              </table:table-cell>
              <table:table-cell office:value-type="float" office:value="-26.9325">
                <text:p>-26.93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3.300001">
                <text:p>33.300001</text:p>
              </table:table-cell>
              <table:table-cell office:value-type="float" office:value="-21.8925">
                <text:p>-21.892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3.750001">
                <text:p>33.750001</text:p>
              </table:table-cell>
              <table:table-cell office:value-type="float" office:value="-20.16">
                <text:p>-20.1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4.350001">
                <text:p>34.350001</text:p>
              </table:table-cell>
              <table:table-cell office:value-type="float" office:value="-19.215">
                <text:p>-19.21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4.050001">
                <text:p>34.050001</text:p>
              </table:table-cell>
              <table:table-cell office:value-type="float" office:value="-17.325">
                <text:p>-17.32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4.500001">
                <text:p>34.500001</text:p>
              </table:table-cell>
              <table:table-cell office:value-type="float" office:value="-18.4275">
                <text:p>-18.427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4.500001">
                <text:p>34.500001</text:p>
              </table:table-cell>
              <table:table-cell office:value-type="float" office:value="-18.27">
                <text:p>-18.2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4.350001">
                <text:p>34.350001</text:p>
              </table:table-cell>
              <table:table-cell office:value-type="float" office:value="-17.4825">
                <text:p>-17.482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4.800001">
                <text:p>34.800001</text:p>
              </table:table-cell>
              <table:table-cell office:value-type="float" office:value="-17.64">
                <text:p>-17.6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5.250001">
                <text:p>35.250001</text:p>
              </table:table-cell>
              <table:table-cell office:value-type="float" office:value="-19.53">
                <text:p>-19.5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5.250001">
                <text:p>35.250001</text:p>
              </table:table-cell>
              <table:table-cell office:value-type="float" office:value="-17.325">
                <text:p>-17.32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5.400001">
                <text:p>35.400001</text:p>
              </table:table-cell>
              <table:table-cell office:value-type="float" office:value="-17.01">
                <text:p>-17.0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3.900001">
                <text:p>33.900001</text:p>
              </table:table-cell>
              <table:table-cell office:value-type="float" office:value="-19.0575">
                <text:p>-19.057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3.150001">
                <text:p>33.150001</text:p>
              </table:table-cell>
              <table:table-cell office:value-type="float" office:value="-22.8375">
                <text:p>-22.837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0.450001">
                <text:p>30.450001</text:p>
              </table:table-cell>
              <table:table-cell office:value-type="float" office:value="-25.83">
                <text:p>-25.8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7.600001">
                <text:p>27.600001</text:p>
              </table:table-cell>
              <table:table-cell office:value-type="float" office:value="-29.295">
                <text:p>-29.29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4">
                <text:p>24</text:p>
              </table:table-cell>
              <table:table-cell office:value-type="float" office:value="-33.07500105">
                <text:p>-33.0750010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.95">
                <text:p>19.95</text:p>
              </table:table-cell>
              <table:table-cell office:value-type="float" office:value="-36.06750105">
                <text:p>-36.0675010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5.75">
                <text:p>15.75</text:p>
              </table:table-cell>
              <table:table-cell office:value-type="float" office:value="-38.74500105">
                <text:p>-38.7450010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.8">
                <text:p>10.8</text:p>
              </table:table-cell>
              <table:table-cell office:value-type="float" office:value="-38.27250105">
                <text:p>-38.2725010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.55">
                <text:p>2.55</text:p>
              </table:table-cell>
              <table:table-cell office:value-type="float" office:value="-39.69000105">
                <text:p>-39.6900010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4.200001">
                <text:p>-4.200001</text:p>
              </table:table-cell>
              <table:table-cell office:value-type="float" office:value="-39.53250105">
                <text:p>-39.5325010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5.100001">
                <text:p>-5.100001</text:p>
              </table:table-cell>
              <table:table-cell office:value-type="float" office:value="-40.32000105">
                <text:p>-40.3200010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12.000001">
                <text:p>-12.000001</text:p>
              </table:table-cell>
              <table:table-cell office:value-type="float" office:value="-39.06000105">
                <text:p>-39.0600010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15.600001">
                <text:p>-15.600001</text:p>
              </table:table-cell>
              <table:table-cell office:value-type="float" office:value="-37.64250105">
                <text:p>-37.6425010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19.950001">
                <text:p>-19.950001</text:p>
              </table:table-cell>
              <table:table-cell office:value-type="float" office:value="-34.02000105">
                <text:p>-34.0200010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21.900001">
                <text:p>-21.900001</text:p>
              </table:table-cell>
              <table:table-cell office:value-type="float" office:value="-32.76000105">
                <text:p>-32.7600010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24.600001">
                <text:p>-24.600001</text:p>
              </table:table-cell>
              <table:table-cell office:value-type="float" office:value="-29.7675">
                <text:p>-29.767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28.350002">
                <text:p>-28.350002</text:p>
              </table:table-cell>
              <table:table-cell office:value-type="float" office:value="-28.665">
                <text:p>-28.66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31.950002">
                <text:p>-31.950002</text:p>
              </table:table-cell>
              <table:table-cell office:value-type="float" office:value="-24.255">
                <text:p>-24.25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34.050002">
                <text:p>-34.050002</text:p>
              </table:table-cell>
              <table:table-cell office:value-type="float" office:value="-22.05">
                <text:p>-22.0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36.450002">
                <text:p>-36.450002</text:p>
              </table:table-cell>
              <table:table-cell office:value-type="float" office:value="-15.435">
                <text:p>-15.43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38.100002">
                <text:p>-38.100002</text:p>
              </table:table-cell>
              <table:table-cell office:value-type="float" office:value="-11.4975">
                <text:p>-11.497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40.200002">
                <text:p>-40.200002</text:p>
              </table:table-cell>
              <table:table-cell office:value-type="float" office:value="-4.40999895">
                <text:p>-4.4099989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39.900002">
                <text:p>-39.900002</text:p>
              </table:table-cell>
              <table:table-cell office:value-type="float" office:value="1.10250105">
                <text:p>1.1025010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39.750002">
                <text:p>-39.750002</text:p>
              </table:table-cell>
              <table:table-cell office:value-type="float" office:value="7.56000105">
                <text:p>7.5600010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38.550002">
                <text:p>-38.550002</text:p>
              </table:table-cell>
              <table:table-cell office:value-type="float" office:value="12.28500105">
                <text:p>12.2850010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37.500002">
                <text:p>-37.500002</text:p>
              </table:table-cell>
              <table:table-cell office:value-type="float" office:value="16.53750105">
                <text:p>16.5375010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36.600002">
                <text:p>-36.600002</text:p>
              </table:table-cell>
              <table:table-cell office:value-type="float" office:value="18.74250105">
                <text:p>18.7425010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35.250002">
                <text:p>-35.250002</text:p>
              </table:table-cell>
              <table:table-cell office:value-type="float" office:value="20.7900021">
                <text:p>20.790002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31.800002">
                <text:p>-31.800002</text:p>
              </table:table-cell>
              <table:table-cell office:value-type="float" office:value="25.9875021">
                <text:p>25.987502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27.750002">
                <text:p>-27.750002</text:p>
              </table:table-cell>
              <table:table-cell office:value-type="float" office:value="29.9250021">
                <text:p>29.925002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22.800001">
                <text:p>-22.800001</text:p>
              </table:table-cell>
              <table:table-cell office:value-type="float" office:value="34.1775021">
                <text:p>34.177502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18.900001">
                <text:p>-18.900001</text:p>
              </table:table-cell>
              <table:table-cell office:value-type="float" office:value="36.6975021">
                <text:p>36.697502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12.000001">
                <text:p>-12.000001</text:p>
              </table:table-cell>
              <table:table-cell office:value-type="float" office:value="39.2175021">
                <text:p>39.217502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8.850001">
                <text:p>-8.850001</text:p>
              </table:table-cell>
              <table:table-cell office:value-type="float" office:value="40.1625021">
                <text:p>40.162502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1.050001">
                <text:p>-1.050001</text:p>
              </table:table-cell>
              <table:table-cell office:value-type="float" office:value="40.3200021">
                <text:p>40.320002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.9">
                <text:p>6.9</text:p>
              </table:table-cell>
              <table:table-cell office:value-type="float" office:value="39.5325021">
                <text:p>39.532502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4.25">
                <text:p>14.25</text:p>
              </table:table-cell>
              <table:table-cell office:value-type="float" office:value="37.8000021">
                <text:p>37.800002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7.4">
                <text:p>17.4</text:p>
              </table:table-cell>
              <table:table-cell office:value-type="float" office:value="35.7525021">
                <text:p>35.752502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0.55">
                <text:p>20.55</text:p>
              </table:table-cell>
              <table:table-cell office:value-type="float" office:value="32.6025021">
                <text:p>32.602502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2.8">
                <text:p>22.8</text:p>
              </table:table-cell>
              <table:table-cell office:value-type="float" office:value="31.1850021">
                <text:p>31.185002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8.350001">
                <text:p>28.350001</text:p>
              </table:table-cell>
              <table:table-cell office:value-type="float" office:value="25.5150021">
                <text:p>25.515002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0.450001">
                <text:p>30.450001</text:p>
              </table:table-cell>
              <table:table-cell office:value-type="float" office:value="21.4200021">
                <text:p>21.420002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3.000001">
                <text:p>33.000001</text:p>
              </table:table-cell>
              <table:table-cell office:value-type="float" office:value="17.16750105">
                <text:p>17.1675010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5.100001">
                <text:p>35.100001</text:p>
              </table:table-cell>
              <table:table-cell office:value-type="float" office:value="12.12750105">
                <text:p>12.1275010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7.350001">
                <text:p>37.350001</text:p>
              </table:table-cell>
              <table:table-cell office:value-type="float" office:value="3.62250105">
                <text:p>3.6225010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7.050001">
                <text:p>37.050001</text:p>
              </table:table-cell>
              <table:table-cell office:value-type="float" office:value="-1.88999895">
                <text:p>-1.8899989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6.750001">
                <text:p>36.750001</text:p>
              </table:table-cell>
              <table:table-cell office:value-type="float" office:value="-8.19">
                <text:p>-8.1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5.550001">
                <text:p>35.550001</text:p>
              </table:table-cell>
              <table:table-cell office:value-type="float" office:value="-11.8125">
                <text:p>-11.812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4.050001">
                <text:p>34.050001</text:p>
              </table:table-cell>
              <table:table-cell office:value-type="float" office:value="-16.8525">
                <text:p>-16.852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3.150001">
                <text:p>33.150001</text:p>
              </table:table-cell>
              <table:table-cell office:value-type="float" office:value="-17.4825">
                <text:p>-17.482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2.700001">
                <text:p>32.700001</text:p>
              </table:table-cell>
              <table:table-cell office:value-type="float" office:value="-18.4275">
                <text:p>-18.427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8.800001">
                <text:p>28.800001</text:p>
              </table:table-cell>
              <table:table-cell office:value-type="float" office:value="-24.57">
                <text:p>-24.5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1.6">
                <text:p>21.6</text:p>
              </table:table-cell>
              <table:table-cell office:value-type="float" office:value="-32.28750105">
                <text:p>-32.2875010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3.8">
                <text:p>13.8</text:p>
              </table:table-cell>
              <table:table-cell office:value-type="float" office:value="-36.38250105">
                <text:p>-36.3825010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6.9">
                <text:p>6.9</text:p>
              </table:table-cell>
              <table:table-cell office:value-type="float" office:value="-38.43000105">
                <text:p>-38.4300010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1.650001">
                <text:p>-1.650001</text:p>
              </table:table-cell>
              <table:table-cell office:value-type="float" office:value="-38.90250105">
                <text:p>-38.9025010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3.000001">
                <text:p>-3.000001</text:p>
              </table:table-cell>
              <table:table-cell office:value-type="float" office:value="-39.84750105">
                <text:p>-39.8475010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.8">
                <text:p>4.8</text:p>
              </table:table-cell>
              <table:table-cell office:value-type="float" office:value="-39.69000105">
                <text:p>-39.6900010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9.9">
                <text:p>9.9</text:p>
              </table:table-cell>
              <table:table-cell office:value-type="float" office:value="-38.11500105">
                <text:p>-38.1150010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8">
                <text:p>18</text:p>
              </table:table-cell>
              <table:table-cell office:value-type="float" office:value="-34.80750105">
                <text:p>-34.8075010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4.600001">
                <text:p>24.600001</text:p>
              </table:table-cell>
              <table:table-cell office:value-type="float" office:value="-30.7125">
                <text:p>-30.712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8.200001">
                <text:p>28.200001</text:p>
              </table:table-cell>
              <table:table-cell office:value-type="float" office:value="-27.09">
                <text:p>-27.0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9.400001">
                <text:p>29.400001</text:p>
              </table:table-cell>
              <table:table-cell office:value-type="float" office:value="-23.7825">
                <text:p>-23.782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2.400001">
                <text:p>32.400001</text:p>
              </table:table-cell>
              <table:table-cell office:value-type="float" office:value="-17.7975">
                <text:p>-17.797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4.650001">
                <text:p>34.650001</text:p>
              </table:table-cell>
              <table:table-cell office:value-type="float" office:value="-10.71">
                <text:p>-10.7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5.100001">
                <text:p>35.100001</text:p>
              </table:table-cell>
              <table:table-cell office:value-type="float" office:value="-6.1425">
                <text:p>-6.142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5.550001">
                <text:p>35.550001</text:p>
              </table:table-cell>
              <table:table-cell office:value-type="float" office:value="-2.20499895">
                <text:p>-2.2049989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7.350001">
                <text:p>37.350001</text:p>
              </table:table-cell>
              <table:table-cell office:value-type="float" office:value="2.52000105">
                <text:p>2.5200010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6.000001">
                <text:p>36.000001</text:p>
              </table:table-cell>
              <table:table-cell office:value-type="float" office:value="10.71000105">
                <text:p>10.7100010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3.600001">
                <text:p>33.600001</text:p>
              </table:table-cell>
              <table:table-cell office:value-type="float" office:value="17.32500105">
                <text:p>17.3250010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9.700001">
                <text:p>29.700001</text:p>
              </table:table-cell>
              <table:table-cell office:value-type="float" office:value="24.0975021">
                <text:p>24.097502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5.050001">
                <text:p>25.050001</text:p>
              </table:table-cell>
              <table:table-cell office:value-type="float" office:value="29.7675021">
                <text:p>29.767502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8.75">
                <text:p>18.75</text:p>
              </table:table-cell>
              <table:table-cell office:value-type="float" office:value="34.4925021">
                <text:p>34.492502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9.15">
                <text:p>9.15</text:p>
              </table:table-cell>
              <table:table-cell office:value-type="float" office:value="37.4850021">
                <text:p>37.485002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">
                <text:p>6</text:p>
              </table:table-cell>
              <table:table-cell office:value-type="float" office:value="38.9025021">
                <text:p>38.902502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.4">
                <text:p>2.4</text:p>
              </table:table-cell>
              <table:table-cell office:value-type="float" office:value="39.2175021">
                <text:p>39.217502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3.900001">
                <text:p>-3.900001</text:p>
              </table:table-cell>
              <table:table-cell office:value-type="float" office:value="40.1625021">
                <text:p>40.162502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10.800001">
                <text:p>-10.800001</text:p>
              </table:table-cell>
              <table:table-cell office:value-type="float" office:value="39.0600021">
                <text:p>39.060002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15.600001">
                <text:p>-15.600001</text:p>
              </table:table-cell>
              <table:table-cell office:value-type="float" office:value="38.1150021">
                <text:p>38.115002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18.600001">
                <text:p>-18.600001</text:p>
              </table:table-cell>
              <table:table-cell office:value-type="float" office:value="36.5400021">
                <text:p>36.540002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23.100001">
                <text:p>-23.100001</text:p>
              </table:table-cell>
              <table:table-cell office:value-type="float" office:value="34.9650021">
                <text:p>34.965002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27.900002">
                <text:p>-27.900002</text:p>
              </table:table-cell>
              <table:table-cell office:value-type="float" office:value="31.1850021">
                <text:p>31.185002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31.200002">
                <text:p>-31.200002</text:p>
              </table:table-cell>
              <table:table-cell office:value-type="float" office:value="27.5625021">
                <text:p>27.562502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33.000002">
                <text:p>-33.000002</text:p>
              </table:table-cell>
              <table:table-cell office:value-type="float" office:value="23.9400021">
                <text:p>23.940002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35.250002">
                <text:p>-35.250002</text:p>
              </table:table-cell>
              <table:table-cell office:value-type="float" office:value="20.31750105">
                <text:p>20.3175010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36.750002">
                <text:p>-36.750002</text:p>
              </table:table-cell>
              <table:table-cell office:value-type="float" office:value="14.80500105">
                <text:p>14.8050010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37.500002">
                <text:p>-37.500002</text:p>
              </table:table-cell>
              <table:table-cell office:value-type="float" office:value="11.81250105">
                <text:p>11.8125010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37.800002">
                <text:p>-37.800002</text:p>
              </table:table-cell>
              <table:table-cell office:value-type="float" office:value="9.13500105">
                <text:p>9.1350010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40.200002">
                <text:p>-40.200002</text:p>
              </table:table-cell>
              <table:table-cell office:value-type="float" office:value="2.99250105">
                <text:p>2.9925010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39.900002">
                <text:p>-39.900002</text:p>
              </table:table-cell>
              <table:table-cell office:value-type="float" office:value="-5.8275">
                <text:p>-5.827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37.800002">
                <text:p>-37.800002</text:p>
              </table:table-cell>
              <table:table-cell office:value-type="float" office:value="-14.49">
                <text:p>-14.4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34.800002">
                <text:p>-34.800002</text:p>
              </table:table-cell>
              <table:table-cell office:value-type="float" office:value="-20.9475">
                <text:p>-20.947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30.600002">
                <text:p>-30.600002</text:p>
              </table:table-cell>
              <table:table-cell office:value-type="float" office:value="-28.665">
                <text:p>-28.66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20.100001">
                <text:p>-20.100001</text:p>
              </table:table-cell>
              <table:table-cell office:value-type="float" office:value="-36.38250105">
                <text:p>-36.3825010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13.800001">
                <text:p>-13.800001</text:p>
              </table:table-cell>
              <table:table-cell office:value-type="float" office:value="-38.27250105">
                <text:p>-38.2725010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13.200001">
                <text:p>-13.200001</text:p>
              </table:table-cell>
              <table:table-cell office:value-type="float" office:value="-38.58750105">
                <text:p>-38.5875010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4.650001">
                <text:p>-4.650001</text:p>
              </table:table-cell>
              <table:table-cell office:value-type="float" office:value="-40.79250105">
                <text:p>-40.7925010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.2">
                <text:p>4.2</text:p>
              </table:table-cell>
              <table:table-cell office:value-type="float" office:value="-40.16250105">
                <text:p>-40.1625010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1.55">
                <text:p>11.55</text:p>
              </table:table-cell>
              <table:table-cell office:value-type="float" office:value="-39.21750105">
                <text:p>-39.2175010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0.1">
                <text:p>20.1</text:p>
              </table:table-cell>
              <table:table-cell office:value-type="float" office:value="-34.96500105">
                <text:p>-34.9650010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7.300001">
                <text:p>27.300001</text:p>
              </table:table-cell>
              <table:table-cell office:value-type="float" office:value="-30.0825">
                <text:p>-30.082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0.600001">
                <text:p>30.600001</text:p>
              </table:table-cell>
              <table:table-cell office:value-type="float" office:value="-25.0425">
                <text:p>-25.042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2.550001">
                <text:p>32.550001</text:p>
              </table:table-cell>
              <table:table-cell office:value-type="float" office:value="-19.845">
                <text:p>-19.84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5.850001">
                <text:p>35.850001</text:p>
              </table:table-cell>
              <table:table-cell office:value-type="float" office:value="-17.01">
                <text:p>-17.0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7.950001">
                <text:p>37.950001</text:p>
              </table:table-cell>
              <table:table-cell office:value-type="float" office:value="-11.1825">
                <text:p>-11.182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8.700001">
                <text:p>38.700001</text:p>
              </table:table-cell>
              <table:table-cell office:value-type="float" office:value="0.315001050000002">
                <text:p>0.31500105000000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7.650001">
                <text:p>37.650001</text:p>
              </table:table-cell>
              <table:table-cell office:value-type="float" office:value="8.34750105">
                <text:p>8.3475010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3.900001">
                <text:p>33.900001</text:p>
              </table:table-cell>
              <table:table-cell office:value-type="float" office:value="19.05750105">
                <text:p>19.0575010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8.950001">
                <text:p>28.950001</text:p>
              </table:table-cell>
              <table:table-cell office:value-type="float" office:value="25.8300021">
                <text:p>25.830002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4">
                <text:p>24</text:p>
              </table:table-cell>
              <table:table-cell office:value-type="float" office:value="30.8700021">
                <text:p>30.870002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5.3">
                <text:p>15.3</text:p>
              </table:table-cell>
              <table:table-cell office:value-type="float" office:value="35.7525021">
                <text:p>35.752502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6.15">
                <text:p>6.15</text:p>
              </table:table-cell>
              <table:table-cell office:value-type="float" office:value="38.2725021">
                <text:p>38.272502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3.000001">
                <text:p>-3.000001</text:p>
              </table:table-cell>
              <table:table-cell office:value-type="float" office:value="39.8475021">
                <text:p>39.847502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7.950001">
                <text:p>-7.950001</text:p>
              </table:table-cell>
              <table:table-cell office:value-type="float" office:value="39.0600021">
                <text:p>39.060002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14.400001">
                <text:p>-14.400001</text:p>
              </table:table-cell>
              <table:table-cell office:value-type="float" office:value="37.9575021">
                <text:p>37.957502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22.350001">
                <text:p>-22.350001</text:p>
              </table:table-cell>
              <table:table-cell office:value-type="float" office:value="34.8075021">
                <text:p>34.807502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30.150002">
                <text:p>-30.150002</text:p>
              </table:table-cell>
              <table:table-cell office:value-type="float" office:value="28.8225021">
                <text:p>28.822502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34.950002">
                <text:p>-34.950002</text:p>
              </table:table-cell>
              <table:table-cell office:value-type="float" office:value="21.5775021">
                <text:p>21.577502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38.100002">
                <text:p>-38.100002</text:p>
              </table:table-cell>
              <table:table-cell office:value-type="float" office:value="10.86750105">
                <text:p>10.8675010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38.400002">
                <text:p>-38.400002</text:p>
              </table:table-cell>
              <table:table-cell office:value-type="float" office:value="8.97750105">
                <text:p>8.9775010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31.200002">
                <text:p>-31.200002</text:p>
              </table:table-cell>
              <table:table-cell office:value-type="float" office:value="25.5150021">
                <text:p>25.515002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23.700001">
                <text:p>-23.700001</text:p>
              </table:table-cell>
              <table:table-cell office:value-type="float" office:value="32.4450021">
                <text:p>32.445002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13.500001">
                <text:p>-13.500001</text:p>
              </table:table-cell>
              <table:table-cell office:value-type="float" office:value="37.1700021">
                <text:p>37.170002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5.7">
                <text:p>5.7</text:p>
              </table:table-cell>
              <table:table-cell office:value-type="float" office:value="39.5325021">
                <text:p>39.532502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0.7">
                <text:p>20.7</text:p>
              </table:table-cell>
              <table:table-cell office:value-type="float" office:value="34.1775021">
                <text:p>34.177502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7.900001">
                <text:p>27.900001</text:p>
              </table:table-cell>
              <table:table-cell office:value-type="float" office:value="28.0350021">
                <text:p>28.035002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4.200001">
                <text:p>34.200001</text:p>
              </table:table-cell>
              <table:table-cell office:value-type="float" office:value="19.68750105">
                <text:p>19.6875010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8.550001">
                <text:p>38.550001</text:p>
              </table:table-cell>
              <table:table-cell office:value-type="float" office:value="9.29250105">
                <text:p>9.2925010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9.750001">
                <text:p>39.750001</text:p>
              </table:table-cell>
              <table:table-cell office:value-type="float" office:value="-0.62999895">
                <text:p>-0.6299989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8.100001">
                <text:p>38.100001</text:p>
              </table:table-cell>
              <table:table-cell office:value-type="float" office:value="-10.395">
                <text:p>-10.39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3.900001">
                <text:p>33.900001</text:p>
              </table:table-cell>
              <table:table-cell office:value-type="float" office:value="-22.5225">
                <text:p>-22.522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8.950001">
                <text:p>28.950001</text:p>
              </table:table-cell>
              <table:table-cell office:value-type="float" office:value="-30.0825">
                <text:p>-30.082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.5">
                <text:p>22.5</text:p>
              </table:table-cell>
              <table:table-cell office:value-type="float" office:value="-34.49250105">
                <text:p>-34.4925010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8.950001">
                <text:p>28.950001</text:p>
              </table:table-cell>
              <table:table-cell office:value-type="float" office:value="-27.8775">
                <text:p>-27.877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5.700001">
                <text:p>35.700001</text:p>
              </table:table-cell>
              <table:table-cell office:value-type="float" office:value="-19.0575">
                <text:p>-19.057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9.300001">
                <text:p>39.300001</text:p>
              </table:table-cell>
              <table:table-cell office:value-type="float" office:value="-3.14999895">
                <text:p>-3.1499989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7.050001">
                <text:p>37.050001</text:p>
              </table:table-cell>
              <table:table-cell office:value-type="float" office:value="13.38750105">
                <text:p>13.3875010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5.400001">
                <text:p>35.400001</text:p>
              </table:table-cell>
              <table:table-cell office:value-type="float" office:value="17.95500105">
                <text:p>17.9550010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7.600001">
                <text:p>27.600001</text:p>
              </table:table-cell>
              <table:table-cell office:value-type="float" office:value="28.5075021">
                <text:p>28.507502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6.5">
                <text:p>16.5</text:p>
              </table:table-cell>
              <table:table-cell office:value-type="float" office:value="35.7525021">
                <text:p>35.752502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.8">
                <text:p>1.8</text:p>
              </table:table-cell>
              <table:table-cell office:value-type="float" office:value="39.6900021">
                <text:p>39.690002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7.050001">
                <text:p>-7.050001</text:p>
              </table:table-cell>
              <table:table-cell office:value-type="float" office:value="39.2175021">
                <text:p>39.217502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16.050001">
                <text:p>-16.050001</text:p>
              </table:table-cell>
              <table:table-cell office:value-type="float" office:value="35.9100021">
                <text:p>35.910002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25.500001">
                <text:p>-25.500001</text:p>
              </table:table-cell>
              <table:table-cell office:value-type="float" office:value="31.5000021">
                <text:p>31.500002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30.000002">
                <text:p>-30.000002</text:p>
              </table:table-cell>
              <table:table-cell office:value-type="float" office:value="26.4600021">
                <text:p>26.460002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30.000002">
                <text:p>-30.000002</text:p>
              </table:table-cell>
              <table:table-cell office:value-type="float" office:value="25.9875021">
                <text:p>25.987502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30.000002">
                <text:p>-30.000002</text:p>
              </table:table-cell>
              <table:table-cell office:value-type="float" office:value="26.6175021">
                <text:p>26.617502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31.650002">
                <text:p>-31.650002</text:p>
              </table:table-cell>
              <table:table-cell office:value-type="float" office:value="24.7275021">
                <text:p>24.727502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32.400002">
                <text:p>-32.400002</text:p>
              </table:table-cell>
              <table:table-cell office:value-type="float" office:value="22.5225021">
                <text:p>22.522502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34.200002">
                <text:p>-34.200002</text:p>
              </table:table-cell>
              <table:table-cell office:value-type="float" office:value="20.63250105">
                <text:p>20.6325010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36.450002">
                <text:p>-36.450002</text:p>
              </table:table-cell>
              <table:table-cell office:value-type="float" office:value="17.32500105">
                <text:p>17.3250010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37.800002">
                <text:p>-37.800002</text:p>
              </table:table-cell>
              <table:table-cell office:value-type="float" office:value="13.23000105">
                <text:p>13.2300010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38.550002">
                <text:p>-38.550002</text:p>
              </table:table-cell>
              <table:table-cell office:value-type="float" office:value="9.76500105">
                <text:p>9.7650010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37.800002">
                <text:p>-37.800002</text:p>
              </table:table-cell>
              <table:table-cell office:value-type="float" office:value="9.29250105">
                <text:p>9.2925010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36.600002">
                <text:p>-36.600002</text:p>
              </table:table-cell>
              <table:table-cell office:value-type="float" office:value="14.17500105">
                <text:p>14.1750010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34.050002">
                <text:p>-34.050002</text:p>
              </table:table-cell>
              <table:table-cell office:value-type="float" office:value="19.68750105">
                <text:p>19.6875010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31.350002">
                <text:p>-31.350002</text:p>
              </table:table-cell>
              <table:table-cell office:value-type="float" office:value="23.6250021">
                <text:p>23.625002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29.100002">
                <text:p>-29.100002</text:p>
              </table:table-cell>
              <table:table-cell office:value-type="float" office:value="26.6175021">
                <text:p>26.617502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22.650001">
                <text:p>-22.650001</text:p>
              </table:table-cell>
              <table:table-cell office:value-type="float" office:value="32.4450021">
                <text:p>32.445002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-20.550001">
                <text:p>-20.550001</text:p>
              </table:table-cell>
              <table:table-cell office:value-type="float" office:value="34.4925021">
                <text:p>34.492502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-23.550001">
                <text:p>-23.550001</text:p>
              </table:table-cell>
              <table:table-cell office:value-type="float" office:value="31.8150021">
                <text:p>31.815002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26.400002">
                <text:p>-26.400002</text:p>
              </table:table-cell>
              <table:table-cell office:value-type="float" office:value="29.1375021">
                <text:p>29.137502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29.250002">
                <text:p>-29.250002</text:p>
              </table:table-cell>
              <table:table-cell office:value-type="float" office:value="26.6175021">
                <text:p>26.617502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31.050002">
                <text:p>-31.050002</text:p>
              </table:table-cell>
              <table:table-cell office:value-type="float" office:value="25.2000021">
                <text:p>25.200002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-32.250002">
                <text:p>-32.250002</text:p>
              </table:table-cell>
              <table:table-cell office:value-type="float" office:value="22.0500021">
                <text:p>22.050002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-35.400002">
                <text:p>-35.400002</text:p>
              </table:table-cell>
              <table:table-cell office:value-type="float" office:value="17.01000105">
                <text:p>17.0100010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-37.350002">
                <text:p>-37.350002</text:p>
              </table:table-cell>
              <table:table-cell office:value-type="float" office:value="13.54500105">
                <text:p>13.5450010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-37.350002">
                <text:p>-37.350002</text:p>
              </table:table-cell>
              <table:table-cell office:value-type="float" office:value="11.34000105">
                <text:p>11.3400010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-36.150002">
                <text:p>-36.150002</text:p>
              </table:table-cell>
              <table:table-cell office:value-type="float" office:value="13.38750105">
                <text:p>13.3875010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-35.400002">
                <text:p>-35.400002</text:p>
              </table:table-cell>
              <table:table-cell office:value-type="float" office:value="16.38000105">
                <text:p>16.3800010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-32.250002">
                <text:p>-32.250002</text:p>
              </table:table-cell>
              <table:table-cell office:value-type="float" office:value="22.2075021">
                <text:p>22.207502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-27.600002">
                <text:p>-27.600002</text:p>
              </table:table-cell>
              <table:table-cell office:value-type="float" office:value="28.0350021">
                <text:p>28.035002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-23.700001">
                <text:p>-23.700001</text:p>
              </table:table-cell>
              <table:table-cell office:value-type="float" office:value="31.8150021">
                <text:p>31.815002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19.800001">
                <text:p>-19.800001</text:p>
              </table:table-cell>
              <table:table-cell office:value-type="float" office:value="34.4925021">
                <text:p>34.492502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-23.550001">
                <text:p>-23.550001</text:p>
              </table:table-cell>
              <table:table-cell office:value-type="float" office:value="32.6025021">
                <text:p>32.602502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-28.950002">
                <text:p>-28.950002</text:p>
              </table:table-cell>
              <table:table-cell office:value-type="float" office:value="28.0350021">
                <text:p>28.035002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-32.700002">
                <text:p>-32.700002</text:p>
              </table:table-cell>
              <table:table-cell office:value-type="float" office:value="23.1525021">
                <text:p>23.152502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36.750002">
                <text:p>-36.750002</text:p>
              </table:table-cell>
              <table:table-cell office:value-type="float" office:value="15.43500105">
                <text:p>15.4350010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37.950002">
                <text:p>-37.950002</text:p>
              </table:table-cell>
              <table:table-cell office:value-type="float" office:value="10.39500105">
                <text:p>10.3950010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37.650002">
                <text:p>-37.650002</text:p>
              </table:table-cell>
              <table:table-cell office:value-type="float" office:value="11.65500105">
                <text:p>11.6550010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-36.150002">
                <text:p>-36.150002</text:p>
              </table:table-cell>
              <table:table-cell office:value-type="float" office:value="14.17500105">
                <text:p>14.1750010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-33.150002">
                <text:p>-33.150002</text:p>
              </table:table-cell>
              <table:table-cell office:value-type="float" office:value="20.9475021">
                <text:p>20.947502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-27.750002">
                <text:p>-27.750002</text:p>
              </table:table-cell>
              <table:table-cell office:value-type="float" office:value="28.5075021">
                <text:p>28.507502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-23.550001">
                <text:p>-23.550001</text:p>
              </table:table-cell>
              <table:table-cell office:value-type="float" office:value="32.1300021">
                <text:p>32.130002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20.850001">
                <text:p>-20.850001</text:p>
              </table:table-cell>
              <table:table-cell office:value-type="float" office:value="33.3900021">
                <text:p>33.390002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-23.700001">
                <text:p>-23.700001</text:p>
              </table:table-cell>
              <table:table-cell office:value-type="float" office:value="31.9725021">
                <text:p>31.972502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-27.000002">
                <text:p>-27.000002</text:p>
              </table:table-cell>
              <table:table-cell office:value-type="float" office:value="30.3975021">
                <text:p>30.397502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-28.800002">
                <text:p>-28.800002</text:p>
              </table:table-cell>
              <table:table-cell office:value-type="float" office:value="28.1925021">
                <text:p>28.192502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-32.700002">
                <text:p>-32.700002</text:p>
              </table:table-cell>
              <table:table-cell office:value-type="float" office:value="22.0500021">
                <text:p>22.050002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35.550002">
                <text:p>-35.550002</text:p>
              </table:table-cell>
              <table:table-cell office:value-type="float" office:value="17.48250105">
                <text:p>17.4825010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-38.400002">
                <text:p>-38.400002</text:p>
              </table:table-cell>
              <table:table-cell office:value-type="float" office:value="11.02500105">
                <text:p>11.0250010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-38.250002">
                <text:p>-38.250002</text:p>
              </table:table-cell>
              <table:table-cell office:value-type="float" office:value="9.13500105">
                <text:p>9.1350010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-37.650002">
                <text:p>-37.650002</text:p>
              </table:table-cell>
              <table:table-cell office:value-type="float" office:value="11.49750105">
                <text:p>11.4975010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-35.700002">
                <text:p>-35.700002</text:p>
              </table:table-cell>
              <table:table-cell office:value-type="float" office:value="15.75000105">
                <text:p>15.7500010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-33.450002">
                <text:p>-33.450002</text:p>
              </table:table-cell>
              <table:table-cell office:value-type="float" office:value="21.1050021">
                <text:p>21.105002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-31.350002">
                <text:p>-31.350002</text:p>
              </table:table-cell>
              <table:table-cell office:value-type="float" office:value="24.7275021">
                <text:p>24.727502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-27.000002">
                <text:p>-27.000002</text:p>
              </table:table-cell>
              <table:table-cell office:value-type="float" office:value="28.5075021">
                <text:p>28.507502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-21.150001">
                <text:p>-21.150001</text:p>
              </table:table-cell>
              <table:table-cell office:value-type="float" office:value="34.1775021">
                <text:p>34.177502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-12.900001">
                <text:p>-12.900001</text:p>
              </table:table-cell>
              <table:table-cell office:value-type="float" office:value="37.8000021">
                <text:p>37.800002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-6.750001">
                <text:p>-6.750001</text:p>
              </table:table-cell>
              <table:table-cell office:value-type="float" office:value="39.3750021">
                <text:p>39.375002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300000000000001">
                <text:p>0.300000000000001</text:p>
              </table:table-cell>
              <table:table-cell office:value-type="float" office:value="39.2175021">
                <text:p>39.217502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.35">
                <text:p>1.35</text:p>
              </table:table-cell>
              <table:table-cell office:value-type="float" office:value="40.3200021">
                <text:p>40.320002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4.2">
                <text:p>4.2</text:p>
              </table:table-cell>
              <table:table-cell office:value-type="float" office:value="40.3200021">
                <text:p>40.320002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5.25">
                <text:p>5.25</text:p>
              </table:table-cell>
              <table:table-cell office:value-type="float" office:value="39.8475021">
                <text:p>39.847502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1.4">
                <text:p>11.4</text:p>
              </table:table-cell>
              <table:table-cell office:value-type="float" office:value="38.1150021">
                <text:p>38.115002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5.9">
                <text:p>15.9</text:p>
              </table:table-cell>
              <table:table-cell office:value-type="float" office:value="37.4850021">
                <text:p>37.485002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5.45">
                <text:p>15.45</text:p>
              </table:table-cell>
              <table:table-cell office:value-type="float" office:value="36.6975021">
                <text:p>36.697502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5.45">
                <text:p>15.45</text:p>
              </table:table-cell>
              <table:table-cell office:value-type="float" office:value="36.2250021">
                <text:p>36.225002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2.8">
                <text:p>22.8</text:p>
              </table:table-cell>
              <table:table-cell office:value-type="float" office:value="32.7600021">
                <text:p>32.760002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.900001">
                <text:p>30.900001</text:p>
              </table:table-cell>
              <table:table-cell office:value-type="float" office:value="26.1450021">
                <text:p>26.145002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7.650001">
                <text:p>37.650001</text:p>
              </table:table-cell>
              <table:table-cell office:value-type="float" office:value="13.86000105">
                <text:p>13.8600010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9.450001">
                <text:p>39.450001</text:p>
              </table:table-cell>
              <table:table-cell office:value-type="float" office:value="4.09500105">
                <text:p>4.0950010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9.600001">
                <text:p>39.600001</text:p>
              </table:table-cell>
              <table:table-cell office:value-type="float" office:value="-7.0875">
                <text:p>-7.087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7.050001">
                <text:p>37.050001</text:p>
              </table:table-cell>
              <table:table-cell office:value-type="float" office:value="-16.5375">
                <text:p>-16.537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2.550001">
                <text:p>32.550001</text:p>
              </table:table-cell>
              <table:table-cell office:value-type="float" office:value="-25.0425">
                <text:p>-25.042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.600001">
                <text:p>30.600001</text:p>
              </table:table-cell>
              <table:table-cell office:value-type="float" office:value="-26.3025">
                <text:p>-26.302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4.200001">
                <text:p>34.200001</text:p>
              </table:table-cell>
              <table:table-cell office:value-type="float" office:value="-21.735">
                <text:p>-21.73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4.200001">
                <text:p>34.200001</text:p>
              </table:table-cell>
              <table:table-cell office:value-type="float" office:value="-20.9475">
                <text:p>-20.947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3.900001">
                <text:p>33.900001</text:p>
              </table:table-cell>
              <table:table-cell office:value-type="float" office:value="-20.6325">
                <text:p>-20.632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4.350001">
                <text:p>34.350001</text:p>
              </table:table-cell>
              <table:table-cell office:value-type="float" office:value="-20.79">
                <text:p>-20.7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6.2$MacOSX_X86_64 LibreOffice_project/684e730861356e74889dfe6dbddd3562aae2e6ad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5.194cm" svg:height="9cm" xlink:href=".." xlink:type="simple" chart:class="chart:scatter" chart:style-name="ch1">
        <chart:plot-area chart:style-name="ch2" table:cell-range-address="calib.R2:calib.R313 calib.T1:calib.T313" chart:data-source-has-labels="row" svg:x="0.303cm" svg:y="0.18cm" svg:width="14.588cm" svg:height="8.64cm">
          <chartooo:coordinate-region svg:x="0.567cm" svg:y="0.377cm" svg:width="14.119cm" svg:height="8.247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calib.T2:calib.T313" chart:label-cell-address="calib.T1:calib.T1" chart:class="chart:scatter">
            <chart:domain table:cell-range-address="calib.R2:calib.R313"/>
            <chart:data-point chart:repeated="312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R</text:p>
              </table:table-cell>
              <table:table-cell office:value-type="string">
                <text:p>new MagZ</text:p>
                <draw:g>
                  <svg:desc>calib.T1:calib.T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1.9">
                <text:p>21.9</text:p>
                <draw:g>
                  <svg:desc>calib.R2:calib.R313</svg:desc>
                </draw:g>
              </table:table-cell>
              <table:table-cell office:value-type="float" office:value="-1.150002">
                <text:p>-1.150002</text:p>
                <draw:g>
                  <svg:desc>calib.T2:calib.T3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1.75">
                <text:p>21.75</text:p>
              </table:table-cell>
              <table:table-cell office:value-type="float" office:value="-1.600002">
                <text:p>-1.6000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3.7">
                <text:p>23.7</text:p>
              </table:table-cell>
              <table:table-cell office:value-type="float" office:value="-1.300002">
                <text:p>-1.3000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3.85">
                <text:p>23.85</text:p>
              </table:table-cell>
              <table:table-cell office:value-type="float" office:value="-1.300002">
                <text:p>-1.3000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.500001">
                <text:p>25.500001</text:p>
              </table:table-cell>
              <table:table-cell office:value-type="float" office:value="-1.300002">
                <text:p>-1.3000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.950001">
                <text:p>25.950001</text:p>
              </table:table-cell>
              <table:table-cell office:value-type="float" office:value="-1.600002">
                <text:p>-1.6000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6.850001">
                <text:p>26.850001</text:p>
              </table:table-cell>
              <table:table-cell office:value-type="float" office:value="-2.050002">
                <text:p>-2.0500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9.850001">
                <text:p>29.850001</text:p>
              </table:table-cell>
              <table:table-cell office:value-type="float" office:value="-2.350002">
                <text:p>-2.3500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.700001">
                <text:p>32.700001</text:p>
              </table:table-cell>
              <table:table-cell office:value-type="float" office:value="-2.500002">
                <text:p>-2.5000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3.900001">
                <text:p>33.900001</text:p>
              </table:table-cell>
              <table:table-cell office:value-type="float" office:value="-2.800002">
                <text:p>-2.8000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4.950001">
                <text:p>34.950001</text:p>
              </table:table-cell>
              <table:table-cell office:value-type="float" office:value="-3.400002">
                <text:p>-3.4000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.000001">
                <text:p>36.000001</text:p>
              </table:table-cell>
              <table:table-cell office:value-type="float" office:value="-2.950002">
                <text:p>-2.9500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7.350001">
                <text:p>37.350001</text:p>
              </table:table-cell>
              <table:table-cell office:value-type="float" office:value="-3.100002">
                <text:p>-3.1000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7.950001">
                <text:p>37.950001</text:p>
              </table:table-cell>
              <table:table-cell office:value-type="float" office:value="-3.100002">
                <text:p>-3.1000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7.350001">
                <text:p>37.350001</text:p>
              </table:table-cell>
              <table:table-cell office:value-type="float" office:value="-3.250002">
                <text:p>-3.25000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7.050001">
                <text:p>37.050001</text:p>
              </table:table-cell>
              <table:table-cell office:value-type="float" office:value="-3.100002">
                <text:p>-3.1000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7.650001">
                <text:p>37.650001</text:p>
              </table:table-cell>
              <table:table-cell office:value-type="float" office:value="-3.100002">
                <text:p>-3.1000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6.600001">
                <text:p>36.600001</text:p>
              </table:table-cell>
              <table:table-cell office:value-type="float" office:value="-3.100002">
                <text:p>-3.10000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7.650001">
                <text:p>37.650001</text:p>
              </table:table-cell>
              <table:table-cell office:value-type="float" office:value="-3.550002">
                <text:p>-3.55000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8.250001">
                <text:p>38.250001</text:p>
              </table:table-cell>
              <table:table-cell office:value-type="float" office:value="-3.250002">
                <text:p>-3.2500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7.500001">
                <text:p>37.500001</text:p>
              </table:table-cell>
              <table:table-cell office:value-type="float" office:value="-2.800002">
                <text:p>-2.80000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1.650001">
                <text:p>31.650001</text:p>
              </table:table-cell>
              <table:table-cell office:value-type="float" office:value="-2.050002">
                <text:p>-2.0500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5.650001">
                <text:p>25.650001</text:p>
              </table:table-cell>
              <table:table-cell office:value-type="float" office:value="-1.750002">
                <text:p>-1.75000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7.4">
                <text:p>17.4</text:p>
              </table:table-cell>
              <table:table-cell office:value-type="float" office:value="-1.300002">
                <text:p>-1.30000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">
                <text:p>6</text:p>
              </table:table-cell>
              <table:table-cell office:value-type="float" office:value="-0.100002000000003">
                <text:p>-0.10000200000000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5.850001">
                <text:p>-5.850001</text:p>
              </table:table-cell>
              <table:table-cell office:value-type="float" office:value="1.399998">
                <text:p>1.39999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4.400001">
                <text:p>-14.400001</text:p>
              </table:table-cell>
              <table:table-cell office:value-type="float" office:value="1.399998">
                <text:p>1.39999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21.900001">
                <text:p>-21.900001</text:p>
              </table:table-cell>
              <table:table-cell office:value-type="float" office:value="1.699998">
                <text:p>1.69999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28.200002">
                <text:p>-28.200002</text:p>
              </table:table-cell>
              <table:table-cell office:value-type="float" office:value="1.399998">
                <text:p>1.39999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36.300002">
                <text:p>-36.300002</text:p>
              </table:table-cell>
              <table:table-cell office:value-type="float" office:value="2.149998">
                <text:p>2.14999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40.350002">
                <text:p>-40.350002</text:p>
              </table:table-cell>
              <table:table-cell office:value-type="float" office:value="2.749998">
                <text:p>2.74999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40.950002">
                <text:p>-40.950002</text:p>
              </table:table-cell>
              <table:table-cell office:value-type="float" office:value="2.599998">
                <text:p>2.59999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38.850002">
                <text:p>-38.850002</text:p>
              </table:table-cell>
              <table:table-cell office:value-type="float" office:value="2.449998">
                <text:p>2.44999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33.150002">
                <text:p>-33.150002</text:p>
              </table:table-cell>
              <table:table-cell office:value-type="float" office:value="2.149998">
                <text:p>2.14999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8.450001">
                <text:p>-18.450001</text:p>
              </table:table-cell>
              <table:table-cell office:value-type="float" office:value="-0.850002000000004">
                <text:p>-0.85000200000000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.650001">
                <text:p>-1.650001</text:p>
              </table:table-cell>
              <table:table-cell office:value-type="float" office:value="-1.600002">
                <text:p>-1.60000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7">
                <text:p>2.7</text:p>
              </table:table-cell>
              <table:table-cell office:value-type="float" office:value="-0.550001999999999">
                <text:p>-0.55000199999999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.15">
                <text:p>15.15</text:p>
              </table:table-cell>
              <table:table-cell office:value-type="float" office:value="-1.450002">
                <text:p>-1.45000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1.45">
                <text:p>21.45</text:p>
              </table:table-cell>
              <table:table-cell office:value-type="float" office:value="-2.500002">
                <text:p>-2.50000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8.500001">
                <text:p>28.500001</text:p>
              </table:table-cell>
              <table:table-cell office:value-type="float" office:value="-2.950002">
                <text:p>-2.95000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2.400001">
                <text:p>32.400001</text:p>
              </table:table-cell>
              <table:table-cell office:value-type="float" office:value="-2.950002">
                <text:p>-2.95000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6.000001">
                <text:p>36.000001</text:p>
              </table:table-cell>
              <table:table-cell office:value-type="float" office:value="-3.550002">
                <text:p>-3.55000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6.450001">
                <text:p>36.450001</text:p>
              </table:table-cell>
              <table:table-cell office:value-type="float" office:value="-3.550002">
                <text:p>-3.55000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3.000001">
                <text:p>33.000001</text:p>
              </table:table-cell>
              <table:table-cell office:value-type="float" office:value="-3.100002">
                <text:p>-3.10000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8.950001">
                <text:p>28.950001</text:p>
              </table:table-cell>
              <table:table-cell office:value-type="float" office:value="-2.350002">
                <text:p>-2.35000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1.9">
                <text:p>21.9</text:p>
              </table:table-cell>
              <table:table-cell office:value-type="float" office:value="-1.750002">
                <text:p>-1.75000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2.5">
                <text:p>22.5</text:p>
              </table:table-cell>
              <table:table-cell office:value-type="float" office:value="-1.750002">
                <text:p>-1.75000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2.550001">
                <text:p>32.550001</text:p>
              </table:table-cell>
              <table:table-cell office:value-type="float" office:value="-2.800002">
                <text:p>-2.80000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7.050001">
                <text:p>37.050001</text:p>
              </table:table-cell>
              <table:table-cell office:value-type="float" office:value="-2.800002">
                <text:p>-2.80000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7.800001">
                <text:p>37.800001</text:p>
              </table:table-cell>
              <table:table-cell office:value-type="float" office:value="-3.100002">
                <text:p>-3.10000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9.850001">
                <text:p>29.850001</text:p>
              </table:table-cell>
              <table:table-cell office:value-type="float" office:value="-2.950002">
                <text:p>-2.95000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2">
                <text:p>12</text:p>
              </table:table-cell>
              <table:table-cell office:value-type="float" office:value="-1.600002">
                <text:p>-1.60000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2.400001">
                <text:p>-2.400001</text:p>
              </table:table-cell>
              <table:table-cell office:value-type="float" office:value="-0.550001999999999">
                <text:p>-0.55000199999999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16.350001">
                <text:p>-16.350001</text:p>
              </table:table-cell>
              <table:table-cell office:value-type="float" office:value="0.199998000000001">
                <text:p>0.19999800000000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34.200002">
                <text:p>-34.200002</text:p>
              </table:table-cell>
              <table:table-cell office:value-type="float" office:value="1.249998">
                <text:p>1.24999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37.500002">
                <text:p>-37.500002</text:p>
              </table:table-cell>
              <table:table-cell office:value-type="float" office:value="1.849998">
                <text:p>1.84999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37.500002">
                <text:p>-37.500002</text:p>
              </table:table-cell>
              <table:table-cell office:value-type="float" office:value="1.849998">
                <text:p>1.84999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32.100002">
                <text:p>-32.100002</text:p>
              </table:table-cell>
              <table:table-cell office:value-type="float" office:value="2.899998">
                <text:p>2.89999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20.250001">
                <text:p>-20.250001</text:p>
              </table:table-cell>
              <table:table-cell office:value-type="float" office:value="1.849998">
                <text:p>1.84999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.499997999999998">
                <text:p>0.49999799999999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1.75">
                <text:p>21.75</text:p>
              </table:table-cell>
              <table:table-cell office:value-type="float" office:value="-1.900002">
                <text:p>-1.90000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2.850001">
                <text:p>32.850001</text:p>
              </table:table-cell>
              <table:table-cell office:value-type="float" office:value="-3.100002">
                <text:p>-3.10000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8.700001">
                <text:p>38.700001</text:p>
              </table:table-cell>
              <table:table-cell office:value-type="float" office:value="-2.350002">
                <text:p>-2.35000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7.200001">
                <text:p>37.200001</text:p>
              </table:table-cell>
              <table:table-cell office:value-type="float" office:value="-2.200002">
                <text:p>-2.20000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5.700001">
                <text:p>35.700001</text:p>
              </table:table-cell>
              <table:table-cell office:value-type="float" office:value="-2.050002">
                <text:p>-2.05000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0.600001">
                <text:p>30.600001</text:p>
              </table:table-cell>
              <table:table-cell office:value-type="float" office:value="-1.750002">
                <text:p>-1.75000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7.25">
                <text:p>17.25</text:p>
              </table:table-cell>
              <table:table-cell office:value-type="float" office:value="-1.450002">
                <text:p>-1.45000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3.300001">
                <text:p>-3.300001</text:p>
              </table:table-cell>
              <table:table-cell office:value-type="float" office:value="-0.400002000000001">
                <text:p>-0.40000200000000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23.550001">
                <text:p>-23.550001</text:p>
              </table:table-cell>
              <table:table-cell office:value-type="float" office:value="1.549998">
                <text:p>1.54999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23.400001">
                <text:p>-23.400001</text:p>
              </table:table-cell>
              <table:table-cell office:value-type="float" office:value="1.399998">
                <text:p>1.39999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15">
                <text:p>-0.15</text:p>
              </table:table-cell>
              <table:table-cell office:value-type="float" office:value="-0.400002000000001">
                <text:p>-0.40000200000000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9.65">
                <text:p>19.65</text:p>
              </table:table-cell>
              <table:table-cell office:value-type="float" office:value="-1.450002">
                <text:p>-1.45000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1.800001">
                <text:p>31.800001</text:p>
              </table:table-cell>
              <table:table-cell office:value-type="float" office:value="-2.050002">
                <text:p>-2.05000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6.000001">
                <text:p>36.000001</text:p>
              </table:table-cell>
              <table:table-cell office:value-type="float" office:value="-3.100002">
                <text:p>-3.10000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6.600001">
                <text:p>36.600001</text:p>
              </table:table-cell>
              <table:table-cell office:value-type="float" office:value="-2.800002">
                <text:p>-2.80000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4.800001">
                <text:p>34.800001</text:p>
              </table:table-cell>
              <table:table-cell office:value-type="float" office:value="-2.650002">
                <text:p>-2.65000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4.200001">
                <text:p>34.200001</text:p>
              </table:table-cell>
              <table:table-cell office:value-type="float" office:value="-2.500002">
                <text:p>-2.50000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2.100001">
                <text:p>32.100001</text:p>
              </table:table-cell>
              <table:table-cell office:value-type="float" office:value="-2.500002">
                <text:p>-2.50000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0.300001">
                <text:p>30.300001</text:p>
              </table:table-cell>
              <table:table-cell office:value-type="float" office:value="-2.650002">
                <text:p>-2.65000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8.800001">
                <text:p>28.800001</text:p>
              </table:table-cell>
              <table:table-cell office:value-type="float" office:value="-1.900002">
                <text:p>-1.90000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3.300001">
                <text:p>33.300001</text:p>
              </table:table-cell>
              <table:table-cell office:value-type="float" office:value="-2.200002">
                <text:p>-2.20000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3.750001">
                <text:p>33.750001</text:p>
              </table:table-cell>
              <table:table-cell office:value-type="float" office:value="-2.500002">
                <text:p>-2.50000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4.350001">
                <text:p>34.350001</text:p>
              </table:table-cell>
              <table:table-cell office:value-type="float" office:value="-2.650002">
                <text:p>-2.65000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4.050001">
                <text:p>34.050001</text:p>
              </table:table-cell>
              <table:table-cell office:value-type="float" office:value="-2.350002">
                <text:p>-2.35000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4.500001">
                <text:p>34.500001</text:p>
              </table:table-cell>
              <table:table-cell office:value-type="float" office:value="-2.800002">
                <text:p>-2.80000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4.500001">
                <text:p>34.500001</text:p>
              </table:table-cell>
              <table:table-cell office:value-type="float" office:value="-2.350002">
                <text:p>-2.35000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4.350001">
                <text:p>34.350001</text:p>
              </table:table-cell>
              <table:table-cell office:value-type="float" office:value="-2.500002">
                <text:p>-2.50000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4.800001">
                <text:p>34.800001</text:p>
              </table:table-cell>
              <table:table-cell office:value-type="float" office:value="-2.500002">
                <text:p>-2.50000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5.250001">
                <text:p>35.250001</text:p>
              </table:table-cell>
              <table:table-cell office:value-type="float" office:value="-2.950002">
                <text:p>-2.95000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5.250001">
                <text:p>35.250001</text:p>
              </table:table-cell>
              <table:table-cell office:value-type="float" office:value="-2.050002">
                <text:p>-2.05000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5.400001">
                <text:p>35.400001</text:p>
              </table:table-cell>
              <table:table-cell office:value-type="float" office:value="-2.500002">
                <text:p>-2.50000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3.900001">
                <text:p>33.900001</text:p>
              </table:table-cell>
              <table:table-cell office:value-type="float" office:value="-2.050002">
                <text:p>-2.05000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3.150001">
                <text:p>33.150001</text:p>
              </table:table-cell>
              <table:table-cell office:value-type="float" office:value="-2.200002">
                <text:p>-2.20000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0.450001">
                <text:p>30.450001</text:p>
              </table:table-cell>
              <table:table-cell office:value-type="float" office:value="-1.600002">
                <text:p>-1.60000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7.600001">
                <text:p>27.600001</text:p>
              </table:table-cell>
              <table:table-cell office:value-type="float" office:value="-1.450002">
                <text:p>-1.45000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4">
                <text:p>24</text:p>
              </table:table-cell>
              <table:table-cell office:value-type="float" office:value="-1.450002">
                <text:p>-1.45000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.95">
                <text:p>19.95</text:p>
              </table:table-cell>
              <table:table-cell office:value-type="float" office:value="-1.750002">
                <text:p>-1.75000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5.75">
                <text:p>15.75</text:p>
              </table:table-cell>
              <table:table-cell office:value-type="float" office:value="-1.150002">
                <text:p>-1.15000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.8">
                <text:p>10.8</text:p>
              </table:table-cell>
              <table:table-cell office:value-type="float" office:value="-0.400002000000001">
                <text:p>-0.40000200000000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.55">
                <text:p>2.55</text:p>
              </table:table-cell>
              <table:table-cell office:value-type="float" office:value="-0.100002000000003">
                <text:p>-0.10000200000000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4.200001">
                <text:p>-4.200001</text:p>
              </table:table-cell>
              <table:table-cell office:value-type="float" office:value="-0.400002000000001">
                <text:p>-0.40000200000000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5.100001">
                <text:p>-5.100001</text:p>
              </table:table-cell>
              <table:table-cell office:value-type="float" office:value="0.199998000000001">
                <text:p>0.19999800000000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12.000001">
                <text:p>-12.000001</text:p>
              </table:table-cell>
              <table:table-cell office:value-type="float" office:value="1.099998">
                <text:p>1.09999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15.600001">
                <text:p>-15.600001</text:p>
              </table:table-cell>
              <table:table-cell office:value-type="float" office:value="1.249998">
                <text:p>1.24999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19.950001">
                <text:p>-19.950001</text:p>
              </table:table-cell>
              <table:table-cell office:value-type="float" office:value="0.349997999999999">
                <text:p>0.34999799999999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21.900001">
                <text:p>-21.900001</text:p>
              </table:table-cell>
              <table:table-cell office:value-type="float" office:value="0.649997999999997">
                <text:p>0.64999799999999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24.600001">
                <text:p>-24.600001</text:p>
              </table:table-cell>
              <table:table-cell office:value-type="float" office:value="1.099998">
                <text:p>1.09999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28.350002">
                <text:p>-28.350002</text:p>
              </table:table-cell>
              <table:table-cell office:value-type="float" office:value="1.849998">
                <text:p>1.84999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31.950002">
                <text:p>-31.950002</text:p>
              </table:table-cell>
              <table:table-cell office:value-type="float" office:value="2.149998">
                <text:p>2.14999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34.050002">
                <text:p>-34.050002</text:p>
              </table:table-cell>
              <table:table-cell office:value-type="float" office:value="2.449998">
                <text:p>2.44999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36.450002">
                <text:p>-36.450002</text:p>
              </table:table-cell>
              <table:table-cell office:value-type="float" office:value="2.899998">
                <text:p>2.89999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38.100002">
                <text:p>-38.100002</text:p>
              </table:table-cell>
              <table:table-cell office:value-type="float" office:value="3.049998">
                <text:p>3.04999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40.200002">
                <text:p>-40.200002</text:p>
              </table:table-cell>
              <table:table-cell office:value-type="float" office:value="3.049998">
                <text:p>3.04999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39.900002">
                <text:p>-39.900002</text:p>
              </table:table-cell>
              <table:table-cell office:value-type="float" office:value="3.049998">
                <text:p>3.04999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39.750002">
                <text:p>-39.750002</text:p>
              </table:table-cell>
              <table:table-cell office:value-type="float" office:value="3.499998">
                <text:p>3.49999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38.550002">
                <text:p>-38.550002</text:p>
              </table:table-cell>
              <table:table-cell office:value-type="float" office:value="3.349998">
                <text:p>3.34999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37.500002">
                <text:p>-37.500002</text:p>
              </table:table-cell>
              <table:table-cell office:value-type="float" office:value="3.499998">
                <text:p>3.49999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36.600002">
                <text:p>-36.600002</text:p>
              </table:table-cell>
              <table:table-cell office:value-type="float" office:value="3.199998">
                <text:p>3.19999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35.250002">
                <text:p>-35.250002</text:p>
              </table:table-cell>
              <table:table-cell office:value-type="float" office:value="3.199998">
                <text:p>3.19999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31.800002">
                <text:p>-31.800002</text:p>
              </table:table-cell>
              <table:table-cell office:value-type="float" office:value="3.349998">
                <text:p>3.34999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27.750002">
                <text:p>-27.750002</text:p>
              </table:table-cell>
              <table:table-cell office:value-type="float" office:value="2.599998">
                <text:p>2.59999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22.800001">
                <text:p>-22.800001</text:p>
              </table:table-cell>
              <table:table-cell office:value-type="float" office:value="2.449998">
                <text:p>2.44999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18.900001">
                <text:p>-18.900001</text:p>
              </table:table-cell>
              <table:table-cell office:value-type="float" office:value="2.449998">
                <text:p>2.44999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12.000001">
                <text:p>-12.000001</text:p>
              </table:table-cell>
              <table:table-cell office:value-type="float" office:value="2.149998">
                <text:p>2.14999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8.850001">
                <text:p>-8.850001</text:p>
              </table:table-cell>
              <table:table-cell office:value-type="float" office:value="1.849998">
                <text:p>1.84999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1.050001">
                <text:p>-1.050001</text:p>
              </table:table-cell>
              <table:table-cell office:value-type="float" office:value="1.849998">
                <text:p>1.84999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.9">
                <text:p>6.9</text:p>
              </table:table-cell>
              <table:table-cell office:value-type="float" office:value="0.949998000000001">
                <text:p>0.94999800000000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4.25">
                <text:p>14.25</text:p>
              </table:table-cell>
              <table:table-cell office:value-type="float" office:value="0.499997999999998">
                <text:p>0.49999799999999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7.4">
                <text:p>17.4</text:p>
              </table:table-cell>
              <table:table-cell office:value-type="float" office:value="0.349997999999999">
                <text:p>0.34999799999999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0.55">
                <text:p>20.55</text:p>
              </table:table-cell>
              <table:table-cell office:value-type="float" office:value="-0.700001999999998">
                <text:p>-0.70000199999999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2.8">
                <text:p>22.8</text:p>
              </table:table-cell>
              <table:table-cell office:value-type="float" office:value="-0.400002000000001">
                <text:p>-0.40000200000000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8.350001">
                <text:p>28.350001</text:p>
              </table:table-cell>
              <table:table-cell office:value-type="float" office:value="-0.550001999999999">
                <text:p>-0.55000199999999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0.450001">
                <text:p>30.450001</text:p>
              </table:table-cell>
              <table:table-cell office:value-type="float" office:value="-1.300002">
                <text:p>-1.30000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3.000001">
                <text:p>33.000001</text:p>
              </table:table-cell>
              <table:table-cell office:value-type="float" office:value="-1.150002">
                <text:p>-1.15000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5.100001">
                <text:p>35.100001</text:p>
              </table:table-cell>
              <table:table-cell office:value-type="float" office:value="-1.450002">
                <text:p>-1.45000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7.350001">
                <text:p>37.350001</text:p>
              </table:table-cell>
              <table:table-cell office:value-type="float" office:value="-1.900002">
                <text:p>-1.90000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7.050001">
                <text:p>37.050001</text:p>
              </table:table-cell>
              <table:table-cell office:value-type="float" office:value="-1.750002">
                <text:p>-1.75000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6.750001">
                <text:p>36.750001</text:p>
              </table:table-cell>
              <table:table-cell office:value-type="float" office:value="-1.300002">
                <text:p>-1.30000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5.550001">
                <text:p>35.550001</text:p>
              </table:table-cell>
              <table:table-cell office:value-type="float" office:value="-1.300002">
                <text:p>-1.30000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4.050001">
                <text:p>34.050001</text:p>
              </table:table-cell>
              <table:table-cell office:value-type="float" office:value="-1.600002">
                <text:p>-1.60000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3.150001">
                <text:p>33.150001</text:p>
              </table:table-cell>
              <table:table-cell office:value-type="float" office:value="-1.750002">
                <text:p>-1.75000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2.700001">
                <text:p>32.700001</text:p>
              </table:table-cell>
              <table:table-cell office:value-type="float" office:value="-1.750002">
                <text:p>-1.75000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8.800001">
                <text:p>28.800001</text:p>
              </table:table-cell>
              <table:table-cell office:value-type="float" office:value="-1.300002">
                <text:p>-1.30000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1.6">
                <text:p>21.6</text:p>
              </table:table-cell>
              <table:table-cell office:value-type="float" office:value="-0.400002000000001">
                <text:p>-0.40000200000000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3.8">
                <text:p>13.8</text:p>
              </table:table-cell>
              <table:table-cell office:value-type="float" office:value="-0.250002000000002">
                <text:p>-0.25000200000000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6.9">
                <text:p>6.9</text:p>
              </table:table-cell>
              <table:table-cell office:value-type="float" office:value="-0.100002000000003">
                <text:p>-0.10000200000000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1.650001">
                <text:p>-1.650001</text:p>
              </table:table-cell>
              <table:table-cell office:value-type="float" office:value="0.649997999999997">
                <text:p>0.64999799999999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3.000001">
                <text:p>-3.000001</text:p>
              </table:table-cell>
              <table:table-cell office:value-type="float" office:value="0.649997999999997">
                <text:p>0.64999799999999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.8">
                <text:p>4.8</text:p>
              </table:table-cell>
              <table:table-cell office:value-type="float" office:value="0.349997999999999">
                <text:p>0.34999799999999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9.9">
                <text:p>9.9</text:p>
              </table:table-cell>
              <table:table-cell office:value-type="float" office:value="0.0499980000000022">
                <text:p>0.049998000000002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8">
                <text:p>18</text:p>
              </table:table-cell>
              <table:table-cell office:value-type="float" office:value="-0.400002000000001">
                <text:p>-0.40000200000000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4.600001">
                <text:p>24.600001</text:p>
              </table:table-cell>
              <table:table-cell office:value-type="float" office:value="-1.000002">
                <text:p>-1.00000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8.200001">
                <text:p>28.200001</text:p>
              </table:table-cell>
              <table:table-cell office:value-type="float" office:value="-0.850002000000004">
                <text:p>-0.85000200000000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9.400001">
                <text:p>29.400001</text:p>
              </table:table-cell>
              <table:table-cell office:value-type="float" office:value="-1.000002">
                <text:p>-1.00000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2.400001">
                <text:p>32.400001</text:p>
              </table:table-cell>
              <table:table-cell office:value-type="float" office:value="-1.900002">
                <text:p>-1.90000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4.650001">
                <text:p>34.650001</text:p>
              </table:table-cell>
              <table:table-cell office:value-type="float" office:value="-2.350002">
                <text:p>-2.35000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5.100001">
                <text:p>35.100001</text:p>
              </table:table-cell>
              <table:table-cell office:value-type="float" office:value="-2.350002">
                <text:p>-2.35000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5.550001">
                <text:p>35.550001</text:p>
              </table:table-cell>
              <table:table-cell office:value-type="float" office:value="-2.500002">
                <text:p>-2.50000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7.350001">
                <text:p>37.350001</text:p>
              </table:table-cell>
              <table:table-cell office:value-type="float" office:value="-1.900002">
                <text:p>-1.90000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6.000001">
                <text:p>36.000001</text:p>
              </table:table-cell>
              <table:table-cell office:value-type="float" office:value="-1.600002">
                <text:p>-1.60000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3.600001">
                <text:p>33.600001</text:p>
              </table:table-cell>
              <table:table-cell office:value-type="float" office:value="-1.300002">
                <text:p>-1.30000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9.700001">
                <text:p>29.700001</text:p>
              </table:table-cell>
              <table:table-cell office:value-type="float" office:value="-0.400002000000001">
                <text:p>-0.40000200000000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5.050001">
                <text:p>25.050001</text:p>
              </table:table-cell>
              <table:table-cell office:value-type="float" office:value="0.199998000000001">
                <text:p>0.19999800000000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8.75">
                <text:p>18.75</text:p>
              </table:table-cell>
              <table:table-cell office:value-type="float" office:value="0.499997999999998">
                <text:p>0.49999799999999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9.15">
                <text:p>9.15</text:p>
              </table:table-cell>
              <table:table-cell office:value-type="float" office:value="0.349997999999999">
                <text:p>0.34999799999999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">
                <text:p>6</text:p>
              </table:table-cell>
              <table:table-cell office:value-type="float" office:value="1.399998">
                <text:p>1.39999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.4">
                <text:p>2.4</text:p>
              </table:table-cell>
              <table:table-cell office:value-type="float" office:value="1.249998">
                <text:p>1.24999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3.900001">
                <text:p>-3.900001</text:p>
              </table:table-cell>
              <table:table-cell office:value-type="float" office:value="1.999998">
                <text:p>1.99999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10.800001">
                <text:p>-10.800001</text:p>
              </table:table-cell>
              <table:table-cell office:value-type="float" office:value="2.149998">
                <text:p>2.14999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15.600001">
                <text:p>-15.600001</text:p>
              </table:table-cell>
              <table:table-cell office:value-type="float" office:value="2.599998">
                <text:p>2.59999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18.600001">
                <text:p>-18.600001</text:p>
              </table:table-cell>
              <table:table-cell office:value-type="float" office:value="2.899998">
                <text:p>2.89999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23.100001">
                <text:p>-23.100001</text:p>
              </table:table-cell>
              <table:table-cell office:value-type="float" office:value="3.199998">
                <text:p>3.19999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27.900002">
                <text:p>-27.900002</text:p>
              </table:table-cell>
              <table:table-cell office:value-type="float" office:value="3.349998">
                <text:p>3.34999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31.200002">
                <text:p>-31.200002</text:p>
              </table:table-cell>
              <table:table-cell office:value-type="float" office:value="3.949998">
                <text:p>3.94999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33.000002">
                <text:p>-33.000002</text:p>
              </table:table-cell>
              <table:table-cell office:value-type="float" office:value="3.799998">
                <text:p>3.79999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35.250002">
                <text:p>-35.250002</text:p>
              </table:table-cell>
              <table:table-cell office:value-type="float" office:value="3.349998">
                <text:p>3.34999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36.750002">
                <text:p>-36.750002</text:p>
              </table:table-cell>
              <table:table-cell office:value-type="float" office:value="3.199998">
                <text:p>3.19999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37.500002">
                <text:p>-37.500002</text:p>
              </table:table-cell>
              <table:table-cell office:value-type="float" office:value="2.899998">
                <text:p>2.89999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37.800002">
                <text:p>-37.800002</text:p>
              </table:table-cell>
              <table:table-cell office:value-type="float" office:value="3.049998">
                <text:p>3.04999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40.200002">
                <text:p>-40.200002</text:p>
              </table:table-cell>
              <table:table-cell office:value-type="float" office:value="3.199998">
                <text:p>3.19999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39.900002">
                <text:p>-39.900002</text:p>
              </table:table-cell>
              <table:table-cell office:value-type="float" office:value="3.349998">
                <text:p>3.34999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37.800002">
                <text:p>-37.800002</text:p>
              </table:table-cell>
              <table:table-cell office:value-type="float" office:value="3.199998">
                <text:p>3.19999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34.800002">
                <text:p>-34.800002</text:p>
              </table:table-cell>
              <table:table-cell office:value-type="float" office:value="3.049998">
                <text:p>3.04999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30.600002">
                <text:p>-30.600002</text:p>
              </table:table-cell>
              <table:table-cell office:value-type="float" office:value="3.349998">
                <text:p>3.34999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20.100001">
                <text:p>-20.100001</text:p>
              </table:table-cell>
              <table:table-cell office:value-type="float" office:value="1.849998">
                <text:p>1.84999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13.800001">
                <text:p>-13.800001</text:p>
              </table:table-cell>
              <table:table-cell office:value-type="float" office:value="1.699998">
                <text:p>1.69999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13.200001">
                <text:p>-13.200001</text:p>
              </table:table-cell>
              <table:table-cell office:value-type="float" office:value="1.849998">
                <text:p>1.84999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4.650001">
                <text:p>-4.650001</text:p>
              </table:table-cell>
              <table:table-cell office:value-type="float" office:value="1.249998">
                <text:p>1.24999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.2">
                <text:p>4.2</text:p>
              </table:table-cell>
              <table:table-cell office:value-type="float" office:value="0.649997999999997">
                <text:p>0.64999799999999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1.55">
                <text:p>11.55</text:p>
              </table:table-cell>
              <table:table-cell office:value-type="float" office:value="0.199998000000001">
                <text:p>0.19999800000000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0.1">
                <text:p>20.1</text:p>
              </table:table-cell>
              <table:table-cell office:value-type="float" office:value="-0.700001999999998">
                <text:p>-0.70000199999999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7.300001">
                <text:p>27.300001</text:p>
              </table:table-cell>
              <table:table-cell office:value-type="float" office:value="-1.000002">
                <text:p>-1.00000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0.600001">
                <text:p>30.600001</text:p>
              </table:table-cell>
              <table:table-cell office:value-type="float" office:value="-1.300002">
                <text:p>-1.30000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2.550001">
                <text:p>32.550001</text:p>
              </table:table-cell>
              <table:table-cell office:value-type="float" office:value="-2.500002">
                <text:p>-2.50000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5.850001">
                <text:p>35.850001</text:p>
              </table:table-cell>
              <table:table-cell office:value-type="float" office:value="-1.900002">
                <text:p>-1.90000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7.950001">
                <text:p>37.950001</text:p>
              </table:table-cell>
              <table:table-cell office:value-type="float" office:value="-1.900002">
                <text:p>-1.90000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8.700001">
                <text:p>38.700001</text:p>
              </table:table-cell>
              <table:table-cell office:value-type="float" office:value="-1.750002">
                <text:p>-1.75000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7.650001">
                <text:p>37.650001</text:p>
              </table:table-cell>
              <table:table-cell office:value-type="float" office:value="-1.600002">
                <text:p>-1.60000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3.900001">
                <text:p>33.900001</text:p>
              </table:table-cell>
              <table:table-cell office:value-type="float" office:value="-1.150002">
                <text:p>-1.15000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8.950001">
                <text:p>28.950001</text:p>
              </table:table-cell>
              <table:table-cell office:value-type="float" office:value="-0.550001999999999">
                <text:p>-0.55000199999999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4">
                <text:p>24</text:p>
              </table:table-cell>
              <table:table-cell office:value-type="float" office:value="-0.250002000000002">
                <text:p>-0.25000200000000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5.3">
                <text:p>15.3</text:p>
              </table:table-cell>
              <table:table-cell office:value-type="float" office:value="0.0499980000000022">
                <text:p>0.049998000000002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6.15">
                <text:p>6.15</text:p>
              </table:table-cell>
              <table:table-cell office:value-type="float" office:value="0.199998000000001">
                <text:p>0.19999800000000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3.000001">
                <text:p>-3.000001</text:p>
              </table:table-cell>
              <table:table-cell office:value-type="float" office:value="1.399998">
                <text:p>1.39999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7.950001">
                <text:p>-7.950001</text:p>
              </table:table-cell>
              <table:table-cell office:value-type="float" office:value="1.549998">
                <text:p>1.54999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14.400001">
                <text:p>-14.400001</text:p>
              </table:table-cell>
              <table:table-cell office:value-type="float" office:value="1.849998">
                <text:p>1.84999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22.350001">
                <text:p>-22.350001</text:p>
              </table:table-cell>
              <table:table-cell office:value-type="float" office:value="3.349998">
                <text:p>3.34999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30.150002">
                <text:p>-30.150002</text:p>
              </table:table-cell>
              <table:table-cell office:value-type="float" office:value="3.649998">
                <text:p>3.64999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34.950002">
                <text:p>-34.950002</text:p>
              </table:table-cell>
              <table:table-cell office:value-type="float" office:value="3.799998">
                <text:p>3.79999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38.100002">
                <text:p>-38.100002</text:p>
              </table:table-cell>
              <table:table-cell office:value-type="float" office:value="3.199998">
                <text:p>3.19999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38.400002">
                <text:p>-38.400002</text:p>
              </table:table-cell>
              <table:table-cell office:value-type="float" office:value="3.049998">
                <text:p>3.04999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31.200002">
                <text:p>-31.200002</text:p>
              </table:table-cell>
              <table:table-cell office:value-type="float" office:value="2.899998">
                <text:p>2.89999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23.700001">
                <text:p>-23.700001</text:p>
              </table:table-cell>
              <table:table-cell office:value-type="float" office:value="2.899998">
                <text:p>2.89999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13.500001">
                <text:p>-13.500001</text:p>
              </table:table-cell>
              <table:table-cell office:value-type="float" office:value="1.699998">
                <text:p>1.69999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5.7">
                <text:p>5.7</text:p>
              </table:table-cell>
              <table:table-cell office:value-type="float" office:value="1.099998">
                <text:p>1.09999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0.7">
                <text:p>20.7</text:p>
              </table:table-cell>
              <table:table-cell office:value-type="float" office:value="0.199998000000001">
                <text:p>0.19999800000000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7.900001">
                <text:p>27.900001</text:p>
              </table:table-cell>
              <table:table-cell office:value-type="float" office:value="0.0499980000000022">
                <text:p>0.049998000000002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4.200001">
                <text:p>34.200001</text:p>
              </table:table-cell>
              <table:table-cell office:value-type="float" office:value="-0.850002000000004">
                <text:p>-0.85000200000000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8.550001">
                <text:p>38.550001</text:p>
              </table:table-cell>
              <table:table-cell office:value-type="float" office:value="-1.000002">
                <text:p>-1.00000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9.750001">
                <text:p>39.750001</text:p>
              </table:table-cell>
              <table:table-cell office:value-type="float" office:value="-1.450002">
                <text:p>-1.45000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8.100001">
                <text:p>38.100001</text:p>
              </table:table-cell>
              <table:table-cell office:value-type="float" office:value="-1.600002">
                <text:p>-1.60000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3.900001">
                <text:p>33.900001</text:p>
              </table:table-cell>
              <table:table-cell office:value-type="float" office:value="-1.150002">
                <text:p>-1.15000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8.950001">
                <text:p>28.950001</text:p>
              </table:table-cell>
              <table:table-cell office:value-type="float" office:value="-0.550001999999999">
                <text:p>-0.55000199999999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.5">
                <text:p>22.5</text:p>
              </table:table-cell>
              <table:table-cell office:value-type="float" office:value="-0.700001999999998">
                <text:p>-0.70000199999999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8.950001">
                <text:p>28.950001</text:p>
              </table:table-cell>
              <table:table-cell office:value-type="float" office:value="-1.000002">
                <text:p>-1.00000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5.700001">
                <text:p>35.700001</text:p>
              </table:table-cell>
              <table:table-cell office:value-type="float" office:value="-1.300002">
                <text:p>-1.30000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9.300001">
                <text:p>39.300001</text:p>
              </table:table-cell>
              <table:table-cell office:value-type="float" office:value="-1.600002">
                <text:p>-1.60000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7.050001">
                <text:p>37.050001</text:p>
              </table:table-cell>
              <table:table-cell office:value-type="float" office:value="-0.550001999999999">
                <text:p>-0.55000199999999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5.400001">
                <text:p>35.400001</text:p>
              </table:table-cell>
              <table:table-cell office:value-type="float" office:value="-0.550001999999999">
                <text:p>-0.55000199999999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7.600001">
                <text:p>27.600001</text:p>
              </table:table-cell>
              <table:table-cell office:value-type="float" office:value="-0.100002000000003">
                <text:p>-0.10000200000000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6.5">
                <text:p>16.5</text:p>
              </table:table-cell>
              <table:table-cell office:value-type="float" office:value="0.349997999999999">
                <text:p>0.34999799999999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.8">
                <text:p>1.8</text:p>
              </table:table-cell>
              <table:table-cell office:value-type="float" office:value="1.099998">
                <text:p>1.09999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7.050001">
                <text:p>-7.050001</text:p>
              </table:table-cell>
              <table:table-cell office:value-type="float" office:value="1.399998">
                <text:p>1.39999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16.050001">
                <text:p>-16.050001</text:p>
              </table:table-cell>
              <table:table-cell office:value-type="float" office:value="1.999998">
                <text:p>1.99999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25.500001">
                <text:p>-25.500001</text:p>
              </table:table-cell>
              <table:table-cell office:value-type="float" office:value="2.299998">
                <text:p>2.29999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30.000002">
                <text:p>-30.000002</text:p>
              </table:table-cell>
              <table:table-cell office:value-type="float" office:value="2.749998">
                <text:p>2.74999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30.000002">
                <text:p>-30.000002</text:p>
              </table:table-cell>
              <table:table-cell office:value-type="float" office:value="2.599998">
                <text:p>2.59999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30.000002">
                <text:p>-30.000002</text:p>
              </table:table-cell>
              <table:table-cell office:value-type="float" office:value="2.599998">
                <text:p>2.59999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31.650002">
                <text:p>-31.650002</text:p>
              </table:table-cell>
              <table:table-cell office:value-type="float" office:value="3.349998">
                <text:p>3.34999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32.400002">
                <text:p>-32.400002</text:p>
              </table:table-cell>
              <table:table-cell office:value-type="float" office:value="3.049998">
                <text:p>3.04999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34.200002">
                <text:p>-34.200002</text:p>
              </table:table-cell>
              <table:table-cell office:value-type="float" office:value="3.049998">
                <text:p>3.04999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36.450002">
                <text:p>-36.450002</text:p>
              </table:table-cell>
              <table:table-cell office:value-type="float" office:value="3.049998">
                <text:p>3.04999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37.800002">
                <text:p>-37.800002</text:p>
              </table:table-cell>
              <table:table-cell office:value-type="float" office:value="3.199998">
                <text:p>3.19999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38.550002">
                <text:p>-38.550002</text:p>
              </table:table-cell>
              <table:table-cell office:value-type="float" office:value="3.349998">
                <text:p>3.34999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37.800002">
                <text:p>-37.800002</text:p>
              </table:table-cell>
              <table:table-cell office:value-type="float" office:value="3.199998">
                <text:p>3.19999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36.600002">
                <text:p>-36.600002</text:p>
              </table:table-cell>
              <table:table-cell office:value-type="float" office:value="2.599998">
                <text:p>2.59999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34.050002">
                <text:p>-34.050002</text:p>
              </table:table-cell>
              <table:table-cell office:value-type="float" office:value="2.449998">
                <text:p>2.44999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31.350002">
                <text:p>-31.350002</text:p>
              </table:table-cell>
              <table:table-cell office:value-type="float" office:value="2.599998">
                <text:p>2.59999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29.100002">
                <text:p>-29.100002</text:p>
              </table:table-cell>
              <table:table-cell office:value-type="float" office:value="2.449998">
                <text:p>2.44999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22.650001">
                <text:p>-22.650001</text:p>
              </table:table-cell>
              <table:table-cell office:value-type="float" office:value="2.299998">
                <text:p>2.29999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-20.550001">
                <text:p>-20.550001</text:p>
              </table:table-cell>
              <table:table-cell office:value-type="float" office:value="2.149998">
                <text:p>2.14999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-23.550001">
                <text:p>-23.550001</text:p>
              </table:table-cell>
              <table:table-cell office:value-type="float" office:value="2.299998">
                <text:p>2.29999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26.400002">
                <text:p>-26.400002</text:p>
              </table:table-cell>
              <table:table-cell office:value-type="float" office:value="2.299998">
                <text:p>2.29999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29.250002">
                <text:p>-29.250002</text:p>
              </table:table-cell>
              <table:table-cell office:value-type="float" office:value="2.599998">
                <text:p>2.59999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31.050002">
                <text:p>-31.050002</text:p>
              </table:table-cell>
              <table:table-cell office:value-type="float" office:value="2.899998">
                <text:p>2.89999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-32.250002">
                <text:p>-32.250002</text:p>
              </table:table-cell>
              <table:table-cell office:value-type="float" office:value="2.749998">
                <text:p>2.74999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-35.400002">
                <text:p>-35.400002</text:p>
              </table:table-cell>
              <table:table-cell office:value-type="float" office:value="3.049998">
                <text:p>3.04999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-37.350002">
                <text:p>-37.350002</text:p>
              </table:table-cell>
              <table:table-cell office:value-type="float" office:value="3.049998">
                <text:p>3.04999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-37.350002">
                <text:p>-37.350002</text:p>
              </table:table-cell>
              <table:table-cell office:value-type="float" office:value="2.899998">
                <text:p>2.89999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-36.150002">
                <text:p>-36.150002</text:p>
              </table:table-cell>
              <table:table-cell office:value-type="float" office:value="2.599998">
                <text:p>2.59999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-35.400002">
                <text:p>-35.400002</text:p>
              </table:table-cell>
              <table:table-cell office:value-type="float" office:value="2.749998">
                <text:p>2.74999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-32.250002">
                <text:p>-32.250002</text:p>
              </table:table-cell>
              <table:table-cell office:value-type="float" office:value="2.449998">
                <text:p>2.44999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-27.600002">
                <text:p>-27.600002</text:p>
              </table:table-cell>
              <table:table-cell office:value-type="float" office:value="2.149998">
                <text:p>2.14999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-23.700001">
                <text:p>-23.700001</text:p>
              </table:table-cell>
              <table:table-cell office:value-type="float" office:value="2.449998">
                <text:p>2.44999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19.800001">
                <text:p>-19.800001</text:p>
              </table:table-cell>
              <table:table-cell office:value-type="float" office:value="2.299998">
                <text:p>2.29999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-23.550001">
                <text:p>-23.550001</text:p>
              </table:table-cell>
              <table:table-cell office:value-type="float" office:value="2.299998">
                <text:p>2.29999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-28.950002">
                <text:p>-28.950002</text:p>
              </table:table-cell>
              <table:table-cell office:value-type="float" office:value="2.899998">
                <text:p>2.89999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-32.700002">
                <text:p>-32.700002</text:p>
              </table:table-cell>
              <table:table-cell office:value-type="float" office:value="2.749998">
                <text:p>2.74999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36.750002">
                <text:p>-36.750002</text:p>
              </table:table-cell>
              <table:table-cell office:value-type="float" office:value="3.199998">
                <text:p>3.19999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37.950002">
                <text:p>-37.950002</text:p>
              </table:table-cell>
              <table:table-cell office:value-type="float" office:value="3.199998">
                <text:p>3.19999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37.650002">
                <text:p>-37.650002</text:p>
              </table:table-cell>
              <table:table-cell office:value-type="float" office:value="2.899998">
                <text:p>2.89999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-36.150002">
                <text:p>-36.150002</text:p>
              </table:table-cell>
              <table:table-cell office:value-type="float" office:value="2.749998">
                <text:p>2.74999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-33.150002">
                <text:p>-33.150002</text:p>
              </table:table-cell>
              <table:table-cell office:value-type="float" office:value="2.449998">
                <text:p>2.44999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-27.750002">
                <text:p>-27.750002</text:p>
              </table:table-cell>
              <table:table-cell office:value-type="float" office:value="2.599998">
                <text:p>2.59999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-23.550001">
                <text:p>-23.550001</text:p>
              </table:table-cell>
              <table:table-cell office:value-type="float" office:value="2.299998">
                <text:p>2.29999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20.850001">
                <text:p>-20.850001</text:p>
              </table:table-cell>
              <table:table-cell office:value-type="float" office:value="2.449998">
                <text:p>2.44999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-23.700001">
                <text:p>-23.700001</text:p>
              </table:table-cell>
              <table:table-cell office:value-type="float" office:value="2.449998">
                <text:p>2.44999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-27.000002">
                <text:p>-27.000002</text:p>
              </table:table-cell>
              <table:table-cell office:value-type="float" office:value="2.749998">
                <text:p>2.74999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-28.800002">
                <text:p>-28.800002</text:p>
              </table:table-cell>
              <table:table-cell office:value-type="float" office:value="2.599998">
                <text:p>2.59999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-32.700002">
                <text:p>-32.700002</text:p>
              </table:table-cell>
              <table:table-cell office:value-type="float" office:value="2.899998">
                <text:p>2.89999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35.550002">
                <text:p>-35.550002</text:p>
              </table:table-cell>
              <table:table-cell office:value-type="float" office:value="3.199998">
                <text:p>3.19999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-38.400002">
                <text:p>-38.400002</text:p>
              </table:table-cell>
              <table:table-cell office:value-type="float" office:value="3.199998">
                <text:p>3.19999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-38.250002">
                <text:p>-38.250002</text:p>
              </table:table-cell>
              <table:table-cell office:value-type="float" office:value="3.499998">
                <text:p>3.49999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-37.650002">
                <text:p>-37.650002</text:p>
              </table:table-cell>
              <table:table-cell office:value-type="float" office:value="3.349998">
                <text:p>3.34999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-35.700002">
                <text:p>-35.700002</text:p>
              </table:table-cell>
              <table:table-cell office:value-type="float" office:value="2.899998">
                <text:p>2.89999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-33.450002">
                <text:p>-33.450002</text:p>
              </table:table-cell>
              <table:table-cell office:value-type="float" office:value="2.449998">
                <text:p>2.44999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-31.350002">
                <text:p>-31.350002</text:p>
              </table:table-cell>
              <table:table-cell office:value-type="float" office:value="2.599998">
                <text:p>2.59999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-27.000002">
                <text:p>-27.000002</text:p>
              </table:table-cell>
              <table:table-cell office:value-type="float" office:value="2.599998">
                <text:p>2.59999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-21.150001">
                <text:p>-21.150001</text:p>
              </table:table-cell>
              <table:table-cell office:value-type="float" office:value="2.149998">
                <text:p>2.14999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-12.900001">
                <text:p>-12.900001</text:p>
              </table:table-cell>
              <table:table-cell office:value-type="float" office:value="1.849998">
                <text:p>1.84999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-6.750001">
                <text:p>-6.750001</text:p>
              </table:table-cell>
              <table:table-cell office:value-type="float" office:value="1.699998">
                <text:p>1.69999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300000000000001">
                <text:p>0.300000000000001</text:p>
              </table:table-cell>
              <table:table-cell office:value-type="float" office:value="1.249998">
                <text:p>1.24999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.35">
                <text:p>1.35</text:p>
              </table:table-cell>
              <table:table-cell office:value-type="float" office:value="1.099998">
                <text:p>1.09999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4.2">
                <text:p>4.2</text:p>
              </table:table-cell>
              <table:table-cell office:value-type="float" office:value="1.099998">
                <text:p>1.09999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5.25">
                <text:p>5.25</text:p>
              </table:table-cell>
              <table:table-cell office:value-type="float" office:value="1.249998">
                <text:p>1.24999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1.4">
                <text:p>11.4</text:p>
              </table:table-cell>
              <table:table-cell office:value-type="float" office:value="0.799998000000002">
                <text:p>0.79999800000000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5.9">
                <text:p>15.9</text:p>
              </table:table-cell>
              <table:table-cell office:value-type="float" office:value="0.949998000000001">
                <text:p>0.94999800000000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5.45">
                <text:p>15.45</text:p>
              </table:table-cell>
              <table:table-cell office:value-type="float" office:value="0.499997999999998">
                <text:p>0.49999799999999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5.45">
                <text:p>15.45</text:p>
              </table:table-cell>
              <table:table-cell office:value-type="float" office:value="0.799998000000002">
                <text:p>0.79999800000000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2.8">
                <text:p>22.8</text:p>
              </table:table-cell>
              <table:table-cell office:value-type="float" office:value="0.499997999999998">
                <text:p>0.49999799999999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.900001">
                <text:p>30.900001</text:p>
              </table:table-cell>
              <table:table-cell office:value-type="float" office:value="-0.100002000000003">
                <text:p>-0.10000200000000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7.650001">
                <text:p>37.650001</text:p>
              </table:table-cell>
              <table:table-cell office:value-type="float" office:value="-0.400002000000001">
                <text:p>-0.40000200000000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9.450001">
                <text:p>39.450001</text:p>
              </table:table-cell>
              <table:table-cell office:value-type="float" office:value="-0.400002000000001">
                <text:p>-0.40000200000000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9.600001">
                <text:p>39.600001</text:p>
              </table:table-cell>
              <table:table-cell office:value-type="float" office:value="-0.400002000000001">
                <text:p>-0.40000200000000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7.050001">
                <text:p>37.050001</text:p>
              </table:table-cell>
              <table:table-cell office:value-type="float" office:value="-1.000002">
                <text:p>-1.00000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2.550001">
                <text:p>32.550001</text:p>
              </table:table-cell>
              <table:table-cell office:value-type="float" office:value="-0.850002000000004">
                <text:p>-0.85000200000000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.600001">
                <text:p>30.600001</text:p>
              </table:table-cell>
              <table:table-cell office:value-type="float" office:value="-1.000002">
                <text:p>-1.00000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4.200001">
                <text:p>34.200001</text:p>
              </table:table-cell>
              <table:table-cell office:value-type="float" office:value="-1.000002">
                <text:p>-1.00000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4.200001">
                <text:p>34.200001</text:p>
              </table:table-cell>
              <table:table-cell office:value-type="float" office:value="-1.600002">
                <text:p>-1.60000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3.900001">
                <text:p>33.900001</text:p>
              </table:table-cell>
              <table:table-cell office:value-type="float" office:value="-1.750002">
                <text:p>-1.75000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4.350001">
                <text:p>34.350001</text:p>
              </table:table-cell>
              <table:table-cell office:value-type="float" office:value="-1.750002">
                <text:p>-1.75000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6.2$MacOSX_X86_64 LibreOffice_project/684e730861356e74889dfe6dbddd3562aae2e6ad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4.767cm" svg:height="8.993cm" xlink:href=".." xlink:type="simple" chart:class="chart:scatter" chart:style-name="ch1">
        <chart:plot-area chart:style-name="ch2" table:cell-range-address="calib.S2:calib.T313 calib.T1:calib.T1" chart:data-source-has-labels="row" svg:x="0.295cm" svg:y="0.179cm" svg:width="14.177cm" svg:height="8.635cm">
          <chartooo:coordinate-region svg:x="0.559cm" svg:y="0.376cm" svg:width="13.707cm" svg:height="8.242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calib.T2:calib.T313" chart:label-cell-address="calib.T1:calib.T1" chart:class="chart:scatter">
            <chart:domain table:cell-range-address="calib.S2:calib.S313"/>
            <chart:data-point chart:repeated="312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S</text:p>
              </table:table-cell>
              <table:table-cell office:value-type="string">
                <text:p>new MagZ</text:p>
                <draw:g>
                  <svg:desc>calib.T1:calib.T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34.65000105">
                <text:p>-34.65000105</text:p>
                <draw:g>
                  <svg:desc>calib.S2:calib.S313</svg:desc>
                </draw:g>
              </table:table-cell>
              <table:table-cell office:value-type="float" office:value="-1.150002">
                <text:p>-1.150002</text:p>
                <draw:g>
                  <svg:desc>calib.T2:calib.T3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34.02000105">
                <text:p>-34.02000105</text:p>
              </table:table-cell>
              <table:table-cell office:value-type="float" office:value="-1.600002">
                <text:p>-1.6000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32.44500105">
                <text:p>-32.44500105</text:p>
              </table:table-cell>
              <table:table-cell office:value-type="float" office:value="-1.300002">
                <text:p>-1.3000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31.9725">
                <text:p>-31.9725</text:p>
              </table:table-cell>
              <table:table-cell office:value-type="float" office:value="-1.300002">
                <text:p>-1.3000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29.925">
                <text:p>-29.925</text:p>
              </table:table-cell>
              <table:table-cell office:value-type="float" office:value="-1.300002">
                <text:p>-1.3000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30.555">
                <text:p>-30.555</text:p>
              </table:table-cell>
              <table:table-cell office:value-type="float" office:value="-1.600002">
                <text:p>-1.6000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28.1925">
                <text:p>-28.1925</text:p>
              </table:table-cell>
              <table:table-cell office:value-type="float" office:value="-2.050002">
                <text:p>-2.0500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24.7275">
                <text:p>-24.7275</text:p>
              </table:table-cell>
              <table:table-cell office:value-type="float" office:value="-2.350002">
                <text:p>-2.3500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1.8925">
                <text:p>-21.8925</text:p>
              </table:table-cell>
              <table:table-cell office:value-type="float" office:value="-2.500002">
                <text:p>-2.5000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7.7975">
                <text:p>-17.7975</text:p>
              </table:table-cell>
              <table:table-cell office:value-type="float" office:value="-2.800002">
                <text:p>-2.8000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5.435">
                <text:p>-15.435</text:p>
              </table:table-cell>
              <table:table-cell office:value-type="float" office:value="-3.400002">
                <text:p>-3.4000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3.3875">
                <text:p>-13.3875</text:p>
              </table:table-cell>
              <table:table-cell office:value-type="float" office:value="-2.950002">
                <text:p>-2.9500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9.6075">
                <text:p>-9.6075</text:p>
              </table:table-cell>
              <table:table-cell office:value-type="float" office:value="-3.100002">
                <text:p>-3.1000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8.6625">
                <text:p>-8.6625</text:p>
              </table:table-cell>
              <table:table-cell office:value-type="float" office:value="-3.100002">
                <text:p>-3.1000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9.2925">
                <text:p>-9.2925</text:p>
              </table:table-cell>
              <table:table-cell office:value-type="float" office:value="-3.250002">
                <text:p>-3.25000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9.135">
                <text:p>-9.135</text:p>
              </table:table-cell>
              <table:table-cell office:value-type="float" office:value="-3.100002">
                <text:p>-3.1000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8.6625">
                <text:p>-8.6625</text:p>
              </table:table-cell>
              <table:table-cell office:value-type="float" office:value="-3.100002">
                <text:p>-3.1000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7.875">
                <text:p>-7.875</text:p>
              </table:table-cell>
              <table:table-cell office:value-type="float" office:value="-3.100002">
                <text:p>-3.10000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7.56">
                <text:p>-7.56</text:p>
              </table:table-cell>
              <table:table-cell office:value-type="float" office:value="-3.550002">
                <text:p>-3.55000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2.20499895">
                <text:p>-2.20499895</text:p>
              </table:table-cell>
              <table:table-cell office:value-type="float" office:value="-3.250002">
                <text:p>-3.2500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.08750105">
                <text:p>7.08750105</text:p>
              </table:table-cell>
              <table:table-cell office:value-type="float" office:value="-2.800002">
                <text:p>-2.80000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.68750105">
                <text:p>19.68750105</text:p>
              </table:table-cell>
              <table:table-cell office:value-type="float" office:value="-2.050002">
                <text:p>-2.0500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9.2950021">
                <text:p>29.2950021</text:p>
              </table:table-cell>
              <table:table-cell office:value-type="float" office:value="-1.750002">
                <text:p>-1.75000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4.0200021">
                <text:p>34.0200021</text:p>
              </table:table-cell>
              <table:table-cell office:value-type="float" office:value="-1.300002">
                <text:p>-1.30000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9.0600021">
                <text:p>39.0600021</text:p>
              </table:table-cell>
              <table:table-cell office:value-type="float" office:value="-0.100002000000003">
                <text:p>-0.10000200000000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0.0050021">
                <text:p>40.0050021</text:p>
              </table:table-cell>
              <table:table-cell office:value-type="float" office:value="1.399998">
                <text:p>1.39999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7.8000021">
                <text:p>37.8000021</text:p>
              </table:table-cell>
              <table:table-cell office:value-type="float" office:value="1.399998">
                <text:p>1.39999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4.0200021">
                <text:p>34.0200021</text:p>
              </table:table-cell>
              <table:table-cell office:value-type="float" office:value="1.699998">
                <text:p>1.69999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6.9325021">
                <text:p>26.9325021</text:p>
              </table:table-cell>
              <table:table-cell office:value-type="float" office:value="1.399998">
                <text:p>1.39999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.27750105">
                <text:p>15.27750105</text:p>
              </table:table-cell>
              <table:table-cell office:value-type="float" office:value="2.149998">
                <text:p>2.14999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.82000105">
                <text:p>8.82000105</text:p>
              </table:table-cell>
              <table:table-cell office:value-type="float" office:value="2.749998">
                <text:p>2.74999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2.04749895">
                <text:p>-2.04749895</text:p>
              </table:table-cell>
              <table:table-cell office:value-type="float" office:value="2.599998">
                <text:p>2.59999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9.9225">
                <text:p>-9.9225</text:p>
              </table:table-cell>
              <table:table-cell office:value-type="float" office:value="2.449998">
                <text:p>2.44999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21.5775">
                <text:p>-21.5775</text:p>
              </table:table-cell>
              <table:table-cell office:value-type="float" office:value="2.149998">
                <text:p>2.14999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33.54750105">
                <text:p>-33.54750105</text:p>
              </table:table-cell>
              <table:table-cell office:value-type="float" office:value="-0.850002000000004">
                <text:p>-0.85000200000000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39.06000105">
                <text:p>-39.06000105</text:p>
              </table:table-cell>
              <table:table-cell office:value-type="float" office:value="-1.600002">
                <text:p>-1.60000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40.32000105">
                <text:p>-40.32000105</text:p>
              </table:table-cell>
              <table:table-cell office:value-type="float" office:value="-0.550001999999999">
                <text:p>-0.55000199999999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37.80000105">
                <text:p>-37.80000105</text:p>
              </table:table-cell>
              <table:table-cell office:value-type="float" office:value="-1.450002">
                <text:p>-1.45000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33.23250105">
                <text:p>-33.23250105</text:p>
              </table:table-cell>
              <table:table-cell office:value-type="float" office:value="-2.500002">
                <text:p>-2.50000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26.6175">
                <text:p>-26.6175</text:p>
              </table:table-cell>
              <table:table-cell office:value-type="float" office:value="-2.950002">
                <text:p>-2.95000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9.845">
                <text:p>-19.845</text:p>
              </table:table-cell>
              <table:table-cell office:value-type="float" office:value="-2.950002">
                <text:p>-2.95000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0.08">
                <text:p>-10.08</text:p>
              </table:table-cell>
              <table:table-cell office:value-type="float" office:value="-3.550002">
                <text:p>-3.55000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.67000105">
                <text:p>5.67000105</text:p>
              </table:table-cell>
              <table:table-cell office:value-type="float" office:value="-3.550002">
                <text:p>-3.55000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8.58500105">
                <text:p>18.58500105</text:p>
              </table:table-cell>
              <table:table-cell office:value-type="float" office:value="-3.100002">
                <text:p>-3.10000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4.4125021">
                <text:p>24.4125021</text:p>
              </table:table-cell>
              <table:table-cell office:value-type="float" office:value="-2.350002">
                <text:p>-2.35000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2.4450021">
                <text:p>32.4450021</text:p>
              </table:table-cell>
              <table:table-cell office:value-type="float" office:value="-1.750002">
                <text:p>-1.75000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2.1300021">
                <text:p>32.1300021</text:p>
              </table:table-cell>
              <table:table-cell office:value-type="float" office:value="-1.750002">
                <text:p>-1.75000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0.00250105">
                <text:p>20.00250105</text:p>
              </table:table-cell>
              <table:table-cell office:value-type="float" office:value="-2.800002">
                <text:p>-2.80000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.71750105">
                <text:p>7.71750105</text:p>
              </table:table-cell>
              <table:table-cell office:value-type="float" office:value="-2.800002">
                <text:p>-2.80000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8.82">
                <text:p>-8.82</text:p>
              </table:table-cell>
              <table:table-cell office:value-type="float" office:value="-3.100002">
                <text:p>-3.10000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27.8775">
                <text:p>-27.8775</text:p>
              </table:table-cell>
              <table:table-cell office:value-type="float" office:value="-2.950002">
                <text:p>-2.95000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38.58750105">
                <text:p>-38.58750105</text:p>
              </table:table-cell>
              <table:table-cell office:value-type="float" office:value="-1.600002">
                <text:p>-1.60000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40.16250105">
                <text:p>-40.16250105</text:p>
              </table:table-cell>
              <table:table-cell office:value-type="float" office:value="-0.550001999999999">
                <text:p>-0.55000199999999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36.54000105">
                <text:p>-36.54000105</text:p>
              </table:table-cell>
              <table:table-cell office:value-type="float" office:value="0.199998000000001">
                <text:p>0.19999800000000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18.4275">
                <text:p>-18.4275</text:p>
              </table:table-cell>
              <table:table-cell office:value-type="float" office:value="1.249998">
                <text:p>1.24999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.35500105">
                <text:p>5.35500105</text:p>
              </table:table-cell>
              <table:table-cell office:value-type="float" office:value="1.849998">
                <text:p>1.84999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0.71000105">
                <text:p>10.71000105</text:p>
              </table:table-cell>
              <table:table-cell office:value-type="float" office:value="1.849998">
                <text:p>1.84999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5.6725021">
                <text:p>25.6725021</text:p>
              </table:table-cell>
              <table:table-cell office:value-type="float" office:value="2.899998">
                <text:p>2.89999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4.8075021">
                <text:p>34.8075021</text:p>
              </table:table-cell>
              <table:table-cell office:value-type="float" office:value="1.849998">
                <text:p>1.84999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8.5875021">
                <text:p>38.5875021</text:p>
              </table:table-cell>
              <table:table-cell office:value-type="float" office:value="0.499997999999998">
                <text:p>0.49999799999999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9.7675021">
                <text:p>29.7675021</text:p>
              </table:table-cell>
              <table:table-cell office:value-type="float" office:value="-1.900002">
                <text:p>-1.90000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4.96250105">
                <text:p>14.96250105</text:p>
              </table:table-cell>
              <table:table-cell office:value-type="float" office:value="-3.100002">
                <text:p>-3.10000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.15000105">
                <text:p>3.15000105</text:p>
              </table:table-cell>
              <table:table-cell office:value-type="float" office:value="-2.350002">
                <text:p>-2.35000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4.25249895">
                <text:p>-4.25249895</text:p>
              </table:table-cell>
              <table:table-cell office:value-type="float" office:value="-2.200002">
                <text:p>-2.20000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15.75">
                <text:p>-15.75</text:p>
              </table:table-cell>
              <table:table-cell office:value-type="float" office:value="-2.050002">
                <text:p>-2.05000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26.775">
                <text:p>-26.775</text:p>
              </table:table-cell>
              <table:table-cell office:value-type="float" office:value="-1.750002">
                <text:p>-1.75000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37.64250105">
                <text:p>-37.64250105</text:p>
              </table:table-cell>
              <table:table-cell office:value-type="float" office:value="-1.450002">
                <text:p>-1.45000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41.26500105">
                <text:p>-41.26500105</text:p>
              </table:table-cell>
              <table:table-cell office:value-type="float" office:value="-0.400002000000001">
                <text:p>-0.40000200000000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33.70500105">
                <text:p>-33.70500105</text:p>
              </table:table-cell>
              <table:table-cell office:value-type="float" office:value="1.549998">
                <text:p>1.54999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32.44500105">
                <text:p>-32.44500105</text:p>
              </table:table-cell>
              <table:table-cell office:value-type="float" office:value="1.399998">
                <text:p>1.39999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40.63500105">
                <text:p>-40.63500105</text:p>
              </table:table-cell>
              <table:table-cell office:value-type="float" office:value="-0.400002000000001">
                <text:p>-0.40000200000000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36.22500105">
                <text:p>-36.22500105</text:p>
              </table:table-cell>
              <table:table-cell office:value-type="float" office:value="-1.450002">
                <text:p>-1.45000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22.995">
                <text:p>-22.995</text:p>
              </table:table-cell>
              <table:table-cell office:value-type="float" office:value="-2.050002">
                <text:p>-2.05000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13.7025">
                <text:p>-13.7025</text:p>
              </table:table-cell>
              <table:table-cell office:value-type="float" office:value="-3.100002">
                <text:p>-3.10000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11.655">
                <text:p>-11.655</text:p>
              </table:table-cell>
              <table:table-cell office:value-type="float" office:value="-2.800002">
                <text:p>-2.80000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14.49">
                <text:p>-14.49</text:p>
              </table:table-cell>
              <table:table-cell office:value-type="float" office:value="-2.650002">
                <text:p>-2.65000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19.0575">
                <text:p>-19.0575</text:p>
              </table:table-cell>
              <table:table-cell office:value-type="float" office:value="-2.500002">
                <text:p>-2.50000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24.255">
                <text:p>-24.255</text:p>
              </table:table-cell>
              <table:table-cell office:value-type="float" office:value="-2.500002">
                <text:p>-2.50000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25.6725">
                <text:p>-25.6725</text:p>
              </table:table-cell>
              <table:table-cell office:value-type="float" office:value="-2.650002">
                <text:p>-2.65000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26.9325">
                <text:p>-26.9325</text:p>
              </table:table-cell>
              <table:table-cell office:value-type="float" office:value="-1.900002">
                <text:p>-1.90000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21.8925">
                <text:p>-21.8925</text:p>
              </table:table-cell>
              <table:table-cell office:value-type="float" office:value="-2.200002">
                <text:p>-2.20000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20.16">
                <text:p>-20.16</text:p>
              </table:table-cell>
              <table:table-cell office:value-type="float" office:value="-2.500002">
                <text:p>-2.50000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19.215">
                <text:p>-19.215</text:p>
              </table:table-cell>
              <table:table-cell office:value-type="float" office:value="-2.650002">
                <text:p>-2.65000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17.325">
                <text:p>-17.325</text:p>
              </table:table-cell>
              <table:table-cell office:value-type="float" office:value="-2.350002">
                <text:p>-2.35000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18.4275">
                <text:p>-18.4275</text:p>
              </table:table-cell>
              <table:table-cell office:value-type="float" office:value="-2.800002">
                <text:p>-2.80000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8.27">
                <text:p>-18.27</text:p>
              </table:table-cell>
              <table:table-cell office:value-type="float" office:value="-2.350002">
                <text:p>-2.35000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17.4825">
                <text:p>-17.4825</text:p>
              </table:table-cell>
              <table:table-cell office:value-type="float" office:value="-2.500002">
                <text:p>-2.50000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17.64">
                <text:p>-17.64</text:p>
              </table:table-cell>
              <table:table-cell office:value-type="float" office:value="-2.500002">
                <text:p>-2.50000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9.53">
                <text:p>-19.53</text:p>
              </table:table-cell>
              <table:table-cell office:value-type="float" office:value="-2.950002">
                <text:p>-2.95000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17.325">
                <text:p>-17.325</text:p>
              </table:table-cell>
              <table:table-cell office:value-type="float" office:value="-2.050002">
                <text:p>-2.05000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17.01">
                <text:p>-17.01</text:p>
              </table:table-cell>
              <table:table-cell office:value-type="float" office:value="-2.500002">
                <text:p>-2.50000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19.0575">
                <text:p>-19.0575</text:p>
              </table:table-cell>
              <table:table-cell office:value-type="float" office:value="-2.050002">
                <text:p>-2.05000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22.8375">
                <text:p>-22.8375</text:p>
              </table:table-cell>
              <table:table-cell office:value-type="float" office:value="-2.200002">
                <text:p>-2.20000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25.83">
                <text:p>-25.83</text:p>
              </table:table-cell>
              <table:table-cell office:value-type="float" office:value="-1.600002">
                <text:p>-1.60000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29.295">
                <text:p>-29.295</text:p>
              </table:table-cell>
              <table:table-cell office:value-type="float" office:value="-1.450002">
                <text:p>-1.45000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33.07500105">
                <text:p>-33.07500105</text:p>
              </table:table-cell>
              <table:table-cell office:value-type="float" office:value="-1.450002">
                <text:p>-1.45000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36.06750105">
                <text:p>-36.06750105</text:p>
              </table:table-cell>
              <table:table-cell office:value-type="float" office:value="-1.750002">
                <text:p>-1.75000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38.74500105">
                <text:p>-38.74500105</text:p>
              </table:table-cell>
              <table:table-cell office:value-type="float" office:value="-1.150002">
                <text:p>-1.15000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38.27250105">
                <text:p>-38.27250105</text:p>
              </table:table-cell>
              <table:table-cell office:value-type="float" office:value="-0.400002000000001">
                <text:p>-0.40000200000000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39.69000105">
                <text:p>-39.69000105</text:p>
              </table:table-cell>
              <table:table-cell office:value-type="float" office:value="-0.100002000000003">
                <text:p>-0.10000200000000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39.53250105">
                <text:p>-39.53250105</text:p>
              </table:table-cell>
              <table:table-cell office:value-type="float" office:value="-0.400002000000001">
                <text:p>-0.40000200000000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40.32000105">
                <text:p>-40.32000105</text:p>
              </table:table-cell>
              <table:table-cell office:value-type="float" office:value="0.199998000000001">
                <text:p>0.19999800000000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39.06000105">
                <text:p>-39.06000105</text:p>
              </table:table-cell>
              <table:table-cell office:value-type="float" office:value="1.099998">
                <text:p>1.09999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37.64250105">
                <text:p>-37.64250105</text:p>
              </table:table-cell>
              <table:table-cell office:value-type="float" office:value="1.249998">
                <text:p>1.24999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34.02000105">
                <text:p>-34.02000105</text:p>
              </table:table-cell>
              <table:table-cell office:value-type="float" office:value="0.349997999999999">
                <text:p>0.34999799999999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32.76000105">
                <text:p>-32.76000105</text:p>
              </table:table-cell>
              <table:table-cell office:value-type="float" office:value="0.649997999999997">
                <text:p>0.64999799999999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29.7675">
                <text:p>-29.7675</text:p>
              </table:table-cell>
              <table:table-cell office:value-type="float" office:value="1.099998">
                <text:p>1.09999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28.665">
                <text:p>-28.665</text:p>
              </table:table-cell>
              <table:table-cell office:value-type="float" office:value="1.849998">
                <text:p>1.84999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24.255">
                <text:p>-24.255</text:p>
              </table:table-cell>
              <table:table-cell office:value-type="float" office:value="2.149998">
                <text:p>2.14999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22.05">
                <text:p>-22.05</text:p>
              </table:table-cell>
              <table:table-cell office:value-type="float" office:value="2.449998">
                <text:p>2.44999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15.435">
                <text:p>-15.435</text:p>
              </table:table-cell>
              <table:table-cell office:value-type="float" office:value="2.899998">
                <text:p>2.89999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11.4975">
                <text:p>-11.4975</text:p>
              </table:table-cell>
              <table:table-cell office:value-type="float" office:value="3.049998">
                <text:p>3.04999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4.40999895">
                <text:p>-4.40999895</text:p>
              </table:table-cell>
              <table:table-cell office:value-type="float" office:value="3.049998">
                <text:p>3.04999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10250105">
                <text:p>1.10250105</text:p>
              </table:table-cell>
              <table:table-cell office:value-type="float" office:value="3.049998">
                <text:p>3.04999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7.56000105">
                <text:p>7.56000105</text:p>
              </table:table-cell>
              <table:table-cell office:value-type="float" office:value="3.499998">
                <text:p>3.49999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2.28500105">
                <text:p>12.28500105</text:p>
              </table:table-cell>
              <table:table-cell office:value-type="float" office:value="3.349998">
                <text:p>3.34999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6.53750105">
                <text:p>16.53750105</text:p>
              </table:table-cell>
              <table:table-cell office:value-type="float" office:value="3.499998">
                <text:p>3.49999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8.74250105">
                <text:p>18.74250105</text:p>
              </table:table-cell>
              <table:table-cell office:value-type="float" office:value="3.199998">
                <text:p>3.19999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0.7900021">
                <text:p>20.7900021</text:p>
              </table:table-cell>
              <table:table-cell office:value-type="float" office:value="3.199998">
                <text:p>3.19999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5.9875021">
                <text:p>25.9875021</text:p>
              </table:table-cell>
              <table:table-cell office:value-type="float" office:value="3.349998">
                <text:p>3.34999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9.9250021">
                <text:p>29.9250021</text:p>
              </table:table-cell>
              <table:table-cell office:value-type="float" office:value="2.599998">
                <text:p>2.59999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4.1775021">
                <text:p>34.1775021</text:p>
              </table:table-cell>
              <table:table-cell office:value-type="float" office:value="2.449998">
                <text:p>2.44999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6.6975021">
                <text:p>36.6975021</text:p>
              </table:table-cell>
              <table:table-cell office:value-type="float" office:value="2.449998">
                <text:p>2.44999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9.2175021">
                <text:p>39.2175021</text:p>
              </table:table-cell>
              <table:table-cell office:value-type="float" office:value="2.149998">
                <text:p>2.14999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0.1625021">
                <text:p>40.1625021</text:p>
              </table:table-cell>
              <table:table-cell office:value-type="float" office:value="1.849998">
                <text:p>1.84999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0.3200021">
                <text:p>40.3200021</text:p>
              </table:table-cell>
              <table:table-cell office:value-type="float" office:value="1.849998">
                <text:p>1.84999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9.5325021">
                <text:p>39.5325021</text:p>
              </table:table-cell>
              <table:table-cell office:value-type="float" office:value="0.949998000000001">
                <text:p>0.94999800000000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7.8000021">
                <text:p>37.8000021</text:p>
              </table:table-cell>
              <table:table-cell office:value-type="float" office:value="0.499997999999998">
                <text:p>0.49999799999999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5.7525021">
                <text:p>35.7525021</text:p>
              </table:table-cell>
              <table:table-cell office:value-type="float" office:value="0.349997999999999">
                <text:p>0.34999799999999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2.6025021">
                <text:p>32.6025021</text:p>
              </table:table-cell>
              <table:table-cell office:value-type="float" office:value="-0.700001999999998">
                <text:p>-0.70000199999999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1.1850021">
                <text:p>31.1850021</text:p>
              </table:table-cell>
              <table:table-cell office:value-type="float" office:value="-0.400002000000001">
                <text:p>-0.40000200000000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5.5150021">
                <text:p>25.5150021</text:p>
              </table:table-cell>
              <table:table-cell office:value-type="float" office:value="-0.550001999999999">
                <text:p>-0.55000199999999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1.4200021">
                <text:p>21.4200021</text:p>
              </table:table-cell>
              <table:table-cell office:value-type="float" office:value="-1.300002">
                <text:p>-1.30000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7.16750105">
                <text:p>17.16750105</text:p>
              </table:table-cell>
              <table:table-cell office:value-type="float" office:value="-1.150002">
                <text:p>-1.15000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2.12750105">
                <text:p>12.12750105</text:p>
              </table:table-cell>
              <table:table-cell office:value-type="float" office:value="-1.450002">
                <text:p>-1.45000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.62250105">
                <text:p>3.62250105</text:p>
              </table:table-cell>
              <table:table-cell office:value-type="float" office:value="-1.900002">
                <text:p>-1.90000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1.88999895">
                <text:p>-1.88999895</text:p>
              </table:table-cell>
              <table:table-cell office:value-type="float" office:value="-1.750002">
                <text:p>-1.75000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8.19">
                <text:p>-8.19</text:p>
              </table:table-cell>
              <table:table-cell office:value-type="float" office:value="-1.300002">
                <text:p>-1.30000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11.8125">
                <text:p>-11.8125</text:p>
              </table:table-cell>
              <table:table-cell office:value-type="float" office:value="-1.300002">
                <text:p>-1.30000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16.8525">
                <text:p>-16.8525</text:p>
              </table:table-cell>
              <table:table-cell office:value-type="float" office:value="-1.600002">
                <text:p>-1.60000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17.4825">
                <text:p>-17.4825</text:p>
              </table:table-cell>
              <table:table-cell office:value-type="float" office:value="-1.750002">
                <text:p>-1.75000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18.4275">
                <text:p>-18.4275</text:p>
              </table:table-cell>
              <table:table-cell office:value-type="float" office:value="-1.750002">
                <text:p>-1.75000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24.57">
                <text:p>-24.57</text:p>
              </table:table-cell>
              <table:table-cell office:value-type="float" office:value="-1.300002">
                <text:p>-1.30000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32.28750105">
                <text:p>-32.28750105</text:p>
              </table:table-cell>
              <table:table-cell office:value-type="float" office:value="-0.400002000000001">
                <text:p>-0.40000200000000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36.38250105">
                <text:p>-36.38250105</text:p>
              </table:table-cell>
              <table:table-cell office:value-type="float" office:value="-0.250002000000002">
                <text:p>-0.25000200000000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38.43000105">
                <text:p>-38.43000105</text:p>
              </table:table-cell>
              <table:table-cell office:value-type="float" office:value="-0.100002000000003">
                <text:p>-0.10000200000000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38.90250105">
                <text:p>-38.90250105</text:p>
              </table:table-cell>
              <table:table-cell office:value-type="float" office:value="0.649997999999997">
                <text:p>0.64999799999999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39.84750105">
                <text:p>-39.84750105</text:p>
              </table:table-cell>
              <table:table-cell office:value-type="float" office:value="0.649997999999997">
                <text:p>0.64999799999999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39.69000105">
                <text:p>-39.69000105</text:p>
              </table:table-cell>
              <table:table-cell office:value-type="float" office:value="0.349997999999999">
                <text:p>0.34999799999999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38.11500105">
                <text:p>-38.11500105</text:p>
              </table:table-cell>
              <table:table-cell office:value-type="float" office:value="0.0499980000000022">
                <text:p>0.049998000000002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34.80750105">
                <text:p>-34.80750105</text:p>
              </table:table-cell>
              <table:table-cell office:value-type="float" office:value="-0.400002000000001">
                <text:p>-0.40000200000000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30.7125">
                <text:p>-30.7125</text:p>
              </table:table-cell>
              <table:table-cell office:value-type="float" office:value="-1.000002">
                <text:p>-1.00000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27.09">
                <text:p>-27.09</text:p>
              </table:table-cell>
              <table:table-cell office:value-type="float" office:value="-0.850002000000004">
                <text:p>-0.85000200000000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23.7825">
                <text:p>-23.7825</text:p>
              </table:table-cell>
              <table:table-cell office:value-type="float" office:value="-1.000002">
                <text:p>-1.00000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17.7975">
                <text:p>-17.7975</text:p>
              </table:table-cell>
              <table:table-cell office:value-type="float" office:value="-1.900002">
                <text:p>-1.90000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10.71">
                <text:p>-10.71</text:p>
              </table:table-cell>
              <table:table-cell office:value-type="float" office:value="-2.350002">
                <text:p>-2.35000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6.1425">
                <text:p>-6.1425</text:p>
              </table:table-cell>
              <table:table-cell office:value-type="float" office:value="-2.350002">
                <text:p>-2.35000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2.20499895">
                <text:p>-2.20499895</text:p>
              </table:table-cell>
              <table:table-cell office:value-type="float" office:value="-2.500002">
                <text:p>-2.50000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.52000105">
                <text:p>2.52000105</text:p>
              </table:table-cell>
              <table:table-cell office:value-type="float" office:value="-1.900002">
                <text:p>-1.90000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0.71000105">
                <text:p>10.71000105</text:p>
              </table:table-cell>
              <table:table-cell office:value-type="float" office:value="-1.600002">
                <text:p>-1.60000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7.32500105">
                <text:p>17.32500105</text:p>
              </table:table-cell>
              <table:table-cell office:value-type="float" office:value="-1.300002">
                <text:p>-1.30000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4.0975021">
                <text:p>24.0975021</text:p>
              </table:table-cell>
              <table:table-cell office:value-type="float" office:value="-0.400002000000001">
                <text:p>-0.40000200000000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9.7675021">
                <text:p>29.7675021</text:p>
              </table:table-cell>
              <table:table-cell office:value-type="float" office:value="0.199998000000001">
                <text:p>0.19999800000000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4.4925021">
                <text:p>34.4925021</text:p>
              </table:table-cell>
              <table:table-cell office:value-type="float" office:value="0.499997999999998">
                <text:p>0.49999799999999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7.4850021">
                <text:p>37.4850021</text:p>
              </table:table-cell>
              <table:table-cell office:value-type="float" office:value="0.349997999999999">
                <text:p>0.34999799999999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8.9025021">
                <text:p>38.9025021</text:p>
              </table:table-cell>
              <table:table-cell office:value-type="float" office:value="1.399998">
                <text:p>1.39999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9.2175021">
                <text:p>39.2175021</text:p>
              </table:table-cell>
              <table:table-cell office:value-type="float" office:value="1.249998">
                <text:p>1.24999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0.1625021">
                <text:p>40.1625021</text:p>
              </table:table-cell>
              <table:table-cell office:value-type="float" office:value="1.999998">
                <text:p>1.99999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9.0600021">
                <text:p>39.0600021</text:p>
              </table:table-cell>
              <table:table-cell office:value-type="float" office:value="2.149998">
                <text:p>2.14999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8.1150021">
                <text:p>38.1150021</text:p>
              </table:table-cell>
              <table:table-cell office:value-type="float" office:value="2.599998">
                <text:p>2.59999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6.5400021">
                <text:p>36.5400021</text:p>
              </table:table-cell>
              <table:table-cell office:value-type="float" office:value="2.899998">
                <text:p>2.89999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4.9650021">
                <text:p>34.9650021</text:p>
              </table:table-cell>
              <table:table-cell office:value-type="float" office:value="3.199998">
                <text:p>3.19999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1.1850021">
                <text:p>31.1850021</text:p>
              </table:table-cell>
              <table:table-cell office:value-type="float" office:value="3.349998">
                <text:p>3.34999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7.5625021">
                <text:p>27.5625021</text:p>
              </table:table-cell>
              <table:table-cell office:value-type="float" office:value="3.949998">
                <text:p>3.94999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3.9400021">
                <text:p>23.9400021</text:p>
              </table:table-cell>
              <table:table-cell office:value-type="float" office:value="3.799998">
                <text:p>3.79999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0.31750105">
                <text:p>20.31750105</text:p>
              </table:table-cell>
              <table:table-cell office:value-type="float" office:value="3.349998">
                <text:p>3.34999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4.80500105">
                <text:p>14.80500105</text:p>
              </table:table-cell>
              <table:table-cell office:value-type="float" office:value="3.199998">
                <text:p>3.19999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1.81250105">
                <text:p>11.81250105</text:p>
              </table:table-cell>
              <table:table-cell office:value-type="float" office:value="2.899998">
                <text:p>2.89999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9.13500105">
                <text:p>9.13500105</text:p>
              </table:table-cell>
              <table:table-cell office:value-type="float" office:value="3.049998">
                <text:p>3.04999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.99250105">
                <text:p>2.99250105</text:p>
              </table:table-cell>
              <table:table-cell office:value-type="float" office:value="3.199998">
                <text:p>3.19999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5.8275">
                <text:p>-5.8275</text:p>
              </table:table-cell>
              <table:table-cell office:value-type="float" office:value="3.349998">
                <text:p>3.34999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14.49">
                <text:p>-14.49</text:p>
              </table:table-cell>
              <table:table-cell office:value-type="float" office:value="3.199998">
                <text:p>3.19999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20.9475">
                <text:p>-20.9475</text:p>
              </table:table-cell>
              <table:table-cell office:value-type="float" office:value="3.049998">
                <text:p>3.04999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28.665">
                <text:p>-28.665</text:p>
              </table:table-cell>
              <table:table-cell office:value-type="float" office:value="3.349998">
                <text:p>3.34999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36.38250105">
                <text:p>-36.38250105</text:p>
              </table:table-cell>
              <table:table-cell office:value-type="float" office:value="1.849998">
                <text:p>1.84999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38.27250105">
                <text:p>-38.27250105</text:p>
              </table:table-cell>
              <table:table-cell office:value-type="float" office:value="1.699998">
                <text:p>1.69999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38.58750105">
                <text:p>-38.58750105</text:p>
              </table:table-cell>
              <table:table-cell office:value-type="float" office:value="1.849998">
                <text:p>1.84999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40.79250105">
                <text:p>-40.79250105</text:p>
              </table:table-cell>
              <table:table-cell office:value-type="float" office:value="1.249998">
                <text:p>1.24999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40.16250105">
                <text:p>-40.16250105</text:p>
              </table:table-cell>
              <table:table-cell office:value-type="float" office:value="0.649997999999997">
                <text:p>0.64999799999999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39.21750105">
                <text:p>-39.21750105</text:p>
              </table:table-cell>
              <table:table-cell office:value-type="float" office:value="0.199998000000001">
                <text:p>0.19999800000000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34.96500105">
                <text:p>-34.96500105</text:p>
              </table:table-cell>
              <table:table-cell office:value-type="float" office:value="-0.700001999999998">
                <text:p>-0.70000199999999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30.0825">
                <text:p>-30.0825</text:p>
              </table:table-cell>
              <table:table-cell office:value-type="float" office:value="-1.000002">
                <text:p>-1.00000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25.0425">
                <text:p>-25.0425</text:p>
              </table:table-cell>
              <table:table-cell office:value-type="float" office:value="-1.300002">
                <text:p>-1.30000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19.845">
                <text:p>-19.845</text:p>
              </table:table-cell>
              <table:table-cell office:value-type="float" office:value="-2.500002">
                <text:p>-2.50000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17.01">
                <text:p>-17.01</text:p>
              </table:table-cell>
              <table:table-cell office:value-type="float" office:value="-1.900002">
                <text:p>-1.90000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11.1825">
                <text:p>-11.1825</text:p>
              </table:table-cell>
              <table:table-cell office:value-type="float" office:value="-1.900002">
                <text:p>-1.90000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315001050000002">
                <text:p>0.315001050000002</text:p>
              </table:table-cell>
              <table:table-cell office:value-type="float" office:value="-1.750002">
                <text:p>-1.75000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8.34750105">
                <text:p>8.34750105</text:p>
              </table:table-cell>
              <table:table-cell office:value-type="float" office:value="-1.600002">
                <text:p>-1.60000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.05750105">
                <text:p>19.05750105</text:p>
              </table:table-cell>
              <table:table-cell office:value-type="float" office:value="-1.150002">
                <text:p>-1.15000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5.8300021">
                <text:p>25.8300021</text:p>
              </table:table-cell>
              <table:table-cell office:value-type="float" office:value="-0.550001999999999">
                <text:p>-0.55000199999999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0.8700021">
                <text:p>30.8700021</text:p>
              </table:table-cell>
              <table:table-cell office:value-type="float" office:value="-0.250002000000002">
                <text:p>-0.25000200000000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5.7525021">
                <text:p>35.7525021</text:p>
              </table:table-cell>
              <table:table-cell office:value-type="float" office:value="0.0499980000000022">
                <text:p>0.049998000000002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8.2725021">
                <text:p>38.2725021</text:p>
              </table:table-cell>
              <table:table-cell office:value-type="float" office:value="0.199998000000001">
                <text:p>0.19999800000000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9.8475021">
                <text:p>39.8475021</text:p>
              </table:table-cell>
              <table:table-cell office:value-type="float" office:value="1.399998">
                <text:p>1.39999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9.0600021">
                <text:p>39.0600021</text:p>
              </table:table-cell>
              <table:table-cell office:value-type="float" office:value="1.549998">
                <text:p>1.54999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7.9575021">
                <text:p>37.9575021</text:p>
              </table:table-cell>
              <table:table-cell office:value-type="float" office:value="1.849998">
                <text:p>1.84999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4.8075021">
                <text:p>34.8075021</text:p>
              </table:table-cell>
              <table:table-cell office:value-type="float" office:value="3.349998">
                <text:p>3.34999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8.8225021">
                <text:p>28.8225021</text:p>
              </table:table-cell>
              <table:table-cell office:value-type="float" office:value="3.649998">
                <text:p>3.64999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.5775021">
                <text:p>21.5775021</text:p>
              </table:table-cell>
              <table:table-cell office:value-type="float" office:value="3.799998">
                <text:p>3.79999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0.86750105">
                <text:p>10.86750105</text:p>
              </table:table-cell>
              <table:table-cell office:value-type="float" office:value="3.199998">
                <text:p>3.19999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8.97750105">
                <text:p>8.97750105</text:p>
              </table:table-cell>
              <table:table-cell office:value-type="float" office:value="3.049998">
                <text:p>3.04999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5.5150021">
                <text:p>25.5150021</text:p>
              </table:table-cell>
              <table:table-cell office:value-type="float" office:value="2.899998">
                <text:p>2.89999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2.4450021">
                <text:p>32.4450021</text:p>
              </table:table-cell>
              <table:table-cell office:value-type="float" office:value="2.899998">
                <text:p>2.89999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7.1700021">
                <text:p>37.1700021</text:p>
              </table:table-cell>
              <table:table-cell office:value-type="float" office:value="1.699998">
                <text:p>1.69999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9.5325021">
                <text:p>39.5325021</text:p>
              </table:table-cell>
              <table:table-cell office:value-type="float" office:value="1.099998">
                <text:p>1.09999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4.1775021">
                <text:p>34.1775021</text:p>
              </table:table-cell>
              <table:table-cell office:value-type="float" office:value="0.199998000000001">
                <text:p>0.19999800000000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8.0350021">
                <text:p>28.0350021</text:p>
              </table:table-cell>
              <table:table-cell office:value-type="float" office:value="0.0499980000000022">
                <text:p>0.049998000000002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9.68750105">
                <text:p>19.68750105</text:p>
              </table:table-cell>
              <table:table-cell office:value-type="float" office:value="-0.850002000000004">
                <text:p>-0.85000200000000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9.29250105">
                <text:p>9.29250105</text:p>
              </table:table-cell>
              <table:table-cell office:value-type="float" office:value="-1.000002">
                <text:p>-1.00000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0.62999895">
                <text:p>-0.62999895</text:p>
              </table:table-cell>
              <table:table-cell office:value-type="float" office:value="-1.450002">
                <text:p>-1.45000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10.395">
                <text:p>-10.395</text:p>
              </table:table-cell>
              <table:table-cell office:value-type="float" office:value="-1.600002">
                <text:p>-1.60000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22.5225">
                <text:p>-22.5225</text:p>
              </table:table-cell>
              <table:table-cell office:value-type="float" office:value="-1.150002">
                <text:p>-1.15000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30.0825">
                <text:p>-30.0825</text:p>
              </table:table-cell>
              <table:table-cell office:value-type="float" office:value="-0.550001999999999">
                <text:p>-0.55000199999999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34.49250105">
                <text:p>-34.49250105</text:p>
              </table:table-cell>
              <table:table-cell office:value-type="float" office:value="-0.700001999999998">
                <text:p>-0.70000199999999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27.8775">
                <text:p>-27.8775</text:p>
              </table:table-cell>
              <table:table-cell office:value-type="float" office:value="-1.000002">
                <text:p>-1.00000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19.0575">
                <text:p>-19.0575</text:p>
              </table:table-cell>
              <table:table-cell office:value-type="float" office:value="-1.300002">
                <text:p>-1.30000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3.14999895">
                <text:p>-3.14999895</text:p>
              </table:table-cell>
              <table:table-cell office:value-type="float" office:value="-1.600002">
                <text:p>-1.60000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3.38750105">
                <text:p>13.38750105</text:p>
              </table:table-cell>
              <table:table-cell office:value-type="float" office:value="-0.550001999999999">
                <text:p>-0.55000199999999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7.95500105">
                <text:p>17.95500105</text:p>
              </table:table-cell>
              <table:table-cell office:value-type="float" office:value="-0.550001999999999">
                <text:p>-0.55000199999999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8.5075021">
                <text:p>28.5075021</text:p>
              </table:table-cell>
              <table:table-cell office:value-type="float" office:value="-0.100002000000003">
                <text:p>-0.10000200000000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5.7525021">
                <text:p>35.7525021</text:p>
              </table:table-cell>
              <table:table-cell office:value-type="float" office:value="0.349997999999999">
                <text:p>0.34999799999999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9.6900021">
                <text:p>39.6900021</text:p>
              </table:table-cell>
              <table:table-cell office:value-type="float" office:value="1.099998">
                <text:p>1.09999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9.2175021">
                <text:p>39.2175021</text:p>
              </table:table-cell>
              <table:table-cell office:value-type="float" office:value="1.399998">
                <text:p>1.39999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5.9100021">
                <text:p>35.9100021</text:p>
              </table:table-cell>
              <table:table-cell office:value-type="float" office:value="1.999998">
                <text:p>1.99999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1.5000021">
                <text:p>31.5000021</text:p>
              </table:table-cell>
              <table:table-cell office:value-type="float" office:value="2.299998">
                <text:p>2.29999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6.4600021">
                <text:p>26.4600021</text:p>
              </table:table-cell>
              <table:table-cell office:value-type="float" office:value="2.749998">
                <text:p>2.74999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5.9875021">
                <text:p>25.9875021</text:p>
              </table:table-cell>
              <table:table-cell office:value-type="float" office:value="2.599998">
                <text:p>2.59999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6.6175021">
                <text:p>26.6175021</text:p>
              </table:table-cell>
              <table:table-cell office:value-type="float" office:value="2.599998">
                <text:p>2.59999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.7275021">
                <text:p>24.7275021</text:p>
              </table:table-cell>
              <table:table-cell office:value-type="float" office:value="3.349998">
                <text:p>3.34999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2.5225021">
                <text:p>22.5225021</text:p>
              </table:table-cell>
              <table:table-cell office:value-type="float" office:value="3.049998">
                <text:p>3.04999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0.63250105">
                <text:p>20.63250105</text:p>
              </table:table-cell>
              <table:table-cell office:value-type="float" office:value="3.049998">
                <text:p>3.04999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7.32500105">
                <text:p>17.32500105</text:p>
              </table:table-cell>
              <table:table-cell office:value-type="float" office:value="3.049998">
                <text:p>3.04999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3.23000105">
                <text:p>13.23000105</text:p>
              </table:table-cell>
              <table:table-cell office:value-type="float" office:value="3.199998">
                <text:p>3.19999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9.76500105">
                <text:p>9.76500105</text:p>
              </table:table-cell>
              <table:table-cell office:value-type="float" office:value="3.349998">
                <text:p>3.34999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9.29250105">
                <text:p>9.29250105</text:p>
              </table:table-cell>
              <table:table-cell office:value-type="float" office:value="3.199998">
                <text:p>3.19999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4.17500105">
                <text:p>14.17500105</text:p>
              </table:table-cell>
              <table:table-cell office:value-type="float" office:value="2.599998">
                <text:p>2.59999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9.68750105">
                <text:p>19.68750105</text:p>
              </table:table-cell>
              <table:table-cell office:value-type="float" office:value="2.449998">
                <text:p>2.44999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3.6250021">
                <text:p>23.6250021</text:p>
              </table:table-cell>
              <table:table-cell office:value-type="float" office:value="2.599998">
                <text:p>2.59999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6.6175021">
                <text:p>26.6175021</text:p>
              </table:table-cell>
              <table:table-cell office:value-type="float" office:value="2.449998">
                <text:p>2.44999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2.4450021">
                <text:p>32.4450021</text:p>
              </table:table-cell>
              <table:table-cell office:value-type="float" office:value="2.299998">
                <text:p>2.29999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4.4925021">
                <text:p>34.4925021</text:p>
              </table:table-cell>
              <table:table-cell office:value-type="float" office:value="2.149998">
                <text:p>2.14999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1.8150021">
                <text:p>31.8150021</text:p>
              </table:table-cell>
              <table:table-cell office:value-type="float" office:value="2.299998">
                <text:p>2.29999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9.1375021">
                <text:p>29.1375021</text:p>
              </table:table-cell>
              <table:table-cell office:value-type="float" office:value="2.299998">
                <text:p>2.29999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6.6175021">
                <text:p>26.6175021</text:p>
              </table:table-cell>
              <table:table-cell office:value-type="float" office:value="2.599998">
                <text:p>2.59999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.2000021">
                <text:p>25.2000021</text:p>
              </table:table-cell>
              <table:table-cell office:value-type="float" office:value="2.899998">
                <text:p>2.89999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2.0500021">
                <text:p>22.0500021</text:p>
              </table:table-cell>
              <table:table-cell office:value-type="float" office:value="2.749998">
                <text:p>2.74999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7.01000105">
                <text:p>17.01000105</text:p>
              </table:table-cell>
              <table:table-cell office:value-type="float" office:value="3.049998">
                <text:p>3.04999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3.54500105">
                <text:p>13.54500105</text:p>
              </table:table-cell>
              <table:table-cell office:value-type="float" office:value="3.049998">
                <text:p>3.04999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1.34000105">
                <text:p>11.34000105</text:p>
              </table:table-cell>
              <table:table-cell office:value-type="float" office:value="2.899998">
                <text:p>2.89999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3.38750105">
                <text:p>13.38750105</text:p>
              </table:table-cell>
              <table:table-cell office:value-type="float" office:value="2.599998">
                <text:p>2.59999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6.38000105">
                <text:p>16.38000105</text:p>
              </table:table-cell>
              <table:table-cell office:value-type="float" office:value="2.749998">
                <text:p>2.74999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2.2075021">
                <text:p>22.2075021</text:p>
              </table:table-cell>
              <table:table-cell office:value-type="float" office:value="2.449998">
                <text:p>2.44999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8.0350021">
                <text:p>28.0350021</text:p>
              </table:table-cell>
              <table:table-cell office:value-type="float" office:value="2.149998">
                <text:p>2.14999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1.8150021">
                <text:p>31.8150021</text:p>
              </table:table-cell>
              <table:table-cell office:value-type="float" office:value="2.449998">
                <text:p>2.44999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4.4925021">
                <text:p>34.4925021</text:p>
              </table:table-cell>
              <table:table-cell office:value-type="float" office:value="2.299998">
                <text:p>2.29999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2.6025021">
                <text:p>32.6025021</text:p>
              </table:table-cell>
              <table:table-cell office:value-type="float" office:value="2.299998">
                <text:p>2.29999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8.0350021">
                <text:p>28.0350021</text:p>
              </table:table-cell>
              <table:table-cell office:value-type="float" office:value="2.899998">
                <text:p>2.89999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3.1525021">
                <text:p>23.1525021</text:p>
              </table:table-cell>
              <table:table-cell office:value-type="float" office:value="2.749998">
                <text:p>2.74999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5.43500105">
                <text:p>15.43500105</text:p>
              </table:table-cell>
              <table:table-cell office:value-type="float" office:value="3.199998">
                <text:p>3.19999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0.39500105">
                <text:p>10.39500105</text:p>
              </table:table-cell>
              <table:table-cell office:value-type="float" office:value="3.199998">
                <text:p>3.19999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1.65500105">
                <text:p>11.65500105</text:p>
              </table:table-cell>
              <table:table-cell office:value-type="float" office:value="2.899998">
                <text:p>2.89999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4.17500105">
                <text:p>14.17500105</text:p>
              </table:table-cell>
              <table:table-cell office:value-type="float" office:value="2.749998">
                <text:p>2.74999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0.9475021">
                <text:p>20.9475021</text:p>
              </table:table-cell>
              <table:table-cell office:value-type="float" office:value="2.449998">
                <text:p>2.44999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8.5075021">
                <text:p>28.5075021</text:p>
              </table:table-cell>
              <table:table-cell office:value-type="float" office:value="2.599998">
                <text:p>2.59999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2.1300021">
                <text:p>32.1300021</text:p>
              </table:table-cell>
              <table:table-cell office:value-type="float" office:value="2.299998">
                <text:p>2.29999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3.3900021">
                <text:p>33.3900021</text:p>
              </table:table-cell>
              <table:table-cell office:value-type="float" office:value="2.449998">
                <text:p>2.44999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1.9725021">
                <text:p>31.9725021</text:p>
              </table:table-cell>
              <table:table-cell office:value-type="float" office:value="2.449998">
                <text:p>2.44999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0.3975021">
                <text:p>30.3975021</text:p>
              </table:table-cell>
              <table:table-cell office:value-type="float" office:value="2.749998">
                <text:p>2.74999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.1925021">
                <text:p>28.1925021</text:p>
              </table:table-cell>
              <table:table-cell office:value-type="float" office:value="2.599998">
                <text:p>2.59999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2.0500021">
                <text:p>22.0500021</text:p>
              </table:table-cell>
              <table:table-cell office:value-type="float" office:value="2.899998">
                <text:p>2.89999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7.48250105">
                <text:p>17.48250105</text:p>
              </table:table-cell>
              <table:table-cell office:value-type="float" office:value="3.199998">
                <text:p>3.19999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1.02500105">
                <text:p>11.02500105</text:p>
              </table:table-cell>
              <table:table-cell office:value-type="float" office:value="3.199998">
                <text:p>3.19999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9.13500105">
                <text:p>9.13500105</text:p>
              </table:table-cell>
              <table:table-cell office:value-type="float" office:value="3.499998">
                <text:p>3.49999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1.49750105">
                <text:p>11.49750105</text:p>
              </table:table-cell>
              <table:table-cell office:value-type="float" office:value="3.349998">
                <text:p>3.34999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5.75000105">
                <text:p>15.75000105</text:p>
              </table:table-cell>
              <table:table-cell office:value-type="float" office:value="2.899998">
                <text:p>2.89999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1.1050021">
                <text:p>21.1050021</text:p>
              </table:table-cell>
              <table:table-cell office:value-type="float" office:value="2.449998">
                <text:p>2.44999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4.7275021">
                <text:p>24.7275021</text:p>
              </table:table-cell>
              <table:table-cell office:value-type="float" office:value="2.599998">
                <text:p>2.59999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.5075021">
                <text:p>28.5075021</text:p>
              </table:table-cell>
              <table:table-cell office:value-type="float" office:value="2.599998">
                <text:p>2.59999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4.1775021">
                <text:p>34.1775021</text:p>
              </table:table-cell>
              <table:table-cell office:value-type="float" office:value="2.149998">
                <text:p>2.14999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7.8000021">
                <text:p>37.8000021</text:p>
              </table:table-cell>
              <table:table-cell office:value-type="float" office:value="1.849998">
                <text:p>1.84999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9.3750021">
                <text:p>39.3750021</text:p>
              </table:table-cell>
              <table:table-cell office:value-type="float" office:value="1.699998">
                <text:p>1.69999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9.2175021">
                <text:p>39.2175021</text:p>
              </table:table-cell>
              <table:table-cell office:value-type="float" office:value="1.249998">
                <text:p>1.24999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40.3200021">
                <text:p>40.3200021</text:p>
              </table:table-cell>
              <table:table-cell office:value-type="float" office:value="1.099998">
                <text:p>1.09999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40.3200021">
                <text:p>40.3200021</text:p>
              </table:table-cell>
              <table:table-cell office:value-type="float" office:value="1.099998">
                <text:p>1.09999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9.8475021">
                <text:p>39.8475021</text:p>
              </table:table-cell>
              <table:table-cell office:value-type="float" office:value="1.249998">
                <text:p>1.24999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8.1150021">
                <text:p>38.1150021</text:p>
              </table:table-cell>
              <table:table-cell office:value-type="float" office:value="0.799998000000002">
                <text:p>0.79999800000000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7.4850021">
                <text:p>37.4850021</text:p>
              </table:table-cell>
              <table:table-cell office:value-type="float" office:value="0.949998000000001">
                <text:p>0.94999800000000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6.6975021">
                <text:p>36.6975021</text:p>
              </table:table-cell>
              <table:table-cell office:value-type="float" office:value="0.499997999999998">
                <text:p>0.49999799999999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6.2250021">
                <text:p>36.2250021</text:p>
              </table:table-cell>
              <table:table-cell office:value-type="float" office:value="0.799998000000002">
                <text:p>0.79999800000000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2.7600021">
                <text:p>32.7600021</text:p>
              </table:table-cell>
              <table:table-cell office:value-type="float" office:value="0.499997999999998">
                <text:p>0.49999799999999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6.1450021">
                <text:p>26.1450021</text:p>
              </table:table-cell>
              <table:table-cell office:value-type="float" office:value="-0.100002000000003">
                <text:p>-0.10000200000000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3.86000105">
                <text:p>13.86000105</text:p>
              </table:table-cell>
              <table:table-cell office:value-type="float" office:value="-0.400002000000001">
                <text:p>-0.40000200000000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4.09500105">
                <text:p>4.09500105</text:p>
              </table:table-cell>
              <table:table-cell office:value-type="float" office:value="-0.400002000000001">
                <text:p>-0.40000200000000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-7.0875">
                <text:p>-7.0875</text:p>
              </table:table-cell>
              <table:table-cell office:value-type="float" office:value="-0.400002000000001">
                <text:p>-0.40000200000000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-16.5375">
                <text:p>-16.5375</text:p>
              </table:table-cell>
              <table:table-cell office:value-type="float" office:value="-1.000002">
                <text:p>-1.00000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-25.0425">
                <text:p>-25.0425</text:p>
              </table:table-cell>
              <table:table-cell office:value-type="float" office:value="-0.850002000000004">
                <text:p>-0.85000200000000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-26.3025">
                <text:p>-26.3025</text:p>
              </table:table-cell>
              <table:table-cell office:value-type="float" office:value="-1.000002">
                <text:p>-1.00000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-21.735">
                <text:p>-21.735</text:p>
              </table:table-cell>
              <table:table-cell office:value-type="float" office:value="-1.000002">
                <text:p>-1.00000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-20.9475">
                <text:p>-20.9475</text:p>
              </table:table-cell>
              <table:table-cell office:value-type="float" office:value="-1.600002">
                <text:p>-1.60000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-20.6325">
                <text:p>-20.6325</text:p>
              </table:table-cell>
              <table:table-cell office:value-type="float" office:value="-1.750002">
                <text:p>-1.75000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-20.79">
                <text:p>-20.79</text:p>
              </table:table-cell>
              <table:table-cell office:value-type="float" office:value="-1.750002">
                <text:p>-1.75000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6.2$MacOSX_X86_64 LibreOffice_project/684e730861356e74889dfe6dbddd3562aae2e6ad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